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7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2.3335in"/>
    </style:style>
    <style:style style:name="co5" style:family="table-column">
      <style:table-column-properties fo:break-before="auto" style:column-width="0.8193in"/>
    </style:style>
    <style:style style:name="co40" style:family="table-column">
      <style:table-column-properties fo:break-before="auto" style:column-width="1.639in"/>
    </style:style>
    <style:style style:name="co41" style:family="table-column">
      <style:table-column-properties fo:break-before="auto" style:column-width="1.6807in"/>
    </style:style>
    <style:style style:name="co35" style:family="table-column">
      <style:table-column-properties fo:break-before="auto" style:column-width="1.4445in"/>
    </style:style>
    <style:style style:name="co33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583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0.972in"/>
    </style:style>
    <style:style style:name="co16" style:family="table-column">
      <style:table-column-properties fo:break-before="auto" style:column-width="1.4028in"/>
    </style:style>
    <style:style style:name="co17" style:family="table-column">
      <style:table-column-properties fo:break-before="auto" style:column-width="1.4307in"/>
    </style:style>
    <style:style style:name="co18" style:family="table-column">
      <style:table-column-properties fo:break-before="auto" style:column-width="1.028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4583in"/>
    </style:style>
    <style:style style:name="co21" style:family="table-column">
      <style:table-column-properties fo:break-before="auto" style:column-width="1.5972in"/>
    </style:style>
    <style:style style:name="co22" style:family="table-column">
      <style:table-column-properties fo:break-before="auto" style:column-width="1.6945in"/>
    </style:style>
    <style:style style:name="co23" style:family="table-column">
      <style:table-column-properties fo:break-before="auto" style:column-width="1.861in"/>
    </style:style>
    <style:style style:name="co24" style:family="table-column">
      <style:table-column-properties fo:break-before="auto" style:column-width="1.1528in"/>
    </style:style>
    <style:style style:name="co25" style:family="table-column">
      <style:table-column-properties fo:break-before="auto" style:column-width="1.5555in"/>
    </style:style>
    <style:style style:name="co26" style:family="table-column">
      <style:table-column-properties fo:break-before="auto" style:column-width="1.0071in"/>
    </style:style>
    <style:style style:name="co27" style:family="table-column">
      <style:table-column-properties fo:break-before="auto" style:column-width="1.3055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6874in"/>
    </style:style>
    <style:style style:name="co30" style:family="table-column">
      <style:table-column-properties fo:break-before="auto" style:column-width="1.6598in"/>
    </style:style>
    <style:style style:name="co31" style:family="table-column">
      <style:table-column-properties fo:break-before="auto" style:column-width="1.2362in"/>
    </style:style>
    <style:style style:name="co32" style:family="table-column">
      <style:table-column-properties fo:break-before="auto" style:column-width="2.1252in"/>
    </style:style>
    <style:style style:name="co34" style:family="table-column">
      <style:table-column-properties fo:break-before="auto" style:column-width="1.0972in"/>
    </style:style>
    <style:style style:name="co36" style:family="table-column">
      <style:table-column-properties fo:break-before="auto" style:column-width="1.6736in"/>
    </style:style>
    <style:style style:name="co37" style:family="table-column">
      <style:table-column-properties fo:break-before="auto" style:column-width="1.3335in"/>
    </style:style>
    <style:style style:name="co38" style:family="table-column">
      <style:table-column-properties fo:break-before="auto" style:column-width="1.1874in"/>
    </style:style>
    <style:style style:name="co39" style:family="table-column">
      <style:table-column-properties fo:break-before="auto" style:column-width="1.1945in"/>
    </style:style>
    <style:style style:name="co42" style:family="table-column">
      <style:table-column-properties fo:break-before="auto" style:column-width="1.3752in"/>
    </style:style>
    <style:style style:name="co43" style:family="table-column">
      <style:table-column-properties fo:break-before="auto" style:column-width="1.5138in"/>
    </style:style>
    <style:style style:name="co44" style:family="table-column">
      <style:table-column-properties fo:break-before="auto" style:column-width="1.20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7638in"/>
    </style:style>
    <style:style style:name="co47" style:family="table-column">
      <style:table-column-properties fo:break-before="auto" style:column-width="2.1528in"/>
    </style:style>
    <style:style style:name="co48" style:family="table-column">
      <style:table-column-properties fo:break-before="auto" style:column-width="1.389in"/>
    </style:style>
    <style:style style:name="co49" style:family="table-column">
      <style:table-column-properties fo:break-before="auto" style:column-width="1.5417in"/>
    </style:style>
    <style:style style:name="co50" style:family="table-column">
      <style:table-column-properties fo:break-before="auto" style:column-width="1.486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06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00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0.06pt solid #000000" fo:border-top="none" style:vertical-align="automatic"/>
      <style:text-properties fo:color="#ffffff"/>
    </style:style>
    <style:style style:name="ce101" style:family="table-cell" style:parent-style-name="Excel_20_Built-in_20_60_25__20_-_20_Accent4" style:data-style-name="N11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102" style:family="table-cell" style:parent-style-name="Excel_20_Built-in_20_60_25__20_-_20_Accent4" style:data-style-name="N124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103" style:family="table-cell" style:parent-style-name="Default" style:data-style-name="N124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2" style:family="table-cell" style:parent-style-name="Excel_20_Built-in_20_Currency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</style:style>
    <style:style style:name="ce113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14" style:family="table-cell" style:parent-style-name="Excel_20_Built-in_20_Currency" style:data-style-name="N0">
      <style:table-cell-properties style:cell-protect="protected" style:print-content="true" fo:background-color="transparent" fo:border="0.06pt solid #000000" style:vertical-align="automatic"/>
    </style:style>
    <style:style style:name="ce115" style:family="table-cell" style:parent-style-name="Excel_20_Built-in_20_Percent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16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17" style:family="table-cell" style:parent-style-name="Excel_20_Built-in_20_Percent" style:data-style-name="N12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1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Excel_20_Built-in_20_Currency" style:data-style-name="N125">
      <style:table-cell-properties style:cell-protect="protected" style:print-content="true" fo:background-color="transparent" fo:border="0.06pt solid #000000" style:vertical-align="automatic"/>
    </style:style>
    <style:style style:name="ce120" style:family="table-cell" style:parent-style-name="Excel_20_Built-in_20_Currency" style:data-style-name="N1">
      <style:table-cell-properties style:cell-protect="protected" style:print-content="true" fo:background-color="transparent" fo:border="0.06pt solid #000000" style:vertical-align="automatic"/>
    </style:style>
    <style:style style:name="ce121" style:family="table-cell" style:parent-style-name="Excel_20_Built-in_20_Currency" style:data-style-name="N127">
      <style:table-cell-properties style:cell-protect="protected" style:print-content="true" fo:background-color="transparent" fo:border="0.06pt solid #000000" style:vertical-align="automatic"/>
    </style:style>
    <style:style style:name="ce122" style:family="table-cell" style:parent-style-name="Excel_20_Built-in_20_Accent1" style:data-style-name="N0">
      <style:table-cell-properties fo:border-bottom="none" fo:background-color="#5b9bd5" style:cell-protect="protected" style:print-content="true" fo:border-left="none" fo:border-right="0.06pt solid #000000" fo:border-top="none" style:vertical-align="automatic"/>
      <style:text-properties fo:color="#ffffff"/>
    </style:style>
    <style:style style:name="ce12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25" style:family="table-cell" style:parent-style-name="Excel_20_Built-in_20_60_25__20_-_20_Accent4" style:data-style-name="N132">
      <style:table-cell-properties fo:background-color="#ffd966" style:cell-protect="protected" style:print-content="true" fo:border="0.06pt solid #000000" style:vertical-align="automatic"/>
    </style:style>
    <style:style style:name="ce126" style:family="table-cell" style:parent-style-name="Excel_20_Built-in_20_Accent6" style:data-style-name="N0">
      <style:table-cell-properties fo:border-bottom="none" fo:background-color="#70ad47" style:cell-protect="protected" style:print-content="true" fo:border-left="none" fo:border-right="0.06pt solid #000000" fo:border-top="none" style:vertical-align="automatic"/>
      <style:text-properties fo:color="#ffffff"/>
    </style:style>
    <style:style style:name="ce127" style:family="table-cell" style:parent-style-name="Excel_20_Built-in_20_Currency" style:data-style-name="N127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</style:style>
    <style:style style:name="ce128" style:family="table-cell" style:parent-style-name="Default" style:data-style-name="N4"/>
    <style:style style:name="ce82" style:family="table-cell" style:parent-style-name="Excel_20_Built-in_20_Accent1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 fo:font-size="16pt" style:font-size-asian="16pt" style:font-size-complex="16pt"/>
    </style:style>
    <style:style style:name="ce83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none" fo:border-top="0.06pt solid #000000" style:vertical-align="automatic"/>
      <style:text-properties fo:color="#ffffff"/>
    </style:style>
    <style:style style:name="ce91" style:family="table-cell" style:parent-style-name="Excel_20_Built-in_20_Accent6" style:data-style-name="N0">
      <style:table-cell-properties fo:background-color="#70ad47" style:cell-protect="protected" style:print-content="true" fo:border="0.06pt solid #000000" style:vertical-align="automatic"/>
      <style:text-properties fo:color="#ffffff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3" style:family="table-cell" style:parent-style-name="Excel_20_Built-in_20_Currency" style:data-style-name="N124">
      <style:table-cell-properties style:cell-protect="protected" style:print-content="true" fo:background-color="transparent" fo:border="0.06pt solid #000000" style:vertical-align="automatic"/>
    </style:style>
    <style:style style:name="ce9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5" style:family="table-cell" style:parent-style-name="Excel_20_Built-in_20_Accent6" style:data-style-name="N0">
      <style:table-cell-properties fo:background-color="#70ad47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96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7" style:family="table-cell" style:parent-style-name="Default" style:data-style-name="N0"/>
    <style:style style:name="ce98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99" style:family="table-cell" style:parent-style-name="Excel_20_Built-in_20_Accent6" style:data-style-name="N0">
      <style:table-cell-properties fo:border-bottom="none" fo:background-color="#70ad47" style:cell-protect="protected" style:print-content="true" fo:border-left="0.06pt solid #000000" fo:border-right="0.06pt solid #000000" fo:border-top="0.06pt solid #000000" style:vertical-align="automatic"/>
      <style:text-properties fo:color="#ffffff"/>
    </style:style>
    <style:style style:name="ce131" style:family="table-cell" style:parent-style-name="Excel_20_Built-in_20_Accent1" style:data-style-name="N0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74" style:family="table-cell" style:parent-style-name="Excel_20_Built-in_20_Accent1" style:data-style-name="N124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75" style:family="table-cell" style:parent-style-name="Default" style:data-style-name="N124"/>
    <style:style style:name="ce239" style:family="table-cell" style:parent-style-name="Default" style:data-style-name="N125">
      <style:table-cell-properties style:text-align-source="fix" style:repeat-content="false" style:vertical-align="automatic"/>
      <style:paragraph-properties fo:text-align="center"/>
    </style:style>
    <style:style style:name="ce240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3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Excel_20_Built-in_20_Accent1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 fo:font-size="16pt" style:font-size-asian="16pt" style:font-size-complex="16pt"/>
    </style:style>
    <style:style style:name="ce129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none" fo:border-top="0.06pt solid #000000" style:vertical-align="automatic"/>
      <style:text-properties fo:color="#ffffff"/>
    </style:style>
    <style:style style:name="ce130" style:family="table-cell" style:parent-style-name="Excel_20_Built-in_20_Accent6" style:data-style-name="N0">
      <style:table-cell-properties fo:background-color="#70ad47" style:cell-protect="protected" style:print-content="true" fo:border="0.06pt solid #000000" style:vertical-align="automatic"/>
      <style:text-properties fo:color="#ffffff"/>
    </style:style>
    <style:style style:name="ce13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33" style:family="table-cell" style:parent-style-name="Excel_20_Built-in_20_Currency" style:data-style-name="N124">
      <style:table-cell-properties style:cell-protect="protected" style:print-content="true" fo:background-color="transparent" fo:border="0.06pt solid #000000" style:vertical-align="automatic"/>
    </style:style>
    <style:style style:name="ce13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35" style:family="table-cell" style:parent-style-name="Excel_20_Built-in_20_Accent6" style:data-style-name="N0">
      <style:table-cell-properties fo:background-color="#70ad47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136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37" style:family="table-cell" style:parent-style-name="Default" style:data-style-name="N0"/>
    <style:style style:name="ce138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39" style:family="table-cell" style:parent-style-name="Excel_20_Built-in_20_Accent6" style:data-style-name="N0">
      <style:table-cell-properties fo:border-bottom="none" fo:background-color="#70ad47" style:cell-protect="protected" style:print-content="true" fo:border-left="0.06pt solid #000000" fo:border-right="0.06pt solid #000000" fo:border-top="0.06pt solid #000000" style:vertical-align="automatic"/>
      <style:text-properties fo:color="#ffffff"/>
    </style:style>
    <style:style style:name="ce140" style:family="table-cell" style:parent-style-name="Excel_20_Built-in_20_Accent6" style:data-style-name="N0">
      <style:table-cell-properties fo:border-bottom="0.06pt solid #000000" fo:background-color="#70ad47" style:cell-protect="protected" style:print-content="true" fo:border-left="0.06pt solid #000000" fo:border-right="0.06pt solid #000000" fo:border-top="none" style:vertical-align="automatic"/>
      <style:text-properties fo:color="#ffffff"/>
    </style:style>
    <style:style style:name="ce141" style:family="table-cell" style:parent-style-name="Excel_20_Built-in_20_60_25__20_-_20_Accent4" style:data-style-name="N11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142" style:family="table-cell" style:parent-style-name="Excel_20_Built-in_20_60_25__20_-_20_Accent4" style:data-style-name="N124">
      <style:table-cell-properties fo:border-bottom="0.06pt solid #000000" fo:background-color="#ffd966" style:cell-protect="protected" style:print-content="true" fo:border-left="0.06pt solid #000000" fo:border-right="0.06pt solid #000000" fo:border-top="none" style:vertical-align="automatic"/>
    </style:style>
    <style:style style:name="ce143" style:family="table-cell" style:parent-style-name="Default" style:data-style-name="N124">
      <style:table-cell-properties fo:border-bottom="0.06pt solid #000000" fo:border-left="none" fo:border-right="0.06pt solid #000000" fo:border-top="0.06pt solid #000000"/>
    </style:style>
    <style:style style:name="ce14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5" style:family="table-cell" style:parent-style-name="Excel_20_Built-in_20_Currency" style:data-style-name="N12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</style:style>
    <style:style style:name="ce146" style:family="table-cell" style:parent-style-name="Excel_20_Built-in_20_Accent6" style:data-style-name="N0">
      <style:table-cell-properties fo:border-bottom="0.06pt solid #000000" fo:background-color="#70ad47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47" style:family="table-cell" style:parent-style-name="Excel_20_Built-in_20_Currency" style:data-style-name="N0">
      <style:table-cell-properties style:cell-protect="protected" style:print-content="true" fo:background-color="transparent" fo:border="0.06pt solid #000000" style:vertical-align="automatic"/>
    </style:style>
    <style:style style:name="ce148" style:family="table-cell" style:parent-style-name="Excel_20_Built-in_20_Percent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49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50" style:family="table-cell" style:parent-style-name="Excel_20_Built-in_20_Percent" style:data-style-name="N128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51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152" style:family="table-cell" style:parent-style-name="Excel_20_Built-in_20_Currency" style:data-style-name="N125">
      <style:table-cell-properties style:cell-protect="protected" style:print-content="true" fo:background-color="transparent" fo:border="0.06pt solid #000000" style:vertical-align="automatic"/>
    </style:style>
    <style:style style:name="ce153" style:family="table-cell" style:parent-style-name="Excel_20_Built-in_20_Currency" style:data-style-name="N1">
      <style:table-cell-properties style:cell-protect="protected" style:print-content="true" fo:background-color="transparent" fo:border="0.06pt solid #000000" style:vertical-align="automatic"/>
    </style:style>
    <style:style style:name="ce154" style:family="table-cell" style:parent-style-name="Excel_20_Built-in_20_Currency" style:data-style-name="N127">
      <style:table-cell-properties style:cell-protect="protected" style:print-content="true" fo:background-color="transparent" fo:border="0.06pt solid #000000" style:vertical-align="automatic"/>
    </style:style>
    <style:style style:name="ce155" style:family="table-cell" style:parent-style-name="Excel_20_Built-in_20_Accent1" style:data-style-name="N0">
      <style:table-cell-properties fo:border-bottom="none" fo:background-color="#5b9bd5" style:cell-protect="protected" style:print-content="true" fo:border-left="none" fo:border-right="0.06pt solid #000000" fo:border-top="none" style:vertical-align="automatic"/>
      <style:text-properties fo:color="#ffffff"/>
    </style:style>
    <style:style style:name="ce15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5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58" style:family="table-cell" style:parent-style-name="Excel_20_Built-in_20_60_25__20_-_20_Accent4" style:data-style-name="N132">
      <style:table-cell-properties fo:background-color="#ffd966" style:cell-protect="protected" style:print-content="true" fo:border="0.06pt solid #000000" style:vertical-align="automatic"/>
    </style:style>
    <style:style style:name="ce159" style:family="table-cell" style:parent-style-name="Excel_20_Built-in_20_Accent6" style:data-style-name="N0">
      <style:table-cell-properties fo:border-bottom="none" fo:background-color="#70ad47" style:cell-protect="protected" style:print-content="true" fo:border-left="none" fo:border-right="0.06pt solid #000000" fo:border-top="none" style:vertical-align="automatic"/>
      <style:text-properties fo:color="#ffffff"/>
    </style:style>
    <style:style style:name="ce160" style:family="table-cell" style:parent-style-name="Excel_20_Built-in_20_Currency" style:data-style-name="N127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</style:style>
    <style:style style:name="ce161" style:family="table-cell" style:parent-style-name="Default" style:data-style-name="N4"/>
    <style:style style:name="ce162" style:family="table-cell" style:parent-style-name="Excel_20_Built-in_20_Accent1" style:data-style-name="N0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0">
      <style:table-cell-properties fo:background-color="#ffff00"/>
    </style:style>
    <style:style style:name="ce46" style:family="table-cell" style:parent-style-name="Excel_20_Built-in_20_Bad" style:data-style-name="N0">
      <style:table-cell-properties fo:background-color="#ffc7ce" style:cell-protect="protected" style:print-content="true" style:vertical-align="automatic"/>
      <style:text-properties fo:color="#9c0006"/>
    </style:style>
    <style:style style:name="ce53" style:family="table-cell" style:parent-style-name="Default" style:data-style-name="N0">
      <style:table-cell-properties fo:background-color="#ffc7ce"/>
      <style:text-properties fo:color="#9c0006"/>
    </style:style>
    <style:style style:name="ce39" style:family="table-cell" style:parent-style-name="Default" style:data-style-name="N125"/>
    <style:style style:name="ce43" style:family="table-cell" style:parent-style-name="Default" style:data-style-name="N125">
      <style:table-cell-properties fo:background-color="#ffff00"/>
    </style:style>
    <style:style style:name="ce47" style:family="table-cell" style:parent-style-name="Excel_20_Built-in_20_Bad" style:data-style-name="N125">
      <style:table-cell-properties fo:background-color="#ffc7ce" style:cell-protect="protected" style:print-content="true" style:vertical-align="automatic"/>
      <style:text-properties fo:color="#9c0006"/>
    </style:style>
    <style:style style:name="ce51" style:family="table-cell" style:parent-style-name="Default" style:data-style-name="N37">
      <style:table-cell-properties fo:background-color="#ffff00"/>
    </style:style>
    <style:style style:name="ce52" style:family="table-cell" style:parent-style-name="Default" style:data-style-name="N37"/>
    <style:style style:name="ce54" style:family="table-cell" style:parent-style-name="Default" style:data-style-name="N37">
      <style:table-cell-properties fo:background-color="#ffc7ce"/>
      <style:text-properties fo:color="#9c0006"/>
    </style:style>
    <style:style style:name="ce36" style:family="table-cell" style:parent-style-name="Excel_20_Built-in_20_Accent1" style:data-style-name="N125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73" style:family="table-cell" style:parent-style-name="Excel_20_Built-in_20_Accent1" style:data-style-name="N124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177" style:family="table-cell" style:parent-style-name="Default" style:data-style-name="N124"/>
    <style:style style:name="ce44" style:family="table-cell" style:parent-style-name="Default" style:data-style-name="N124">
      <style:table-cell-properties fo:background-color="#ffff00"/>
    </style:style>
    <style:style style:name="ce48" style:family="table-cell" style:parent-style-name="Excel_20_Built-in_20_Bad" style:data-style-name="N124">
      <style:table-cell-properties fo:background-color="#ffc7ce" style:cell-protect="protected" style:print-content="true" style:vertical-align="automatic"/>
      <style:text-properties fo:color="#9c0006"/>
    </style:style>
    <style:style style:name="ce55" style:family="table-cell" style:parent-style-name="Default" style:data-style-name="N124">
      <style:table-cell-properties fo:background-color="#ffc7ce"/>
      <style:text-properties fo:color="#9c0006"/>
    </style:style>
    <style:style style:name="ce50" style:family="table-cell" style:parent-style-name="Excel_20_Built-in_20_Bad" style:data-style-name="N124">
      <style:table-cell-properties fo:background-color="#ffc7ce" style:cell-protect="protected" style:print-content="true" fo:wrap-option="wrap" style:vertical-align="automatic"/>
      <style:text-properties fo:color="#9c0006"/>
    </style:style>
    <style:style style:name="ce38" style:family="table-cell" style:parent-style-name="Excel_20_Built-in_20_Percent" style:data-style-name="N11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Excel_20_Built-in_20_Percent" style:data-style-name="N11">
      <style:table-cell-properties style:cell-protect="protected" style:print-content="true" fo:background-color="transparent" style:vertical-align="automatic"/>
    </style:style>
    <style:style style:name="ce45" style:family="table-cell" style:parent-style-name="Excel_20_Built-in_20_Percent" style:data-style-name="N11">
      <style:table-cell-properties fo:background-color="#ffff00" style:cell-protect="protected" style:print-content="true" style:vertical-align="automatic"/>
    </style:style>
    <style:style style:name="ce49" style:family="table-cell" style:parent-style-name="Excel_20_Built-in_20_Bad" style:data-style-name="N11">
      <style:table-cell-properties fo:background-color="#ffc7ce" style:cell-protect="protected" style:print-content="true" style:vertical-align="automatic"/>
      <style:text-properties fo:color="#9c0006"/>
    </style:style>
    <style:style style:name="ce56" style:family="table-cell" style:parent-style-name="Excel_20_Built-in_20_Percent" style:data-style-name="N11">
      <style:table-cell-properties fo:background-color="#ffc7ce" style:cell-protect="protected" style:print-content="true" style:vertical-align="automatic"/>
      <style:text-properties fo:color="#9c0006"/>
    </style:style>
    <style:style style:name="ce62" style:family="table-cell" style:parent-style-name="Excel_20_Built-in_20_Currency" style:data-style-name="N124">
      <style:table-cell-properties fo:background-color="#ffff00" style:cell-protect="protected" style:print-content="true" style:vertical-align="automatic"/>
    </style:style>
    <style:style style:name="ce59" style:family="table-cell" style:parent-style-name="Default" style:data-style-name="N124">
      <style:table-cell-properties fo:background-color="transparent"/>
    </style:style>
    <style:style style:name="ce57" style:family="table-cell" style:parent-style-name="Excel_20_Built-in_20_Currency" style:data-style-name="N124">
      <style:table-cell-properties fo:background-color="#ffff00" style:cell-protect="protected" style:print-content="true" style:text-align-source="fix" style:repeat-content="false" style:vertical-align="automatic"/>
      <style:paragraph-properties fo:text-align="start" fo:margin-left="0in"/>
    </style:style>
    <style:style style:name="ce60" style:family="table-cell" style:parent-style-name="Excel_20_Built-in_20_Currency" style:data-style-name="N124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</style:style>
    <style:style style:name="ce58" style:family="table-cell" style:parent-style-name="Excel_20_Built-in_20_Currency" style:data-style-name="N0">
      <style:table-cell-properties fo:background-color="#ffff00" style:cell-protect="protected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61" style:family="table-cell" style:parent-style-name="Excel_20_Built-in_20_Currency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67" style:family="table-cell" style:parent-style-name="Default" style:data-style-name="N0">
      <style:table-cell-properties fo:background-color="transparent"/>
    </style:style>
    <style:style style:name="ce105" style:family="table-cell" style:parent-style-name="Excel_20_Built-in_20_Input" style:data-style-name="N0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4" style:family="table-cell" style:parent-style-name="Excel_20_Built-in_20_Input" style:data-style-name="N0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69" style:family="table-cell" style:parent-style-name="Excel_20_Built-in_20_Input" style:data-style-name="N0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76" style:family="table-cell" style:parent-style-name="Default" style:data-style-name="N0">
      <style:table-cell-properties fo:background-color="#ffc000" fo:border="0.74pt solid #000000"/>
    </style:style>
    <style:style style:name="ce68" style:family="table-cell" style:parent-style-name="Excel_20_Built-in_20_Input" style:data-style-name="N125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6" style:family="table-cell" style:parent-style-name="Excel_20_Built-in_20_Input" style:data-style-name="N125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5" style:family="table-cell" style:parent-style-name="Excel_20_Built-in_20_Input" style:data-style-name="N125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80" style:family="table-cell" style:parent-style-name="Default" style:data-style-name="N37">
      <style:table-cell-properties fo:background-color="#ffc000" fo:border="0.74pt solid #000000"/>
    </style:style>
    <style:style style:name="ce181" style:family="table-cell" style:parent-style-name="Default" style:data-style-name="N125">
      <style:table-cell-properties fo:background-color="#ffc000" fo:border="0.74pt solid #000000"/>
    </style:style>
    <style:style style:name="ce64" style:family="table-cell" style:parent-style-name="Excel_20_Built-in_20_Currency" style:data-style-name="N124">
      <style:table-cell-properties style:cell-protect="protected" style:print-content="true" fo:background-color="transparent" style:vertical-align="automatic"/>
    </style:style>
    <style:style style:name="ce70" style:family="table-cell" style:parent-style-name="Excel_20_Built-in_20_Input" style:data-style-name="N124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7" style:family="table-cell" style:parent-style-name="Excel_20_Built-in_20_Input" style:data-style-name="N124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6" style:family="table-cell" style:parent-style-name="Excel_20_Built-in_20_Input" style:data-style-name="N124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86" style:family="table-cell" style:parent-style-name="Excel_20_Built-in_20_Currency" style:data-style-name="N124">
      <style:table-cell-properties fo:background-color="#ffc000" style:cell-protect="protected" style:print-content="true" fo:border="0.74pt solid #000000" style:vertical-align="automatic"/>
    </style:style>
    <style:style style:name="ce187" style:family="table-cell" style:parent-style-name="Default" style:data-style-name="N124">
      <style:table-cell-properties fo:background-color="#ffc000" fo:border="0.74pt solid #000000"/>
    </style:style>
    <style:style style:name="ce71" style:family="table-cell" style:parent-style-name="Excel_20_Built-in_20_Input" style:data-style-name="N11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8" style:family="table-cell" style:parent-style-name="Excel_20_Built-in_20_Input" style:data-style-name="N11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7" style:family="table-cell" style:parent-style-name="Excel_20_Built-in_20_Input" style:data-style-name="N11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91" style:family="table-cell" style:parent-style-name="Excel_20_Built-in_20_Percent" style:data-style-name="N11">
      <style:table-cell-properties fo:background-color="#ffc000" style:cell-protect="protected" style:print-content="true" fo:border="0.74pt solid #000000" style:vertical-align="automatic"/>
    </style:style>
    <style:style style:name="ce65" style:family="table-cell" style:parent-style-name="Default" style:data-style-name="N2"/>
    <style:style style:name="ce72" style:family="table-cell" style:parent-style-name="Excel_20_Built-in_20_Input" style:data-style-name="N2">
      <style:table-cell-properties style:cell-protect="protected" style:print-content="true" fo:background-color="transparent" fo:border="none" style:vertical-align="automatic"/>
      <style:text-properties fo:color="#3f3f76"/>
    </style:style>
    <style:style style:name="ce109" style:family="table-cell" style:parent-style-name="Excel_20_Built-in_20_Input" style:data-style-name="N2">
      <style:table-cell-properties fo:background-color="#ffc000" style:cell-protect="protected" style:print-content="true" fo:border="0.06pt solid #7f7f7f" style:vertical-align="automatic"/>
      <style:text-properties fo:color="#3f3f76"/>
    </style:style>
    <style:style style:name="ce88" style:family="table-cell" style:parent-style-name="Excel_20_Built-in_20_Input" style:data-style-name="N2">
      <style:table-cell-properties style:cell-protect="protected" style:print-content="true" fo:background-color="transparent" fo:border="0.06pt solid #7f7f7f" style:vertical-align="automatic"/>
      <style:text-properties fo:color="#3f3f76"/>
    </style:style>
    <style:style style:name="ce196" style:family="table-cell" style:parent-style-name="Default" style:data-style-name="N2">
      <style:table-cell-properties fo:background-color="#ffc000" fo:border="0.74pt solid #000000"/>
    </style:style>
    <style:style style:name="ce63" style:family="table-cell" style:parent-style-name="Excel_20_Built-in_20_Accent1" style:data-style-name="N10104">
      <style:table-cell-properties fo:background-color="#5b9bd5" style:cell-protect="protected" style:print-content="true" style:text-align-source="fix" style:repeat-content="false" style:vertical-align="automatic"/>
      <style:paragraph-properties fo:text-align="center"/>
      <style:text-properties fo:color="#ffffff"/>
    </style:style>
    <style:style style:name="ce66" style:family="table-cell" style:parent-style-name="Default" style:data-style-name="N10104"/>
    <style:style style:name="ce104" style:family="table-cell" style:parent-style-name="Default" style:data-style-name="N10104">
      <style:table-cell-properties fo:background-color="#ffc000"/>
    </style:style>
    <style:style style:name="ce89" style:family="table-cell" style:parent-style-name="Default" style:data-style-name="N10104">
      <style:table-cell-properties fo:background-color="transparent"/>
    </style:style>
    <style:style style:name="ce201" style:family="table-cell" style:parent-style-name="Default" style:data-style-name="N10104">
      <style:table-cell-properties fo:background-color="#ffc000" fo:border="0.74pt solid #000000"/>
    </style:style>
    <style:style style:name="ce110" style:family="table-cell" style:parent-style-name="Default" style:data-style-name="N0">
      <style:table-cell-properties fo:background-color="#ffc000" style:cell-protect="protected" style:print-content="true" style:vertical-align="automatic"/>
    </style:style>
    <style:style style:name="ce9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73" style:family="table-cell" style:parent-style-name="Excel_20_Built-in_20_Accent1" style:data-style-name="N0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4" style:family="table-cell" style:parent-style-name="Excel_20_Built-in_20_Accent1" style:data-style-name="N124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5" style:family="table-cell" style:parent-style-name="Excel_20_Built-in_20_Accent1" style:data-style-name="N133">
      <style:table-cell-properties fo:border-bottom="2.01pt solid #000000" fo:background-color="#5b9bd5" style:cell-protect="protected" style:print-content="true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ffff"/>
    </style:style>
    <style:style style:name="ce76" style:family="table-cell" style:parent-style-name="Excel_20_Built-in_20_Percent" style:data-style-name="N133">
      <style:table-cell-properties style:cell-protect="protected" style:print-content="true" fo:background-color="transparent" style:vertical-align="automatic"/>
    </style:style>
    <style:style style:name="ce237" style:family="table-cell" style:parent-style-name="Default" style:data-style-name="N11"/>
    <style:style style:name="ce78" style:family="table-cell" style:parent-style-name="Default" style:data-style-name="N127"/>
    <style:style style:name="ce242" style:family="table-cell" style:parent-style-name="Default" style:data-style-name="N125">
      <style:table-cell-properties style:text-align-source="fix" style:repeat-content="false" style:vertical-align="automatic"/>
      <style:paragraph-properties fo:text-align="center"/>
    </style:style>
    <style:style style:name="ce244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6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table:table-column table:style-name="co1" table:number-columns-repeated="2" table:default-cell-style-name="ce137"/>
        <table:table-column table:style-name="co2" table:default-cell-style-name="ce137"/>
        <table:table-column table:style-name="co3" table:default-cell-style-name="ce137"/>
        <table:table-column table:style-name="co4" table:default-cell-style-name="ce137"/>
        <table:table-column table:style-name="co5" table:number-columns-repeated="59" table:default-cell-style-name="ce137"/>
        <table:table-row table:style-name="ro1">
          <table:table-cell table:style-name="ce81" office:value-type="string" calcext:value-type="string" table:number-columns-spanned="4" table:number-rows-spanned="1">
            <text:p>Performance Summary</text:p>
          </table:table-cell>
          <table:covered-table-cell table:number-columns-repeated="3"/>
          <table:table-cell table:style-name="ce155"/>
          <table:table-cell table:number-columns-repeated="59"/>
        </table:table-row>
        <table:table-row table:style-name="ro2">
          <table:table-cell table:style-name="ce129" office:value-type="string" calcext:value-type="string">
            <text:p>Total Principal</text:p>
          </table:table-cell>
          <table:table-cell table:style-name="ce133" table:formula="of:=SUM([cash_in_cash_out.B2:.B200])" office:value-type="float" office:value="52586.74" calcext:value-type="float">
            <text:p><text:s/>$52,586.74 </text:p>
          </table:table-cell>
          <table:table-cell table:style-name="ce139" office:value-type="string" calcext:value-type="string">
            <text:p>Start Date</text:p>
          </table:table-cell>
          <table:table-cell table:style-name="ce151" office:value-type="date" office:date-value="2020-08-02" calcext:value-type="date">
            <text:p>8/2/2020</text:p>
          </table:table-cell>
          <table:table-cell table:style-name="ce156"/>
          <table:table-cell table:number-columns-repeated="59"/>
        </table:table-row>
        <table:table-row table:style-name="ro2">
          <table:table-cell table:style-name="ce130" office:value-type="string" calcext:value-type="string">
            <text:p>Value to Date</text:p>
          </table:table-cell>
          <table:table-cell table:style-name="ce143" table:formula="of:=[.B2]+[.E6]" office:value-type="float" office:value="60330.56" calcext:value-type="float">
            <text:p><text:s/>$60,330.56 </text:p>
          </table:table-cell>
          <table:table-cell table:style-name="ce130" office:value-type="string" calcext:value-type="string">
            <text:p>Today</text:p>
          </table:table-cell>
          <table:table-cell table:style-name="ce152" table:formula="of:=TODAY()" office:value-type="date" office:date-value="2020-12-08" calcext:value-type="date">
            <text:p>12/8/2020</text:p>
          </table:table-cell>
          <table:table-cell table:style-name="ce156"/>
          <table:table-cell table:number-columns-repeated="59"/>
        </table:table-row>
        <table:table-row table:style-name="ro2">
          <table:table-cell table:style-name="ce132"/>
          <table:table-cell table:style-name="ce144" table:number-columns-repeated="2"/>
          <table:table-cell/>
          <table:table-cell table:style-name="ce157"/>
          <table:table-cell table:number-columns-repeated="59"/>
        </table:table-row>
        <table:table-row table:style-name="ro2">
          <table:table-cell table:style-name="ce130" office:value-type="string" calcext:value-type="string">
            <text:p>Put Revenue</text:p>
          </table:table-cell>
          <table:table-cell table:style-name="ce130" office:value-type="string" calcext:value-type="string">
            <text:p>Call Revenue</text:p>
          </table:table-cell>
          <table:table-cell table:style-name="ce130" office:value-type="string" calcext:value-type="string">
            <text:p>Total Commission</text:p>
          </table:table-cell>
          <table:table-cell table:style-name="ce130" office:value-type="string" calcext:value-type="string">
            <text:p>Total Contracts</text:p>
          </table:table-cell>
          <table:table-cell table:style-name="ce130" office:value-type="string" calcext:value-type="string">
            <text:p>Total Profit/Loss</text:p>
          </table:table-cell>
          <table:table-cell table:number-columns-repeated="59"/>
        </table:table-row>
        <table:table-row table:style-name="ro2">
          <table:table-cell table:style-name="ce133" table:formula="of:=SUM([puts.H$1:.H$1048576])" office:value-type="float" office:value="3890.25" calcext:value-type="float">
            <text:p><text:s/>$3,890.25 </text:p>
          </table:table-cell>
          <table:table-cell table:style-name="ce145" table:formula="of:=SUM([calls.H$1:.H$1048576])" office:value-type="float" office:value="4036" calcext:value-type="float">
            <text:p><text:s/>$4,036.00 </text:p>
          </table:table-cell>
          <table:table-cell table:style-name="ce133" table:formula="of:=[.D6]*0.65" office:value-type="float" office:value="178.75" calcext:value-type="float">
            <text:p><text:s/>$178.75 </text:p>
          </table:table-cell>
          <table:table-cell table:style-name="ce153" table:formula="of:=(COUNT([puts.E$1:.E$1048576])+COUNT([calls.E$1:.E$1048576])-COUNTIF([calls.E$1:.E$1048576];0))" office:value-type="float" office:value="275" calcext:value-type="float">
            <text:p>275</text:p>
          </table:table-cell>
          <table:table-cell table:style-name="ce158" table:formula="of:=[.A6]+[.B6]-[.C6]-[.E12]" office:value-type="float" office:value="7743.82" calcext:value-type="float">
            <text:p><text:s/>7,743.82 </text:p>
          </table:table-cell>
          <table:table-cell table:number-columns-repeated="59"/>
        </table:table-row>
        <table:table-row table:style-name="ro2">
          <table:table-cell table:style-name="ce134"/>
          <table:table-cell table:number-columns-repeated="2"/>
          <table:table-cell table:style-name="ce144"/>
          <table:table-cell table:style-name="ce157"/>
          <table:table-cell table:number-columns-repeated="59"/>
        </table:table-row>
        <table:table-row table:style-name="ro2">
          <table:table-cell table:style-name="ce135" office:value-type="string" calcext:value-type="string" table:number-columns-spanned="2" table:number-rows-spanned="1">
            <text:p>Profit/Loss On Equity Sold at Market</text:p>
          </table:table-cell>
          <table:covered-table-cell/>
          <table:table-cell table:style-name="ce135" office:value-type="string" calcext:value-type="string" table:number-columns-spanned="2" table:number-rows-spanned="1">
            <text:p>Profit/Loss On Equity Sold Via Calls</text:p>
          </table:table-cell>
          <table:covered-table-cell/>
          <table:table-cell table:style-name="ce159" office:value-type="string" calcext:value-type="string">
            <text:p>Total Profit/Loss Realized</text:p>
          </table:table-cell>
          <table:table-cell table:number-columns-repeated="59"/>
        </table:table-row>
        <table:table-row table:style-name="ro2">
          <table:table-cell table:style-name="ce136" table:formula="of:=SUMIF([equity_positions.J$1:.J$1048576];1;[equity_positions.H2:.H200])" office:value-type="float" office:value="0" calcext:value-type="float" table:number-columns-spanned="2" table:number-rows-spanned="1">
            <text:p>$0.00 </text:p>
          </table:table-cell>
          <table:covered-table-cell/>
          <table:table-cell table:style-name="ce136" table:formula="of:=SUMIF([equity_positions.J2:.J200000];0;[equity_positions.H2:.H20000])" office:value-type="float" office:value="691.42" calcext:value-type="float" table:number-columns-spanned="2" table:number-rows-spanned="1">
            <text:p>$691.42 </text:p>
          </table:table-cell>
          <table:covered-table-cell/>
          <table:table-cell table:style-name="ce160" table:formula="of:=[.A9]+[.C9]" office:value-type="float" office:value="691.42" calcext:value-type="float">
            <text:p>$691.42 </text:p>
          </table:table-cell>
          <table:table-cell table:number-columns-repeated="59"/>
        </table:table-row>
        <table:table-row table:style-name="ro2">
          <table:table-cell table:number-columns-repeated="4"/>
          <table:table-cell table:style-name="ce156"/>
          <table:table-cell table:number-columns-repeated="59"/>
        </table:table-row>
        <table:table-row table:style-name="ro2">
          <table:table-cell table:style-name="ce138" office:value-type="string" calcext:value-type="string">
            <text:p>Assigned Puts</text:p>
          </table:table-cell>
          <table:table-cell table:style-name="ce146"/>
          <table:table-cell table:style-name="ce138" office:value-type="string" calcext:value-type="string">
            <text:p>Assigned Calls</text:p>
          </table:table-cell>
          <table:table-cell table:style-name="ce146"/>
          <table:table-cell table:style-name="ce130" office:value-type="string" calcext:value-type="string">
            <text:p>SEC Fee's</text:p>
          </table:table-cell>
          <table:table-cell table:number-columns-repeated="59"/>
        </table:table-row>
        <table:table-row table:style-name="ro2">
          <table:table-cell table:style-name="ce139" office:value-type="string" calcext:value-type="string">
            <text:p>Count</text:p>
          </table:table-cell>
          <table:table-cell table:style-name="ce147" table:formula="of:=SUM([puts.J$1:.J$1048576])" office:value-type="float" office:value="32" calcext:value-type="float">
            <text:p>32</text:p>
          </table:table-cell>
          <table:table-cell table:style-name="ce139" office:value-type="string" calcext:value-type="string">
            <text:p>Count</text:p>
          </table:table-cell>
          <table:table-cell table:style-name="ce147" table:formula="of:=SUM([calls.J$1:.J$1048576])" office:value-type="float" office:value="29" calcext:value-type="float">
            <text:p>29</text:p>
          </table:table-cell>
          <table:table-cell table:style-name="ce133" table:formula="of:=SUM([weekly.N2:.N52])" office:value-type="float" office:value="3.68" calcext:value-type="float">
            <text:p><text:s/>$3.68 </text:p>
          </table:table-cell>
          <table:table-cell table:number-columns-repeated="59"/>
        </table:table-row>
        <table:table-row table:style-name="ro2">
          <table:table-cell table:style-name="ce140" office:value-type="string" calcext:value-type="string">
            <text:p>Cost</text:p>
          </table:table-cell>
          <table:table-cell table:style-name="ce133" table:formula="of:=SUMIF([puts.J$1:.J$1048576];&quot;=1&quot;;[puts.F$1:.F$1048576])" office:value-type="float" office:value="66593.92" calcext:value-type="float">
            <text:p><text:s/>$66,593.92 </text:p>
          </table:table-cell>
          <table:table-cell table:style-name="ce140" office:value-type="string" calcext:value-type="string">
            <text:p>Revenue</text:p>
          </table:table-cell>
          <table:table-cell table:style-name="ce154" table:formula="of:=SUMIF([calls.J$1:.J$1048576];&quot;=1&quot;;[calls.F$1:.F$1048576])" office:value-type="float" office:value="54108.58" calcext:value-type="float">
            <text:p>$54,108.58 </text:p>
          </table:table-cell>
          <table:table-cell table:style-name="ce156"/>
          <table:table-cell table:number-columns-repeated="59"/>
        </table:table-row>
        <table:table-row table:style-name="ro2">
          <table:table-cell table:number-columns-repeated="4"/>
          <table:table-cell table:style-name="ce156"/>
          <table:table-cell table:number-columns-repeated="59"/>
        </table:table-row>
        <table:table-row table:style-name="ro2">
          <table:table-cell table:style-name="ce130" office:value-type="string" calcext:value-type="string">
            <text:p>Return</text:p>
          </table:table-cell>
          <table:table-cell table:style-name="ce130" office:value-type="string" calcext:value-type="string">
            <text:p>Days Wheeling</text:p>
          </table:table-cell>
          <table:table-cell table:style-name="ce130" office:value-type="string" calcext:value-type="string">
            <text:p>Weeks Wheeling</text:p>
          </table:table-cell>
          <table:table-cell/>
          <table:table-cell table:style-name="ce156"/>
          <table:table-cell table:number-columns-repeated="7"/>
          <table:table-cell table:style-name="ce161"/>
          <table:table-cell table:number-columns-repeated="51"/>
        </table:table-row>
        <table:table-row table:style-name="ro2">
          <table:table-cell table:style-name="ce141" table:formula="of:=[.E6]/[.B2]" office:value-type="percentage" office:value="0.147258035010347" calcext:value-type="percentage">
            <text:p>14.73%</text:p>
          </table:table-cell>
          <table:table-cell table:style-name="ce148" table:formula="of:=[.D3]-[.D2]" office:value-type="float" office:value="128" calcext:value-type="float">
            <text:p>128</text:p>
          </table:table-cell>
          <table:table-cell table:style-name="ce150" table:formula="of:=[.B16]/7" office:value-type="float" office:value="18.2857142857143" calcext:value-type="float">
            <text:p>18.3</text:p>
          </table:table-cell>
          <table:table-cell/>
          <table:table-cell table:style-name="ce156"/>
          <table:table-cell table:number-columns-repeated="59"/>
        </table:table-row>
        <table:table-row table:style-name="ro2">
          <table:table-cell table:style-name="ce134"/>
          <table:table-cell table:number-columns-repeated="3"/>
          <table:table-cell table:style-name="ce156"/>
          <table:table-cell table:number-columns-repeated="59"/>
        </table:table-row>
        <table:table-row table:style-name="ro2">
          <table:table-cell table:style-name="ce130" office:value-type="string" calcext:value-type="string">
            <text:p>Current Cash</text:p>
          </table:table-cell>
          <table:table-cell table:number-columns-repeated="3"/>
          <table:table-cell table:style-name="ce156"/>
          <table:table-cell table:number-columns-repeated="59"/>
        </table:table-row>
        <table:table-row table:style-name="ro2">
          <table:table-cell table:style-name="ce142" table:formula="of:=[.B3]-SUMIF([puts.J$1:.J$1048576];&quot;&gt;0&quot;;[puts.F1])-SUMIF([puts.J$1:.J$1048576];&quot;&quot;;[puts.F1])+SUMIF([calls.J$1:.J$1048576];1;[calls.F1])+[.E9]" office:value-type="float" office:value="48536.64" calcext:value-type="float">
            <text:p><text:s/>$48,536.64 </text:p>
          </table:table-cell>
          <table:table-cell table:style-name="ce149" table:number-columns-repeated="3"/>
          <table:table-cell table:style-name="ce157"/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uts" table:style-name="ta1">
        <table:table-column table:style-name="co5" table:default-cell-style-name="ce137"/>
        <table:table-column table:style-name="co10" table:default-cell-style-name="ce137"/>
        <table:table-column table:style-name="co11" table:default-cell-style-name="ce137"/>
        <table:table-column table:style-name="co12" table:default-cell-style-name="ce177"/>
        <table:table-column table:style-name="co13" table:default-cell-style-name="ce177"/>
        <table:table-column table:style-name="co14" table:default-cell-style-name="ce177"/>
        <table:table-column table:style-name="co15" table:default-cell-style-name="ce41"/>
        <table:table-column table:style-name="co16" table:default-cell-style-name="ce177"/>
        <table:table-column table:style-name="co17" table:default-cell-style-name="ce137"/>
        <table:table-column table:style-name="co5" table:number-columns-repeated="54" table:default-cell-style-name="ce137"/>
        <table:table-row table:style-name="ro2">
          <table:table-cell table:style-name="ce162" office:value-type="string" calcext:value-type="string">
            <text:p>Ticker</text:p>
          </table:table-cell>
          <table:table-cell table:style-name="ce162" office:value-type="string" calcext:value-type="string">
            <text:p>Date</text:p>
          </table:table-cell>
          <table:table-cell table:style-name="ce36" office:value-type="string" calcext:value-type="string">
            <text:p>Expiry</text:p>
          </table:table-cell>
          <table:table-cell table:style-name="ce173" office:value-type="string" office:string-value="Premium" calcext:value-type="string">
            <text:p><text:s/>Premium </text:p>
          </table:table-cell>
          <table:table-cell table:style-name="ce173" office:value-type="string" office:string-value="Strike" calcext:value-type="string">
            <text:p><text:s/>Strike </text:p>
          </table:table-cell>
          <table:table-cell table:style-name="ce173" office:value-type="string" office:string-value="Collateral" calcext:value-type="string">
            <text:p><text:s/>Collateral </text:p>
          </table:table-cell>
          <table:table-cell table:style-name="ce38" office:value-type="string" calcext:value-type="string">
            <text:p>Return</text:p>
          </table:table-cell>
          <table:table-cell table:style-name="ce173" office:value-type="string" office:string-value="Dollar Return" calcext:value-type="string">
            <text:p><text:s/>Dollar Return </text:p>
          </table:table-cell>
          <table:table-cell table:style-name="ce162" office:value-type="string" calcext:value-type="string">
            <text:p>Duration (Days)</text:p>
          </table:table-cell>
          <table:table-cell table:style-name="ce162" office:value-type="string" calcext:value-type="string">
            <text:p>Assigned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2]=&quot;&quot;;&quot;&quot;;[.E2]*100)" office:value-type="float" office:value="1050" calcext:value-type="float">
            <text:p><text:s/>$1,050.00 </text:p>
          </table:table-cell>
          <table:table-cell table:formula="of:=IF([.D2]=&quot;&quot;;&quot;&quot;;([.D2])/([.E2]))" office:value-type="percentage" office:value="0.02" calcext:value-type="percentage">
            <text:p>2.00%</text:p>
          </table:table-cell>
          <table:table-cell table:formula="of:=IF([.D2];[.D2]*100;&quot;&quot;)" office:value-type="float" office:value="21" calcext:value-type="float">
            <text:p><text:s/>$21.00 </text:p>
          </table:table-cell>
          <table:table-cell table:formula="of:=IF([.C2] = &quot;&quot;; &quot;&quot;;[.C2]-[.B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3]=&quot;&quot;;&quot;&quot;;[.E3]*100)" office:value-type="float" office:value="1050" calcext:value-type="float">
            <text:p><text:s/>$1,050.00 </text:p>
          </table:table-cell>
          <table:table-cell table:formula="of:=IF([.D3]=&quot;&quot;;&quot;&quot;;([.D3])/([.E3]))" office:value-type="percentage" office:value="0.02" calcext:value-type="percentage">
            <text:p>2.00%</text:p>
          </table:table-cell>
          <table:table-cell table:formula="of:=IF([.D3];[.D3]*100;&quot;&quot;)" office:value-type="float" office:value="21" calcext:value-type="float">
            <text:p><text:s/>$21.00 </text:p>
          </table:table-cell>
          <table:table-cell table:formula="of:=IF([.C3] = &quot;&quot;; &quot;&quot;;[.C3]-[.B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21" calcext:value-type="float">
            <text:p><text:s/>$0.21 </text:p>
          </table:table-cell>
          <table:table-cell office:value-type="float" office:value="10.5" calcext:value-type="float">
            <text:p><text:s/>$10.50 </text:p>
          </table:table-cell>
          <table:table-cell table:formula="of:=IF([.E4]=&quot;&quot;;&quot;&quot;;[.E4]*100)" office:value-type="float" office:value="1050" calcext:value-type="float">
            <text:p><text:s/>$1,050.00 </text:p>
          </table:table-cell>
          <table:table-cell table:formula="of:=IF([.D4]=&quot;&quot;;&quot;&quot;;([.D4])/([.E4]))" office:value-type="percentage" office:value="0.02" calcext:value-type="percentage">
            <text:p>2.00%</text:p>
          </table:table-cell>
          <table:table-cell table:formula="of:=IF([.D4];[.D4]*100;&quot;&quot;)" office:value-type="float" office:value="21" calcext:value-type="float">
            <text:p><text:s/>$21.00 </text:p>
          </table:table-cell>
          <table:table-cell table:formula="of:=IF([.C4] = &quot;&quot;; &quot;&quot;;[.C4]-[.B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8-03" calcext:value-type="date">
            <text:p>8/3/2020</text:p>
          </table:table-cell>
          <table:table-cell table:style-name="ce39" office:value-type="date" office:date-value="2020-08-07" calcext:value-type="date">
            <text:p>8/7/2020</text:p>
          </table:table-cell>
          <table:table-cell office:value-type="float" office:value="0.35" calcext:value-type="float">
            <text:p><text:s/>$0.35 </text:p>
          </table:table-cell>
          <table:table-cell office:value-type="float" office:value="15.5" calcext:value-type="float">
            <text:p><text:s/>$15.50 </text:p>
          </table:table-cell>
          <table:table-cell table:formula="of:=IF([.E5]=&quot;&quot;;&quot;&quot;;[.E5]*100)" office:value-type="float" office:value="1550" calcext:value-type="float">
            <text:p><text:s/>$1,550.00 </text:p>
          </table:table-cell>
          <table:table-cell table:formula="of:=IF([.D5]=&quot;&quot;;&quot;&quot;;([.D5])/([.E5]))" office:value-type="percentage" office:value="0.0225806451612903" calcext:value-type="percentage">
            <text:p>2.26%</text:p>
          </table:table-cell>
          <table:table-cell table:formula="of:=IF([.D5];[.D5]*100;&quot;&quot;)" office:value-type="float" office:value="35" calcext:value-type="float">
            <text:p><text:s/>$35.00 </text:p>
          </table:table-cell>
          <table:table-cell table:formula="of:=IF([.C5] = &quot;&quot;; &quot;&quot;;[.C5]-[.B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8-10" calcext:value-type="date">
            <text:p>8/10/2020</text:p>
          </table:table-cell>
          <table:table-cell table:style-name="ce43" office:value-type="date" office:date-value="2020-08-14" calcext:value-type="date">
            <text:p>8/14/2020</text:p>
          </table:table-cell>
          <table:table-cell table:style-name="ce44" office:value-type="float" office:value="0.16" calcext:value-type="float">
            <text:p><text:s/>$0.16 </text:p>
          </table:table-cell>
          <table:table-cell table:style-name="ce44" office:value-type="float" office:value="12.5" calcext:value-type="float">
            <text:p><text:s/>$12.50 </text:p>
          </table:table-cell>
          <table:table-cell table:style-name="ce44" table:formula="of:=IF([.E6]=&quot;&quot;;&quot;&quot;;[.E6]*100)" office:value-type="float" office:value="1250" calcext:value-type="float">
            <text:p><text:s/>$1,250.00 </text:p>
          </table:table-cell>
          <table:table-cell table:style-name="ce45" table:formula="of:=IF([.D6]=&quot;&quot;;&quot;&quot;;([.D6])/([.E6]))" office:value-type="percentage" office:value="0.0128" calcext:value-type="percentage">
            <text:p>1.28%</text:p>
          </table:table-cell>
          <table:table-cell table:style-name="ce44" table:formula="of:=IF([.D6];[.D6]*100;&quot;&quot;)" office:value-type="float" office:value="16" calcext:value-type="float">
            <text:p><text:s/>$16.00 </text:p>
          </table:table-cell>
          <table:table-cell table:style-name="ce42" table:formula="of:=IF([.C6] = &quot;&quot;; &quot;&quot;;[.C6]-[.B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16" calcext:value-type="float">
            <text:p><text:s/>$0.16 </text:p>
          </table:table-cell>
          <table:table-cell office:value-type="float" office:value="12.5" calcext:value-type="float">
            <text:p><text:s/>$12.50 </text:p>
          </table:table-cell>
          <table:table-cell table:formula="of:=IF([.E7]=&quot;&quot;;&quot;&quot;;[.E7]*100)" office:value-type="float" office:value="1250" calcext:value-type="float">
            <text:p><text:s/>$1,250.00 </text:p>
          </table:table-cell>
          <table:table-cell table:formula="of:=IF([.D7]=&quot;&quot;;&quot;&quot;;([.D7])/([.E7]))" office:value-type="percentage" office:value="0.0128" calcext:value-type="percentage">
            <text:p>1.28%</text:p>
          </table:table-cell>
          <table:table-cell table:formula="of:=IF([.D7];[.D7]*100;&quot;&quot;)" office:value-type="float" office:value="16" calcext:value-type="float">
            <text:p><text:s/>$16.00 </text:p>
          </table:table-cell>
          <table:table-cell table:formula="of:=IF([.C7] = &quot;&quot;; &quot;&quot;;[.C7]-[.B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28" calcext:value-type="float">
            <text:p><text:s/>$28.00 </text:p>
          </table:table-cell>
          <table:table-cell table:formula="of:=IF([.E8]=&quot;&quot;;&quot;&quot;;[.E8]*100)" office:value-type="float" office:value="2800" calcext:value-type="float">
            <text:p><text:s/>$2,800.00 </text:p>
          </table:table-cell>
          <table:table-cell table:formula="of:=IF([.D8]=&quot;&quot;;&quot;&quot;;([.D8])/([.E8]))" office:value-type="percentage" office:value="0.0196428571428571" calcext:value-type="percentage">
            <text:p>1.96%</text:p>
          </table:table-cell>
          <table:table-cell table:formula="of:=IF([.D8];[.D8]*100;&quot;&quot;)" office:value-type="float" office:value="55" calcext:value-type="float">
            <text:p><text:s/>$55.00 </text:p>
          </table:table-cell>
          <table:table-cell table:formula="of:=IF([.C8] = &quot;&quot;; &quot;&quot;;[.C8]-[.B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28" calcext:value-type="float">
            <text:p><text:s/>$28.00 </text:p>
          </table:table-cell>
          <table:table-cell table:formula="of:=IF([.E9]=&quot;&quot;;&quot;&quot;;[.E9]*100)" office:value-type="float" office:value="2800" calcext:value-type="float">
            <text:p><text:s/>$2,800.00 </text:p>
          </table:table-cell>
          <table:table-cell table:formula="of:=IF([.D9]=&quot;&quot;;&quot;&quot;;([.D9])/([.E9]))" office:value-type="percentage" office:value="0.0196428571428571" calcext:value-type="percentage">
            <text:p>1.96%</text:p>
          </table:table-cell>
          <table:table-cell table:formula="of:=IF([.D9];[.D9]*100;&quot;&quot;)" office:value-type="float" office:value="55" calcext:value-type="float">
            <text:p><text:s/>$55.00 </text:p>
          </table:table-cell>
          <table:table-cell table:formula="of:=IF([.C9] = &quot;&quot;; &quot;&quot;;[.C9]-[.B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0]=&quot;&quot;;&quot;&quot;;[.E10]*100)" office:value-type="float" office:value="300" calcext:value-type="float">
            <text:p><text:s/>$300.00 </text:p>
          </table:table-cell>
          <table:table-cell table:formula="of:=IF([.D10]=&quot;&quot;;&quot;&quot;;([.D10])/([.E10]))" office:value-type="percentage" office:value="0.02" calcext:value-type="percentage">
            <text:p>2.00%</text:p>
          </table:table-cell>
          <table:table-cell table:formula="of:=IF([.D10];[.D10]*100;&quot;&quot;)" office:value-type="float" office:value="6" calcext:value-type="float">
            <text:p><text:s/>$6.00 </text:p>
          </table:table-cell>
          <table:table-cell table:formula="of:=IF([.C10] = &quot;&quot;; &quot;&quot;;[.C10]-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1]=&quot;&quot;;&quot;&quot;;[.E11]*100)" office:value-type="float" office:value="300" calcext:value-type="float">
            <text:p><text:s/>$300.00 </text:p>
          </table:table-cell>
          <table:table-cell table:formula="of:=IF([.D11]=&quot;&quot;;&quot;&quot;;([.D11])/([.E11]))" office:value-type="percentage" office:value="0.02" calcext:value-type="percentage">
            <text:p>2.00%</text:p>
          </table:table-cell>
          <table:table-cell table:formula="of:=IF([.D11];[.D11]*100;&quot;&quot;)" office:value-type="float" office:value="6" calcext:value-type="float">
            <text:p><text:s/>$6.00 </text:p>
          </table:table-cell>
          <table:table-cell table:formula="of:=IF([.C11] = &quot;&quot;; &quot;&quot;;[.C11]-[.B1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KODK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14" calcext:value-type="date">
            <text:p>8/14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3" calcext:value-type="float">
            <text:p><text:s/>$3.00 </text:p>
          </table:table-cell>
          <table:table-cell table:formula="of:=IF([.E12]=&quot;&quot;;&quot;&quot;;[.E12]*100)" office:value-type="float" office:value="300" calcext:value-type="float">
            <text:p><text:s/>$300.00 </text:p>
          </table:table-cell>
          <table:table-cell table:formula="of:=IF([.D12]=&quot;&quot;;&quot;&quot;;([.D12])/([.E12]))" office:value-type="percentage" office:value="0.02" calcext:value-type="percentage">
            <text:p>2.00%</text:p>
          </table:table-cell>
          <table:table-cell table:formula="of:=IF([.D12];[.D12]*100;&quot;&quot;)" office:value-type="float" office:value="6" calcext:value-type="float">
            <text:p><text:s/>$6.00 </text:p>
          </table:table-cell>
          <table:table-cell table:formula="of:=IF([.C12] = &quot;&quot;; &quot;&quot;;[.C12]-[.B1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BLU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0" calcext:value-type="float">
            <text:p><text:s/>$10.00 </text:p>
          </table:table-cell>
          <table:table-cell table:formula="of:=IF([.E13]=&quot;&quot;;&quot;&quot;;[.E13]*100)" office:value-type="float" office:value="1000" calcext:value-type="float">
            <text:p><text:s/>$1,000.00 </text:p>
          </table:table-cell>
          <table:table-cell table:formula="of:=IF([.D13]=&quot;&quot;;&quot;&quot;;([.D13])/([.E13]))" office:value-type="percentage" office:value="0.012" calcext:value-type="percentage">
            <text:p>1.20%</text:p>
          </table:table-cell>
          <table:table-cell table:formula="of:=IF([.D13];[.D13]*100;&quot;&quot;)" office:value-type="float" office:value="12" calcext:value-type="float">
            <text:p><text:s/>$12.00 </text:p>
          </table:table-cell>
          <table:table-cell table:formula="of:=IF([.C13] = &quot;&quot;; &quot;&quot;;[.C13]-[.B13]+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BLU</text:p>
          </table:table-cell>
          <table:table-cell table:style-name="ce39" office:value-type="date" office:date-value="2020-08-10" calcext:value-type="date">
            <text:p>8/10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0" calcext:value-type="float">
            <text:p><text:s/>$10.00 </text:p>
          </table:table-cell>
          <table:table-cell table:formula="of:=IF([.E14]=&quot;&quot;;&quot;&quot;;[.E14]*100)" office:value-type="float" office:value="1000" calcext:value-type="float">
            <text:p><text:s/>$1,000.00 </text:p>
          </table:table-cell>
          <table:table-cell table:formula="of:=IF([.D14]=&quot;&quot;;&quot;&quot;;([.D14])/([.E14]))" office:value-type="percentage" office:value="0.012" calcext:value-type="percentage">
            <text:p>1.20%</text:p>
          </table:table-cell>
          <table:table-cell table:formula="of:=IF([.D14];[.D14]*100;&quot;&quot;)" office:value-type="float" office:value="12" calcext:value-type="float">
            <text:p><text:s/>$12.00 </text:p>
          </table:table-cell>
          <table:table-cell table:formula="of:=IF([.C14] = &quot;&quot;; &quot;&quot;;[.C14]-[.B14]+1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8-17" calcext:value-type="date">
            <text:p>8/17/2020</text:p>
          </table:table-cell>
          <table:table-cell table:style-name="ce43" office:value-type="date" office:date-value="2020-08-21" calcext:value-type="date">
            <text:p>8/21/2020</text:p>
          </table:table-cell>
          <table:table-cell table:style-name="ce44" office:value-type="float" office:value="0.15" calcext:value-type="float">
            <text:p><text:s/>$0.15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([.E15]=&quot;&quot;;&quot;&quot;;[.E15]*100)" office:value-type="float" office:value="1400" calcext:value-type="float">
            <text:p><text:s/>$1,400.00 </text:p>
          </table:table-cell>
          <table:table-cell table:style-name="ce45" table:formula="of:=IF([.D15]=&quot;&quot;;&quot;&quot;;([.D15])/([.E15]))" office:value-type="percentage" office:value="0.0107142857142857" calcext:value-type="percentage">
            <text:p>1.07%</text:p>
          </table:table-cell>
          <table:table-cell table:style-name="ce44" table:formula="of:=IF([.D15];[.D15]*100;&quot;&quot;)" office:value-type="float" office:value="15" calcext:value-type="float">
            <text:p><text:s/>$15.00 </text:p>
          </table:table-cell>
          <table:table-cell table:style-name="ce42" table:formula="of:=IF([.C15] = &quot;&quot;; &quot;&quot;;[.C15]-[.B15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1" calcext:value-type="float">
            <text:p><text:s/>$11.00 </text:p>
          </table:table-cell>
          <table:table-cell table:formula="of:=IF([.E16]=&quot;&quot;;&quot;&quot;;[.E16]*100)" office:value-type="float" office:value="1100" calcext:value-type="float">
            <text:p><text:s/>$1,100.00 </text:p>
          </table:table-cell>
          <table:table-cell table:formula="of:=IF([.D16]=&quot;&quot;;&quot;&quot;;([.D16])/([.E16]))" office:value-type="percentage" office:value="0.0127272727272727" calcext:value-type="percentage">
            <text:p>1.27%</text:p>
          </table:table-cell>
          <table:table-cell table:formula="of:=IF([.D16];[.D16]*100;&quot;&quot;)" office:value-type="float" office:value="14" calcext:value-type="float">
            <text:p><text:s/>$14.00 </text:p>
          </table:table-cell>
          <table:table-cell table:formula="of:=IF([.C16] = &quot;&quot;; &quot;&quot;;[.C16]-[.B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1" calcext:value-type="float">
            <text:p><text:s/>$11.00 </text:p>
          </table:table-cell>
          <table:table-cell table:formula="of:=IF([.E17]=&quot;&quot;;&quot;&quot;;[.E17]*100)" office:value-type="float" office:value="1100" calcext:value-type="float">
            <text:p><text:s/>$1,100.00 </text:p>
          </table:table-cell>
          <table:table-cell table:formula="of:=IF([.D17]=&quot;&quot;;&quot;&quot;;([.D17])/([.E17]))" office:value-type="percentage" office:value="0.0127272727272727" calcext:value-type="percentage">
            <text:p>1.27%</text:p>
          </table:table-cell>
          <table:table-cell table:formula="of:=IF([.D17];[.D17]*100;&quot;&quot;)" office:value-type="float" office:value="14" calcext:value-type="float">
            <text:p><text:s/>$14.00 </text:p>
          </table:table-cell>
          <table:table-cell table:formula="of:=IF([.C17] = &quot;&quot;; &quot;&quot;;[.C17]-[.B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2.5" calcext:value-type="float">
            <text:p><text:s/>$32.50 </text:p>
          </table:table-cell>
          <table:table-cell table:formula="of:=IF([.E18]=&quot;&quot;;&quot;&quot;;[.E18]*100)" office:value-type="float" office:value="3250" calcext:value-type="float">
            <text:p><text:s/>$3,250.00 </text:p>
          </table:table-cell>
          <table:table-cell table:formula="of:=IF([.D18]=&quot;&quot;;&quot;&quot;;([.D18])/([.E18]))" office:value-type="percentage" office:value="0.0169230769230769" calcext:value-type="percentage">
            <text:p>1.69%</text:p>
          </table:table-cell>
          <table:table-cell table:formula="of:=IF([.D18];[.D18]*100;&quot;&quot;)" office:value-type="float" office:value="55" calcext:value-type="float">
            <text:p><text:s/>$55.00 </text:p>
          </table:table-cell>
          <table:table-cell table:formula="of:=IF([.C18] = &quot;&quot;; &quot;&quot;;[.C18]-[.B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2.5" calcext:value-type="float">
            <text:p><text:s/>$32.50 </text:p>
          </table:table-cell>
          <table:table-cell table:formula="of:=IF([.E19]=&quot;&quot;;&quot;&quot;;[.E19]*100)" office:value-type="float" office:value="3250" calcext:value-type="float">
            <text:p><text:s/>$3,250.00 </text:p>
          </table:table-cell>
          <table:table-cell table:formula="of:=IF([.D19]=&quot;&quot;;&quot;&quot;;([.D19])/([.E19]))" office:value-type="percentage" office:value="0.0169230769230769" calcext:value-type="percentage">
            <text:p>1.69%</text:p>
          </table:table-cell>
          <table:table-cell table:formula="of:=IF([.D19];[.D19]*100;&quot;&quot;)" office:value-type="float" office:value="55" calcext:value-type="float">
            <text:p><text:s/>$55.00 </text:p>
          </table:table-cell>
          <table:table-cell table:formula="of:=IF([.C19] = &quot;&quot;; &quot;&quot;;[.C19]-[.B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17" calcext:value-type="date">
            <text:p>8/17/2020</text:p>
          </table:table-cell>
          <table:table-cell table:style-name="ce39" office:value-type="date" office:date-value="2020-08-21" calcext:value-type="date">
            <text:p>8/21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2.5" calcext:value-type="float">
            <text:p><text:s/>$12.50 </text:p>
          </table:table-cell>
          <table:table-cell table:formula="of:=IF([.E20]=&quot;&quot;;&quot;&quot;;[.E20]*100)" office:value-type="float" office:value="1250" calcext:value-type="float">
            <text:p><text:s/>$1,250.00 </text:p>
          </table:table-cell>
          <table:table-cell table:formula="of:=IF([.D20]=&quot;&quot;;&quot;&quot;;([.D20])/([.E20]))" office:value-type="percentage" office:value="0.0104" calcext:value-type="percentage">
            <text:p>1.04%</text:p>
          </table:table-cell>
          <table:table-cell table:formula="of:=IF([.D20];[.D20]*100;&quot;&quot;)" office:value-type="float" office:value="13" calcext:value-type="float">
            <text:p><text:s/>$13.00 </text:p>
          </table:table-cell>
          <table:table-cell table:formula="of:=IF([.C20] = &quot;&quot;; &quot;&quot;;[.C20]-[.B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8-24" calcext:value-type="date">
            <text:p>8/24/2020</text:p>
          </table:table-cell>
          <table:table-cell table:style-name="ce43" office:value-type="date" office:date-value="2020-08-28" calcext:value-type="date">
            <text:p>8/28/2020</text:p>
          </table:table-cell>
          <table:table-cell table:style-name="ce44" office:value-type="float" office:value="0.28" calcext:value-type="float">
            <text:p><text:s/>$0.28 </text:p>
          </table:table-cell>
          <table:table-cell table:style-name="ce44" office:value-type="float" office:value="12" calcext:value-type="float">
            <text:p><text:s/>$12.00 </text:p>
          </table:table-cell>
          <table:table-cell table:style-name="ce44" table:formula="of:=IF([.E21]=&quot;&quot;;&quot;&quot;;[.E21]*100)" office:value-type="float" office:value="1200" calcext:value-type="float">
            <text:p><text:s/>$1,200.00 </text:p>
          </table:table-cell>
          <table:table-cell table:style-name="ce45" table:formula="of:=IF([.D21]=&quot;&quot;;&quot;&quot;;([.D21])/([.E21]))" office:value-type="percentage" office:value="0.0233333333333333" calcext:value-type="percentage">
            <text:p>2.33%</text:p>
          </table:table-cell>
          <table:table-cell table:style-name="ce44" table:formula="of:=IF([.D21];[.D21]*100;&quot;&quot;)" office:value-type="float" office:value="28" calcext:value-type="float">
            <text:p><text:s/>$28.00 </text:p>
          </table:table-cell>
          <table:table-cell table:style-name="ce42" table:formula="of:=IF([.C21] = &quot;&quot;; &quot;&quot;;[.C21]-[.B21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4" calcext:value-type="float">
            <text:p><text:s/>$14.00 </text:p>
          </table:table-cell>
          <table:table-cell table:formula="of:=IF([.E22]=&quot;&quot;;&quot;&quot;;[.E22]*100)" office:value-type="float" office:value="1400" calcext:value-type="float">
            <text:p><text:s/>$1,400.00 </text:p>
          </table:table-cell>
          <table:table-cell table:formula="of:=IF([.D22]=&quot;&quot;;&quot;&quot;;([.D22])/([.E22]))" office:value-type="percentage" office:value="0.01" calcext:value-type="percentage">
            <text:p>1.00%</text:p>
          </table:table-cell>
          <table:table-cell table:formula="of:=IF([.D22];[.D22]*100;&quot;&quot;)" office:value-type="float" office:value="14" calcext:value-type="float">
            <text:p><text:s/>$14.00 </text:p>
          </table:table-cell>
          <table:table-cell table:formula="of:=IF([.C22] = &quot;&quot;; &quot;&quot;;[.C22]-[.B2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23]=&quot;&quot;;&quot;&quot;;[.E23]*100)" office:value-type="float" office:value="3400" calcext:value-type="float">
            <text:p><text:s/>$3,400.00 </text:p>
          </table:table-cell>
          <table:table-cell table:formula="of:=IF([.D23]=&quot;&quot;;&quot;&quot;;([.D23])/([.E23]))" office:value-type="percentage" office:value="0.0205882352941176" calcext:value-type="percentage">
            <text:p>2.06%</text:p>
          </table:table-cell>
          <table:table-cell table:formula="of:=IF([.D23];[.D23]*100;&quot;&quot;)" office:value-type="float" office:value="70" calcext:value-type="float">
            <text:p><text:s/>$70.00 </text:p>
          </table:table-cell>
          <table:table-cell table:formula="of:=IF([.C23] = &quot;&quot;; &quot;&quot;;[.C23]-[.B2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6" calcext:value-type="float">
            <text:p><text:s/>$6.00 </text:p>
          </table:table-cell>
          <table:table-cell table:formula="of:=IF([.E24]=&quot;&quot;;&quot;&quot;;[.E24]*100)" office:value-type="float" office:value="600" calcext:value-type="float">
            <text:p><text:s/>$600.00 </text:p>
          </table:table-cell>
          <table:table-cell table:formula="of:=IF([.D24]=&quot;&quot;;&quot;&quot;;([.D24])/([.E24]))" office:value-type="percentage" office:value="0.00666666666666667" calcext:value-type="percentage">
            <text:p>0.67%</text:p>
          </table:table-cell>
          <table:table-cell table:formula="of:=IF([.D24];[.D24]*100;&quot;&quot;)" office:value-type="float" office:value="4" calcext:value-type="float">
            <text:p><text:s/>$4.00 </text:p>
          </table:table-cell>
          <table:table-cell table:formula="of:=IF([.C24] = &quot;&quot;; &quot;&quot;;[.C24]-[.B2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6" calcext:value-type="float">
            <text:p><text:s/>$6.00 </text:p>
          </table:table-cell>
          <table:table-cell table:formula="of:=IF([.E25]=&quot;&quot;;&quot;&quot;;[.E25]*100)" office:value-type="float" office:value="600" calcext:value-type="float">
            <text:p><text:s/>$600.00 </text:p>
          </table:table-cell>
          <table:table-cell table:formula="of:=IF([.D25]=&quot;&quot;;&quot;&quot;;([.D25])/([.E25]))" office:value-type="percentage" office:value="0.00666666666666667" calcext:value-type="percentage">
            <text:p>0.67%</text:p>
          </table:table-cell>
          <table:table-cell table:formula="of:=IF([.D25];[.D25]*100;&quot;&quot;)" office:value-type="float" office:value="4" calcext:value-type="float">
            <text:p><text:s/>$4.00 </text:p>
          </table:table-cell>
          <table:table-cell table:formula="of:=IF([.C25] = &quot;&quot;; &quot;&quot;;[.C25]-[.B2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3.5" calcext:value-type="float">
            <text:p><text:s/>$13.50 </text:p>
          </table:table-cell>
          <table:table-cell table:formula="of:=IF([.E26]=&quot;&quot;;&quot;&quot;;[.E26]*100)" office:value-type="float" office:value="1350" calcext:value-type="float">
            <text:p><text:s/>$1,350.00 </text:p>
          </table:table-cell>
          <table:table-cell table:formula="of:=IF([.D26]=&quot;&quot;;&quot;&quot;;([.D26])/([.E26]))" office:value-type="percentage" office:value="0.0125925925925926" calcext:value-type="percentage">
            <text:p>1.26%</text:p>
          </table:table-cell>
          <table:table-cell table:formula="of:=IF([.D26];[.D26]*100;&quot;&quot;)" office:value-type="float" office:value="17" calcext:value-type="float">
            <text:p><text:s/>$17.00 </text:p>
          </table:table-cell>
          <table:table-cell table:formula="of:=IF([.C26] = &quot;&quot;; &quot;&quot;;[.C26]-[.B2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IO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3.5" calcext:value-type="float">
            <text:p><text:s/>$13.50 </text:p>
          </table:table-cell>
          <table:table-cell table:formula="of:=IF([.E27]=&quot;&quot;;&quot;&quot;;[.E27]*100)" office:value-type="float" office:value="1350" calcext:value-type="float">
            <text:p><text:s/>$1,350.00 </text:p>
          </table:table-cell>
          <table:table-cell table:formula="of:=IF([.D27]=&quot;&quot;;&quot;&quot;;([.D27])/([.E27]))" office:value-type="percentage" office:value="0.0125925925925926" calcext:value-type="percentage">
            <text:p>1.26%</text:p>
          </table:table-cell>
          <table:table-cell table:formula="of:=IF([.D27];[.D27]*100;&quot;&quot;)" office:value-type="float" office:value="17" calcext:value-type="float">
            <text:p><text:s/>$17.00 </text:p>
          </table:table-cell>
          <table:table-cell table:formula="of:=IF([.C27] = &quot;&quot;; &quot;&quot;;[.C27]-[.B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8-24" calcext:value-type="date">
            <text:p>8/24/2020</text:p>
          </table:table-cell>
          <table:table-cell table:style-name="ce39" office:value-type="date" office:date-value="2020-08-28" calcext:value-type="date">
            <text:p>8/28/2020</text:p>
          </table:table-cell>
          <table:table-cell office:value-type="float" office:value="0.32" calcext:value-type="float">
            <text:p><text:s/>$0.32 </text:p>
          </table:table-cell>
          <table:table-cell office:value-type="float" office:value="32" calcext:value-type="float">
            <text:p><text:s/>$32.00 </text:p>
          </table:table-cell>
          <table:table-cell table:formula="of:=IF([.E28]=&quot;&quot;;&quot;&quot;;[.E28]*100)" office:value-type="float" office:value="3200" calcext:value-type="float">
            <text:p><text:s/>$3,200.00 </text:p>
          </table:table-cell>
          <table:table-cell table:formula="of:=IF([.D28]=&quot;&quot;;&quot;&quot;;([.D28])/([.E28]))" office:value-type="percentage" office:value="0.01" calcext:value-type="percentage">
            <text:p>1.00%</text:p>
          </table:table-cell>
          <table:table-cell table:formula="of:=IF([.D28];[.D28]*100;&quot;&quot;)" office:value-type="float" office:value="32" calcext:value-type="float">
            <text:p><text:s/>$32.00 </text:p>
          </table:table-cell>
          <table:table-cell table:formula="of:=IF([.C28] = &quot;&quot;; &quot;&quot;;[.C28]-[.B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8-31" calcext:value-type="date">
            <text:p>8/31/2020</text:p>
          </table:table-cell>
          <table:table-cell table:style-name="ce43" office:value-type="date" office:date-value="2020-09-04" calcext:value-type="date">
            <text:p>9/4/2020</text:p>
          </table:table-cell>
          <table:table-cell table:style-name="ce44" office:value-type="float" office:value="0.09" calcext:value-type="float">
            <text:p><text:s/>$0.09 </text:p>
          </table:table-cell>
          <table:table-cell table:style-name="ce44" office:value-type="float" office:value="6.5" calcext:value-type="float">
            <text:p><text:s/>$6.50 </text:p>
          </table:table-cell>
          <table:table-cell table:style-name="ce44" table:formula="of:=IF([.E29]=&quot;&quot;;&quot;&quot;;[.E29]*100)" office:value-type="float" office:value="650" calcext:value-type="float">
            <text:p><text:s/>$650.00 </text:p>
          </table:table-cell>
          <table:table-cell table:style-name="ce45" table:formula="of:=IF([.D29]=&quot;&quot;;&quot;&quot;;([.D29])/([.E29]))" office:value-type="percentage" office:value="0.0138461538461538" calcext:value-type="percentage">
            <text:p>1.38%</text:p>
          </table:table-cell>
          <table:table-cell table:style-name="ce44" table:formula="of:=IF([.D29];[.D29]*100;&quot;&quot;)" office:value-type="float" office:value="9" calcext:value-type="float">
            <text:p><text:s/>$9.00 </text:p>
          </table:table-cell>
          <table:table-cell table:style-name="ce42" table:formula="of:=IF([.C29] = &quot;&quot;; &quot;&quot;;[.C29]-[.B29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6.5" calcext:value-type="float">
            <text:p><text:s/>$6.50 </text:p>
          </table:table-cell>
          <table:table-cell table:formula="of:=IF([.E30]=&quot;&quot;;&quot;&quot;;[.E30]*100)" office:value-type="float" office:value="650" calcext:value-type="float">
            <text:p><text:s/>$650.00 </text:p>
          </table:table-cell>
          <table:table-cell table:formula="of:=IF([.D30]=&quot;&quot;;&quot;&quot;;([.D30])/([.E30]))" office:value-type="percentage" office:value="0.0138461538461538" calcext:value-type="percentage">
            <text:p>1.38%</text:p>
          </table:table-cell>
          <table:table-cell table:formula="of:=IF([.D30];[.D30]*100;&quot;&quot;)" office:value-type="float" office:value="9" calcext:value-type="float">
            <text:p><text:s/>$9.00 </text:p>
          </table:table-cell>
          <table:table-cell table:formula="of:=IF([.C30] = &quot;&quot;; &quot;&quot;;[.C30]-[.B3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6.5" calcext:value-type="float">
            <text:p><text:s/>$6.50 </text:p>
          </table:table-cell>
          <table:table-cell table:formula="of:=IF([.E31]=&quot;&quot;;&quot;&quot;;[.E31]*100)" office:value-type="float" office:value="650" calcext:value-type="float">
            <text:p><text:s/>$650.00 </text:p>
          </table:table-cell>
          <table:table-cell table:formula="of:=IF([.D31]=&quot;&quot;;&quot;&quot;;([.D31])/([.E31]))" office:value-type="percentage" office:value="0.0123076923076923" calcext:value-type="percentage">
            <text:p>1.23%</text:p>
          </table:table-cell>
          <table:table-cell table:formula="of:=IF([.D31];[.D31]*100;&quot;&quot;)" office:value-type="float" office:value="8" calcext:value-type="float">
            <text:p><text:s/>$8.00 </text:p>
          </table:table-cell>
          <table:table-cell table:formula="of:=IF([.C31] = &quot;&quot;; &quot;&quot;;[.C31]-[.B3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6.5" calcext:value-type="float">
            <text:p><text:s/>$6.50 </text:p>
          </table:table-cell>
          <table:table-cell table:formula="of:=IF([.E32]=&quot;&quot;;&quot;&quot;;[.E32]*100)" office:value-type="float" office:value="650" calcext:value-type="float">
            <text:p><text:s/>$650.00 </text:p>
          </table:table-cell>
          <table:table-cell table:formula="of:=IF([.D32]=&quot;&quot;;&quot;&quot;;([.D32])/([.E32]))" office:value-type="percentage" office:value="0.0123076923076923" calcext:value-type="percentage">
            <text:p>1.23%</text:p>
          </table:table-cell>
          <table:table-cell table:formula="of:=IF([.D32];[.D32]*100;&quot;&quot;)" office:value-type="float" office:value="8" calcext:value-type="float">
            <text:p><text:s/>$8.00 </text:p>
          </table:table-cell>
          <table:table-cell table:formula="of:=IF([.C32] = &quot;&quot;; &quot;&quot;;[.C32]-[.B3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75" calcext:value-type="float">
            <text:p><text:s/>$0.75 </text:p>
          </table:table-cell>
          <table:table-cell office:value-type="float" office:value="35" calcext:value-type="float">
            <text:p><text:s/>$35.00 </text:p>
          </table:table-cell>
          <table:table-cell table:formula="of:=IF([.E33]=&quot;&quot;;&quot;&quot;;[.E33]*100)" office:value-type="float" office:value="3500" calcext:value-type="float">
            <text:p><text:s/>$3,500.00 </text:p>
          </table:table-cell>
          <table:table-cell table:formula="of:=IF([.D33]=&quot;&quot;;&quot;&quot;;([.D33])/([.E33]))" office:value-type="percentage" office:value="0.0214285714285714" calcext:value-type="percentage">
            <text:p>2.14%</text:p>
          </table:table-cell>
          <table:table-cell table:formula="of:=IF([.D33];[.D33]*100;&quot;&quot;)" office:value-type="float" office:value="75" calcext:value-type="float">
            <text:p><text:s/>$75.00 </text:p>
          </table:table-cell>
          <table:table-cell table:formula="of:=IF([.C33] = &quot;&quot;; &quot;&quot;;[.C33]-[.B3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75" calcext:value-type="float">
            <text:p><text:s/>$0.75 </text:p>
          </table:table-cell>
          <table:table-cell office:value-type="float" office:value="35" calcext:value-type="float">
            <text:p><text:s/>$35.00 </text:p>
          </table:table-cell>
          <table:table-cell table:formula="of:=IF([.E34]=&quot;&quot;;&quot;&quot;;[.E34]*100)" office:value-type="float" office:value="3500" calcext:value-type="float">
            <text:p><text:s/>$3,500.00 </text:p>
          </table:table-cell>
          <table:table-cell table:formula="of:=IF([.D34]=&quot;&quot;;&quot;&quot;;([.D34])/([.E34]))" office:value-type="percentage" office:value="0.0214285714285714" calcext:value-type="percentage">
            <text:p>2.14%</text:p>
          </table:table-cell>
          <table:table-cell table:formula="of:=IF([.D34];[.D34]*100;&quot;&quot;)" office:value-type="float" office:value="75" calcext:value-type="float">
            <text:p><text:s/>$75.00 </text:p>
          </table:table-cell>
          <table:table-cell table:formula="of:=IF([.C34] = &quot;&quot;; &quot;&quot;;[.C34]-[.B3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3" calcext:value-type="float">
            <text:p><text:s/>$13.00 </text:p>
          </table:table-cell>
          <table:table-cell table:formula="of:=IF([.E35]=&quot;&quot;;&quot;&quot;;[.E35]*100)" office:value-type="float" office:value="1300" calcext:value-type="float">
            <text:p><text:s/>$1,300.00 </text:p>
          </table:table-cell>
          <table:table-cell table:formula="of:=IF([.D35]=&quot;&quot;;&quot;&quot;;([.D35])/([.E35]))" office:value-type="percentage" office:value="0.0230769230769231" calcext:value-type="percentage">
            <text:p>2.31%</text:p>
          </table:table-cell>
          <table:table-cell table:formula="of:=IF([.D35];[.D35]*100;&quot;&quot;)" office:value-type="float" office:value="30" calcext:value-type="float">
            <text:p><text:s/>$30.00 </text:p>
          </table:table-cell>
          <table:table-cell table:formula="of:=IF([.C35] = &quot;&quot;; &quot;&quot;;[.C35]-[.B3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3" calcext:value-type="float">
            <text:p><text:s/>$13.00 </text:p>
          </table:table-cell>
          <table:table-cell table:formula="of:=IF([.E36]=&quot;&quot;;&quot;&quot;;[.E36]*100)" office:value-type="float" office:value="1300" calcext:value-type="float">
            <text:p><text:s/>$1,300.00 </text:p>
          </table:table-cell>
          <table:table-cell table:formula="of:=IF([.D36]=&quot;&quot;;&quot;&quot;;([.D36])/([.E36]))" office:value-type="percentage" office:value="0.0230769230769231" calcext:value-type="percentage">
            <text:p>2.31%</text:p>
          </table:table-cell>
          <table:table-cell table:formula="of:=IF([.D36];[.D36]*100;&quot;&quot;)" office:value-type="float" office:value="30" calcext:value-type="float">
            <text:p><text:s/>$30.00 </text:p>
          </table:table-cell>
          <table:table-cell table:formula="of:=IF([.C36] = &quot;&quot;; &quot;&quot;;[.C36]-[.B3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8-31" calcext:value-type="date">
            <text:p>8/31/2020</text:p>
          </table:table-cell>
          <table:table-cell table:style-name="ce39" office:value-type="date" office:date-value="2020-09-04" calcext:value-type="date">
            <text:p>9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0" calcext:value-type="float">
            <text:p><text:s/>$10.00 </text:p>
          </table:table-cell>
          <table:table-cell table:formula="of:=IF([.E37]=&quot;&quot;;&quot;&quot;;[.E37]*100)" office:value-type="float" office:value="1000" calcext:value-type="float">
            <text:p><text:s/>$1,000.00 </text:p>
          </table:table-cell>
          <table:table-cell table:formula="of:=IF([.D37]=&quot;&quot;;&quot;&quot;;([.D37])/([.E37]))" office:value-type="percentage" office:value="0.005" calcext:value-type="percentage">
            <text:p>0.50%</text:p>
          </table:table-cell>
          <table:table-cell table:formula="of:=IF([.D37];[.D37]*100;&quot;&quot;)" office:value-type="float" office:value="5" calcext:value-type="float">
            <text:p><text:s/>$5.00 </text:p>
          </table:table-cell>
          <table:table-cell table:formula="of:=IF([.C37] = &quot;&quot;; &quot;&quot;;[.C37]-[.B3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9-08" calcext:value-type="date">
            <text:p>9/8/2020</text:p>
          </table:table-cell>
          <table:table-cell table:style-name="ce43" office:value-type="date" office:date-value="2020-09-11" calcext:value-type="date">
            <text:p>9/11/2020</text:p>
          </table:table-cell>
          <table:table-cell table:style-name="ce44" office:value-type="float" office:value="0.37" calcext:value-type="float">
            <text:p><text:s/>$0.37 </text:p>
          </table:table-cell>
          <table:table-cell table:style-name="ce44" office:value-type="float" office:value="13" calcext:value-type="float">
            <text:p><text:s/>$13.00 </text:p>
          </table:table-cell>
          <table:table-cell table:style-name="ce44" table:formula="of:=IF([.E38]=&quot;&quot;;&quot;&quot;;[.E38]*100)" office:value-type="float" office:value="1300" calcext:value-type="float">
            <text:p><text:s/>$1,300.00 </text:p>
          </table:table-cell>
          <table:table-cell table:style-name="ce45" table:formula="of:=IF([.D38]=&quot;&quot;;&quot;&quot;;([.D38])/([.E38]))" office:value-type="percentage" office:value="0.0284615384615385" calcext:value-type="percentage">
            <text:p>2.85%</text:p>
          </table:table-cell>
          <table:table-cell table:style-name="ce44" table:formula="of:=IF([.D38];[.D38]*100;&quot;&quot;)" office:value-type="float" office:value="37" calcext:value-type="float">
            <text:p><text:s/>$37.00 </text:p>
          </table:table-cell>
          <table:table-cell table:style-name="ce42" table:formula="of:=IF([.C38] = &quot;&quot;; &quot;&quot;;[.C38]-[.B38]+1)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37" calcext:value-type="float">
            <text:p><text:s/>$0.37 </text:p>
          </table:table-cell>
          <table:table-cell office:value-type="float" office:value="13" calcext:value-type="float">
            <text:p><text:s/>$13.00 </text:p>
          </table:table-cell>
          <table:table-cell table:formula="of:=IF([.E39]=&quot;&quot;;&quot;&quot;;[.E39]*100)" office:value-type="float" office:value="1300" calcext:value-type="float">
            <text:p><text:s/>$1,300.00 </text:p>
          </table:table-cell>
          <table:table-cell table:formula="of:=IF([.D39]=&quot;&quot;;&quot;&quot;;([.D39])/([.E39]))" office:value-type="percentage" office:value="0.0284615384615385" calcext:value-type="percentage">
            <text:p>2.85%</text:p>
          </table:table-cell>
          <table:table-cell table:formula="of:=IF([.D39];[.D39]*100;&quot;&quot;)" office:value-type="float" office:value="37" calcext:value-type="float">
            <text:p><text:s/>$37.00 </text:p>
          </table:table-cell>
          <table:table-cell table:formula="of:=IF([.C39] = &quot;&quot;; &quot;&quot;;[.C39]-[.B39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40]=&quot;&quot;;&quot;&quot;;[.E40]*100)" office:value-type="float" office:value="3400" calcext:value-type="float">
            <text:p><text:s/>$3,400.00 </text:p>
          </table:table-cell>
          <table:table-cell table:formula="of:=IF([.D40]=&quot;&quot;;&quot;&quot;;([.D40])/([.E40]))" office:value-type="percentage" office:value="0.0205882352941176" calcext:value-type="percentage">
            <text:p>2.06%</text:p>
          </table:table-cell>
          <table:table-cell table:formula="of:=IF([.D40];[.D40]*100;&quot;&quot;)" office:value-type="float" office:value="70" calcext:value-type="float">
            <text:p><text:s/>$70.00 </text:p>
          </table:table-cell>
          <table:table-cell table:formula="of:=IF([.C40] = &quot;&quot;; &quot;&quot;;[.C40]-[.B40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7" calcext:value-type="float">
            <text:p><text:s/>$0.70 </text:p>
          </table:table-cell>
          <table:table-cell office:value-type="float" office:value="34" calcext:value-type="float">
            <text:p><text:s/>$34.00 </text:p>
          </table:table-cell>
          <table:table-cell table:formula="of:=IF([.E41]=&quot;&quot;;&quot;&quot;;[.E41]*100)" office:value-type="float" office:value="3400" calcext:value-type="float">
            <text:p><text:s/>$3,400.00 </text:p>
          </table:table-cell>
          <table:table-cell table:formula="of:=IF([.D41]=&quot;&quot;;&quot;&quot;;([.D41])/([.E41]))" office:value-type="percentage" office:value="0.0205882352941176" calcext:value-type="percentage">
            <text:p>2.06%</text:p>
          </table:table-cell>
          <table:table-cell table:formula="of:=IF([.D41];[.D41]*100;&quot;&quot;)" office:value-type="float" office:value="70" calcext:value-type="float">
            <text:p><text:s/>$70.00 </text:p>
          </table:table-cell>
          <table:table-cell table:formula="of:=IF([.C41] = &quot;&quot;; &quot;&quot;;[.C41]-[.B41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2]=&quot;&quot;;&quot;&quot;;[.E42]*100)" office:value-type="float" office:value="400" calcext:value-type="float">
            <text:p><text:s/>$400.00 </text:p>
          </table:table-cell>
          <table:table-cell table:formula="of:=IF([.D42]=&quot;&quot;;&quot;&quot;;([.D42])/([.E42]))" office:value-type="percentage" office:value="0.01" calcext:value-type="percentage">
            <text:p>1.00%</text:p>
          </table:table-cell>
          <table:table-cell table:formula="of:=IF([.D42];[.D42]*100;&quot;&quot;)" office:value-type="float" office:value="4" calcext:value-type="float">
            <text:p><text:s/>$4.00 </text:p>
          </table:table-cell>
          <table:table-cell table:formula="of:=IF([.C42] = &quot;&quot;; &quot;&quot;;[.C42]-[.B4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3]=&quot;&quot;;&quot;&quot;;[.E43]*100)" office:value-type="float" office:value="400" calcext:value-type="float">
            <text:p><text:s/>$400.00 </text:p>
          </table:table-cell>
          <table:table-cell table:formula="of:=IF([.D43]=&quot;&quot;;&quot;&quot;;([.D43])/([.E43]))" office:value-type="percentage" office:value="0.01" calcext:value-type="percentage">
            <text:p>1.00%</text:p>
          </table:table-cell>
          <table:table-cell table:formula="of:=IF([.D43];[.D43]*100;&quot;&quot;)" office:value-type="float" office:value="4" calcext:value-type="float">
            <text:p><text:s/>$4.00 </text:p>
          </table:table-cell>
          <table:table-cell table:formula="of:=IF([.C43] = &quot;&quot;; &quot;&quot;;[.C43]-[.B4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4]=&quot;&quot;;&quot;&quot;;[.E44]*100)" office:value-type="float" office:value="400" calcext:value-type="float">
            <text:p><text:s/>$400.00 </text:p>
          </table:table-cell>
          <table:table-cell table:formula="of:=IF([.D44]=&quot;&quot;;&quot;&quot;;([.D44])/([.E44]))" office:value-type="percentage" office:value="0.01" calcext:value-type="percentage">
            <text:p>1.00%</text:p>
          </table:table-cell>
          <table:table-cell table:formula="of:=IF([.D44];[.D44]*100;&quot;&quot;)" office:value-type="float" office:value="4" calcext:value-type="float">
            <text:p><text:s/>$4.00 </text:p>
          </table:table-cell>
          <table:table-cell table:formula="of:=IF([.C44] = &quot;&quot;; &quot;&quot;;[.C44]-[.B4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formula="of:=IF([.E45]=&quot;&quot;;&quot;&quot;;[.E45]*100)" office:value-type="float" office:value="400" calcext:value-type="float">
            <text:p><text:s/>$400.00 </text:p>
          </table:table-cell>
          <table:table-cell table:formula="of:=IF([.D45]=&quot;&quot;;&quot;&quot;;([.D45])/([.E45]))" office:value-type="percentage" office:value="0.01" calcext:value-type="percentage">
            <text:p>1.00%</text:p>
          </table:table-cell>
          <table:table-cell table:formula="of:=IF([.D45];[.D45]*100;&quot;&quot;)" office:value-type="float" office:value="4" calcext:value-type="float">
            <text:p><text:s/>$4.00 </text:p>
          </table:table-cell>
          <table:table-cell table:formula="of:=IF([.C45] = &quot;&quot;; &quot;&quot;;[.C45]-[.B4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25" calcext:value-type="float">
            <text:p><text:s/>$0.25 </text:p>
          </table:table-cell>
          <table:table-cell office:value-type="float" office:value="16.5" calcext:value-type="float">
            <text:p><text:s/>$16.50 </text:p>
          </table:table-cell>
          <table:table-cell table:formula="of:=IF([.E46]=&quot;&quot;;&quot;&quot;;[.E46]*100)" office:value-type="float" office:value="1650" calcext:value-type="float">
            <text:p><text:s/>$1,650.00 </text:p>
          </table:table-cell>
          <table:table-cell table:formula="of:=IF([.D46]=&quot;&quot;;&quot;&quot;;([.D46])/([.E46]))" office:value-type="percentage" office:value="0.0151515151515152" calcext:value-type="percentage">
            <text:p>1.52%</text:p>
          </table:table-cell>
          <table:table-cell table:formula="of:=IF([.D46];[.D46]*100;&quot;&quot;)" office:value-type="float" office:value="25" calcext:value-type="float">
            <text:p><text:s/>$25.00 </text:p>
          </table:table-cell>
          <table:table-cell table:formula="of:=IF([.C46] = &quot;&quot;; &quot;&quot;;[.C46]-[.B4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.5" calcext:value-type="float">
            <text:p><text:s/>$10.50 </text:p>
          </table:table-cell>
          <table:table-cell table:formula="of:=IF([.E47]=&quot;&quot;;&quot;&quot;;[.E47]*100)" office:value-type="float" office:value="1050" calcext:value-type="float">
            <text:p><text:s/>$1,050.00 </text:p>
          </table:table-cell>
          <table:table-cell table:formula="of:=IF([.D47]=&quot;&quot;;&quot;&quot;;([.D47])/([.E47]))" office:value-type="percentage" office:value="0.0133333333333333" calcext:value-type="percentage">
            <text:p>1.33%</text:p>
          </table:table-cell>
          <table:table-cell table:formula="of:=IF([.D47];[.D47]*100;&quot;&quot;)" office:value-type="float" office:value="14" calcext:value-type="float">
            <text:p><text:s/>$14.00 </text:p>
          </table:table-cell>
          <table:table-cell table:formula="of:=IF([.C47] = &quot;&quot;; &quot;&quot;;[.C47]-[.B47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.5" calcext:value-type="float">
            <text:p><text:s/>$10.50 </text:p>
          </table:table-cell>
          <table:table-cell table:formula="of:=IF([.E48]=&quot;&quot;;&quot;&quot;;[.E48]*100)" office:value-type="float" office:value="1050" calcext:value-type="float">
            <text:p><text:s/>$1,050.00 </text:p>
          </table:table-cell>
          <table:table-cell table:formula="of:=IF([.D48]=&quot;&quot;;&quot;&quot;;([.D48])/([.E48]))" office:value-type="percentage" office:value="0.0133333333333333" calcext:value-type="percentage">
            <text:p>1.33%</text:p>
          </table:table-cell>
          <table:table-cell table:formula="of:=IF([.D48];[.D48]*100;&quot;&quot;)" office:value-type="float" office:value="14" calcext:value-type="float">
            <text:p><text:s/>$14.00 </text:p>
          </table:table-cell>
          <table:table-cell table:formula="of:=IF([.C48] = &quot;&quot;; &quot;&quot;;[.C48]-[.B48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49" calcext:value-type="float">
            <text:p><text:s/>$0.49 </text:p>
          </table:table-cell>
          <table:table-cell office:value-type="float" office:value="35" calcext:value-type="float">
            <text:p><text:s/>$35.00 </text:p>
          </table:table-cell>
          <table:table-cell table:formula="of:=IF([.E49]=&quot;&quot;;&quot;&quot;;[.E49]*100)" office:value-type="float" office:value="3500" calcext:value-type="float">
            <text:p><text:s/>$3,500.00 </text:p>
          </table:table-cell>
          <table:table-cell table:formula="of:=IF([.D49]=&quot;&quot;;&quot;&quot;;([.D49])/([.E49]))" office:value-type="percentage" office:value="0.014" calcext:value-type="percentage">
            <text:p>1.40%</text:p>
          </table:table-cell>
          <table:table-cell table:formula="of:=IF([.D49];[.D49]*100;&quot;&quot;)" office:value-type="float" office:value="49" calcext:value-type="float">
            <text:p><text:s/>$49.00 </text:p>
          </table:table-cell>
          <table:table-cell table:formula="of:=IF([.C49] = &quot;&quot;; &quot;&quot;;[.C49]-[.B4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9-14" calcext:value-type="date">
            <text:p>9/14/2020</text:p>
          </table:table-cell>
          <table:table-cell table:style-name="ce43" office:value-type="date" office:date-value="2020-09-18" calcext:value-type="date">
            <text:p>9/18/2020</text:p>
          </table:table-cell>
          <table:table-cell table:style-name="ce44" office:value-type="float" office:value="0.2" calcext:value-type="float">
            <text:p><text:s/>$0.20 </text:p>
          </table:table-cell>
          <table:table-cell table:style-name="ce44" office:value-type="float" office:value="17" calcext:value-type="float">
            <text:p><text:s/>$17.00 </text:p>
          </table:table-cell>
          <table:table-cell table:style-name="ce44" table:formula="of:=IF([.E50]=&quot;&quot;;&quot;&quot;;[.E50]*100)" office:value-type="float" office:value="1700" calcext:value-type="float">
            <text:p><text:s/>$1,700.00 </text:p>
          </table:table-cell>
          <table:table-cell table:style-name="ce45" table:formula="of:=IF([.D50]=&quot;&quot;;&quot;&quot;;([.D50])/([.E50]))" office:value-type="percentage" office:value="0.0117647058823529" calcext:value-type="percentage">
            <text:p>1.18%</text:p>
          </table:table-cell>
          <table:table-cell table:style-name="ce44" table:formula="of:=IF([.D50];[.D50]*100;&quot;&quot;)" office:value-type="float" office:value="20" calcext:value-type="float">
            <text:p><text:s/>$20.00 </text:p>
          </table:table-cell>
          <table:table-cell table:style-name="ce42" table:formula="of:=IF([.C50] = &quot;&quot;; &quot;&quot;;[.C50]-[.B50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7" calcext:value-type="float">
            <text:p><text:s/>$17.00 </text:p>
          </table:table-cell>
          <table:table-cell table:formula="of:=IF([.E51]=&quot;&quot;;&quot;&quot;;[.E51]*100)" office:value-type="float" office:value="1700" calcext:value-type="float">
            <text:p><text:s/>$1,700.00 </text:p>
          </table:table-cell>
          <table:table-cell table:formula="of:=IF([.D51]=&quot;&quot;;&quot;&quot;;([.D51])/([.E51]))" office:value-type="percentage" office:value="0.0117647058823529" calcext:value-type="percentage">
            <text:p>1.18%</text:p>
          </table:table-cell>
          <table:table-cell table:formula="of:=IF([.D51];[.D51]*100;&quot;&quot;)" office:value-type="float" office:value="20" calcext:value-type="float">
            <text:p><text:s/>$20.00 </text:p>
          </table:table-cell>
          <table:table-cell table:formula="of:=IF([.C51] = &quot;&quot;; &quot;&quot;;[.C51]-[.B5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38" calcext:value-type="float">
            <text:p><text:s/>$38.00 </text:p>
          </table:table-cell>
          <table:table-cell table:formula="of:=IF([.E52]=&quot;&quot;;&quot;&quot;;[.E52]*100)" office:value-type="float" office:value="3800" calcext:value-type="float">
            <text:p><text:s/>$3,800.00 </text:p>
          </table:table-cell>
          <table:table-cell table:formula="of:=IF([.D52]=&quot;&quot;;&quot;&quot;;([.D52])/([.E52]))" office:value-type="percentage" office:value="0.0152631578947368" calcext:value-type="percentage">
            <text:p>1.53%</text:p>
          </table:table-cell>
          <table:table-cell table:formula="of:=IF([.D52];[.D52]*100;&quot;&quot;)" office:value-type="float" office:value="58" calcext:value-type="float">
            <text:p><text:s/>$58.00 </text:p>
          </table:table-cell>
          <table:table-cell table:formula="of:=IF([.C52] = &quot;&quot;; &quot;&quot;;[.C52]-[.B5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38" calcext:value-type="float">
            <text:p><text:s/>$38.00 </text:p>
          </table:table-cell>
          <table:table-cell table:formula="of:=IF([.E53]=&quot;&quot;;&quot;&quot;;[.E53]*100)" office:value-type="float" office:value="3800" calcext:value-type="float">
            <text:p><text:s/>$3,800.00 </text:p>
          </table:table-cell>
          <table:table-cell table:formula="of:=IF([.D53]=&quot;&quot;;&quot;&quot;;([.D53])/([.E53]))" office:value-type="percentage" office:value="0.0152631578947368" calcext:value-type="percentage">
            <text:p>1.53%</text:p>
          </table:table-cell>
          <table:table-cell table:formula="of:=IF([.D53];[.D53]*100;&quot;&quot;)" office:value-type="float" office:value="58" calcext:value-type="float">
            <text:p><text:s/>$58.00 </text:p>
          </table:table-cell>
          <table:table-cell table:formula="of:=IF([.C53] = &quot;&quot;; &quot;&quot;;[.C53]-[.B5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0.5" calcext:value-type="float">
            <text:p><text:s/>$10.50 </text:p>
          </table:table-cell>
          <table:table-cell table:formula="of:=IF([.E54]=&quot;&quot;;&quot;&quot;;[.E54]*100)" office:value-type="float" office:value="1050" calcext:value-type="float">
            <text:p><text:s/>$1,050.00 </text:p>
          </table:table-cell>
          <table:table-cell table:formula="of:=IF([.D54]=&quot;&quot;;&quot;&quot;;([.D54])/([.E54]))" office:value-type="percentage" office:value="0.0104761904761905" calcext:value-type="percentage">
            <text:p>1.05%</text:p>
          </table:table-cell>
          <table:table-cell table:formula="of:=IF([.D54];[.D54]*100;&quot;&quot;)" office:value-type="float" office:value="11" calcext:value-type="float">
            <text:p><text:s/>$11.00 </text:p>
          </table:table-cell>
          <table:table-cell table:formula="of:=IF([.C54] = &quot;&quot;; &quot;&quot;;[.C54]-[.B5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0.5" calcext:value-type="float">
            <text:p><text:s/>$10.50 </text:p>
          </table:table-cell>
          <table:table-cell table:formula="of:=IF([.E55]=&quot;&quot;;&quot;&quot;;[.E55]*100)" office:value-type="float" office:value="1050" calcext:value-type="float">
            <text:p><text:s/>$1,050.00 </text:p>
          </table:table-cell>
          <table:table-cell table:formula="of:=IF([.D55]=&quot;&quot;;&quot;&quot;;([.D55])/([.E55]))" office:value-type="percentage" office:value="0.0104761904761905" calcext:value-type="percentage">
            <text:p>1.05%</text:p>
          </table:table-cell>
          <table:table-cell table:formula="of:=IF([.D55];[.D55]*100;&quot;&quot;)" office:value-type="float" office:value="11" calcext:value-type="float">
            <text:p><text:s/>$11.00 </text:p>
          </table:table-cell>
          <table:table-cell table:formula="of:=IF([.C55] = &quot;&quot;; &quot;&quot;;[.C55]-[.B5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5" calcext:value-type="float">
            <text:p><text:s/>$35.00 </text:p>
          </table:table-cell>
          <table:table-cell table:formula="of:=IF([.E56]=&quot;&quot;;&quot;&quot;;[.E56]*100)" office:value-type="float" office:value="3500" calcext:value-type="float">
            <text:p><text:s/>$3,500.00 </text:p>
          </table:table-cell>
          <table:table-cell table:formula="of:=IF([.D56]=&quot;&quot;;&quot;&quot;;([.D56])/([.E56]))" office:value-type="percentage" office:value="0.0157142857142857" calcext:value-type="percentage">
            <text:p>1.57%</text:p>
          </table:table-cell>
          <table:table-cell table:formula="of:=IF([.D56];[.D56]*100;&quot;&quot;)" office:value-type="float" office:value="55" calcext:value-type="float">
            <text:p><text:s/>$55.00 </text:p>
          </table:table-cell>
          <table:table-cell table:formula="of:=IF([.C56] = &quot;&quot;; &quot;&quot;;[.C56]-[.B5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9" calcext:value-type="float">
            <text:p><text:s/>$0.29 </text:p>
          </table:table-cell>
          <table:table-cell office:value-type="float" office:value="22" calcext:value-type="float">
            <text:p><text:s/>$22.00 </text:p>
          </table:table-cell>
          <table:table-cell table:formula="of:=IF([.E57]=&quot;&quot;;&quot;&quot;;[.E57]*100)" office:value-type="float" office:value="2200" calcext:value-type="float">
            <text:p><text:s/>$2,200.00 </text:p>
          </table:table-cell>
          <table:table-cell table:formula="of:=IF([.D57]=&quot;&quot;;&quot;&quot;;([.D57])/([.E57]))" office:value-type="percentage" office:value="0.0131818181818182" calcext:value-type="percentage">
            <text:p>1.32%</text:p>
          </table:table-cell>
          <table:table-cell table:formula="of:=IF([.D57];[.D57]*100;&quot;&quot;)" office:value-type="float" office:value="29" calcext:value-type="float">
            <text:p><text:s/>$29.00 </text:p>
          </table:table-cell>
          <table:table-cell table:formula="of:=IF([.C57] = &quot;&quot;; &quot;&quot;;[.C57]-[.B5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7" calcext:value-type="float">
            <text:p><text:s/>$17.00 </text:p>
          </table:table-cell>
          <table:table-cell table:formula="of:=IF([.E58]=&quot;&quot;;&quot;&quot;;[.E58]*100)" office:value-type="float" office:value="1700" calcext:value-type="float">
            <text:p><text:s/>$1,700.00 </text:p>
          </table:table-cell>
          <table:table-cell table:formula="of:=IF([.D58]=&quot;&quot;;&quot;&quot;;([.D58])/([.E58]))" office:value-type="percentage" office:value="0.0176470588235294" calcext:value-type="percentage">
            <text:p>1.76%</text:p>
          </table:table-cell>
          <table:table-cell table:formula="of:=IF([.D58];[.D58]*100;&quot;&quot;)" office:value-type="float" office:value="30" calcext:value-type="float">
            <text:p><text:s/>$30.00 </text:p>
          </table:table-cell>
          <table:table-cell table:formula="of:=IF([.C58] = &quot;&quot;; &quot;&quot;;[.C58]-[.B5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59]=&quot;&quot;;&quot;&quot;;[.E59]*100)" office:value-type="float" office:value="400" calcext:value-type="float">
            <text:p><text:s/>$400.00 </text:p>
          </table:table-cell>
          <table:table-cell table:formula="of:=IF([.D59]=&quot;&quot;;&quot;&quot;;([.D59])/([.E59]))" office:value-type="percentage" office:value="0.0075" calcext:value-type="percentage">
            <text:p>0.75%</text:p>
          </table:table-cell>
          <table:table-cell table:formula="of:=IF([.D59];[.D59]*100;&quot;&quot;)" office:value-type="float" office:value="3" calcext:value-type="float">
            <text:p><text:s/>$3.00 </text:p>
          </table:table-cell>
          <table:table-cell table:formula="of:=IF([.C59] = &quot;&quot;; &quot;&quot;;[.C59]-[.B5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0]=&quot;&quot;;&quot;&quot;;[.E60]*100)" office:value-type="float" office:value="400" calcext:value-type="float">
            <text:p><text:s/>$400.00 </text:p>
          </table:table-cell>
          <table:table-cell table:formula="of:=IF([.D60]=&quot;&quot;;&quot;&quot;;([.D60])/([.E60]))" office:value-type="percentage" office:value="0.0075" calcext:value-type="percentage">
            <text:p>0.75%</text:p>
          </table:table-cell>
          <table:table-cell table:formula="of:=IF([.D60];[.D60]*100;&quot;&quot;)" office:value-type="float" office:value="3" calcext:value-type="float">
            <text:p><text:s/>$3.00 </text:p>
          </table:table-cell>
          <table:table-cell table:formula="of:=IF([.C60] = &quot;&quot;; &quot;&quot;;[.C60]-[.B6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1]=&quot;&quot;;&quot;&quot;;[.E61]*100)" office:value-type="float" office:value="400" calcext:value-type="float">
            <text:p><text:s/>$400.00 </text:p>
          </table:table-cell>
          <table:table-cell table:formula="of:=IF([.D61]=&quot;&quot;;&quot;&quot;;([.D61])/([.E61]))" office:value-type="percentage" office:value="0.0075" calcext:value-type="percentage">
            <text:p>0.75%</text:p>
          </table:table-cell>
          <table:table-cell table:formula="of:=IF([.D61];[.D61]*100;&quot;&quot;)" office:value-type="float" office:value="3" calcext:value-type="float">
            <text:p><text:s/>$3.00 </text:p>
          </table:table-cell>
          <table:table-cell table:formula="of:=IF([.C61] = &quot;&quot;; &quot;&quot;;[.C61]-[.B6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formula="of:=IF([.E62]=&quot;&quot;;&quot;&quot;;[.E62]*100)" office:value-type="float" office:value="400" calcext:value-type="float">
            <text:p><text:s/>$400.00 </text:p>
          </table:table-cell>
          <table:table-cell table:formula="of:=IF([.D62]=&quot;&quot;;&quot;&quot;;([.D62])/([.E62]))" office:value-type="percentage" office:value="0.0075" calcext:value-type="percentage">
            <text:p>0.75%</text:p>
          </table:table-cell>
          <table:table-cell table:formula="of:=IF([.D62];[.D62]*100;&quot;&quot;)" office:value-type="float" office:value="3" calcext:value-type="float">
            <text:p><text:s/>$3.00 </text:p>
          </table:table-cell>
          <table:table-cell table:formula="of:=IF([.C62] = &quot;&quot;; &quot;&quot;;[.C62]-[.B6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2.5" calcext:value-type="float">
            <text:p><text:s/>$12.50 </text:p>
          </table:table-cell>
          <table:table-cell table:formula="of:=IF([.E63]=&quot;&quot;;&quot;&quot;;[.E63]*100)" office:value-type="float" office:value="1250" calcext:value-type="float">
            <text:p><text:s/>$1,250.00 </text:p>
          </table:table-cell>
          <table:table-cell table:formula="of:=IF([.D63]=&quot;&quot;;&quot;&quot;;([.D63])/([.E63]))" office:value-type="percentage" office:value="0.016" calcext:value-type="percentage">
            <text:p>1.60%</text:p>
          </table:table-cell>
          <table:table-cell table:formula="of:=IF([.D63];[.D63]*100;&quot;&quot;)" office:value-type="float" office:value="20" calcext:value-type="float">
            <text:p><text:s/>$20.00 </text:p>
          </table:table-cell>
          <table:table-cell table:formula="of:=IF([.C63] = &quot;&quot;; &quot;&quot;;[.C63]-[.B6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NCLH</text:p>
          </table:table-cell>
          <table:table-cell table:style-name="ce43" office:value-type="date" office:date-value="2020-09-21" calcext:value-type="date">
            <text:p>9/21/2020</text:p>
          </table:table-cell>
          <table:table-cell table:style-name="ce43" office:value-type="date" office:date-value="2020-09-25" calcext:value-type="date">
            <text:p>9/25/2020</text:p>
          </table:table-cell>
          <table:table-cell table:style-name="ce44" office:value-type="float" office:value="0.47" calcext:value-type="float">
            <text:p><text:s/>$0.47 </text:p>
          </table:table-cell>
          <table:table-cell table:style-name="ce44" office:value-type="float" office:value="15" calcext:value-type="float">
            <text:p><text:s/>$15.00 </text:p>
          </table:table-cell>
          <table:table-cell table:style-name="ce44" table:formula="of:=IF([.E64]=&quot;&quot;;&quot;&quot;;[.E64]*100)" office:value-type="float" office:value="1500" calcext:value-type="float">
            <text:p><text:s/>$1,500.00 </text:p>
          </table:table-cell>
          <table:table-cell table:style-name="ce45" table:formula="of:=IF([.D64]=&quot;&quot;;&quot;&quot;;([.D64])/([.E64]))" office:value-type="percentage" office:value="0.0313333333333333" calcext:value-type="percentage">
            <text:p>3.13%</text:p>
          </table:table-cell>
          <table:table-cell table:style-name="ce44" table:formula="of:=IF([.D64];[.D64]*100;&quot;&quot;)" office:value-type="float" office:value="47" calcext:value-type="float">
            <text:p><text:s/>$47.00 </text:p>
          </table:table-cell>
          <table:table-cell table:style-name="ce42" table:formula="of:=IF([.C64] = &quot;&quot;; &quot;&quot;;[.C64]-[.B64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12" calcext:value-type="float">
            <text:p><text:s/>$12.00 </text:p>
          </table:table-cell>
          <table:table-cell table:formula="of:=IF([.E65]=&quot;&quot;;&quot;&quot;;[.E65]*100)" office:value-type="float" office:value="1200" calcext:value-type="float">
            <text:p><text:s/>$1,200.00 </text:p>
          </table:table-cell>
          <table:table-cell table:formula="of:=IF([.D65]=&quot;&quot;;&quot;&quot;;([.D65])/([.E65]))" office:value-type="percentage" office:value="0.0025" calcext:value-type="percentage">
            <text:p>0.25%</text:p>
          </table:table-cell>
          <table:table-cell table:formula="of:=IF([.D65];[.D65]*100;&quot;&quot;)" office:value-type="float" office:value="3" calcext:value-type="float">
            <text:p><text:s/>$3.00 </text:p>
          </table:table-cell>
          <table:table-cell table:formula="of:=IF([.C65] = &quot;&quot;; &quot;&quot;;[.C65]-[.B6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12" calcext:value-type="float">
            <text:p><text:s/>$12.00 </text:p>
          </table:table-cell>
          <table:table-cell table:formula="of:=IF([.E66]=&quot;&quot;;&quot;&quot;;[.E66]*100)" office:value-type="float" office:value="1200" calcext:value-type="float">
            <text:p><text:s/>$1,200.00 </text:p>
          </table:table-cell>
          <table:table-cell table:formula="of:=IF([.D66]=&quot;&quot;;&quot;&quot;;([.D66])/([.E66]))" office:value-type="percentage" office:value="0.0025" calcext:value-type="percentage">
            <text:p>0.25%</text:p>
          </table:table-cell>
          <table:table-cell table:formula="of:=IF([.D66];[.D66]*100;&quot;&quot;)" office:value-type="float" office:value="3" calcext:value-type="float">
            <text:p><text:s/>$3.00 </text:p>
          </table:table-cell>
          <table:table-cell table:formula="of:=IF([.C66] = &quot;&quot;; &quot;&quot;;[.C66]-[.B6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57" calcext:value-type="float">
            <text:p><text:s/>$0.57 </text:p>
          </table:table-cell>
          <table:table-cell office:value-type="float" office:value="45" calcext:value-type="float">
            <text:p><text:s/>$45.00 </text:p>
          </table:table-cell>
          <table:table-cell table:formula="of:=IF([.E67]=&quot;&quot;;&quot;&quot;;[.E67]*100)" office:value-type="float" office:value="4500" calcext:value-type="float">
            <text:p><text:s/>$4,500.00 </text:p>
          </table:table-cell>
          <table:table-cell table:formula="of:=IF([.D67]=&quot;&quot;;&quot;&quot;;([.D67])/([.E67]))" office:value-type="percentage" office:value="0.0126666666666667" calcext:value-type="percentage">
            <text:p>1.27%</text:p>
          </table:table-cell>
          <table:table-cell table:formula="of:=IF([.D67];[.D67]*100;&quot;&quot;)" office:value-type="float" office:value="57" calcext:value-type="float">
            <text:p><text:s/>$57.00 </text:p>
          </table:table-cell>
          <table:table-cell table:formula="of:=IF([.C67] = &quot;&quot;; &quot;&quot;;[.C67]-[.B6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9.5" calcext:value-type="float">
            <text:p><text:s/>$19.50 </text:p>
          </table:table-cell>
          <table:table-cell table:formula="of:=IF([.E68]=&quot;&quot;;&quot;&quot;;[.E68]*100)" office:value-type="float" office:value="1950" calcext:value-type="float">
            <text:p><text:s/>$1,950.00 </text:p>
          </table:table-cell>
          <table:table-cell table:formula="of:=IF([.D68]=&quot;&quot;;&quot;&quot;;([.D68])/([.E68]))" office:value-type="percentage" office:value="0.0112820512820513" calcext:value-type="percentage">
            <text:p>1.13%</text:p>
          </table:table-cell>
          <table:table-cell table:formula="of:=IF([.D68];[.D68]*100;&quot;&quot;)" office:value-type="float" office:value="22" calcext:value-type="float">
            <text:p><text:s/>$22.00 </text:p>
          </table:table-cell>
          <table:table-cell table:formula="of:=IF([.C68] = &quot;&quot;; &quot;&quot;;[.C68]-[.B6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9.5" calcext:value-type="float">
            <text:p><text:s/>$19.50 </text:p>
          </table:table-cell>
          <table:table-cell table:formula="of:=IF([.E69]=&quot;&quot;;&quot;&quot;;[.E69]*100)" office:value-type="float" office:value="1950" calcext:value-type="float">
            <text:p><text:s/>$1,950.00 </text:p>
          </table:table-cell>
          <table:table-cell table:formula="of:=IF([.D69]=&quot;&quot;;&quot;&quot;;([.D69])/([.E69]))" office:value-type="percentage" office:value="0.0112820512820513" calcext:value-type="percentage">
            <text:p>1.13%</text:p>
          </table:table-cell>
          <table:table-cell table:formula="of:=IF([.D69];[.D69]*100;&quot;&quot;)" office:value-type="float" office:value="22" calcext:value-type="float">
            <text:p><text:s/>$22.00 </text:p>
          </table:table-cell>
          <table:table-cell table:formula="of:=IF([.C69] = &quot;&quot;; &quot;&quot;;[.C69]-[.B6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3" calcext:value-type="float">
            <text:p><text:s/>$3.00 </text:p>
          </table:table-cell>
          <table:table-cell table:formula="of:=IF([.E70]=&quot;&quot;;&quot;&quot;;[.E70]*100)" office:value-type="float" office:value="300" calcext:value-type="float">
            <text:p><text:s/>$300.00 </text:p>
          </table:table-cell>
          <table:table-cell table:formula="of:=IF([.D70]=&quot;&quot;;&quot;&quot;;([.D70])/([.E70]))" office:value-type="percentage" office:value="0.0166666666666667" calcext:value-type="percentage">
            <text:p>1.67%</text:p>
          </table:table-cell>
          <table:table-cell table:formula="of:=IF([.D70];[.D70]*100;&quot;&quot;)" office:value-type="float" office:value="5" calcext:value-type="float">
            <text:p><text:s/>$5.00 </text:p>
          </table:table-cell>
          <table:table-cell table:formula="of:=IF([.C70] = &quot;&quot;; &quot;&quot;;[.C70]-[.B7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6" calcext:value-type="float">
            <text:p><text:s/>$16.00 </text:p>
          </table:table-cell>
          <table:table-cell table:formula="of:=IF([.E71]=&quot;&quot;;&quot;&quot;;[.E71]*100)" office:value-type="float" office:value="1600" calcext:value-type="float">
            <text:p><text:s/>$1,600.00 </text:p>
          </table:table-cell>
          <table:table-cell table:formula="of:=IF([.D71]=&quot;&quot;;&quot;&quot;;([.D71])/([.E71]))" office:value-type="percentage" office:value="0.00625" calcext:value-type="percentage">
            <text:p>0.63%</text:p>
          </table:table-cell>
          <table:table-cell table:formula="of:=IF([.D71];[.D71]*100;&quot;&quot;)" office:value-type="float" office:value="10" calcext:value-type="float">
            <text:p><text:s/>$10.00 </text:p>
          </table:table-cell>
          <table:table-cell table:formula="of:=IF([.C71] = &quot;&quot;; &quot;&quot;;[.C71]-[.B7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CCL</text:p>
          </table:table-cell>
          <table:table-cell table:style-name="ce43" office:value-type="date" office:date-value="2020-09-29" calcext:value-type="date">
            <text:p>9/29/2020</text:p>
          </table:table-cell>
          <table:table-cell table:style-name="ce43" office:value-type="date" office:date-value="2020-10-02" calcext:value-type="date">
            <text:p>10/2/2020</text:p>
          </table:table-cell>
          <table:table-cell table:style-name="ce44" office:value-type="float" office:value="0.11" calcext:value-type="float">
            <text:p><text:s/>$0.11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([.E72]=&quot;&quot;;&quot;&quot;;[.E72]*100)" office:value-type="float" office:value="1400" calcext:value-type="float">
            <text:p><text:s/>$1,400.00 </text:p>
          </table:table-cell>
          <table:table-cell table:style-name="ce45" table:formula="of:=IF([.D72]=&quot;&quot;;&quot;&quot;;([.D72])/([.E72]))" office:value-type="percentage" office:value="0.00785714285714286" calcext:value-type="percentage">
            <text:p>0.79%</text:p>
          </table:table-cell>
          <table:table-cell table:style-name="ce44" table:formula="of:=IF([.D72];[.D72]*100;&quot;&quot;)" office:value-type="float" office:value="11" calcext:value-type="float">
            <text:p><text:s/>$11.00 </text:p>
          </table:table-cell>
          <table:table-cell table:style-name="ce42" table:formula="of:=IF([.C72] = &quot;&quot;; &quot;&quot;;[.C72]-[.B72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14" calcext:value-type="float">
            <text:p><text:s/>$14.00 </text:p>
          </table:table-cell>
          <table:table-cell table:formula="of:=IF([.E73]=&quot;&quot;;&quot;&quot;;[.E73]*100)" office:value-type="float" office:value="1400" calcext:value-type="float">
            <text:p><text:s/>$1,400.00 </text:p>
          </table:table-cell>
          <table:table-cell table:formula="of:=IF([.D73]=&quot;&quot;;&quot;&quot;;([.D73])/([.E73]))" office:value-type="percentage" office:value="0.00785714285714286" calcext:value-type="percentage">
            <text:p>0.79%</text:p>
          </table:table-cell>
          <table:table-cell table:formula="of:=IF([.D73];[.D73]*100;&quot;&quot;)" office:value-type="float" office:value="11" calcext:value-type="float">
            <text:p><text:s/>$11.00 </text:p>
          </table:table-cell>
          <table:table-cell table:formula="of:=IF([.C73] = &quot;&quot;; &quot;&quot;;[.C73]-[.B7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4]=&quot;&quot;;&quot;&quot;;[.E74]*100)" office:value-type="float" office:value="400" calcext:value-type="float">
            <text:p><text:s/>$400.00 </text:p>
          </table:table-cell>
          <table:table-cell table:formula="of:=IF([.D74]=&quot;&quot;;&quot;&quot;;([.D74])/([.E74]))" office:value-type="percentage" office:value="0.0175" calcext:value-type="percentage">
            <text:p>1.75%</text:p>
          </table:table-cell>
          <table:table-cell table:formula="of:=IF([.D74];[.D74]*100;&quot;&quot;)" office:value-type="float" office:value="7" calcext:value-type="float">
            <text:p><text:s/>$7.00 </text:p>
          </table:table-cell>
          <table:table-cell table:formula="of:=IF([.C74] = &quot;&quot;; &quot;&quot;;[.C74]-[.B74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5]=&quot;&quot;;&quot;&quot;;[.E75]*100)" office:value-type="float" office:value="400" calcext:value-type="float">
            <text:p><text:s/>$400.00 </text:p>
          </table:table-cell>
          <table:table-cell table:formula="of:=IF([.D75]=&quot;&quot;;&quot;&quot;;([.D75])/([.E75]))" office:value-type="percentage" office:value="0.0175" calcext:value-type="percentage">
            <text:p>1.75%</text:p>
          </table:table-cell>
          <table:table-cell table:formula="of:=IF([.D75];[.D75]*100;&quot;&quot;)" office:value-type="float" office:value="7" calcext:value-type="float">
            <text:p><text:s/>$7.00 </text:p>
          </table:table-cell>
          <table:table-cell table:formula="of:=IF([.C75] = &quot;&quot;; &quot;&quot;;[.C75]-[.B75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76]=&quot;&quot;;&quot;&quot;;[.E76]*100)" office:value-type="float" office:value="400" calcext:value-type="float">
            <text:p><text:s/>$400.00 </text:p>
          </table:table-cell>
          <table:table-cell table:formula="of:=IF([.D76]=&quot;&quot;;&quot;&quot;;([.D76])/([.E76]))" office:value-type="percentage" office:value="0.0175" calcext:value-type="percentage">
            <text:p>1.75%</text:p>
          </table:table-cell>
          <table:table-cell table:formula="of:=IF([.D76];[.D76]*100;&quot;&quot;)" office:value-type="float" office:value="7" calcext:value-type="float">
            <text:p><text:s/>$7.00 </text:p>
          </table:table-cell>
          <table:table-cell table:formula="of:=IF([.C76] = &quot;&quot;; &quot;&quot;;[.C76]-[.B76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16" calcext:value-type="float">
            <text:p><text:s/>$16.00 </text:p>
          </table:table-cell>
          <table:table-cell table:formula="of:=IF([.E77]=&quot;&quot;;&quot;&quot;;[.E77]*100)" office:value-type="float" office:value="1600" calcext:value-type="float">
            <text:p><text:s/>$1,600.00 </text:p>
          </table:table-cell>
          <table:table-cell table:formula="of:=IF([.D77]=&quot;&quot;;&quot;&quot;;([.D77])/([.E77]))" office:value-type="percentage" office:value="0.01875" calcext:value-type="percentage">
            <text:p>1.88%</text:p>
          </table:table-cell>
          <table:table-cell table:formula="of:=IF([.D77];[.D77]*100;&quot;&quot;)" office:value-type="float" office:value="30" calcext:value-type="float">
            <text:p><text:s/>$30.00 </text:p>
          </table:table-cell>
          <table:table-cell table:formula="of:=IF([.C77] = &quot;&quot;; &quot;&quot;;[.C77]-[.B77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47" calcext:value-type="float">
            <text:p><text:s/>$0.47 </text:p>
          </table:table-cell>
          <table:table-cell office:value-type="float" office:value="34" calcext:value-type="float">
            <text:p><text:s/>$34.00 </text:p>
          </table:table-cell>
          <table:table-cell table:formula="of:=IF([.E78]=&quot;&quot;;&quot;&quot;;[.E78]*100)" office:value-type="float" office:value="3400" calcext:value-type="float">
            <text:p><text:s/>$3,400.00 </text:p>
          </table:table-cell>
          <table:table-cell table:formula="of:=IF([.D78]=&quot;&quot;;&quot;&quot;;([.D78])/([.E78]))" office:value-type="percentage" office:value="0.0138235294117647" calcext:value-type="percentage">
            <text:p>1.38%</text:p>
          </table:table-cell>
          <table:table-cell table:formula="of:=IF([.D78];[.D78]*100;&quot;&quot;)" office:value-type="float" office:value="47" calcext:value-type="float">
            <text:p><text:s/>$47.00 </text:p>
          </table:table-cell>
          <table:table-cell table:formula="of:=IF([.C78] = &quot;&quot;; &quot;&quot;;[.C78]-[.B78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1.37" calcext:value-type="float">
            <text:p><text:s/>$1.37 </text:p>
          </table:table-cell>
          <table:table-cell office:value-type="float" office:value="112.5" calcext:value-type="float">
            <text:p><text:s/>$112.50 </text:p>
          </table:table-cell>
          <table:table-cell table:formula="of:=IF([.E79]=&quot;&quot;;&quot;&quot;;[.E79]*100)" office:value-type="float" office:value="11250" calcext:value-type="float">
            <text:p><text:s/>$11,250.00 </text:p>
          </table:table-cell>
          <table:table-cell table:formula="of:=IF([.D79]=&quot;&quot;;&quot;&quot;;([.D79])/([.E79]))" office:value-type="percentage" office:value="0.0121777777777778" calcext:value-type="percentage">
            <text:p>1.22%</text:p>
          </table:table-cell>
          <table:table-cell table:formula="of:=IF([.D79];[.D79]*100;&quot;&quot;)" office:value-type="float" office:value="137" calcext:value-type="float">
            <text:p><text:s/>$137.00 </text:p>
          </table:table-cell>
          <table:table-cell table:formula="of:=IF([.C79] = &quot;&quot;; &quot;&quot;;[.C79]-[.B7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43" office:value-type="date" office:date-value="2020-10-05" calcext:value-type="date">
            <text:p>10/5/2020</text:p>
          </table:table-cell>
          <table:table-cell table:style-name="ce43" office:value-type="date" office:date-value="2020-10-09" calcext:value-type="date">
            <text:p>10/9/2020</text:p>
          </table:table-cell>
          <table:table-cell table:style-name="ce44" office:value-type="float" office:value="1.62" calcext:value-type="float">
            <text:p><text:s/>$1.62 </text:p>
          </table:table-cell>
          <table:table-cell table:style-name="ce44" office:value-type="float" office:value="112.5" calcext:value-type="float">
            <text:p><text:s/>$112.50 </text:p>
          </table:table-cell>
          <table:table-cell table:style-name="ce44" table:formula="of:=IF([.E80]=&quot;&quot;;&quot;&quot;;[.E80]*100)" office:value-type="float" office:value="11250" calcext:value-type="float">
            <text:p><text:s/>$11,250.00 </text:p>
          </table:table-cell>
          <table:table-cell table:style-name="ce45" table:formula="of:=IF([.D80]=&quot;&quot;;&quot;&quot;;([.D80])/([.E80]))" office:value-type="percentage" office:value="0.0144" calcext:value-type="percentage">
            <text:p>1.44%</text:p>
          </table:table-cell>
          <table:table-cell table:style-name="ce44" table:formula="of:=IF([.D80];[.D80]*100;&quot;&quot;)" office:value-type="float" office:value="162" calcext:value-type="float">
            <text:p><text:s/>$162.00 </text:p>
          </table:table-cell>
          <table:table-cell table:style-name="ce42" table:formula="of:=IF([.C80] = &quot;&quot;; &quot;&quot;;[.C80]-[.B80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4" calcext:value-type="float">
            <text:p><text:s/>$14.00 </text:p>
          </table:table-cell>
          <table:table-cell table:formula="of:=IF([.E81]=&quot;&quot;;&quot;&quot;;[.E81]*100)" office:value-type="float" office:value="1400" calcext:value-type="float">
            <text:p><text:s/>$1,400.00 </text:p>
          </table:table-cell>
          <table:table-cell table:formula="of:=IF([.D81]=&quot;&quot;;&quot;&quot;;([.D81])/([.E81]))" office:value-type="percentage" office:value="0.0142857142857143" calcext:value-type="percentage">
            <text:p>1.43%</text:p>
          </table:table-cell>
          <table:table-cell table:formula="of:=IF([.D81];[.D81]*100;&quot;&quot;)" office:value-type="float" office:value="20" calcext:value-type="float">
            <text:p><text:s/>$20.00 </text:p>
          </table:table-cell>
          <table:table-cell table:formula="of:=IF([.C81] = &quot;&quot;; &quot;&quot;;[.C81]-[.B8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4" calcext:value-type="float">
            <text:p><text:s/>$14.00 </text:p>
          </table:table-cell>
          <table:table-cell table:formula="of:=IF([.E82]=&quot;&quot;;&quot;&quot;;[.E82]*100)" office:value-type="float" office:value="1400" calcext:value-type="float">
            <text:p><text:s/>$1,400.00 </text:p>
          </table:table-cell>
          <table:table-cell table:formula="of:=IF([.D82]=&quot;&quot;;&quot;&quot;;([.D82])/([.E82]))" office:value-type="percentage" office:value="0.0142857142857143" calcext:value-type="percentage">
            <text:p>1.43%</text:p>
          </table:table-cell>
          <table:table-cell table:formula="of:=IF([.D82];[.D82]*100;&quot;&quot;)" office:value-type="float" office:value="20" calcext:value-type="float">
            <text:p><text:s/>$20.00 </text:p>
          </table:table-cell>
          <table:table-cell table:formula="of:=IF([.C82] = &quot;&quot;; &quot;&quot;;[.C82]-[.B8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8" calcext:value-type="float">
            <text:p><text:s/>$0.28 </text:p>
          </table:table-cell>
          <table:table-cell office:value-type="float" office:value="21" calcext:value-type="float">
            <text:p><text:s/>$21.00 </text:p>
          </table:table-cell>
          <table:table-cell table:formula="of:=IF([.E83]=&quot;&quot;;&quot;&quot;;[.E83]*100)" office:value-type="float" office:value="2100" calcext:value-type="float">
            <text:p><text:s/>$2,100.00 </text:p>
          </table:table-cell>
          <table:table-cell table:formula="of:=IF([.D83]=&quot;&quot;;&quot;&quot;;([.D83])/([.E83]))" office:value-type="percentage" office:value="0.0133333333333333" calcext:value-type="percentage">
            <text:p>1.33%</text:p>
          </table:table-cell>
          <table:table-cell table:formula="of:=IF([.D83];[.D83]*100;&quot;&quot;)" office:value-type="float" office:value="28" calcext:value-type="float">
            <text:p><text:s/>$28.00 </text:p>
          </table:table-cell>
          <table:table-cell table:formula="of:=IF([.C83] = &quot;&quot;; &quot;&quot;;[.C83]-[.B8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39" calcext:value-type="float">
            <text:p><text:s/>$0.39 </text:p>
          </table:table-cell>
          <table:table-cell office:value-type="float" office:value="34" calcext:value-type="float">
            <text:p><text:s/>$34.00 </text:p>
          </table:table-cell>
          <table:table-cell table:formula="of:=IF([.E84]=&quot;&quot;;&quot;&quot;;[.E84]*100)" office:value-type="float" office:value="3400" calcext:value-type="float">
            <text:p><text:s/>$3,400.00 </text:p>
          </table:table-cell>
          <table:table-cell table:formula="of:=IF([.D84]=&quot;&quot;;&quot;&quot;;([.D84])/([.E84]))" office:value-type="percentage" office:value="0.0114705882352941" calcext:value-type="percentage">
            <text:p>1.15%</text:p>
          </table:table-cell>
          <table:table-cell table:formula="of:=IF([.D84];[.D84]*100;&quot;&quot;)" office:value-type="float" office:value="39" calcext:value-type="float">
            <text:p><text:s/>$39.00 </text:p>
          </table:table-cell>
          <table:table-cell table:formula="of:=IF([.C84] = &quot;&quot;; &quot;&quot;;[.C84]-[.B8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6" office:value-type="string" calcext:value-type="string">
            <text:p>INTC</text:p>
          </table:table-cell>
          <table:table-cell table:number-columns-repeated="2" table:style-name="ce47" office:value-type="date" office:date-value="2020-10-05" calcext:value-type="date">
            <text:p>10/5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52.4" calcext:value-type="float">
            <text:p><text:s/>$52.40 </text:p>
          </table:table-cell>
          <table:table-cell table:style-name="ce48" table:formula="of:=IF([.E85]=&quot;&quot;;&quot;&quot;;[.E85]*100)" office:value-type="float" office:value="5240" calcext:value-type="float">
            <text:p><text:s/>$5,240.00 </text:p>
          </table:table-cell>
          <table:table-cell table:style-name="ce49" table:formula="of:=IF([.D85]=&quot;&quot;;&quot;&quot;;([.D85])/([.E85]))" office:value-type="percentage" office:value="0.000124045801526718" calcext:value-type="percentage">
            <text:p>0.01%</text:p>
          </table:table-cell>
          <table:table-cell table:style-name="ce48" table:formula="of:=IF([.D85];[.D85]*100;&quot;&quot;)" office:value-type="float" office:value="0.65" calcext:value-type="float">
            <text:p><text:s/>$0.65 </text:p>
          </table:table-cell>
          <table:table-cell table:style-name="ce46" table:formula="of:=IF([.C85] = &quot;&quot;; &quot;&quot;;[.C85]-[.B85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53"/>
        </table:table-row>
        <table:table-row table:style-name="ro2">
          <table:table-cell table:style-name="ce42" office:value-type="string" calcext:value-type="string">
            <text:p>MGM</text:p>
          </table:table-cell>
          <table:table-cell table:style-name="ce43" office:value-type="date" office:date-value="2020-10-12" calcext:value-type="date">
            <text:p>10/12/2020</text:p>
          </table:table-cell>
          <table:table-cell table:style-name="ce43" office:value-type="date" office:date-value="2020-10-16" calcext:value-type="date">
            <text:p>10/16/2020</text:p>
          </table:table-cell>
          <table:table-cell table:style-name="ce44" office:value-type="float" office:value="0.2" calcext:value-type="float">
            <text:p><text:s/>$0.20 </text:p>
          </table:table-cell>
          <table:table-cell table:style-name="ce44" office:value-type="float" office:value="20.5" calcext:value-type="float">
            <text:p><text:s/>$20.50 </text:p>
          </table:table-cell>
          <table:table-cell table:style-name="ce44" table:formula="of:=IF([.E86]=&quot;&quot;;&quot;&quot;;[.E86]*100)" office:value-type="float" office:value="2050" calcext:value-type="float">
            <text:p><text:s/>$2,050.00 </text:p>
          </table:table-cell>
          <table:table-cell table:style-name="ce45" table:formula="of:=IF([.D86]=&quot;&quot;;&quot;&quot;;([.D86])/([.E86]))" office:value-type="percentage" office:value="0.00975609756097561" calcext:value-type="percentage">
            <text:p>0.98%</text:p>
          </table:table-cell>
          <table:table-cell table:style-name="ce44" table:formula="of:=IF([.D86];[.D86]*100;&quot;&quot;)" office:value-type="float" office:value="20" calcext:value-type="float">
            <text:p><text:s/>$20.00 </text:p>
          </table:table-cell>
          <table:table-cell table:style-name="ce42" table:formula="of:=IF([.C86] = &quot;&quot;; &quot;&quot;;[.C86]-[.B8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57" calcext:value-type="float">
            <text:p><text:s/>$0.57 </text:p>
          </table:table-cell>
          <table:table-cell office:value-type="float" office:value="34" calcext:value-type="float">
            <text:p><text:s/>$34.00 </text:p>
          </table:table-cell>
          <table:table-cell table:formula="of:=IF([.E87]=&quot;&quot;;&quot;&quot;;[.E87]*100)" office:value-type="float" office:value="3400" calcext:value-type="float">
            <text:p><text:s/>$3,400.00 </text:p>
          </table:table-cell>
          <table:table-cell table:formula="of:=IF([.D87]=&quot;&quot;;&quot;&quot;;([.D87])/([.E87]))" office:value-type="percentage" office:value="0.0167647058823529" calcext:value-type="percentage">
            <text:p>1.68%</text:p>
          </table:table-cell>
          <table:table-cell table:formula="of:=IF([.D87];[.D87]*100;&quot;&quot;)" office:value-type="float" office:value="57" calcext:value-type="float">
            <text:p><text:s/>$57.00 </text:p>
          </table:table-cell>
          <table:table-cell table:formula="of:=IF([.C87] = &quot;&quot;; &quot;&quot;;[.C87]-[.B8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5" calcext:value-type="float">
            <text:p><text:s/>$15.00 </text:p>
          </table:table-cell>
          <table:table-cell table:formula="of:=IF([.E88]=&quot;&quot;;&quot;&quot;;[.E88]*100)" office:value-type="float" office:value="1500" calcext:value-type="float">
            <text:p><text:s/>$1,500.00 </text:p>
          </table:table-cell>
          <table:table-cell table:formula="of:=IF([.D88]=&quot;&quot;;&quot;&quot;;([.D88])/([.E88]))" office:value-type="percentage" office:value="0.016" calcext:value-type="percentage">
            <text:p>1.60%</text:p>
          </table:table-cell>
          <table:table-cell table:formula="of:=IF([.D88];[.D88]*100;&quot;&quot;)" office:value-type="float" office:value="24" calcext:value-type="float">
            <text:p><text:s/>$24.00 </text:p>
          </table:table-cell>
          <table:table-cell table:formula="of:=IF([.C88] = &quot;&quot;; &quot;&quot;;[.C88]-[.B8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5" calcext:value-type="float">
            <text:p><text:s/>$15.00 </text:p>
          </table:table-cell>
          <table:table-cell table:formula="of:=IF([.E89]=&quot;&quot;;&quot;&quot;;[.E89]*100)" office:value-type="float" office:value="1500" calcext:value-type="float">
            <text:p><text:s/>$1,500.00 </text:p>
          </table:table-cell>
          <table:table-cell table:formula="of:=IF([.D89]=&quot;&quot;;&quot;&quot;;([.D89])/([.E89]))" office:value-type="percentage" office:value="0.016" calcext:value-type="percentage">
            <text:p>1.60%</text:p>
          </table:table-cell>
          <table:table-cell table:formula="of:=IF([.D89];[.D89]*100;&quot;&quot;)" office:value-type="float" office:value="24" calcext:value-type="float">
            <text:p><text:s/>$24.00 </text:p>
          </table:table-cell>
          <table:table-cell table:formula="of:=IF([.C89] = &quot;&quot;; &quot;&quot;;[.C89]-[.B8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90]=&quot;&quot;;&quot;&quot;;[.E90]*100)" office:value-type="float" office:value="400" calcext:value-type="float">
            <text:p><text:s/>$400.00 </text:p>
          </table:table-cell>
          <table:table-cell table:formula="of:=IF([.D90]=&quot;&quot;;&quot;&quot;;([.D90])/([.E90]))" office:value-type="percentage" office:value="0.0125" calcext:value-type="percentage">
            <text:p>1.25%</text:p>
          </table:table-cell>
          <table:table-cell table:formula="of:=IF([.D90];[.D90]*100;&quot;&quot;)" office:value-type="float" office:value="5" calcext:value-type="float">
            <text:p><text:s/>$5.00 </text:p>
          </table:table-cell>
          <table:table-cell table:formula="of:=IF([.C90] = &quot;&quot;; &quot;&quot;;[.C90]-[.B9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91]=&quot;&quot;;&quot;&quot;;[.E91]*100)" office:value-type="float" office:value="400" calcext:value-type="float">
            <text:p><text:s/>$400.00 </text:p>
          </table:table-cell>
          <table:table-cell table:formula="of:=IF([.D91]=&quot;&quot;;&quot;&quot;;([.D91])/([.E91]))" office:value-type="percentage" office:value="0.0125" calcext:value-type="percentage">
            <text:p>1.25%</text:p>
          </table:table-cell>
          <table:table-cell table:formula="of:=IF([.D91];[.D91]*100;&quot;&quot;)" office:value-type="float" office:value="5" calcext:value-type="float">
            <text:p><text:s/>$5.00 </text:p>
          </table:table-cell>
          <table:table-cell table:formula="of:=IF([.C91] = &quot;&quot;; &quot;&quot;;[.C91]-[.B9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55" calcext:value-type="float">
            <text:p><text:s/>$0.55 </text:p>
          </table:table-cell>
          <table:table-cell office:value-type="float" office:value="34" calcext:value-type="float">
            <text:p><text:s/>$34.00 </text:p>
          </table:table-cell>
          <table:table-cell table:formula="of:=IF([.E92]=&quot;&quot;;&quot;&quot;;[.E92]*100)" office:value-type="float" office:value="3400" calcext:value-type="float">
            <text:p><text:s/>$3,400.00 </text:p>
          </table:table-cell>
          <table:table-cell table:formula="of:=IF([.D92]=&quot;&quot;;&quot;&quot;;([.D92])/([.E92]))" office:value-type="percentage" office:value="0.0161764705882353" calcext:value-type="percentage">
            <text:p>1.62%</text:p>
          </table:table-cell>
          <table:table-cell table:formula="of:=IF([.D92];[.D92]*100;&quot;&quot;)" office:value-type="float" office:value="55" calcext:value-type="float">
            <text:p><text:s/>$55.00 </text:p>
          </table:table-cell>
          <table:table-cell table:formula="of:=IF([.C92] = &quot;&quot;; &quot;&quot;;[.C92]-[.B9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63" calcext:value-type="float">
            <text:p><text:s/>$0.63 </text:p>
          </table:table-cell>
          <table:table-cell office:value-type="float" office:value="48" calcext:value-type="float">
            <text:p><text:s/>$48.00 </text:p>
          </table:table-cell>
          <table:table-cell table:formula="of:=IF([.E93]=&quot;&quot;;&quot;&quot;;[.E93]*100)" office:value-type="float" office:value="4800" calcext:value-type="float">
            <text:p><text:s/>$4,800.00 </text:p>
          </table:table-cell>
          <table:table-cell table:formula="of:=IF([.D93]=&quot;&quot;;&quot;&quot;;([.D93])/([.E93]))" office:value-type="percentage" office:value="0.013125" calcext:value-type="percentage">
            <text:p>1.31%</text:p>
          </table:table-cell>
          <table:table-cell table:formula="of:=IF([.D93];[.D93]*100;&quot;&quot;)" office:value-type="float" office:value="63" calcext:value-type="float">
            <text:p><text:s/>$63.00 </text:p>
          </table:table-cell>
          <table:table-cell table:formula="of:=IF([.C93] = &quot;&quot;; &quot;&quot;;[.C93]-[.B9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9.5" calcext:value-type="float">
            <text:p><text:s/>$9.50 </text:p>
          </table:table-cell>
          <table:table-cell table:formula="of:=IF([.E94]=&quot;&quot;;&quot;&quot;;[.E94]*100)" office:value-type="float" office:value="950" calcext:value-type="float">
            <text:p><text:s/>$950.00 </text:p>
          </table:table-cell>
          <table:table-cell table:formula="of:=IF([.D94]=&quot;&quot;;&quot;&quot;;([.D94])/([.E94]))" office:value-type="percentage" office:value="0.00947368421052632" calcext:value-type="percentage">
            <text:p>0.95%</text:p>
          </table:table-cell>
          <table:table-cell table:formula="of:=IF([.D94];[.D94]*100;&quot;&quot;)" office:value-type="float" office:value="9" calcext:value-type="float">
            <text:p><text:s/>$9.00 </text:p>
          </table:table-cell>
          <table:table-cell table:formula="of:=IF([.C94] = &quot;&quot;; &quot;&quot;;[.C94]-[.B9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7.5" calcext:value-type="float">
            <text:p><text:s/>$17.50 </text:p>
          </table:table-cell>
          <table:table-cell table:formula="of:=IF([.E95]=&quot;&quot;;&quot;&quot;;[.E95]*100)" office:value-type="float" office:value="1750" calcext:value-type="float">
            <text:p><text:s/>$1,750.00 </text:p>
          </table:table-cell>
          <table:table-cell table:formula="of:=IF([.D95]=&quot;&quot;;&quot;&quot;;([.D95])/([.E95]))" office:value-type="percentage" office:value="0.0125714285714286" calcext:value-type="percentage">
            <text:p>1.26%</text:p>
          </table:table-cell>
          <table:table-cell table:formula="of:=IF([.D95];[.D95]*100;&quot;&quot;)" office:value-type="float" office:value="22" calcext:value-type="float">
            <text:p><text:s/>$22.00 </text:p>
          </table:table-cell>
          <table:table-cell table:formula="of:=IF([.C95] = &quot;&quot;; &quot;&quot;;[.C95]-[.B9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SAV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15" calcext:value-type="float">
            <text:p><text:s/>$15.00 </text:p>
          </table:table-cell>
          <table:table-cell table:formula="of:=IF([.E96]=&quot;&quot;;&quot;&quot;;[.E96]*100)" office:value-type="float" office:value="1500" calcext:value-type="float">
            <text:p><text:s/>$1,500.00 </text:p>
          </table:table-cell>
          <table:table-cell table:formula="of:=IF([.D96]=&quot;&quot;;&quot;&quot;;([.D96])/([.E96]))" office:value-type="percentage" office:value="0.00333333333333333" calcext:value-type="percentage">
            <text:p>0.33%</text:p>
          </table:table-cell>
          <table:table-cell table:formula="of:=IF([.D96];[.D96]*100;&quot;&quot;)" office:value-type="float" office:value="5" calcext:value-type="float">
            <text:p><text:s/>$5.00 </text:p>
          </table:table-cell>
          <table:table-cell table:formula="of:=IF([.C96] = &quot;&quot;; &quot;&quot;;[.C96]-[.B9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UAL</text:p>
          </table:table-cell>
          <table:table-cell table:style-name="ce43" office:value-type="date" office:date-value="2020-10-19" calcext:value-type="date">
            <text:p>10/19/2020</text:p>
          </table:table-cell>
          <table:table-cell table:style-name="ce43" office:value-type="date" office:date-value="2020-10-23" calcext:value-type="date">
            <text:p>10/23/2020</text:p>
          </table:table-cell>
          <table:table-cell table:style-name="ce44" office:value-type="float" office:value="0.47" calcext:value-type="float">
            <text:p><text:s/>$0.47 </text:p>
          </table:table-cell>
          <table:table-cell table:style-name="ce44" office:value-type="float" office:value="34" calcext:value-type="float">
            <text:p><text:s/>$34.00 </text:p>
          </table:table-cell>
          <table:table-cell table:style-name="ce44" table:formula="of:=IF([.E97]=&quot;&quot;;&quot;&quot;;[.E97]*100)" office:value-type="float" office:value="3400" calcext:value-type="float">
            <text:p><text:s/>$3,400.00 </text:p>
          </table:table-cell>
          <table:table-cell table:style-name="ce45" table:formula="of:=IF([.D97]=&quot;&quot;;&quot;&quot;;([.D97])/([.E97]))" office:value-type="percentage" office:value="0.0138235294117647" calcext:value-type="percentage">
            <text:p>1.38%</text:p>
          </table:table-cell>
          <table:table-cell table:style-name="ce44" table:formula="of:=IF([.D97];[.D97]*100;&quot;&quot;)" office:value-type="float" office:value="47" calcext:value-type="float">
            <text:p><text:s/>$47.00 </text:p>
          </table:table-cell>
          <table:table-cell table:style-name="ce42" table:formula="of:=IF([.C97] = &quot;&quot;; &quot;&quot;;[.C97]-[.B9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20.5" calcext:value-type="float">
            <text:p><text:s/>$20.50 </text:p>
          </table:table-cell>
          <table:table-cell table:formula="of:=IF([.E98]=&quot;&quot;;&quot;&quot;;[.E98]*100)" office:value-type="float" office:value="2050" calcext:value-type="float">
            <text:p><text:s/>$2,050.00 </text:p>
          </table:table-cell>
          <table:table-cell table:formula="of:=IF([.D98]=&quot;&quot;;&quot;&quot;;([.D98])/([.E98]))" office:value-type="percentage" office:value="0.00829268292682927" calcext:value-type="percentage">
            <text:p>0.83%</text:p>
          </table:table-cell>
          <table:table-cell table:formula="of:=IF([.D98];[.D98]*100;&quot;&quot;)" office:value-type="float" office:value="17" calcext:value-type="float">
            <text:p><text:s/>$17.00 </text:p>
          </table:table-cell>
          <table:table-cell table:formula="of:=IF([.C98] = &quot;&quot;; &quot;&quot;;[.C98]-[.B9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45" calcext:value-type="float">
            <text:p><text:s/>$0.45 </text:p>
          </table:table-cell>
          <table:table-cell office:value-type="float" office:value="39" calcext:value-type="float">
            <text:p><text:s/>$39.00 </text:p>
          </table:table-cell>
          <table:table-cell table:formula="of:=IF([.E99]=&quot;&quot;;&quot;&quot;;[.E99]*100)" office:value-type="float" office:value="3900" calcext:value-type="float">
            <text:p><text:s/>$3,900.00 </text:p>
          </table:table-cell>
          <table:table-cell table:formula="of:=IF([.D99]=&quot;&quot;;&quot;&quot;;([.D99])/([.E99]))" office:value-type="percentage" office:value="0.0115384615384615" calcext:value-type="percentage">
            <text:p>1.15%</text:p>
          </table:table-cell>
          <table:table-cell table:formula="of:=IF([.D99];[.D99]*100;&quot;&quot;)" office:value-type="float" office:value="45" calcext:value-type="float">
            <text:p><text:s/>$45.00 </text:p>
          </table:table-cell>
          <table:table-cell table:formula="of:=IF([.C99] = &quot;&quot;; &quot;&quot;;[.C99]-[.B9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0]=&quot;&quot;;&quot;&quot;;[.E100]*100)" office:value-type="float" office:value="150" calcext:value-type="float">
            <text:p><text:s/>$150.00 </text:p>
          </table:table-cell>
          <table:table-cell table:formula="of:=IF([.D100]=&quot;&quot;;&quot;&quot;;([.D100])/([.E100]))" office:value-type="percentage" office:value="0.0466666666666667" calcext:value-type="percentage">
            <text:p>4.67%</text:p>
          </table:table-cell>
          <table:table-cell table:formula="of:=IF([.D100];[.D100]*100;&quot;&quot;)" office:value-type="float" office:value="7" calcext:value-type="float">
            <text:p><text:s/>$7.00 </text:p>
          </table:table-cell>
          <table:table-cell table:formula="of:=IF([.C100] = &quot;&quot;; &quot;&quot;;[.C100]-[.B10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1]=&quot;&quot;;&quot;&quot;;[.E101]*100)" office:value-type="float" office:value="150" calcext:value-type="float">
            <text:p><text:s/>$150.00 </text:p>
          </table:table-cell>
          <table:table-cell table:formula="of:=IF([.D101]=&quot;&quot;;&quot;&quot;;([.D101])/([.E101]))" office:value-type="percentage" office:value="0.0466666666666667" calcext:value-type="percentage">
            <text:p>4.67%</text:p>
          </table:table-cell>
          <table:table-cell table:formula="of:=IF([.D101];[.D101]*100;&quot;&quot;)" office:value-type="float" office:value="7" calcext:value-type="float">
            <text:p><text:s/>$7.00 </text:p>
          </table:table-cell>
          <table:table-cell table:formula="of:=IF([.C101] = &quot;&quot;; &quot;&quot;;[.C101]-[.B10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.5" calcext:value-type="float">
            <text:p><text:s/>$1.50 </text:p>
          </table:table-cell>
          <table:table-cell table:formula="of:=IF([.E102]=&quot;&quot;;&quot;&quot;;[.E102]*100)" office:value-type="float" office:value="150" calcext:value-type="float">
            <text:p><text:s/>$150.00 </text:p>
          </table:table-cell>
          <table:table-cell table:formula="of:=IF([.D102]=&quot;&quot;;&quot;&quot;;([.D102])/([.E102]))" office:value-type="percentage" office:value="0.0466666666666667" calcext:value-type="percentage">
            <text:p>4.67%</text:p>
          </table:table-cell>
          <table:table-cell table:formula="of:=IF([.D102];[.D102]*100;&quot;&quot;)" office:value-type="float" office:value="7" calcext:value-type="float">
            <text:p><text:s/>$7.00 </text:p>
          </table:table-cell>
          <table:table-cell table:formula="of:=IF([.C102] = &quot;&quot;; &quot;&quot;;[.C102]-[.B10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KO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32" calcext:value-type="float">
            <text:p><text:s/>$0.32 </text:p>
          </table:table-cell>
          <table:table-cell office:value-type="float" office:value="49" calcext:value-type="float">
            <text:p><text:s/>$49.00 </text:p>
          </table:table-cell>
          <table:table-cell table:formula="of:=IF([.E103]=&quot;&quot;;&quot;&quot;;[.E103]*100)" office:value-type="float" office:value="4900" calcext:value-type="float">
            <text:p><text:s/>$4,900.00 </text:p>
          </table:table-cell>
          <table:table-cell table:formula="of:=IF([.D103]=&quot;&quot;;&quot;&quot;;([.D103])/([.E103]))" office:value-type="percentage" office:value="0.00653061224489796" calcext:value-type="percentage">
            <text:p>0.65%</text:p>
          </table:table-cell>
          <table:table-cell table:formula="of:=IF([.D103];[.D103]*100;&quot;&quot;)" office:value-type="float" office:value="32" calcext:value-type="float">
            <text:p><text:s/>$32.00 </text:p>
          </table:table-cell>
          <table:table-cell table:formula="of:=IF([.C103] = &quot;&quot;; &quot;&quot;;[.C103]-[.B10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21" calcext:value-type="date">
            <text:p>10/21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1.5" calcext:value-type="float">
            <text:p><text:s/>$1.50 </text:p>
          </table:table-cell>
          <table:table-cell table:formula="of:=IF([.E104]=&quot;&quot;;&quot;&quot;;[.E104]*100)" office:value-type="float" office:value="150" calcext:value-type="float">
            <text:p><text:s/>$150.00 </text:p>
          </table:table-cell>
          <table:table-cell table:formula="of:=IF([.D104]=&quot;&quot;;&quot;&quot;;([.D104])/([.E104]))" office:value-type="percentage" office:value="0.0533333333333333" calcext:value-type="percentage">
            <text:p>5.33%</text:p>
          </table:table-cell>
          <table:table-cell table:formula="of:=IF([.D104];[.D104]*100;&quot;&quot;)" office:value-type="float" office:value="8" calcext:value-type="float">
            <text:p><text:s/>$8.00 </text:p>
          </table:table-cell>
          <table:table-cell table:formula="of:=IF([.C104] = &quot;&quot;; &quot;&quot;;[.C104]-[.B104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HTZ</text:p>
          </table:table-cell>
          <table:table-cell table:style-name="ce39" office:value-type="date" office:date-value="2020-10-21" calcext:value-type="date">
            <text:p>10/21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1.5" calcext:value-type="float">
            <text:p><text:s/>$1.50 </text:p>
          </table:table-cell>
          <table:table-cell table:formula="of:=IF([.E105]=&quot;&quot;;&quot;&quot;;[.E105]*100)" office:value-type="float" office:value="150" calcext:value-type="float">
            <text:p><text:s/>$150.00 </text:p>
          </table:table-cell>
          <table:table-cell table:formula="of:=IF([.D105]=&quot;&quot;;&quot;&quot;;([.D105])/([.E105]))" office:value-type="percentage" office:value="0.0533333333333333" calcext:value-type="percentage">
            <text:p>5.33%</text:p>
          </table:table-cell>
          <table:table-cell table:formula="of:=IF([.D105];[.D105]*100;&quot;&quot;)" office:value-type="float" office:value="8" calcext:value-type="float">
            <text:p><text:s/>$8.00 </text:p>
          </table:table-cell>
          <table:table-cell table:formula="of:=IF([.C105] = &quot;&quot;; &quot;&quot;;[.C105]-[.B105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6" office:value-type="string" calcext:value-type="string">
            <text:p>AAPL</text:p>
          </table:table-cell>
          <table:table-cell table:number-columns-repeated="2" table:style-name="ce47" office:value-type="date" office:date-value="2020-10-19" calcext:value-type="date">
            <text:p>10/19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16.78" calcext:value-type="float">
            <text:p><text:s/>$116.78 </text:p>
          </table:table-cell>
          <table:table-cell table:style-name="ce48" table:formula="of:=IF([.E106]=&quot;&quot;;&quot;&quot;;[.E106]*100)" office:value-type="float" office:value="11678" calcext:value-type="float">
            <text:p><text:s/>$11,678.00 </text:p>
          </table:table-cell>
          <table:table-cell table:style-name="ce49" table:formula="of:=IF([.D106]=&quot;&quot;;&quot;&quot;;([.D106])/([.E106]))" office:value-type="percentage" office:value="0.0000556602157903751" calcext:value-type="percentage">
            <text:p>0.01%</text:p>
          </table:table-cell>
          <table:table-cell table:style-name="ce48" table:formula="of:=IF([.D106];[.D106]*100;&quot;&quot;)" office:value-type="float" office:value="0.65" calcext:value-type="float">
            <text:p><text:s/>$0.65 </text:p>
          </table:table-cell>
          <table:table-cell table:style-name="ce46" table:formula="of:=IF([.C106] = &quot;&quot;; &quot;&quot;;[.C106]-[.B106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53"/>
        </table:table-row>
        <table:table-row table:style-name="ro2">
          <table:table-cell table:style-name="ce42" office:value-type="string" calcext:value-type="string">
            <text:p>NOK</text:p>
          </table:table-cell>
          <table:table-cell table:style-name="ce43" office:value-type="date" office:date-value="2020-10-26" calcext:value-type="date">
            <text:p>10/26/2020</text:p>
          </table:table-cell>
          <table:table-cell table:style-name="ce43" office:value-type="date" office:date-value="2020-10-30" calcext:value-type="date">
            <text:p>10/30/2020</text:p>
          </table:table-cell>
          <table:table-cell table:style-name="ce44" office:value-type="float" office:value="0.07" calcext:value-type="float">
            <text:p><text:s/>$0.07 </text:p>
          </table:table-cell>
          <table:table-cell table:style-name="ce44" office:value-type="float" office:value="4" calcext:value-type="float">
            <text:p><text:s/>$4.00 </text:p>
          </table:table-cell>
          <table:table-cell table:style-name="ce44" table:formula="of:=IF([.E107]=&quot;&quot;;&quot;&quot;;[.E107]*100)" office:value-type="float" office:value="400" calcext:value-type="float">
            <text:p><text:s/>$400.00 </text:p>
          </table:table-cell>
          <table:table-cell table:style-name="ce45" table:formula="of:=IF([.D107]=&quot;&quot;;&quot;&quot;;([.D107])/([.E107]))" office:value-type="percentage" office:value="0.0175" calcext:value-type="percentage">
            <text:p>1.75%</text:p>
          </table:table-cell>
          <table:table-cell table:style-name="ce44" table:formula="of:=IF([.D107];[.D107]*100;&quot;&quot;)" office:value-type="float" office:value="7" calcext:value-type="float">
            <text:p><text:s/>$7.00 </text:p>
          </table:table-cell>
          <table:table-cell table:style-name="ce42" table:formula="of:=IF([.C107] = &quot;&quot;; &quot;&quot;;[.C107]-[.B107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4" calcext:value-type="float">
            <text:p><text:s/>$4.00 </text:p>
          </table:table-cell>
          <table:table-cell table:formula="of:=IF([.E108]=&quot;&quot;;&quot;&quot;;[.E108]*100)" office:value-type="float" office:value="400" calcext:value-type="float">
            <text:p><text:s/>$400.00 </text:p>
          </table:table-cell>
          <table:table-cell table:formula="of:=IF([.D108]=&quot;&quot;;&quot;&quot;;([.D108])/([.E108]))" office:value-type="percentage" office:value="0.0175" calcext:value-type="percentage">
            <text:p>1.75%</text:p>
          </table:table-cell>
          <table:table-cell table:formula="of:=IF([.D108];[.D108]*100;&quot;&quot;)" office:value-type="float" office:value="7" calcext:value-type="float">
            <text:p><text:s/>$7.00 </text:p>
          </table:table-cell>
          <table:table-cell table:formula="of:=IF([.C108] = &quot;&quot;; &quot;&quot;;[.C108]-[.B10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1.07" calcext:value-type="float">
            <text:p><text:s/>$1.07 </text:p>
          </table:table-cell>
          <table:table-cell office:value-type="float" office:value="40" calcext:value-type="float">
            <text:p><text:s/>$40.00 </text:p>
          </table:table-cell>
          <table:table-cell table:formula="of:=IF([.E109]=&quot;&quot;;&quot;&quot;;[.E109]*100)" office:value-type="float" office:value="4000" calcext:value-type="float">
            <text:p><text:s/>$4,000.00 </text:p>
          </table:table-cell>
          <table:table-cell table:formula="of:=IF([.D109]=&quot;&quot;;&quot;&quot;;([.D109])/([.E109]))" office:value-type="percentage" office:value="0.02675" calcext:value-type="percentage">
            <text:p>2.68%</text:p>
          </table:table-cell>
          <table:table-cell table:formula="of:=IF([.D109];[.D109]*100;&quot;&quot;)" office:value-type="float" office:value="107" calcext:value-type="float">
            <text:p><text:s/>$107.00 </text:p>
          </table:table-cell>
          <table:table-cell table:formula="of:=IF([.C109] = &quot;&quot;; &quot;&quot;;[.C109]-[.B10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53" calcext:value-type="float">
            <text:p><text:s/>$0.53 </text:p>
          </table:table-cell>
          <table:table-cell office:value-type="float" office:value="35" calcext:value-type="float">
            <text:p><text:s/>$35.00 </text:p>
          </table:table-cell>
          <table:table-cell table:formula="of:=IF([.E110]=&quot;&quot;;&quot;&quot;;[.E110]*100)" office:value-type="float" office:value="3500" calcext:value-type="float">
            <text:p><text:s/>$3,500.00 </text:p>
          </table:table-cell>
          <table:table-cell table:formula="of:=IF([.D110]=&quot;&quot;;&quot;&quot;;([.D110])/([.E110]))" office:value-type="percentage" office:value="0.0151428571428571" calcext:value-type="percentage">
            <text:p>1.51%</text:p>
          </table:table-cell>
          <table:table-cell table:formula="of:=IF([.D110];[.D110]*100;&quot;&quot;)" office:value-type="float" office:value="53" calcext:value-type="float">
            <text:p><text:s/>$53.00 </text:p>
          </table:table-cell>
          <table:table-cell table:formula="of:=IF([.C110] = &quot;&quot;; &quot;&quot;;[.C110]-[.B11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3" calcext:value-type="float">
            <text:p><text:s/>$0.33 </text:p>
          </table:table-cell>
          <table:table-cell office:value-type="float" office:value="12" calcext:value-type="float">
            <text:p><text:s/>$12.00 </text:p>
          </table:table-cell>
          <table:table-cell table:formula="of:=IF([.E111]=&quot;&quot;;&quot;&quot;;[.E111]*100)" office:value-type="float" office:value="1200" calcext:value-type="float">
            <text:p><text:s/>$1,200.00 </text:p>
          </table:table-cell>
          <table:table-cell table:formula="of:=IF([.D111]=&quot;&quot;;&quot;&quot;;([.D111])/([.E111]))" office:value-type="percentage" office:value="0.0275" calcext:value-type="percentage">
            <text:p>2.75%</text:p>
          </table:table-cell>
          <table:table-cell table:formula="of:=IF([.D111];[.D111]*100;&quot;&quot;)" office:value-type="float" office:value="33" calcext:value-type="float">
            <text:p><text:s/>$33.00 </text:p>
          </table:table-cell>
          <table:table-cell table:formula="of:=IF([.C111] = &quot;&quot;; &quot;&quot;;[.C111]-[.B11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21" calcext:value-type="float">
            <text:p><text:s/>$21.00 </text:p>
          </table:table-cell>
          <table:table-cell table:formula="of:=IF([.E112]=&quot;&quot;;&quot;&quot;;[.E112]*100)" office:value-type="float" office:value="2100" calcext:value-type="float">
            <text:p><text:s/>$2,100.00 </text:p>
          </table:table-cell>
          <table:table-cell table:formula="of:=IF([.D112]=&quot;&quot;;&quot;&quot;;([.D112])/([.E112]))" office:value-type="percentage" office:value="0.0142857142857143" calcext:value-type="percentage">
            <text:p>1.43%</text:p>
          </table:table-cell>
          <table:table-cell table:formula="of:=IF([.D112];[.D112]*100;&quot;&quot;)" office:value-type="float" office:value="30" calcext:value-type="float">
            <text:p><text:s/>$30.00 </text:p>
          </table:table-cell>
          <table:table-cell table:formula="of:=IF([.C112] = &quot;&quot;; &quot;&quot;;[.C112]-[.B11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" calcext:value-type="float">
            <text:p><text:s/>$0.30 </text:p>
          </table:table-cell>
          <table:table-cell office:value-type="float" office:value="21" calcext:value-type="float">
            <text:p><text:s/>$21.00 </text:p>
          </table:table-cell>
          <table:table-cell table:formula="of:=IF([.E113]=&quot;&quot;;&quot;&quot;;[.E113]*100)" office:value-type="float" office:value="2100" calcext:value-type="float">
            <text:p><text:s/>$2,100.00 </text:p>
          </table:table-cell>
          <table:table-cell table:formula="of:=IF([.D113]=&quot;&quot;;&quot;&quot;;([.D113])/([.E113]))" office:value-type="percentage" office:value="0.0142857142857143" calcext:value-type="percentage">
            <text:p>1.43%</text:p>
          </table:table-cell>
          <table:table-cell table:formula="of:=IF([.D113];[.D113]*100;&quot;&quot;)" office:value-type="float" office:value="30" calcext:value-type="float">
            <text:p><text:s/>$30.00 </text:p>
          </table:table-cell>
          <table:table-cell table:formula="of:=IF([.C113] = &quot;&quot;; &quot;&quot;;[.C113]-[.B11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4" calcext:value-type="float">
            <text:p><text:s/>$4.00 </text:p>
          </table:table-cell>
          <table:table-cell table:formula="of:=IF([.E114]=&quot;&quot;;&quot;&quot;;[.E114]*100)" office:value-type="float" office:value="400" calcext:value-type="float">
            <text:p><text:s/>$400.00 </text:p>
          </table:table-cell>
          <table:table-cell table:formula="of:=IF([.D114]=&quot;&quot;;&quot;&quot;;([.D114])/([.E114]))" office:value-type="percentage" office:value="0.02" calcext:value-type="percentage">
            <text:p>2.00%</text:p>
          </table:table-cell>
          <table:table-cell table:formula="of:=IF([.D114];[.D114]*100;&quot;&quot;)" office:value-type="float" office:value="8" calcext:value-type="float">
            <text:p><text:s/>$8.00 </text:p>
          </table:table-cell>
          <table:table-cell table:formula="of:=IF([.C114] = &quot;&quot;; &quot;&quot;;[.C114]-[.B11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4" calcext:value-type="float">
            <text:p><text:s/>$4.00 </text:p>
          </table:table-cell>
          <table:table-cell table:formula="of:=IF([.E115]=&quot;&quot;;&quot;&quot;;[.E115]*100)" office:value-type="float" office:value="400" calcext:value-type="float">
            <text:p><text:s/>$400.00 </text:p>
          </table:table-cell>
          <table:table-cell table:formula="of:=IF([.D115]=&quot;&quot;;&quot;&quot;;([.D115])/([.E115]))" office:value-type="percentage" office:value="0.02" calcext:value-type="percentage">
            <text:p>2.00%</text:p>
          </table:table-cell>
          <table:table-cell table:formula="of:=IF([.D115];[.D115]*100;&quot;&quot;)" office:value-type="float" office:value="8" calcext:value-type="float">
            <text:p><text:s/>$8.00 </text:p>
          </table:table-cell>
          <table:table-cell table:formula="of:=IF([.C115] = &quot;&quot;; &quot;&quot;;[.C115]-[.B11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3.5" calcext:value-type="float">
            <text:p><text:s/>$3.50 </text:p>
          </table:table-cell>
          <table:table-cell table:formula="of:=IF([.E116]=&quot;&quot;;&quot;&quot;;[.E116]*100)" office:value-type="float" office:value="350" calcext:value-type="float">
            <text:p><text:s/>$350.00 </text:p>
          </table:table-cell>
          <table:table-cell table:formula="of:=IF([.D116]=&quot;&quot;;&quot;&quot;;([.D116])/([.E116]))" office:value-type="percentage" office:value="0.02" calcext:value-type="percentage">
            <text:p>2.00%</text:p>
          </table:table-cell>
          <table:table-cell table:formula="of:=IF([.D116];[.D116]*100;&quot;&quot;)" office:value-type="float" office:value="7" calcext:value-type="float">
            <text:p><text:s/>$7.00 </text:p>
          </table:table-cell>
          <table:table-cell table:formula="of:=IF([.C116] = &quot;&quot;; &quot;&quot;;[.C116]-[.B1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PK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3.5" calcext:value-type="float">
            <text:p><text:s/>$3.50 </text:p>
          </table:table-cell>
          <table:table-cell table:formula="of:=IF([.E117]=&quot;&quot;;&quot;&quot;;[.E117]*100)" office:value-type="float" office:value="350" calcext:value-type="float">
            <text:p><text:s/>$350.00 </text:p>
          </table:table-cell>
          <table:table-cell table:formula="of:=IF([.D117]=&quot;&quot;;&quot;&quot;;([.D117])/([.E117]))" office:value-type="percentage" office:value="0.02" calcext:value-type="percentage">
            <text:p>2.00%</text:p>
          </table:table-cell>
          <table:table-cell table:formula="of:=IF([.D117];[.D117]*100;&quot;&quot;)" office:value-type="float" office:value="7" calcext:value-type="float">
            <text:p><text:s/>$7.00 </text:p>
          </table:table-cell>
          <table:table-cell table:formula="of:=IF([.C117] = &quot;&quot;; &quot;&quot;;[.C117]-[.B1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PLTR</text:p>
          </table:table-cell>
          <table:table-cell table:style-name="ce43" office:value-type="date" office:date-value="2020-11-09" calcext:value-type="date">
            <text:p>11/9/2020</text:p>
          </table:table-cell>
          <table:table-cell table:style-name="ce43" office:value-type="date" office:date-value="2020-11-13" calcext:value-type="date">
            <text:p>11/13/2020</text:p>
          </table:table-cell>
          <table:table-cell table:style-name="ce44" office:value-type="float" office:value="0.23" calcext:value-type="float">
            <text:p><text:s/>$0.23 </text:p>
          </table:table-cell>
          <table:table-cell table:style-name="ce44" office:value-type="float" office:value="12.5" calcext:value-type="float">
            <text:p><text:s/>$12.50 </text:p>
          </table:table-cell>
          <table:table-cell table:style-name="ce44" table:formula="of:=IF([.E118]=&quot;&quot;;&quot;&quot;;[.E118]*100)" office:value-type="float" office:value="1250" calcext:value-type="float">
            <text:p><text:s/>$1,250.00 </text:p>
          </table:table-cell>
          <table:table-cell table:style-name="ce45" table:formula="of:=IF([.D118]=&quot;&quot;;&quot;&quot;;([.D118])/([.E118]))" office:value-type="percentage" office:value="0.0184" calcext:value-type="percentage">
            <text:p>1.84%</text:p>
          </table:table-cell>
          <table:table-cell table:style-name="ce44" table:formula="of:=IF([.D118];[.D118]*100;&quot;&quot;)" office:value-type="float" office:value="23" calcext:value-type="float">
            <text:p><text:s/>$23.00 </text:p>
          </table:table-cell>
          <table:table-cell table:style-name="ce42" table:formula="of:=IF([.C118] = &quot;&quot;; &quot;&quot;;[.C118]-[.B118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23" calcext:value-type="float">
            <text:p><text:s/>$0.23 </text:p>
          </table:table-cell>
          <table:table-cell office:value-type="float" office:value="12.5" calcext:value-type="float">
            <text:p><text:s/>$12.50 </text:p>
          </table:table-cell>
          <table:table-cell table:formula="of:=IF([.E119]=&quot;&quot;;&quot;&quot;;[.E119]*100)" office:value-type="float" office:value="1250" calcext:value-type="float">
            <text:p><text:s/>$1,250.00 </text:p>
          </table:table-cell>
          <table:table-cell table:formula="of:=IF([.D119]=&quot;&quot;;&quot;&quot;;([.D119])/([.E119]))" office:value-type="percentage" office:value="0.0184" calcext:value-type="percentage">
            <text:p>1.84%</text:p>
          </table:table-cell>
          <table:table-cell table:formula="of:=IF([.D119];[.D119]*100;&quot;&quot;)" office:value-type="float" office:value="23" calcext:value-type="float">
            <text:p><text:s/>$23.00 </text:p>
          </table:table-cell>
          <table:table-cell table:formula="of:=IF([.C119] = &quot;&quot;; &quot;&quot;;[.C119]-[.B1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0]=&quot;&quot;;&quot;&quot;;[.E120]*100)" office:value-type="float" office:value="650" calcext:value-type="float">
            <text:p><text:s/>$650.00 </text:p>
          </table:table-cell>
          <table:table-cell table:formula="of:=IF([.D120]=&quot;&quot;;&quot;&quot;;([.D120])/([.E120]))" office:value-type="percentage" office:value="0.0169230769230769" calcext:value-type="percentage">
            <text:p>1.69%</text:p>
          </table:table-cell>
          <table:table-cell table:formula="of:=IF([.D120];[.D120]*100;&quot;&quot;)" office:value-type="float" office:value="11" calcext:value-type="float">
            <text:p><text:s/>$11.00 </text:p>
          </table:table-cell>
          <table:table-cell table:formula="of:=IF([.C120] = &quot;&quot;; &quot;&quot;;[.C120]-[.B1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1]=&quot;&quot;;&quot;&quot;;[.E121]*100)" office:value-type="float" office:value="650" calcext:value-type="float">
            <text:p><text:s/>$650.00 </text:p>
          </table:table-cell>
          <table:table-cell table:formula="of:=IF([.D121]=&quot;&quot;;&quot;&quot;;([.D121])/([.E121]))" office:value-type="percentage" office:value="0.0169230769230769" calcext:value-type="percentage">
            <text:p>1.69%</text:p>
          </table:table-cell>
          <table:table-cell table:formula="of:=IF([.D121];[.D121]*100;&quot;&quot;)" office:value-type="float" office:value="11" calcext:value-type="float">
            <text:p><text:s/>$11.00 </text:p>
          </table:table-cell>
          <table:table-cell table:formula="of:=IF([.C121] = &quot;&quot;; &quot;&quot;;[.C121]-[.B12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CB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6.5" calcext:value-type="float">
            <text:p><text:s/>$6.50 </text:p>
          </table:table-cell>
          <table:table-cell table:formula="of:=IF([.E122]=&quot;&quot;;&quot;&quot;;[.E122]*100)" office:value-type="float" office:value="650" calcext:value-type="float">
            <text:p><text:s/>$650.00 </text:p>
          </table:table-cell>
          <table:table-cell table:formula="of:=IF([.D122]=&quot;&quot;;&quot;&quot;;([.D122])/([.E122]))" office:value-type="percentage" office:value="0.0169230769230769" calcext:value-type="percentage">
            <text:p>1.69%</text:p>
          </table:table-cell>
          <table:table-cell table:formula="of:=IF([.D122];[.D122]*100;&quot;&quot;)" office:value-type="float" office:value="11" calcext:value-type="float">
            <text:p><text:s/>$11.00 </text:p>
          </table:table-cell>
          <table:table-cell table:formula="of:=IF([.C122] = &quot;&quot;; &quot;&quot;;[.C122]-[.B12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72" calcext:value-type="float">
            <text:p><text:s/>$0.72 </text:p>
          </table:table-cell>
          <table:table-cell office:value-type="float" office:value="37.5" calcext:value-type="float">
            <text:p><text:s/>$37.50 </text:p>
          </table:table-cell>
          <table:table-cell table:formula="of:=IF([.E123]=&quot;&quot;;&quot;&quot;;[.E123]*100)" office:value-type="float" office:value="3750" calcext:value-type="float">
            <text:p><text:s/>$3,750.00 </text:p>
          </table:table-cell>
          <table:table-cell table:formula="of:=IF([.D123]=&quot;&quot;;&quot;&quot;;([.D123])/([.E123]))" office:value-type="percentage" office:value="0.0192" calcext:value-type="percentage">
            <text:p>1.92%</text:p>
          </table:table-cell>
          <table:table-cell table:formula="of:=IF([.D123];[.D123]*100;&quot;&quot;)" office:value-type="float" office:value="72" calcext:value-type="float">
            <text:p><text:s/>$72.00 </text:p>
          </table:table-cell>
          <table:table-cell table:formula="of:=IF([.C123] = &quot;&quot;; &quot;&quot;;[.C123]-[.B12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3">
          <table:table-cell table:style-name="ce46" office:value-type="string" calcext:value-type="string">
            <text:p>PFE</text:p>
          </table:table-cell>
          <table:table-cell table:number-columns-repeated="2" table:style-name="ce47" office:value-type="date" office:date-value="2020-11-08" calcext:value-type="date">
            <text:p>11/8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50" office:value-type="float" office:value="39.8058" calcext:value-type="float">
            <text:p><text:s/>$39.81 </text:p>
          </table:table-cell>
          <table:table-cell table:style-name="ce48" table:formula="of:=IF([.E124]=&quot;&quot;;&quot;&quot;;[.E124]*100)" office:value-type="float" office:value="3980.58" calcext:value-type="float">
            <text:p><text:s/>$3,980.58 </text:p>
          </table:table-cell>
          <table:table-cell table:style-name="ce49" table:formula="of:=IF([.D124]=&quot;&quot;;&quot;&quot;;([.D124])/([.E124]))" office:value-type="percentage" office:value="0.000163292786478352" calcext:value-type="percentage">
            <text:p>0.02%</text:p>
          </table:table-cell>
          <table:table-cell table:style-name="ce48" table:formula="of:=IF([.D124];[.D124]*100;&quot;&quot;)" office:value-type="float" office:value="0.65" calcext:value-type="float">
            <text:p><text:s/>$0.65 </text:p>
          </table:table-cell>
          <table:table-cell table:style-name="ce46" table:formula="of:=IF([.C124] = &quot;&quot;; &quot;&quot;;[.C124]-[.B124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53"/>
        </table:table-row>
        <table:table-row table:style-name="ro2">
          <table:table-cell table:style-name="ce42" office:value-type="string" calcext:value-type="string">
            <text:p>DKNG</text:p>
          </table:table-cell>
          <table:table-cell table:style-name="ce43" office:value-type="date" office:date-value="2020-11-16" calcext:value-type="date">
            <text:p>11/16/2020</text:p>
          </table:table-cell>
          <table:table-cell table:style-name="ce43" office:value-type="date" office:date-value="2020-11-20" calcext:value-type="date">
            <text:p>11/20/2020</text:p>
          </table:table-cell>
          <table:table-cell table:style-name="ce44" office:value-type="float" office:value="0.43" calcext:value-type="float">
            <text:p><text:s/>$0.43 </text:p>
          </table:table-cell>
          <table:table-cell table:style-name="ce44" office:value-type="float" office:value="38" calcext:value-type="float">
            <text:p><text:s/>$38.00 </text:p>
          </table:table-cell>
          <table:table-cell table:style-name="ce44" table:formula="of:=IF([.E125]=&quot;&quot;;&quot;&quot;;[.E125]*100)" office:value-type="float" office:value="3800" calcext:value-type="float">
            <text:p><text:s/>$3,800.00 </text:p>
          </table:table-cell>
          <table:table-cell table:style-name="ce45" table:formula="of:=IF([.D125]=&quot;&quot;;&quot;&quot;;([.D125])/([.E125]))" office:value-type="percentage" office:value="0.0113157894736842" calcext:value-type="percentage">
            <text:p>1.13%</text:p>
          </table:table-cell>
          <table:table-cell table:style-name="ce44" table:formula="of:=IF([.D125];[.D125]*100;&quot;&quot;)" office:value-type="float" office:value="43" calcext:value-type="float">
            <text:p><text:s/>$43.00 </text:p>
          </table:table-cell>
          <table:table-cell table:style-name="ce42" table:formula="of:=IF([.C125] = &quot;&quot;; &quot;&quot;;[.C125]-[.B125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MC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2.5" calcext:value-type="float">
            <text:p><text:s/>$2.50 </text:p>
          </table:table-cell>
          <table:table-cell table:formula="of:=IF([.E126]=&quot;&quot;;&quot;&quot;;[.E126]*100)" office:value-type="float" office:value="250" calcext:value-type="float">
            <text:p><text:s/>$250.00 </text:p>
          </table:table-cell>
          <table:table-cell table:formula="of:=IF([.D126]=&quot;&quot;;&quot;&quot;;([.D126])/([.E126]))" office:value-type="percentage" office:value="0.016" calcext:value-type="percentage">
            <text:p>1.60%</text:p>
          </table:table-cell>
          <table:table-cell table:formula="of:=IF([.D126];[.D126]*100;&quot;&quot;)" office:value-type="float" office:value="4" calcext:value-type="float">
            <text:p><text:s/>$4.00 </text:p>
          </table:table-cell>
          <table:table-cell table:formula="of:=IF([.C126] = &quot;&quot;; &quot;&quot;;[.C126]-[.B12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M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0" calcext:value-type="float">
            <text:p><text:s/>$10.00 </text:p>
          </table:table-cell>
          <table:table-cell table:formula="of:=IF([.E127]=&quot;&quot;;&quot;&quot;;[.E127]*100)" office:value-type="float" office:value="1000" calcext:value-type="float">
            <text:p><text:s/>$1,000.00 </text:p>
          </table:table-cell>
          <table:table-cell table:formula="of:=IF([.D127]=&quot;&quot;;&quot;&quot;;([.D127])/([.E127]))" office:value-type="percentage" office:value="0.009" calcext:value-type="percentage">
            <text:p>0.90%</text:p>
          </table:table-cell>
          <table:table-cell table:formula="of:=IF([.D127];[.D127]*100;&quot;&quot;)" office:value-type="float" office:value="9" calcext:value-type="float">
            <text:p><text:s/>$9.00 </text:p>
          </table:table-cell>
          <table:table-cell table:formula="of:=IF([.C127] = &quot;&quot;; &quot;&quot;;[.C127]-[.B1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LTR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3.5" calcext:value-type="float">
            <text:p><text:s/>$13.50 </text:p>
          </table:table-cell>
          <table:table-cell table:formula="of:=IF([.E128]=&quot;&quot;;&quot;&quot;;[.E128]*100)" office:value-type="float" office:value="1350" calcext:value-type="float">
            <text:p><text:s/>$1,350.00 </text:p>
          </table:table-cell>
          <table:table-cell table:formula="of:=IF([.D128]=&quot;&quot;;&quot;&quot;;([.D128])/([.E128]))" office:value-type="percentage" office:value="0.0111111111111111" calcext:value-type="percentage">
            <text:p>1.11%</text:p>
          </table:table-cell>
          <table:table-cell table:formula="of:=IF([.D128];[.D128]*100;&quot;&quot;)" office:value-type="float" office:value="15" calcext:value-type="float">
            <text:p><text:s/>$15.00 </text:p>
          </table:table-cell>
          <table:table-cell table:formula="of:=IF([.C128] = &quot;&quot;; &quot;&quot;;[.C128]-[.B1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35" calcext:value-type="float">
            <text:p><text:s/>$35.00 </text:p>
          </table:table-cell>
          <table:table-cell table:formula="of:=IF([.E129]=&quot;&quot;;&quot;&quot;;[.E129]*100)" office:value-type="float" office:value="3500" calcext:value-type="float">
            <text:p><text:s/>$3,500.00 </text:p>
          </table:table-cell>
          <table:table-cell table:formula="of:=IF([.D129]=&quot;&quot;;&quot;&quot;;([.D129])/([.E129]))" office:value-type="percentage" office:value="0.00285714285714286" calcext:value-type="percentage">
            <text:p>0.29%</text:p>
          </table:table-cell>
          <table:table-cell table:formula="of:=IF([.D129];[.D129]*100;&quot;&quot;)" office:value-type="float" office:value="10" calcext:value-type="float">
            <text:p><text:s/>$10.00 </text:p>
          </table:table-cell>
          <table:table-cell table:formula="of:=IF([.C129] = &quot;&quot;; &quot;&quot;;[.C129]-[.B12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38" calcext:value-type="float">
            <text:p><text:s/>$38.00 </text:p>
          </table:table-cell>
          <table:table-cell table:formula="of:=IF([.E130]=&quot;&quot;;&quot;&quot;;[.E130]*100)" office:value-type="float" office:value="3800" calcext:value-type="float">
            <text:p><text:s/>$3,800.00 </text:p>
          </table:table-cell>
          <table:table-cell table:formula="of:=IF([.D130]=&quot;&quot;;&quot;&quot;;([.D130])/([.E130]))" office:value-type="percentage" office:value="0.00526315789473684" calcext:value-type="percentage">
            <text:p>0.53%</text:p>
          </table:table-cell>
          <table:table-cell table:formula="of:=IF([.D130];[.D130]*100;&quot;&quot;)" office:value-type="float" office:value="20" calcext:value-type="float">
            <text:p><text:s/>$20.00 </text:p>
          </table:table-cell>
          <table:table-cell table:formula="of:=IF([.C130] = &quot;&quot;; &quot;&quot;;[.C130]-[.B13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38" calcext:value-type="float">
            <text:p><text:s/>$38.00 </text:p>
          </table:table-cell>
          <table:table-cell table:formula="of:=IF([.E131]=&quot;&quot;;&quot;&quot;;[.E131]*100)" office:value-type="float" office:value="3800" calcext:value-type="float">
            <text:p><text:s/>$3,800.00 </text:p>
          </table:table-cell>
          <table:table-cell table:formula="of:=IF([.D131]=&quot;&quot;;&quot;&quot;;([.D131])/([.E131]))" office:value-type="percentage" office:value="0.00526315789473684" calcext:value-type="percentage">
            <text:p>0.53%</text:p>
          </table:table-cell>
          <table:table-cell table:formula="of:=IF([.D131];[.D131]*100;&quot;&quot;)" office:value-type="float" office:value="20" calcext:value-type="float">
            <text:p><text:s/>$20.00 </text:p>
          </table:table-cell>
          <table:table-cell table:formula="of:=IF([.C131] = &quot;&quot;; &quot;&quot;;[.C131]-[.B13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6" office:value-type="string" calcext:value-type="string">
            <text:p>AAL</text:p>
          </table:table-cell>
          <table:table-cell table:number-columns-repeated="2" table:style-name="ce47" office:value-type="date" office:date-value="2020-11-16" calcext:value-type="date">
            <text:p>11/16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4.5" calcext:value-type="float">
            <text:p><text:s/>$14.50 </text:p>
          </table:table-cell>
          <table:table-cell table:style-name="ce48" table:formula="of:=IF([.E132]=&quot;&quot;;&quot;&quot;;[.E132]*100)" office:value-type="float" office:value="1450" calcext:value-type="float">
            <text:p><text:s/>$1,450.00 </text:p>
          </table:table-cell>
          <table:table-cell table:style-name="ce49" table:formula="of:=IF([.D132]=&quot;&quot;;&quot;&quot;;([.D132])/([.E132]))" office:value-type="percentage" office:value="0.000448275862068966" calcext:value-type="percentage">
            <text:p>0.04%</text:p>
          </table:table-cell>
          <table:table-cell table:style-name="ce48" table:formula="of:=IF([.D132];[.D132]*100;&quot;&quot;)" office:value-type="float" office:value="0.65" calcext:value-type="float">
            <text:p><text:s/>$0.65 </text:p>
          </table:table-cell>
          <table:table-cell table:style-name="ce46" table:formula="of:=IF([.C132] = &quot;&quot;; &quot;&quot;;[.C132]-[.B132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53"/>
        </table:table-row>
        <table:table-row table:style-name="ro2">
          <table:table-cell table:style-name="ce46" office:value-type="string" calcext:value-type="string">
            <text:p>AAL</text:p>
          </table:table-cell>
          <table:table-cell table:number-columns-repeated="2" table:style-name="ce47" office:value-type="date" office:date-value="2020-11-16" calcext:value-type="date">
            <text:p>11/16/2020</text:p>
          </table:table-cell>
          <table:table-cell table:style-name="ce48" office:value-type="float" office:value="0.0065" calcext:value-type="float">
            <text:p><text:s/>$0.01 </text:p>
          </table:table-cell>
          <table:table-cell table:style-name="ce48" office:value-type="float" office:value="14.5" calcext:value-type="float">
            <text:p><text:s/>$14.50 </text:p>
          </table:table-cell>
          <table:table-cell table:style-name="ce48" table:formula="of:=IF([.E133]=&quot;&quot;;&quot;&quot;;[.E133]*100)" office:value-type="float" office:value="1450" calcext:value-type="float">
            <text:p><text:s/>$1,450.00 </text:p>
          </table:table-cell>
          <table:table-cell table:style-name="ce49" table:formula="of:=IF([.D133]=&quot;&quot;;&quot;&quot;;([.D133])/([.E133]))" office:value-type="percentage" office:value="0.000448275862068966" calcext:value-type="percentage">
            <text:p>0.04%</text:p>
          </table:table-cell>
          <table:table-cell table:style-name="ce48" table:formula="of:=IF([.D133];[.D133]*100;&quot;&quot;)" office:value-type="float" office:value="0.65" calcext:value-type="float">
            <text:p><text:s/>$0.65 </text:p>
          </table:table-cell>
          <table:table-cell table:style-name="ce46" table:formula="of:=IF([.C133] = &quot;&quot;; &quot;&quot;;[.C133]-[.B133]+1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53"/>
        </table:table-row>
        <table:table-row table:style-name="ro2">
          <table:table-cell table:style-name="ce42" office:value-type="string" calcext:value-type="string">
            <text:p>DKNG</text:p>
          </table:table-cell>
          <table:table-cell table:style-name="ce43" office:value-type="date" office:date-value="2020-11-23" calcext:value-type="date">
            <text:p>11/23/2020</text:p>
          </table:table-cell>
          <table:table-cell table:style-name="ce43" office:value-type="date" office:date-value="2020-11-27" calcext:value-type="date">
            <text:p>11/27/2020</text:p>
          </table:table-cell>
          <table:table-cell table:style-name="ce44" office:value-type="float" office:value="0.59" calcext:value-type="float">
            <text:p><text:s/>$0.59 </text:p>
          </table:table-cell>
          <table:table-cell table:style-name="ce44" office:value-type="float" office:value="46" calcext:value-type="float">
            <text:p><text:s/>$46.00 </text:p>
          </table:table-cell>
          <table:table-cell table:style-name="ce44" table:formula="of:=IF([.E134]=&quot;&quot;;&quot;&quot;;[.E134]*100)" office:value-type="float" office:value="4600" calcext:value-type="float">
            <text:p><text:s/>$4,600.00 </text:p>
          </table:table-cell>
          <table:table-cell table:style-name="ce45" table:formula="of:=IF([.D134]=&quot;&quot;;&quot;&quot;;([.D134])/([.E134]))" office:value-type="percentage" office:value="0.0128260869565217" calcext:value-type="percentage">
            <text:p>1.28%</text:p>
          </table:table-cell>
          <table:table-cell table:style-name="ce44" table:formula="of:=IF([.D134];[.D134]*100;&quot;&quot;)" office:value-type="float" office:value="59" calcext:value-type="float">
            <text:p><text:s/>$59.00 </text:p>
          </table:table-cell>
          <table:table-cell table:style-name="ce42" table:formula="of:=IF([.C134] = &quot;&quot;; &quot;&quot;;[.C134]-[.B134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87" calcext:value-type="float">
            <text:p><text:s/>$0.87 </text:p>
          </table:table-cell>
          <table:table-cell office:value-type="float" office:value="116" calcext:value-type="float">
            <text:p><text:s/>$116.00 </text:p>
          </table:table-cell>
          <table:table-cell table:formula="of:=IF([.E135]=&quot;&quot;;&quot;&quot;;[.E135]*100)" office:value-type="float" office:value="11600" calcext:value-type="float">
            <text:p><text:s/>$11,600.00 </text:p>
          </table:table-cell>
          <table:table-cell table:formula="of:=IF([.D135]=&quot;&quot;;&quot;&quot;;([.D135])/([.E135]))" office:value-type="percentage" office:value="0.0075" calcext:value-type="percentage">
            <text:p>0.75%</text:p>
          </table:table-cell>
          <table:table-cell table:formula="of:=IF([.D135];[.D135]*100;&quot;&quot;)" office:value-type="float" office:value="87" calcext:value-type="float">
            <text:p><text:s/>$87.00 </text:p>
          </table:table-cell>
          <table:table-cell table:formula="of:=IF([.C135] = &quot;&quot;; &quot;&quot;;[.C135]-[.B13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ME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1.5" calcext:value-type="float">
            <text:p><text:s/>$11.50 </text:p>
          </table:table-cell>
          <table:table-cell table:formula="of:=IF([.E136]=&quot;&quot;;&quot;&quot;;[.E136]*100)" office:value-type="float" office:value="1150" calcext:value-type="float">
            <text:p><text:s/>$1,150.00 </text:p>
          </table:table-cell>
          <table:table-cell table:formula="of:=IF([.D136]=&quot;&quot;;&quot;&quot;;([.D136])/([.E136]))" office:value-type="percentage" office:value="0.011304347826087" calcext:value-type="percentage">
            <text:p>1.13%</text:p>
          </table:table-cell>
          <table:table-cell table:formula="of:=IF([.D136];[.D136]*100;&quot;&quot;)" office:value-type="float" office:value="13" calcext:value-type="float">
            <text:p><text:s/>$13.00 </text:p>
          </table:table-cell>
          <table:table-cell table:formula="of:=IF([.C136] = &quot;&quot;; &quot;&quot;;[.C136]-[.B13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8" calcext:value-type="float">
            <text:p><text:s/>$0.18 </text:p>
          </table:table-cell>
          <table:table-cell office:value-type="float" office:value="45" calcext:value-type="float">
            <text:p><text:s/>$45.00 </text:p>
          </table:table-cell>
          <table:table-cell table:formula="of:=IF([.E137]=&quot;&quot;;&quot;&quot;;[.E137]*100)" office:value-type="float" office:value="4500" calcext:value-type="float">
            <text:p><text:s/>$4,500.00 </text:p>
          </table:table-cell>
          <table:table-cell table:formula="of:=IF([.D137]=&quot;&quot;;&quot;&quot;;([.D137])/([.E137]))" office:value-type="percentage" office:value="0.004" calcext:value-type="percentage">
            <text:p>0.40%</text:p>
          </table:table-cell>
          <table:table-cell table:formula="of:=IF([.D137];[.D137]*100;&quot;&quot;)" office:value-type="float" office:value="18" calcext:value-type="float">
            <text:p><text:s/>$18.00 </text:p>
          </table:table-cell>
          <table:table-cell table:formula="of:=IF([.C137] = &quot;&quot;; &quot;&quot;;[.C137]-[.B13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35" calcext:value-type="float">
            <text:p><text:s/>$0.35 </text:p>
          </table:table-cell>
          <table:table-cell office:value-type="float" office:value="39" calcext:value-type="float">
            <text:p><text:s/>$39.00 </text:p>
          </table:table-cell>
          <table:table-cell table:formula="of:=IF([.E138]=&quot;&quot;;&quot;&quot;;[.E138]*100)" office:value-type="float" office:value="3900" calcext:value-type="float">
            <text:p><text:s/>$3,900.00 </text:p>
          </table:table-cell>
          <table:table-cell table:formula="of:=IF([.D138]=&quot;&quot;;&quot;&quot;;([.D138])/([.E138]))" office:value-type="percentage" office:value="0.00897435897435897" calcext:value-type="percentage">
            <text:p>0.90%</text:p>
          </table:table-cell>
          <table:table-cell table:formula="of:=IF([.D138];[.D138]*100;&quot;&quot;)" office:value-type="float" office:value="35" calcext:value-type="float">
            <text:p><text:s/>$35.00 </text:p>
          </table:table-cell>
          <table:table-cell table:formula="of:=IF([.C138] = &quot;&quot;; &quot;&quot;;[.C138]-[.B13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51" office:value-type="date" office:date-value="2020-11-30" calcext:value-type="date">
            <text:p>11/30/20</text:p>
          </table:table-cell>
          <table:table-cell table:style-name="ce43" office:value-type="date" office:date-value="2020-12-04" calcext:value-type="date">
            <text:p>12/4/2020</text:p>
          </table:table-cell>
          <table:table-cell table:style-name="ce44" office:value-type="float" office:value="1.06" calcext:value-type="float">
            <text:p><text:s/>$1.06 </text:p>
          </table:table-cell>
          <table:table-cell table:style-name="ce44" office:value-type="float" office:value="117" calcext:value-type="float">
            <text:p><text:s/>$117.00 </text:p>
          </table:table-cell>
          <table:table-cell table:style-name="ce44" table:formula="of:=IF([.E139]=&quot;&quot;;&quot;&quot;;[.E139]*100)" office:value-type="float" office:value="11700" calcext:value-type="float">
            <text:p><text:s/>$11,700.00 </text:p>
          </table:table-cell>
          <table:table-cell table:style-name="ce45" table:formula="of:=IF([.D139]=&quot;&quot;;&quot;&quot;;([.D139])/([.E139]))" office:value-type="percentage" office:value="0.00905982905982906" calcext:value-type="percentage">
            <text:p>0.91%</text:p>
          </table:table-cell>
          <table:table-cell table:style-name="ce44" table:formula="of:=IF([.D139];[.D139]*100;&quot;&quot;)" office:value-type="float" office:value="106" calcext:value-type="float">
            <text:p><text:s/>$106.00 </text:p>
          </table:table-cell>
          <table:table-cell table:style-name="ce42" table:formula="of:=IF([.C139] = &quot;&quot;; &quot;&quot;;[.C139]-[.B139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" calcext:value-type="float">
            <text:p><text:s/>$10.00 </text:p>
          </table:table-cell>
          <table:table-cell table:formula="of:=IF([.E140]=&quot;&quot;;&quot;&quot;;[.E140]*100)" office:value-type="float" office:value="1000" calcext:value-type="float">
            <text:p><text:s/>$1,000.00 </text:p>
          </table:table-cell>
          <table:table-cell table:formula="of:=IF([.D140]=&quot;&quot;;&quot;&quot;;([.D140])/([.E140]))" office:value-type="percentage" office:value="0.014" calcext:value-type="percentage">
            <text:p>1.40%</text:p>
          </table:table-cell>
          <table:table-cell table:formula="of:=IF([.D140];[.D140]*100;&quot;&quot;)" office:value-type="float" office:value="14" calcext:value-type="float">
            <text:p><text:s/>$14.00 </text:p>
          </table:table-cell>
          <table:table-cell table:formula="of:=IF([.C140] = &quot;&quot;; &quot;&quot;;[.C140]-[.B14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LDR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10" calcext:value-type="float">
            <text:p><text:s/>$10.00 </text:p>
          </table:table-cell>
          <table:table-cell table:formula="of:=IF([.E141]=&quot;&quot;;&quot;&quot;;[.E141]*100)" office:value-type="float" office:value="1000" calcext:value-type="float">
            <text:p><text:s/>$1,000.00 </text:p>
          </table:table-cell>
          <table:table-cell table:formula="of:=IF([.D141]=&quot;&quot;;&quot;&quot;;([.D141])/([.E141]))" office:value-type="percentage" office:value="0.014" calcext:value-type="percentage">
            <text:p>1.40%</text:p>
          </table:table-cell>
          <table:table-cell table:formula="of:=IF([.D141];[.D141]*100;&quot;&quot;)" office:value-type="float" office:value="14" calcext:value-type="float">
            <text:p><text:s/>$14.00 </text:p>
          </table:table-cell>
          <table:table-cell table:formula="of:=IF([.C141] = &quot;&quot;; &quot;&quot;;[.C141]-[.B14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50" calcext:value-type="float">
            <text:p><text:s/>$50.00 </text:p>
          </table:table-cell>
          <table:table-cell table:formula="of:=IF([.E142]=&quot;&quot;;&quot;&quot;;[.E142]*100)" office:value-type="float" office:value="5000" calcext:value-type="float">
            <text:p><text:s/>$5,000.00 </text:p>
          </table:table-cell>
          <table:table-cell table:formula="of:=IF([.D142]=&quot;&quot;;&quot;&quot;;([.D142])/([.E142]))" office:value-type="percentage" office:value="0.013" calcext:value-type="percentage">
            <text:p>1.30%</text:p>
          </table:table-cell>
          <table:table-cell table:formula="of:=IF([.D142];[.D142]*100;&quot;&quot;)" office:value-type="float" office:value="65" calcext:value-type="float">
            <text:p><text:s/>$65.00 </text:p>
          </table:table-cell>
          <table:table-cell table:formula="of:=IF([.C142] = &quot;&quot;; &quot;&quot;;[.C142]-[.B14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58" calcext:value-type="float">
            <text:p><text:s/>$0.58 </text:p>
          </table:table-cell>
          <table:table-cell office:value-type="float" office:value="47.5" calcext:value-type="float">
            <text:p><text:s/>$47.50 </text:p>
          </table:table-cell>
          <table:table-cell table:formula="of:=IF([.E143]=&quot;&quot;;&quot;&quot;;[.E143]*100)" office:value-type="float" office:value="4750" calcext:value-type="float">
            <text:p><text:s/>$4,750.00 </text:p>
          </table:table-cell>
          <table:table-cell table:formula="of:=IF([.D143]=&quot;&quot;;&quot;&quot;;([.D143])/([.E143]))" office:value-type="percentage" office:value="0.0122105263157895" calcext:value-type="percentage">
            <text:p>1.22%</text:p>
          </table:table-cell>
          <table:table-cell table:formula="of:=IF([.D143];[.D143]*100;&quot;&quot;)" office:value-type="float" office:value="58" calcext:value-type="float">
            <text:p><text:s/>$58.00 </text:p>
          </table:table-cell>
          <table:table-cell table:formula="of:=IF([.C143] = &quot;&quot;; &quot;&quot;;[.C143]-[.B14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4]=&quot;&quot;;&quot;&quot;;[.E144]*100)" office:value-type="float" office:value="400" calcext:value-type="float">
            <text:p><text:s/>$400.00 </text:p>
          </table:table-cell>
          <table:table-cell table:formula="of:=IF([.D144]=&quot;&quot;;&quot;&quot;;([.D144])/([.E144]))" office:value-type="percentage" office:value="0.0125" calcext:value-type="percentage">
            <text:p>1.25%</text:p>
          </table:table-cell>
          <table:table-cell table:formula="of:=IF([.D144];[.D144]*100;&quot;&quot;)" office:value-type="float" office:value="5" calcext:value-type="float">
            <text:p><text:s/>$5.00 </text:p>
          </table:table-cell>
          <table:table-cell table:formula="of:=IF([.C144] = &quot;&quot;; &quot;&quot;;[.C144]-[.B14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5]=&quot;&quot;;&quot;&quot;;[.E145]*100)" office:value-type="float" office:value="400" calcext:value-type="float">
            <text:p><text:s/>$400.00 </text:p>
          </table:table-cell>
          <table:table-cell table:formula="of:=IF([.D145]=&quot;&quot;;&quot;&quot;;([.D145])/([.E145]))" office:value-type="percentage" office:value="0.0125" calcext:value-type="percentage">
            <text:p>1.25%</text:p>
          </table:table-cell>
          <table:table-cell table:formula="of:=IF([.D145];[.D145]*100;&quot;&quot;)" office:value-type="float" office:value="5" calcext:value-type="float">
            <text:p><text:s/>$5.00 </text:p>
          </table:table-cell>
          <table:table-cell table:formula="of:=IF([.C145] = &quot;&quot;; &quot;&quot;;[.C145]-[.B14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6]=&quot;&quot;;&quot;&quot;;[.E146]*100)" office:value-type="float" office:value="400" calcext:value-type="float">
            <text:p><text:s/>$400.00 </text:p>
          </table:table-cell>
          <table:table-cell table:formula="of:=IF([.D146]=&quot;&quot;;&quot;&quot;;([.D146])/([.E146]))" office:value-type="percentage" office:value="0.0125" calcext:value-type="percentage">
            <text:p>1.25%</text:p>
          </table:table-cell>
          <table:table-cell table:formula="of:=IF([.D146];[.D146]*100;&quot;&quot;)" office:value-type="float" office:value="5" calcext:value-type="float">
            <text:p><text:s/>$5.00 </text:p>
          </table:table-cell>
          <table:table-cell table:formula="of:=IF([.C146] = &quot;&quot;; &quot;&quot;;[.C146]-[.B14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4" calcext:value-type="float">
            <text:p><text:s/>$4.00 </text:p>
          </table:table-cell>
          <table:table-cell table:formula="of:=IF([.E147]=&quot;&quot;;&quot;&quot;;[.E147]*100)" office:value-type="float" office:value="400" calcext:value-type="float">
            <text:p><text:s/>$400.00 </text:p>
          </table:table-cell>
          <table:table-cell table:formula="of:=IF([.D147]=&quot;&quot;;&quot;&quot;;([.D147])/([.E147]))" office:value-type="percentage" office:value="0.0125" calcext:value-type="percentage">
            <text:p>1.25%</text:p>
          </table:table-cell>
          <table:table-cell table:formula="of:=IF([.D147];[.D147]*100;&quot;&quot;)" office:value-type="float" office:value="5" calcext:value-type="float">
            <text:p><text:s/>$5.00 </text:p>
          </table:table-cell>
          <table:table-cell table:formula="of:=IF([.C147] = &quot;&quot;; &quot;&quot;;[.C147]-[.B14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4" calcext:value-type="float">
            <text:p><text:s/>$0.40 </text:p>
          </table:table-cell>
          <table:table-cell office:value-type="float" office:value="37.5" calcext:value-type="float">
            <text:p><text:s/>$37.50 </text:p>
          </table:table-cell>
          <table:table-cell table:formula="of:=IF([.E148]=&quot;&quot;;&quot;&quot;;[.E148]*100)" office:value-type="float" office:value="3750" calcext:value-type="float">
            <text:p><text:s/>$3,750.00 </text:p>
          </table:table-cell>
          <table:table-cell table:formula="of:=IF([.D148]=&quot;&quot;;&quot;&quot;;([.D148])/([.E148]))" office:value-type="percentage" office:value="0.0106666666666667" calcext:value-type="percentage">
            <text:p>1.07%</text:p>
          </table:table-cell>
          <table:table-cell table:formula="of:=IF([.D148];[.D148]*100;&quot;&quot;)" office:value-type="float" office:value="40" calcext:value-type="float">
            <text:p><text:s/>$40.00 </text:p>
          </table:table-cell>
          <table:table-cell table:formula="of:=IF([.C148] = &quot;&quot;; &quot;&quot;;[.C148]-[.B14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48" calcext:value-type="float">
            <text:p><text:s/>$0.48 </text:p>
          </table:table-cell>
          <table:table-cell office:value-type="float" office:value="44" calcext:value-type="float">
            <text:p><text:s/>$44.00 </text:p>
          </table:table-cell>
          <table:table-cell table:formula="of:=IF([.E149]=&quot;&quot;;&quot;&quot;;[.E149]*100)" office:value-type="float" office:value="4400" calcext:value-type="float">
            <text:p><text:s/>$4,400.00 </text:p>
          </table:table-cell>
          <table:table-cell table:formula="of:=IF([.D149]=&quot;&quot;;&quot;&quot;;([.D149])/([.E149]))" office:value-type="percentage" office:value="0.0109090909090909" calcext:value-type="percentage">
            <text:p>1.09%</text:p>
          </table:table-cell>
          <table:table-cell table:formula="of:=IF([.D149];[.D149]*100;&quot;&quot;)" office:value-type="float" office:value="48" calcext:value-type="float">
            <text:p><text:s/>$48.00 </text:p>
          </table:table-cell>
          <table:table-cell table:formula="of:=IF([.C149] = &quot;&quot;; &quot;&quot;;[.C149]-[.B14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ETS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39" office:value-type="date" office:date-value="2020-12-04" calcext:value-type="date">
            <text:p>12/4/2020</text:p>
          </table:table-cell>
          <table:table-cell office:value-type="float" office:value="0.39" calcext:value-type="float">
            <text:p><text:s/>$0.39 </text:p>
          </table:table-cell>
          <table:table-cell office:value-type="float" office:value="22" calcext:value-type="float">
            <text:p><text:s/>$22.00 </text:p>
          </table:table-cell>
          <table:table-cell table:formula="of:=IF([.E150]=&quot;&quot;;&quot;&quot;;[.E150]*100)" office:value-type="float" office:value="2200" calcext:value-type="float">
            <text:p><text:s/>$2,200.00 </text:p>
          </table:table-cell>
          <table:table-cell table:formula="of:=IF([.D150]=&quot;&quot;;&quot;&quot;;([.D150])/([.E150]))" office:value-type="percentage" office:value="0.0177272727272727" calcext:value-type="percentage">
            <text:p>1.77%</text:p>
          </table:table-cell>
          <table:table-cell table:formula="of:=IF([.D150];[.D150]*100;&quot;&quot;)" office:value-type="float" office:value="39" calcext:value-type="float">
            <text:p><text:s/>$39.00 </text:p>
          </table:table-cell>
          <table:table-cell table:formula="of:=IF([.C150] = &quot;&quot;; &quot;&quot;;[.C150]-[.B15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53" office:value-type="string" calcext:value-type="string">
            <text:p>PLTR</text:p>
          </table:table-cell>
          <table:table-cell table:number-columns-repeated="2" table:style-name="ce54" office:value-type="date" office:date-value="2020-11-30" calcext:value-type="date">
            <text:p>11/30/20</text:p>
          </table:table-cell>
          <table:table-cell table:style-name="ce55" office:value-type="float" office:value="0.01" calcext:value-type="float">
            <text:p><text:s/>$0.01 </text:p>
          </table:table-cell>
          <table:table-cell table:style-name="ce55" office:value-type="float" office:value="22.4534" calcext:value-type="float">
            <text:p><text:s/>$22.45 </text:p>
          </table:table-cell>
          <table:table-cell table:style-name="ce55" table:formula="of:=IF([.E151]=&quot;&quot;;&quot;&quot;;[.E151]*100)" office:value-type="float" office:value="2245.34" calcext:value-type="float">
            <text:p><text:s/>$2,245.34 </text:p>
          </table:table-cell>
          <table:table-cell table:style-name="ce56" table:formula="of:=IF([.D151]=&quot;&quot;;&quot;&quot;;([.D151])/([.E151]))" office:value-type="percentage" office:value="0.000445366848673252" calcext:value-type="percentage">
            <text:p>0.04%</text:p>
          </table:table-cell>
          <table:table-cell table:style-name="ce55" table:formula="of:=IF([.D151];[.D151]*100;&quot;&quot;)" office:value-type="float" office:value="1" calcext:value-type="float">
            <text:p><text:s/>$1.00 </text:p>
          </table:table-cell>
          <table:table-cell table:style-name="ce53" table:formula="of:=IF([.C151] = &quot;&quot;; &quot;&quot;;[.C151]-[.B151]+1)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53"/>
        </table:table-row>
        <table:table-row table:style-name="ro2">
          <table:table-cell table:number-columns-repeated="5"/>
          <table:table-cell table:formula="of:=IF([.E152]=&quot;&quot;;&quot;&quot;;[.E152]*100)">
            <text:p><text:s text:c="2"/></text:p>
          </table:table-cell>
          <table:table-cell table:formula="of:=IF([.D152]=&quot;&quot;;&quot;&quot;;([.D152])/([.E152]))">
            <text:p/>
          </table:table-cell>
          <table:table-cell table:formula="of:=IF([.D152];[.D152]*100;&quot;&quot;)">
            <text:p><text:s text:c="2"/></text:p>
          </table:table-cell>
          <table:table-cell table:formula="of:=IF([.C152] = &quot;&quot;; &quot;&quot;;[.C152]-[.B1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3]=&quot;&quot;;&quot;&quot;;[.E153]*100)">
            <text:p><text:s text:c="2"/></text:p>
          </table:table-cell>
          <table:table-cell table:formula="of:=IF([.D153]=&quot;&quot;;&quot;&quot;;([.D153])/([.E153]))">
            <text:p/>
          </table:table-cell>
          <table:table-cell table:formula="of:=IF([.D153];[.D153]*100;&quot;&quot;)">
            <text:p><text:s text:c="2"/></text:p>
          </table:table-cell>
          <table:table-cell table:formula="of:=IF([.C153] = &quot;&quot;; &quot;&quot;;[.C153]-[.B1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4]=&quot;&quot;;&quot;&quot;;[.E154]*100)">
            <text:p><text:s text:c="2"/></text:p>
          </table:table-cell>
          <table:table-cell table:formula="of:=IF([.D154]=&quot;&quot;;&quot;&quot;;([.D154])/([.E154]))">
            <text:p/>
          </table:table-cell>
          <table:table-cell table:formula="of:=IF([.D154];[.D154]*100;&quot;&quot;)">
            <text:p><text:s text:c="2"/></text:p>
          </table:table-cell>
          <table:table-cell table:formula="of:=IF([.C154] = &quot;&quot;; &quot;&quot;;[.C154]-[.B1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5]=&quot;&quot;;&quot;&quot;;[.E155]*100)">
            <text:p><text:s text:c="2"/></text:p>
          </table:table-cell>
          <table:table-cell table:formula="of:=IF([.D155]=&quot;&quot;;&quot;&quot;;([.D155])/([.E155]))">
            <text:p/>
          </table:table-cell>
          <table:table-cell table:formula="of:=IF([.D155];[.D155]*100;&quot;&quot;)">
            <text:p><text:s text:c="2"/></text:p>
          </table:table-cell>
          <table:table-cell table:formula="of:=IF([.C155] = &quot;&quot;; &quot;&quot;;[.C155]-[.B1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6]=&quot;&quot;;&quot;&quot;;[.E156]*100)">
            <text:p><text:s text:c="2"/></text:p>
          </table:table-cell>
          <table:table-cell table:formula="of:=IF([.D156]=&quot;&quot;;&quot;&quot;;([.D156])/([.E156]))">
            <text:p/>
          </table:table-cell>
          <table:table-cell table:formula="of:=IF([.D156];[.D156]*100;&quot;&quot;)">
            <text:p><text:s text:c="2"/></text:p>
          </table:table-cell>
          <table:table-cell table:formula="of:=IF([.C156] = &quot;&quot;; &quot;&quot;;[.C156]-[.B15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7]=&quot;&quot;;&quot;&quot;;[.E157]*100)">
            <text:p><text:s text:c="2"/></text:p>
          </table:table-cell>
          <table:table-cell table:formula="of:=IF([.D157]=&quot;&quot;;&quot;&quot;;([.D157])/([.E157]))">
            <text:p/>
          </table:table-cell>
          <table:table-cell table:formula="of:=IF([.D157];[.D157]*100;&quot;&quot;)">
            <text:p><text:s text:c="2"/></text:p>
          </table:table-cell>
          <table:table-cell table:formula="of:=IF([.C157] = &quot;&quot;; &quot;&quot;;[.C157]-[.B15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8]=&quot;&quot;;&quot;&quot;;[.E158]*100)">
            <text:p><text:s text:c="2"/></text:p>
          </table:table-cell>
          <table:table-cell table:formula="of:=IF([.D158]=&quot;&quot;;&quot;&quot;;([.D158])/([.E158]))">
            <text:p/>
          </table:table-cell>
          <table:table-cell table:formula="of:=IF([.D158];[.D158]*100;&quot;&quot;)">
            <text:p><text:s text:c="2"/></text:p>
          </table:table-cell>
          <table:table-cell table:formula="of:=IF([.C158] = &quot;&quot;; &quot;&quot;;[.C158]-[.B15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59]=&quot;&quot;;&quot;&quot;;[.E159]*100)">
            <text:p><text:s text:c="2"/></text:p>
          </table:table-cell>
          <table:table-cell table:formula="of:=IF([.D159]=&quot;&quot;;&quot;&quot;;([.D159])/([.E159]))">
            <text:p/>
          </table:table-cell>
          <table:table-cell table:formula="of:=IF([.D159];[.D159]*100;&quot;&quot;)">
            <text:p><text:s text:c="2"/></text:p>
          </table:table-cell>
          <table:table-cell table:formula="of:=IF([.C159] = &quot;&quot;; &quot;&quot;;[.C159]-[.B15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0]=&quot;&quot;;&quot;&quot;;[.E160]*100)">
            <text:p><text:s text:c="2"/></text:p>
          </table:table-cell>
          <table:table-cell table:formula="of:=IF([.D160]=&quot;&quot;;&quot;&quot;;([.D160])/([.E160]))">
            <text:p/>
          </table:table-cell>
          <table:table-cell table:formula="of:=IF([.D160];[.D160]*100;&quot;&quot;)">
            <text:p><text:s text:c="2"/></text:p>
          </table:table-cell>
          <table:table-cell table:formula="of:=IF([.C160] = &quot;&quot;; &quot;&quot;;[.C160]-[.B16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1]=&quot;&quot;;&quot;&quot;;[.E161]*100)">
            <text:p><text:s text:c="2"/></text:p>
          </table:table-cell>
          <table:table-cell table:formula="of:=IF([.D161]=&quot;&quot;;&quot;&quot;;([.D161])/([.E161]))">
            <text:p/>
          </table:table-cell>
          <table:table-cell table:formula="of:=IF([.D161];[.D161]*100;&quot;&quot;)">
            <text:p><text:s text:c="2"/></text:p>
          </table:table-cell>
          <table:table-cell table:formula="of:=IF([.C161] = &quot;&quot;; &quot;&quot;;[.C161]-[.B16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2]=&quot;&quot;;&quot;&quot;;[.E162]*100)">
            <text:p><text:s text:c="2"/></text:p>
          </table:table-cell>
          <table:table-cell table:formula="of:=IF([.D162]=&quot;&quot;;&quot;&quot;;([.D162])/([.E162]))">
            <text:p/>
          </table:table-cell>
          <table:table-cell table:formula="of:=IF([.D162];[.D162]*100;&quot;&quot;)">
            <text:p><text:s text:c="2"/></text:p>
          </table:table-cell>
          <table:table-cell table:formula="of:=IF([.C162] = &quot;&quot;; &quot;&quot;;[.C162]-[.B16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3]=&quot;&quot;;&quot;&quot;;[.E163]*100)">
            <text:p><text:s text:c="2"/></text:p>
          </table:table-cell>
          <table:table-cell table:formula="of:=IF([.D163]=&quot;&quot;;&quot;&quot;;([.D163])/([.E163]))">
            <text:p/>
          </table:table-cell>
          <table:table-cell table:formula="of:=IF([.D163];[.D163]*100;&quot;&quot;)">
            <text:p><text:s text:c="2"/></text:p>
          </table:table-cell>
          <table:table-cell table:formula="of:=IF([.C163] = &quot;&quot;; &quot;&quot;;[.C163]-[.B16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4]=&quot;&quot;;&quot;&quot;;[.E164]*100)">
            <text:p><text:s text:c="2"/></text:p>
          </table:table-cell>
          <table:table-cell table:formula="of:=IF([.D164]=&quot;&quot;;&quot;&quot;;([.D164])/([.E164]))">
            <text:p/>
          </table:table-cell>
          <table:table-cell table:formula="of:=IF([.D164];[.D164]*100;&quot;&quot;)">
            <text:p><text:s text:c="2"/></text:p>
          </table:table-cell>
          <table:table-cell table:formula="of:=IF([.C164] = &quot;&quot;; &quot;&quot;;[.C164]-[.B16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5]=&quot;&quot;;&quot;&quot;;[.E165]*100)">
            <text:p><text:s text:c="2"/></text:p>
          </table:table-cell>
          <table:table-cell table:formula="of:=IF([.D165]=&quot;&quot;;&quot;&quot;;([.D165])/([.E165]))">
            <text:p/>
          </table:table-cell>
          <table:table-cell table:formula="of:=IF([.D165];[.D165]*100;&quot;&quot;)">
            <text:p><text:s text:c="2"/></text:p>
          </table:table-cell>
          <table:table-cell table:formula="of:=IF([.C165] = &quot;&quot;; &quot;&quot;;[.C165]-[.B16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6]=&quot;&quot;;&quot;&quot;;[.E166]*100)">
            <text:p><text:s text:c="2"/></text:p>
          </table:table-cell>
          <table:table-cell table:formula="of:=IF([.D166]=&quot;&quot;;&quot;&quot;;([.D166])/([.E166]))">
            <text:p/>
          </table:table-cell>
          <table:table-cell table:formula="of:=IF([.D166];[.D166]*100;&quot;&quot;)">
            <text:p><text:s text:c="2"/></text:p>
          </table:table-cell>
          <table:table-cell table:formula="of:=IF([.C166] = &quot;&quot;; &quot;&quot;;[.C166]-[.B16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7]=&quot;&quot;;&quot;&quot;;[.E167]*100)">
            <text:p><text:s text:c="2"/></text:p>
          </table:table-cell>
          <table:table-cell table:formula="of:=IF([.D167]=&quot;&quot;;&quot;&quot;;([.D167])/([.E167]))">
            <text:p/>
          </table:table-cell>
          <table:table-cell table:formula="of:=IF([.D167];[.D167]*100;&quot;&quot;)">
            <text:p><text:s text:c="2"/></text:p>
          </table:table-cell>
          <table:table-cell table:formula="of:=IF([.C167] = &quot;&quot;; &quot;&quot;;[.C167]-[.B16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8]=&quot;&quot;;&quot;&quot;;[.E168]*100)">
            <text:p><text:s text:c="2"/></text:p>
          </table:table-cell>
          <table:table-cell table:formula="of:=IF([.D168]=&quot;&quot;;&quot;&quot;;([.D168])/([.E168]))">
            <text:p/>
          </table:table-cell>
          <table:table-cell table:formula="of:=IF([.D168];[.D168]*100;&quot;&quot;)">
            <text:p><text:s text:c="2"/></text:p>
          </table:table-cell>
          <table:table-cell table:formula="of:=IF([.C168] = &quot;&quot;; &quot;&quot;;[.C168]-[.B16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69]=&quot;&quot;;&quot;&quot;;[.E169]*100)">
            <text:p><text:s text:c="2"/></text:p>
          </table:table-cell>
          <table:table-cell table:formula="of:=IF([.D169]=&quot;&quot;;&quot;&quot;;([.D169])/([.E169]))">
            <text:p/>
          </table:table-cell>
          <table:table-cell table:formula="of:=IF([.D169];[.D169]*100;&quot;&quot;)">
            <text:p><text:s text:c="2"/></text:p>
          </table:table-cell>
          <table:table-cell table:formula="of:=IF([.C169] = &quot;&quot;; &quot;&quot;;[.C169]-[.B16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0]=&quot;&quot;;&quot;&quot;;[.E170]*100)">
            <text:p><text:s text:c="2"/></text:p>
          </table:table-cell>
          <table:table-cell table:formula="of:=IF([.D170]=&quot;&quot;;&quot;&quot;;([.D170])/([.E170]))">
            <text:p/>
          </table:table-cell>
          <table:table-cell table:formula="of:=IF([.D170];[.D170]*100;&quot;&quot;)">
            <text:p><text:s text:c="2"/></text:p>
          </table:table-cell>
          <table:table-cell table:formula="of:=IF([.C170] = &quot;&quot;; &quot;&quot;;[.C170]-[.B17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1]=&quot;&quot;;&quot;&quot;;[.E171]*100)">
            <text:p><text:s text:c="2"/></text:p>
          </table:table-cell>
          <table:table-cell table:formula="of:=IF([.D171]=&quot;&quot;;&quot;&quot;;([.D171])/([.E171]))">
            <text:p/>
          </table:table-cell>
          <table:table-cell table:formula="of:=IF([.D171];[.D171]*100;&quot;&quot;)">
            <text:p><text:s text:c="2"/></text:p>
          </table:table-cell>
          <table:table-cell table:formula="of:=IF([.C171] = &quot;&quot;; &quot;&quot;;[.C171]-[.B17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2]=&quot;&quot;;&quot;&quot;;[.E172]*100)">
            <text:p><text:s text:c="2"/></text:p>
          </table:table-cell>
          <table:table-cell table:formula="of:=IF([.D172]=&quot;&quot;;&quot;&quot;;([.D172])/([.E172]))">
            <text:p/>
          </table:table-cell>
          <table:table-cell table:formula="of:=IF([.D172];[.D172]*100;&quot;&quot;)">
            <text:p><text:s text:c="2"/></text:p>
          </table:table-cell>
          <table:table-cell table:formula="of:=IF([.C172] = &quot;&quot;; &quot;&quot;;[.C172]-[.B17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3]=&quot;&quot;;&quot;&quot;;[.E173]*100)">
            <text:p><text:s text:c="2"/></text:p>
          </table:table-cell>
          <table:table-cell table:formula="of:=IF([.D173]=&quot;&quot;;&quot;&quot;;([.D173])/([.E173]))">
            <text:p/>
          </table:table-cell>
          <table:table-cell table:formula="of:=IF([.D173];[.D173]*100;&quot;&quot;)">
            <text:p><text:s text:c="2"/></text:p>
          </table:table-cell>
          <table:table-cell table:formula="of:=IF([.C173] = &quot;&quot;; &quot;&quot;;[.C173]-[.B17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4]=&quot;&quot;;&quot;&quot;;[.E174]*100)">
            <text:p><text:s text:c="2"/></text:p>
          </table:table-cell>
          <table:table-cell table:formula="of:=IF([.D174]=&quot;&quot;;&quot;&quot;;([.D174])/([.E174]))">
            <text:p/>
          </table:table-cell>
          <table:table-cell table:formula="of:=IF([.D174];[.D174]*100;&quot;&quot;)">
            <text:p><text:s text:c="2"/></text:p>
          </table:table-cell>
          <table:table-cell table:formula="of:=IF([.C174] = &quot;&quot;; &quot;&quot;;[.C174]-[.B17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5]=&quot;&quot;;&quot;&quot;;[.E175]*100)">
            <text:p><text:s text:c="2"/></text:p>
          </table:table-cell>
          <table:table-cell table:formula="of:=IF([.D175]=&quot;&quot;;&quot;&quot;;([.D175])/([.E175]))">
            <text:p/>
          </table:table-cell>
          <table:table-cell table:formula="of:=IF([.D175];[.D175]*100;&quot;&quot;)">
            <text:p><text:s text:c="2"/></text:p>
          </table:table-cell>
          <table:table-cell table:formula="of:=IF([.C175] = &quot;&quot;; &quot;&quot;;[.C175]-[.B17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6]=&quot;&quot;;&quot;&quot;;[.E176]*100)">
            <text:p><text:s text:c="2"/></text:p>
          </table:table-cell>
          <table:table-cell table:formula="of:=IF([.D176]=&quot;&quot;;&quot;&quot;;([.D176])/([.E176]))">
            <text:p/>
          </table:table-cell>
          <table:table-cell table:formula="of:=IF([.D176];[.D176]*100;&quot;&quot;)">
            <text:p><text:s text:c="2"/></text:p>
          </table:table-cell>
          <table:table-cell table:formula="of:=IF([.C176] = &quot;&quot;; &quot;&quot;;[.C176]-[.B17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7]=&quot;&quot;;&quot;&quot;;[.E177]*100)">
            <text:p><text:s text:c="2"/></text:p>
          </table:table-cell>
          <table:table-cell table:formula="of:=IF([.D177]=&quot;&quot;;&quot;&quot;;([.D177])/([.E177]))">
            <text:p/>
          </table:table-cell>
          <table:table-cell table:formula="of:=IF([.D177];[.D177]*100;&quot;&quot;)">
            <text:p><text:s text:c="2"/></text:p>
          </table:table-cell>
          <table:table-cell table:formula="of:=IF([.C177] = &quot;&quot;; &quot;&quot;;[.C177]-[.B17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8]=&quot;&quot;;&quot;&quot;;[.E178]*100)">
            <text:p><text:s text:c="2"/></text:p>
          </table:table-cell>
          <table:table-cell table:formula="of:=IF([.D178]=&quot;&quot;;&quot;&quot;;([.D178])/([.E178]))">
            <text:p/>
          </table:table-cell>
          <table:table-cell table:formula="of:=IF([.D178];[.D178]*100;&quot;&quot;)">
            <text:p><text:s text:c="2"/></text:p>
          </table:table-cell>
          <table:table-cell table:formula="of:=IF([.C178] = &quot;&quot;; &quot;&quot;;[.C178]-[.B17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79]=&quot;&quot;;&quot;&quot;;[.E179]*100)">
            <text:p><text:s text:c="2"/></text:p>
          </table:table-cell>
          <table:table-cell table:formula="of:=IF([.D179]=&quot;&quot;;&quot;&quot;;([.D179])/([.E179]))">
            <text:p/>
          </table:table-cell>
          <table:table-cell table:formula="of:=IF([.D179];[.D179]*100;&quot;&quot;)">
            <text:p><text:s text:c="2"/></text:p>
          </table:table-cell>
          <table:table-cell table:formula="of:=IF([.C179] = &quot;&quot;; &quot;&quot;;[.C179]-[.B17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0]=&quot;&quot;;&quot;&quot;;[.E180]*100)">
            <text:p><text:s text:c="2"/></text:p>
          </table:table-cell>
          <table:table-cell table:formula="of:=IF([.D180]=&quot;&quot;;&quot;&quot;;([.D180])/([.E180]))">
            <text:p/>
          </table:table-cell>
          <table:table-cell table:formula="of:=IF([.D180];[.D180]*100;&quot;&quot;)">
            <text:p><text:s text:c="2"/></text:p>
          </table:table-cell>
          <table:table-cell table:formula="of:=IF([.C180] = &quot;&quot;; &quot;&quot;;[.C180]-[.B18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1]=&quot;&quot;;&quot;&quot;;[.E181]*100)">
            <text:p><text:s text:c="2"/></text:p>
          </table:table-cell>
          <table:table-cell table:formula="of:=IF([.D181]=&quot;&quot;;&quot;&quot;;([.D181])/([.E181]))">
            <text:p/>
          </table:table-cell>
          <table:table-cell table:formula="of:=IF([.D181];[.D181]*100;&quot;&quot;)">
            <text:p><text:s text:c="2"/></text:p>
          </table:table-cell>
          <table:table-cell table:formula="of:=IF([.C181] = &quot;&quot;; &quot;&quot;;[.C181]-[.B18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2]=&quot;&quot;;&quot;&quot;;[.E182]*100)">
            <text:p><text:s text:c="2"/></text:p>
          </table:table-cell>
          <table:table-cell table:formula="of:=IF([.D182]=&quot;&quot;;&quot;&quot;;([.D182])/([.E182]))">
            <text:p/>
          </table:table-cell>
          <table:table-cell table:formula="of:=IF([.D182];[.D182]*100;&quot;&quot;)">
            <text:p><text:s text:c="2"/></text:p>
          </table:table-cell>
          <table:table-cell table:formula="of:=IF([.C182] = &quot;&quot;; &quot;&quot;;[.C182]-[.B18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3]=&quot;&quot;;&quot;&quot;;[.E183]*100)">
            <text:p><text:s text:c="2"/></text:p>
          </table:table-cell>
          <table:table-cell table:formula="of:=IF([.D183]=&quot;&quot;;&quot;&quot;;([.D183])/([.E183]))">
            <text:p/>
          </table:table-cell>
          <table:table-cell table:formula="of:=IF([.D183];[.D183]*100;&quot;&quot;)">
            <text:p><text:s text:c="2"/></text:p>
          </table:table-cell>
          <table:table-cell table:formula="of:=IF([.C183] = &quot;&quot;; &quot;&quot;;[.C183]-[.B18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4]=&quot;&quot;;&quot;&quot;;[.E184]*100)">
            <text:p><text:s text:c="2"/></text:p>
          </table:table-cell>
          <table:table-cell table:formula="of:=IF([.D184]=&quot;&quot;;&quot;&quot;;([.D184])/([.E184]))">
            <text:p/>
          </table:table-cell>
          <table:table-cell table:formula="of:=IF([.D184];[.D184]*100;&quot;&quot;)">
            <text:p><text:s text:c="2"/></text:p>
          </table:table-cell>
          <table:table-cell table:formula="of:=IF([.C184] = &quot;&quot;; &quot;&quot;;[.C184]-[.B18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5]=&quot;&quot;;&quot;&quot;;[.E185]*100)">
            <text:p><text:s text:c="2"/></text:p>
          </table:table-cell>
          <table:table-cell table:formula="of:=IF([.D185]=&quot;&quot;;&quot;&quot;;([.D185])/([.E185]))">
            <text:p/>
          </table:table-cell>
          <table:table-cell table:formula="of:=IF([.D185];[.D185]*100;&quot;&quot;)">
            <text:p><text:s text:c="2"/></text:p>
          </table:table-cell>
          <table:table-cell table:formula="of:=IF([.C185] = &quot;&quot;; &quot;&quot;;[.C185]-[.B18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6]=&quot;&quot;;&quot;&quot;;[.E186]*100)">
            <text:p><text:s text:c="2"/></text:p>
          </table:table-cell>
          <table:table-cell table:formula="of:=IF([.D186]=&quot;&quot;;&quot;&quot;;([.D186])/([.E186]))">
            <text:p/>
          </table:table-cell>
          <table:table-cell table:formula="of:=IF([.D186];[.D186]*100;&quot;&quot;)">
            <text:p><text:s text:c="2"/></text:p>
          </table:table-cell>
          <table:table-cell table:formula="of:=IF([.C186] = &quot;&quot;; &quot;&quot;;[.C186]-[.B18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7]=&quot;&quot;;&quot;&quot;;[.E187]*100)">
            <text:p><text:s text:c="2"/></text:p>
          </table:table-cell>
          <table:table-cell table:formula="of:=IF([.D187]=&quot;&quot;;&quot;&quot;;([.D187])/([.E187]))">
            <text:p/>
          </table:table-cell>
          <table:table-cell table:formula="of:=IF([.D187];[.D187]*100;&quot;&quot;)">
            <text:p><text:s text:c="2"/></text:p>
          </table:table-cell>
          <table:table-cell table:formula="of:=IF([.C187] = &quot;&quot;; &quot;&quot;;[.C187]-[.B18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8]=&quot;&quot;;&quot;&quot;;[.E188]*100)">
            <text:p><text:s text:c="2"/></text:p>
          </table:table-cell>
          <table:table-cell table:formula="of:=IF([.D188]=&quot;&quot;;&quot;&quot;;([.D188])/([.E188]))">
            <text:p/>
          </table:table-cell>
          <table:table-cell table:formula="of:=IF([.D188];[.D188]*100;&quot;&quot;)">
            <text:p><text:s text:c="2"/></text:p>
          </table:table-cell>
          <table:table-cell table:formula="of:=IF([.C188] = &quot;&quot;; &quot;&quot;;[.C188]-[.B18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89]=&quot;&quot;;&quot;&quot;;[.E189]*100)">
            <text:p><text:s text:c="2"/></text:p>
          </table:table-cell>
          <table:table-cell table:formula="of:=IF([.D189]=&quot;&quot;;&quot;&quot;;([.D189])/([.E189]))">
            <text:p/>
          </table:table-cell>
          <table:table-cell table:formula="of:=IF([.D189];[.D189]*100;&quot;&quot;)">
            <text:p><text:s text:c="2"/></text:p>
          </table:table-cell>
          <table:table-cell table:formula="of:=IF([.C189] = &quot;&quot;; &quot;&quot;;[.C189]-[.B18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0]=&quot;&quot;;&quot;&quot;;[.E190]*100)">
            <text:p><text:s text:c="2"/></text:p>
          </table:table-cell>
          <table:table-cell table:formula="of:=IF([.D190]=&quot;&quot;;&quot;&quot;;([.D190])/([.E190]))">
            <text:p/>
          </table:table-cell>
          <table:table-cell table:formula="of:=IF([.D190];[.D190]*100;&quot;&quot;)">
            <text:p><text:s text:c="2"/></text:p>
          </table:table-cell>
          <table:table-cell table:formula="of:=IF([.C190] = &quot;&quot;; &quot;&quot;;[.C190]-[.B19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1]=&quot;&quot;;&quot;&quot;;[.E191]*100)">
            <text:p><text:s text:c="2"/></text:p>
          </table:table-cell>
          <table:table-cell table:formula="of:=IF([.D191]=&quot;&quot;;&quot;&quot;;([.D191])/([.E191]))">
            <text:p/>
          </table:table-cell>
          <table:table-cell table:formula="of:=IF([.D191];[.D191]*100;&quot;&quot;)">
            <text:p><text:s text:c="2"/></text:p>
          </table:table-cell>
          <table:table-cell table:formula="of:=IF([.C191] = &quot;&quot;; &quot;&quot;;[.C191]-[.B19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2]=&quot;&quot;;&quot;&quot;;[.E192]*100)">
            <text:p><text:s text:c="2"/></text:p>
          </table:table-cell>
          <table:table-cell table:formula="of:=IF([.D192]=&quot;&quot;;&quot;&quot;;([.D192])/([.E192]))">
            <text:p/>
          </table:table-cell>
          <table:table-cell table:formula="of:=IF([.D192];[.D192]*100;&quot;&quot;)">
            <text:p><text:s text:c="2"/></text:p>
          </table:table-cell>
          <table:table-cell table:formula="of:=IF([.C192] = &quot;&quot;; &quot;&quot;;[.C192]-[.B19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3]=&quot;&quot;;&quot;&quot;;[.E193]*100)">
            <text:p><text:s text:c="2"/></text:p>
          </table:table-cell>
          <table:table-cell table:formula="of:=IF([.D193]=&quot;&quot;;&quot;&quot;;([.D193])/([.E193]))">
            <text:p/>
          </table:table-cell>
          <table:table-cell table:formula="of:=IF([.D193];[.D193]*100;&quot;&quot;)">
            <text:p><text:s text:c="2"/></text:p>
          </table:table-cell>
          <table:table-cell table:formula="of:=IF([.C193] = &quot;&quot;; &quot;&quot;;[.C193]-[.B19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4]=&quot;&quot;;&quot;&quot;;[.E194]*100)">
            <text:p><text:s text:c="2"/></text:p>
          </table:table-cell>
          <table:table-cell table:formula="of:=IF([.D194]=&quot;&quot;;&quot;&quot;;([.D194])/([.E194]))">
            <text:p/>
          </table:table-cell>
          <table:table-cell table:formula="of:=IF([.D194];[.D194]*100;&quot;&quot;)">
            <text:p><text:s text:c="2"/></text:p>
          </table:table-cell>
          <table:table-cell table:formula="of:=IF([.C194] = &quot;&quot;; &quot;&quot;;[.C194]-[.B19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5]=&quot;&quot;;&quot;&quot;;[.E195]*100)">
            <text:p><text:s text:c="2"/></text:p>
          </table:table-cell>
          <table:table-cell table:formula="of:=IF([.D195]=&quot;&quot;;&quot;&quot;;([.D195])/([.E195]))">
            <text:p/>
          </table:table-cell>
          <table:table-cell table:formula="of:=IF([.D195];[.D195]*100;&quot;&quot;)">
            <text:p><text:s text:c="2"/></text:p>
          </table:table-cell>
          <table:table-cell table:formula="of:=IF([.C195] = &quot;&quot;; &quot;&quot;;[.C195]-[.B19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6]=&quot;&quot;;&quot;&quot;;[.E196]*100)">
            <text:p><text:s text:c="2"/></text:p>
          </table:table-cell>
          <table:table-cell table:formula="of:=IF([.D196]=&quot;&quot;;&quot;&quot;;([.D196])/([.E196]))">
            <text:p/>
          </table:table-cell>
          <table:table-cell table:formula="of:=IF([.D196];[.D196]*100;&quot;&quot;)">
            <text:p><text:s text:c="2"/></text:p>
          </table:table-cell>
          <table:table-cell table:formula="of:=IF([.C196] = &quot;&quot;; &quot;&quot;;[.C196]-[.B19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7]=&quot;&quot;;&quot;&quot;;[.E197]*100)">
            <text:p><text:s text:c="2"/></text:p>
          </table:table-cell>
          <table:table-cell table:formula="of:=IF([.D197]=&quot;&quot;;&quot;&quot;;([.D197])/([.E197]))">
            <text:p/>
          </table:table-cell>
          <table:table-cell table:formula="of:=IF([.D197];[.D197]*100;&quot;&quot;)">
            <text:p><text:s text:c="2"/></text:p>
          </table:table-cell>
          <table:table-cell table:formula="of:=IF([.C197] = &quot;&quot;; &quot;&quot;;[.C197]-[.B19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8]=&quot;&quot;;&quot;&quot;;[.E198]*100)">
            <text:p><text:s text:c="2"/></text:p>
          </table:table-cell>
          <table:table-cell table:formula="of:=IF([.D198]=&quot;&quot;;&quot;&quot;;([.D198])/([.E198]))">
            <text:p/>
          </table:table-cell>
          <table:table-cell table:formula="of:=IF([.D198];[.D198]*100;&quot;&quot;)">
            <text:p><text:s text:c="2"/></text:p>
          </table:table-cell>
          <table:table-cell table:formula="of:=IF([.C198] = &quot;&quot;; &quot;&quot;;[.C198]-[.B19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199]=&quot;&quot;;&quot;&quot;;[.E199]*100)">
            <text:p><text:s text:c="2"/></text:p>
          </table:table-cell>
          <table:table-cell table:formula="of:=IF([.D199]=&quot;&quot;;&quot;&quot;;([.D199])/([.E199]))">
            <text:p/>
          </table:table-cell>
          <table:table-cell table:formula="of:=IF([.D199];[.D199]*100;&quot;&quot;)">
            <text:p><text:s text:c="2"/></text:p>
          </table:table-cell>
          <table:table-cell table:formula="of:=IF([.C199] = &quot;&quot;; &quot;&quot;;[.C199]-[.B19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0]=&quot;&quot;;&quot;&quot;;[.E200]*100)">
            <text:p><text:s text:c="2"/></text:p>
          </table:table-cell>
          <table:table-cell table:formula="of:=IF([.D200]=&quot;&quot;;&quot;&quot;;([.D200])/([.E200]))">
            <text:p/>
          </table:table-cell>
          <table:table-cell table:formula="of:=IF([.D200];[.D200]*100;&quot;&quot;)">
            <text:p><text:s text:c="2"/></text:p>
          </table:table-cell>
          <table:table-cell table:formula="of:=IF([.C200] = &quot;&quot;; &quot;&quot;;[.C200]-[.B20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1]=&quot;&quot;;&quot;&quot;;[.E201]*100)">
            <text:p><text:s text:c="2"/></text:p>
          </table:table-cell>
          <table:table-cell table:formula="of:=IF([.D201]=&quot;&quot;;&quot;&quot;;([.D201])/([.E201]))">
            <text:p/>
          </table:table-cell>
          <table:table-cell table:formula="of:=IF([.D201];[.D201]*100;&quot;&quot;)">
            <text:p><text:s text:c="2"/></text:p>
          </table:table-cell>
          <table:table-cell table:formula="of:=IF([.C201] = &quot;&quot;; &quot;&quot;;[.C201]-[.B20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2]=&quot;&quot;;&quot;&quot;;[.E202]*100)">
            <text:p><text:s text:c="2"/></text:p>
          </table:table-cell>
          <table:table-cell table:formula="of:=IF([.D202]=&quot;&quot;;&quot;&quot;;([.D202])/([.E202]))">
            <text:p/>
          </table:table-cell>
          <table:table-cell table:formula="of:=IF([.D202];[.D202]*100;&quot;&quot;)">
            <text:p><text:s text:c="2"/></text:p>
          </table:table-cell>
          <table:table-cell table:formula="of:=IF([.C202] = &quot;&quot;; &quot;&quot;;[.C202]-[.B20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3]=&quot;&quot;;&quot;&quot;;[.E203]*100)">
            <text:p><text:s text:c="2"/></text:p>
          </table:table-cell>
          <table:table-cell table:formula="of:=IF([.D203]=&quot;&quot;;&quot;&quot;;([.D203])/([.E203]))">
            <text:p/>
          </table:table-cell>
          <table:table-cell table:formula="of:=IF([.D203];[.D203]*100;&quot;&quot;)">
            <text:p><text:s text:c="2"/></text:p>
          </table:table-cell>
          <table:table-cell table:formula="of:=IF([.C203] = &quot;&quot;; &quot;&quot;;[.C203]-[.B20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4]=&quot;&quot;;&quot;&quot;;[.E204]*100)">
            <text:p><text:s text:c="2"/></text:p>
          </table:table-cell>
          <table:table-cell table:formula="of:=IF([.D204]=&quot;&quot;;&quot;&quot;;([.D204])/([.E204]))">
            <text:p/>
          </table:table-cell>
          <table:table-cell table:formula="of:=IF([.D204];[.D204]*100;&quot;&quot;)">
            <text:p><text:s text:c="2"/></text:p>
          </table:table-cell>
          <table:table-cell table:formula="of:=IF([.C204] = &quot;&quot;; &quot;&quot;;[.C204]-[.B20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5]=&quot;&quot;;&quot;&quot;;[.E205]*100)">
            <text:p><text:s text:c="2"/></text:p>
          </table:table-cell>
          <table:table-cell table:formula="of:=IF([.D205]=&quot;&quot;;&quot;&quot;;([.D205])/([.E205]))">
            <text:p/>
          </table:table-cell>
          <table:table-cell table:formula="of:=IF([.D205];[.D205]*100;&quot;&quot;)">
            <text:p><text:s text:c="2"/></text:p>
          </table:table-cell>
          <table:table-cell table:formula="of:=IF([.C205] = &quot;&quot;; &quot;&quot;;[.C205]-[.B20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6]=&quot;&quot;;&quot;&quot;;[.E206]*100)">
            <text:p><text:s text:c="2"/></text:p>
          </table:table-cell>
          <table:table-cell table:formula="of:=IF([.D206]=&quot;&quot;;&quot;&quot;;([.D206])/([.E206]))">
            <text:p/>
          </table:table-cell>
          <table:table-cell table:formula="of:=IF([.D206];[.D206]*100;&quot;&quot;)">
            <text:p><text:s text:c="2"/></text:p>
          </table:table-cell>
          <table:table-cell table:formula="of:=IF([.C206] = &quot;&quot;; &quot;&quot;;[.C206]-[.B20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7]=&quot;&quot;;&quot;&quot;;[.E207]*100)">
            <text:p><text:s text:c="2"/></text:p>
          </table:table-cell>
          <table:table-cell table:formula="of:=IF([.D207]=&quot;&quot;;&quot;&quot;;([.D207])/([.E207]))">
            <text:p/>
          </table:table-cell>
          <table:table-cell table:formula="of:=IF([.D207];[.D207]*100;&quot;&quot;)">
            <text:p><text:s text:c="2"/></text:p>
          </table:table-cell>
          <table:table-cell table:formula="of:=IF([.C207] = &quot;&quot;; &quot;&quot;;[.C207]-[.B20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8]=&quot;&quot;;&quot;&quot;;[.E208]*100)">
            <text:p><text:s text:c="2"/></text:p>
          </table:table-cell>
          <table:table-cell table:formula="of:=IF([.D208]=&quot;&quot;;&quot;&quot;;([.D208])/([.E208]))">
            <text:p/>
          </table:table-cell>
          <table:table-cell table:formula="of:=IF([.D208];[.D208]*100;&quot;&quot;)">
            <text:p><text:s text:c="2"/></text:p>
          </table:table-cell>
          <table:table-cell table:formula="of:=IF([.C208] = &quot;&quot;; &quot;&quot;;[.C208]-[.B20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09]=&quot;&quot;;&quot;&quot;;[.E209]*100)">
            <text:p><text:s text:c="2"/></text:p>
          </table:table-cell>
          <table:table-cell table:formula="of:=IF([.D209]=&quot;&quot;;&quot;&quot;;([.D209])/([.E209]))">
            <text:p/>
          </table:table-cell>
          <table:table-cell table:formula="of:=IF([.D209];[.D209]*100;&quot;&quot;)">
            <text:p><text:s text:c="2"/></text:p>
          </table:table-cell>
          <table:table-cell table:formula="of:=IF([.C209] = &quot;&quot;; &quot;&quot;;[.C209]-[.B20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0]=&quot;&quot;;&quot;&quot;;[.E210]*100)">
            <text:p><text:s text:c="2"/></text:p>
          </table:table-cell>
          <table:table-cell table:formula="of:=IF([.D210]=&quot;&quot;;&quot;&quot;;([.D210])/([.E210]))">
            <text:p/>
          </table:table-cell>
          <table:table-cell table:formula="of:=IF([.D210];[.D210]*100;&quot;&quot;)">
            <text:p><text:s text:c="2"/></text:p>
          </table:table-cell>
          <table:table-cell table:formula="of:=IF([.C210] = &quot;&quot;; &quot;&quot;;[.C210]-[.B21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1]=&quot;&quot;;&quot;&quot;;[.E211]*100)">
            <text:p><text:s text:c="2"/></text:p>
          </table:table-cell>
          <table:table-cell table:formula="of:=IF([.D211]=&quot;&quot;;&quot;&quot;;([.D211])/([.E211]))">
            <text:p/>
          </table:table-cell>
          <table:table-cell table:formula="of:=IF([.D211];[.D211]*100;&quot;&quot;)">
            <text:p><text:s text:c="2"/></text:p>
          </table:table-cell>
          <table:table-cell table:formula="of:=IF([.C211] = &quot;&quot;; &quot;&quot;;[.C211]-[.B21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2]=&quot;&quot;;&quot;&quot;;[.E212]*100)">
            <text:p><text:s text:c="2"/></text:p>
          </table:table-cell>
          <table:table-cell table:formula="of:=IF([.D212]=&quot;&quot;;&quot;&quot;;([.D212])/([.E212]))">
            <text:p/>
          </table:table-cell>
          <table:table-cell table:formula="of:=IF([.D212];[.D212]*100;&quot;&quot;)">
            <text:p><text:s text:c="2"/></text:p>
          </table:table-cell>
          <table:table-cell table:formula="of:=IF([.C212] = &quot;&quot;; &quot;&quot;;[.C212]-[.B21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3]=&quot;&quot;;&quot;&quot;;[.E213]*100)">
            <text:p><text:s text:c="2"/></text:p>
          </table:table-cell>
          <table:table-cell table:formula="of:=IF([.D213]=&quot;&quot;;&quot;&quot;;([.D213])/([.E213]))">
            <text:p/>
          </table:table-cell>
          <table:table-cell table:formula="of:=IF([.D213];[.D213]*100;&quot;&quot;)">
            <text:p><text:s text:c="2"/></text:p>
          </table:table-cell>
          <table:table-cell table:formula="of:=IF([.C213] = &quot;&quot;; &quot;&quot;;[.C213]-[.B21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4]=&quot;&quot;;&quot;&quot;;[.E214]*100)">
            <text:p><text:s text:c="2"/></text:p>
          </table:table-cell>
          <table:table-cell table:formula="of:=IF([.D214]=&quot;&quot;;&quot;&quot;;([.D214])/([.E214]))">
            <text:p/>
          </table:table-cell>
          <table:table-cell table:formula="of:=IF([.D214];[.D214]*100;&quot;&quot;)">
            <text:p><text:s text:c="2"/></text:p>
          </table:table-cell>
          <table:table-cell table:formula="of:=IF([.C214] = &quot;&quot;; &quot;&quot;;[.C214]-[.B21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5]=&quot;&quot;;&quot;&quot;;[.E215]*100)">
            <text:p><text:s text:c="2"/></text:p>
          </table:table-cell>
          <table:table-cell table:formula="of:=IF([.D215]=&quot;&quot;;&quot;&quot;;([.D215])/([.E215]))">
            <text:p/>
          </table:table-cell>
          <table:table-cell table:formula="of:=IF([.D215];[.D215]*100;&quot;&quot;)">
            <text:p><text:s text:c="2"/></text:p>
          </table:table-cell>
          <table:table-cell table:formula="of:=IF([.C215] = &quot;&quot;; &quot;&quot;;[.C215]-[.B21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6]=&quot;&quot;;&quot;&quot;;[.E216]*100)">
            <text:p><text:s text:c="2"/></text:p>
          </table:table-cell>
          <table:table-cell table:formula="of:=IF([.D216]=&quot;&quot;;&quot;&quot;;([.D216])/([.E216]))">
            <text:p/>
          </table:table-cell>
          <table:table-cell table:formula="of:=IF([.D216];[.D216]*100;&quot;&quot;)">
            <text:p><text:s text:c="2"/></text:p>
          </table:table-cell>
          <table:table-cell table:formula="of:=IF([.C216] = &quot;&quot;; &quot;&quot;;[.C216]-[.B21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7]=&quot;&quot;;&quot;&quot;;[.E217]*100)">
            <text:p><text:s text:c="2"/></text:p>
          </table:table-cell>
          <table:table-cell table:formula="of:=IF([.D217]=&quot;&quot;;&quot;&quot;;([.D217])/([.E217]))">
            <text:p/>
          </table:table-cell>
          <table:table-cell table:formula="of:=IF([.D217];[.D217]*100;&quot;&quot;)">
            <text:p><text:s text:c="2"/></text:p>
          </table:table-cell>
          <table:table-cell table:formula="of:=IF([.C217] = &quot;&quot;; &quot;&quot;;[.C217]-[.B21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8]=&quot;&quot;;&quot;&quot;;[.E218]*100)">
            <text:p><text:s text:c="2"/></text:p>
          </table:table-cell>
          <table:table-cell table:formula="of:=IF([.D218]=&quot;&quot;;&quot;&quot;;([.D218])/([.E218]))">
            <text:p/>
          </table:table-cell>
          <table:table-cell table:formula="of:=IF([.D218];[.D218]*100;&quot;&quot;)">
            <text:p><text:s text:c="2"/></text:p>
          </table:table-cell>
          <table:table-cell table:formula="of:=IF([.C218] = &quot;&quot;; &quot;&quot;;[.C218]-[.B21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19]=&quot;&quot;;&quot;&quot;;[.E219]*100)">
            <text:p><text:s text:c="2"/></text:p>
          </table:table-cell>
          <table:table-cell table:formula="of:=IF([.D219]=&quot;&quot;;&quot;&quot;;([.D219])/([.E219]))">
            <text:p/>
          </table:table-cell>
          <table:table-cell table:formula="of:=IF([.D219];[.D219]*100;&quot;&quot;)">
            <text:p><text:s text:c="2"/></text:p>
          </table:table-cell>
          <table:table-cell table:formula="of:=IF([.C219] = &quot;&quot;; &quot;&quot;;[.C219]-[.B21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0]=&quot;&quot;;&quot;&quot;;[.E220]*100)">
            <text:p><text:s text:c="2"/></text:p>
          </table:table-cell>
          <table:table-cell table:formula="of:=IF([.D220]=&quot;&quot;;&quot;&quot;;([.D220])/([.E220]))">
            <text:p/>
          </table:table-cell>
          <table:table-cell table:formula="of:=IF([.D220];[.D220]*100;&quot;&quot;)">
            <text:p><text:s text:c="2"/></text:p>
          </table:table-cell>
          <table:table-cell table:formula="of:=IF([.C220] = &quot;&quot;; &quot;&quot;;[.C220]-[.B22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1]=&quot;&quot;;&quot;&quot;;[.E221]*100)">
            <text:p><text:s text:c="2"/></text:p>
          </table:table-cell>
          <table:table-cell table:formula="of:=IF([.D221]=&quot;&quot;;&quot;&quot;;([.D221])/([.E221]))">
            <text:p/>
          </table:table-cell>
          <table:table-cell table:formula="of:=IF([.D221];[.D221]*100;&quot;&quot;)">
            <text:p><text:s text:c="2"/></text:p>
          </table:table-cell>
          <table:table-cell table:formula="of:=IF([.C221] = &quot;&quot;; &quot;&quot;;[.C221]-[.B22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2]=&quot;&quot;;&quot;&quot;;[.E222]*100)">
            <text:p><text:s text:c="2"/></text:p>
          </table:table-cell>
          <table:table-cell table:formula="of:=IF([.D222]=&quot;&quot;;&quot;&quot;;([.D222])/([.E222]))">
            <text:p/>
          </table:table-cell>
          <table:table-cell table:formula="of:=IF([.D222];[.D222]*100;&quot;&quot;)">
            <text:p><text:s text:c="2"/></text:p>
          </table:table-cell>
          <table:table-cell table:formula="of:=IF([.C222] = &quot;&quot;; &quot;&quot;;[.C222]-[.B22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3]=&quot;&quot;;&quot;&quot;;[.E223]*100)">
            <text:p><text:s text:c="2"/></text:p>
          </table:table-cell>
          <table:table-cell table:formula="of:=IF([.D223]=&quot;&quot;;&quot;&quot;;([.D223])/([.E223]))">
            <text:p/>
          </table:table-cell>
          <table:table-cell table:formula="of:=IF([.D223];[.D223]*100;&quot;&quot;)">
            <text:p><text:s text:c="2"/></text:p>
          </table:table-cell>
          <table:table-cell table:formula="of:=IF([.C223] = &quot;&quot;; &quot;&quot;;[.C223]-[.B22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4]=&quot;&quot;;&quot;&quot;;[.E224]*100)">
            <text:p><text:s text:c="2"/></text:p>
          </table:table-cell>
          <table:table-cell table:formula="of:=IF([.D224]=&quot;&quot;;&quot;&quot;;([.D224])/([.E224]))">
            <text:p/>
          </table:table-cell>
          <table:table-cell table:formula="of:=IF([.D224];[.D224]*100;&quot;&quot;)">
            <text:p><text:s text:c="2"/></text:p>
          </table:table-cell>
          <table:table-cell table:formula="of:=IF([.C224] = &quot;&quot;; &quot;&quot;;[.C224]-[.B22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5]=&quot;&quot;;&quot;&quot;;[.E225]*100)">
            <text:p><text:s text:c="2"/></text:p>
          </table:table-cell>
          <table:table-cell table:formula="of:=IF([.D225]=&quot;&quot;;&quot;&quot;;([.D225])/([.E225]))">
            <text:p/>
          </table:table-cell>
          <table:table-cell table:formula="of:=IF([.D225];[.D225]*100;&quot;&quot;)">
            <text:p><text:s text:c="2"/></text:p>
          </table:table-cell>
          <table:table-cell table:formula="of:=IF([.C225] = &quot;&quot;; &quot;&quot;;[.C225]-[.B22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6]=&quot;&quot;;&quot;&quot;;[.E226]*100)">
            <text:p><text:s text:c="2"/></text:p>
          </table:table-cell>
          <table:table-cell table:formula="of:=IF([.D226]=&quot;&quot;;&quot;&quot;;([.D226])/([.E226]))">
            <text:p/>
          </table:table-cell>
          <table:table-cell table:formula="of:=IF([.D226];[.D226]*100;&quot;&quot;)">
            <text:p><text:s text:c="2"/></text:p>
          </table:table-cell>
          <table:table-cell table:formula="of:=IF([.C226] = &quot;&quot;; &quot;&quot;;[.C226]-[.B22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7]=&quot;&quot;;&quot;&quot;;[.E227]*100)">
            <text:p><text:s text:c="2"/></text:p>
          </table:table-cell>
          <table:table-cell table:formula="of:=IF([.D227]=&quot;&quot;;&quot;&quot;;([.D227])/([.E227]))">
            <text:p/>
          </table:table-cell>
          <table:table-cell table:formula="of:=IF([.D227];[.D227]*100;&quot;&quot;)">
            <text:p><text:s text:c="2"/></text:p>
          </table:table-cell>
          <table:table-cell table:formula="of:=IF([.C227] = &quot;&quot;; &quot;&quot;;[.C227]-[.B22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8]=&quot;&quot;;&quot;&quot;;[.E228]*100)">
            <text:p><text:s text:c="2"/></text:p>
          </table:table-cell>
          <table:table-cell table:formula="of:=IF([.D228]=&quot;&quot;;&quot;&quot;;([.D228])/([.E228]))">
            <text:p/>
          </table:table-cell>
          <table:table-cell table:formula="of:=IF([.D228];[.D228]*100;&quot;&quot;)">
            <text:p><text:s text:c="2"/></text:p>
          </table:table-cell>
          <table:table-cell table:formula="of:=IF([.C228] = &quot;&quot;; &quot;&quot;;[.C228]-[.B22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29]=&quot;&quot;;&quot;&quot;;[.E229]*100)">
            <text:p><text:s text:c="2"/></text:p>
          </table:table-cell>
          <table:table-cell table:formula="of:=IF([.D229]=&quot;&quot;;&quot;&quot;;([.D229])/([.E229]))">
            <text:p/>
          </table:table-cell>
          <table:table-cell table:formula="of:=IF([.D229];[.D229]*100;&quot;&quot;)">
            <text:p><text:s text:c="2"/></text:p>
          </table:table-cell>
          <table:table-cell table:formula="of:=IF([.C229] = &quot;&quot;; &quot;&quot;;[.C229]-[.B22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0]=&quot;&quot;;&quot;&quot;;[.E230]*100)">
            <text:p><text:s text:c="2"/></text:p>
          </table:table-cell>
          <table:table-cell table:formula="of:=IF([.D230]=&quot;&quot;;&quot;&quot;;([.D230])/([.E230]))">
            <text:p/>
          </table:table-cell>
          <table:table-cell table:formula="of:=IF([.D230];[.D230]*100;&quot;&quot;)">
            <text:p><text:s text:c="2"/></text:p>
          </table:table-cell>
          <table:table-cell table:formula="of:=IF([.C230] = &quot;&quot;; &quot;&quot;;[.C230]-[.B23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1]=&quot;&quot;;&quot;&quot;;[.E231]*100)">
            <text:p><text:s text:c="2"/></text:p>
          </table:table-cell>
          <table:table-cell table:formula="of:=IF([.D231]=&quot;&quot;;&quot;&quot;;([.D231])/([.E231]))">
            <text:p/>
          </table:table-cell>
          <table:table-cell table:formula="of:=IF([.D231];[.D231]*100;&quot;&quot;)">
            <text:p><text:s text:c="2"/></text:p>
          </table:table-cell>
          <table:table-cell table:formula="of:=IF([.C231] = &quot;&quot;; &quot;&quot;;[.C231]-[.B23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2]=&quot;&quot;;&quot;&quot;;[.E232]*100)">
            <text:p><text:s text:c="2"/></text:p>
          </table:table-cell>
          <table:table-cell table:formula="of:=IF([.D232]=&quot;&quot;;&quot;&quot;;([.D232])/([.E232]))">
            <text:p/>
          </table:table-cell>
          <table:table-cell table:formula="of:=IF([.D232];[.D232]*100;&quot;&quot;)">
            <text:p><text:s text:c="2"/></text:p>
          </table:table-cell>
          <table:table-cell table:formula="of:=IF([.C232] = &quot;&quot;; &quot;&quot;;[.C232]-[.B23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3]=&quot;&quot;;&quot;&quot;;[.E233]*100)">
            <text:p><text:s text:c="2"/></text:p>
          </table:table-cell>
          <table:table-cell table:formula="of:=IF([.D233]=&quot;&quot;;&quot;&quot;;([.D233])/([.E233]))">
            <text:p/>
          </table:table-cell>
          <table:table-cell table:formula="of:=IF([.D233];[.D233]*100;&quot;&quot;)">
            <text:p><text:s text:c="2"/></text:p>
          </table:table-cell>
          <table:table-cell table:formula="of:=IF([.C233] = &quot;&quot;; &quot;&quot;;[.C233]-[.B23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4]=&quot;&quot;;&quot;&quot;;[.E234]*100)">
            <text:p><text:s text:c="2"/></text:p>
          </table:table-cell>
          <table:table-cell table:formula="of:=IF([.D234]=&quot;&quot;;&quot;&quot;;([.D234])/([.E234]))">
            <text:p/>
          </table:table-cell>
          <table:table-cell table:formula="of:=IF([.D234];[.D234]*100;&quot;&quot;)">
            <text:p><text:s text:c="2"/></text:p>
          </table:table-cell>
          <table:table-cell table:formula="of:=IF([.C234] = &quot;&quot;; &quot;&quot;;[.C234]-[.B23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5]=&quot;&quot;;&quot;&quot;;[.E235]*100)">
            <text:p><text:s text:c="2"/></text:p>
          </table:table-cell>
          <table:table-cell table:formula="of:=IF([.D235]=&quot;&quot;;&quot;&quot;;([.D235])/([.E235]))">
            <text:p/>
          </table:table-cell>
          <table:table-cell table:formula="of:=IF([.D235];[.D235]*100;&quot;&quot;)">
            <text:p><text:s text:c="2"/></text:p>
          </table:table-cell>
          <table:table-cell table:formula="of:=IF([.C235] = &quot;&quot;; &quot;&quot;;[.C235]-[.B23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6]=&quot;&quot;;&quot;&quot;;[.E236]*100)">
            <text:p><text:s text:c="2"/></text:p>
          </table:table-cell>
          <table:table-cell table:formula="of:=IF([.D236]=&quot;&quot;;&quot;&quot;;([.D236])/([.E236]))">
            <text:p/>
          </table:table-cell>
          <table:table-cell table:formula="of:=IF([.D236];[.D236]*100;&quot;&quot;)">
            <text:p><text:s text:c="2"/></text:p>
          </table:table-cell>
          <table:table-cell table:formula="of:=IF([.C236] = &quot;&quot;; &quot;&quot;;[.C236]-[.B23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7]=&quot;&quot;;&quot;&quot;;[.E237]*100)">
            <text:p><text:s text:c="2"/></text:p>
          </table:table-cell>
          <table:table-cell table:formula="of:=IF([.D237]=&quot;&quot;;&quot;&quot;;([.D237])/([.E237]))">
            <text:p/>
          </table:table-cell>
          <table:table-cell table:formula="of:=IF([.D237];[.D237]*100;&quot;&quot;)">
            <text:p><text:s text:c="2"/></text:p>
          </table:table-cell>
          <table:table-cell table:formula="of:=IF([.C237] = &quot;&quot;; &quot;&quot;;[.C237]-[.B23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8]=&quot;&quot;;&quot;&quot;;[.E238]*100)">
            <text:p><text:s text:c="2"/></text:p>
          </table:table-cell>
          <table:table-cell table:formula="of:=IF([.D238]=&quot;&quot;;&quot;&quot;;([.D238])/([.E238]))">
            <text:p/>
          </table:table-cell>
          <table:table-cell table:formula="of:=IF([.D238];[.D238]*100;&quot;&quot;)">
            <text:p><text:s text:c="2"/></text:p>
          </table:table-cell>
          <table:table-cell table:formula="of:=IF([.C238] = &quot;&quot;; &quot;&quot;;[.C238]-[.B23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39]=&quot;&quot;;&quot;&quot;;[.E239]*100)">
            <text:p><text:s text:c="2"/></text:p>
          </table:table-cell>
          <table:table-cell table:formula="of:=IF([.D239]=&quot;&quot;;&quot;&quot;;([.D239])/([.E239]))">
            <text:p/>
          </table:table-cell>
          <table:table-cell table:formula="of:=IF([.D239];[.D239]*100;&quot;&quot;)">
            <text:p><text:s text:c="2"/></text:p>
          </table:table-cell>
          <table:table-cell table:formula="of:=IF([.C239] = &quot;&quot;; &quot;&quot;;[.C239]-[.B23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0]=&quot;&quot;;&quot;&quot;;[.E240]*100)">
            <text:p><text:s text:c="2"/></text:p>
          </table:table-cell>
          <table:table-cell table:formula="of:=IF([.D240]=&quot;&quot;;&quot;&quot;;([.D240])/([.E240]))">
            <text:p/>
          </table:table-cell>
          <table:table-cell table:formula="of:=IF([.D240];[.D240]*100;&quot;&quot;)">
            <text:p><text:s text:c="2"/></text:p>
          </table:table-cell>
          <table:table-cell table:formula="of:=IF([.C240] = &quot;&quot;; &quot;&quot;;[.C240]-[.B24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1]=&quot;&quot;;&quot;&quot;;[.E241]*100)">
            <text:p><text:s text:c="2"/></text:p>
          </table:table-cell>
          <table:table-cell table:formula="of:=IF([.D241]=&quot;&quot;;&quot;&quot;;([.D241])/([.E241]))">
            <text:p/>
          </table:table-cell>
          <table:table-cell table:formula="of:=IF([.D241];[.D241]*100;&quot;&quot;)">
            <text:p><text:s text:c="2"/></text:p>
          </table:table-cell>
          <table:table-cell table:formula="of:=IF([.C241] = &quot;&quot;; &quot;&quot;;[.C241]-[.B24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2]=&quot;&quot;;&quot;&quot;;[.E242]*100)">
            <text:p><text:s text:c="2"/></text:p>
          </table:table-cell>
          <table:table-cell table:formula="of:=IF([.D242]=&quot;&quot;;&quot;&quot;;([.D242])/([.E242]))">
            <text:p/>
          </table:table-cell>
          <table:table-cell table:formula="of:=IF([.D242];[.D242]*100;&quot;&quot;)">
            <text:p><text:s text:c="2"/></text:p>
          </table:table-cell>
          <table:table-cell table:formula="of:=IF([.C242] = &quot;&quot;; &quot;&quot;;[.C242]-[.B24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3]=&quot;&quot;;&quot;&quot;;[.E243]*100)">
            <text:p><text:s text:c="2"/></text:p>
          </table:table-cell>
          <table:table-cell table:formula="of:=IF([.D243]=&quot;&quot;;&quot;&quot;;([.D243])/([.E243]))">
            <text:p/>
          </table:table-cell>
          <table:table-cell table:formula="of:=IF([.D243];[.D243]*100;&quot;&quot;)">
            <text:p><text:s text:c="2"/></text:p>
          </table:table-cell>
          <table:table-cell table:formula="of:=IF([.C243] = &quot;&quot;; &quot;&quot;;[.C243]-[.B24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4]=&quot;&quot;;&quot;&quot;;[.E244]*100)">
            <text:p><text:s text:c="2"/></text:p>
          </table:table-cell>
          <table:table-cell table:formula="of:=IF([.D244]=&quot;&quot;;&quot;&quot;;([.D244])/([.E244]))">
            <text:p/>
          </table:table-cell>
          <table:table-cell table:formula="of:=IF([.D244];[.D244]*100;&quot;&quot;)">
            <text:p><text:s text:c="2"/></text:p>
          </table:table-cell>
          <table:table-cell table:formula="of:=IF([.C244] = &quot;&quot;; &quot;&quot;;[.C244]-[.B24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5]=&quot;&quot;;&quot;&quot;;[.E245]*100)">
            <text:p><text:s text:c="2"/></text:p>
          </table:table-cell>
          <table:table-cell table:formula="of:=IF([.D245]=&quot;&quot;;&quot;&quot;;([.D245])/([.E245]))">
            <text:p/>
          </table:table-cell>
          <table:table-cell table:formula="of:=IF([.D245];[.D245]*100;&quot;&quot;)">
            <text:p><text:s text:c="2"/></text:p>
          </table:table-cell>
          <table:table-cell table:formula="of:=IF([.C245] = &quot;&quot;; &quot;&quot;;[.C245]-[.B24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6]=&quot;&quot;;&quot;&quot;;[.E246]*100)">
            <text:p><text:s text:c="2"/></text:p>
          </table:table-cell>
          <table:table-cell table:formula="of:=IF([.D246]=&quot;&quot;;&quot;&quot;;([.D246])/([.E246]))">
            <text:p/>
          </table:table-cell>
          <table:table-cell table:formula="of:=IF([.D246];[.D246]*100;&quot;&quot;)">
            <text:p><text:s text:c="2"/></text:p>
          </table:table-cell>
          <table:table-cell table:formula="of:=IF([.C246] = &quot;&quot;; &quot;&quot;;[.C246]-[.B24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7]=&quot;&quot;;&quot;&quot;;[.E247]*100)">
            <text:p><text:s text:c="2"/></text:p>
          </table:table-cell>
          <table:table-cell table:formula="of:=IF([.D247]=&quot;&quot;;&quot;&quot;;([.D247])/([.E247]))">
            <text:p/>
          </table:table-cell>
          <table:table-cell table:formula="of:=IF([.D247];[.D247]*100;&quot;&quot;)">
            <text:p><text:s text:c="2"/></text:p>
          </table:table-cell>
          <table:table-cell table:formula="of:=IF([.C247] = &quot;&quot;; &quot;&quot;;[.C247]-[.B24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8]=&quot;&quot;;&quot;&quot;;[.E248]*100)">
            <text:p><text:s text:c="2"/></text:p>
          </table:table-cell>
          <table:table-cell table:formula="of:=IF([.D248]=&quot;&quot;;&quot;&quot;;([.D248])/([.E248]))">
            <text:p/>
          </table:table-cell>
          <table:table-cell table:formula="of:=IF([.D248];[.D248]*100;&quot;&quot;)">
            <text:p><text:s text:c="2"/></text:p>
          </table:table-cell>
          <table:table-cell table:formula="of:=IF([.C248] = &quot;&quot;; &quot;&quot;;[.C248]-[.B24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49]=&quot;&quot;;&quot;&quot;;[.E249]*100)">
            <text:p><text:s text:c="2"/></text:p>
          </table:table-cell>
          <table:table-cell table:formula="of:=IF([.D249]=&quot;&quot;;&quot;&quot;;([.D249])/([.E249]))">
            <text:p/>
          </table:table-cell>
          <table:table-cell table:formula="of:=IF([.D249];[.D249]*100;&quot;&quot;)">
            <text:p><text:s text:c="2"/></text:p>
          </table:table-cell>
          <table:table-cell table:formula="of:=IF([.C249] = &quot;&quot;; &quot;&quot;;[.C249]-[.B24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0]=&quot;&quot;;&quot;&quot;;[.E250]*100)">
            <text:p><text:s text:c="2"/></text:p>
          </table:table-cell>
          <table:table-cell table:formula="of:=IF([.D250]=&quot;&quot;;&quot;&quot;;([.D250])/([.E250]))">
            <text:p/>
          </table:table-cell>
          <table:table-cell table:formula="of:=IF([.D250];[.D250]*100;&quot;&quot;)">
            <text:p><text:s text:c="2"/></text:p>
          </table:table-cell>
          <table:table-cell table:formula="of:=IF([.C250] = &quot;&quot;; &quot;&quot;;[.C250]-[.B25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1]=&quot;&quot;;&quot;&quot;;[.E251]*100)">
            <text:p><text:s text:c="2"/></text:p>
          </table:table-cell>
          <table:table-cell table:formula="of:=IF([.D251]=&quot;&quot;;&quot;&quot;;([.D251])/([.E251]))">
            <text:p/>
          </table:table-cell>
          <table:table-cell table:formula="of:=IF([.D251];[.D251]*100;&quot;&quot;)">
            <text:p><text:s text:c="2"/></text:p>
          </table:table-cell>
          <table:table-cell table:formula="of:=IF([.C251] = &quot;&quot;; &quot;&quot;;[.C251]-[.B25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2]=&quot;&quot;;&quot;&quot;;[.E252]*100)">
            <text:p><text:s text:c="2"/></text:p>
          </table:table-cell>
          <table:table-cell table:formula="of:=IF([.D252]=&quot;&quot;;&quot;&quot;;([.D252])/([.E252]))">
            <text:p/>
          </table:table-cell>
          <table:table-cell table:formula="of:=IF([.D252];[.D252]*100;&quot;&quot;)">
            <text:p><text:s text:c="2"/></text:p>
          </table:table-cell>
          <table:table-cell table:formula="of:=IF([.C252] = &quot;&quot;; &quot;&quot;;[.C252]-[.B2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3]=&quot;&quot;;&quot;&quot;;[.E253]*100)">
            <text:p><text:s text:c="2"/></text:p>
          </table:table-cell>
          <table:table-cell table:formula="of:=IF([.D253]=&quot;&quot;;&quot;&quot;;([.D253])/([.E253]))">
            <text:p/>
          </table:table-cell>
          <table:table-cell table:formula="of:=IF([.D253];[.D253]*100;&quot;&quot;)">
            <text:p><text:s text:c="2"/></text:p>
          </table:table-cell>
          <table:table-cell table:formula="of:=IF([.C253] = &quot;&quot;; &quot;&quot;;[.C253]-[.B2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4]=&quot;&quot;;&quot;&quot;;[.E254]*100)">
            <text:p><text:s text:c="2"/></text:p>
          </table:table-cell>
          <table:table-cell table:formula="of:=IF([.D254]=&quot;&quot;;&quot;&quot;;([.D254])/([.E254]))">
            <text:p/>
          </table:table-cell>
          <table:table-cell table:formula="of:=IF([.D254];[.D254]*100;&quot;&quot;)">
            <text:p><text:s text:c="2"/></text:p>
          </table:table-cell>
          <table:table-cell table:formula="of:=IF([.C254] = &quot;&quot;; &quot;&quot;;[.C254]-[.B2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5]=&quot;&quot;;&quot;&quot;;[.E255]*100)">
            <text:p><text:s text:c="2"/></text:p>
          </table:table-cell>
          <table:table-cell table:formula="of:=IF([.D255]=&quot;&quot;;&quot;&quot;;([.D255])/([.E255]))">
            <text:p/>
          </table:table-cell>
          <table:table-cell table:formula="of:=IF([.D255];[.D255]*100;&quot;&quot;)">
            <text:p><text:s text:c="2"/></text:p>
          </table:table-cell>
          <table:table-cell table:formula="of:=IF([.C255] = &quot;&quot;; &quot;&quot;;[.C255]-[.B2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6]=&quot;&quot;;&quot;&quot;;[.E256]*100)">
            <text:p><text:s text:c="2"/></text:p>
          </table:table-cell>
          <table:table-cell table:formula="of:=IF([.D256]=&quot;&quot;;&quot;&quot;;([.D256])/([.E256]))">
            <text:p/>
          </table:table-cell>
          <table:table-cell table:formula="of:=IF([.D256];[.D256]*100;&quot;&quot;)">
            <text:p><text:s text:c="2"/></text:p>
          </table:table-cell>
          <table:table-cell table:formula="of:=IF([.C256] = &quot;&quot;; &quot;&quot;;[.C256]-[.B25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7]=&quot;&quot;;&quot;&quot;;[.E257]*100)">
            <text:p><text:s text:c="2"/></text:p>
          </table:table-cell>
          <table:table-cell table:formula="of:=IF([.D257]=&quot;&quot;;&quot;&quot;;([.D257])/([.E257]))">
            <text:p/>
          </table:table-cell>
          <table:table-cell table:formula="of:=IF([.D257];[.D257]*100;&quot;&quot;)">
            <text:p><text:s text:c="2"/></text:p>
          </table:table-cell>
          <table:table-cell table:formula="of:=IF([.C257] = &quot;&quot;; &quot;&quot;;[.C257]-[.B25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8]=&quot;&quot;;&quot;&quot;;[.E258]*100)">
            <text:p><text:s text:c="2"/></text:p>
          </table:table-cell>
          <table:table-cell table:formula="of:=IF([.D258]=&quot;&quot;;&quot;&quot;;([.D258])/([.E258]))">
            <text:p/>
          </table:table-cell>
          <table:table-cell table:formula="of:=IF([.D258];[.D258]*100;&quot;&quot;)">
            <text:p><text:s text:c="2"/></text:p>
          </table:table-cell>
          <table:table-cell table:formula="of:=IF([.C258] = &quot;&quot;; &quot;&quot;;[.C258]-[.B25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59]=&quot;&quot;;&quot;&quot;;[.E259]*100)">
            <text:p><text:s text:c="2"/></text:p>
          </table:table-cell>
          <table:table-cell table:formula="of:=IF([.D259]=&quot;&quot;;&quot;&quot;;([.D259])/([.E259]))">
            <text:p/>
          </table:table-cell>
          <table:table-cell table:formula="of:=IF([.D259];[.D259]*100;&quot;&quot;)">
            <text:p><text:s text:c="2"/></text:p>
          </table:table-cell>
          <table:table-cell table:formula="of:=IF([.C259] = &quot;&quot;; &quot;&quot;;[.C259]-[.B25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0]=&quot;&quot;;&quot;&quot;;[.E260]*100)">
            <text:p><text:s text:c="2"/></text:p>
          </table:table-cell>
          <table:table-cell table:formula="of:=IF([.D260]=&quot;&quot;;&quot;&quot;;([.D260])/([.E260]))">
            <text:p/>
          </table:table-cell>
          <table:table-cell table:formula="of:=IF([.D260];[.D260]*100;&quot;&quot;)">
            <text:p><text:s text:c="2"/></text:p>
          </table:table-cell>
          <table:table-cell table:formula="of:=IF([.C260] = &quot;&quot;; &quot;&quot;;[.C260]-[.B26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1]=&quot;&quot;;&quot;&quot;;[.E261]*100)">
            <text:p><text:s text:c="2"/></text:p>
          </table:table-cell>
          <table:table-cell table:formula="of:=IF([.D261]=&quot;&quot;;&quot;&quot;;([.D261])/([.E261]))">
            <text:p/>
          </table:table-cell>
          <table:table-cell table:formula="of:=IF([.D261];[.D261]*100;&quot;&quot;)">
            <text:p><text:s text:c="2"/></text:p>
          </table:table-cell>
          <table:table-cell table:formula="of:=IF([.C261] = &quot;&quot;; &quot;&quot;;[.C261]-[.B26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2]=&quot;&quot;;&quot;&quot;;[.E262]*100)">
            <text:p><text:s text:c="2"/></text:p>
          </table:table-cell>
          <table:table-cell table:formula="of:=IF([.D262]=&quot;&quot;;&quot;&quot;;([.D262])/([.E262]))">
            <text:p/>
          </table:table-cell>
          <table:table-cell table:formula="of:=IF([.D262];[.D262]*100;&quot;&quot;)">
            <text:p><text:s text:c="2"/></text:p>
          </table:table-cell>
          <table:table-cell table:formula="of:=IF([.C262] = &quot;&quot;; &quot;&quot;;[.C262]-[.B26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3]=&quot;&quot;;&quot;&quot;;[.E263]*100)">
            <text:p><text:s text:c="2"/></text:p>
          </table:table-cell>
          <table:table-cell table:formula="of:=IF([.D263]=&quot;&quot;;&quot;&quot;;([.D263])/([.E263]))">
            <text:p/>
          </table:table-cell>
          <table:table-cell table:formula="of:=IF([.D263];[.D263]*100;&quot;&quot;)">
            <text:p><text:s text:c="2"/></text:p>
          </table:table-cell>
          <table:table-cell table:formula="of:=IF([.C263] = &quot;&quot;; &quot;&quot;;[.C263]-[.B26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4]=&quot;&quot;;&quot;&quot;;[.E264]*100)">
            <text:p><text:s text:c="2"/></text:p>
          </table:table-cell>
          <table:table-cell table:formula="of:=IF([.D264]=&quot;&quot;;&quot;&quot;;([.D264])/([.E264]))">
            <text:p/>
          </table:table-cell>
          <table:table-cell table:formula="of:=IF([.D264];[.D264]*100;&quot;&quot;)">
            <text:p><text:s text:c="2"/></text:p>
          </table:table-cell>
          <table:table-cell table:formula="of:=IF([.C264] = &quot;&quot;; &quot;&quot;;[.C264]-[.B26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5]=&quot;&quot;;&quot;&quot;;[.E265]*100)">
            <text:p><text:s text:c="2"/></text:p>
          </table:table-cell>
          <table:table-cell table:formula="of:=IF([.D265]=&quot;&quot;;&quot;&quot;;([.D265])/([.E265]))">
            <text:p/>
          </table:table-cell>
          <table:table-cell table:formula="of:=IF([.D265];[.D265]*100;&quot;&quot;)">
            <text:p><text:s text:c="2"/></text:p>
          </table:table-cell>
          <table:table-cell table:formula="of:=IF([.C265] = &quot;&quot;; &quot;&quot;;[.C265]-[.B26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6]=&quot;&quot;;&quot;&quot;;[.E266]*100)">
            <text:p><text:s text:c="2"/></text:p>
          </table:table-cell>
          <table:table-cell table:formula="of:=IF([.D266]=&quot;&quot;;&quot;&quot;;([.D266])/([.E266]))">
            <text:p/>
          </table:table-cell>
          <table:table-cell table:formula="of:=IF([.D266];[.D266]*100;&quot;&quot;)">
            <text:p><text:s text:c="2"/></text:p>
          </table:table-cell>
          <table:table-cell table:formula="of:=IF([.C266] = &quot;&quot;; &quot;&quot;;[.C266]-[.B26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7]=&quot;&quot;;&quot;&quot;;[.E267]*100)">
            <text:p><text:s text:c="2"/></text:p>
          </table:table-cell>
          <table:table-cell table:formula="of:=IF([.D267]=&quot;&quot;;&quot;&quot;;([.D267])/([.E267]))">
            <text:p/>
          </table:table-cell>
          <table:table-cell table:formula="of:=IF([.D267];[.D267]*100;&quot;&quot;)">
            <text:p><text:s text:c="2"/></text:p>
          </table:table-cell>
          <table:table-cell table:formula="of:=IF([.C267] = &quot;&quot;; &quot;&quot;;[.C267]-[.B26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8]=&quot;&quot;;&quot;&quot;;[.E268]*100)">
            <text:p><text:s text:c="2"/></text:p>
          </table:table-cell>
          <table:table-cell table:formula="of:=IF([.D268]=&quot;&quot;;&quot;&quot;;([.D268])/([.E268]))">
            <text:p/>
          </table:table-cell>
          <table:table-cell table:formula="of:=IF([.D268];[.D268]*100;&quot;&quot;)">
            <text:p><text:s text:c="2"/></text:p>
          </table:table-cell>
          <table:table-cell table:formula="of:=IF([.C268] = &quot;&quot;; &quot;&quot;;[.C268]-[.B26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69]=&quot;&quot;;&quot;&quot;;[.E269]*100)">
            <text:p><text:s text:c="2"/></text:p>
          </table:table-cell>
          <table:table-cell table:formula="of:=IF([.D269]=&quot;&quot;;&quot;&quot;;([.D269])/([.E269]))">
            <text:p/>
          </table:table-cell>
          <table:table-cell table:formula="of:=IF([.D269];[.D269]*100;&quot;&quot;)">
            <text:p><text:s text:c="2"/></text:p>
          </table:table-cell>
          <table:table-cell table:formula="of:=IF([.C269] = &quot;&quot;; &quot;&quot;;[.C269]-[.B26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0]=&quot;&quot;;&quot;&quot;;[.E270]*100)">
            <text:p><text:s text:c="2"/></text:p>
          </table:table-cell>
          <table:table-cell table:formula="of:=IF([.D270]=&quot;&quot;;&quot;&quot;;([.D270])/([.E270]))">
            <text:p/>
          </table:table-cell>
          <table:table-cell table:formula="of:=IF([.D270];[.D270]*100;&quot;&quot;)">
            <text:p><text:s text:c="2"/></text:p>
          </table:table-cell>
          <table:table-cell table:formula="of:=IF([.C270] = &quot;&quot;; &quot;&quot;;[.C270]-[.B27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1]=&quot;&quot;;&quot;&quot;;[.E271]*100)">
            <text:p><text:s text:c="2"/></text:p>
          </table:table-cell>
          <table:table-cell table:formula="of:=IF([.D271]=&quot;&quot;;&quot;&quot;;([.D271])/([.E271]))">
            <text:p/>
          </table:table-cell>
          <table:table-cell table:formula="of:=IF([.D271];[.D271]*100;&quot;&quot;)">
            <text:p><text:s text:c="2"/></text:p>
          </table:table-cell>
          <table:table-cell table:formula="of:=IF([.C271] = &quot;&quot;; &quot;&quot;;[.C271]-[.B27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2]=&quot;&quot;;&quot;&quot;;[.E272]*100)">
            <text:p><text:s text:c="2"/></text:p>
          </table:table-cell>
          <table:table-cell table:formula="of:=IF([.D272]=&quot;&quot;;&quot;&quot;;([.D272])/([.E272]))">
            <text:p/>
          </table:table-cell>
          <table:table-cell table:formula="of:=IF([.D272];[.D272]*100;&quot;&quot;)">
            <text:p><text:s text:c="2"/></text:p>
          </table:table-cell>
          <table:table-cell table:formula="of:=IF([.C272] = &quot;&quot;; &quot;&quot;;[.C272]-[.B27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3]=&quot;&quot;;&quot;&quot;;[.E273]*100)">
            <text:p><text:s text:c="2"/></text:p>
          </table:table-cell>
          <table:table-cell table:formula="of:=IF([.D273]=&quot;&quot;;&quot;&quot;;([.D273])/([.E273]))">
            <text:p/>
          </table:table-cell>
          <table:table-cell table:formula="of:=IF([.D273];[.D273]*100;&quot;&quot;)">
            <text:p><text:s text:c="2"/></text:p>
          </table:table-cell>
          <table:table-cell table:formula="of:=IF([.C273] = &quot;&quot;; &quot;&quot;;[.C273]-[.B27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4]=&quot;&quot;;&quot;&quot;;[.E274]*100)">
            <text:p><text:s text:c="2"/></text:p>
          </table:table-cell>
          <table:table-cell table:formula="of:=IF([.D274]=&quot;&quot;;&quot;&quot;;([.D274])/([.E274]))">
            <text:p/>
          </table:table-cell>
          <table:table-cell table:formula="of:=IF([.D274];[.D274]*100;&quot;&quot;)">
            <text:p><text:s text:c="2"/></text:p>
          </table:table-cell>
          <table:table-cell table:formula="of:=IF([.C274] = &quot;&quot;; &quot;&quot;;[.C274]-[.B27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5]=&quot;&quot;;&quot;&quot;;[.E275]*100)">
            <text:p><text:s text:c="2"/></text:p>
          </table:table-cell>
          <table:table-cell table:formula="of:=IF([.D275]=&quot;&quot;;&quot;&quot;;([.D275])/([.E275]))">
            <text:p/>
          </table:table-cell>
          <table:table-cell table:formula="of:=IF([.D275];[.D275]*100;&quot;&quot;)">
            <text:p><text:s text:c="2"/></text:p>
          </table:table-cell>
          <table:table-cell table:formula="of:=IF([.C275] = &quot;&quot;; &quot;&quot;;[.C275]-[.B27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6]=&quot;&quot;;&quot;&quot;;[.E276]*100)">
            <text:p><text:s text:c="2"/></text:p>
          </table:table-cell>
          <table:table-cell table:formula="of:=IF([.D276]=&quot;&quot;;&quot;&quot;;([.D276])/([.E276]))">
            <text:p/>
          </table:table-cell>
          <table:table-cell table:formula="of:=IF([.D276];[.D276]*100;&quot;&quot;)">
            <text:p><text:s text:c="2"/></text:p>
          </table:table-cell>
          <table:table-cell table:formula="of:=IF([.C276] = &quot;&quot;; &quot;&quot;;[.C276]-[.B27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7]=&quot;&quot;;&quot;&quot;;[.E277]*100)">
            <text:p><text:s text:c="2"/></text:p>
          </table:table-cell>
          <table:table-cell table:formula="of:=IF([.D277]=&quot;&quot;;&quot;&quot;;([.D277])/([.E277]))">
            <text:p/>
          </table:table-cell>
          <table:table-cell table:formula="of:=IF([.D277];[.D277]*100;&quot;&quot;)">
            <text:p><text:s text:c="2"/></text:p>
          </table:table-cell>
          <table:table-cell table:formula="of:=IF([.C277] = &quot;&quot;; &quot;&quot;;[.C277]-[.B27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8]=&quot;&quot;;&quot;&quot;;[.E278]*100)">
            <text:p><text:s text:c="2"/></text:p>
          </table:table-cell>
          <table:table-cell table:formula="of:=IF([.D278]=&quot;&quot;;&quot;&quot;;([.D278])/([.E278]))">
            <text:p/>
          </table:table-cell>
          <table:table-cell table:formula="of:=IF([.D278];[.D278]*100;&quot;&quot;)">
            <text:p><text:s text:c="2"/></text:p>
          </table:table-cell>
          <table:table-cell table:formula="of:=IF([.C278] = &quot;&quot;; &quot;&quot;;[.C278]-[.B27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79]=&quot;&quot;;&quot;&quot;;[.E279]*100)">
            <text:p><text:s text:c="2"/></text:p>
          </table:table-cell>
          <table:table-cell table:formula="of:=IF([.D279]=&quot;&quot;;&quot;&quot;;([.D279])/([.E279]))">
            <text:p/>
          </table:table-cell>
          <table:table-cell table:formula="of:=IF([.D279];[.D279]*100;&quot;&quot;)">
            <text:p><text:s text:c="2"/></text:p>
          </table:table-cell>
          <table:table-cell table:formula="of:=IF([.C279] = &quot;&quot;; &quot;&quot;;[.C279]-[.B27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0]=&quot;&quot;;&quot;&quot;;[.E280]*100)">
            <text:p><text:s text:c="2"/></text:p>
          </table:table-cell>
          <table:table-cell table:formula="of:=IF([.D280]=&quot;&quot;;&quot;&quot;;([.D280])/([.E280]))">
            <text:p/>
          </table:table-cell>
          <table:table-cell table:formula="of:=IF([.D280];[.D280]*100;&quot;&quot;)">
            <text:p><text:s text:c="2"/></text:p>
          </table:table-cell>
          <table:table-cell table:formula="of:=IF([.C280] = &quot;&quot;; &quot;&quot;;[.C280]-[.B28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1]=&quot;&quot;;&quot;&quot;;[.E281]*100)">
            <text:p><text:s text:c="2"/></text:p>
          </table:table-cell>
          <table:table-cell table:formula="of:=IF([.D281]=&quot;&quot;;&quot;&quot;;([.D281])/([.E281]))">
            <text:p/>
          </table:table-cell>
          <table:table-cell table:formula="of:=IF([.D281];[.D281]*100;&quot;&quot;)">
            <text:p><text:s text:c="2"/></text:p>
          </table:table-cell>
          <table:table-cell table:formula="of:=IF([.C281] = &quot;&quot;; &quot;&quot;;[.C281]-[.B28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2]=&quot;&quot;;&quot;&quot;;[.E282]*100)">
            <text:p><text:s text:c="2"/></text:p>
          </table:table-cell>
          <table:table-cell table:formula="of:=IF([.D282]=&quot;&quot;;&quot;&quot;;([.D282])/([.E282]))">
            <text:p/>
          </table:table-cell>
          <table:table-cell table:formula="of:=IF([.D282];[.D282]*100;&quot;&quot;)">
            <text:p><text:s text:c="2"/></text:p>
          </table:table-cell>
          <table:table-cell table:formula="of:=IF([.C282] = &quot;&quot;; &quot;&quot;;[.C282]-[.B28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3]=&quot;&quot;;&quot;&quot;;[.E283]*100)">
            <text:p><text:s text:c="2"/></text:p>
          </table:table-cell>
          <table:table-cell table:formula="of:=IF([.D283]=&quot;&quot;;&quot;&quot;;([.D283])/([.E283]))">
            <text:p/>
          </table:table-cell>
          <table:table-cell table:formula="of:=IF([.D283];[.D283]*100;&quot;&quot;)">
            <text:p><text:s text:c="2"/></text:p>
          </table:table-cell>
          <table:table-cell table:formula="of:=IF([.C283] = &quot;&quot;; &quot;&quot;;[.C283]-[.B28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4]=&quot;&quot;;&quot;&quot;;[.E284]*100)">
            <text:p><text:s text:c="2"/></text:p>
          </table:table-cell>
          <table:table-cell table:formula="of:=IF([.D284]=&quot;&quot;;&quot;&quot;;([.D284])/([.E284]))">
            <text:p/>
          </table:table-cell>
          <table:table-cell table:formula="of:=IF([.D284];[.D284]*100;&quot;&quot;)">
            <text:p><text:s text:c="2"/></text:p>
          </table:table-cell>
          <table:table-cell table:formula="of:=IF([.C284] = &quot;&quot;; &quot;&quot;;[.C284]-[.B28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5]=&quot;&quot;;&quot;&quot;;[.E285]*100)">
            <text:p><text:s text:c="2"/></text:p>
          </table:table-cell>
          <table:table-cell table:formula="of:=IF([.D285]=&quot;&quot;;&quot;&quot;;([.D285])/([.E285]))">
            <text:p/>
          </table:table-cell>
          <table:table-cell table:formula="of:=IF([.D285];[.D285]*100;&quot;&quot;)">
            <text:p><text:s text:c="2"/></text:p>
          </table:table-cell>
          <table:table-cell table:formula="of:=IF([.C285] = &quot;&quot;; &quot;&quot;;[.C285]-[.B28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6]=&quot;&quot;;&quot;&quot;;[.E286]*100)">
            <text:p><text:s text:c="2"/></text:p>
          </table:table-cell>
          <table:table-cell table:formula="of:=IF([.D286]=&quot;&quot;;&quot;&quot;;([.D286])/([.E286]))">
            <text:p/>
          </table:table-cell>
          <table:table-cell table:formula="of:=IF([.D286];[.D286]*100;&quot;&quot;)">
            <text:p><text:s text:c="2"/></text:p>
          </table:table-cell>
          <table:table-cell table:formula="of:=IF([.C286] = &quot;&quot;; &quot;&quot;;[.C286]-[.B28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7]=&quot;&quot;;&quot;&quot;;[.E287]*100)">
            <text:p><text:s text:c="2"/></text:p>
          </table:table-cell>
          <table:table-cell table:formula="of:=IF([.D287]=&quot;&quot;;&quot;&quot;;([.D287])/([.E287]))">
            <text:p/>
          </table:table-cell>
          <table:table-cell table:formula="of:=IF([.D287];[.D287]*100;&quot;&quot;)">
            <text:p><text:s text:c="2"/></text:p>
          </table:table-cell>
          <table:table-cell table:formula="of:=IF([.C287] = &quot;&quot;; &quot;&quot;;[.C287]-[.B28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8]=&quot;&quot;;&quot;&quot;;[.E288]*100)">
            <text:p><text:s text:c="2"/></text:p>
          </table:table-cell>
          <table:table-cell table:formula="of:=IF([.D288]=&quot;&quot;;&quot;&quot;;([.D288])/([.E288]))">
            <text:p/>
          </table:table-cell>
          <table:table-cell table:formula="of:=IF([.D288];[.D288]*100;&quot;&quot;)">
            <text:p><text:s text:c="2"/></text:p>
          </table:table-cell>
          <table:table-cell table:formula="of:=IF([.C288] = &quot;&quot;; &quot;&quot;;[.C288]-[.B28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89]=&quot;&quot;;&quot;&quot;;[.E289]*100)">
            <text:p><text:s text:c="2"/></text:p>
          </table:table-cell>
          <table:table-cell table:formula="of:=IF([.D289]=&quot;&quot;;&quot;&quot;;([.D289])/([.E289]))">
            <text:p/>
          </table:table-cell>
          <table:table-cell table:formula="of:=IF([.D289];[.D289]*100;&quot;&quot;)">
            <text:p><text:s text:c="2"/></text:p>
          </table:table-cell>
          <table:table-cell table:formula="of:=IF([.C289] = &quot;&quot;; &quot;&quot;;[.C289]-[.B28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0]=&quot;&quot;;&quot;&quot;;[.E290]*100)">
            <text:p><text:s text:c="2"/></text:p>
          </table:table-cell>
          <table:table-cell table:formula="of:=IF([.D290]=&quot;&quot;;&quot;&quot;;([.D290])/([.E290]))">
            <text:p/>
          </table:table-cell>
          <table:table-cell table:formula="of:=IF([.D290];[.D290]*100;&quot;&quot;)">
            <text:p><text:s text:c="2"/></text:p>
          </table:table-cell>
          <table:table-cell table:formula="of:=IF([.C290] = &quot;&quot;; &quot;&quot;;[.C290]-[.B29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1]=&quot;&quot;;&quot;&quot;;[.E291]*100)">
            <text:p><text:s text:c="2"/></text:p>
          </table:table-cell>
          <table:table-cell table:formula="of:=IF([.D291]=&quot;&quot;;&quot;&quot;;([.D291])/([.E291]))">
            <text:p/>
          </table:table-cell>
          <table:table-cell table:formula="of:=IF([.D291];[.D291]*100;&quot;&quot;)">
            <text:p><text:s text:c="2"/></text:p>
          </table:table-cell>
          <table:table-cell table:formula="of:=IF([.C291] = &quot;&quot;; &quot;&quot;;[.C291]-[.B29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2]=&quot;&quot;;&quot;&quot;;[.E292]*100)">
            <text:p><text:s text:c="2"/></text:p>
          </table:table-cell>
          <table:table-cell table:formula="of:=IF([.D292]=&quot;&quot;;&quot;&quot;;([.D292])/([.E292]))">
            <text:p/>
          </table:table-cell>
          <table:table-cell table:formula="of:=IF([.D292];[.D292]*100;&quot;&quot;)">
            <text:p><text:s text:c="2"/></text:p>
          </table:table-cell>
          <table:table-cell table:formula="of:=IF([.C292] = &quot;&quot;; &quot;&quot;;[.C292]-[.B29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3]=&quot;&quot;;&quot;&quot;;[.E293]*100)">
            <text:p><text:s text:c="2"/></text:p>
          </table:table-cell>
          <table:table-cell table:formula="of:=IF([.D293]=&quot;&quot;;&quot;&quot;;([.D293])/([.E293]))">
            <text:p/>
          </table:table-cell>
          <table:table-cell table:formula="of:=IF([.D293];[.D293]*100;&quot;&quot;)">
            <text:p><text:s text:c="2"/></text:p>
          </table:table-cell>
          <table:table-cell table:formula="of:=IF([.C293] = &quot;&quot;; &quot;&quot;;[.C293]-[.B29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4]=&quot;&quot;;&quot;&quot;;[.E294]*100)">
            <text:p><text:s text:c="2"/></text:p>
          </table:table-cell>
          <table:table-cell table:formula="of:=IF([.D294]=&quot;&quot;;&quot;&quot;;([.D294])/([.E294]))">
            <text:p/>
          </table:table-cell>
          <table:table-cell table:formula="of:=IF([.D294];[.D294]*100;&quot;&quot;)">
            <text:p><text:s text:c="2"/></text:p>
          </table:table-cell>
          <table:table-cell table:formula="of:=IF([.C294] = &quot;&quot;; &quot;&quot;;[.C294]-[.B29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5]=&quot;&quot;;&quot;&quot;;[.E295]*100)">
            <text:p><text:s text:c="2"/></text:p>
          </table:table-cell>
          <table:table-cell table:formula="of:=IF([.D295]=&quot;&quot;;&quot;&quot;;([.D295])/([.E295]))">
            <text:p/>
          </table:table-cell>
          <table:table-cell table:formula="of:=IF([.D295];[.D295]*100;&quot;&quot;)">
            <text:p><text:s text:c="2"/></text:p>
          </table:table-cell>
          <table:table-cell table:formula="of:=IF([.C295] = &quot;&quot;; &quot;&quot;;[.C295]-[.B29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6]=&quot;&quot;;&quot;&quot;;[.E296]*100)">
            <text:p><text:s text:c="2"/></text:p>
          </table:table-cell>
          <table:table-cell table:formula="of:=IF([.D296]=&quot;&quot;;&quot;&quot;;([.D296])/([.E296]))">
            <text:p/>
          </table:table-cell>
          <table:table-cell table:formula="of:=IF([.D296];[.D296]*100;&quot;&quot;)">
            <text:p><text:s text:c="2"/></text:p>
          </table:table-cell>
          <table:table-cell table:formula="of:=IF([.C296] = &quot;&quot;; &quot;&quot;;[.C296]-[.B29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7]=&quot;&quot;;&quot;&quot;;[.E297]*100)">
            <text:p><text:s text:c="2"/></text:p>
          </table:table-cell>
          <table:table-cell table:formula="of:=IF([.D297]=&quot;&quot;;&quot;&quot;;([.D297])/([.E297]))">
            <text:p/>
          </table:table-cell>
          <table:table-cell table:formula="of:=IF([.D297];[.D297]*100;&quot;&quot;)">
            <text:p><text:s text:c="2"/></text:p>
          </table:table-cell>
          <table:table-cell table:formula="of:=IF([.C297] = &quot;&quot;; &quot;&quot;;[.C297]-[.B29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8]=&quot;&quot;;&quot;&quot;;[.E298]*100)">
            <text:p><text:s text:c="2"/></text:p>
          </table:table-cell>
          <table:table-cell table:formula="of:=IF([.D298]=&quot;&quot;;&quot;&quot;;([.D298])/([.E298]))">
            <text:p/>
          </table:table-cell>
          <table:table-cell table:formula="of:=IF([.D298];[.D298]*100;&quot;&quot;)">
            <text:p><text:s text:c="2"/></text:p>
          </table:table-cell>
          <table:table-cell table:formula="of:=IF([.C298] = &quot;&quot;; &quot;&quot;;[.C298]-[.B29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299]=&quot;&quot;;&quot;&quot;;[.E299]*100)">
            <text:p><text:s text:c="2"/></text:p>
          </table:table-cell>
          <table:table-cell table:formula="of:=IF([.D299]=&quot;&quot;;&quot;&quot;;([.D299])/([.E299]))">
            <text:p/>
          </table:table-cell>
          <table:table-cell table:formula="of:=IF([.D299];[.D299]*100;&quot;&quot;)">
            <text:p><text:s text:c="2"/></text:p>
          </table:table-cell>
          <table:table-cell table:formula="of:=IF([.C299] = &quot;&quot;; &quot;&quot;;[.C299]-[.B29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0]=&quot;&quot;;&quot;&quot;;[.E300]*100)">
            <text:p><text:s text:c="2"/></text:p>
          </table:table-cell>
          <table:table-cell table:formula="of:=IF([.D300]=&quot;&quot;;&quot;&quot;;([.D300])/([.E300]))">
            <text:p/>
          </table:table-cell>
          <table:table-cell table:formula="of:=IF([.D300];[.D300]*100;&quot;&quot;)">
            <text:p><text:s text:c="2"/></text:p>
          </table:table-cell>
          <table:table-cell table:formula="of:=IF([.C300] = &quot;&quot;; &quot;&quot;;[.C300]-[.B30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1]=&quot;&quot;;&quot;&quot;;[.E301]*100)">
            <text:p><text:s text:c="2"/></text:p>
          </table:table-cell>
          <table:table-cell table:formula="of:=IF([.D301]=&quot;&quot;;&quot;&quot;;([.D301])/([.E301]))">
            <text:p/>
          </table:table-cell>
          <table:table-cell table:formula="of:=IF([.D301];[.D301]*100;&quot;&quot;)">
            <text:p><text:s text:c="2"/></text:p>
          </table:table-cell>
          <table:table-cell table:formula="of:=IF([.C301] = &quot;&quot;; &quot;&quot;;[.C301]-[.B30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2]=&quot;&quot;;&quot;&quot;;[.E302]*100)">
            <text:p><text:s text:c="2"/></text:p>
          </table:table-cell>
          <table:table-cell table:formula="of:=IF([.D302]=&quot;&quot;;&quot;&quot;;([.D302])/([.E302]))">
            <text:p/>
          </table:table-cell>
          <table:table-cell table:formula="of:=IF([.D302];[.D302]*100;&quot;&quot;)">
            <text:p><text:s text:c="2"/></text:p>
          </table:table-cell>
          <table:table-cell table:formula="of:=IF([.C302] = &quot;&quot;; &quot;&quot;;[.C302]-[.B30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3]=&quot;&quot;;&quot;&quot;;[.E303]*100)">
            <text:p><text:s text:c="2"/></text:p>
          </table:table-cell>
          <table:table-cell table:formula="of:=IF([.D303]=&quot;&quot;;&quot;&quot;;([.D303])/([.E303]))">
            <text:p/>
          </table:table-cell>
          <table:table-cell table:formula="of:=IF([.D303];[.D303]*100;&quot;&quot;)">
            <text:p><text:s text:c="2"/></text:p>
          </table:table-cell>
          <table:table-cell table:formula="of:=IF([.C303] = &quot;&quot;; &quot;&quot;;[.C303]-[.B30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4]=&quot;&quot;;&quot;&quot;;[.E304]*100)">
            <text:p><text:s text:c="2"/></text:p>
          </table:table-cell>
          <table:table-cell table:formula="of:=IF([.D304]=&quot;&quot;;&quot;&quot;;([.D304])/([.E304]))">
            <text:p/>
          </table:table-cell>
          <table:table-cell table:formula="of:=IF([.D304];[.D304]*100;&quot;&quot;)">
            <text:p><text:s text:c="2"/></text:p>
          </table:table-cell>
          <table:table-cell table:formula="of:=IF([.C304] = &quot;&quot;; &quot;&quot;;[.C304]-[.B30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5]=&quot;&quot;;&quot;&quot;;[.E305]*100)">
            <text:p><text:s text:c="2"/></text:p>
          </table:table-cell>
          <table:table-cell table:formula="of:=IF([.D305]=&quot;&quot;;&quot;&quot;;([.D305])/([.E305]))">
            <text:p/>
          </table:table-cell>
          <table:table-cell table:formula="of:=IF([.D305];[.D305]*100;&quot;&quot;)">
            <text:p><text:s text:c="2"/></text:p>
          </table:table-cell>
          <table:table-cell table:formula="of:=IF([.C305] = &quot;&quot;; &quot;&quot;;[.C305]-[.B30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6]=&quot;&quot;;&quot;&quot;;[.E306]*100)">
            <text:p><text:s text:c="2"/></text:p>
          </table:table-cell>
          <table:table-cell table:formula="of:=IF([.D306]=&quot;&quot;;&quot;&quot;;([.D306])/([.E306]))">
            <text:p/>
          </table:table-cell>
          <table:table-cell table:formula="of:=IF([.D306];[.D306]*100;&quot;&quot;)">
            <text:p><text:s text:c="2"/></text:p>
          </table:table-cell>
          <table:table-cell table:formula="of:=IF([.C306] = &quot;&quot;; &quot;&quot;;[.C306]-[.B30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7]=&quot;&quot;;&quot;&quot;;[.E307]*100)">
            <text:p><text:s text:c="2"/></text:p>
          </table:table-cell>
          <table:table-cell table:formula="of:=IF([.D307]=&quot;&quot;;&quot;&quot;;([.D307])/([.E307]))">
            <text:p/>
          </table:table-cell>
          <table:table-cell table:formula="of:=IF([.D307];[.D307]*100;&quot;&quot;)">
            <text:p><text:s text:c="2"/></text:p>
          </table:table-cell>
          <table:table-cell table:formula="of:=IF([.C307] = &quot;&quot;; &quot;&quot;;[.C307]-[.B30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8]=&quot;&quot;;&quot;&quot;;[.E308]*100)">
            <text:p><text:s text:c="2"/></text:p>
          </table:table-cell>
          <table:table-cell table:formula="of:=IF([.D308]=&quot;&quot;;&quot;&quot;;([.D308])/([.E308]))">
            <text:p/>
          </table:table-cell>
          <table:table-cell table:formula="of:=IF([.D308];[.D308]*100;&quot;&quot;)">
            <text:p><text:s text:c="2"/></text:p>
          </table:table-cell>
          <table:table-cell table:formula="of:=IF([.C308] = &quot;&quot;; &quot;&quot;;[.C308]-[.B30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09]=&quot;&quot;;&quot;&quot;;[.E309]*100)">
            <text:p><text:s text:c="2"/></text:p>
          </table:table-cell>
          <table:table-cell table:formula="of:=IF([.D309]=&quot;&quot;;&quot;&quot;;([.D309])/([.E309]))">
            <text:p/>
          </table:table-cell>
          <table:table-cell table:formula="of:=IF([.D309];[.D309]*100;&quot;&quot;)">
            <text:p><text:s text:c="2"/></text:p>
          </table:table-cell>
          <table:table-cell table:formula="of:=IF([.C309] = &quot;&quot;; &quot;&quot;;[.C309]-[.B30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([.E310]=&quot;&quot;;&quot;&quot;;[.E310]*100)">
            <text:p><text:s text:c="2"/></text:p>
          </table:table-cell>
          <table:table-cell table:formula="of:=IF([.D310]=&quot;&quot;;&quot;&quot;;([.D310])/([.E310]))">
            <text:p/>
          </table:table-cell>
          <table:table-cell table:formula="of:=IF([.D310];[.D310]*100;&quot;&quot;)">
            <text:p><text:s text:c="2"/></text:p>
          </table:table-cell>
          <table:table-cell table:formula="of:=IF([.C310] = &quot;&quot;; &quot;&quot;;[.C310]-[.B310]+1)">
            <text:p/>
          </table:table-cell>
          <table:table-cell table:number-columns-repeated="54"/>
        </table:table-row>
        <table:table-row table:style-name="ro2" table:number-rows-repeated="1048265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calls" table:style-name="ta1">
        <table:table-column table:style-name="co18" table:default-cell-style-name="ce137"/>
        <table:table-column table:style-name="co19" table:default-cell-style-name="ce137"/>
        <table:table-column table:style-name="co14" table:default-cell-style-name="ce137"/>
        <table:table-column table:style-name="co18" table:number-columns-repeated="2" table:default-cell-style-name="ce177"/>
        <table:table-column table:style-name="co20" table:default-cell-style-name="ce137"/>
        <table:table-column table:style-name="co18" table:default-cell-style-name="ce41"/>
        <table:table-column table:style-name="co21" table:default-cell-style-name="ce177"/>
        <table:table-column table:style-name="co22" table:default-cell-style-name="ce137"/>
        <table:table-column table:style-name="co23" table:default-cell-style-name="ce137"/>
        <table:table-column table:style-name="co5" table:number-columns-repeated="53" table:default-cell-style-name="ce137"/>
        <table:table-row table:style-name="ro2">
          <table:table-cell table:style-name="ce162" office:value-type="string" calcext:value-type="string">
            <text:p>Ticker</text:p>
          </table:table-cell>
          <table:table-cell table:style-name="ce162" office:value-type="string" calcext:value-type="string">
            <text:p>Date</text:p>
          </table:table-cell>
          <table:table-cell table:style-name="ce162" office:value-type="string" calcext:value-type="string">
            <text:p>Expiry</text:p>
          </table:table-cell>
          <table:table-cell table:style-name="ce173" office:value-type="string" office:string-value="Premium" calcext:value-type="string">
            <text:p><text:s/>Premium </text:p>
          </table:table-cell>
          <table:table-cell table:style-name="ce173" office:value-type="string" office:string-value="Strike" calcext:value-type="string">
            <text:p><text:s/>Strike </text:p>
          </table:table-cell>
          <table:table-cell table:style-name="ce162" office:value-type="string" calcext:value-type="string">
            <text:p>Collateral</text:p>
          </table:table-cell>
          <table:table-cell table:style-name="ce38" office:value-type="string" calcext:value-type="string">
            <text:p>Return</text:p>
          </table:table-cell>
          <table:table-cell table:style-name="ce173" office:value-type="string" office:string-value="Dollar Return" calcext:value-type="string">
            <text:p><text:s/>Dollar Return </text:p>
          </table:table-cell>
          <table:table-cell table:style-name="ce162" office:value-type="string" calcext:value-type="string">
            <text:p>Duration (Days)</text:p>
          </table:table-cell>
          <table:table-cell table:style-name="ce162" office:value-type="string" calcext:value-type="string">
            <text:p>Assigned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08" calcext:value-type="date">
            <text:p>9/8/2020</text:p>
          </table:table-cell>
          <table:table-cell table:style-name="ce43" office:value-type="date" office:date-value="2020-09-11" calcext:value-type="date">
            <text:p>9/11/2020</text:p>
          </table:table-cell>
          <table:table-cell table:style-name="ce44" office:value-type="float" office:value="0.02" calcext:value-type="float">
            <text:p><text:s/>$0.02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2];[puts.C$1:.C$1048576];&quot;&lt;&quot;&amp;[calls.B2];[puts.J$1:.J$1048576];1;[puts.C$1:.C$1048576];&quot;&gt;&quot;&amp;COM.MICROSOFT.MAXIFS([.C$2:.C2];[.A$2:.A2];[.A2];[.J$2:.J2];1;[.C$2:.C2];&quot;&lt;&quot;&amp;[.C2]))*100;&quot;&quot;)" office:value-type="float" office:value="650" calcext:value-type="float">
            <text:p><text:s/>$650.00 </text:p>
          </table:table-cell>
          <table:table-cell table:style-name="ce45" table:formula="of:=IF([.D2]=&quot;&quot;;&quot;&quot;;[.D2]/[.E2])" office:value-type="percentage" office:value="0.00285714285714286" calcext:value-type="percentage">
            <text:p>0.29%</text:p>
          </table:table-cell>
          <table:table-cell table:style-name="ce57" table:formula="of:=IF([.D2]=&quot;&quot;;&quot;&quot;;[.D2]*100)" office:value-type="float" office:value="2" calcext:value-type="float">
            <text:p><text:s/>$2.00 </text:p>
          </table:table-cell>
          <table:table-cell table:style-name="ce58" table:formula="of:=IF([.C2]= &quot;&quot;; &quot;&quot;;[.C2]-[.B2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];[puts.C$1:.C$1048576];&quot;&lt;&quot;&amp;[calls.B3];[puts.J$1:.J$1048576];1;[puts.C$1:.C$1048576];&quot;&gt;&quot;&amp;COM.MICROSOFT.MAXIFS([.C$2:.C3];[.A$2:.A3];[.A3];[.J$2:.J3];1;[.C$2:.C3];&quot;&lt;&quot;&amp;[.C3]))*100;&quot;&quot;)" office:value-type="float" office:value="650" calcext:value-type="float">
            <text:p><text:s/>$650.00 </text:p>
          </table:table-cell>
          <table:table-cell table:formula="of:=IF([.D3]=&quot;&quot;;&quot;&quot;;[.D3]/[.E3])" office:value-type="percentage" office:value="0.00285714285714286" calcext:value-type="percentage">
            <text:p>0.29%</text:p>
          </table:table-cell>
          <table:table-cell table:style-name="ce60" table:formula="of:=IF([.D3]=&quot;&quot;;&quot;&quot;;[.D3]*100)" office:value-type="float" office:value="2" calcext:value-type="float">
            <text:p><text:s/>$2.00 </text:p>
          </table:table-cell>
          <table:table-cell table:style-name="ce61" table:formula="of:=IF([.C3]= &quot;&quot;; &quot;&quot;;[.C3]-[.B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];[puts.C$1:.C$1048576];&quot;&lt;&quot;&amp;[calls.B4];[puts.J$1:.J$1048576];1;[puts.C$1:.C$1048576];&quot;&gt;&quot;&amp;COM.MICROSOFT.MAXIFS([.C$2:.C4];[.A$2:.A4];[.A4];[.J$2:.J4];1;[.C$2:.C4];&quot;&lt;&quot;&amp;[.C4]))*100;&quot;&quot;)" office:value-type="float" office:value="650" calcext:value-type="float">
            <text:p><text:s/>$650.00 </text:p>
          </table:table-cell>
          <table:table-cell table:formula="of:=IF([.D4]=&quot;&quot;;&quot;&quot;;[.D4]/[.E4])" office:value-type="percentage" office:value="0.00285714285714286" calcext:value-type="percentage">
            <text:p>0.29%</text:p>
          </table:table-cell>
          <table:table-cell table:style-name="ce60" table:formula="of:=IF([.D4]=&quot;&quot;;&quot;&quot;;[.D4]*100)" office:value-type="float" office:value="2" calcext:value-type="float">
            <text:p><text:s/>$2.00 </text:p>
          </table:table-cell>
          <table:table-cell table:style-name="ce61" table:formula="of:=IF([.C4]= &quot;&quot;; &quot;&quot;;[.C4]-[.B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8" calcext:value-type="date">
            <text:p>9/8/2020</text:p>
          </table:table-cell>
          <table:table-cell table:style-name="ce39" office:value-type="date" office:date-value="2020-09-11" calcext:value-type="date">
            <text:p>9/11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5];[puts.C$1:.C$1048576];&quot;&lt;&quot;&amp;[calls.B5];[puts.J$1:.J$1048576];1;[puts.C$1:.C$1048576];&quot;&gt;&quot;&amp;COM.MICROSOFT.MAXIFS([.C$2:.C5];[.A$2:.A5];[.A5];[.J$2:.J5];1;[.C$2:.C5];&quot;&lt;&quot;&amp;[.C5]))*100;&quot;&quot;)" office:value-type="float" office:value="650" calcext:value-type="float">
            <text:p><text:s/>$650.00 </text:p>
          </table:table-cell>
          <table:table-cell table:formula="of:=IF([.D5]=&quot;&quot;;&quot;&quot;;[.D5]/[.E5])" office:value-type="percentage" office:value="0.00285714285714286" calcext:value-type="percentage">
            <text:p>0.29%</text:p>
          </table:table-cell>
          <table:table-cell table:style-name="ce60" table:formula="of:=IF([.D5]=&quot;&quot;;&quot;&quot;;[.D5]*100)" office:value-type="float" office:value="2" calcext:value-type="float">
            <text:p><text:s/>$2.00 </text:p>
          </table:table-cell>
          <table:table-cell table:style-name="ce61" table:formula="of:=IF([.C5]= &quot;&quot;; &quot;&quot;;[.C5]-[.B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14" calcext:value-type="date">
            <text:p>9/14/2020</text:p>
          </table:table-cell>
          <table:table-cell table:style-name="ce43" office:value-type="date" office:date-value="2020-09-18" calcext:value-type="date">
            <text:p>9/18/2020</text:p>
          </table:table-cell>
          <table:table-cell table:style-name="ce44" office:value-type="float" office:value="0.01" calcext:value-type="float">
            <text:p><text:s/>$0.01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6];[puts.C$1:.C$1048576];&quot;&lt;&quot;&amp;[calls.B6];[puts.J$1:.J$1048576];1;[puts.C$1:.C$1048576];&quot;&gt;&quot;&amp;COM.MICROSOFT.MAXIFS([.C$2:.C6];[.A$2:.A6];[.A6];[.J$2:.J6];1;[.C$2:.C6];&quot;&lt;&quot;&amp;[.C6]))*100;&quot;&quot;)" office:value-type="float" office:value="650" calcext:value-type="float">
            <text:p><text:s/>$650.00 </text:p>
          </table:table-cell>
          <table:table-cell table:style-name="ce45" table:formula="of:=IF([.D6]=&quot;&quot;;&quot;&quot;;[.D6]/[.E6])" office:value-type="percentage" office:value="0.00142857142857143" calcext:value-type="percentage">
            <text:p>0.14%</text:p>
          </table:table-cell>
          <table:table-cell table:style-name="ce57" table:formula="of:=IF([.D6]=&quot;&quot;;&quot;&quot;;[.D6]*100)" office:value-type="float" office:value="1" calcext:value-type="float">
            <text:p><text:s/>$1.00 </text:p>
          </table:table-cell>
          <table:table-cell table:style-name="ce58" table:formula="of:=IF([.C6]= &quot;&quot;; &quot;&quot;;[.C6]-[.B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7];[puts.C$1:.C$1048576];&quot;&lt;&quot;&amp;[calls.B7];[puts.J$1:.J$1048576];1;[puts.C$1:.C$1048576];&quot;&gt;&quot;&amp;COM.MICROSOFT.MAXIFS([.C$2:.C7];[.A$2:.A7];[.A7];[.J$2:.J7];1;[.C$2:.C7];&quot;&lt;&quot;&amp;[.C7]))*100;&quot;&quot;)" office:value-type="float" office:value="650" calcext:value-type="float">
            <text:p><text:s/>$650.00 </text:p>
          </table:table-cell>
          <table:table-cell table:formula="of:=IF([.D7]=&quot;&quot;;&quot;&quot;;[.D7]/[.E7])" office:value-type="percentage" office:value="0.00142857142857143" calcext:value-type="percentage">
            <text:p>0.14%</text:p>
          </table:table-cell>
          <table:table-cell table:style-name="ce60" table:formula="of:=IF([.D7]=&quot;&quot;;&quot;&quot;;[.D7]*100)" office:value-type="float" office:value="1" calcext:value-type="float">
            <text:p><text:s/>$1.00 </text:p>
          </table:table-cell>
          <table:table-cell table:style-name="ce61" table:formula="of:=IF([.C7]= &quot;&quot;; &quot;&quot;;[.C7]-[.B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8];[puts.C$1:.C$1048576];&quot;&lt;&quot;&amp;[calls.B8];[puts.J$1:.J$1048576];1;[puts.C$1:.C$1048576];&quot;&gt;&quot;&amp;COM.MICROSOFT.MAXIFS([.C$2:.C8];[.A$2:.A8];[.A8];[.J$2:.J8];1;[.C$2:.C8];&quot;&lt;&quot;&amp;[.C8]))*100;&quot;&quot;)" office:value-type="float" office:value="650" calcext:value-type="float">
            <text:p><text:s/>$650.00 </text:p>
          </table:table-cell>
          <table:table-cell table:formula="of:=IF([.D8]=&quot;&quot;;&quot;&quot;;([.D8])/([.E8]))" office:value-type="percentage" office:value="0.00142857142857143" calcext:value-type="percentage">
            <text:p>0.14%</text:p>
          </table:table-cell>
          <table:table-cell table:formula="of:=IF([.D8];[.D8]*100;&quot;&quot;)" office:value-type="float" office:value="1" calcext:value-type="float">
            <text:p><text:s/>$1.00 </text:p>
          </table:table-cell>
          <table:table-cell table:formula="of:=IF([.C8] = &quot;&quot;; &quot;&quot;;[.C8]-[.B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9];[puts.C$1:.C$1048576];&quot;&lt;&quot;&amp;[calls.B9];[puts.J$1:.J$1048576];1;[puts.C$1:.C$1048576];&quot;&gt;&quot;&amp;COM.MICROSOFT.MAXIFS([.C$2:.C9];[.A$2:.A9];[.A9];[.J$2:.J9];1;[.C$2:.C9];&quot;&lt;&quot;&amp;[.C9]))*100;&quot;&quot;)" office:value-type="float" office:value="650" calcext:value-type="float">
            <text:p><text:s/>$650.00 </text:p>
          </table:table-cell>
          <table:table-cell table:formula="of:=IF([.D9]=&quot;&quot;;&quot;&quot;;([.D9])/([.E9]))" office:value-type="percentage" office:value="0.00142857142857143" calcext:value-type="percentage">
            <text:p>0.14%</text:p>
          </table:table-cell>
          <table:table-cell table:formula="of:=IF([.D9];[.D9]*100;&quot;&quot;)" office:value-type="float" office:value="1" calcext:value-type="float">
            <text:p><text:s/>$1.00 </text:p>
          </table:table-cell>
          <table:table-cell table:formula="of:=IF([.C9] = &quot;&quot;; &quot;&quot;;[.C9]-[.B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0];[puts.C$1:.C$1048576];&quot;&lt;&quot;&amp;[calls.B10];[puts.J$1:.J$1048576];1;[puts.C$1:.C$1048576];&quot;&gt;&quot;&amp;COM.MICROSOFT.MAXIFS([.C$2:.C10];[.A$2:.A10];[.A10];[.J$2:.J10];1;[.C$2:.C10];&quot;&lt;&quot;&amp;[.C10]))*100;&quot;&quot;)" office:value-type="float" office:value="1300" calcext:value-type="float">
            <text:p><text:s/>$1,300.00 </text:p>
          </table:table-cell>
          <table:table-cell table:formula="of:=IF([.D10]=&quot;&quot;;&quot;&quot;;([.D10])/([.E10]))" office:value-type="percentage" office:value="0.0121428571428571" calcext:value-type="percentage">
            <text:p>1.21%</text:p>
          </table:table-cell>
          <table:table-cell table:formula="of:=IF([.D10];[.D10]*100;&quot;&quot;)" office:value-type="float" office:value="17" calcext:value-type="float">
            <text:p><text:s/>$17.00 </text:p>
          </table:table-cell>
          <table:table-cell table:formula="of:=IF([.C10] = &quot;&quot;; &quot;&quot;;[.C10]-[.B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14" calcext:value-type="date">
            <text:p>9/14/2020</text:p>
          </table:table-cell>
          <table:table-cell table:style-name="ce39" office:value-type="date" office:date-value="2020-09-18" calcext:value-type="date">
            <text:p>9/18/2020</text:p>
          </table:table-cell>
          <table:table-cell office:value-type="float" office:value="0.17" calcext:value-type="float">
            <text:p><text:s/>$0.17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1];[puts.C$1:.C$1048576];&quot;&lt;&quot;&amp;[calls.B11];[puts.J$1:.J$1048576];1;[puts.C$1:.C$1048576];&quot;&gt;&quot;&amp;COM.MICROSOFT.MAXIFS([.C$2:.C11];[.A$2:.A11];[.A11];[.J$2:.J11];1;[.C$2:.C11];&quot;&lt;&quot;&amp;[.C11]))*100;&quot;&quot;)" office:value-type="float" office:value="1300" calcext:value-type="float">
            <text:p><text:s/>$1,300.00 </text:p>
          </table:table-cell>
          <table:table-cell table:formula="of:=IF([.D11]=&quot;&quot;;&quot;&quot;;([.D11])/([.E11]))" office:value-type="percentage" office:value="0.0121428571428571" calcext:value-type="percentage">
            <text:p>1.21%</text:p>
          </table:table-cell>
          <table:table-cell table:formula="of:=IF([.D11];[.D11]*100;&quot;&quot;)" office:value-type="float" office:value="17" calcext:value-type="float">
            <text:p><text:s/>$17.00 </text:p>
          </table:table-cell>
          <table:table-cell table:formula="of:=IF([.C11] = &quot;&quot;; &quot;&quot;;[.C11]-[.B1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GE</text:p>
          </table:table-cell>
          <table:table-cell table:style-name="ce43" office:value-type="date" office:date-value="2020-09-21" calcext:value-type="date">
            <text:p>9/21/2020</text:p>
          </table:table-cell>
          <table:table-cell table:style-name="ce43" office:value-type="date" office:date-value="2020-09-25" calcext:value-type="date">
            <text:p>9/25/2020</text:p>
          </table:table-cell>
          <table:table-cell table:style-name="ce44" office:value-type="float" office:value="0.05" calcext:value-type="float">
            <text:p><text:s/>$0.05 </text:p>
          </table:table-cell>
          <table:table-cell table:style-name="ce44" office:value-type="float" office:value="7" calcext:value-type="float">
            <text:p><text:s/>$7.00 </text:p>
          </table:table-cell>
          <table:table-cell table:style-name="ce44" table:formula="of:=IFERROR(AVERAGEIFS([puts.E$1:.E$1048576];[puts.A$1:.A$1048576];[calls.A12];[puts.C$1:.C$1048576];&quot;&lt;&quot;&amp;[calls.B12];[puts.J$1:.J$1048576];1;[puts.C$1:.C$1048576];&quot;&gt;&quot;&amp;COM.MICROSOFT.MAXIFS([.C$2:.C12];[.A$2:.A12];[.A12];[.J$2:.J12];1;[.C$2:.C12];&quot;&lt;&quot;&amp;[.C12]))*100;&quot;&quot;)" office:value-type="float" office:value="650" calcext:value-type="float">
            <text:p><text:s/>$650.00 </text:p>
          </table:table-cell>
          <table:table-cell table:style-name="ce45" table:formula="of:=IF([.D12]=&quot;&quot;;&quot;&quot;;([.D12])/([.E12]))" office:value-type="percentage" office:value="0.00714285714285714" calcext:value-type="percentage">
            <text:p>0.71%</text:p>
          </table:table-cell>
          <table:table-cell table:style-name="ce44" table:formula="of:=IF([.D12];[.D12]*100;&quot;&quot;)" office:value-type="float" office:value="5" calcext:value-type="float">
            <text:p><text:s/>$5.00 </text:p>
          </table:table-cell>
          <table:table-cell table:style-name="ce42" table:formula="of:=IF([.C12] = &quot;&quot;; &quot;&quot;;[.C12]-[.B12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3];[puts.C$1:.C$1048576];&quot;&lt;&quot;&amp;[calls.B13];[puts.J$1:.J$1048576];1;[puts.C$1:.C$1048576];&quot;&gt;&quot;&amp;COM.MICROSOFT.MAXIFS([.C$2:.C13];[.A$2:.A13];[.A13];[.J$2:.J13];1;[.C$2:.C13];&quot;&lt;&quot;&amp;[.C13]))*100;&quot;&quot;)" office:value-type="float" office:value="650" calcext:value-type="float">
            <text:p><text:s/>$650.00 </text:p>
          </table:table-cell>
          <table:table-cell table:formula="of:=IF([.D13]=&quot;&quot;;&quot;&quot;;([.D13])/([.E13]))" office:value-type="percentage" office:value="0.00714285714285714" calcext:value-type="percentage">
            <text:p>0.71%</text:p>
          </table:table-cell>
          <table:table-cell table:formula="of:=IF([.D13];[.D13]*100;&quot;&quot;)" office:value-type="float" office:value="5" calcext:value-type="float">
            <text:p><text:s/>$5.00 </text:p>
          </table:table-cell>
          <table:table-cell table:formula="of:=IF([.C13] = &quot;&quot;; &quot;&quot;;[.C13]-[.B1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4];[puts.C$1:.C$1048576];&quot;&lt;&quot;&amp;[calls.B14];[puts.J$1:.J$1048576];1;[puts.C$1:.C$1048576];&quot;&gt;&quot;&amp;COM.MICROSOFT.MAXIFS([.C$2:.C14];[.A$2:.A14];[.A14];[.J$2:.J14];1;[.C$2:.C14];&quot;&lt;&quot;&amp;[.C14]))*100;&quot;&quot;)" office:value-type="float" office:value="650" calcext:value-type="float">
            <text:p><text:s/>$650.00 </text:p>
          </table:table-cell>
          <table:table-cell table:formula="of:=IF([.D14]=&quot;&quot;;&quot;&quot;;([.D14])/([.E14]))" office:value-type="percentage" office:value="0.00714285714285714" calcext:value-type="percentage">
            <text:p>0.71%</text:p>
          </table:table-cell>
          <table:table-cell table:formula="of:=IF([.D14];[.D14]*100;&quot;&quot;)" office:value-type="float" office:value="5" calcext:value-type="float">
            <text:p><text:s/>$5.00 </text:p>
          </table:table-cell>
          <table:table-cell table:formula="of:=IF([.C14] = &quot;&quot;; &quot;&quot;;[.C14]-[.B1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5" calcext:value-type="float">
            <text:p><text:s/>$0.05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15];[puts.C$1:.C$1048576];&quot;&lt;&quot;&amp;[calls.B15];[puts.J$1:.J$1048576];1;[puts.C$1:.C$1048576];&quot;&gt;&quot;&amp;COM.MICROSOFT.MAXIFS([.C$2:.C15];[.A$2:.A15];[.A15];[.J$2:.J15];1;[.C$2:.C15];&quot;&lt;&quot;&amp;[.C15]))*100;&quot;&quot;)" office:value-type="float" office:value="650" calcext:value-type="float">
            <text:p><text:s/>$650.00 </text:p>
          </table:table-cell>
          <table:table-cell table:formula="of:=IF([.D15]=&quot;&quot;;&quot;&quot;;([.D15])/([.E15]))" office:value-type="percentage" office:value="0.00714285714285714" calcext:value-type="percentage">
            <text:p>0.71%</text:p>
          </table:table-cell>
          <table:table-cell table:formula="of:=IF([.D15];[.D15]*100;&quot;&quot;)" office:value-type="float" office:value="5" calcext:value-type="float">
            <text:p><text:s/>$5.00 </text:p>
          </table:table-cell>
          <table:table-cell table:formula="of:=IF([.C15] = &quot;&quot;; &quot;&quot;;[.C15]-[.B1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6];[puts.C$1:.C$1048576];&quot;&lt;&quot;&amp;[calls.B16];[puts.J$1:.J$1048576];1;[puts.C$1:.C$1048576];&quot;&gt;&quot;&amp;COM.MICROSOFT.MAXIFS([.C$2:.C16];[.A$2:.A16];[.A16];[.J$2:.J16];1;[.C$2:.C16];&quot;&lt;&quot;&amp;[.C16]))*100;&quot;&quot;)" office:value-type="float" office:value="1300" calcext:value-type="float">
            <text:p><text:s/>$1,300.00 </text:p>
          </table:table-cell>
          <table:table-cell table:formula="of:=IF([.D16]=&quot;&quot;;&quot;&quot;;([.D16])/([.E16]))" office:value-type="percentage" office:value="0.0107142857142857" calcext:value-type="percentage">
            <text:p>1.07%</text:p>
          </table:table-cell>
          <table:table-cell table:formula="of:=IF([.D16];[.D16]*100;&quot;&quot;)" office:value-type="float" office:value="15" calcext:value-type="float">
            <text:p><text:s/>$15.00 </text:p>
          </table:table-cell>
          <table:table-cell table:formula="of:=IF([.C16] = &quot;&quot;; &quot;&quot;;[.C16]-[.B1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5" calcext:value-type="float">
            <text:p><text:s/>$0.15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17];[puts.C$1:.C$1048576];&quot;&lt;&quot;&amp;[calls.B17];[puts.J$1:.J$1048576];1;[puts.C$1:.C$1048576];&quot;&gt;&quot;&amp;COM.MICROSOFT.MAXIFS([.C$2:.C17];[.A$2:.A17];[.A17];[.J$2:.J17];1;[.C$2:.C17];&quot;&lt;&quot;&amp;[.C17]))*100;&quot;&quot;)" office:value-type="float" office:value="1300" calcext:value-type="float">
            <text:p><text:s/>$1,300.00 </text:p>
          </table:table-cell>
          <table:table-cell table:formula="of:=IF([.D17]=&quot;&quot;;&quot;&quot;;([.D17])/([.E17]))" office:value-type="percentage" office:value="0.0107142857142857" calcext:value-type="percentage">
            <text:p>1.07%</text:p>
          </table:table-cell>
          <table:table-cell table:formula="of:=IF([.D17];[.D17]*100;&quot;&quot;)" office:value-type="float" office:value="15" calcext:value-type="float">
            <text:p><text:s/>$15.00 </text:p>
          </table:table-cell>
          <table:table-cell table:formula="of:=IF([.C17] = &quot;&quot;; &quot;&quot;;[.C17]-[.B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16" calcext:value-type="float">
            <text:p><text:s/>$0.16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18];[puts.C$1:.C$1048576];&quot;&lt;&quot;&amp;[calls.B18];[puts.J$1:.J$1048576];1;[puts.C$1:.C$1048576];&quot;&gt;&quot;&amp;COM.MICROSOFT.MAXIFS([.C$2:.C18];[.A$2:.A18];[.A18];[.J$2:.J18];1;[.C$2:.C18];&quot;&lt;&quot;&amp;[.C18]))*100;&quot;&quot;)" office:value-type="float" office:value="1700" calcext:value-type="float">
            <text:p><text:s/>$1,700.00 </text:p>
          </table:table-cell>
          <table:table-cell table:formula="of:=IF([.D18]=&quot;&quot;;&quot;&quot;;([.D18])/([.E18]))" office:value-type="percentage" office:value="0.00941176470588235" calcext:value-type="percentage">
            <text:p>0.94%</text:p>
          </table:table-cell>
          <table:table-cell table:formula="of:=IF([.D18];[.D18]*100;&quot;&quot;)" office:value-type="float" office:value="16" calcext:value-type="float">
            <text:p><text:s/>$16.00 </text:p>
          </table:table-cell>
          <table:table-cell table:formula="of:=IF([.C18] = &quot;&quot;; &quot;&quot;;[.C18]-[.B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19];[puts.C$1:.C$1048576];&quot;&lt;&quot;&amp;[calls.B19];[puts.J$1:.J$1048576];1;[puts.C$1:.C$1048576];&quot;&gt;&quot;&amp;COM.MICROSOFT.MAXIFS([.C$2:.C19];[.A$2:.A19];[.A19];[.J$2:.J19];1;[.C$2:.C19];&quot;&lt;&quot;&amp;[.C19]))*100;&quot;&quot;)" office:value-type="float" office:value="1700" calcext:value-type="float">
            <text:p><text:s/>$1,700.00 </text:p>
          </table:table-cell>
          <table:table-cell table:formula="of:=IF([.D19]=&quot;&quot;;&quot;&quot;;([.D19])/([.E19]))" office:value-type="percentage" office:value="0.00411764705882353" calcext:value-type="percentage">
            <text:p>0.41%</text:p>
          </table:table-cell>
          <table:table-cell table:formula="of:=IF([.D19];[.D19]*100;&quot;&quot;)" office:value-type="float" office:value="7" calcext:value-type="float">
            <text:p><text:s/>$7.00 </text:p>
          </table:table-cell>
          <table:table-cell table:formula="of:=IF([.C19] = &quot;&quot;; &quot;&quot;;[.C19]-[.B1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1" calcext:value-type="date">
            <text:p>9/21/2020</text:p>
          </table:table-cell>
          <table:table-cell table:style-name="ce39" office:value-type="date" office:date-value="2020-09-25" calcext:value-type="date">
            <text:p>9/25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0];[puts.C$1:.C$1048576];&quot;&lt;&quot;&amp;[calls.B20];[puts.J$1:.J$1048576];1;[puts.C$1:.C$1048576];&quot;&gt;&quot;&amp;COM.MICROSOFT.MAXIFS([.C$2:.C20];[.A$2:.A20];[.A20];[.J$2:.J20];1;[.C$2:.C20];&quot;&lt;&quot;&amp;[.C20]))*100;&quot;&quot;)" office:value-type="float" office:value="1700" calcext:value-type="float">
            <text:p><text:s/>$1,700.00 </text:p>
          </table:table-cell>
          <table:table-cell table:formula="of:=IF([.D20]=&quot;&quot;;&quot;&quot;;([.D20])/([.E20]))" office:value-type="percentage" office:value="0.00411764705882353" calcext:value-type="percentage">
            <text:p>0.41%</text:p>
          </table:table-cell>
          <table:table-cell table:formula="of:=IF([.D20];[.D20]*100;&quot;&quot;)" office:value-type="float" office:value="7" calcext:value-type="float">
            <text:p><text:s/>$7.00 </text:p>
          </table:table-cell>
          <table:table-cell table:formula="of:=IF([.C20] = &quot;&quot;; &quot;&quot;;[.C20]-[.B2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09-29" calcext:value-type="date">
            <text:p>9/29/2020</text:p>
          </table:table-cell>
          <table:table-cell table:style-name="ce43" office:value-type="date" office:date-value="2020-10-02" calcext:value-type="date">
            <text:p>10/2/2020</text:p>
          </table:table-cell>
          <table:table-cell table:style-name="ce44" office:value-type="float" office:value="0.06" calcext:value-type="float">
            <text:p><text:s/>$0.06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21];[puts.C$1:.C$1048576];&quot;&lt;&quot;&amp;[calls.B21];[puts.J$1:.J$1048576];1;[puts.C$1:.C$1048576];&quot;&gt;&quot;&amp;COM.MICROSOFT.MAXIFS([.C$2:.C21];[.A$2:.A21];[.A21];[.J$2:.J21];1;[.C$2:.C21];&quot;&lt;&quot;&amp;[.C21]))*100;&quot;&quot;)" office:value-type="float" office:value="1300" calcext:value-type="float">
            <text:p><text:s/>$1,300.00 </text:p>
          </table:table-cell>
          <table:table-cell table:style-name="ce45" table:formula="of:=IF([.D21]=&quot;&quot;;&quot;&quot;;([.D21])/([.E21]))" office:value-type="percentage" office:value="0.00428571428571429" calcext:value-type="percentage">
            <text:p>0.43%</text:p>
          </table:table-cell>
          <table:table-cell table:style-name="ce44" table:formula="of:=IF([.D21];[.D21]*100;&quot;&quot;)" office:value-type="float" office:value="6" calcext:value-type="float">
            <text:p><text:s/>$6.00 </text:p>
          </table:table-cell>
          <table:table-cell table:style-name="ce42" table:formula="of:=IF([.C21] = &quot;&quot;; &quot;&quot;;[.C21]-[.B21]+1)" office:value-type="float" office:value="4" calcext:value-type="float">
            <text:p>4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22];[puts.C$1:.C$1048576];&quot;&lt;&quot;&amp;[calls.B22];[puts.J$1:.J$1048576];1;[puts.C$1:.C$1048576];&quot;&gt;&quot;&amp;COM.MICROSOFT.MAXIFS([.C$2:.C22];[.A$2:.A22];[.A22];[.J$2:.J22];1;[.C$2:.C22];&quot;&lt;&quot;&amp;[.C22]))*100;&quot;&quot;)" office:value-type="float" office:value="1300" calcext:value-type="float">
            <text:p><text:s/>$1,300.00 </text:p>
          </table:table-cell>
          <table:table-cell table:formula="of:=IF([.D22]=&quot;&quot;;&quot;&quot;;([.D22])/([.E22]))" office:value-type="percentage" office:value="0.00428571428571429" calcext:value-type="percentage">
            <text:p>0.43%</text:p>
          </table:table-cell>
          <table:table-cell table:formula="of:=IF([.D22];[.D22]*100;&quot;&quot;)" office:value-type="float" office:value="6" calcext:value-type="float">
            <text:p><text:s/>$6.00 </text:p>
          </table:table-cell>
          <table:table-cell table:formula="of:=IF([.C22] = &quot;&quot;; &quot;&quot;;[.C22]-[.B2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37" calcext:value-type="float">
            <text:p><text:s/>$0.37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3];[puts.C$1:.C$1048576];&quot;&lt;&quot;&amp;[calls.B23];[puts.J$1:.J$1048576];1;[puts.C$1:.C$1048576];&quot;&gt;&quot;&amp;COM.MICROSOFT.MAXIFS([.C$2:.C23];[.A$2:.A23];[.A23];[.J$2:.J23];1;[.C$2:.C23];&quot;&lt;&quot;&amp;[.C23]))*100;&quot;&quot;)" office:value-type="float" office:value="1700" calcext:value-type="float">
            <text:p><text:s/>$1,700.00 </text:p>
          </table:table-cell>
          <table:table-cell table:formula="of:=IF([.D23]=&quot;&quot;;&quot;&quot;;([.D23])/([.E23]))" office:value-type="percentage" office:value="0.0217647058823529" calcext:value-type="percentage">
            <text:p>2.18%</text:p>
          </table:table-cell>
          <table:table-cell table:formula="of:=IF([.D23];[.D23]*100;&quot;&quot;)" office:value-type="float" office:value="37" calcext:value-type="float">
            <text:p><text:s/>$37.00 </text:p>
          </table:table-cell>
          <table:table-cell table:formula="of:=IF([.C23] = &quot;&quot;; &quot;&quot;;[.C23]-[.B23]+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4];[puts.C$1:.C$1048576];&quot;&lt;&quot;&amp;[calls.B24];[puts.J$1:.J$1048576];1;[puts.C$1:.C$1048576];&quot;&gt;&quot;&amp;COM.MICROSOFT.MAXIFS([.C$2:.C24];[.A$2:.A24];[.A24];[.J$2:.J24];1;[.C$2:.C24];&quot;&lt;&quot;&amp;[.C24]))*100;&quot;&quot;)" office:value-type="float" office:value="1700" calcext:value-type="float">
            <text:p><text:s/>$1,700.00 </text:p>
          </table:table-cell>
          <table:table-cell table:formula="of:=IF([.D24]=&quot;&quot;;&quot;&quot;;([.D24])/([.E24]))" office:value-type="percentage" office:value="0.00529411764705882" calcext:value-type="percentage">
            <text:p>0.53%</text:p>
          </table:table-cell>
          <table:table-cell table:formula="of:=IF([.D24];[.D24]*100;&quot;&quot;)" office:value-type="float" office:value="9" calcext:value-type="float">
            <text:p><text:s/>$9.00 </text:p>
          </table:table-cell>
          <table:table-cell table:formula="of:=IF([.C24] = &quot;&quot;; &quot;&quot;;[.C24]-[.B2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29" calcext:value-type="date">
            <text:p>9/29/2020</text:p>
          </table:table-cell>
          <table:table-cell table:style-name="ce39" office:value-type="date" office:date-value="2020-10-02" calcext:value-type="date">
            <text:p>10/2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5];[puts.C$1:.C$1048576];&quot;&lt;&quot;&amp;[calls.B25];[puts.J$1:.J$1048576];1;[puts.C$1:.C$1048576];&quot;&gt;&quot;&amp;COM.MICROSOFT.MAXIFS([.C$2:.C25];[.A$2:.A25];[.A25];[.J$2:.J25];1;[.C$2:.C25];&quot;&lt;&quot;&amp;[.C25]))*100;&quot;&quot;)" office:value-type="float" office:value="1700" calcext:value-type="float">
            <text:p><text:s/>$1,700.00 </text:p>
          </table:table-cell>
          <table:table-cell table:formula="of:=IF([.D25]=&quot;&quot;;&quot;&quot;;([.D25])/([.E25]))" office:value-type="percentage" office:value="0.00529411764705882" calcext:value-type="percentage">
            <text:p>0.53%</text:p>
          </table:table-cell>
          <table:table-cell table:formula="of:=IF([.D25];[.D25]*100;&quot;&quot;)" office:value-type="float" office:value="9" calcext:value-type="float">
            <text:p><text:s/>$9.00 </text:p>
          </table:table-cell>
          <table:table-cell table:formula="of:=IF([.C25] = &quot;&quot;; &quot;&quot;;[.C25]-[.B2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05" calcext:value-type="date">
            <text:p>10/5/2020</text:p>
          </table:table-cell>
          <table:table-cell table:style-name="ce43" office:value-type="date" office:date-value="2020-10-09" calcext:value-type="date">
            <text:p>10/9/2020</text:p>
          </table:table-cell>
          <table:table-cell table:style-name="ce44" office:value-type="float" office:value="0.28" calcext:value-type="float">
            <text:p><text:s/>$0.28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26];[puts.C$1:.C$1048576];&quot;&lt;&quot;&amp;[calls.B26];[puts.J$1:.J$1048576];1;[puts.C$1:.C$1048576];&quot;&gt;&quot;&amp;COM.MICROSOFT.MAXIFS([.C$2:.C26];[.A$2:.A26];[.A26];[.J$2:.J26];1;[.C$2:.C26];&quot;&lt;&quot;&amp;[.C26]))*100;&quot;&quot;)" office:value-type="float" office:value="1300" calcext:value-type="float">
            <text:p><text:s/>$1,300.00 </text:p>
          </table:table-cell>
          <table:table-cell table:style-name="ce45" table:formula="of:=IF([.D26]=&quot;&quot;;&quot;&quot;;([.D26])/([.E26]))" office:value-type="percentage" office:value="0.02" calcext:value-type="percentage">
            <text:p>2.00%</text:p>
          </table:table-cell>
          <table:table-cell table:style-name="ce44" table:formula="of:=IF([.D26];[.D26]*100;&quot;&quot;)" office:value-type="float" office:value="28" calcext:value-type="float">
            <text:p><text:s/>$28.00 </text:p>
          </table:table-cell>
          <table:table-cell table:style-name="ce42" table:formula="of:=IF([.C26] = &quot;&quot;; &quot;&quot;;[.C26]-[.B2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28" calcext:value-type="float">
            <text:p><text:s/>$0.28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27];[puts.C$1:.C$1048576];&quot;&lt;&quot;&amp;[calls.B27];[puts.J$1:.J$1048576];1;[puts.C$1:.C$1048576];&quot;&gt;&quot;&amp;COM.MICROSOFT.MAXIFS([.C$2:.C27];[.A$2:.A27];[.A27];[.J$2:.J27];1;[.C$2:.C27];&quot;&lt;&quot;&amp;[.C27]))*100;&quot;&quot;)" office:value-type="float" office:value="1300" calcext:value-type="float">
            <text:p><text:s/>$1,300.00 </text:p>
          </table:table-cell>
          <table:table-cell table:formula="of:=IF([.D27]=&quot;&quot;;&quot;&quot;;([.D27])/([.E27]))" office:value-type="percentage" office:value="0.02" calcext:value-type="percentage">
            <text:p>2.00%</text:p>
          </table:table-cell>
          <table:table-cell table:formula="of:=IF([.D27];[.D27]*100;&quot;&quot;)" office:value-type="float" office:value="28" calcext:value-type="float">
            <text:p><text:s/>$28.00 </text:p>
          </table:table-cell>
          <table:table-cell table:formula="of:=IF([.C27] = &quot;&quot;; &quot;&quot;;[.C27]-[.B2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8];[puts.C$1:.C$1048576];&quot;&lt;&quot;&amp;[calls.B28];[puts.J$1:.J$1048576];1;[puts.C$1:.C$1048576];&quot;&gt;&quot;&amp;COM.MICROSOFT.MAXIFS([.C$2:.C28];[.A$2:.A28];[.A28];[.J$2:.J28];1;[.C$2:.C28];&quot;&lt;&quot;&amp;[.C28]))*100;&quot;&quot;)" office:value-type="float" office:value="1700" calcext:value-type="float">
            <text:p><text:s/>$1,700.00 </text:p>
          </table:table-cell>
          <table:table-cell table:formula="of:=IF([.D28]=&quot;&quot;;&quot;&quot;;([.D28])/([.E28]))" office:value-type="percentage" office:value="0.00588235294117647" calcext:value-type="percentage">
            <text:p>0.59%</text:p>
          </table:table-cell>
          <table:table-cell table:formula="of:=IF([.D28];[.D28]*100;&quot;&quot;)" office:value-type="float" office:value="10" calcext:value-type="float">
            <text:p><text:s/>$10.00 </text:p>
          </table:table-cell>
          <table:table-cell table:formula="of:=IF([.C28] = &quot;&quot;; &quot;&quot;;[.C28]-[.B2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29];[puts.C$1:.C$1048576];&quot;&lt;&quot;&amp;[calls.B29];[puts.J$1:.J$1048576];1;[puts.C$1:.C$1048576];&quot;&gt;&quot;&amp;COM.MICROSOFT.MAXIFS([.C$2:.C29];[.A$2:.A29];[.A29];[.J$2:.J29];1;[.C$2:.C29];&quot;&lt;&quot;&amp;[.C29]))*100;&quot;&quot;)" office:value-type="float" office:value="1700" calcext:value-type="float">
            <text:p><text:s/>$1,700.00 </text:p>
          </table:table-cell>
          <table:table-cell table:formula="of:=IF([.D29]=&quot;&quot;;&quot;&quot;;([.D29])/([.E29]))" office:value-type="percentage" office:value="0.00588235294117647" calcext:value-type="percentage">
            <text:p>0.59%</text:p>
          </table:table-cell>
          <table:table-cell table:formula="of:=IF([.D29];[.D29]*100;&quot;&quot;)" office:value-type="float" office:value="10" calcext:value-type="float">
            <text:p><text:s/>$10.00 </text:p>
          </table:table-cell>
          <table:table-cell table:formula="of:=IF([.C29] = &quot;&quot;; &quot;&quot;;[.C29]-[.B2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0];[puts.C$1:.C$1048576];&quot;&lt;&quot;&amp;[calls.B30];[puts.J$1:.J$1048576];1;[puts.C$1:.C$1048576];&quot;&gt;&quot;&amp;COM.MICROSOFT.MAXIFS([.C$2:.C30];[.A$2:.A30];[.A30];[.J$2:.J30];1;[.C$2:.C30];&quot;&lt;&quot;&amp;[.C30]))*100;&quot;&quot;)" office:value-type="float" office:value="400" calcext:value-type="float">
            <text:p><text:s/>$400.00 </text:p>
          </table:table-cell>
          <table:table-cell table:formula="of:=IF([.D30]=&quot;&quot;;&quot;&quot;;([.D30])/([.E30]))" office:value-type="percentage" office:value="0.015" calcext:value-type="percentage">
            <text:p>1.50%</text:p>
          </table:table-cell>
          <table:table-cell table:formula="of:=IF([.D30];[.D30]*100;&quot;&quot;)" office:value-type="float" office:value="6" calcext:value-type="float">
            <text:p><text:s/>$6.00 </text:p>
          </table:table-cell>
          <table:table-cell table:formula="of:=IF([.C30] = &quot;&quot;; &quot;&quot;;[.C30]-[.B3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1];[puts.C$1:.C$1048576];&quot;&lt;&quot;&amp;[calls.B31];[puts.J$1:.J$1048576];1;[puts.C$1:.C$1048576];&quot;&gt;&quot;&amp;COM.MICROSOFT.MAXIFS([.C$2:.C31];[.A$2:.A31];[.A31];[.J$2:.J31];1;[.C$2:.C31];&quot;&lt;&quot;&amp;[.C31]))*100;&quot;&quot;)" office:value-type="float" office:value="400" calcext:value-type="float">
            <text:p><text:s/>$400.00 </text:p>
          </table:table-cell>
          <table:table-cell table:formula="of:=IF([.D31]=&quot;&quot;;&quot;&quot;;([.D31])/([.E31]))" office:value-type="percentage" office:value="0.015" calcext:value-type="percentage">
            <text:p>1.50%</text:p>
          </table:table-cell>
          <table:table-cell table:formula="of:=IF([.D31];[.D31]*100;&quot;&quot;)" office:value-type="float" office:value="6" calcext:value-type="float">
            <text:p><text:s/>$6.00 </text:p>
          </table:table-cell>
          <table:table-cell table:formula="of:=IF([.C31] = &quot;&quot;; &quot;&quot;;[.C31]-[.B3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5" calcext:value-type="date">
            <text:p>10/5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32];[puts.C$1:.C$1048576];&quot;&lt;&quot;&amp;[calls.B32];[puts.J$1:.J$1048576];1;[puts.C$1:.C$1048576];&quot;&gt;&quot;&amp;COM.MICROSOFT.MAXIFS([.C$2:.C32];[.A$2:.A32];[.A32];[.J$2:.J32];1;[.C$2:.C32];&quot;&lt;&quot;&amp;[.C32]))*100;&quot;&quot;)" office:value-type="float" office:value="400" calcext:value-type="float">
            <text:p><text:s/>$400.00 </text:p>
          </table:table-cell>
          <table:table-cell table:formula="of:=IF([.D32]=&quot;&quot;;&quot;&quot;;([.D32])/([.E32]))" office:value-type="percentage" office:value="0.015" calcext:value-type="percentage">
            <text:p>1.50%</text:p>
          </table:table-cell>
          <table:table-cell table:formula="of:=IF([.D32];[.D32]*100;&quot;&quot;)" office:value-type="float" office:value="6" calcext:value-type="float">
            <text:p><text:s/>$6.00 </text:p>
          </table:table-cell>
          <table:table-cell table:formula="of:=IF([.C32] = &quot;&quot;; &quot;&quot;;[.C32]-[.B3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3];[puts.C$1:.C$1048576];&quot;&lt;&quot;&amp;[calls.B33];[puts.J$1:.J$1048576];1;[puts.C$1:.C$1048576];&quot;&gt;&quot;&amp;COM.MICROSOFT.MAXIFS([.C$2:.C33];[.A$2:.A33];[.A33];[.J$2:.J33];1;[.C$2:.C33];&quot;&lt;&quot;&amp;[.C33]))*100;&quot;&quot;)" office:value-type="float" office:value="650" calcext:value-type="float">
            <text:p><text:s/>$650.00 </text:p>
          </table:table-cell>
          <table:table-cell table:formula="of:=IF([.D33]=&quot;&quot;;&quot;&quot;;([.D33])/([.E33]))" office:value-type="percentage" office:value="0.00285714285714286" calcext:value-type="percentage">
            <text:p>0.29%</text:p>
          </table:table-cell>
          <table:table-cell table:formula="of:=IF([.D33];[.D33]*100;&quot;&quot;)" office:value-type="float" office:value="2" calcext:value-type="float">
            <text:p><text:s/>$2.00 </text:p>
          </table:table-cell>
          <table:table-cell table:formula="of:=IF([.C33] = &quot;&quot;; &quot;&quot;;[.C33]-[.B33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4];[puts.C$1:.C$1048576];&quot;&lt;&quot;&amp;[calls.B34];[puts.J$1:.J$1048576];1;[puts.C$1:.C$1048576];&quot;&gt;&quot;&amp;COM.MICROSOFT.MAXIFS([.C$2:.C34];[.A$2:.A34];[.A34];[.J$2:.J34];1;[.C$2:.C34];&quot;&lt;&quot;&amp;[.C34]))*100;&quot;&quot;)" office:value-type="float" office:value="650" calcext:value-type="float">
            <text:p><text:s/>$650.00 </text:p>
          </table:table-cell>
          <table:table-cell table:formula="of:=IF([.D34]=&quot;&quot;;&quot;&quot;;([.D34])/([.E34]))" office:value-type="percentage" office:value="0.00285714285714286" calcext:value-type="percentage">
            <text:p>0.29%</text:p>
          </table:table-cell>
          <table:table-cell table:formula="of:=IF([.D34];[.D34]*100;&quot;&quot;)" office:value-type="float" office:value="2" calcext:value-type="float">
            <text:p><text:s/>$2.00 </text:p>
          </table:table-cell>
          <table:table-cell table:formula="of:=IF([.C34] = &quot;&quot;; &quot;&quot;;[.C34]-[.B34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5];[puts.C$1:.C$1048576];&quot;&lt;&quot;&amp;[calls.B35];[puts.J$1:.J$1048576];1;[puts.C$1:.C$1048576];&quot;&gt;&quot;&amp;COM.MICROSOFT.MAXIFS([.C$2:.C35];[.A$2:.A35];[.A35];[.J$2:.J35];1;[.C$2:.C35];&quot;&lt;&quot;&amp;[.C35]))*100;&quot;&quot;)" office:value-type="float" office:value="650" calcext:value-type="float">
            <text:p><text:s/>$650.00 </text:p>
          </table:table-cell>
          <table:table-cell table:formula="of:=IF([.D35]=&quot;&quot;;&quot;&quot;;([.D35])/([.E35]))" office:value-type="percentage" office:value="0.00285714285714286" calcext:value-type="percentage">
            <text:p>0.29%</text:p>
          </table:table-cell>
          <table:table-cell table:formula="of:=IF([.D35];[.D35]*100;&quot;&quot;)" office:value-type="float" office:value="2" calcext:value-type="float">
            <text:p><text:s/>$2.00 </text:p>
          </table:table-cell>
          <table:table-cell table:formula="of:=IF([.C35] = &quot;&quot;; &quot;&quot;;[.C35]-[.B35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06" calcext:value-type="date">
            <text:p>10/6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36];[puts.C$1:.C$1048576];&quot;&lt;&quot;&amp;[calls.B36];[puts.J$1:.J$1048576];1;[puts.C$1:.C$1048576];&quot;&gt;&quot;&amp;COM.MICROSOFT.MAXIFS([.C$2:.C36];[.A$2:.A36];[.A36];[.J$2:.J36];1;[.C$2:.C36];&quot;&lt;&quot;&amp;[.C36]))*100;&quot;&quot;)" office:value-type="float" office:value="650" calcext:value-type="float">
            <text:p><text:s/>$650.00 </text:p>
          </table:table-cell>
          <table:table-cell table:formula="of:=IF([.D36]=&quot;&quot;;&quot;&quot;;([.D36])/([.E36]))" office:value-type="percentage" office:value="0.00285714285714286" calcext:value-type="percentage">
            <text:p>0.29%</text:p>
          </table:table-cell>
          <table:table-cell table:formula="of:=IF([.D36];[.D36]*100;&quot;&quot;)" office:value-type="float" office:value="2" calcext:value-type="float">
            <text:p><text:s/>$2.00 </text:p>
          </table:table-cell>
          <table:table-cell table:formula="of:=IF([.C36] = &quot;&quot;; &quot;&quot;;[.C36]-[.B3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07" calcext:value-type="date">
            <text:p>10/7/2020</text:p>
          </table:table-cell>
          <table:table-cell table:style-name="ce39" office:value-type="date" office:date-value="2020-10-09" calcext:value-type="date">
            <text:p>10/9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4.5" calcext:value-type="float">
            <text:p><text:s/>$54.50 </text:p>
          </table:table-cell>
          <table:table-cell table:style-name="ce59" table:formula="of:=IFERROR(AVERAGEIFS([puts.E$1:.E$1048576];[puts.A$1:.A$1048576];[calls.A37];[puts.C$1:.C$1048576];&quot;&lt;&quot;&amp;[calls.B37];[puts.J$1:.J$1048576];1;[puts.C$1:.C$1048576];&quot;&gt;&quot;&amp;COM.MICROSOFT.MAXIFS([.C$2:.C37];[.A$2:.A37];[.A37];[.J$2:.J37];1;[.C$2:.C37];&quot;&lt;&quot;&amp;[.C37]))*100;&quot;&quot;)" office:value-type="float" office:value="5240" calcext:value-type="float">
            <text:p><text:s/>$5,240.00 </text:p>
          </table:table-cell>
          <table:table-cell table:formula="of:=IF([.D37]=&quot;&quot;;&quot;&quot;;([.D37])/([.E37]))" office:value-type="percentage" office:value="0.00055045871559633" calcext:value-type="percentage">
            <text:p>0.06%</text:p>
          </table:table-cell>
          <table:table-cell table:formula="of:=IF([.D37];[.D37]*100;&quot;&quot;)" office:value-type="float" office:value="3" calcext:value-type="float">
            <text:p><text:s/>$3.00 </text:p>
          </table:table-cell>
          <table:table-cell table:formula="of:=IF([.C37] = &quot;&quot;; &quot;&quot;;[.C37]-[.B37]+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12" calcext:value-type="date">
            <text:p>10/12/2020</text:p>
          </table:table-cell>
          <table:table-cell table:style-name="ce43" office:value-type="date" office:date-value="2020-10-16" calcext:value-type="date">
            <text:p>10/16/2020</text:p>
          </table:table-cell>
          <table:table-cell table:style-name="ce44" office:value-type="float" office:value="0.23" calcext:value-type="float">
            <text:p><text:s/>$0.23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38];[puts.C$1:.C$1048576];&quot;&lt;&quot;&amp;[calls.B38];[puts.J$1:.J$1048576];1;[puts.C$1:.C$1048576];&quot;&gt;&quot;&amp;COM.MICROSOFT.MAXIFS([.C$2:.C38];[.A$2:.A38];[.A38];[.J$2:.J38];1;[.C$2:.C38];&quot;&lt;&quot;&amp;[.C38]))*100;&quot;&quot;)" office:value-type="float" office:value="1300" calcext:value-type="float">
            <text:p><text:s/>$1,300.00 </text:p>
          </table:table-cell>
          <table:table-cell table:style-name="ce45" table:formula="of:=IF([.D38]=&quot;&quot;;&quot;&quot;;([.D38])/([.E38]))" office:value-type="percentage" office:value="0.0164285714285714" calcext:value-type="percentage">
            <text:p>1.64%</text:p>
          </table:table-cell>
          <table:table-cell table:style-name="ce44" table:formula="of:=IF([.D38];[.D38]*100;&quot;&quot;)" office:value-type="float" office:value="23" calcext:value-type="float">
            <text:p><text:s/>$23.00 </text:p>
          </table:table-cell>
          <table:table-cell table:style-name="ce42" table:formula="of:=IF([.C38] = &quot;&quot;; &quot;&quot;;[.C38]-[.B38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23" calcext:value-type="float">
            <text:p><text:s/>$0.23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39];[puts.C$1:.C$1048576];&quot;&lt;&quot;&amp;[calls.B39];[puts.J$1:.J$1048576];1;[puts.C$1:.C$1048576];&quot;&gt;&quot;&amp;COM.MICROSOFT.MAXIFS([.C$2:.C39];[.A$2:.A39];[.A39];[.J$2:.J39];1;[.C$2:.C39];&quot;&lt;&quot;&amp;[.C39]))*100;&quot;&quot;)" office:value-type="float" office:value="1300" calcext:value-type="float">
            <text:p><text:s/>$1,300.00 </text:p>
          </table:table-cell>
          <table:table-cell table:formula="of:=IF([.D39]=&quot;&quot;;&quot;&quot;;([.D39])/([.E39]))" office:value-type="percentage" office:value="0.0164285714285714" calcext:value-type="percentage">
            <text:p>1.64%</text:p>
          </table:table-cell>
          <table:table-cell table:formula="of:=IF([.D39];[.D39]*100;&quot;&quot;)" office:value-type="float" office:value="23" calcext:value-type="float">
            <text:p><text:s/>$23.00 </text:p>
          </table:table-cell>
          <table:table-cell table:formula="of:=IF([.C39] = &quot;&quot;; &quot;&quot;;[.C39]-[.B3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40];[puts.C$1:.C$1048576];&quot;&lt;&quot;&amp;[calls.B40];[puts.J$1:.J$1048576];1;[puts.C$1:.C$1048576];&quot;&gt;&quot;&amp;COM.MICROSOFT.MAXIFS([.C$2:.C40];[.A$2:.A40];[.A40];[.J$2:.J40];1;[.C$2:.C40];&quot;&lt;&quot;&amp;[.C40]))*100;&quot;&quot;)" office:value-type="float" office:value="1700" calcext:value-type="float">
            <text:p><text:s/>$1,700.00 </text:p>
          </table:table-cell>
          <table:table-cell table:formula="of:=IF([.D40]=&quot;&quot;;&quot;&quot;;([.D40])/([.E40]))" office:value-type="percentage" office:value="0.00705882352941176" calcext:value-type="percentage">
            <text:p>0.71%</text:p>
          </table:table-cell>
          <table:table-cell table:formula="of:=IF([.D40];[.D40]*100;&quot;&quot;)" office:value-type="float" office:value="12" calcext:value-type="float">
            <text:p><text:s/>$12.00 </text:p>
          </table:table-cell>
          <table:table-cell table:formula="of:=IF([.C40] = &quot;&quot;; &quot;&quot;;[.C40]-[.B4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7" calcext:value-type="float">
            <text:p><text:s/>$17.00 </text:p>
          </table:table-cell>
          <table:table-cell table:style-name="ce59" table:formula="of:=IFERROR(AVERAGEIFS([puts.E$1:.E$1048576];[puts.A$1:.A$1048576];[calls.A41];[puts.C$1:.C$1048576];&quot;&lt;&quot;&amp;[calls.B41];[puts.J$1:.J$1048576];1;[puts.C$1:.C$1048576];&quot;&gt;&quot;&amp;COM.MICROSOFT.MAXIFS([.C$2:.C41];[.A$2:.A41];[.A41];[.J$2:.J41];1;[.C$2:.C41];&quot;&lt;&quot;&amp;[.C41]))*100;&quot;&quot;)" office:value-type="float" office:value="1700" calcext:value-type="float">
            <text:p><text:s/>$1,700.00 </text:p>
          </table:table-cell>
          <table:table-cell table:formula="of:=IF([.D41]=&quot;&quot;;&quot;&quot;;([.D41])/([.E41]))" office:value-type="percentage" office:value="0.00705882352941176" calcext:value-type="percentage">
            <text:p>0.71%</text:p>
          </table:table-cell>
          <table:table-cell table:formula="of:=IF([.D41];[.D41]*100;&quot;&quot;)" office:value-type="float" office:value="12" calcext:value-type="float">
            <text:p><text:s/>$12.00 </text:p>
          </table:table-cell>
          <table:table-cell table:formula="of:=IF([.C41] = &quot;&quot;; &quot;&quot;;[.C41]-[.B4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2];[puts.C$1:.C$1048576];&quot;&lt;&quot;&amp;[calls.B42];[puts.J$1:.J$1048576];1;[puts.C$1:.C$1048576];&quot;&gt;&quot;&amp;COM.MICROSOFT.MAXIFS([.C$2:.C42];[.A$2:.A42];[.A42];[.J$2:.J42];1;[.C$2:.C42];&quot;&lt;&quot;&amp;[.C42]))*100;&quot;&quot;)" office:value-type="float" office:value="650" calcext:value-type="float">
            <text:p><text:s/>$650.00 </text:p>
          </table:table-cell>
          <table:table-cell table:formula="of:=IF([.D42]=&quot;&quot;;&quot;&quot;;([.D42])/([.E42]))" office:value-type="percentage" office:value="0.0114285714285714" calcext:value-type="percentage">
            <text:p>1.14%</text:p>
          </table:table-cell>
          <table:table-cell table:formula="of:=IF([.D42];[.D42]*100;&quot;&quot;)" office:value-type="float" office:value="8" calcext:value-type="float">
            <text:p><text:s/>$8.00 </text:p>
          </table:table-cell>
          <table:table-cell table:formula="of:=IF([.C42] = &quot;&quot;; &quot;&quot;;[.C42]-[.B4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3];[puts.C$1:.C$1048576];&quot;&lt;&quot;&amp;[calls.B43];[puts.J$1:.J$1048576];1;[puts.C$1:.C$1048576];&quot;&gt;&quot;&amp;COM.MICROSOFT.MAXIFS([.C$2:.C43];[.A$2:.A43];[.A43];[.J$2:.J43];1;[.C$2:.C43];&quot;&lt;&quot;&amp;[.C43]))*100;&quot;&quot;)" office:value-type="float" office:value="650" calcext:value-type="float">
            <text:p><text:s/>$650.00 </text:p>
          </table:table-cell>
          <table:table-cell table:formula="of:=IF([.D43]=&quot;&quot;;&quot;&quot;;([.D43])/([.E43]))" office:value-type="percentage" office:value="0.0114285714285714" calcext:value-type="percentage">
            <text:p>1.14%</text:p>
          </table:table-cell>
          <table:table-cell table:formula="of:=IF([.D43];[.D43]*100;&quot;&quot;)" office:value-type="float" office:value="8" calcext:value-type="float">
            <text:p><text:s/>$8.00 </text:p>
          </table:table-cell>
          <table:table-cell table:formula="of:=IF([.C43] = &quot;&quot;; &quot;&quot;;[.C43]-[.B4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4];[puts.C$1:.C$1048576];&quot;&lt;&quot;&amp;[calls.B44];[puts.J$1:.J$1048576];1;[puts.C$1:.C$1048576];&quot;&gt;&quot;&amp;COM.MICROSOFT.MAXIFS([.C$2:.C44];[.A$2:.A44];[.A44];[.J$2:.J44];1;[.C$2:.C44];&quot;&lt;&quot;&amp;[.C44]))*100;&quot;&quot;)" office:value-type="float" office:value="650" calcext:value-type="float">
            <text:p><text:s/>$650.00 </text:p>
          </table:table-cell>
          <table:table-cell table:formula="of:=IF([.D44]=&quot;&quot;;&quot;&quot;;([.D44])/([.E44]))" office:value-type="percentage" office:value="0.0114285714285714" calcext:value-type="percentage">
            <text:p>1.14%</text:p>
          </table:table-cell>
          <table:table-cell table:formula="of:=IF([.D44];[.D44]*100;&quot;&quot;)" office:value-type="float" office:value="8" calcext:value-type="float">
            <text:p><text:s/>$8.00 </text:p>
          </table:table-cell>
          <table:table-cell table:formula="of:=IF([.C44] = &quot;&quot;; &quot;&quot;;[.C44]-[.B4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8" calcext:value-type="float">
            <text:p><text:s/>$0.08 </text:p>
          </table:table-cell>
          <table:table-cell office:value-type="float" office:value="7" calcext:value-type="float">
            <text:p><text:s/>$7.00 </text:p>
          </table:table-cell>
          <table:table-cell table:style-name="ce59" table:formula="of:=IFERROR(AVERAGEIFS([puts.E$1:.E$1048576];[puts.A$1:.A$1048576];[calls.A45];[puts.C$1:.C$1048576];&quot;&lt;&quot;&amp;[calls.B45];[puts.J$1:.J$1048576];1;[puts.C$1:.C$1048576];&quot;&gt;&quot;&amp;COM.MICROSOFT.MAXIFS([.C$2:.C45];[.A$2:.A45];[.A45];[.J$2:.J45];1;[.C$2:.C45];&quot;&lt;&quot;&amp;[.C45]))*100;&quot;&quot;)" office:value-type="float" office:value="650" calcext:value-type="float">
            <text:p><text:s/>$650.00 </text:p>
          </table:table-cell>
          <table:table-cell table:formula="of:=IF([.D45]=&quot;&quot;;&quot;&quot;;([.D45])/([.E45]))" office:value-type="percentage" office:value="0.0114285714285714" calcext:value-type="percentage">
            <text:p>1.14%</text:p>
          </table:table-cell>
          <table:table-cell table:formula="of:=IF([.D45];[.D45]*100;&quot;&quot;)" office:value-type="float" office:value="8" calcext:value-type="float">
            <text:p><text:s/>$8.00 </text:p>
          </table:table-cell>
          <table:table-cell table:formula="of:=IF([.C45] = &quot;&quot;; &quot;&quot;;[.C45]-[.B4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12" calcext:value-type="date">
            <text:p>10/12/2020</text:p>
          </table:table-cell>
          <table:table-cell table:style-name="ce39" office:value-type="date" office:date-value="2020-10-16" calcext:value-type="date">
            <text:p>10/1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56" calcext:value-type="float">
            <text:p><text:s/>$56.00 </text:p>
          </table:table-cell>
          <table:table-cell table:style-name="ce59" table:formula="of:=IFERROR(AVERAGEIFS([puts.E$1:.E$1048576];[puts.A$1:.A$1048576];[calls.A46];[puts.C$1:.C$1048576];&quot;&lt;&quot;&amp;[calls.B46];[puts.J$1:.J$1048576];1;[puts.C$1:.C$1048576];&quot;&gt;&quot;&amp;COM.MICROSOFT.MAXIFS([.C$2:.C46];[.A$2:.A46];[.A46];[.J$2:.J46];1;[.C$2:.C46];&quot;&lt;&quot;&amp;[.C46]))*100;&quot;&quot;)" office:value-type="float" office:value="5240" calcext:value-type="float">
            <text:p><text:s/>$5,240.00 </text:p>
          </table:table-cell>
          <table:table-cell table:formula="of:=IF([.D46]=&quot;&quot;;&quot;&quot;;([.D46])/([.E46]))" office:value-type="percentage" office:value="0.00125" calcext:value-type="percentage">
            <text:p>0.13%</text:p>
          </table:table-cell>
          <table:table-cell table:formula="of:=IF([.D46];[.D46]*100;&quot;&quot;)" office:value-type="float" office:value="7" calcext:value-type="float">
            <text:p><text:s/>$7.00 </text:p>
          </table:table-cell>
          <table:table-cell table:formula="of:=IF([.C46] = &quot;&quot;; &quot;&quot;;[.C46]-[.B4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19" calcext:value-type="date">
            <text:p>10/19/2020</text:p>
          </table:table-cell>
          <table:table-cell table:style-name="ce43" office:value-type="date" office:date-value="2020-10-23" calcext:value-type="date">
            <text:p>10/23/2020</text:p>
          </table:table-cell>
          <table:table-cell table:style-name="ce44" office:value-type="float" office:value="0.09" calcext:value-type="float">
            <text:p><text:s/>$0.09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47];[puts.C$1:.C$1048576];&quot;&lt;&quot;&amp;[calls.B47];[puts.J$1:.J$1048576];1;[puts.C$1:.C$1048576];&quot;&gt;&quot;&amp;COM.MICROSOFT.MAXIFS([.C$2:.C47];[.A$2:.A47];[.A47];[.J$2:.J47];1;[.C$2:.C47];&quot;&lt;&quot;&amp;[.C47]))*100;&quot;&quot;)" office:value-type="float" office:value="1300" calcext:value-type="float">
            <text:p><text:s/>$1,300.00 </text:p>
          </table:table-cell>
          <table:table-cell table:style-name="ce45" table:formula="of:=IF([.D47]=&quot;&quot;;&quot;&quot;;([.D47])/([.E47]))" office:value-type="percentage" office:value="0.00642857142857143" calcext:value-type="percentage">
            <text:p>0.64%</text:p>
          </table:table-cell>
          <table:table-cell table:style-name="ce44" table:formula="of:=IF([.D47];[.D47]*100;&quot;&quot;)" office:value-type="float" office:value="9" calcext:value-type="float">
            <text:p><text:s/>$9.00 </text:p>
          </table:table-cell>
          <table:table-cell table:style-name="ce42" table:formula="of:=IF([.C47] = &quot;&quot;; &quot;&quot;;[.C47]-[.B4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9" calcext:value-type="float">
            <text:p><text:s/>$0.09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48];[puts.C$1:.C$1048576];&quot;&lt;&quot;&amp;[calls.B48];[puts.J$1:.J$1048576];1;[puts.C$1:.C$1048576];&quot;&gt;&quot;&amp;COM.MICROSOFT.MAXIFS([.C$2:.C48];[.A$2:.A48];[.A48];[.J$2:.J48];1;[.C$2:.C48];&quot;&lt;&quot;&amp;[.C48]))*100;&quot;&quot;)" office:value-type="float" office:value="1300" calcext:value-type="float">
            <text:p><text:s/>$1,300.00 </text:p>
          </table:table-cell>
          <table:table-cell table:formula="of:=IF([.D48]=&quot;&quot;;&quot;&quot;;([.D48])/([.E48]))" office:value-type="percentage" office:value="0.00642857142857143" calcext:value-type="percentage">
            <text:p>0.64%</text:p>
          </table:table-cell>
          <table:table-cell table:formula="of:=IF([.D48];[.D48]*100;&quot;&quot;)" office:value-type="float" office:value="9" calcext:value-type="float">
            <text:p><text:s/>$9.00 </text:p>
          </table:table-cell>
          <table:table-cell table:formula="of:=IF([.C48] = &quot;&quot;; &quot;&quot;;[.C48]-[.B4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49];[puts.C$1:.C$1048576];&quot;&lt;&quot;&amp;[calls.B49];[puts.J$1:.J$1048576];1;[puts.C$1:.C$1048576];&quot;&gt;&quot;&amp;COM.MICROSOFT.MAXIFS([.C$2:.C49];[.A$2:.A49];[.A49];[.J$2:.J49];1;[.C$2:.C49];&quot;&lt;&quot;&amp;[.C49]))*100;&quot;&quot;)" office:value-type="float" office:value="1600" calcext:value-type="float">
            <text:p><text:s/>$1,600.00 </text:p>
          </table:table-cell>
          <table:table-cell table:formula="of:=IF([.D49]=&quot;&quot;;&quot;&quot;;([.D49])/([.E49]))" office:value-type="percentage" office:value="0.00375" calcext:value-type="percentage">
            <text:p>0.38%</text:p>
          </table:table-cell>
          <table:table-cell table:formula="of:=IF([.D49];[.D49]*100;&quot;&quot;)" office:value-type="float" office:value="6" calcext:value-type="float">
            <text:p><text:s/>$6.00 </text:p>
          </table:table-cell>
          <table:table-cell table:formula="of:=IF([.C49] = &quot;&quot;; &quot;&quot;;[.C49]-[.B4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0];[puts.C$1:.C$1048576];&quot;&lt;&quot;&amp;[calls.B50];[puts.J$1:.J$1048576];1;[puts.C$1:.C$1048576];&quot;&gt;&quot;&amp;COM.MICROSOFT.MAXIFS([.C$2:.C50];[.A$2:.A50];[.A50];[.J$2:.J50];1;[.C$2:.C50];&quot;&lt;&quot;&amp;[.C50]))*100;&quot;&quot;)" office:value-type="float" office:value="1600" calcext:value-type="float">
            <text:p><text:s/>$1,600.00 </text:p>
          </table:table-cell>
          <table:table-cell table:formula="of:=IF([.D50]=&quot;&quot;;&quot;&quot;;([.D50])/([.E50]))" office:value-type="percentage" office:value="0.00375" calcext:value-type="percentage">
            <text:p>0.38%</text:p>
          </table:table-cell>
          <table:table-cell table:formula="of:=IF([.D50];[.D50]*100;&quot;&quot;)" office:value-type="float" office:value="6" calcext:value-type="float">
            <text:p><text:s/>$6.00 </text:p>
          </table:table-cell>
          <table:table-cell table:formula="of:=IF([.C50] = &quot;&quot;; &quot;&quot;;[.C50]-[.B5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1];[puts.C$1:.C$1048576];&quot;&lt;&quot;&amp;[calls.B51];[puts.J$1:.J$1048576];1;[puts.C$1:.C$1048576];&quot;&gt;&quot;&amp;COM.MICROSOFT.MAXIFS([.C$2:.C51];[.A$2:.A51];[.A51];[.J$2:.J51];1;[.C$2:.C51];&quot;&lt;&quot;&amp;[.C51]))*100;&quot;&quot;)" office:value-type="float" office:value="1600" calcext:value-type="float">
            <text:p><text:s/>$1,600.00 </text:p>
          </table:table-cell>
          <table:table-cell table:formula="of:=IF([.D51]=&quot;&quot;;&quot;&quot;;([.D51])/([.E51]))" office:value-type="percentage" office:value="0.00375" calcext:value-type="percentage">
            <text:p>0.38%</text:p>
          </table:table-cell>
          <table:table-cell table:formula="of:=IF([.D51];[.D51]*100;&quot;&quot;)" office:value-type="float" office:value="6" calcext:value-type="float">
            <text:p><text:s/>$6.00 </text:p>
          </table:table-cell>
          <table:table-cell table:formula="of:=IF([.C51] = &quot;&quot;; &quot;&quot;;[.C51]-[.B5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2];[puts.C$1:.C$1048576];&quot;&lt;&quot;&amp;[calls.B52];[puts.J$1:.J$1048576];1;[puts.C$1:.C$1048576];&quot;&gt;&quot;&amp;COM.MICROSOFT.MAXIFS([.C$2:.C52];[.A$2:.A52];[.A52];[.J$2:.J52];1;[.C$2:.C52];&quot;&lt;&quot;&amp;[.C52]))*100;&quot;&quot;)" office:value-type="float" office:value="1600" calcext:value-type="float">
            <text:p><text:s/>$1,600.00 </text:p>
          </table:table-cell>
          <table:table-cell table:formula="of:=IF([.D52]=&quot;&quot;;&quot;&quot;;([.D52])/([.E52]))" office:value-type="percentage" office:value="0.00375" calcext:value-type="percentage">
            <text:p>0.38%</text:p>
          </table:table-cell>
          <table:table-cell table:formula="of:=IF([.D52];[.D52]*100;&quot;&quot;)" office:value-type="float" office:value="6" calcext:value-type="float">
            <text:p><text:s/>$6.00 </text:p>
          </table:table-cell>
          <table:table-cell table:formula="of:=IF([.C52] = &quot;&quot;; &quot;&quot;;[.C52]-[.B5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61" calcext:value-type="float">
            <text:p><text:s/>$61.00 </text:p>
          </table:table-cell>
          <table:table-cell table:style-name="ce59" table:formula="of:=IFERROR(AVERAGEIFS([puts.E$1:.E$1048576];[puts.A$1:.A$1048576];[calls.A53];[puts.C$1:.C$1048576];&quot;&lt;&quot;&amp;[calls.B53];[puts.J$1:.J$1048576];1;[puts.C$1:.C$1048576];&quot;&gt;&quot;&amp;COM.MICROSOFT.MAXIFS([.C$2:.C53];[.A$2:.A53];[.A53];[.J$2:.J53];1;[.C$2:.C53];&quot;&lt;&quot;&amp;[.C53]))*100;&quot;&quot;)" office:value-type="float" office:value="5240" calcext:value-type="float">
            <text:p><text:s/>$5,240.00 </text:p>
          </table:table-cell>
          <table:table-cell table:formula="of:=IF([.D53]=&quot;&quot;;&quot;&quot;;([.D53])/([.E53]))" office:value-type="percentage" office:value="0.00311475409836066" calcext:value-type="percentage">
            <text:p>0.31%</text:p>
          </table:table-cell>
          <table:table-cell table:formula="of:=IF([.D53];[.D53]*100;&quot;&quot;)" office:value-type="float" office:value="19" calcext:value-type="float">
            <text:p><text:s/>$19.00 </text:p>
          </table:table-cell>
          <table:table-cell table:formula="of:=IF([.C53] = &quot;&quot;; &quot;&quot;;[.C53]-[.B5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45" calcext:value-type="float">
            <text:p><text:s/>$0.45 </text:p>
          </table:table-cell>
          <table:table-cell office:value-type="float" office:value="17.5" calcext:value-type="float">
            <text:p><text:s/>$17.50 </text:p>
          </table:table-cell>
          <table:table-cell table:style-name="ce59" table:formula="of:=IFERROR(AVERAGEIFS([puts.E$1:.E$1048576];[puts.A$1:.A$1048576];[calls.A54];[puts.C$1:.C$1048576];&quot;&lt;&quot;&amp;[calls.B54];[puts.J$1:.J$1048576];1;[puts.C$1:.C$1048576];&quot;&gt;&quot;&amp;COM.MICROSOFT.MAXIFS([.C$2:.C54];[.A$2:.A54];[.A54];[.J$2:.J54];1;[.C$2:.C54];&quot;&lt;&quot;&amp;[.C54]))*100;&quot;&quot;)" office:value-type="float" office:value="1750" calcext:value-type="float">
            <text:p><text:s/>$1,750.00 </text:p>
          </table:table-cell>
          <table:table-cell table:formula="of:=IF([.D54]=&quot;&quot;;&quot;&quot;;([.D54])/([.E54]))" office:value-type="percentage" office:value="0.0257142857142857" calcext:value-type="percentage">
            <text:p>2.57%</text:p>
          </table:table-cell>
          <table:table-cell table:formula="of:=IF([.D54];[.D54]*100;&quot;&quot;)" office:value-type="float" office:value="45" calcext:value-type="float">
            <text:p><text:s/>$45.00 </text:p>
          </table:table-cell>
          <table:table-cell table:formula="of:=IF([.C54] = &quot;&quot;; &quot;&quot;;[.C54]-[.B5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9" calcext:value-type="date">
            <text:p>10/19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48" calcext:value-type="float">
            <text:p><text:s/>$48.00 </text:p>
          </table:table-cell>
          <table:table-cell table:style-name="ce59" table:formula="of:=IFERROR(AVERAGEIFS([puts.E$1:.E$1048576];[puts.A$1:.A$1048576];[calls.A55];[puts.C$1:.C$1048576];&quot;&lt;&quot;&amp;[calls.B55];[puts.J$1:.J$1048576];1;[puts.C$1:.C$1048576];&quot;&gt;&quot;&amp;COM.MICROSOFT.MAXIFS([.C$2:.C55];[.A$2:.A55];[.A55];[.J$2:.J55];1;[.C$2:.C55];&quot;&lt;&quot;&amp;[.C55]))*100;&quot;&quot;)" office:value-type="float" office:value="4800" calcext:value-type="float">
            <text:p><text:s/>$4,800.00 </text:p>
          </table:table-cell>
          <table:table-cell table:formula="of:=IF([.D55]=&quot;&quot;;&quot;&quot;;([.D55])/([.E55]))" office:value-type="percentage" office:value="0.0135416666666667" calcext:value-type="percentage">
            <text:p>1.35%</text:p>
          </table:table-cell>
          <table:table-cell table:formula="of:=IF([.D55];[.D55]*100;&quot;&quot;)" office:value-type="float" office:value="65" calcext:value-type="float">
            <text:p><text:s/>$65.00 </text:p>
          </table:table-cell>
          <table:table-cell table:formula="of:=IF([.C55] = &quot;&quot;; &quot;&quot;;[.C55]-[.B5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0-22" calcext:value-type="date">
            <text:p>10/22/2020</text:p>
          </table:table-cell>
          <table:table-cell table:style-name="ce39" office:value-type="date" office:date-value="2020-10-23" calcext:value-type="date">
            <text:p>10/23/2020</text:p>
          </table:table-cell>
          <table:table-cell office:value-type="float" office:value="0.13" calcext:value-type="float">
            <text:p><text:s/>$0.13 </text:p>
          </table:table-cell>
          <table:table-cell office:value-type="float" office:value="122" calcext:value-type="float">
            <text:p><text:s/>$122.00 </text:p>
          </table:table-cell>
          <table:table-cell table:style-name="ce59" table:formula="of:=IFERROR(AVERAGEIFS([puts.E$1:.E$1048576];[puts.A$1:.A$1048576];[calls.A56];[puts.C$1:.C$1048576];&quot;&lt;&quot;&amp;[calls.B56];[puts.J$1:.J$1048576];1;[puts.C$1:.C$1048576];&quot;&gt;&quot;&amp;COM.MICROSOFT.MAXIFS([.C$2:.C56];[.A$2:.A56];[.A56];[.J$2:.J56];1;[.C$2:.C56];&quot;&lt;&quot;&amp;[.C56]))*100;&quot;&quot;)" office:value-type="float" office:value="11678" calcext:value-type="float">
            <text:p><text:s/>$11,678.00 </text:p>
          </table:table-cell>
          <table:table-cell table:formula="of:=IF([.D56]=&quot;&quot;;&quot;&quot;;([.D56])/([.E56]))" office:value-type="percentage" office:value="0.0010655737704918" calcext:value-type="percentage">
            <text:p>0.11%</text:p>
          </table:table-cell>
          <table:table-cell table:formula="of:=IF([.D56];[.D56]*100;&quot;&quot;)" office:value-type="float" office:value="13" calcext:value-type="float">
            <text:p><text:s/>$13.00 </text:p>
          </table:table-cell>
          <table:table-cell table:formula="of:=IF([.C56] = &quot;&quot;; &quot;&quot;;[.C56]-[.B56]+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0-26" calcext:value-type="date">
            <text:p>10/26/2020</text:p>
          </table:table-cell>
          <table:table-cell table:style-name="ce43" office:value-type="date" office:date-value="2020-10-30" calcext:value-type="date">
            <text:p>10/30/2020</text:p>
          </table:table-cell>
          <table:table-cell table:style-name="ce62" office:value-type="float" office:value="0.1" calcext:value-type="float">
            <text:p><text:s/>$0.10 </text:p>
          </table:table-cell>
          <table:table-cell table:style-name="ce44" office:value-type="float" office:value="14" calcext:value-type="float">
            <text:p><text:s/>$14.00 </text:p>
          </table:table-cell>
          <table:table-cell table:style-name="ce44" table:formula="of:=IFERROR(AVERAGEIFS([puts.E$1:.E$1048576];[puts.A$1:.A$1048576];[calls.A57];[puts.C$1:.C$1048576];&quot;&lt;&quot;&amp;[calls.B57];[puts.J$1:.J$1048576];1;[puts.C$1:.C$1048576];&quot;&gt;&quot;&amp;COM.MICROSOFT.MAXIFS([.C$2:.C57];[.A$2:.A57];[.A57];[.J$2:.J57];1;[.C$2:.C57];&quot;&lt;&quot;&amp;[.C57]))*100;&quot;&quot;)" office:value-type="float" office:value="1300" calcext:value-type="float">
            <text:p><text:s/>$1,300.00 </text:p>
          </table:table-cell>
          <table:table-cell table:style-name="ce45" table:formula="of:=IF([.D57]=&quot;&quot;;&quot;&quot;;([.D57])/([.E57]))" office:value-type="percentage" office:value="0.00714285714285714" calcext:value-type="percentage">
            <text:p>0.71%</text:p>
          </table:table-cell>
          <table:table-cell table:style-name="ce44" table:formula="of:=IF([.D57];[.D57]*100;&quot;&quot;)" office:value-type="float" office:value="10" calcext:value-type="float">
            <text:p><text:s/>$10.00 </text:p>
          </table:table-cell>
          <table:table-cell table:style-name="ce42" table:formula="of:=IF([.C57] = &quot;&quot;; &quot;&quot;;[.C57]-[.B57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" calcext:value-type="float">
            <text:p><text:s/>$0.10 </text:p>
          </table:table-cell>
          <table:table-cell office:value-type="float" office:value="14" calcext:value-type="float">
            <text:p><text:s/>$14.00 </text:p>
          </table:table-cell>
          <table:table-cell table:style-name="ce59" table:formula="of:=IFERROR(AVERAGEIFS([puts.E$1:.E$1048576];[puts.A$1:.A$1048576];[calls.A58];[puts.C$1:.C$1048576];&quot;&lt;&quot;&amp;[calls.B58];[puts.J$1:.J$1048576];1;[puts.C$1:.C$1048576];&quot;&gt;&quot;&amp;COM.MICROSOFT.MAXIFS([.C$2:.C58];[.A$2:.A58];[.A58];[.J$2:.J58];1;[.C$2:.C58];&quot;&lt;&quot;&amp;[.C58]))*100;&quot;&quot;)" office:value-type="float" office:value="1300" calcext:value-type="float">
            <text:p><text:s/>$1,300.00 </text:p>
          </table:table-cell>
          <table:table-cell table:formula="of:=IF([.D58]=&quot;&quot;;&quot;&quot;;([.D58])/([.E58]))" office:value-type="percentage" office:value="0.00714285714285714" calcext:value-type="percentage">
            <text:p>0.71%</text:p>
          </table:table-cell>
          <table:table-cell table:formula="of:=IF([.D58];[.D58]*100;&quot;&quot;)" office:value-type="float" office:value="10" calcext:value-type="float">
            <text:p><text:s/>$10.00 </text:p>
          </table:table-cell>
          <table:table-cell table:formula="of:=IF([.C58] = &quot;&quot;; &quot;&quot;;[.C58]-[.B5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59];[puts.C$1:.C$1048576];&quot;&lt;&quot;&amp;[calls.B59];[puts.J$1:.J$1048576];1;[puts.C$1:.C$1048576];&quot;&gt;&quot;&amp;COM.MICROSOFT.MAXIFS([.C$2:.C59];[.A$2:.A59];[.A59];[.J$2:.J59];1;[.C$2:.C59];&quot;&lt;&quot;&amp;[.C59]))*100;&quot;&quot;)" office:value-type="float" office:value="1600" calcext:value-type="float">
            <text:p><text:s/>$1,600.00 </text:p>
          </table:table-cell>
          <table:table-cell table:formula="of:=IF([.D59]=&quot;&quot;;&quot;&quot;;([.D59])/([.E59]))" office:value-type="percentage" office:value="0.011875" calcext:value-type="percentage">
            <text:p>1.19%</text:p>
          </table:table-cell>
          <table:table-cell table:formula="of:=IF([.D59];[.D59]*100;&quot;&quot;)" office:value-type="float" office:value="19" calcext:value-type="float">
            <text:p><text:s/>$19.00 </text:p>
          </table:table-cell>
          <table:table-cell table:formula="of:=IF([.C59] = &quot;&quot;; &quot;&quot;;[.C59]-[.B5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0];[puts.C$1:.C$1048576];&quot;&lt;&quot;&amp;[calls.B60];[puts.J$1:.J$1048576];1;[puts.C$1:.C$1048576];&quot;&gt;&quot;&amp;COM.MICROSOFT.MAXIFS([.C$2:.C60];[.A$2:.A60];[.A60];[.J$2:.J60];1;[.C$2:.C60];&quot;&lt;&quot;&amp;[.C60]))*100;&quot;&quot;)" office:value-type="float" office:value="1600" calcext:value-type="float">
            <text:p><text:s/>$1,600.00 </text:p>
          </table:table-cell>
          <table:table-cell table:formula="of:=IF([.D60]=&quot;&quot;;&quot;&quot;;([.D60])/([.E60]))" office:value-type="percentage" office:value="0.011875" calcext:value-type="percentage">
            <text:p>1.19%</text:p>
          </table:table-cell>
          <table:table-cell table:formula="of:=IF([.D60];[.D60]*100;&quot;&quot;)" office:value-type="float" office:value="19" calcext:value-type="float">
            <text:p><text:s/>$19.00 </text:p>
          </table:table-cell>
          <table:table-cell table:formula="of:=IF([.C60] = &quot;&quot;; &quot;&quot;;[.C60]-[.B6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1];[puts.C$1:.C$1048576];&quot;&lt;&quot;&amp;[calls.B61];[puts.J$1:.J$1048576];1;[puts.C$1:.C$1048576];&quot;&gt;&quot;&amp;COM.MICROSOFT.MAXIFS([.C$2:.C61];[.A$2:.A61];[.A61];[.J$2:.J61];1;[.C$2:.C61];&quot;&lt;&quot;&amp;[.C61]))*100;&quot;&quot;)" office:value-type="float" office:value="1600" calcext:value-type="float">
            <text:p><text:s/>$1,600.00 </text:p>
          </table:table-cell>
          <table:table-cell table:formula="of:=IF([.D61]=&quot;&quot;;&quot;&quot;;([.D61])/([.E61]))" office:value-type="percentage" office:value="0.011875" calcext:value-type="percentage">
            <text:p>1.19%</text:p>
          </table:table-cell>
          <table:table-cell table:formula="of:=IF([.D61];[.D61]*100;&quot;&quot;)" office:value-type="float" office:value="19" calcext:value-type="float">
            <text:p><text:s/>$19.00 </text:p>
          </table:table-cell>
          <table:table-cell table:formula="of:=IF([.C61] = &quot;&quot;; &quot;&quot;;[.C61]-[.B6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19" calcext:value-type="float">
            <text:p><text:s/>$0.19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2];[puts.C$1:.C$1048576];&quot;&lt;&quot;&amp;[calls.B62];[puts.J$1:.J$1048576];1;[puts.C$1:.C$1048576];&quot;&gt;&quot;&amp;COM.MICROSOFT.MAXIFS([.C$2:.C62];[.A$2:.A62];[.A62];[.J$2:.J62];1;[.C$2:.C62];&quot;&lt;&quot;&amp;[.C62]))*100;&quot;&quot;)" office:value-type="float" office:value="1600" calcext:value-type="float">
            <text:p><text:s/>$1,600.00 </text:p>
          </table:table-cell>
          <table:table-cell table:formula="of:=IF([.D62]=&quot;&quot;;&quot;&quot;;([.D62])/([.E62]))" office:value-type="percentage" office:value="0.011875" calcext:value-type="percentage">
            <text:p>1.19%</text:p>
          </table:table-cell>
          <table:table-cell table:formula="of:=IF([.D62];[.D62]*100;&quot;&quot;)" office:value-type="float" office:value="19" calcext:value-type="float">
            <text:p><text:s/>$19.00 </text:p>
          </table:table-cell>
          <table:table-cell table:formula="of:=IF([.C62] = &quot;&quot;; &quot;&quot;;[.C62]-[.B6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2.5" calcext:value-type="float">
            <text:p><text:s/>$52.50 </text:p>
          </table:table-cell>
          <table:table-cell table:style-name="ce59" table:formula="of:=IFERROR(AVERAGEIFS([puts.E$1:.E$1048576];[puts.A$1:.A$1048576];[calls.A63];[puts.C$1:.C$1048576];&quot;&lt;&quot;&amp;[calls.B63];[puts.J$1:.J$1048576];1;[puts.C$1:.C$1048576];&quot;&gt;&quot;&amp;COM.MICROSOFT.MAXIFS([.C$2:.C63];[.A$2:.A63];[.A63];[.J$2:.J63];1;[.C$2:.C63];&quot;&lt;&quot;&amp;[.C63]))*100;&quot;&quot;)" office:value-type="float" office:value="5240" calcext:value-type="float">
            <text:p><text:s/>$5,240.00 </text:p>
          </table:table-cell>
          <table:table-cell table:formula="of:=IF([.D63]=&quot;&quot;;&quot;&quot;;([.D63])/([.E63]))" office:value-type="percentage" office:value="0.000571428571428571" calcext:value-type="percentage">
            <text:p>0.06%</text:p>
          </table:table-cell>
          <table:table-cell table:formula="of:=IF([.D63];[.D63]*100;&quot;&quot;)" office:value-type="float" office:value="3" calcext:value-type="float">
            <text:p><text:s/>$3.00 </text:p>
          </table:table-cell>
          <table:table-cell table:formula="of:=IF([.C63] = &quot;&quot;; &quot;&quot;;[.C63]-[.B6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0.31" calcext:value-type="float">
            <text:p><text:s/>$0.31 </text:p>
          </table:table-cell>
          <table:table-cell office:value-type="float" office:value="48" calcext:value-type="float">
            <text:p><text:s/>$48.00 </text:p>
          </table:table-cell>
          <table:table-cell table:style-name="ce59" table:formula="of:=IFERROR(AVERAGEIFS([puts.E$1:.E$1048576];[puts.A$1:.A$1048576];[calls.A64];[puts.C$1:.C$1048576];&quot;&lt;&quot;&amp;[calls.B64];[puts.J$1:.J$1048576];1;[puts.C$1:.C$1048576];&quot;&gt;&quot;&amp;COM.MICROSOFT.MAXIFS([.C$2:.C64];[.A$2:.A64];[.A64];[.J$2:.J64];1;[.C$2:.C64];&quot;&lt;&quot;&amp;[.C64]))*100;&quot;&quot;)" office:value-type="float" office:value="4800" calcext:value-type="float">
            <text:p><text:s/>$4,800.00 </text:p>
          </table:table-cell>
          <table:table-cell table:formula="of:=IF([.D64]=&quot;&quot;;&quot;&quot;;([.D64])/([.E64]))" office:value-type="percentage" office:value="0.00645833333333333" calcext:value-type="percentage">
            <text:p>0.65%</text:p>
          </table:table-cell>
          <table:table-cell table:formula="of:=IF([.D64];[.D64]*100;&quot;&quot;)" office:value-type="float" office:value="31" calcext:value-type="float">
            <text:p><text:s/>$31.00 </text:p>
          </table:table-cell>
          <table:table-cell table:formula="of:=IF([.C64] = &quot;&quot;; &quot;&quot;;[.C64]-[.B6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0-26" calcext:value-type="date">
            <text:p>10/26/2020</text:p>
          </table:table-cell>
          <table:table-cell table:style-name="ce39" office:value-type="date" office:date-value="2020-10-30" calcext:value-type="date">
            <text:p>10/30/2020</text:p>
          </table:table-cell>
          <table:table-cell office:value-type="float" office:value="1.27" calcext:value-type="float">
            <text:p><text:s/>$1.27 </text:p>
          </table:table-cell>
          <table:table-cell office:value-type="float" office:value="121" calcext:value-type="float">
            <text:p><text:s/>$121.00 </text:p>
          </table:table-cell>
          <table:table-cell table:style-name="ce59" table:formula="of:=IFERROR(AVERAGEIFS([puts.E$1:.E$1048576];[puts.A$1:.A$1048576];[calls.A65];[puts.C$1:.C$1048576];&quot;&lt;&quot;&amp;[calls.B65];[puts.J$1:.J$1048576];1;[puts.C$1:.C$1048576];&quot;&gt;&quot;&amp;COM.MICROSOFT.MAXIFS([.C$2:.C65];[.A$2:.A65];[.A65];[.J$2:.J65];1;[.C$2:.C65];&quot;&lt;&quot;&amp;[.C65]))*100;&quot;&quot;)" office:value-type="float" office:value="11678" calcext:value-type="float">
            <text:p><text:s/>$11,678.00 </text:p>
          </table:table-cell>
          <table:table-cell table:formula="of:=IF([.D65]=&quot;&quot;;&quot;&quot;;([.D65])/([.E65]))" office:value-type="percentage" office:value="0.010495867768595" calcext:value-type="percentage">
            <text:p>1.05%</text:p>
          </table:table-cell>
          <table:table-cell table:formula="of:=IF([.D65];[.D65]*100;&quot;&quot;)" office:value-type="float" office:value="127" calcext:value-type="float">
            <text:p><text:s/>$127.00 </text:p>
          </table:table-cell>
          <table:table-cell table:formula="of:=IF([.C65] = &quot;&quot;; &quot;&quot;;[.C65]-[.B6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02" calcext:value-type="date">
            <text:p>11/2/2020</text:p>
          </table:table-cell>
          <table:table-cell table:style-name="ce43" office:value-type="date" office:date-value="2020-11-06" calcext:value-type="date">
            <text:p>11/6/2020</text:p>
          </table:table-cell>
          <table:table-cell table:style-name="ce44" office:value-type="float" office:value="0.04" calcext:value-type="float">
            <text:p><text:s/>$0.04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66];[puts.C$1:.C$1048576];&quot;&lt;&quot;&amp;[calls.B66];[puts.J$1:.J$1048576];1;[puts.C$1:.C$1048576];&quot;&gt;&quot;&amp;COM.MICROSOFT.MAXIFS([.C$2:.C66];[.A$2:.A66];[.A66];[.J$2:.J66];1;[.C$2:.C66];&quot;&lt;&quot;&amp;[.C66]))*100;&quot;&quot;)" office:value-type="float" office:value="1266.66666666667" calcext:value-type="float">
            <text:p><text:s/>$1,266.67 </text:p>
          </table:table-cell>
          <table:table-cell table:style-name="ce45" table:formula="of:=IF([.D66]=&quot;&quot;;&quot;&quot;;([.D66])/([.E66]))" office:value-type="percentage" office:value="0.00296296296296296" calcext:value-type="percentage">
            <text:p>0.30%</text:p>
          </table:table-cell>
          <table:table-cell table:style-name="ce44" table:formula="of:=IF([.D66];[.D66]*100;&quot;&quot;)" office:value-type="float" office:value="4" calcext:value-type="float">
            <text:p><text:s/>$4.00 </text:p>
          </table:table-cell>
          <table:table-cell table:style-name="ce42" table:formula="of:=IF([.C66] = &quot;&quot;; &quot;&quot;;[.C66]-[.B66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67];[puts.C$1:.C$1048576];&quot;&lt;&quot;&amp;[calls.B67];[puts.J$1:.J$1048576];1;[puts.C$1:.C$1048576];&quot;&gt;&quot;&amp;COM.MICROSOFT.MAXIFS([.C$2:.C67];[.A$2:.A67];[.A67];[.J$2:.J67];1;[.C$2:.C67];&quot;&lt;&quot;&amp;[.C67]))*100;&quot;&quot;)" office:value-type="float" office:value="1266.66666666667" calcext:value-type="float">
            <text:p><text:s/>$1,266.67 </text:p>
          </table:table-cell>
          <table:table-cell table:formula="of:=IF([.D67]=&quot;&quot;;&quot;&quot;;([.D67])/([.E67]))" office:value-type="percentage" office:value="0.00296296296296296" calcext:value-type="percentage">
            <text:p>0.30%</text:p>
          </table:table-cell>
          <table:table-cell table:formula="of:=IF([.D67];[.D67]*100;&quot;&quot;)" office:value-type="float" office:value="4" calcext:value-type="float">
            <text:p><text:s/>$4.00 </text:p>
          </table:table-cell>
          <table:table-cell table:formula="of:=IF([.C67] = &quot;&quot;; &quot;&quot;;[.C67]-[.B6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68];[puts.C$1:.C$1048576];&quot;&lt;&quot;&amp;[calls.B68];[puts.J$1:.J$1048576];1;[puts.C$1:.C$1048576];&quot;&gt;&quot;&amp;COM.MICROSOFT.MAXIFS([.C$2:.C68];[.A$2:.A68];[.A68];[.J$2:.J68];1;[.C$2:.C68];&quot;&lt;&quot;&amp;[.C68]))*100;&quot;&quot;)" office:value-type="float" office:value="1266.66666666667" calcext:value-type="float">
            <text:p><text:s/>$1,266.67 </text:p>
          </table:table-cell>
          <table:table-cell table:formula="of:=IF([.D68]=&quot;&quot;;&quot;&quot;;([.D68])/([.E68]))" office:value-type="percentage" office:value="0.00296296296296296" calcext:value-type="percentage">
            <text:p>0.30%</text:p>
          </table:table-cell>
          <table:table-cell table:formula="of:=IF([.D68];[.D68]*100;&quot;&quot;)" office:value-type="float" office:value="4" calcext:value-type="float">
            <text:p><text:s/>$4.00 </text:p>
          </table:table-cell>
          <table:table-cell table:formula="of:=IF([.C68] = &quot;&quot;; &quot;&quot;;[.C68]-[.B6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69];[puts.C$1:.C$1048576];&quot;&lt;&quot;&amp;[calls.B69];[puts.J$1:.J$1048576];1;[puts.C$1:.C$1048576];&quot;&gt;&quot;&amp;COM.MICROSOFT.MAXIFS([.C$2:.C69];[.A$2:.A69];[.A69];[.J$2:.J69];1;[.C$2:.C69];&quot;&lt;&quot;&amp;[.C69]))*100;&quot;&quot;)" office:value-type="float" office:value="1600" calcext:value-type="float">
            <text:p><text:s/>$1,600.00 </text:p>
          </table:table-cell>
          <table:table-cell table:formula="of:=IF([.D69]=&quot;&quot;;&quot;&quot;;([.D69])/([.E69]))" office:value-type="percentage" office:value="0.004375" calcext:value-type="percentage">
            <text:p>0.44%</text:p>
          </table:table-cell>
          <table:table-cell table:formula="of:=IF([.D69];[.D69]*100;&quot;&quot;)" office:value-type="float" office:value="7" calcext:value-type="float">
            <text:p><text:s/>$7.00 </text:p>
          </table:table-cell>
          <table:table-cell table:formula="of:=IF([.C69] = &quot;&quot;; &quot;&quot;;[.C69]-[.B6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0];[puts.C$1:.C$1048576];&quot;&lt;&quot;&amp;[calls.B70];[puts.J$1:.J$1048576];1;[puts.C$1:.C$1048576];&quot;&gt;&quot;&amp;COM.MICROSOFT.MAXIFS([.C$2:.C70];[.A$2:.A70];[.A70];[.J$2:.J70];1;[.C$2:.C70];&quot;&lt;&quot;&amp;[.C70]))*100;&quot;&quot;)" office:value-type="float" office:value="1600" calcext:value-type="float">
            <text:p><text:s/>$1,600.00 </text:p>
          </table:table-cell>
          <table:table-cell table:formula="of:=IF([.D70]=&quot;&quot;;&quot;&quot;;([.D70])/([.E70]))" office:value-type="percentage" office:value="0.004375" calcext:value-type="percentage">
            <text:p>0.44%</text:p>
          </table:table-cell>
          <table:table-cell table:formula="of:=IF([.D70];[.D70]*100;&quot;&quot;)" office:value-type="float" office:value="7" calcext:value-type="float">
            <text:p><text:s/>$7.00 </text:p>
          </table:table-cell>
          <table:table-cell table:formula="of:=IF([.C70] = &quot;&quot;; &quot;&quot;;[.C70]-[.B7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1];[puts.C$1:.C$1048576];&quot;&lt;&quot;&amp;[calls.B71];[puts.J$1:.J$1048576];1;[puts.C$1:.C$1048576];&quot;&gt;&quot;&amp;COM.MICROSOFT.MAXIFS([.C$2:.C71];[.A$2:.A71];[.A71];[.J$2:.J71];1;[.C$2:.C71];&quot;&lt;&quot;&amp;[.C71]))*100;&quot;&quot;)" office:value-type="float" office:value="1600" calcext:value-type="float">
            <text:p><text:s/>$1,600.00 </text:p>
          </table:table-cell>
          <table:table-cell table:formula="of:=IF([.D71]=&quot;&quot;;&quot;&quot;;([.D71])/([.E71]))" office:value-type="percentage" office:value="0.004375" calcext:value-type="percentage">
            <text:p>0.44%</text:p>
          </table:table-cell>
          <table:table-cell table:formula="of:=IF([.D71];[.D71]*100;&quot;&quot;)" office:value-type="float" office:value="7" calcext:value-type="float">
            <text:p><text:s/>$7.00 </text:p>
          </table:table-cell>
          <table:table-cell table:formula="of:=IF([.C71] = &quot;&quot;; &quot;&quot;;[.C71]-[.B7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7" calcext:value-type="float">
            <text:p><text:s/>$0.07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72];[puts.C$1:.C$1048576];&quot;&lt;&quot;&amp;[calls.B72];[puts.J$1:.J$1048576];1;[puts.C$1:.C$1048576];&quot;&gt;&quot;&amp;COM.MICROSOFT.MAXIFS([.C$2:.C72];[.A$2:.A72];[.A72];[.J$2:.J72];1;[.C$2:.C72];&quot;&lt;&quot;&amp;[.C72]))*100;&quot;&quot;)" office:value-type="float" office:value="1600" calcext:value-type="float">
            <text:p><text:s/>$1,600.00 </text:p>
          </table:table-cell>
          <table:table-cell table:formula="of:=IF([.D72]=&quot;&quot;;&quot;&quot;;([.D72])/([.E72]))" office:value-type="percentage" office:value="0.004375" calcext:value-type="percentage">
            <text:p>0.44%</text:p>
          </table:table-cell>
          <table:table-cell table:formula="of:=IF([.D72];[.D72]*100;&quot;&quot;)" office:value-type="float" office:value="7" calcext:value-type="float">
            <text:p><text:s/>$7.00 </text:p>
          </table:table-cell>
          <table:table-cell table:formula="of:=IF([.C72] = &quot;&quot;; &quot;&quot;;[.C72]-[.B7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9" calcext:value-type="float">
            <text:p><text:s/>$0.90 </text:p>
          </table:table-cell>
          <table:table-cell office:value-type="float" office:value="35" calcext:value-type="float">
            <text:p><text:s/>$35.00 </text:p>
          </table:table-cell>
          <table:table-cell table:style-name="ce59" table:formula="of:=IFERROR(AVERAGEIFS([puts.E$1:.E$1048576];[puts.A$1:.A$1048576];[calls.A73];[puts.C$1:.C$1048576];&quot;&lt;&quot;&amp;[calls.B73];[puts.J$1:.J$1048576];1;[puts.C$1:.C$1048576];&quot;&gt;&quot;&amp;COM.MICROSOFT.MAXIFS([.C$2:.C73];[.A$2:.A73];[.A73];[.J$2:.J73];1;[.C$2:.C73];&quot;&lt;&quot;&amp;[.C73]))*100;&quot;&quot;)" office:value-type="float" office:value="3500" calcext:value-type="float">
            <text:p><text:s/>$3,500.00 </text:p>
          </table:table-cell>
          <table:table-cell table:formula="of:=IF([.D73]=&quot;&quot;;&quot;&quot;;([.D73])/([.E73]))" office:value-type="percentage" office:value="0.0257142857142857" calcext:value-type="percentage">
            <text:p>2.57%</text:p>
          </table:table-cell>
          <table:table-cell table:formula="of:=IF([.D73];[.D73]*100;&quot;&quot;)" office:value-type="float" office:value="90" calcext:value-type="float">
            <text:p><text:s/>$90.00 </text:p>
          </table:table-cell>
          <table:table-cell table:formula="of:=IF([.C73] = &quot;&quot;; &quot;&quot;;[.C73]-[.B7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83" calcext:value-type="float">
            <text:p><text:s/>$0.83 </text:p>
          </table:table-cell>
          <table:table-cell office:value-type="float" office:value="21" calcext:value-type="float">
            <text:p><text:s/>$21.00 </text:p>
          </table:table-cell>
          <table:table-cell table:style-name="ce59" table:formula="of:=IFERROR(AVERAGEIFS([puts.E$1:.E$1048576];[puts.A$1:.A$1048576];[calls.A74];[puts.C$1:.C$1048576];&quot;&lt;&quot;&amp;[calls.B74];[puts.J$1:.J$1048576];1;[puts.C$1:.C$1048576];&quot;&gt;&quot;&amp;COM.MICROSOFT.MAXIFS([.C$2:.C74];[.A$2:.A74];[.A74];[.J$2:.J74];1;[.C$2:.C74];&quot;&lt;&quot;&amp;[.C74]))*100;&quot;&quot;)" office:value-type="float" office:value="2100" calcext:value-type="float">
            <text:p><text:s/>$2,100.00 </text:p>
          </table:table-cell>
          <table:table-cell table:formula="of:=IF([.D74]=&quot;&quot;;&quot;&quot;;([.D74])/([.E74]))" office:value-type="percentage" office:value="0.0395238095238095" calcext:value-type="percentage">
            <text:p>3.95%</text:p>
          </table:table-cell>
          <table:table-cell table:formula="of:=IF([.D74];[.D74]*100;&quot;&quot;)" office:value-type="float" office:value="83" calcext:value-type="float">
            <text:p><text:s/>$83.00 </text:p>
          </table:table-cell>
          <table:table-cell table:formula="of:=IF([.C74] = &quot;&quot;; &quot;&quot;;[.C74]-[.B7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83" calcext:value-type="float">
            <text:p><text:s/>$0.83 </text:p>
          </table:table-cell>
          <table:table-cell office:value-type="float" office:value="21" calcext:value-type="float">
            <text:p><text:s/>$21.00 </text:p>
          </table:table-cell>
          <table:table-cell table:style-name="ce59" table:formula="of:=IFERROR(AVERAGEIFS([puts.E$1:.E$1048576];[puts.A$1:.A$1048576];[calls.A75];[puts.C$1:.C$1048576];&quot;&lt;&quot;&amp;[calls.B75];[puts.J$1:.J$1048576];1;[puts.C$1:.C$1048576];&quot;&gt;&quot;&amp;COM.MICROSOFT.MAXIFS([.C$2:.C75];[.A$2:.A75];[.A75];[.J$2:.J75];1;[.C$2:.C75];&quot;&lt;&quot;&amp;[.C75]))*100;&quot;&quot;)" office:value-type="float" office:value="2100" calcext:value-type="float">
            <text:p><text:s/>$2,100.00 </text:p>
          </table:table-cell>
          <table:table-cell table:formula="of:=IF([.D75]=&quot;&quot;;&quot;&quot;;([.D75])/([.E75]))" office:value-type="percentage" office:value="0.0395238095238095" calcext:value-type="percentage">
            <text:p>3.95%</text:p>
          </table:table-cell>
          <table:table-cell table:formula="of:=IF([.D75];[.D75]*100;&quot;&quot;)" office:value-type="float" office:value="83" calcext:value-type="float">
            <text:p><text:s/>$83.00 </text:p>
          </table:table-cell>
          <table:table-cell table:formula="of:=IF([.C75] = &quot;&quot;; &quot;&quot;;[.C75]-[.B7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24" calcext:value-type="float">
            <text:p><text:s/>$0.24 </text:p>
          </table:table-cell>
          <table:table-cell office:value-type="float" office:value="120" calcext:value-type="float">
            <text:p><text:s/>$120.00 </text:p>
          </table:table-cell>
          <table:table-cell table:style-name="ce59" table:formula="of:=IFERROR(AVERAGEIFS([puts.E$1:.E$1048576];[puts.A$1:.A$1048576];[calls.A76];[puts.C$1:.C$1048576];&quot;&lt;&quot;&amp;[calls.B76];[puts.J$1:.J$1048576];1;[puts.C$1:.C$1048576];&quot;&gt;&quot;&amp;COM.MICROSOFT.MAXIFS([.C$2:.C76];[.A$2:.A76];[.A76];[.J$2:.J76];1;[.C$2:.C76];&quot;&lt;&quot;&amp;[.C76]))*100;&quot;&quot;)" office:value-type="float" office:value="11678" calcext:value-type="float">
            <text:p><text:s/>$11,678.00 </text:p>
          </table:table-cell>
          <table:table-cell table:formula="of:=IF([.D76]=&quot;&quot;;&quot;&quot;;([.D76])/([.E76]))" office:value-type="percentage" office:value="0.002" calcext:value-type="percentage">
            <text:p>0.20%</text:p>
          </table:table-cell>
          <table:table-cell table:formula="of:=IF([.D76];[.D76]*100;&quot;&quot;)" office:value-type="float" office:value="24" calcext:value-type="float">
            <text:p><text:s/>$24.00 </text:p>
          </table:table-cell>
          <table:table-cell table:formula="of:=IF([.C76] = &quot;&quot;; &quot;&quot;;[.C76]-[.B7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77];[puts.C$1:.C$1048576];&quot;&lt;&quot;&amp;[calls.B77];[puts.J$1:.J$1048576];1;[puts.C$1:.C$1048576];&quot;&gt;&quot;&amp;COM.MICROSOFT.MAXIFS([.C$2:.C77];[.A$2:.A77];[.A77];[.J$2:.J77];1;[.C$2:.C77];&quot;&lt;&quot;&amp;[.C77]))*100;&quot;&quot;)" office:value-type="float" office:value="4400" calcext:value-type="float">
            <text:p><text:s/>$4,400.00 </text:p>
          </table:table-cell>
          <table:table-cell table:formula="of:=IF([.D77]=&quot;&quot;;&quot;&quot;;([.D77])/([.E77]))" office:value-type="percentage" office:value="0.00272727272727273" calcext:value-type="percentage">
            <text:p>0.27%</text:p>
          </table:table-cell>
          <table:table-cell table:formula="of:=IF([.D77];[.D77]*100;&quot;&quot;)" office:value-type="float" office:value="12" calcext:value-type="float">
            <text:p><text:s/>$12.00 </text:p>
          </table:table-cell>
          <table:table-cell table:formula="of:=IF([.C77] = &quot;&quot;; &quot;&quot;;[.C77]-[.B7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2" calcext:value-type="date">
            <text:p>11/2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78];[puts.C$1:.C$1048576];&quot;&lt;&quot;&amp;[calls.B78];[puts.J$1:.J$1048576];1;[puts.C$1:.C$1048576];&quot;&gt;&quot;&amp;COM.MICROSOFT.MAXIFS([.C$2:.C78];[.A$2:.A78];[.A78];[.J$2:.J78];1;[.C$2:.C78];&quot;&lt;&quot;&amp;[.C78]))*100;&quot;&quot;)" office:value-type="float" office:value="4400" calcext:value-type="float">
            <text:p><text:s/>$4,400.00 </text:p>
          </table:table-cell>
          <table:table-cell table:formula="of:=IF([.D78]=&quot;&quot;;&quot;&quot;;([.D78])/([.E78]))" office:value-type="percentage" office:value="0.00272727272727273" calcext:value-type="percentage">
            <text:p>0.27%</text:p>
          </table:table-cell>
          <table:table-cell table:formula="of:=IF([.D78];[.D78]*100;&quot;&quot;)" office:value-type="float" office:value="12" calcext:value-type="float">
            <text:p><text:s/>$12.00 </text:p>
          </table:table-cell>
          <table:table-cell table:formula="of:=IF([.C78] = &quot;&quot;; &quot;&quot;;[.C78]-[.B7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79];[puts.C$1:.C$1048576];&quot;&lt;&quot;&amp;[calls.B79];[puts.J$1:.J$1048576];1;[puts.C$1:.C$1048576];&quot;&gt;&quot;&amp;COM.MICROSOFT.MAXIFS([.C$2:.C79];[.A$2:.A79];[.A79];[.J$2:.J79];1;[.C$2:.C79];&quot;&lt;&quot;&amp;[.C79]))*100;&quot;&quot;)" office:value-type="float" office:value="400" calcext:value-type="float">
            <text:p><text:s/>$400.00 </text:p>
          </table:table-cell>
          <table:table-cell table:formula="of:=IF([.D79]=&quot;&quot;;&quot;&quot;;([.D79])/([.E79]))" office:value-type="percentage" office:value="0.0025" calcext:value-type="percentage">
            <text:p>0.25%</text:p>
          </table:table-cell>
          <table:table-cell table:formula="of:=IF([.D79];[.D79]*100;&quot;&quot;)" office:value-type="float" office:value="1" calcext:value-type="float">
            <text:p><text:s/>$1.00 </text:p>
          </table:table-cell>
          <table:table-cell table:formula="of:=IF([.C79] = &quot;&quot;; &quot;&quot;;[.C79]-[.B79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0];[puts.C$1:.C$1048576];&quot;&lt;&quot;&amp;[calls.B80];[puts.J$1:.J$1048576];1;[puts.C$1:.C$1048576];&quot;&gt;&quot;&amp;COM.MICROSOFT.MAXIFS([.C$2:.C80];[.A$2:.A80];[.A80];[.J$2:.J80];1;[.C$2:.C80];&quot;&lt;&quot;&amp;[.C80]))*100;&quot;&quot;)" office:value-type="float" office:value="400" calcext:value-type="float">
            <text:p><text:s/>$400.00 </text:p>
          </table:table-cell>
          <table:table-cell table:formula="of:=IF([.D80]=&quot;&quot;;&quot;&quot;;([.D80])/([.E80]))" office:value-type="percentage" office:value="0.0025" calcext:value-type="percentage">
            <text:p>0.25%</text:p>
          </table:table-cell>
          <table:table-cell table:formula="of:=IF([.D80];[.D80]*100;&quot;&quot;)" office:value-type="float" office:value="1" calcext:value-type="float">
            <text:p><text:s/>$1.00 </text:p>
          </table:table-cell>
          <table:table-cell table:formula="of:=IF([.C80] = &quot;&quot;; &quot;&quot;;[.C80]-[.B80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1];[puts.C$1:.C$1048576];&quot;&lt;&quot;&amp;[calls.B81];[puts.J$1:.J$1048576];1;[puts.C$1:.C$1048576];&quot;&gt;&quot;&amp;COM.MICROSOFT.MAXIFS([.C$2:.C81];[.A$2:.A81];[.A81];[.J$2:.J81];1;[.C$2:.C81];&quot;&lt;&quot;&amp;[.C81]))*100;&quot;&quot;)" office:value-type="float" office:value="400" calcext:value-type="float">
            <text:p><text:s/>$400.00 </text:p>
          </table:table-cell>
          <table:table-cell table:formula="of:=IF([.D81]=&quot;&quot;;&quot;&quot;;([.D81])/([.E81]))" office:value-type="percentage" office:value="0.0025" calcext:value-type="percentage">
            <text:p>0.25%</text:p>
          </table:table-cell>
          <table:table-cell table:formula="of:=IF([.D81];[.D81]*100;&quot;&quot;)" office:value-type="float" office:value="1" calcext:value-type="float">
            <text:p><text:s/>$1.00 </text:p>
          </table:table-cell>
          <table:table-cell table:formula="of:=IF([.C81] = &quot;&quot;; &quot;&quot;;[.C81]-[.B81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3" calcext:value-type="date">
            <text:p>11/3/2020</text:p>
          </table:table-cell>
          <table:table-cell table:style-name="ce39" office:value-type="date" office:date-value="2020-11-06" calcext:value-type="date">
            <text:p>11/6/2020</text:p>
          </table:table-cell>
          <table:table-cell office:value-type="float" office:value="0.01" calcext:value-type="float">
            <text:p><text:s/>$0.01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82];[puts.C$1:.C$1048576];&quot;&lt;&quot;&amp;[calls.B82];[puts.J$1:.J$1048576];1;[puts.C$1:.C$1048576];&quot;&gt;&quot;&amp;COM.MICROSOFT.MAXIFS([.C$2:.C82];[.A$2:.A82];[.A82];[.J$2:.J82];1;[.C$2:.C82];&quot;&lt;&quot;&amp;[.C82]))*100;&quot;&quot;)" office:value-type="float" office:value="400" calcext:value-type="float">
            <text:p><text:s/>$400.00 </text:p>
          </table:table-cell>
          <table:table-cell table:formula="of:=IF([.D82]=&quot;&quot;;&quot;&quot;;([.D82])/([.E82]))" office:value-type="percentage" office:value="0.0025" calcext:value-type="percentage">
            <text:p>0.25%</text:p>
          </table:table-cell>
          <table:table-cell table:formula="of:=IF([.D82];[.D82]*100;&quot;&quot;)" office:value-type="float" office:value="1" calcext:value-type="float">
            <text:p><text:s/>$1.00 </text:p>
          </table:table-cell>
          <table:table-cell table:formula="of:=IF([.C82] = &quot;&quot;; &quot;&quot;;[.C82]-[.B82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09" calcext:value-type="date">
            <text:p>11/9/2020</text:p>
          </table:table-cell>
          <table:table-cell table:style-name="ce43" office:value-type="date" office:date-value="2020-11-13" calcext:value-type="date">
            <text:p>11/13/2020</text:p>
          </table:table-cell>
          <table:table-cell table:style-name="ce44" office:value-type="float" office:value="0.65" calcext:value-type="float">
            <text:p><text:s/>$0.65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83];[puts.C$1:.C$1048576];&quot;&lt;&quot;&amp;[calls.B83];[puts.J$1:.J$1048576];1;[puts.C$1:.C$1048576];&quot;&gt;&quot;&amp;COM.MICROSOFT.MAXIFS([.C$2:.C83];[.A$2:.A83];[.A83];[.J$2:.J83];1;[.C$2:.C83];&quot;&lt;&quot;&amp;[.C83]))*100;&quot;&quot;)" office:value-type="float" office:value="1266.66666666667" calcext:value-type="float">
            <text:p><text:s/>$1,266.67 </text:p>
          </table:table-cell>
          <table:table-cell table:style-name="ce45" table:formula="of:=IF([.D83]=&quot;&quot;;&quot;&quot;;([.D83])/([.E83]))" office:value-type="percentage" office:value="0.0481481481481482" calcext:value-type="percentage">
            <text:p>4.81%</text:p>
          </table:table-cell>
          <table:table-cell table:style-name="ce44" table:formula="of:=IF([.D83];[.D83]*100;&quot;&quot;)" office:value-type="float" office:value="65" calcext:value-type="float">
            <text:p><text:s/>$65.00 </text:p>
          </table:table-cell>
          <table:table-cell table:style-name="ce42" table:formula="of:=IF([.C83] = &quot;&quot;; &quot;&quot;;[.C83]-[.B83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84];[puts.C$1:.C$1048576];&quot;&lt;&quot;&amp;[calls.B84];[puts.J$1:.J$1048576];1;[puts.C$1:.C$1048576];&quot;&gt;&quot;&amp;COM.MICROSOFT.MAXIFS([.C$2:.C84];[.A$2:.A84];[.A84];[.J$2:.J84];1;[.C$2:.C84];&quot;&lt;&quot;&amp;[.C84]))*100;&quot;&quot;)" office:value-type="float" office:value="1266.66666666667" calcext:value-type="float">
            <text:p><text:s/>$1,266.67 </text:p>
          </table:table-cell>
          <table:table-cell table:formula="of:=IF([.D84]=&quot;&quot;;&quot;&quot;;([.D84])/([.E84]))" office:value-type="percentage" office:value="0.0481481481481482" calcext:value-type="percentage">
            <text:p>4.81%</text:p>
          </table:table-cell>
          <table:table-cell table:formula="of:=IF([.D84];[.D84]*100;&quot;&quot;)" office:value-type="float" office:value="65" calcext:value-type="float">
            <text:p><text:s/>$65.00 </text:p>
          </table:table-cell>
          <table:table-cell table:formula="of:=IF([.C84] = &quot;&quot;; &quot;&quot;;[.C84]-[.B8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65" calcext:value-type="float">
            <text:p><text:s/>$0.65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85];[puts.C$1:.C$1048576];&quot;&lt;&quot;&amp;[calls.B85];[puts.J$1:.J$1048576];1;[puts.C$1:.C$1048576];&quot;&gt;&quot;&amp;COM.MICROSOFT.MAXIFS([.C$2:.C85];[.A$2:.A85];[.A85];[.J$2:.J85];1;[.C$2:.C85];&quot;&lt;&quot;&amp;[.C85]))*100;&quot;&quot;)" office:value-type="float" office:value="1266.66666666667" calcext:value-type="float">
            <text:p><text:s/>$1,266.67 </text:p>
          </table:table-cell>
          <table:table-cell table:formula="of:=IF([.D85]=&quot;&quot;;&quot;&quot;;([.D85])/([.E85]))" office:value-type="percentage" office:value="0.0481481481481482" calcext:value-type="percentage">
            <text:p>4.81%</text:p>
          </table:table-cell>
          <table:table-cell table:formula="of:=IF([.D85];[.D85]*100;&quot;&quot;)" office:value-type="float" office:value="65" calcext:value-type="float">
            <text:p><text:s/>$65.00 </text:p>
          </table:table-cell>
          <table:table-cell table:formula="of:=IF([.C85] = &quot;&quot;; &quot;&quot;;[.C85]-[.B8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6];[puts.C$1:.C$1048576];&quot;&lt;&quot;&amp;[calls.B86];[puts.J$1:.J$1048576];1;[puts.C$1:.C$1048576];&quot;&gt;&quot;&amp;COM.MICROSOFT.MAXIFS([.C$2:.C86];[.A$2:.A86];[.A86];[.J$2:.J86];1;[.C$2:.C86];&quot;&lt;&quot;&amp;[.C86]))*100;&quot;&quot;)" office:value-type="float" office:value="1600" calcext:value-type="float">
            <text:p><text:s/>$1,600.00 </text:p>
          </table:table-cell>
          <table:table-cell table:formula="of:=IF([.D86]=&quot;&quot;;&quot;&quot;;([.D86])/([.E86]))" office:value-type="percentage" office:value="0.165625" calcext:value-type="percentage">
            <text:p>16.56%</text:p>
          </table:table-cell>
          <table:table-cell table:formula="of:=IF([.D86];[.D86]*100;&quot;&quot;)" office:value-type="float" office:value="265" calcext:value-type="float">
            <text:p><text:s/>$265.00 </text:p>
          </table:table-cell>
          <table:table-cell table:formula="of:=IF([.C86] = &quot;&quot;; &quot;&quot;;[.C86]-[.B86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7];[puts.C$1:.C$1048576];&quot;&lt;&quot;&amp;[calls.B87];[puts.J$1:.J$1048576];1;[puts.C$1:.C$1048576];&quot;&gt;&quot;&amp;COM.MICROSOFT.MAXIFS([.C$2:.C87];[.A$2:.A87];[.A87];[.J$2:.J87];1;[.C$2:.C87];&quot;&lt;&quot;&amp;[.C87]))*100;&quot;&quot;)" office:value-type="float" office:value="1600" calcext:value-type="float">
            <text:p><text:s/>$1,600.00 </text:p>
          </table:table-cell>
          <table:table-cell table:formula="of:=IF([.D87]=&quot;&quot;;&quot;&quot;;([.D87])/([.E87]))" office:value-type="percentage" office:value="0.165625" calcext:value-type="percentage">
            <text:p>16.56%</text:p>
          </table:table-cell>
          <table:table-cell table:formula="of:=IF([.D87];[.D87]*100;&quot;&quot;)" office:value-type="float" office:value="265" calcext:value-type="float">
            <text:p><text:s/>$265.00 </text:p>
          </table:table-cell>
          <table:table-cell table:formula="of:=IF([.C87] = &quot;&quot;; &quot;&quot;;[.C87]-[.B87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8];[puts.C$1:.C$1048576];&quot;&lt;&quot;&amp;[calls.B88];[puts.J$1:.J$1048576];1;[puts.C$1:.C$1048576];&quot;&gt;&quot;&amp;COM.MICROSOFT.MAXIFS([.C$2:.C88];[.A$2:.A88];[.A88];[.J$2:.J88];1;[.C$2:.C88];&quot;&lt;&quot;&amp;[.C88]))*100;&quot;&quot;)" office:value-type="float" office:value="1600" calcext:value-type="float">
            <text:p><text:s/>$1,600.00 </text:p>
          </table:table-cell>
          <table:table-cell table:formula="of:=IF([.D88]=&quot;&quot;;&quot;&quot;;([.D88])/([.E88]))" office:value-type="percentage" office:value="0.165625" calcext:value-type="percentage">
            <text:p>16.56%</text:p>
          </table:table-cell>
          <table:table-cell table:formula="of:=IF([.D88];[.D88]*100;&quot;&quot;)" office:value-type="float" office:value="265" calcext:value-type="float">
            <text:p><text:s/>$265.00 </text:p>
          </table:table-cell>
          <table:table-cell table:formula="of:=IF([.C88] = &quot;&quot;; &quot;&quot;;[.C88]-[.B88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2.65" calcext:value-type="float">
            <text:p><text:s/>$2.65 </text:p>
          </table:table-cell>
          <table:table-cell office:value-type="float" office:value="16" calcext:value-type="float">
            <text:p><text:s/>$16.00 </text:p>
          </table:table-cell>
          <table:table-cell table:style-name="ce59" table:formula="of:=IFERROR(AVERAGEIFS([puts.E$1:.E$1048576];[puts.A$1:.A$1048576];[calls.A89];[puts.C$1:.C$1048576];&quot;&lt;&quot;&amp;[calls.B89];[puts.J$1:.J$1048576];1;[puts.C$1:.C$1048576];&quot;&gt;&quot;&amp;COM.MICROSOFT.MAXIFS([.C$2:.C89];[.A$2:.A89];[.A89];[.J$2:.J89];1;[.C$2:.C89];&quot;&lt;&quot;&amp;[.C89]))*100;&quot;&quot;)" office:value-type="float" office:value="1600" calcext:value-type="float">
            <text:p><text:s/>$1,600.00 </text:p>
          </table:table-cell>
          <table:table-cell table:formula="of:=IF([.D89]=&quot;&quot;;&quot;&quot;;([.D89])/([.E89]))" office:value-type="percentage" office:value="0.165625" calcext:value-type="percentage">
            <text:p>16.56%</text:p>
          </table:table-cell>
          <table:table-cell table:formula="of:=IF([.D89];[.D89]*100;&quot;&quot;)" office:value-type="float" office:value="265" calcext:value-type="float">
            <text:p><text:s/>$265.00 </text:p>
          </table:table-cell>
          <table:table-cell table:formula="of:=IF([.C89] = &quot;&quot;; &quot;&quot;;[.C89]-[.B8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6.23" calcext:value-type="float">
            <text:p><text:s/>$6.23 </text:p>
          </table:table-cell>
          <table:table-cell office:value-type="float" office:value="35" calcext:value-type="float">
            <text:p><text:s/>$35.00 </text:p>
          </table:table-cell>
          <table:table-cell table:style-name="ce59" table:formula="of:=IFERROR(AVERAGEIFS([puts.E$1:.E$1048576];[puts.A$1:.A$1048576];[calls.A90];[puts.C$1:.C$1048576];&quot;&lt;&quot;&amp;[calls.B90];[puts.J$1:.J$1048576];1;[puts.C$1:.C$1048576];&quot;&gt;&quot;&amp;COM.MICROSOFT.MAXIFS([.C$2:.C90];[.A$2:.A90];[.A90];[.J$2:.J90];1;[.C$2:.C90];&quot;&lt;&quot;&amp;[.C90]))*100;&quot;&quot;)" office:value-type="float" office:value="3500" calcext:value-type="float">
            <text:p><text:s/>$3,500.00 </text:p>
          </table:table-cell>
          <table:table-cell table:formula="of:=IF([.D90]=&quot;&quot;;&quot;&quot;;([.D90])/([.E90]))" office:value-type="percentage" office:value="0.178" calcext:value-type="percentage">
            <text:p>17.80%</text:p>
          </table:table-cell>
          <table:table-cell table:formula="of:=IF([.D90];[.D90]*100;&quot;&quot;)" office:value-type="float" office:value="623" calcext:value-type="float">
            <text:p><text:s/>$623.00 </text:p>
          </table:table-cell>
          <table:table-cell table:formula="of:=IF([.C90] = &quot;&quot;; &quot;&quot;;[.C90]-[.B9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59" calcext:value-type="float">
            <text:p><text:s/>$0.59 </text:p>
          </table:table-cell>
          <table:table-cell office:value-type="float" office:value="125" calcext:value-type="float">
            <text:p><text:s/>$125.00 </text:p>
          </table:table-cell>
          <table:table-cell table:style-name="ce59" table:formula="of:=IFERROR(AVERAGEIFS([puts.E$1:.E$1048576];[puts.A$1:.A$1048576];[calls.A91];[puts.C$1:.C$1048576];&quot;&lt;&quot;&amp;[calls.B91];[puts.J$1:.J$1048576];1;[puts.C$1:.C$1048576];&quot;&gt;&quot;&amp;COM.MICROSOFT.MAXIFS([.C$2:.C91];[.A$2:.A91];[.A91];[.J$2:.J91];1;[.C$2:.C91];&quot;&lt;&quot;&amp;[.C91]))*100;&quot;&quot;)" office:value-type="float" office:value="11678" calcext:value-type="float">
            <text:p><text:s/>$11,678.00 </text:p>
          </table:table-cell>
          <table:table-cell table:formula="of:=IF([.D91]=&quot;&quot;;&quot;&quot;;([.D91])/([.E91]))" office:value-type="percentage" office:value="0.00472" calcext:value-type="percentage">
            <text:p>0.47%</text:p>
          </table:table-cell>
          <table:table-cell table:formula="of:=IF([.D91];[.D91]*100;&quot;&quot;)" office:value-type="float" office:value="59" calcext:value-type="float">
            <text:p><text:s/>$59.00 </text:p>
          </table:table-cell>
          <table:table-cell table:formula="of:=IF([.C91] = &quot;&quot;; &quot;&quot;;[.C91]-[.B9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1.8" calcext:value-type="float">
            <text:p><text:s/>$1.80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92];[puts.C$1:.C$1048576];&quot;&lt;&quot;&amp;[calls.B92];[puts.J$1:.J$1048576];1;[puts.C$1:.C$1048576];&quot;&gt;&quot;&amp;COM.MICROSOFT.MAXIFS([.C$2:.C92];[.A$2:.A92];[.A92];[.J$2:.J92];1;[.C$2:.C92];&quot;&lt;&quot;&amp;[.C92]))*100;&quot;&quot;)" office:value-type="float" office:value="4400" calcext:value-type="float">
            <text:p><text:s/>$4,400.00 </text:p>
          </table:table-cell>
          <table:table-cell table:formula="of:=IF([.D92]=&quot;&quot;;&quot;&quot;;([.D92])/([.E92]))" office:value-type="percentage" office:value="0.0409090909090909" calcext:value-type="percentage">
            <text:p>4.09%</text:p>
          </table:table-cell>
          <table:table-cell table:formula="of:=IF([.D92];[.D92]*100;&quot;&quot;)" office:value-type="float" office:value="180" calcext:value-type="float">
            <text:p><text:s/>$180.00 </text:p>
          </table:table-cell>
          <table:table-cell table:formula="of:=IF([.C92] = &quot;&quot;; &quot;&quot;;[.C92]-[.B9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1.8" calcext:value-type="float">
            <text:p><text:s/>$1.80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93];[puts.C$1:.C$1048576];&quot;&lt;&quot;&amp;[calls.B93];[puts.J$1:.J$1048576];1;[puts.C$1:.C$1048576];&quot;&gt;&quot;&amp;COM.MICROSOFT.MAXIFS([.C$2:.C93];[.A$2:.A93];[.A93];[.J$2:.J93];1;[.C$2:.C93];&quot;&lt;&quot;&amp;[.C93]))*100;&quot;&quot;)" office:value-type="float" office:value="4400" calcext:value-type="float">
            <text:p><text:s/>$4,400.00 </text:p>
          </table:table-cell>
          <table:table-cell table:formula="of:=IF([.D93]=&quot;&quot;;&quot;&quot;;([.D93])/([.E93]))" office:value-type="percentage" office:value="0.0409090909090909" calcext:value-type="percentage">
            <text:p>4.09%</text:p>
          </table:table-cell>
          <table:table-cell table:formula="of:=IF([.D93];[.D93]*100;&quot;&quot;)" office:value-type="float" office:value="180" calcext:value-type="float">
            <text:p><text:s/>$180.00 </text:p>
          </table:table-cell>
          <table:table-cell table:formula="of:=IF([.C93] = &quot;&quot;; &quot;&quot;;[.C93]-[.B93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4];[puts.C$1:.C$1048576];&quot;&lt;&quot;&amp;[calls.B94];[puts.J$1:.J$1048576];1;[puts.C$1:.C$1048576];&quot;&gt;&quot;&amp;COM.MICROSOFT.MAXIFS([.C$2:.C94];[.A$2:.A94];[.A94];[.J$2:.J94];1;[.C$2:.C94];&quot;&lt;&quot;&amp;[.C94]))*100;&quot;&quot;)" office:value-type="float" office:value="400" calcext:value-type="float">
            <text:p><text:s/>$400.00 </text:p>
          </table:table-cell>
          <table:table-cell table:formula="of:=IF([.D94]=&quot;&quot;;&quot;&quot;;([.D94])/([.E94]))" office:value-type="percentage" office:value="0.005" calcext:value-type="percentage">
            <text:p>0.50%</text:p>
          </table:table-cell>
          <table:table-cell table:formula="of:=IF([.D94];[.D94]*100;&quot;&quot;)" office:value-type="float" office:value="2" calcext:value-type="float">
            <text:p><text:s/>$2.00 </text:p>
          </table:table-cell>
          <table:table-cell table:formula="of:=IF([.C94] = &quot;&quot;; &quot;&quot;;[.C94]-[.B9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5];[puts.C$1:.C$1048576];&quot;&lt;&quot;&amp;[calls.B95];[puts.J$1:.J$1048576];1;[puts.C$1:.C$1048576];&quot;&gt;&quot;&amp;COM.MICROSOFT.MAXIFS([.C$2:.C95];[.A$2:.A95];[.A95];[.J$2:.J95];1;[.C$2:.C95];&quot;&lt;&quot;&amp;[.C95]))*100;&quot;&quot;)" office:value-type="float" office:value="400" calcext:value-type="float">
            <text:p><text:s/>$400.00 </text:p>
          </table:table-cell>
          <table:table-cell table:formula="of:=IF([.D95]=&quot;&quot;;&quot;&quot;;([.D95])/([.E95]))" office:value-type="percentage" office:value="0.005" calcext:value-type="percentage">
            <text:p>0.50%</text:p>
          </table:table-cell>
          <table:table-cell table:formula="of:=IF([.D95];[.D95]*100;&quot;&quot;)" office:value-type="float" office:value="2" calcext:value-type="float">
            <text:p><text:s/>$2.00 </text:p>
          </table:table-cell>
          <table:table-cell table:formula="of:=IF([.C95] = &quot;&quot;; &quot;&quot;;[.C95]-[.B9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6];[puts.C$1:.C$1048576];&quot;&lt;&quot;&amp;[calls.B96];[puts.J$1:.J$1048576];1;[puts.C$1:.C$1048576];&quot;&gt;&quot;&amp;COM.MICROSOFT.MAXIFS([.C$2:.C96];[.A$2:.A96];[.A96];[.J$2:.J96];1;[.C$2:.C96];&quot;&lt;&quot;&amp;[.C96]))*100;&quot;&quot;)" office:value-type="float" office:value="400" calcext:value-type="float">
            <text:p><text:s/>$400.00 </text:p>
          </table:table-cell>
          <table:table-cell table:formula="of:=IF([.D96]=&quot;&quot;;&quot;&quot;;([.D96])/([.E96]))" office:value-type="percentage" office:value="0.005" calcext:value-type="percentage">
            <text:p>0.50%</text:p>
          </table:table-cell>
          <table:table-cell table:formula="of:=IF([.D96];[.D96]*100;&quot;&quot;)" office:value-type="float" office:value="2" calcext:value-type="float">
            <text:p><text:s/>$2.00 </text:p>
          </table:table-cell>
          <table:table-cell table:formula="of:=IF([.C96] = &quot;&quot;; &quot;&quot;;[.C96]-[.B9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97];[puts.C$1:.C$1048576];&quot;&lt;&quot;&amp;[calls.B97];[puts.J$1:.J$1048576];1;[puts.C$1:.C$1048576];&quot;&gt;&quot;&amp;COM.MICROSOFT.MAXIFS([.C$2:.C97];[.A$2:.A97];[.A97];[.J$2:.J97];1;[.C$2:.C97];&quot;&lt;&quot;&amp;[.C97]))*100;&quot;&quot;)" office:value-type="float" office:value="400" calcext:value-type="float">
            <text:p><text:s/>$400.00 </text:p>
          </table:table-cell>
          <table:table-cell table:formula="of:=IF([.D97]=&quot;&quot;;&quot;&quot;;([.D97])/([.E97]))" office:value-type="percentage" office:value="0.005" calcext:value-type="percentage">
            <text:p>0.50%</text:p>
          </table:table-cell>
          <table:table-cell table:formula="of:=IF([.D97];[.D97]*100;&quot;&quot;)" office:value-type="float" office:value="2" calcext:value-type="float">
            <text:p><text:s/>$2.00 </text:p>
          </table:table-cell>
          <table:table-cell table:formula="of:=IF([.C97] = &quot;&quot;; &quot;&quot;;[.C97]-[.B9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09" calcext:value-type="date">
            <text:p>11/9/2020</text:p>
          </table:table-cell>
          <table:table-cell table:style-name="ce39" office:value-type="date" office:date-value="2020-11-13" calcext:value-type="date">
            <text:p>11/13/2020</text:p>
          </table:table-cell>
          <table:table-cell office:value-type="float" office:value="0.06" calcext:value-type="float">
            <text:p><text:s/>$0.06 </text:p>
          </table:table-cell>
          <table:table-cell office:value-type="float" office:value="50" calcext:value-type="float">
            <text:p><text:s/>$50.00 </text:p>
          </table:table-cell>
          <table:table-cell table:style-name="ce59" table:formula="of:=IFERROR(AVERAGEIFS([puts.E$1:.E$1048576];[puts.A$1:.A$1048576];[calls.A98];[puts.C$1:.C$1048576];&quot;&lt;&quot;&amp;[calls.B98];[puts.J$1:.J$1048576];1;[puts.C$1:.C$1048576];&quot;&gt;&quot;&amp;COM.MICROSOFT.MAXIFS([.C$2:.C98];[.A$2:.A98];[.A98];[.J$2:.J98];1;[.C$2:.C98];&quot;&lt;&quot;&amp;[.C98]))*100;&quot;&quot;)" office:value-type="float" office:value="3980.58" calcext:value-type="float">
            <text:p><text:s/>$3,980.58 </text:p>
          </table:table-cell>
          <table:table-cell table:formula="of:=IF([.D98]=&quot;&quot;;&quot;&quot;;([.D98])/([.E98]))" office:value-type="percentage" office:value="0.0012" calcext:value-type="percentage">
            <text:p>0.12%</text:p>
          </table:table-cell>
          <table:table-cell table:formula="of:=IF([.D98];[.D98]*100;&quot;&quot;)" office:value-type="float" office:value="6" calcext:value-type="float">
            <text:p><text:s/>$6.00 </text:p>
          </table:table-cell>
          <table:table-cell table:formula="of:=IF([.C98] = &quot;&quot;; &quot;&quot;;[.C98]-[.B9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16" calcext:value-type="date">
            <text:p>11/16/2020</text:p>
          </table:table-cell>
          <table:table-cell table:style-name="ce43" office:value-type="date" office:date-value="2020-11-20" calcext:value-type="date">
            <text:p>11/20/2020</text:p>
          </table:table-cell>
          <table:table-cell table:style-name="ce44" office:value-type="float" office:value="0.22" calcext:value-type="float">
            <text:p><text:s/>$0.22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99];[puts.C$1:.C$1048576];&quot;&lt;&quot;&amp;[calls.B99];[puts.J$1:.J$1048576];1;[puts.C$1:.C$1048576];&quot;&gt;&quot;&amp;COM.MICROSOFT.MAXIFS([.C$2:.C99];[.A$2:.A99];[.A99];[.J$2:.J99];1;[.C$2:.C99];&quot;&lt;&quot;&amp;[.C99]))*100;&quot;&quot;)" office:value-type="float" office:value="1266.66666666667" calcext:value-type="float">
            <text:p><text:s/>$1,266.67 </text:p>
          </table:table-cell>
          <table:table-cell table:style-name="ce45" table:formula="of:=IF([.D99]=&quot;&quot;;&quot;&quot;;([.D99])/([.E99]))" office:value-type="percentage" office:value="0.0162962962962963" calcext:value-type="percentage">
            <text:p>1.63%</text:p>
          </table:table-cell>
          <table:table-cell table:style-name="ce44" table:formula="of:=IF([.D99];[.D99]*100;&quot;&quot;)" office:value-type="float" office:value="22" calcext:value-type="float">
            <text:p><text:s/>$22.00 </text:p>
          </table:table-cell>
          <table:table-cell table:style-name="ce42" table:formula="of:=IF([.C99] = &quot;&quot;; &quot;&quot;;[.C99]-[.B99]+1)" office:value-type="float" office:value="5" calcext:value-type="float">
            <text:p>5</text:p>
          </table:table-cell>
          <table:table-cell table:style-name="ce42" office:value-type="float" office:value="0" calcext:value-type="float">
            <text:p>0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00];[puts.C$1:.C$1048576];&quot;&lt;&quot;&amp;[calls.B100];[puts.J$1:.J$1048576];1;[puts.C$1:.C$1048576];&quot;&gt;&quot;&amp;COM.MICROSOFT.MAXIFS([.C$2:.C100];[.A$2:.A100];[.A100];[.J$2:.J100];1;[.C$2:.C100];&quot;&lt;&quot;&amp;[.C100]))*100;&quot;&quot;)" office:value-type="float" office:value="1266.66666666667" calcext:value-type="float">
            <text:p><text:s/>$1,266.67 </text:p>
          </table:table-cell>
          <table:table-cell table:formula="of:=IF([.D100]=&quot;&quot;;&quot;&quot;;([.D100])/([.E100]))" office:value-type="percentage" office:value="0.0162962962962963" calcext:value-type="percentage">
            <text:p>1.63%</text:p>
          </table:table-cell>
          <table:table-cell table:formula="of:=IF([.D100];[.D100]*100;&quot;&quot;)" office:value-type="float" office:value="22" calcext:value-type="float">
            <text:p><text:s/>$22.00 </text:p>
          </table:table-cell>
          <table:table-cell table:formula="of:=IF([.C100] = &quot;&quot;; &quot;&quot;;[.C100]-[.B10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2" calcext:value-type="float">
            <text:p><text:s/>$0.2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01];[puts.C$1:.C$1048576];&quot;&lt;&quot;&amp;[calls.B101];[puts.J$1:.J$1048576];1;[puts.C$1:.C$1048576];&quot;&gt;&quot;&amp;COM.MICROSOFT.MAXIFS([.C$2:.C101];[.A$2:.A101];[.A101];[.J$2:.J101];1;[.C$2:.C101];&quot;&lt;&quot;&amp;[.C101]))*100;&quot;&quot;)" office:value-type="float" office:value="1266.66666666667" calcext:value-type="float">
            <text:p><text:s/>$1,266.67 </text:p>
          </table:table-cell>
          <table:table-cell table:formula="of:=IF([.D101]=&quot;&quot;;&quot;&quot;;([.D101])/([.E101]))" office:value-type="percentage" office:value="0.0162962962962963" calcext:value-type="percentage">
            <text:p>1.63%</text:p>
          </table:table-cell>
          <table:table-cell table:formula="of:=IF([.D101];[.D101]*100;&quot;&quot;)" office:value-type="float" office:value="22" calcext:value-type="float">
            <text:p><text:s/>$22.00 </text:p>
          </table:table-cell>
          <table:table-cell table:formula="of:=IF([.C101] = &quot;&quot;; &quot;&quot;;[.C101]-[.B101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26" calcext:value-type="float">
            <text:p><text:s/>$0.26 </text:p>
          </table:table-cell>
          <table:table-cell office:value-type="float" office:value="124" calcext:value-type="float">
            <text:p><text:s/>$124.00 </text:p>
          </table:table-cell>
          <table:table-cell table:style-name="ce59" table:formula="of:=IFERROR(AVERAGEIFS([puts.E$1:.E$1048576];[puts.A$1:.A$1048576];[calls.A102];[puts.C$1:.C$1048576];&quot;&lt;&quot;&amp;[calls.B102];[puts.J$1:.J$1048576];1;[puts.C$1:.C$1048576];&quot;&gt;&quot;&amp;COM.MICROSOFT.MAXIFS([.C$2:.C102];[.A$2:.A102];[.A102];[.J$2:.J102];1;[.C$2:.C102];&quot;&lt;&quot;&amp;[.C102]))*100;&quot;&quot;)" office:value-type="float" office:value="11678" calcext:value-type="float">
            <text:p><text:s/>$11,678.00 </text:p>
          </table:table-cell>
          <table:table-cell table:formula="of:=IF([.D102]=&quot;&quot;;&quot;&quot;;([.D102])/([.E102]))" office:value-type="percentage" office:value="0.00209677419354839" calcext:value-type="percentage">
            <text:p>0.21%</text:p>
          </table:table-cell>
          <table:table-cell table:formula="of:=IF([.D102];[.D102]*100;&quot;&quot;)" office:value-type="float" office:value="26" calcext:value-type="float">
            <text:p><text:s/>$26.00 </text:p>
          </table:table-cell>
          <table:table-cell table:formula="of:=IF([.C102] = &quot;&quot;; &quot;&quot;;[.C102]-[.B102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1.01" calcext:value-type="float">
            <text:p><text:s/>$1.01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103];[puts.C$1:.C$1048576];&quot;&lt;&quot;&amp;[calls.B103];[puts.J$1:.J$1048576];1;[puts.C$1:.C$1048576];&quot;&gt;&quot;&amp;COM.MICROSOFT.MAXIFS([.C$2:.C103];[.A$2:.A103];[.A103];[.J$2:.J103];1;[.C$2:.C103];&quot;&lt;&quot;&amp;[.C103]))*100;&quot;&quot;)" office:value-type="float" office:value="4400" calcext:value-type="float">
            <text:p><text:s/>$4,400.00 </text:p>
          </table:table-cell>
          <table:table-cell table:formula="of:=IF([.D103]=&quot;&quot;;&quot;&quot;;([.D103])/([.E103]))" office:value-type="percentage" office:value="0.0229545454545455" calcext:value-type="percentage">
            <text:p>2.30%</text:p>
          </table:table-cell>
          <table:table-cell table:formula="of:=IF([.D103];[.D103]*100;&quot;&quot;)" office:value-type="float" office:value="101" calcext:value-type="float">
            <text:p><text:s/>$101.00 </text:p>
          </table:table-cell>
          <table:table-cell table:formula="of:=IF([.C103] = &quot;&quot;; &quot;&quot;;[.C103]-[.B10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1.01" calcext:value-type="float">
            <text:p><text:s/>$1.01 </text:p>
          </table:table-cell>
          <table:table-cell office:value-type="float" office:value="44" calcext:value-type="float">
            <text:p><text:s/>$44.00 </text:p>
          </table:table-cell>
          <table:table-cell table:style-name="ce59" table:formula="of:=IFERROR(AVERAGEIFS([puts.E$1:.E$1048576];[puts.A$1:.A$1048576];[calls.A104];[puts.C$1:.C$1048576];&quot;&lt;&quot;&amp;[calls.B104];[puts.J$1:.J$1048576];1;[puts.C$1:.C$1048576];&quot;&gt;&quot;&amp;COM.MICROSOFT.MAXIFS([.C$2:.C104];[.A$2:.A104];[.A104];[.J$2:.J104];1;[.C$2:.C104];&quot;&lt;&quot;&amp;[.C104]))*100;&quot;&quot;)" office:value-type="float" office:value="4400" calcext:value-type="float">
            <text:p><text:s/>$4,400.00 </text:p>
          </table:table-cell>
          <table:table-cell table:formula="of:=IF([.D104]=&quot;&quot;;&quot;&quot;;([.D104])/([.E104]))" office:value-type="percentage" office:value="0.0229545454545455" calcext:value-type="percentage">
            <text:p>2.30%</text:p>
          </table:table-cell>
          <table:table-cell table:formula="of:=IF([.D104];[.D104]*100;&quot;&quot;)" office:value-type="float" office:value="101" calcext:value-type="float">
            <text:p><text:s/>$101.00 </text:p>
          </table:table-cell>
          <table:table-cell table:formula="of:=IF([.C104] = &quot;&quot;; &quot;&quot;;[.C104]-[.B10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5];[puts.C$1:.C$1048576];&quot;&lt;&quot;&amp;[calls.B105];[puts.J$1:.J$1048576];1;[puts.C$1:.C$1048576];&quot;&gt;&quot;&amp;COM.MICROSOFT.MAXIFS([.C$2:.C105];[.A$2:.A105];[.A105];[.J$2:.J105];1;[.C$2:.C105];&quot;&lt;&quot;&amp;[.C105]))*100;&quot;&quot;)" office:value-type="float" office:value="400" calcext:value-type="float">
            <text:p><text:s/>$400.00 </text:p>
          </table:table-cell>
          <table:table-cell table:formula="of:=IF([.D105]=&quot;&quot;;&quot;&quot;;([.D105])/([.E105]))" office:value-type="percentage" office:value="0.0075" calcext:value-type="percentage">
            <text:p>0.75%</text:p>
          </table:table-cell>
          <table:table-cell table:formula="of:=IF([.D105];[.D105]*100;&quot;&quot;)" office:value-type="float" office:value="3" calcext:value-type="float">
            <text:p><text:s/>$3.00 </text:p>
          </table:table-cell>
          <table:table-cell table:formula="of:=IF([.C105] = &quot;&quot;; &quot;&quot;;[.C105]-[.B105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6];[puts.C$1:.C$1048576];&quot;&lt;&quot;&amp;[calls.B106];[puts.J$1:.J$1048576];1;[puts.C$1:.C$1048576];&quot;&gt;&quot;&amp;COM.MICROSOFT.MAXIFS([.C$2:.C106];[.A$2:.A106];[.A106];[.J$2:.J106];1;[.C$2:.C106];&quot;&lt;&quot;&amp;[.C106]))*100;&quot;&quot;)" office:value-type="float" office:value="400" calcext:value-type="float">
            <text:p><text:s/>$400.00 </text:p>
          </table:table-cell>
          <table:table-cell table:formula="of:=IF([.D106]=&quot;&quot;;&quot;&quot;;([.D106])/([.E106]))" office:value-type="percentage" office:value="0.0075" calcext:value-type="percentage">
            <text:p>0.75%</text:p>
          </table:table-cell>
          <table:table-cell table:formula="of:=IF([.D106];[.D106]*100;&quot;&quot;)" office:value-type="float" office:value="3" calcext:value-type="float">
            <text:p><text:s/>$3.00 </text:p>
          </table:table-cell>
          <table:table-cell table:formula="of:=IF([.C106] = &quot;&quot;; &quot;&quot;;[.C106]-[.B106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7];[puts.C$1:.C$1048576];&quot;&lt;&quot;&amp;[calls.B107];[puts.J$1:.J$1048576];1;[puts.C$1:.C$1048576];&quot;&gt;&quot;&amp;COM.MICROSOFT.MAXIFS([.C$2:.C107];[.A$2:.A107];[.A107];[.J$2:.J107];1;[.C$2:.C107];&quot;&lt;&quot;&amp;[.C107]))*100;&quot;&quot;)" office:value-type="float" office:value="400" calcext:value-type="float">
            <text:p><text:s/>$400.00 </text:p>
          </table:table-cell>
          <table:table-cell table:formula="of:=IF([.D107]=&quot;&quot;;&quot;&quot;;([.D107])/([.E107]))" office:value-type="percentage" office:value="0.0075" calcext:value-type="percentage">
            <text:p>0.75%</text:p>
          </table:table-cell>
          <table:table-cell table:formula="of:=IF([.D107];[.D107]*100;&quot;&quot;)" office:value-type="float" office:value="3" calcext:value-type="float">
            <text:p><text:s/>$3.00 </text:p>
          </table:table-cell>
          <table:table-cell table:formula="of:=IF([.C107] = &quot;&quot;; &quot;&quot;;[.C107]-[.B10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08];[puts.C$1:.C$1048576];&quot;&lt;&quot;&amp;[calls.B108];[puts.J$1:.J$1048576];1;[puts.C$1:.C$1048576];&quot;&gt;&quot;&amp;COM.MICROSOFT.MAXIFS([.C$2:.C108];[.A$2:.A108];[.A108];[.J$2:.J108];1;[.C$2:.C108];&quot;&lt;&quot;&amp;[.C108]))*100;&quot;&quot;)" office:value-type="float" office:value="400" calcext:value-type="float">
            <text:p><text:s/>$400.00 </text:p>
          </table:table-cell>
          <table:table-cell table:formula="of:=IF([.D108]=&quot;&quot;;&quot;&quot;;([.D108])/([.E108]))" office:value-type="percentage" office:value="0.0075" calcext:value-type="percentage">
            <text:p>0.75%</text:p>
          </table:table-cell>
          <table:table-cell table:formula="of:=IF([.D108];[.D108]*100;&quot;&quot;)" office:value-type="float" office:value="3" calcext:value-type="float">
            <text:p><text:s/>$3.00 </text:p>
          </table:table-cell>
          <table:table-cell table:formula="of:=IF([.C108] = &quot;&quot;; &quot;&quot;;[.C108]-[.B10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14" calcext:value-type="float">
            <text:p><text:s/>$0.14 </text:p>
          </table:table-cell>
          <table:table-cell office:value-type="float" office:value="40" calcext:value-type="float">
            <text:p><text:s/>$40.00 </text:p>
          </table:table-cell>
          <table:table-cell table:style-name="ce59" table:formula="of:=IFERROR(AVERAGEIFS([puts.E$1:.E$1048576];[puts.A$1:.A$1048576];[calls.A109];[puts.C$1:.C$1048576];&quot;&lt;&quot;&amp;[calls.B109];[puts.J$1:.J$1048576];1;[puts.C$1:.C$1048576];&quot;&gt;&quot;&amp;COM.MICROSOFT.MAXIFS([.C$2:.C109];[.A$2:.A109];[.A109];[.J$2:.J109];1;[.C$2:.C109];&quot;&lt;&quot;&amp;[.C109]))*100;&quot;&quot;)" office:value-type="float" office:value="3980.58" calcext:value-type="float">
            <text:p><text:s/>$3,980.58 </text:p>
          </table:table-cell>
          <table:table-cell table:formula="of:=IF([.D109]=&quot;&quot;;&quot;&quot;;([.D109])/([.E109]))" office:value-type="percentage" office:value="0.0035" calcext:value-type="percentage">
            <text:p>0.35%</text:p>
          </table:table-cell>
          <table:table-cell table:formula="of:=IF([.D109];[.D109]*100;&quot;&quot;)" office:value-type="float" office:value="14" calcext:value-type="float">
            <text:p><text:s/>$14.00 </text:p>
          </table:table-cell>
          <table:table-cell table:formula="of:=IF([.C109] = &quot;&quot;; &quot;&quot;;[.C109]-[.B109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39" office:value-type="date" office:date-value="2020-11-16" calcext:value-type="date">
            <text:p>11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52.5" calcext:value-type="float">
            <text:p><text:s/>$52.50 </text:p>
          </table:table-cell>
          <table:table-cell table:style-name="ce59" table:formula="of:=IFERROR(AVERAGEIFS([puts.E$1:.E$1048576];[puts.A$1:.A$1048576];[calls.A110];[puts.C$1:.C$1048576];&quot;&lt;&quot;&amp;[calls.B110];[puts.J$1:.J$1048576];1;[puts.C$1:.C$1048576];&quot;&gt;&quot;&amp;COM.MICROSOFT.MAXIFS([.C$2:.C110];[.A$2:.A110];[.A110];[.J$2:.J110];1;[.C$2:.C110];&quot;&lt;&quot;&amp;[.C110]))*100;&quot;&quot;)" office:value-type="float" office:value="5240" calcext:value-type="float">
            <text:p><text:s/>$5,240.00 </text:p>
          </table:table-cell>
          <table:table-cell table:formula="of:=IF([.D110]=&quot;&quot;;&quot;&quot;;([.D110])/([.E110]))" office:value-type="percentage" office:value="0.000380952380952381" calcext:value-type="percentage">
            <text:p>0.04%</text:p>
          </table:table-cell>
          <table:table-cell table:formula="of:=IF([.D110];[.D110]*100;&quot;&quot;)" office:value-type="float" office:value="2" calcext:value-type="float">
            <text:p><text:s/>$2.00 </text:p>
          </table:table-cell>
          <table:table-cell table:formula="of:=IF([.C110] = &quot;&quot;; &quot;&quot;;[.C110]-[.B110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number-columns-repeated="2" table:style-name="ce39" office:value-type="date" office:date-value="2020-11-20" calcext:value-type="date">
            <text:p>11/20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1];[puts.C$1:.C$1048576];&quot;&lt;&quot;&amp;[calls.B111];[puts.J$1:.J$1048576];1;[puts.C$1:.C$1048576];&quot;&gt;&quot;&amp;COM.MICROSOFT.MAXIFS([.C$2:.C111];[.A$2:.A111];[.A111];[.J$2:.J111];1;[.C$2:.C111];&quot;&lt;&quot;&amp;[.C111]))*100;&quot;&quot;)" office:value-type="float" office:value="1340" calcext:value-type="float">
            <text:p><text:s/>$1,340.00 </text:p>
          </table:table-cell>
          <table:table-cell table:formula="of:=IF([.D111]=&quot;&quot;;&quot;&quot;;([.D111])/([.E111]))" office:value-type="percentage" office:value="0.00296296296296296" calcext:value-type="percentage">
            <text:p>0.30%</text:p>
          </table:table-cell>
          <table:table-cell table:formula="of:=IF([.D111];[.D111]*100;&quot;&quot;)" office:value-type="float" office:value="4" calcext:value-type="float">
            <text:p><text:s/>$4.00 </text:p>
          </table:table-cell>
          <table:table-cell table:formula="of:=IF([.C111] = &quot;&quot;; &quot;&quot;;[.C111]-[.B111]+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L</text:p>
          </table:table-cell>
          <table:table-cell table:style-name="ce43" office:value-type="date" office:date-value="2020-11-23" calcext:value-type="date">
            <text:p>11/23/2020</text:p>
          </table:table-cell>
          <table:table-cell table:style-name="ce43" office:value-type="date" office:date-value="2020-11-27" calcext:value-type="date">
            <text:p>11/27/2020</text:p>
          </table:table-cell>
          <table:table-cell table:style-name="ce44" office:value-type="float" office:value="0.12" calcext:value-type="float">
            <text:p><text:s/>$0.12 </text:p>
          </table:table-cell>
          <table:table-cell table:style-name="ce44" office:value-type="float" office:value="13.5" calcext:value-type="float">
            <text:p><text:s/>$13.50 </text:p>
          </table:table-cell>
          <table:table-cell table:style-name="ce44" table:formula="of:=IFERROR(AVERAGEIFS([puts.E$1:.E$1048576];[puts.A$1:.A$1048576];[calls.A112];[puts.C$1:.C$1048576];&quot;&lt;&quot;&amp;[calls.B112];[puts.J$1:.J$1048576];1;[puts.C$1:.C$1048576];&quot;&gt;&quot;&amp;COM.MICROSOFT.MAXIFS([.C$2:.C112];[.A$2:.A112];[.A112];[.J$2:.J112];1;[.C$2:.C112];&quot;&lt;&quot;&amp;[.C112]))*100;&quot;&quot;)" office:value-type="float" office:value="1340" calcext:value-type="float">
            <text:p><text:s/>$1,340.00 </text:p>
          </table:table-cell>
          <table:table-cell table:style-name="ce45" table:formula="of:=IF([.D112]=&quot;&quot;;&quot;&quot;;([.D112])/([.E112]))" office:value-type="percentage" office:value="0.00888888888888889" calcext:value-type="percentage">
            <text:p>0.89%</text:p>
          </table:table-cell>
          <table:table-cell table:style-name="ce44" table:formula="of:=IF([.D112];[.D112]*100;&quot;&quot;)" office:value-type="float" office:value="12" calcext:value-type="float">
            <text:p><text:s/>$12.00 </text:p>
          </table:table-cell>
          <table:table-cell table:style-name="ce42" table:formula="of:=IF([.C112] = &quot;&quot;; &quot;&quot;;[.C112]-[.B112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3];[puts.C$1:.C$1048576];&quot;&lt;&quot;&amp;[calls.B113];[puts.J$1:.J$1048576];1;[puts.C$1:.C$1048576];&quot;&gt;&quot;&amp;COM.MICROSOFT.MAXIFS([.C$2:.C113];[.A$2:.A113];[.A113];[.J$2:.J113];1;[.C$2:.C113];&quot;&lt;&quot;&amp;[.C113]))*100;&quot;&quot;)" office:value-type="float" office:value="1340" calcext:value-type="float">
            <text:p><text:s/>$1,340.00 </text:p>
          </table:table-cell>
          <table:table-cell table:formula="of:=IF([.D113]=&quot;&quot;;&quot;&quot;;([.D113])/([.E113]))" office:value-type="percentage" office:value="0.00888888888888889" calcext:value-type="percentage">
            <text:p>0.89%</text:p>
          </table:table-cell>
          <table:table-cell table:formula="of:=IF([.D113];[.D113]*100;&quot;&quot;)" office:value-type="float" office:value="12" calcext:value-type="float">
            <text:p><text:s/>$12.00 </text:p>
          </table:table-cell>
          <table:table-cell table:formula="of:=IF([.C113] = &quot;&quot;; &quot;&quot;;[.C113]-[.B113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4];[puts.C$1:.C$1048576];&quot;&lt;&quot;&amp;[calls.B114];[puts.J$1:.J$1048576];1;[puts.C$1:.C$1048576];&quot;&gt;&quot;&amp;COM.MICROSOFT.MAXIFS([.C$2:.C114];[.A$2:.A114];[.A114];[.J$2:.J114];1;[.C$2:.C114];&quot;&lt;&quot;&amp;[.C114]))*100;&quot;&quot;)" office:value-type="float" office:value="1340" calcext:value-type="float">
            <text:p><text:s/>$1,340.00 </text:p>
          </table:table-cell>
          <table:table-cell table:formula="of:=IF([.D114]=&quot;&quot;;&quot;&quot;;([.D114])/([.E114]))" office:value-type="percentage" office:value="0.00888888888888889" calcext:value-type="percentage">
            <text:p>0.89%</text:p>
          </table:table-cell>
          <table:table-cell table:formula="of:=IF([.D114];[.D114]*100;&quot;&quot;)" office:value-type="float" office:value="12" calcext:value-type="float">
            <text:p><text:s/>$12.00 </text:p>
          </table:table-cell>
          <table:table-cell table:formula="of:=IF([.C114] = &quot;&quot;; &quot;&quot;;[.C114]-[.B114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5];[puts.C$1:.C$1048576];&quot;&lt;&quot;&amp;[calls.B115];[puts.J$1:.J$1048576];1;[puts.C$1:.C$1048576];&quot;&gt;&quot;&amp;COM.MICROSOFT.MAXIFS([.C$2:.C115];[.A$2:.A115];[.A115];[.J$2:.J115];1;[.C$2:.C115];&quot;&lt;&quot;&amp;[.C115]))*100;&quot;&quot;)" office:value-type="float" office:value="1340" calcext:value-type="float">
            <text:p><text:s/>$1,340.00 </text:p>
          </table:table-cell>
          <table:table-cell table:formula="of:=IF([.D115]=&quot;&quot;;&quot;&quot;;([.D115])/([.E115]))" office:value-type="percentage" office:value="0.00888888888888889" calcext:value-type="percentage">
            <text:p>0.89%</text:p>
          </table:table-cell>
          <table:table-cell table:formula="of:=IF([.D115];[.D115]*100;&quot;&quot;)" office:value-type="float" office:value="12" calcext:value-type="float">
            <text:p><text:s/>$12.00 </text:p>
          </table:table-cell>
          <table:table-cell table:formula="of:=IF([.C115] = &quot;&quot;; &quot;&quot;;[.C115]-[.B11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12" calcext:value-type="float">
            <text:p><text:s/>$0.12 </text:p>
          </table:table-cell>
          <table:table-cell office:value-type="float" office:value="13.5" calcext:value-type="float">
            <text:p><text:s/>$13.50 </text:p>
          </table:table-cell>
          <table:table-cell table:style-name="ce59" table:formula="of:=IFERROR(AVERAGEIFS([puts.E$1:.E$1048576];[puts.A$1:.A$1048576];[calls.A116];[puts.C$1:.C$1048576];&quot;&lt;&quot;&amp;[calls.B116];[puts.J$1:.J$1048576];1;[puts.C$1:.C$1048576];&quot;&gt;&quot;&amp;COM.MICROSOFT.MAXIFS([.C$2:.C116];[.A$2:.A116];[.A116];[.J$2:.J116];1;[.C$2:.C116];&quot;&lt;&quot;&amp;[.C116]))*100;&quot;&quot;)" office:value-type="float" office:value="1340" calcext:value-type="float">
            <text:p><text:s/>$1,340.00 </text:p>
          </table:table-cell>
          <table:table-cell table:formula="of:=IF([.D116]=&quot;&quot;;&quot;&quot;;([.D116])/([.E116]))" office:value-type="percentage" office:value="0.00888888888888889" calcext:value-type="percentage">
            <text:p>0.89%</text:p>
          </table:table-cell>
          <table:table-cell table:formula="of:=IF([.D116];[.D116]*100;&quot;&quot;)" office:value-type="float" office:value="12" calcext:value-type="float">
            <text:p><text:s/>$12.00 </text:p>
          </table:table-cell>
          <table:table-cell table:formula="of:=IF([.C116] = &quot;&quot;; &quot;&quot;;[.C116]-[.B116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AAPL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2" calcext:value-type="float">
            <text:p><text:s/>$0.20 </text:p>
          </table:table-cell>
          <table:table-cell office:value-type="float" office:value="122" calcext:value-type="float">
            <text:p><text:s/>$122.00 </text:p>
          </table:table-cell>
          <table:table-cell table:style-name="ce59" table:formula="of:=IFERROR(AVERAGEIFS([puts.E$1:.E$1048576];[puts.A$1:.A$1048576];[calls.A117];[puts.C$1:.C$1048576];&quot;&lt;&quot;&amp;[calls.B117];[puts.J$1:.J$1048576];1;[puts.C$1:.C$1048576];&quot;&gt;&quot;&amp;COM.MICROSOFT.MAXIFS([.C$2:.C117];[.A$2:.A117];[.A117];[.J$2:.J117];1;[.C$2:.C117];&quot;&lt;&quot;&amp;[.C117]))*100;&quot;&quot;)" office:value-type="float" office:value="11678" calcext:value-type="float">
            <text:p><text:s/>$11,678.00 </text:p>
          </table:table-cell>
          <table:table-cell table:formula="of:=IF([.D117]=&quot;&quot;;&quot;&quot;;([.D117])/([.E117]))" office:value-type="percentage" office:value="0.00163934426229508" calcext:value-type="percentage">
            <text:p>0.16%</text:p>
          </table:table-cell>
          <table:table-cell table:formula="of:=IF([.D117];[.D117]*100;&quot;&quot;)" office:value-type="float" office:value="20" calcext:value-type="float">
            <text:p><text:s/>$20.00 </text:p>
          </table:table-cell>
          <table:table-cell table:formula="of:=IF([.C117] = &quot;&quot;; &quot;&quot;;[.C117]-[.B117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2" calcext:value-type="float">
            <text:p><text:s/>$0.02 </text:p>
          </table:table-cell>
          <table:table-cell office:value-type="float" office:value="41" calcext:value-type="float">
            <text:p><text:s/>$41.00 </text:p>
          </table:table-cell>
          <table:table-cell table:style-name="ce59" table:formula="of:=IFERROR(AVERAGEIFS([puts.E$1:.E$1048576];[puts.A$1:.A$1048576];[calls.A118];[puts.C$1:.C$1048576];&quot;&lt;&quot;&amp;[calls.B118];[puts.J$1:.J$1048576];1;[puts.C$1:.C$1048576];&quot;&gt;&quot;&amp;COM.MICROSOFT.MAXIFS([.C$2:.C118];[.A$2:.A118];[.A118];[.J$2:.J118];1;[.C$2:.C118];&quot;&lt;&quot;&amp;[.C118]))*100;&quot;&quot;)" office:value-type="float" office:value="3980.58" calcext:value-type="float">
            <text:p><text:s/>$3,980.58 </text:p>
          </table:table-cell>
          <table:table-cell table:formula="of:=IF([.D118]=&quot;&quot;;&quot;&quot;;([.D118])/([.E118]))" office:value-type="percentage" office:value="0.000487804878048781" calcext:value-type="percentage">
            <text:p>0.05%</text:p>
          </table:table-cell>
          <table:table-cell table:formula="of:=IF([.D118];[.D118]*100;&quot;&quot;)" office:value-type="float" office:value="2" calcext:value-type="float">
            <text:p><text:s/>$2.00 </text:p>
          </table:table-cell>
          <table:table-cell table:formula="of:=IF([.C118] = &quot;&quot;; &quot;&quot;;[.C118]-[.B118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19];[puts.C$1:.C$1048576];&quot;&lt;&quot;&amp;[calls.B119];[puts.J$1:.J$1048576];1;[puts.C$1:.C$1048576];&quot;&gt;&quot;&amp;COM.MICROSOFT.MAXIFS([.C$2:.C119];[.A$2:.A119];[.A119];[.J$2:.J119];1;[.C$2:.C119];&quot;&lt;&quot;&amp;[.C119]))*100;&quot;&quot;)" office:value-type="float" office:value="400" calcext:value-type="float">
            <text:p><text:s/>$400.00 </text:p>
          </table:table-cell>
          <table:table-cell table:formula="of:=IF([.D119]=&quot;&quot;;&quot;&quot;;([.D119])/([.E119]))" office:value-type="percentage" office:value="0.01" calcext:value-type="percentage">
            <text:p>1.00%</text:p>
          </table:table-cell>
          <table:table-cell table:formula="of:=IF([.D119];[.D119]*100;&quot;&quot;)" office:value-type="float" office:value="4" calcext:value-type="float">
            <text:p><text:s/>$4.00 </text:p>
          </table:table-cell>
          <table:table-cell table:formula="of:=IF([.C119] = &quot;&quot;; &quot;&quot;;[.C119]-[.B119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0];[puts.C$1:.C$1048576];&quot;&lt;&quot;&amp;[calls.B120];[puts.J$1:.J$1048576];1;[puts.C$1:.C$1048576];&quot;&gt;&quot;&amp;COM.MICROSOFT.MAXIFS([.C$2:.C120];[.A$2:.A120];[.A120];[.J$2:.J120];1;[.C$2:.C120];&quot;&lt;&quot;&amp;[.C120]))*100;&quot;&quot;)" office:value-type="float" office:value="400" calcext:value-type="float">
            <text:p><text:s/>$400.00 </text:p>
          </table:table-cell>
          <table:table-cell table:formula="of:=IF([.D120]=&quot;&quot;;&quot;&quot;;([.D120])/([.E120]))" office:value-type="percentage" office:value="0.01" calcext:value-type="percentage">
            <text:p>1.00%</text:p>
          </table:table-cell>
          <table:table-cell table:formula="of:=IF([.D120];[.D120]*100;&quot;&quot;)" office:value-type="float" office:value="4" calcext:value-type="float">
            <text:p><text:s/>$4.00 </text:p>
          </table:table-cell>
          <table:table-cell table:formula="of:=IF([.C120] = &quot;&quot;; &quot;&quot;;[.C120]-[.B120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1];[puts.C$1:.C$1048576];&quot;&lt;&quot;&amp;[calls.B121];[puts.J$1:.J$1048576];1;[puts.C$1:.C$1048576];&quot;&gt;&quot;&amp;COM.MICROSOFT.MAXIFS([.C$2:.C121];[.A$2:.A121];[.A121];[.J$2:.J121];1;[.C$2:.C121];&quot;&lt;&quot;&amp;[.C121]))*100;&quot;&quot;)" office:value-type="float" office:value="400" calcext:value-type="float">
            <text:p><text:s/>$400.00 </text:p>
          </table:table-cell>
          <table:table-cell table:formula="of:=IF([.D121]=&quot;&quot;;&quot;&quot;;([.D121])/([.E121]))" office:value-type="percentage" office:value="0.01" calcext:value-type="percentage">
            <text:p>1.00%</text:p>
          </table:table-cell>
          <table:table-cell table:formula="of:=IF([.D121];[.D121]*100;&quot;&quot;)" office:value-type="float" office:value="4" calcext:value-type="float">
            <text:p><text:s/>$4.00 </text:p>
          </table:table-cell>
          <table:table-cell table:formula="of:=IF([.C121] = &quot;&quot;; &quot;&quot;;[.C121]-[.B121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1-23" calcext:value-type="date">
            <text:p>11/23/2020</text:p>
          </table:table-cell>
          <table:table-cell table:style-name="ce39" office:value-type="date" office:date-value="2020-11-27" calcext:value-type="date">
            <text:p>11/27/2020</text:p>
          </table:table-cell>
          <table:table-cell office:value-type="float" office:value="0.04" calcext:value-type="float">
            <text:p><text:s/>$0.04 </text:p>
          </table:table-cell>
          <table:table-cell office:value-type="float" office:value="4" calcext:value-type="float">
            <text:p><text:s/>$4.00 </text:p>
          </table:table-cell>
          <table:table-cell table:style-name="ce59" table:formula="of:=IFERROR(AVERAGEIFS([puts.E$1:.E$1048576];[puts.A$1:.A$1048576];[calls.A122];[puts.C$1:.C$1048576];&quot;&lt;&quot;&amp;[calls.B122];[puts.J$1:.J$1048576];1;[puts.C$1:.C$1048576];&quot;&gt;&quot;&amp;COM.MICROSOFT.MAXIFS([.C$2:.C122];[.A$2:.A122];[.A122];[.J$2:.J122];1;[.C$2:.C122];&quot;&lt;&quot;&amp;[.C122]))*100;&quot;&quot;)" office:value-type="float" office:value="400" calcext:value-type="float">
            <text:p><text:s/>$400.00 </text:p>
          </table:table-cell>
          <table:table-cell table:formula="of:=IF([.D122]=&quot;&quot;;&quot;&quot;;([.D122])/([.E122]))" office:value-type="percentage" office:value="0.01" calcext:value-type="percentage">
            <text:p>1.00%</text:p>
          </table:table-cell>
          <table:table-cell table:formula="of:=IF([.D122];[.D122]*100;&quot;&quot;)" office:value-type="float" office:value="4" calcext:value-type="float">
            <text:p><text:s/>$4.00 </text:p>
          </table:table-cell>
          <table:table-cell table:formula="of:=IF([.C122] = &quot;&quot;; &quot;&quot;;[.C122]-[.B122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table:style-name="ce42" office:value-type="string" calcext:value-type="string">
            <text:p>AAPL</text:p>
          </table:table-cell>
          <table:table-cell table:style-name="ce51" office:value-type="date" office:date-value="2020-11-30" calcext:value-type="date">
            <text:p>11/30/20</text:p>
          </table:table-cell>
          <table:table-cell table:style-name="ce51" office:value-type="date" office:date-value="2020-12-04" calcext:value-type="date">
            <text:p>12/04/20</text:p>
          </table:table-cell>
          <table:table-cell table:style-name="ce44" office:value-type="float" office:value="0.6" calcext:value-type="float">
            <text:p><text:s/>$0.60 </text:p>
          </table:table-cell>
          <table:table-cell table:style-name="ce44" office:value-type="float" office:value="121" calcext:value-type="float">
            <text:p><text:s/>$121.00 </text:p>
          </table:table-cell>
          <table:table-cell table:style-name="ce44" table:formula="of:=IFERROR(AVERAGEIFS([puts.E$1:.E$1048576];[puts.A$1:.A$1048576];[calls.A123];[puts.C$1:.C$1048576];&quot;&lt;&quot;&amp;[calls.B123];[puts.J$1:.J$1048576];1;[puts.C$1:.C$1048576];&quot;&gt;&quot;&amp;COM.MICROSOFT.MAXIFS([.C$2:.C123];[.A$2:.A123];[.A123];[.J$2:.J123];1;[.C$2:.C123];&quot;&lt;&quot;&amp;[.C123]))*100;&quot;&quot;)" office:value-type="float" office:value="11678" calcext:value-type="float">
            <text:p><text:s/>$11,678.00 </text:p>
          </table:table-cell>
          <table:table-cell table:style-name="ce45" table:formula="of:=IF([.D123]=&quot;&quot;;&quot;&quot;;([.D123])/([.E123]))" office:value-type="percentage" office:value="0.00495867768595041" calcext:value-type="percentage">
            <text:p>0.50%</text:p>
          </table:table-cell>
          <table:table-cell table:style-name="ce44" table:formula="of:=IF([.D123];[.D123]*100;&quot;&quot;)" office:value-type="float" office:value="60" calcext:value-type="float">
            <text:p><text:s/>$60.00 </text:p>
          </table:table-cell>
          <table:table-cell table:style-name="ce42" table:formula="of:=IF([.C123] = &quot;&quot;; &quot;&quot;;[.C123]-[.B123]+1)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53"/>
        </table:table-row>
        <table:table-row table:style-name="ro2">
          <table:table-cell office:value-type="string" calcext:value-type="string">
            <text:p>INTC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03" calcext:value-type="float">
            <text:p><text:s/>$0.03 </text:p>
          </table:table-cell>
          <table:table-cell office:value-type="float" office:value="52" calcext:value-type="float">
            <text:p><text:s/>$52.00 </text:p>
          </table:table-cell>
          <table:table-cell table:style-name="ce59" table:formula="of:=IFERROR(AVERAGEIFS([puts.E$1:.E$1048576];[puts.A$1:.A$1048576];[calls.A124];[puts.C$1:.C$1048576];&quot;&lt;&quot;&amp;[calls.B124];[puts.J$1:.J$1048576];1;[puts.C$1:.C$1048576];&quot;&gt;&quot;&amp;COM.MICROSOFT.MAXIFS([.C$2:.C124];[.A$2:.A124];[.A124];[.J$2:.J124];1;[.C$2:.C124];&quot;&lt;&quot;&amp;[.C124]))*100;&quot;&quot;)" office:value-type="float" office:value="5240" calcext:value-type="float">
            <text:p><text:s/>$5,240.00 </text:p>
          </table:table-cell>
          <table:table-cell table:formula="of:=IF([.D124]=&quot;&quot;;&quot;&quot;;([.D124])/([.E124]))" office:value-type="percentage" office:value="0.000576923076923077" calcext:value-type="percentage">
            <text:p>0.06%</text:p>
          </table:table-cell>
          <table:table-cell table:formula="of:=IF([.D124];[.D124]*100;&quot;&quot;)" office:value-type="float" office:value="3" calcext:value-type="float">
            <text:p><text:s/>$3.00 </text:p>
          </table:table-cell>
          <table:table-cell table:formula="of:=IF([.C124] = &quot;&quot;; &quot;&quot;;[.C124]-[.B124]+1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FE</text:p>
          </table:table-cell>
          <table:table-cell table:style-name="ce52" office:value-type="date" office:date-value="2020-11-30" calcext:value-type="date">
            <text:p>11/30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11" calcext:value-type="float">
            <text:p><text:s/>$0.11 </text:p>
          </table:table-cell>
          <table:table-cell office:value-type="float" office:value="40" calcext:value-type="float">
            <text:p><text:s/>$40.00 </text:p>
          </table:table-cell>
          <table:table-cell table:style-name="ce59" table:formula="of:=IFERROR(AVERAGEIFS([puts.E$1:.E$1048576];[puts.A$1:.A$1048576];[calls.A125];[puts.C$1:.C$1048576];&quot;&lt;&quot;&amp;[calls.B125];[puts.J$1:.J$1048576];1;[puts.C$1:.C$1048576];&quot;&gt;&quot;&amp;COM.MICROSOFT.MAXIFS([.C$2:.C125];[.A$2:.A125];[.A125];[.J$2:.J125];1;[.C$2:.C125];&quot;&lt;&quot;&amp;[.C125]))*100;&quot;&quot;)" office:value-type="float" office:value="3980.58" calcext:value-type="float">
            <text:p><text:s/>$3,980.58 </text:p>
          </table:table-cell>
          <table:table-cell table:formula="of:=IF([.D125]=&quot;&quot;;&quot;&quot;;([.D125])/([.E125]))" office:value-type="percentage" office:value="0.00275" calcext:value-type="percentage">
            <text:p>0.28%</text:p>
          </table:table-cell>
          <table:table-cell table:formula="of:=IF([.D125];[.D125]*100;&quot;&quot;)" office:value-type="float" office:value="11" calcext:value-type="float">
            <text:p><text:s/>$11.00 </text:p>
          </table:table-cell>
          <table:table-cell table:formula="of:=IF([.C125] = &quot;&quot;; &quot;&quot;;[.C125]-[.B125]+1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PLTR</text:p>
          </table:table-cell>
          <table:table-cell table:style-name="ce52" office:value-type="date" office:date-value="2020-12-01" calcext:value-type="date">
            <text:p>12/01/20</text:p>
          </table:table-cell>
          <table:table-cell table:style-name="ce52" office:value-type="date" office:date-value="2020-12-04" calcext:value-type="date">
            <text:p>12/04/20</text:p>
          </table:table-cell>
          <table:table-cell office:value-type="float" office:value="0.31" calcext:value-type="float">
            <text:p><text:s/>$0.31 </text:p>
          </table:table-cell>
          <table:table-cell office:value-type="float" office:value="26" calcext:value-type="float">
            <text:p><text:s/>$26.00 </text:p>
          </table:table-cell>
          <table:table-cell table:style-name="ce59" table:formula="of:=IFERROR(AVERAGEIFS([puts.E$1:.E$1048576];[puts.A$1:.A$1048576];[calls.A126];[puts.C$1:.C$1048576];&quot;&lt;&quot;&amp;[calls.B126];[puts.J$1:.J$1048576];1;[puts.C$1:.C$1048576];&quot;&gt;&quot;&amp;COM.MICROSOFT.MAXIFS([.C$2:.C126];[.A$2:.A126];[.A126];[.J$2:.J126];1;[.C$2:.C126];&quot;&lt;&quot;&amp;[.C126]))*100;&quot;&quot;)" office:value-type="float" office:value="2245.34" calcext:value-type="float">
            <text:p><text:s/>$2,245.34 </text:p>
          </table:table-cell>
          <table:table-cell table:formula="of:=IF([.D126]=&quot;&quot;;&quot;&quot;;([.D126])/([.E126]))" office:value-type="percentage" office:value="0.0119230769230769" calcext:value-type="percentage">
            <text:p>1.19%</text:p>
          </table:table-cell>
          <table:table-cell table:formula="of:=IF([.D126];[.D126]*100;&quot;&quot;)" office:value-type="float" office:value="31" calcext:value-type="float">
            <text:p><text:s/>$31.00 </text:p>
          </table:table-cell>
          <table:table-cell table:formula="of:=IF([.C126] = &quot;&quot;; &quot;&quot;;[.C126]-[.B126]+1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number-columns-repeated="5"/>
          <table:table-cell table:formula="of:=IFERROR(AVERAGEIFS([puts.E$1:.E$1048576];[puts.A$1:.A$1048576];[calls.A127];[puts.C$1:.C$1048576];&quot;&lt;&quot;&amp;[calls.B127];[puts.J$1:.J$1048576];1;[puts.C$1:.C$1048576];&quot;&gt;&quot;&amp;COM.MICROSOFT.MAXIFS([.C$2:.C127];[.A$2:.A127];[.A127];[.J$2:.J127];1;[.C$2:.C127];&quot;&lt;&quot;&amp;[.C127]))*100;&quot;&quot;)">
            <text:p/>
          </table:table-cell>
          <table:table-cell table:formula="of:=IF([.D127]=&quot;&quot;;&quot;&quot;;([.D127])/([.E127]))">
            <text:p/>
          </table:table-cell>
          <table:table-cell table:formula="of:=IF([.D127];[.D127]*100;&quot;&quot;)">
            <text:p><text:s text:c="2"/></text:p>
          </table:table-cell>
          <table:table-cell table:formula="of:=IF([.C127] = &quot;&quot;; &quot;&quot;;[.C127]-[.B12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28];[puts.C$1:.C$1048576];&quot;&lt;&quot;&amp;[calls.B128];[puts.J$1:.J$1048576];1;[puts.C$1:.C$1048576];&quot;&gt;&quot;&amp;COM.MICROSOFT.MAXIFS([.C$2:.C128];[.A$2:.A128];[.A128];[.J$2:.J128];1;[.C$2:.C128];&quot;&lt;&quot;&amp;[.C128]))*100;&quot;&quot;)">
            <text:p/>
          </table:table-cell>
          <table:table-cell table:formula="of:=IF([.D128]=&quot;&quot;;&quot;&quot;;([.D128])/([.E128]))">
            <text:p/>
          </table:table-cell>
          <table:table-cell table:formula="of:=IF([.D128];[.D128]*100;&quot;&quot;)">
            <text:p><text:s text:c="2"/></text:p>
          </table:table-cell>
          <table:table-cell table:formula="of:=IF([.C128] = &quot;&quot;; &quot;&quot;;[.C128]-[.B12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29];[puts.C$1:.C$1048576];&quot;&lt;&quot;&amp;[calls.B129];[puts.J$1:.J$1048576];1;[puts.C$1:.C$1048576];&quot;&gt;&quot;&amp;COM.MICROSOFT.MAXIFS([.C$2:.C129];[.A$2:.A129];[.A129];[.J$2:.J129];1;[.C$2:.C129];&quot;&lt;&quot;&amp;[.C129]))*100;&quot;&quot;)">
            <text:p/>
          </table:table-cell>
          <table:table-cell table:formula="of:=IF([.D129]=&quot;&quot;;&quot;&quot;;([.D129])/([.E129]))">
            <text:p/>
          </table:table-cell>
          <table:table-cell table:formula="of:=IF([.D129];[.D129]*100;&quot;&quot;)">
            <text:p><text:s text:c="2"/></text:p>
          </table:table-cell>
          <table:table-cell table:formula="of:=IF([.C129] = &quot;&quot;; &quot;&quot;;[.C129]-[.B12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0];[puts.C$1:.C$1048576];&quot;&lt;&quot;&amp;[calls.B130];[puts.J$1:.J$1048576];1;[puts.C$1:.C$1048576];&quot;&gt;&quot;&amp;COM.MICROSOFT.MAXIFS([.C$2:.C130];[.A$2:.A130];[.A130];[.J$2:.J130];1;[.C$2:.C130];&quot;&lt;&quot;&amp;[.C130]))*100;&quot;&quot;)">
            <text:p/>
          </table:table-cell>
          <table:table-cell table:formula="of:=IF([.D130]=&quot;&quot;;&quot;&quot;;([.D130])/([.E130]))">
            <text:p/>
          </table:table-cell>
          <table:table-cell table:formula="of:=IF([.D130];[.D130]*100;&quot;&quot;)">
            <text:p><text:s text:c="2"/></text:p>
          </table:table-cell>
          <table:table-cell table:formula="of:=IF([.C130] = &quot;&quot;; &quot;&quot;;[.C130]-[.B13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1];[puts.C$1:.C$1048576];&quot;&lt;&quot;&amp;[calls.B131];[puts.J$1:.J$1048576];1;[puts.C$1:.C$1048576];&quot;&gt;&quot;&amp;COM.MICROSOFT.MAXIFS([.C$2:.C131];[.A$2:.A131];[.A131];[.J$2:.J131];1;[.C$2:.C131];&quot;&lt;&quot;&amp;[.C131]))*100;&quot;&quot;)">
            <text:p/>
          </table:table-cell>
          <table:table-cell table:formula="of:=IF([.D131]=&quot;&quot;;&quot;&quot;;([.D131])/([.E131]))">
            <text:p/>
          </table:table-cell>
          <table:table-cell table:formula="of:=IF([.D131];[.D131]*100;&quot;&quot;)">
            <text:p><text:s text:c="2"/></text:p>
          </table:table-cell>
          <table:table-cell table:formula="of:=IF([.C131] = &quot;&quot;; &quot;&quot;;[.C131]-[.B13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2];[puts.C$1:.C$1048576];&quot;&lt;&quot;&amp;[calls.B132];[puts.J$1:.J$1048576];1;[puts.C$1:.C$1048576];&quot;&gt;&quot;&amp;COM.MICROSOFT.MAXIFS([.C$2:.C132];[.A$2:.A132];[.A132];[.J$2:.J132];1;[.C$2:.C132];&quot;&lt;&quot;&amp;[.C132]))*100;&quot;&quot;)">
            <text:p/>
          </table:table-cell>
          <table:table-cell table:formula="of:=IF([.D132]=&quot;&quot;;&quot;&quot;;([.D132])/([.E132]))">
            <text:p/>
          </table:table-cell>
          <table:table-cell table:formula="of:=IF([.D132];[.D132]*100;&quot;&quot;)">
            <text:p><text:s text:c="2"/></text:p>
          </table:table-cell>
          <table:table-cell table:formula="of:=IF([.C132] = &quot;&quot;; &quot;&quot;;[.C132]-[.B13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3];[puts.C$1:.C$1048576];&quot;&lt;&quot;&amp;[calls.B133];[puts.J$1:.J$1048576];1;[puts.C$1:.C$1048576];&quot;&gt;&quot;&amp;COM.MICROSOFT.MAXIFS([.C$2:.C133];[.A$2:.A133];[.A133];[.J$2:.J133];1;[.C$2:.C133];&quot;&lt;&quot;&amp;[.C133]))*100;&quot;&quot;)">
            <text:p/>
          </table:table-cell>
          <table:table-cell table:formula="of:=IF([.D133]=&quot;&quot;;&quot;&quot;;([.D133])/([.E133]))">
            <text:p/>
          </table:table-cell>
          <table:table-cell table:formula="of:=IF([.D133];[.D133]*100;&quot;&quot;)">
            <text:p><text:s text:c="2"/></text:p>
          </table:table-cell>
          <table:table-cell table:formula="of:=IF([.C133] = &quot;&quot;; &quot;&quot;;[.C133]-[.B13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4];[puts.C$1:.C$1048576];&quot;&lt;&quot;&amp;[calls.B134];[puts.J$1:.J$1048576];1;[puts.C$1:.C$1048576];&quot;&gt;&quot;&amp;COM.MICROSOFT.MAXIFS([.C$2:.C134];[.A$2:.A134];[.A134];[.J$2:.J134];1;[.C$2:.C134];&quot;&lt;&quot;&amp;[.C134]))*100;&quot;&quot;)">
            <text:p/>
          </table:table-cell>
          <table:table-cell table:formula="of:=IF([.D134]=&quot;&quot;;&quot;&quot;;([.D134])/([.E134]))">
            <text:p/>
          </table:table-cell>
          <table:table-cell table:formula="of:=IF([.D134];[.D134]*100;&quot;&quot;)">
            <text:p><text:s text:c="2"/></text:p>
          </table:table-cell>
          <table:table-cell table:formula="of:=IF([.C134] = &quot;&quot;; &quot;&quot;;[.C134]-[.B13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5];[puts.C$1:.C$1048576];&quot;&lt;&quot;&amp;[calls.B135];[puts.J$1:.J$1048576];1;[puts.C$1:.C$1048576];&quot;&gt;&quot;&amp;COM.MICROSOFT.MAXIFS([.C$2:.C135];[.A$2:.A135];[.A135];[.J$2:.J135];1;[.C$2:.C135];&quot;&lt;&quot;&amp;[.C135]))*100;&quot;&quot;)">
            <text:p/>
          </table:table-cell>
          <table:table-cell table:formula="of:=IF([.D135]=&quot;&quot;;&quot;&quot;;([.D135])/([.E135]))">
            <text:p/>
          </table:table-cell>
          <table:table-cell table:formula="of:=IF([.D135];[.D135]*100;&quot;&quot;)">
            <text:p><text:s text:c="2"/></text:p>
          </table:table-cell>
          <table:table-cell table:formula="of:=IF([.C135] = &quot;&quot;; &quot;&quot;;[.C135]-[.B13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6];[puts.C$1:.C$1048576];&quot;&lt;&quot;&amp;[calls.B136];[puts.J$1:.J$1048576];1;[puts.C$1:.C$1048576];&quot;&gt;&quot;&amp;COM.MICROSOFT.MAXIFS([.C$2:.C136];[.A$2:.A136];[.A136];[.J$2:.J136];1;[.C$2:.C136];&quot;&lt;&quot;&amp;[.C136]))*100;&quot;&quot;)">
            <text:p/>
          </table:table-cell>
          <table:table-cell table:formula="of:=IF([.D136]=&quot;&quot;;&quot;&quot;;([.D136])/([.E136]))">
            <text:p/>
          </table:table-cell>
          <table:table-cell table:formula="of:=IF([.D136];[.D136]*100;&quot;&quot;)">
            <text:p><text:s text:c="2"/></text:p>
          </table:table-cell>
          <table:table-cell table:formula="of:=IF([.C136] = &quot;&quot;; &quot;&quot;;[.C136]-[.B13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7];[puts.C$1:.C$1048576];&quot;&lt;&quot;&amp;[calls.B137];[puts.J$1:.J$1048576];1;[puts.C$1:.C$1048576];&quot;&gt;&quot;&amp;COM.MICROSOFT.MAXIFS([.C$2:.C137];[.A$2:.A137];[.A137];[.J$2:.J137];1;[.C$2:.C137];&quot;&lt;&quot;&amp;[.C137]))*100;&quot;&quot;)">
            <text:p/>
          </table:table-cell>
          <table:table-cell table:formula="of:=IF([.D137]=&quot;&quot;;&quot;&quot;;([.D137])/([.E137]))">
            <text:p/>
          </table:table-cell>
          <table:table-cell table:formula="of:=IF([.D137];[.D137]*100;&quot;&quot;)">
            <text:p><text:s text:c="2"/></text:p>
          </table:table-cell>
          <table:table-cell table:formula="of:=IF([.C137] = &quot;&quot;; &quot;&quot;;[.C137]-[.B13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8];[puts.C$1:.C$1048576];&quot;&lt;&quot;&amp;[calls.B138];[puts.J$1:.J$1048576];1;[puts.C$1:.C$1048576];&quot;&gt;&quot;&amp;COM.MICROSOFT.MAXIFS([.C$2:.C138];[.A$2:.A138];[.A138];[.J$2:.J138];1;[.C$2:.C138];&quot;&lt;&quot;&amp;[.C138]))*100;&quot;&quot;)">
            <text:p/>
          </table:table-cell>
          <table:table-cell table:formula="of:=IF([.D138]=&quot;&quot;;&quot;&quot;;([.D138])/([.E138]))">
            <text:p/>
          </table:table-cell>
          <table:table-cell table:formula="of:=IF([.D138];[.D138]*100;&quot;&quot;)">
            <text:p><text:s text:c="2"/></text:p>
          </table:table-cell>
          <table:table-cell table:formula="of:=IF([.C138] = &quot;&quot;; &quot;&quot;;[.C138]-[.B13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39];[puts.C$1:.C$1048576];&quot;&lt;&quot;&amp;[calls.B139];[puts.J$1:.J$1048576];1;[puts.C$1:.C$1048576];&quot;&gt;&quot;&amp;COM.MICROSOFT.MAXIFS([.C$2:.C139];[.A$2:.A139];[.A139];[.J$2:.J139];1;[.C$2:.C139];&quot;&lt;&quot;&amp;[.C139]))*100;&quot;&quot;)">
            <text:p/>
          </table:table-cell>
          <table:table-cell table:formula="of:=IF([.D139]=&quot;&quot;;&quot;&quot;;([.D139])/([.E139]))">
            <text:p/>
          </table:table-cell>
          <table:table-cell table:formula="of:=IF([.D139];[.D139]*100;&quot;&quot;)">
            <text:p><text:s text:c="2"/></text:p>
          </table:table-cell>
          <table:table-cell table:formula="of:=IF([.C139] = &quot;&quot;; &quot;&quot;;[.C139]-[.B13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0];[puts.C$1:.C$1048576];&quot;&lt;&quot;&amp;[calls.B140];[puts.J$1:.J$1048576];1;[puts.C$1:.C$1048576];&quot;&gt;&quot;&amp;COM.MICROSOFT.MAXIFS([.C$2:.C140];[.A$2:.A140];[.A140];[.J$2:.J140];1;[.C$2:.C140];&quot;&lt;&quot;&amp;[.C140]))*100;&quot;&quot;)">
            <text:p/>
          </table:table-cell>
          <table:table-cell table:formula="of:=IF([.D140]=&quot;&quot;;&quot;&quot;;([.D140])/([.E140]))">
            <text:p/>
          </table:table-cell>
          <table:table-cell table:formula="of:=IF([.D140];[.D140]*100;&quot;&quot;)">
            <text:p><text:s text:c="2"/></text:p>
          </table:table-cell>
          <table:table-cell table:formula="of:=IF([.C140] = &quot;&quot;; &quot;&quot;;[.C140]-[.B14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1];[puts.C$1:.C$1048576];&quot;&lt;&quot;&amp;[calls.B141];[puts.J$1:.J$1048576];1;[puts.C$1:.C$1048576];&quot;&gt;&quot;&amp;COM.MICROSOFT.MAXIFS([.C$2:.C141];[.A$2:.A141];[.A141];[.J$2:.J141];1;[.C$2:.C141];&quot;&lt;&quot;&amp;[.C141]))*100;&quot;&quot;)">
            <text:p/>
          </table:table-cell>
          <table:table-cell table:formula="of:=IF([.D141]=&quot;&quot;;&quot;&quot;;([.D141])/([.E141]))">
            <text:p/>
          </table:table-cell>
          <table:table-cell table:formula="of:=IF([.D141];[.D141]*100;&quot;&quot;)">
            <text:p><text:s text:c="2"/></text:p>
          </table:table-cell>
          <table:table-cell table:formula="of:=IF([.C141] = &quot;&quot;; &quot;&quot;;[.C141]-[.B14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2];[puts.C$1:.C$1048576];&quot;&lt;&quot;&amp;[calls.B142];[puts.J$1:.J$1048576];1;[puts.C$1:.C$1048576];&quot;&gt;&quot;&amp;COM.MICROSOFT.MAXIFS([.C$2:.C142];[.A$2:.A142];[.A142];[.J$2:.J142];1;[.C$2:.C142];&quot;&lt;&quot;&amp;[.C142]))*100;&quot;&quot;)">
            <text:p/>
          </table:table-cell>
          <table:table-cell table:formula="of:=IF([.D142]=&quot;&quot;;&quot;&quot;;([.D142])/([.E142]))">
            <text:p/>
          </table:table-cell>
          <table:table-cell table:formula="of:=IF([.D142];[.D142]*100;&quot;&quot;)">
            <text:p><text:s text:c="2"/></text:p>
          </table:table-cell>
          <table:table-cell table:formula="of:=IF([.C142] = &quot;&quot;; &quot;&quot;;[.C142]-[.B14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3];[puts.C$1:.C$1048576];&quot;&lt;&quot;&amp;[calls.B143];[puts.J$1:.J$1048576];1;[puts.C$1:.C$1048576];&quot;&gt;&quot;&amp;COM.MICROSOFT.MAXIFS([.C$2:.C143];[.A$2:.A143];[.A143];[.J$2:.J143];1;[.C$2:.C143];&quot;&lt;&quot;&amp;[.C143]))*100;&quot;&quot;)">
            <text:p/>
          </table:table-cell>
          <table:table-cell table:formula="of:=IF([.D143]=&quot;&quot;;&quot;&quot;;([.D143])/([.E143]))">
            <text:p/>
          </table:table-cell>
          <table:table-cell table:formula="of:=IF([.D143];[.D143]*100;&quot;&quot;)">
            <text:p><text:s text:c="2"/></text:p>
          </table:table-cell>
          <table:table-cell table:formula="of:=IF([.C143] = &quot;&quot;; &quot;&quot;;[.C143]-[.B14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4];[puts.C$1:.C$1048576];&quot;&lt;&quot;&amp;[calls.B144];[puts.J$1:.J$1048576];1;[puts.C$1:.C$1048576];&quot;&gt;&quot;&amp;COM.MICROSOFT.MAXIFS([.C$2:.C144];[.A$2:.A144];[.A144];[.J$2:.J144];1;[.C$2:.C144];&quot;&lt;&quot;&amp;[.C144]))*100;&quot;&quot;)">
            <text:p/>
          </table:table-cell>
          <table:table-cell table:formula="of:=IF([.D144]=&quot;&quot;;&quot;&quot;;([.D144])/([.E144]))">
            <text:p/>
          </table:table-cell>
          <table:table-cell table:formula="of:=IF([.D144];[.D144]*100;&quot;&quot;)">
            <text:p><text:s text:c="2"/></text:p>
          </table:table-cell>
          <table:table-cell table:formula="of:=IF([.C144] = &quot;&quot;; &quot;&quot;;[.C144]-[.B14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5];[puts.C$1:.C$1048576];&quot;&lt;&quot;&amp;[calls.B145];[puts.J$1:.J$1048576];1;[puts.C$1:.C$1048576];&quot;&gt;&quot;&amp;COM.MICROSOFT.MAXIFS([.C$2:.C145];[.A$2:.A145];[.A145];[.J$2:.J145];1;[.C$2:.C145];&quot;&lt;&quot;&amp;[.C145]))*100;&quot;&quot;)">
            <text:p/>
          </table:table-cell>
          <table:table-cell table:formula="of:=IF([.D145]=&quot;&quot;;&quot;&quot;;([.D145])/([.E145]))">
            <text:p/>
          </table:table-cell>
          <table:table-cell table:formula="of:=IF([.D145];[.D145]*100;&quot;&quot;)">
            <text:p><text:s text:c="2"/></text:p>
          </table:table-cell>
          <table:table-cell table:formula="of:=IF([.C145] = &quot;&quot;; &quot;&quot;;[.C145]-[.B14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6];[puts.C$1:.C$1048576];&quot;&lt;&quot;&amp;[calls.B146];[puts.J$1:.J$1048576];1;[puts.C$1:.C$1048576];&quot;&gt;&quot;&amp;COM.MICROSOFT.MAXIFS([.C$2:.C146];[.A$2:.A146];[.A146];[.J$2:.J146];1;[.C$2:.C146];&quot;&lt;&quot;&amp;[.C146]))*100;&quot;&quot;)">
            <text:p/>
          </table:table-cell>
          <table:table-cell table:formula="of:=IF([.D146]=&quot;&quot;;&quot;&quot;;([.D146])/([.E146]))">
            <text:p/>
          </table:table-cell>
          <table:table-cell table:formula="of:=IF([.D146];[.D146]*100;&quot;&quot;)">
            <text:p><text:s text:c="2"/></text:p>
          </table:table-cell>
          <table:table-cell table:formula="of:=IF([.C146] = &quot;&quot;; &quot;&quot;;[.C146]-[.B14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7];[puts.C$1:.C$1048576];&quot;&lt;&quot;&amp;[calls.B147];[puts.J$1:.J$1048576];1;[puts.C$1:.C$1048576];&quot;&gt;&quot;&amp;COM.MICROSOFT.MAXIFS([.C$2:.C147];[.A$2:.A147];[.A147];[.J$2:.J147];1;[.C$2:.C147];&quot;&lt;&quot;&amp;[.C147]))*100;&quot;&quot;)">
            <text:p/>
          </table:table-cell>
          <table:table-cell table:formula="of:=IF([.D147]=&quot;&quot;;&quot;&quot;;([.D147])/([.E147]))">
            <text:p/>
          </table:table-cell>
          <table:table-cell table:formula="of:=IF([.D147];[.D147]*100;&quot;&quot;)">
            <text:p><text:s text:c="2"/></text:p>
          </table:table-cell>
          <table:table-cell table:formula="of:=IF([.C147] = &quot;&quot;; &quot;&quot;;[.C147]-[.B14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8];[puts.C$1:.C$1048576];&quot;&lt;&quot;&amp;[calls.B148];[puts.J$1:.J$1048576];1;[puts.C$1:.C$1048576];&quot;&gt;&quot;&amp;COM.MICROSOFT.MAXIFS([.C$2:.C148];[.A$2:.A148];[.A148];[.J$2:.J148];1;[.C$2:.C148];&quot;&lt;&quot;&amp;[.C148]))*100;&quot;&quot;)">
            <text:p/>
          </table:table-cell>
          <table:table-cell table:formula="of:=IF([.D148]=&quot;&quot;;&quot;&quot;;([.D148])/([.E148]))">
            <text:p/>
          </table:table-cell>
          <table:table-cell table:formula="of:=IF([.D148];[.D148]*100;&quot;&quot;)">
            <text:p><text:s text:c="2"/></text:p>
          </table:table-cell>
          <table:table-cell table:formula="of:=IF([.C148] = &quot;&quot;; &quot;&quot;;[.C148]-[.B14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49];[puts.C$1:.C$1048576];&quot;&lt;&quot;&amp;[calls.B149];[puts.J$1:.J$1048576];1;[puts.C$1:.C$1048576];&quot;&gt;&quot;&amp;COM.MICROSOFT.MAXIFS([.C$2:.C149];[.A$2:.A149];[.A149];[.J$2:.J149];1;[.C$2:.C149];&quot;&lt;&quot;&amp;[.C149]))*100;&quot;&quot;)">
            <text:p/>
          </table:table-cell>
          <table:table-cell table:formula="of:=IF([.D149]=&quot;&quot;;&quot;&quot;;([.D149])/([.E149]))">
            <text:p/>
          </table:table-cell>
          <table:table-cell table:formula="of:=IF([.D149];[.D149]*100;&quot;&quot;)">
            <text:p><text:s text:c="2"/></text:p>
          </table:table-cell>
          <table:table-cell table:formula="of:=IF([.C149] = &quot;&quot;; &quot;&quot;;[.C149]-[.B14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0];[puts.C$1:.C$1048576];&quot;&lt;&quot;&amp;[calls.B150];[puts.J$1:.J$1048576];1;[puts.C$1:.C$1048576];&quot;&gt;&quot;&amp;COM.MICROSOFT.MAXIFS([.C$2:.C150];[.A$2:.A150];[.A150];[.J$2:.J150];1;[.C$2:.C150];&quot;&lt;&quot;&amp;[.C150]))*100;&quot;&quot;)">
            <text:p/>
          </table:table-cell>
          <table:table-cell table:formula="of:=IF([.D150]=&quot;&quot;;&quot;&quot;;([.D150])/([.E150]))">
            <text:p/>
          </table:table-cell>
          <table:table-cell table:formula="of:=IF([.D150];[.D150]*100;&quot;&quot;)">
            <text:p><text:s text:c="2"/></text:p>
          </table:table-cell>
          <table:table-cell table:formula="of:=IF([.C150] = &quot;&quot;; &quot;&quot;;[.C150]-[.B15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1];[puts.C$1:.C$1048576];&quot;&lt;&quot;&amp;[calls.B151];[puts.J$1:.J$1048576];1;[puts.C$1:.C$1048576];&quot;&gt;&quot;&amp;COM.MICROSOFT.MAXIFS([.C$2:.C151];[.A$2:.A151];[.A151];[.J$2:.J151];1;[.C$2:.C151];&quot;&lt;&quot;&amp;[.C151]))*100;&quot;&quot;)">
            <text:p/>
          </table:table-cell>
          <table:table-cell table:formula="of:=IF([.D151]=&quot;&quot;;&quot;&quot;;([.D151])/([.E151]))">
            <text:p/>
          </table:table-cell>
          <table:table-cell table:formula="of:=IF([.D151];[.D151]*100;&quot;&quot;)">
            <text:p><text:s text:c="2"/></text:p>
          </table:table-cell>
          <table:table-cell table:formula="of:=IF([.C151] = &quot;&quot;; &quot;&quot;;[.C151]-[.B15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2];[puts.C$1:.C$1048576];&quot;&lt;&quot;&amp;[calls.B152];[puts.J$1:.J$1048576];1;[puts.C$1:.C$1048576];&quot;&gt;&quot;&amp;COM.MICROSOFT.MAXIFS([.C$2:.C152];[.A$2:.A152];[.A152];[.J$2:.J152];1;[.C$2:.C152];&quot;&lt;&quot;&amp;[.C152]))*100;&quot;&quot;)">
            <text:p/>
          </table:table-cell>
          <table:table-cell table:formula="of:=IF([.D152]=&quot;&quot;;&quot;&quot;;([.D152])/([.E152]))">
            <text:p/>
          </table:table-cell>
          <table:table-cell table:formula="of:=IF([.D152];[.D152]*100;&quot;&quot;)">
            <text:p><text:s text:c="2"/></text:p>
          </table:table-cell>
          <table:table-cell table:formula="of:=IF([.C152] = &quot;&quot;; &quot;&quot;;[.C152]-[.B1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3];[puts.C$1:.C$1048576];&quot;&lt;&quot;&amp;[calls.B153];[puts.J$1:.J$1048576];1;[puts.C$1:.C$1048576];&quot;&gt;&quot;&amp;COM.MICROSOFT.MAXIFS([.C$2:.C153];[.A$2:.A153];[.A153];[.J$2:.J153];1;[.C$2:.C153];&quot;&lt;&quot;&amp;[.C153]))*100;&quot;&quot;)">
            <text:p/>
          </table:table-cell>
          <table:table-cell table:formula="of:=IF([.D153]=&quot;&quot;;&quot;&quot;;([.D153])/([.E153]))">
            <text:p/>
          </table:table-cell>
          <table:table-cell table:formula="of:=IF([.D153];[.D153]*100;&quot;&quot;)">
            <text:p><text:s text:c="2"/></text:p>
          </table:table-cell>
          <table:table-cell table:formula="of:=IF([.C153] = &quot;&quot;; &quot;&quot;;[.C153]-[.B1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4];[puts.C$1:.C$1048576];&quot;&lt;&quot;&amp;[calls.B154];[puts.J$1:.J$1048576];1;[puts.C$1:.C$1048576];&quot;&gt;&quot;&amp;COM.MICROSOFT.MAXIFS([.C$2:.C154];[.A$2:.A154];[.A154];[.J$2:.J154];1;[.C$2:.C154];&quot;&lt;&quot;&amp;[.C154]))*100;&quot;&quot;)">
            <text:p/>
          </table:table-cell>
          <table:table-cell table:formula="of:=IF([.D154]=&quot;&quot;;&quot;&quot;;([.D154])/([.E154]))">
            <text:p/>
          </table:table-cell>
          <table:table-cell table:formula="of:=IF([.D154];[.D154]*100;&quot;&quot;)">
            <text:p><text:s text:c="2"/></text:p>
          </table:table-cell>
          <table:table-cell table:formula="of:=IF([.C154] = &quot;&quot;; &quot;&quot;;[.C154]-[.B1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5];[puts.C$1:.C$1048576];&quot;&lt;&quot;&amp;[calls.B155];[puts.J$1:.J$1048576];1;[puts.C$1:.C$1048576];&quot;&gt;&quot;&amp;COM.MICROSOFT.MAXIFS([.C$2:.C155];[.A$2:.A155];[.A155];[.J$2:.J155];1;[.C$2:.C155];&quot;&lt;&quot;&amp;[.C155]))*100;&quot;&quot;)">
            <text:p/>
          </table:table-cell>
          <table:table-cell table:formula="of:=IF([.D155]=&quot;&quot;;&quot;&quot;;([.D155])/([.E155]))">
            <text:p/>
          </table:table-cell>
          <table:table-cell table:formula="of:=IF([.D155];[.D155]*100;&quot;&quot;)">
            <text:p><text:s text:c="2"/></text:p>
          </table:table-cell>
          <table:table-cell table:formula="of:=IF([.C155] = &quot;&quot;; &quot;&quot;;[.C155]-[.B1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6];[puts.C$1:.C$1048576];&quot;&lt;&quot;&amp;[calls.B156];[puts.J$1:.J$1048576];1;[puts.C$1:.C$1048576];&quot;&gt;&quot;&amp;COM.MICROSOFT.MAXIFS([.C$2:.C156];[.A$2:.A156];[.A156];[.J$2:.J156];1;[.C$2:.C156];&quot;&lt;&quot;&amp;[.C156]))*100;&quot;&quot;)">
            <text:p/>
          </table:table-cell>
          <table:table-cell table:formula="of:=IF([.D156]=&quot;&quot;;&quot;&quot;;([.D156])/([.E156]))">
            <text:p/>
          </table:table-cell>
          <table:table-cell table:formula="of:=IF([.D156];[.D156]*100;&quot;&quot;)">
            <text:p><text:s text:c="2"/></text:p>
          </table:table-cell>
          <table:table-cell table:formula="of:=IF([.C156] = &quot;&quot;; &quot;&quot;;[.C156]-[.B15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7];[puts.C$1:.C$1048576];&quot;&lt;&quot;&amp;[calls.B157];[puts.J$1:.J$1048576];1;[puts.C$1:.C$1048576];&quot;&gt;&quot;&amp;COM.MICROSOFT.MAXIFS([.C$2:.C157];[.A$2:.A157];[.A157];[.J$2:.J157];1;[.C$2:.C157];&quot;&lt;&quot;&amp;[.C157]))*100;&quot;&quot;)">
            <text:p/>
          </table:table-cell>
          <table:table-cell table:formula="of:=IF([.D157]=&quot;&quot;;&quot;&quot;;([.D157])/([.E157]))">
            <text:p/>
          </table:table-cell>
          <table:table-cell table:formula="of:=IF([.D157];[.D157]*100;&quot;&quot;)">
            <text:p><text:s text:c="2"/></text:p>
          </table:table-cell>
          <table:table-cell table:formula="of:=IF([.C157] = &quot;&quot;; &quot;&quot;;[.C157]-[.B15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8];[puts.C$1:.C$1048576];&quot;&lt;&quot;&amp;[calls.B158];[puts.J$1:.J$1048576];1;[puts.C$1:.C$1048576];&quot;&gt;&quot;&amp;COM.MICROSOFT.MAXIFS([.C$2:.C158];[.A$2:.A158];[.A158];[.J$2:.J158];1;[.C$2:.C158];&quot;&lt;&quot;&amp;[.C158]))*100;&quot;&quot;)">
            <text:p/>
          </table:table-cell>
          <table:table-cell table:formula="of:=IF([.D158]=&quot;&quot;;&quot;&quot;;([.D158])/([.E158]))">
            <text:p/>
          </table:table-cell>
          <table:table-cell table:formula="of:=IF([.D158];[.D158]*100;&quot;&quot;)">
            <text:p><text:s text:c="2"/></text:p>
          </table:table-cell>
          <table:table-cell table:formula="of:=IF([.C158] = &quot;&quot;; &quot;&quot;;[.C158]-[.B15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59];[puts.C$1:.C$1048576];&quot;&lt;&quot;&amp;[calls.B159];[puts.J$1:.J$1048576];1;[puts.C$1:.C$1048576];&quot;&gt;&quot;&amp;COM.MICROSOFT.MAXIFS([.C$2:.C159];[.A$2:.A159];[.A159];[.J$2:.J159];1;[.C$2:.C159];&quot;&lt;&quot;&amp;[.C159]))*100;&quot;&quot;)">
            <text:p/>
          </table:table-cell>
          <table:table-cell table:formula="of:=IF([.D159]=&quot;&quot;;&quot;&quot;;([.D159])/([.E159]))">
            <text:p/>
          </table:table-cell>
          <table:table-cell table:formula="of:=IF([.D159];[.D159]*100;&quot;&quot;)">
            <text:p><text:s text:c="2"/></text:p>
          </table:table-cell>
          <table:table-cell table:formula="of:=IF([.C159] = &quot;&quot;; &quot;&quot;;[.C159]-[.B15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0];[puts.C$1:.C$1048576];&quot;&lt;&quot;&amp;[calls.B160];[puts.J$1:.J$1048576];1;[puts.C$1:.C$1048576];&quot;&gt;&quot;&amp;COM.MICROSOFT.MAXIFS([.C$2:.C160];[.A$2:.A160];[.A160];[.J$2:.J160];1;[.C$2:.C160];&quot;&lt;&quot;&amp;[.C160]))*100;&quot;&quot;)">
            <text:p/>
          </table:table-cell>
          <table:table-cell table:formula="of:=IF([.D160]=&quot;&quot;;&quot;&quot;;([.D160])/([.E160]))">
            <text:p/>
          </table:table-cell>
          <table:table-cell table:formula="of:=IF([.D160];[.D160]*100;&quot;&quot;)">
            <text:p><text:s text:c="2"/></text:p>
          </table:table-cell>
          <table:table-cell table:formula="of:=IF([.C160] = &quot;&quot;; &quot;&quot;;[.C160]-[.B16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1];[puts.C$1:.C$1048576];&quot;&lt;&quot;&amp;[calls.B161];[puts.J$1:.J$1048576];1;[puts.C$1:.C$1048576];&quot;&gt;&quot;&amp;COM.MICROSOFT.MAXIFS([.C$2:.C161];[.A$2:.A161];[.A161];[.J$2:.J161];1;[.C$2:.C161];&quot;&lt;&quot;&amp;[.C161]))*100;&quot;&quot;)">
            <text:p/>
          </table:table-cell>
          <table:table-cell table:formula="of:=IF([.D161]=&quot;&quot;;&quot;&quot;;([.D161])/([.E161]))">
            <text:p/>
          </table:table-cell>
          <table:table-cell table:formula="of:=IF([.D161];[.D161]*100;&quot;&quot;)">
            <text:p><text:s text:c="2"/></text:p>
          </table:table-cell>
          <table:table-cell table:formula="of:=IF([.C161] = &quot;&quot;; &quot;&quot;;[.C161]-[.B16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2];[puts.C$1:.C$1048576];&quot;&lt;&quot;&amp;[calls.B162];[puts.J$1:.J$1048576];1;[puts.C$1:.C$1048576];&quot;&gt;&quot;&amp;COM.MICROSOFT.MAXIFS([.C$2:.C162];[.A$2:.A162];[.A162];[.J$2:.J162];1;[.C$2:.C162];&quot;&lt;&quot;&amp;[.C162]))*100;&quot;&quot;)">
            <text:p/>
          </table:table-cell>
          <table:table-cell table:formula="of:=IF([.D162]=&quot;&quot;;&quot;&quot;;([.D162])/([.E162]))">
            <text:p/>
          </table:table-cell>
          <table:table-cell table:formula="of:=IF([.D162];[.D162]*100;&quot;&quot;)">
            <text:p><text:s text:c="2"/></text:p>
          </table:table-cell>
          <table:table-cell table:formula="of:=IF([.C162] = &quot;&quot;; &quot;&quot;;[.C162]-[.B16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3];[puts.C$1:.C$1048576];&quot;&lt;&quot;&amp;[calls.B163];[puts.J$1:.J$1048576];1;[puts.C$1:.C$1048576];&quot;&gt;&quot;&amp;COM.MICROSOFT.MAXIFS([.C$2:.C163];[.A$2:.A163];[.A163];[.J$2:.J163];1;[.C$2:.C163];&quot;&lt;&quot;&amp;[.C163]))*100;&quot;&quot;)">
            <text:p/>
          </table:table-cell>
          <table:table-cell table:formula="of:=IF([.D163]=&quot;&quot;;&quot;&quot;;([.D163])/([.E163]))">
            <text:p/>
          </table:table-cell>
          <table:table-cell table:formula="of:=IF([.D163];[.D163]*100;&quot;&quot;)">
            <text:p><text:s text:c="2"/></text:p>
          </table:table-cell>
          <table:table-cell table:formula="of:=IF([.C163] = &quot;&quot;; &quot;&quot;;[.C163]-[.B16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4];[puts.C$1:.C$1048576];&quot;&lt;&quot;&amp;[calls.B164];[puts.J$1:.J$1048576];1;[puts.C$1:.C$1048576];&quot;&gt;&quot;&amp;COM.MICROSOFT.MAXIFS([.C$2:.C164];[.A$2:.A164];[.A164];[.J$2:.J164];1;[.C$2:.C164];&quot;&lt;&quot;&amp;[.C164]))*100;&quot;&quot;)">
            <text:p/>
          </table:table-cell>
          <table:table-cell table:formula="of:=IF([.D164]=&quot;&quot;;&quot;&quot;;([.D164])/([.E164]))">
            <text:p/>
          </table:table-cell>
          <table:table-cell table:formula="of:=IF([.D164];[.D164]*100;&quot;&quot;)">
            <text:p><text:s text:c="2"/></text:p>
          </table:table-cell>
          <table:table-cell table:formula="of:=IF([.C164] = &quot;&quot;; &quot;&quot;;[.C164]-[.B16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5];[puts.C$1:.C$1048576];&quot;&lt;&quot;&amp;[calls.B165];[puts.J$1:.J$1048576];1;[puts.C$1:.C$1048576];&quot;&gt;&quot;&amp;COM.MICROSOFT.MAXIFS([.C$2:.C165];[.A$2:.A165];[.A165];[.J$2:.J165];1;[.C$2:.C165];&quot;&lt;&quot;&amp;[.C165]))*100;&quot;&quot;)">
            <text:p/>
          </table:table-cell>
          <table:table-cell table:formula="of:=IF([.D165]=&quot;&quot;;&quot;&quot;;([.D165])/([.E165]))">
            <text:p/>
          </table:table-cell>
          <table:table-cell table:formula="of:=IF([.D165];[.D165]*100;&quot;&quot;)">
            <text:p><text:s text:c="2"/></text:p>
          </table:table-cell>
          <table:table-cell table:formula="of:=IF([.C165] = &quot;&quot;; &quot;&quot;;[.C165]-[.B16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6];[puts.C$1:.C$1048576];&quot;&lt;&quot;&amp;[calls.B166];[puts.J$1:.J$1048576];1;[puts.C$1:.C$1048576];&quot;&gt;&quot;&amp;COM.MICROSOFT.MAXIFS([.C$2:.C166];[.A$2:.A166];[.A166];[.J$2:.J166];1;[.C$2:.C166];&quot;&lt;&quot;&amp;[.C166]))*100;&quot;&quot;)">
            <text:p/>
          </table:table-cell>
          <table:table-cell table:formula="of:=IF([.D166]=&quot;&quot;;&quot;&quot;;([.D166])/([.E166]))">
            <text:p/>
          </table:table-cell>
          <table:table-cell table:formula="of:=IF([.D166];[.D166]*100;&quot;&quot;)">
            <text:p><text:s text:c="2"/></text:p>
          </table:table-cell>
          <table:table-cell table:formula="of:=IF([.C166] = &quot;&quot;; &quot;&quot;;[.C166]-[.B16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7];[puts.C$1:.C$1048576];&quot;&lt;&quot;&amp;[calls.B167];[puts.J$1:.J$1048576];1;[puts.C$1:.C$1048576];&quot;&gt;&quot;&amp;COM.MICROSOFT.MAXIFS([.C$2:.C167];[.A$2:.A167];[.A167];[.J$2:.J167];1;[.C$2:.C167];&quot;&lt;&quot;&amp;[.C167]))*100;&quot;&quot;)">
            <text:p/>
          </table:table-cell>
          <table:table-cell table:formula="of:=IF([.D167]=&quot;&quot;;&quot;&quot;;([.D167])/([.E167]))">
            <text:p/>
          </table:table-cell>
          <table:table-cell table:formula="of:=IF([.D167];[.D167]*100;&quot;&quot;)">
            <text:p><text:s text:c="2"/></text:p>
          </table:table-cell>
          <table:table-cell table:formula="of:=IF([.C167] = &quot;&quot;; &quot;&quot;;[.C167]-[.B16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8];[puts.C$1:.C$1048576];&quot;&lt;&quot;&amp;[calls.B168];[puts.J$1:.J$1048576];1;[puts.C$1:.C$1048576];&quot;&gt;&quot;&amp;COM.MICROSOFT.MAXIFS([.C$2:.C168];[.A$2:.A168];[.A168];[.J$2:.J168];1;[.C$2:.C168];&quot;&lt;&quot;&amp;[.C168]))*100;&quot;&quot;)">
            <text:p/>
          </table:table-cell>
          <table:table-cell table:formula="of:=IF([.D168]=&quot;&quot;;&quot;&quot;;([.D168])/([.E168]))">
            <text:p/>
          </table:table-cell>
          <table:table-cell table:formula="of:=IF([.D168];[.D168]*100;&quot;&quot;)">
            <text:p><text:s text:c="2"/></text:p>
          </table:table-cell>
          <table:table-cell table:formula="of:=IF([.C168] = &quot;&quot;; &quot;&quot;;[.C168]-[.B16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69];[puts.C$1:.C$1048576];&quot;&lt;&quot;&amp;[calls.B169];[puts.J$1:.J$1048576];1;[puts.C$1:.C$1048576];&quot;&gt;&quot;&amp;COM.MICROSOFT.MAXIFS([.C$2:.C169];[.A$2:.A169];[.A169];[.J$2:.J169];1;[.C$2:.C169];&quot;&lt;&quot;&amp;[.C169]))*100;&quot;&quot;)">
            <text:p/>
          </table:table-cell>
          <table:table-cell table:formula="of:=IF([.D169]=&quot;&quot;;&quot;&quot;;([.D169])/([.E169]))">
            <text:p/>
          </table:table-cell>
          <table:table-cell table:formula="of:=IF([.D169];[.D169]*100;&quot;&quot;)">
            <text:p><text:s text:c="2"/></text:p>
          </table:table-cell>
          <table:table-cell table:formula="of:=IF([.C169] = &quot;&quot;; &quot;&quot;;[.C169]-[.B16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0];[puts.C$1:.C$1048576];&quot;&lt;&quot;&amp;[calls.B170];[puts.J$1:.J$1048576];1;[puts.C$1:.C$1048576];&quot;&gt;&quot;&amp;COM.MICROSOFT.MAXIFS([.C$2:.C170];[.A$2:.A170];[.A170];[.J$2:.J170];1;[.C$2:.C170];&quot;&lt;&quot;&amp;[.C170]))*100;&quot;&quot;)">
            <text:p/>
          </table:table-cell>
          <table:table-cell table:formula="of:=IF([.D170]=&quot;&quot;;&quot;&quot;;([.D170])/([.E170]))">
            <text:p/>
          </table:table-cell>
          <table:table-cell table:formula="of:=IF([.D170];[.D170]*100;&quot;&quot;)">
            <text:p><text:s text:c="2"/></text:p>
          </table:table-cell>
          <table:table-cell table:formula="of:=IF([.C170] = &quot;&quot;; &quot;&quot;;[.C170]-[.B17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1];[puts.C$1:.C$1048576];&quot;&lt;&quot;&amp;[calls.B171];[puts.J$1:.J$1048576];1;[puts.C$1:.C$1048576];&quot;&gt;&quot;&amp;COM.MICROSOFT.MAXIFS([.C$2:.C171];[.A$2:.A171];[.A171];[.J$2:.J171];1;[.C$2:.C171];&quot;&lt;&quot;&amp;[.C171]))*100;&quot;&quot;)">
            <text:p/>
          </table:table-cell>
          <table:table-cell table:formula="of:=IF([.D171]=&quot;&quot;;&quot;&quot;;([.D171])/([.E171]))">
            <text:p/>
          </table:table-cell>
          <table:table-cell table:formula="of:=IF([.D171];[.D171]*100;&quot;&quot;)">
            <text:p><text:s text:c="2"/></text:p>
          </table:table-cell>
          <table:table-cell table:formula="of:=IF([.C171] = &quot;&quot;; &quot;&quot;;[.C171]-[.B17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2];[puts.C$1:.C$1048576];&quot;&lt;&quot;&amp;[calls.B172];[puts.J$1:.J$1048576];1;[puts.C$1:.C$1048576];&quot;&gt;&quot;&amp;COM.MICROSOFT.MAXIFS([.C$2:.C172];[.A$2:.A172];[.A172];[.J$2:.J172];1;[.C$2:.C172];&quot;&lt;&quot;&amp;[.C172]))*100;&quot;&quot;)">
            <text:p/>
          </table:table-cell>
          <table:table-cell table:formula="of:=IF([.D172]=&quot;&quot;;&quot;&quot;;([.D172])/([.E172]))">
            <text:p/>
          </table:table-cell>
          <table:table-cell table:formula="of:=IF([.D172];[.D172]*100;&quot;&quot;)">
            <text:p><text:s text:c="2"/></text:p>
          </table:table-cell>
          <table:table-cell table:formula="of:=IF([.C172] = &quot;&quot;; &quot;&quot;;[.C172]-[.B17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3];[puts.C$1:.C$1048576];&quot;&lt;&quot;&amp;[calls.B173];[puts.J$1:.J$1048576];1;[puts.C$1:.C$1048576];&quot;&gt;&quot;&amp;COM.MICROSOFT.MAXIFS([.C$2:.C173];[.A$2:.A173];[.A173];[.J$2:.J173];1;[.C$2:.C173];&quot;&lt;&quot;&amp;[.C173]))*100;&quot;&quot;)">
            <text:p/>
          </table:table-cell>
          <table:table-cell table:formula="of:=IF([.D173]=&quot;&quot;;&quot;&quot;;([.D173])/([.E173]))">
            <text:p/>
          </table:table-cell>
          <table:table-cell table:formula="of:=IF([.D173];[.D173]*100;&quot;&quot;)">
            <text:p><text:s text:c="2"/></text:p>
          </table:table-cell>
          <table:table-cell table:formula="of:=IF([.C173] = &quot;&quot;; &quot;&quot;;[.C173]-[.B17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4];[puts.C$1:.C$1048576];&quot;&lt;&quot;&amp;[calls.B174];[puts.J$1:.J$1048576];1;[puts.C$1:.C$1048576];&quot;&gt;&quot;&amp;COM.MICROSOFT.MAXIFS([.C$2:.C174];[.A$2:.A174];[.A174];[.J$2:.J174];1;[.C$2:.C174];&quot;&lt;&quot;&amp;[.C174]))*100;&quot;&quot;)">
            <text:p/>
          </table:table-cell>
          <table:table-cell table:formula="of:=IF([.D174]=&quot;&quot;;&quot;&quot;;([.D174])/([.E174]))">
            <text:p/>
          </table:table-cell>
          <table:table-cell table:formula="of:=IF([.D174];[.D174]*100;&quot;&quot;)">
            <text:p><text:s text:c="2"/></text:p>
          </table:table-cell>
          <table:table-cell table:formula="of:=IF([.C174] = &quot;&quot;; &quot;&quot;;[.C174]-[.B17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5];[puts.C$1:.C$1048576];&quot;&lt;&quot;&amp;[calls.B175];[puts.J$1:.J$1048576];1;[puts.C$1:.C$1048576];&quot;&gt;&quot;&amp;COM.MICROSOFT.MAXIFS([.C$2:.C175];[.A$2:.A175];[.A175];[.J$2:.J175];1;[.C$2:.C175];&quot;&lt;&quot;&amp;[.C175]))*100;&quot;&quot;)">
            <text:p/>
          </table:table-cell>
          <table:table-cell table:formula="of:=IF([.D175]=&quot;&quot;;&quot;&quot;;([.D175])/([.E175]))">
            <text:p/>
          </table:table-cell>
          <table:table-cell table:formula="of:=IF([.D175];[.D175]*100;&quot;&quot;)">
            <text:p><text:s text:c="2"/></text:p>
          </table:table-cell>
          <table:table-cell table:formula="of:=IF([.C175] = &quot;&quot;; &quot;&quot;;[.C175]-[.B17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6];[puts.C$1:.C$1048576];&quot;&lt;&quot;&amp;[calls.B176];[puts.J$1:.J$1048576];1;[puts.C$1:.C$1048576];&quot;&gt;&quot;&amp;COM.MICROSOFT.MAXIFS([.C$2:.C176];[.A$2:.A176];[.A176];[.J$2:.J176];1;[.C$2:.C176];&quot;&lt;&quot;&amp;[.C176]))*100;&quot;&quot;)">
            <text:p/>
          </table:table-cell>
          <table:table-cell table:formula="of:=IF([.D176]=&quot;&quot;;&quot;&quot;;([.D176])/([.E176]))">
            <text:p/>
          </table:table-cell>
          <table:table-cell table:formula="of:=IF([.D176];[.D176]*100;&quot;&quot;)">
            <text:p><text:s text:c="2"/></text:p>
          </table:table-cell>
          <table:table-cell table:formula="of:=IF([.C176] = &quot;&quot;; &quot;&quot;;[.C176]-[.B17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7];[puts.C$1:.C$1048576];&quot;&lt;&quot;&amp;[calls.B177];[puts.J$1:.J$1048576];1;[puts.C$1:.C$1048576];&quot;&gt;&quot;&amp;COM.MICROSOFT.MAXIFS([.C$2:.C177];[.A$2:.A177];[.A177];[.J$2:.J177];1;[.C$2:.C177];&quot;&lt;&quot;&amp;[.C177]))*100;&quot;&quot;)">
            <text:p/>
          </table:table-cell>
          <table:table-cell table:formula="of:=IF([.D177]=&quot;&quot;;&quot;&quot;;([.D177])/([.E177]))">
            <text:p/>
          </table:table-cell>
          <table:table-cell table:formula="of:=IF([.D177];[.D177]*100;&quot;&quot;)">
            <text:p><text:s text:c="2"/></text:p>
          </table:table-cell>
          <table:table-cell table:formula="of:=IF([.C177] = &quot;&quot;; &quot;&quot;;[.C177]-[.B17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8];[puts.C$1:.C$1048576];&quot;&lt;&quot;&amp;[calls.B178];[puts.J$1:.J$1048576];1;[puts.C$1:.C$1048576];&quot;&gt;&quot;&amp;COM.MICROSOFT.MAXIFS([.C$2:.C178];[.A$2:.A178];[.A178];[.J$2:.J178];1;[.C$2:.C178];&quot;&lt;&quot;&amp;[.C178]))*100;&quot;&quot;)">
            <text:p/>
          </table:table-cell>
          <table:table-cell table:formula="of:=IF([.D178]=&quot;&quot;;&quot;&quot;;([.D178])/([.E178]))">
            <text:p/>
          </table:table-cell>
          <table:table-cell table:formula="of:=IF([.D178];[.D178]*100;&quot;&quot;)">
            <text:p><text:s text:c="2"/></text:p>
          </table:table-cell>
          <table:table-cell table:formula="of:=IF([.C178] = &quot;&quot;; &quot;&quot;;[.C178]-[.B17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79];[puts.C$1:.C$1048576];&quot;&lt;&quot;&amp;[calls.B179];[puts.J$1:.J$1048576];1;[puts.C$1:.C$1048576];&quot;&gt;&quot;&amp;COM.MICROSOFT.MAXIFS([.C$2:.C179];[.A$2:.A179];[.A179];[.J$2:.J179];1;[.C$2:.C179];&quot;&lt;&quot;&amp;[.C179]))*100;&quot;&quot;)">
            <text:p/>
          </table:table-cell>
          <table:table-cell table:formula="of:=IF([.D179]=&quot;&quot;;&quot;&quot;;([.D179])/([.E179]))">
            <text:p/>
          </table:table-cell>
          <table:table-cell table:formula="of:=IF([.D179];[.D179]*100;&quot;&quot;)">
            <text:p><text:s text:c="2"/></text:p>
          </table:table-cell>
          <table:table-cell table:formula="of:=IF([.C179] = &quot;&quot;; &quot;&quot;;[.C179]-[.B17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0];[puts.C$1:.C$1048576];&quot;&lt;&quot;&amp;[calls.B180];[puts.J$1:.J$1048576];1;[puts.C$1:.C$1048576];&quot;&gt;&quot;&amp;COM.MICROSOFT.MAXIFS([.C$2:.C180];[.A$2:.A180];[.A180];[.J$2:.J180];1;[.C$2:.C180];&quot;&lt;&quot;&amp;[.C180]))*100;&quot;&quot;)">
            <text:p/>
          </table:table-cell>
          <table:table-cell table:formula="of:=IF([.D180]=&quot;&quot;;&quot;&quot;;([.D180])/([.E180]))">
            <text:p/>
          </table:table-cell>
          <table:table-cell table:formula="of:=IF([.D180];[.D180]*100;&quot;&quot;)">
            <text:p><text:s text:c="2"/></text:p>
          </table:table-cell>
          <table:table-cell table:formula="of:=IF([.C180] = &quot;&quot;; &quot;&quot;;[.C180]-[.B18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1];[puts.C$1:.C$1048576];&quot;&lt;&quot;&amp;[calls.B181];[puts.J$1:.J$1048576];1;[puts.C$1:.C$1048576];&quot;&gt;&quot;&amp;COM.MICROSOFT.MAXIFS([.C$2:.C181];[.A$2:.A181];[.A181];[.J$2:.J181];1;[.C$2:.C181];&quot;&lt;&quot;&amp;[.C181]))*100;&quot;&quot;)">
            <text:p/>
          </table:table-cell>
          <table:table-cell table:formula="of:=IF([.D181]=&quot;&quot;;&quot;&quot;;([.D181])/([.E181]))">
            <text:p/>
          </table:table-cell>
          <table:table-cell table:formula="of:=IF([.D181];[.D181]*100;&quot;&quot;)">
            <text:p><text:s text:c="2"/></text:p>
          </table:table-cell>
          <table:table-cell table:formula="of:=IF([.C181] = &quot;&quot;; &quot;&quot;;[.C181]-[.B18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2];[puts.C$1:.C$1048576];&quot;&lt;&quot;&amp;[calls.B182];[puts.J$1:.J$1048576];1;[puts.C$1:.C$1048576];&quot;&gt;&quot;&amp;COM.MICROSOFT.MAXIFS([.C$2:.C182];[.A$2:.A182];[.A182];[.J$2:.J182];1;[.C$2:.C182];&quot;&lt;&quot;&amp;[.C182]))*100;&quot;&quot;)">
            <text:p/>
          </table:table-cell>
          <table:table-cell table:formula="of:=IF([.D182]=&quot;&quot;;&quot;&quot;;([.D182])/([.E182]))">
            <text:p/>
          </table:table-cell>
          <table:table-cell table:formula="of:=IF([.D182];[.D182]*100;&quot;&quot;)">
            <text:p><text:s text:c="2"/></text:p>
          </table:table-cell>
          <table:table-cell table:formula="of:=IF([.C182] = &quot;&quot;; &quot;&quot;;[.C182]-[.B18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3];[puts.C$1:.C$1048576];&quot;&lt;&quot;&amp;[calls.B183];[puts.J$1:.J$1048576];1;[puts.C$1:.C$1048576];&quot;&gt;&quot;&amp;COM.MICROSOFT.MAXIFS([.C$2:.C183];[.A$2:.A183];[.A183];[.J$2:.J183];1;[.C$2:.C183];&quot;&lt;&quot;&amp;[.C183]))*100;&quot;&quot;)">
            <text:p/>
          </table:table-cell>
          <table:table-cell table:formula="of:=IF([.D183]=&quot;&quot;;&quot;&quot;;([.D183])/([.E183]))">
            <text:p/>
          </table:table-cell>
          <table:table-cell table:formula="of:=IF([.D183];[.D183]*100;&quot;&quot;)">
            <text:p><text:s text:c="2"/></text:p>
          </table:table-cell>
          <table:table-cell table:formula="of:=IF([.C183] = &quot;&quot;; &quot;&quot;;[.C183]-[.B18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4];[puts.C$1:.C$1048576];&quot;&lt;&quot;&amp;[calls.B184];[puts.J$1:.J$1048576];1;[puts.C$1:.C$1048576];&quot;&gt;&quot;&amp;COM.MICROSOFT.MAXIFS([.C$2:.C184];[.A$2:.A184];[.A184];[.J$2:.J184];1;[.C$2:.C184];&quot;&lt;&quot;&amp;[.C184]))*100;&quot;&quot;)">
            <text:p/>
          </table:table-cell>
          <table:table-cell table:formula="of:=IF([.D184]=&quot;&quot;;&quot;&quot;;([.D184])/([.E184]))">
            <text:p/>
          </table:table-cell>
          <table:table-cell table:formula="of:=IF([.D184];[.D184]*100;&quot;&quot;)">
            <text:p><text:s text:c="2"/></text:p>
          </table:table-cell>
          <table:table-cell table:formula="of:=IF([.C184] = &quot;&quot;; &quot;&quot;;[.C184]-[.B18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5];[puts.C$1:.C$1048576];&quot;&lt;&quot;&amp;[calls.B185];[puts.J$1:.J$1048576];1;[puts.C$1:.C$1048576];&quot;&gt;&quot;&amp;COM.MICROSOFT.MAXIFS([.C$2:.C185];[.A$2:.A185];[.A185];[.J$2:.J185];1;[.C$2:.C185];&quot;&lt;&quot;&amp;[.C185]))*100;&quot;&quot;)">
            <text:p/>
          </table:table-cell>
          <table:table-cell table:formula="of:=IF([.D185]=&quot;&quot;;&quot;&quot;;([.D185])/([.E185]))">
            <text:p/>
          </table:table-cell>
          <table:table-cell table:formula="of:=IF([.D185];[.D185]*100;&quot;&quot;)">
            <text:p><text:s text:c="2"/></text:p>
          </table:table-cell>
          <table:table-cell table:formula="of:=IF([.C185] = &quot;&quot;; &quot;&quot;;[.C185]-[.B18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6];[puts.C$1:.C$1048576];&quot;&lt;&quot;&amp;[calls.B186];[puts.J$1:.J$1048576];1;[puts.C$1:.C$1048576];&quot;&gt;&quot;&amp;COM.MICROSOFT.MAXIFS([.C$2:.C186];[.A$2:.A186];[.A186];[.J$2:.J186];1;[.C$2:.C186];&quot;&lt;&quot;&amp;[.C186]))*100;&quot;&quot;)">
            <text:p/>
          </table:table-cell>
          <table:table-cell table:formula="of:=IF([.D186]=&quot;&quot;;&quot;&quot;;([.D186])/([.E186]))">
            <text:p/>
          </table:table-cell>
          <table:table-cell table:formula="of:=IF([.D186];[.D186]*100;&quot;&quot;)">
            <text:p><text:s text:c="2"/></text:p>
          </table:table-cell>
          <table:table-cell table:formula="of:=IF([.C186] = &quot;&quot;; &quot;&quot;;[.C186]-[.B18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7];[puts.C$1:.C$1048576];&quot;&lt;&quot;&amp;[calls.B187];[puts.J$1:.J$1048576];1;[puts.C$1:.C$1048576];&quot;&gt;&quot;&amp;COM.MICROSOFT.MAXIFS([.C$2:.C187];[.A$2:.A187];[.A187];[.J$2:.J187];1;[.C$2:.C187];&quot;&lt;&quot;&amp;[.C187]))*100;&quot;&quot;)">
            <text:p/>
          </table:table-cell>
          <table:table-cell table:formula="of:=IF([.D187]=&quot;&quot;;&quot;&quot;;([.D187])/([.E187]))">
            <text:p/>
          </table:table-cell>
          <table:table-cell table:formula="of:=IF([.D187];[.D187]*100;&quot;&quot;)">
            <text:p><text:s text:c="2"/></text:p>
          </table:table-cell>
          <table:table-cell table:formula="of:=IF([.C187] = &quot;&quot;; &quot;&quot;;[.C187]-[.B18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8];[puts.C$1:.C$1048576];&quot;&lt;&quot;&amp;[calls.B188];[puts.J$1:.J$1048576];1;[puts.C$1:.C$1048576];&quot;&gt;&quot;&amp;COM.MICROSOFT.MAXIFS([.C$2:.C188];[.A$2:.A188];[.A188];[.J$2:.J188];1;[.C$2:.C188];&quot;&lt;&quot;&amp;[.C188]))*100;&quot;&quot;)">
            <text:p/>
          </table:table-cell>
          <table:table-cell table:formula="of:=IF([.D188]=&quot;&quot;;&quot;&quot;;([.D188])/([.E188]))">
            <text:p/>
          </table:table-cell>
          <table:table-cell table:formula="of:=IF([.D188];[.D188]*100;&quot;&quot;)">
            <text:p><text:s text:c="2"/></text:p>
          </table:table-cell>
          <table:table-cell table:formula="of:=IF([.C188] = &quot;&quot;; &quot;&quot;;[.C188]-[.B18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89];[puts.C$1:.C$1048576];&quot;&lt;&quot;&amp;[calls.B189];[puts.J$1:.J$1048576];1;[puts.C$1:.C$1048576];&quot;&gt;&quot;&amp;COM.MICROSOFT.MAXIFS([.C$2:.C189];[.A$2:.A189];[.A189];[.J$2:.J189];1;[.C$2:.C189];&quot;&lt;&quot;&amp;[.C189]))*100;&quot;&quot;)">
            <text:p/>
          </table:table-cell>
          <table:table-cell table:formula="of:=IF([.D189]=&quot;&quot;;&quot;&quot;;([.D189])/([.E189]))">
            <text:p/>
          </table:table-cell>
          <table:table-cell table:formula="of:=IF([.D189];[.D189]*100;&quot;&quot;)">
            <text:p><text:s text:c="2"/></text:p>
          </table:table-cell>
          <table:table-cell table:formula="of:=IF([.C189] = &quot;&quot;; &quot;&quot;;[.C189]-[.B18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0];[puts.C$1:.C$1048576];&quot;&lt;&quot;&amp;[calls.B190];[puts.J$1:.J$1048576];1;[puts.C$1:.C$1048576];&quot;&gt;&quot;&amp;COM.MICROSOFT.MAXIFS([.C$2:.C190];[.A$2:.A190];[.A190];[.J$2:.J190];1;[.C$2:.C190];&quot;&lt;&quot;&amp;[.C190]))*100;&quot;&quot;)">
            <text:p/>
          </table:table-cell>
          <table:table-cell table:formula="of:=IF([.D190]=&quot;&quot;;&quot;&quot;;([.D190])/([.E190]))">
            <text:p/>
          </table:table-cell>
          <table:table-cell table:formula="of:=IF([.D190];[.D190]*100;&quot;&quot;)">
            <text:p><text:s text:c="2"/></text:p>
          </table:table-cell>
          <table:table-cell table:formula="of:=IF([.C190] = &quot;&quot;; &quot;&quot;;[.C190]-[.B19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1];[puts.C$1:.C$1048576];&quot;&lt;&quot;&amp;[calls.B191];[puts.J$1:.J$1048576];1;[puts.C$1:.C$1048576];&quot;&gt;&quot;&amp;COM.MICROSOFT.MAXIFS([.C$2:.C191];[.A$2:.A191];[.A191];[.J$2:.J191];1;[.C$2:.C191];&quot;&lt;&quot;&amp;[.C191]))*100;&quot;&quot;)">
            <text:p/>
          </table:table-cell>
          <table:table-cell table:formula="of:=IF([.D191]=&quot;&quot;;&quot;&quot;;([.D191])/([.E191]))">
            <text:p/>
          </table:table-cell>
          <table:table-cell table:formula="of:=IF([.D191];[.D191]*100;&quot;&quot;)">
            <text:p><text:s text:c="2"/></text:p>
          </table:table-cell>
          <table:table-cell table:formula="of:=IF([.C191] = &quot;&quot;; &quot;&quot;;[.C191]-[.B19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2];[puts.C$1:.C$1048576];&quot;&lt;&quot;&amp;[calls.B192];[puts.J$1:.J$1048576];1;[puts.C$1:.C$1048576];&quot;&gt;&quot;&amp;COM.MICROSOFT.MAXIFS([.C$2:.C192];[.A$2:.A192];[.A192];[.J$2:.J192];1;[.C$2:.C192];&quot;&lt;&quot;&amp;[.C192]))*100;&quot;&quot;)">
            <text:p/>
          </table:table-cell>
          <table:table-cell table:formula="of:=IF([.D192]=&quot;&quot;;&quot;&quot;;([.D192])/([.E192]))">
            <text:p/>
          </table:table-cell>
          <table:table-cell table:formula="of:=IF([.D192];[.D192]*100;&quot;&quot;)">
            <text:p><text:s text:c="2"/></text:p>
          </table:table-cell>
          <table:table-cell table:formula="of:=IF([.C192] = &quot;&quot;; &quot;&quot;;[.C192]-[.B19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3];[puts.C$1:.C$1048576];&quot;&lt;&quot;&amp;[calls.B193];[puts.J$1:.J$1048576];1;[puts.C$1:.C$1048576];&quot;&gt;&quot;&amp;COM.MICROSOFT.MAXIFS([.C$2:.C193];[.A$2:.A193];[.A193];[.J$2:.J193];1;[.C$2:.C193];&quot;&lt;&quot;&amp;[.C193]))*100;&quot;&quot;)">
            <text:p/>
          </table:table-cell>
          <table:table-cell table:formula="of:=IF([.D193]=&quot;&quot;;&quot;&quot;;([.D193])/([.E193]))">
            <text:p/>
          </table:table-cell>
          <table:table-cell table:formula="of:=IF([.D193];[.D193]*100;&quot;&quot;)">
            <text:p><text:s text:c="2"/></text:p>
          </table:table-cell>
          <table:table-cell table:formula="of:=IF([.C193] = &quot;&quot;; &quot;&quot;;[.C193]-[.B19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4];[puts.C$1:.C$1048576];&quot;&lt;&quot;&amp;[calls.B194];[puts.J$1:.J$1048576];1;[puts.C$1:.C$1048576];&quot;&gt;&quot;&amp;COM.MICROSOFT.MAXIFS([.C$2:.C194];[.A$2:.A194];[.A194];[.J$2:.J194];1;[.C$2:.C194];&quot;&lt;&quot;&amp;[.C194]))*100;&quot;&quot;)">
            <text:p/>
          </table:table-cell>
          <table:table-cell table:formula="of:=IF([.D194]=&quot;&quot;;&quot;&quot;;([.D194])/([.E194]))">
            <text:p/>
          </table:table-cell>
          <table:table-cell table:formula="of:=IF([.D194];[.D194]*100;&quot;&quot;)">
            <text:p><text:s text:c="2"/></text:p>
          </table:table-cell>
          <table:table-cell table:formula="of:=IF([.C194] = &quot;&quot;; &quot;&quot;;[.C194]-[.B19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5];[puts.C$1:.C$1048576];&quot;&lt;&quot;&amp;[calls.B195];[puts.J$1:.J$1048576];1;[puts.C$1:.C$1048576];&quot;&gt;&quot;&amp;COM.MICROSOFT.MAXIFS([.C$2:.C195];[.A$2:.A195];[.A195];[.J$2:.J195];1;[.C$2:.C195];&quot;&lt;&quot;&amp;[.C195]))*100;&quot;&quot;)">
            <text:p/>
          </table:table-cell>
          <table:table-cell table:formula="of:=IF([.D195]=&quot;&quot;;&quot;&quot;;([.D195])/([.E195]))">
            <text:p/>
          </table:table-cell>
          <table:table-cell table:formula="of:=IF([.D195];[.D195]*100;&quot;&quot;)">
            <text:p><text:s text:c="2"/></text:p>
          </table:table-cell>
          <table:table-cell table:formula="of:=IF([.C195] = &quot;&quot;; &quot;&quot;;[.C195]-[.B19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6];[puts.C$1:.C$1048576];&quot;&lt;&quot;&amp;[calls.B196];[puts.J$1:.J$1048576];1;[puts.C$1:.C$1048576];&quot;&gt;&quot;&amp;COM.MICROSOFT.MAXIFS([.C$2:.C196];[.A$2:.A196];[.A196];[.J$2:.J196];1;[.C$2:.C196];&quot;&lt;&quot;&amp;[.C196]))*100;&quot;&quot;)">
            <text:p/>
          </table:table-cell>
          <table:table-cell table:formula="of:=IF([.D196]=&quot;&quot;;&quot;&quot;;([.D196])/([.E196]))">
            <text:p/>
          </table:table-cell>
          <table:table-cell table:formula="of:=IF([.D196];[.D196]*100;&quot;&quot;)">
            <text:p><text:s text:c="2"/></text:p>
          </table:table-cell>
          <table:table-cell table:formula="of:=IF([.C196] = &quot;&quot;; &quot;&quot;;[.C196]-[.B19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7];[puts.C$1:.C$1048576];&quot;&lt;&quot;&amp;[calls.B197];[puts.J$1:.J$1048576];1;[puts.C$1:.C$1048576];&quot;&gt;&quot;&amp;COM.MICROSOFT.MAXIFS([.C$2:.C197];[.A$2:.A197];[.A197];[.J$2:.J197];1;[.C$2:.C197];&quot;&lt;&quot;&amp;[.C197]))*100;&quot;&quot;)">
            <text:p/>
          </table:table-cell>
          <table:table-cell table:formula="of:=IF([.D197]=&quot;&quot;;&quot;&quot;;([.D197])/([.E197]))">
            <text:p/>
          </table:table-cell>
          <table:table-cell table:formula="of:=IF([.D197];[.D197]*100;&quot;&quot;)">
            <text:p><text:s text:c="2"/></text:p>
          </table:table-cell>
          <table:table-cell table:formula="of:=IF([.C197] = &quot;&quot;; &quot;&quot;;[.C197]-[.B19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8];[puts.C$1:.C$1048576];&quot;&lt;&quot;&amp;[calls.B198];[puts.J$1:.J$1048576];1;[puts.C$1:.C$1048576];&quot;&gt;&quot;&amp;COM.MICROSOFT.MAXIFS([.C$2:.C198];[.A$2:.A198];[.A198];[.J$2:.J198];1;[.C$2:.C198];&quot;&lt;&quot;&amp;[.C198]))*100;&quot;&quot;)">
            <text:p/>
          </table:table-cell>
          <table:table-cell table:formula="of:=IF([.D198]=&quot;&quot;;&quot;&quot;;([.D198])/([.E198]))">
            <text:p/>
          </table:table-cell>
          <table:table-cell table:formula="of:=IF([.D198];[.D198]*100;&quot;&quot;)">
            <text:p><text:s text:c="2"/></text:p>
          </table:table-cell>
          <table:table-cell table:formula="of:=IF([.C198] = &quot;&quot;; &quot;&quot;;[.C198]-[.B19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199];[puts.C$1:.C$1048576];&quot;&lt;&quot;&amp;[calls.B199];[puts.J$1:.J$1048576];1;[puts.C$1:.C$1048576];&quot;&gt;&quot;&amp;COM.MICROSOFT.MAXIFS([.C$2:.C199];[.A$2:.A199];[.A199];[.J$2:.J199];1;[.C$2:.C199];&quot;&lt;&quot;&amp;[.C199]))*100;&quot;&quot;)">
            <text:p/>
          </table:table-cell>
          <table:table-cell table:formula="of:=IF([.D199]=&quot;&quot;;&quot;&quot;;([.D199])/([.E199]))">
            <text:p/>
          </table:table-cell>
          <table:table-cell table:formula="of:=IF([.D199];[.D199]*100;&quot;&quot;)">
            <text:p><text:s text:c="2"/></text:p>
          </table:table-cell>
          <table:table-cell table:formula="of:=IF([.C199] = &quot;&quot;; &quot;&quot;;[.C199]-[.B19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0];[puts.C$1:.C$1048576];&quot;&lt;&quot;&amp;[calls.B200];[puts.J$1:.J$1048576];1;[puts.C$1:.C$1048576];&quot;&gt;&quot;&amp;COM.MICROSOFT.MAXIFS([.C$2:.C200];[.A$2:.A200];[.A200];[.J$2:.J200];1;[.C$2:.C200];&quot;&lt;&quot;&amp;[.C200]))*100;&quot;&quot;)">
            <text:p/>
          </table:table-cell>
          <table:table-cell table:formula="of:=IF([.D200]=&quot;&quot;;&quot;&quot;;([.D200])/([.E200]))">
            <text:p/>
          </table:table-cell>
          <table:table-cell table:formula="of:=IF([.D200];[.D200]*100;&quot;&quot;)">
            <text:p><text:s text:c="2"/></text:p>
          </table:table-cell>
          <table:table-cell table:formula="of:=IF([.C200] = &quot;&quot;; &quot;&quot;;[.C200]-[.B20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1];[puts.C$1:.C$1048576];&quot;&lt;&quot;&amp;[calls.B201];[puts.J$1:.J$1048576];1;[puts.C$1:.C$1048576];&quot;&gt;&quot;&amp;COM.MICROSOFT.MAXIFS([.C$2:.C201];[.A$2:.A201];[.A201];[.J$2:.J201];1;[.C$2:.C201];&quot;&lt;&quot;&amp;[.C201]))*100;&quot;&quot;)">
            <text:p/>
          </table:table-cell>
          <table:table-cell table:formula="of:=IF([.D201]=&quot;&quot;;&quot;&quot;;([.D201])/([.E201]))">
            <text:p/>
          </table:table-cell>
          <table:table-cell table:formula="of:=IF([.D201];[.D201]*100;&quot;&quot;)">
            <text:p><text:s text:c="2"/></text:p>
          </table:table-cell>
          <table:table-cell table:formula="of:=IF([.C201] = &quot;&quot;; &quot;&quot;;[.C201]-[.B20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2];[puts.C$1:.C$1048576];&quot;&lt;&quot;&amp;[calls.B202];[puts.J$1:.J$1048576];1;[puts.C$1:.C$1048576];&quot;&gt;&quot;&amp;COM.MICROSOFT.MAXIFS([.C$2:.C202];[.A$2:.A202];[.A202];[.J$2:.J202];1;[.C$2:.C202];&quot;&lt;&quot;&amp;[.C202]))*100;&quot;&quot;)">
            <text:p/>
          </table:table-cell>
          <table:table-cell table:formula="of:=IF([.D202]=&quot;&quot;;&quot;&quot;;([.D202])/([.E202]))">
            <text:p/>
          </table:table-cell>
          <table:table-cell table:formula="of:=IF([.D202];[.D202]*100;&quot;&quot;)">
            <text:p><text:s text:c="2"/></text:p>
          </table:table-cell>
          <table:table-cell table:formula="of:=IF([.C202] = &quot;&quot;; &quot;&quot;;[.C202]-[.B20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3];[puts.C$1:.C$1048576];&quot;&lt;&quot;&amp;[calls.B203];[puts.J$1:.J$1048576];1;[puts.C$1:.C$1048576];&quot;&gt;&quot;&amp;COM.MICROSOFT.MAXIFS([.C$2:.C203];[.A$2:.A203];[.A203];[.J$2:.J203];1;[.C$2:.C203];&quot;&lt;&quot;&amp;[.C203]))*100;&quot;&quot;)">
            <text:p/>
          </table:table-cell>
          <table:table-cell table:formula="of:=IF([.D203]=&quot;&quot;;&quot;&quot;;([.D203])/([.E203]))">
            <text:p/>
          </table:table-cell>
          <table:table-cell table:formula="of:=IF([.D203];[.D203]*100;&quot;&quot;)">
            <text:p><text:s text:c="2"/></text:p>
          </table:table-cell>
          <table:table-cell table:formula="of:=IF([.C203] = &quot;&quot;; &quot;&quot;;[.C203]-[.B20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4];[puts.C$1:.C$1048576];&quot;&lt;&quot;&amp;[calls.B204];[puts.J$1:.J$1048576];1;[puts.C$1:.C$1048576];&quot;&gt;&quot;&amp;COM.MICROSOFT.MAXIFS([.C$2:.C204];[.A$2:.A204];[.A204];[.J$2:.J204];1;[.C$2:.C204];&quot;&lt;&quot;&amp;[.C204]))*100;&quot;&quot;)">
            <text:p/>
          </table:table-cell>
          <table:table-cell table:formula="of:=IF([.D204]=&quot;&quot;;&quot;&quot;;([.D204])/([.E204]))">
            <text:p/>
          </table:table-cell>
          <table:table-cell table:formula="of:=IF([.D204];[.D204]*100;&quot;&quot;)">
            <text:p><text:s text:c="2"/></text:p>
          </table:table-cell>
          <table:table-cell table:formula="of:=IF([.C204] = &quot;&quot;; &quot;&quot;;[.C204]-[.B20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5];[puts.C$1:.C$1048576];&quot;&lt;&quot;&amp;[calls.B205];[puts.J$1:.J$1048576];1;[puts.C$1:.C$1048576];&quot;&gt;&quot;&amp;COM.MICROSOFT.MAXIFS([.C$2:.C205];[.A$2:.A205];[.A205];[.J$2:.J205];1;[.C$2:.C205];&quot;&lt;&quot;&amp;[.C205]))*100;&quot;&quot;)">
            <text:p/>
          </table:table-cell>
          <table:table-cell table:formula="of:=IF([.D205]=&quot;&quot;;&quot;&quot;;([.D205])/([.E205]))">
            <text:p/>
          </table:table-cell>
          <table:table-cell table:formula="of:=IF([.D205];[.D205]*100;&quot;&quot;)">
            <text:p><text:s text:c="2"/></text:p>
          </table:table-cell>
          <table:table-cell table:formula="of:=IF([.C205] = &quot;&quot;; &quot;&quot;;[.C205]-[.B20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6];[puts.C$1:.C$1048576];&quot;&lt;&quot;&amp;[calls.B206];[puts.J$1:.J$1048576];1;[puts.C$1:.C$1048576];&quot;&gt;&quot;&amp;COM.MICROSOFT.MAXIFS([.C$2:.C206];[.A$2:.A206];[.A206];[.J$2:.J206];1;[.C$2:.C206];&quot;&lt;&quot;&amp;[.C206]))*100;&quot;&quot;)">
            <text:p/>
          </table:table-cell>
          <table:table-cell table:formula="of:=IF([.D206]=&quot;&quot;;&quot;&quot;;([.D206])/([.E206]))">
            <text:p/>
          </table:table-cell>
          <table:table-cell table:formula="of:=IF([.D206];[.D206]*100;&quot;&quot;)">
            <text:p><text:s text:c="2"/></text:p>
          </table:table-cell>
          <table:table-cell table:formula="of:=IF([.C206] = &quot;&quot;; &quot;&quot;;[.C206]-[.B20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7];[puts.C$1:.C$1048576];&quot;&lt;&quot;&amp;[calls.B207];[puts.J$1:.J$1048576];1;[puts.C$1:.C$1048576];&quot;&gt;&quot;&amp;COM.MICROSOFT.MAXIFS([.C$2:.C207];[.A$2:.A207];[.A207];[.J$2:.J207];1;[.C$2:.C207];&quot;&lt;&quot;&amp;[.C207]))*100;&quot;&quot;)">
            <text:p/>
          </table:table-cell>
          <table:table-cell table:formula="of:=IF([.D207]=&quot;&quot;;&quot;&quot;;([.D207])/([.E207]))">
            <text:p/>
          </table:table-cell>
          <table:table-cell table:formula="of:=IF([.D207];[.D207]*100;&quot;&quot;)">
            <text:p><text:s text:c="2"/></text:p>
          </table:table-cell>
          <table:table-cell table:formula="of:=IF([.C207] = &quot;&quot;; &quot;&quot;;[.C207]-[.B20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8];[puts.C$1:.C$1048576];&quot;&lt;&quot;&amp;[calls.B208];[puts.J$1:.J$1048576];1;[puts.C$1:.C$1048576];&quot;&gt;&quot;&amp;COM.MICROSOFT.MAXIFS([.C$2:.C208];[.A$2:.A208];[.A208];[.J$2:.J208];1;[.C$2:.C208];&quot;&lt;&quot;&amp;[.C208]))*100;&quot;&quot;)">
            <text:p/>
          </table:table-cell>
          <table:table-cell table:formula="of:=IF([.D208]=&quot;&quot;;&quot;&quot;;([.D208])/([.E208]))">
            <text:p/>
          </table:table-cell>
          <table:table-cell table:formula="of:=IF([.D208];[.D208]*100;&quot;&quot;)">
            <text:p><text:s text:c="2"/></text:p>
          </table:table-cell>
          <table:table-cell table:formula="of:=IF([.C208] = &quot;&quot;; &quot;&quot;;[.C208]-[.B20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09];[puts.C$1:.C$1048576];&quot;&lt;&quot;&amp;[calls.B209];[puts.J$1:.J$1048576];1;[puts.C$1:.C$1048576];&quot;&gt;&quot;&amp;COM.MICROSOFT.MAXIFS([.C$2:.C209];[.A$2:.A209];[.A209];[.J$2:.J209];1;[.C$2:.C209];&quot;&lt;&quot;&amp;[.C209]))*100;&quot;&quot;)">
            <text:p/>
          </table:table-cell>
          <table:table-cell table:formula="of:=IF([.D209]=&quot;&quot;;&quot;&quot;;([.D209])/([.E209]))">
            <text:p/>
          </table:table-cell>
          <table:table-cell table:formula="of:=IF([.D209];[.D209]*100;&quot;&quot;)">
            <text:p><text:s text:c="2"/></text:p>
          </table:table-cell>
          <table:table-cell table:formula="of:=IF([.C209] = &quot;&quot;; &quot;&quot;;[.C209]-[.B20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0];[puts.C$1:.C$1048576];&quot;&lt;&quot;&amp;[calls.B210];[puts.J$1:.J$1048576];1;[puts.C$1:.C$1048576];&quot;&gt;&quot;&amp;COM.MICROSOFT.MAXIFS([.C$2:.C210];[.A$2:.A210];[.A210];[.J$2:.J210];1;[.C$2:.C210];&quot;&lt;&quot;&amp;[.C210]))*100;&quot;&quot;)">
            <text:p/>
          </table:table-cell>
          <table:table-cell table:formula="of:=IF([.D210]=&quot;&quot;;&quot;&quot;;([.D210])/([.E210]))">
            <text:p/>
          </table:table-cell>
          <table:table-cell table:formula="of:=IF([.D210];[.D210]*100;&quot;&quot;)">
            <text:p><text:s text:c="2"/></text:p>
          </table:table-cell>
          <table:table-cell table:formula="of:=IF([.C210] = &quot;&quot;; &quot;&quot;;[.C210]-[.B21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1];[puts.C$1:.C$1048576];&quot;&lt;&quot;&amp;[calls.B211];[puts.J$1:.J$1048576];1;[puts.C$1:.C$1048576];&quot;&gt;&quot;&amp;COM.MICROSOFT.MAXIFS([.C$2:.C211];[.A$2:.A211];[.A211];[.J$2:.J211];1;[.C$2:.C211];&quot;&lt;&quot;&amp;[.C211]))*100;&quot;&quot;)">
            <text:p/>
          </table:table-cell>
          <table:table-cell table:formula="of:=IF([.D211]=&quot;&quot;;&quot;&quot;;([.D211])/([.E211]))">
            <text:p/>
          </table:table-cell>
          <table:table-cell table:formula="of:=IF([.D211];[.D211]*100;&quot;&quot;)">
            <text:p><text:s text:c="2"/></text:p>
          </table:table-cell>
          <table:table-cell table:formula="of:=IF([.C211] = &quot;&quot;; &quot;&quot;;[.C211]-[.B21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2];[puts.C$1:.C$1048576];&quot;&lt;&quot;&amp;[calls.B212];[puts.J$1:.J$1048576];1;[puts.C$1:.C$1048576];&quot;&gt;&quot;&amp;COM.MICROSOFT.MAXIFS([.C$2:.C212];[.A$2:.A212];[.A212];[.J$2:.J212];1;[.C$2:.C212];&quot;&lt;&quot;&amp;[.C212]))*100;&quot;&quot;)">
            <text:p/>
          </table:table-cell>
          <table:table-cell table:formula="of:=IF([.D212]=&quot;&quot;;&quot;&quot;;([.D212])/([.E212]))">
            <text:p/>
          </table:table-cell>
          <table:table-cell table:formula="of:=IF([.D212];[.D212]*100;&quot;&quot;)">
            <text:p><text:s text:c="2"/></text:p>
          </table:table-cell>
          <table:table-cell table:formula="of:=IF([.C212] = &quot;&quot;; &quot;&quot;;[.C212]-[.B21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3];[puts.C$1:.C$1048576];&quot;&lt;&quot;&amp;[calls.B213];[puts.J$1:.J$1048576];1;[puts.C$1:.C$1048576];&quot;&gt;&quot;&amp;COM.MICROSOFT.MAXIFS([.C$2:.C213];[.A$2:.A213];[.A213];[.J$2:.J213];1;[.C$2:.C213];&quot;&lt;&quot;&amp;[.C213]))*100;&quot;&quot;)">
            <text:p/>
          </table:table-cell>
          <table:table-cell table:formula="of:=IF([.D213]=&quot;&quot;;&quot;&quot;;([.D213])/([.E213]))">
            <text:p/>
          </table:table-cell>
          <table:table-cell table:formula="of:=IF([.D213];[.D213]*100;&quot;&quot;)">
            <text:p><text:s text:c="2"/></text:p>
          </table:table-cell>
          <table:table-cell table:formula="of:=IF([.C213] = &quot;&quot;; &quot;&quot;;[.C213]-[.B21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4];[puts.C$1:.C$1048576];&quot;&lt;&quot;&amp;[calls.B214];[puts.J$1:.J$1048576];1;[puts.C$1:.C$1048576];&quot;&gt;&quot;&amp;COM.MICROSOFT.MAXIFS([.C$2:.C214];[.A$2:.A214];[.A214];[.J$2:.J214];1;[.C$2:.C214];&quot;&lt;&quot;&amp;[.C214]))*100;&quot;&quot;)">
            <text:p/>
          </table:table-cell>
          <table:table-cell table:formula="of:=IF([.D214]=&quot;&quot;;&quot;&quot;;([.D214])/([.E214]))">
            <text:p/>
          </table:table-cell>
          <table:table-cell table:formula="of:=IF([.D214];[.D214]*100;&quot;&quot;)">
            <text:p><text:s text:c="2"/></text:p>
          </table:table-cell>
          <table:table-cell table:formula="of:=IF([.C214] = &quot;&quot;; &quot;&quot;;[.C214]-[.B21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5];[puts.C$1:.C$1048576];&quot;&lt;&quot;&amp;[calls.B215];[puts.J$1:.J$1048576];1;[puts.C$1:.C$1048576];&quot;&gt;&quot;&amp;COM.MICROSOFT.MAXIFS([.C$2:.C215];[.A$2:.A215];[.A215];[.J$2:.J215];1;[.C$2:.C215];&quot;&lt;&quot;&amp;[.C215]))*100;&quot;&quot;)">
            <text:p/>
          </table:table-cell>
          <table:table-cell table:formula="of:=IF([.D215]=&quot;&quot;;&quot;&quot;;([.D215])/([.E215]))">
            <text:p/>
          </table:table-cell>
          <table:table-cell table:formula="of:=IF([.D215];[.D215]*100;&quot;&quot;)">
            <text:p><text:s text:c="2"/></text:p>
          </table:table-cell>
          <table:table-cell table:formula="of:=IF([.C215] = &quot;&quot;; &quot;&quot;;[.C215]-[.B21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6];[puts.C$1:.C$1048576];&quot;&lt;&quot;&amp;[calls.B216];[puts.J$1:.J$1048576];1;[puts.C$1:.C$1048576];&quot;&gt;&quot;&amp;COM.MICROSOFT.MAXIFS([.C$2:.C216];[.A$2:.A216];[.A216];[.J$2:.J216];1;[.C$2:.C216];&quot;&lt;&quot;&amp;[.C216]))*100;&quot;&quot;)">
            <text:p/>
          </table:table-cell>
          <table:table-cell table:formula="of:=IF([.D216]=&quot;&quot;;&quot;&quot;;([.D216])/([.E216]))">
            <text:p/>
          </table:table-cell>
          <table:table-cell table:formula="of:=IF([.D216];[.D216]*100;&quot;&quot;)">
            <text:p><text:s text:c="2"/></text:p>
          </table:table-cell>
          <table:table-cell table:formula="of:=IF([.C216] = &quot;&quot;; &quot;&quot;;[.C216]-[.B21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7];[puts.C$1:.C$1048576];&quot;&lt;&quot;&amp;[calls.B217];[puts.J$1:.J$1048576];1;[puts.C$1:.C$1048576];&quot;&gt;&quot;&amp;COM.MICROSOFT.MAXIFS([.C$2:.C217];[.A$2:.A217];[.A217];[.J$2:.J217];1;[.C$2:.C217];&quot;&lt;&quot;&amp;[.C217]))*100;&quot;&quot;)">
            <text:p/>
          </table:table-cell>
          <table:table-cell table:formula="of:=IF([.D217]=&quot;&quot;;&quot;&quot;;([.D217])/([.E217]))">
            <text:p/>
          </table:table-cell>
          <table:table-cell table:formula="of:=IF([.D217];[.D217]*100;&quot;&quot;)">
            <text:p><text:s text:c="2"/></text:p>
          </table:table-cell>
          <table:table-cell table:formula="of:=IF([.C217] = &quot;&quot;; &quot;&quot;;[.C217]-[.B21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8];[puts.C$1:.C$1048576];&quot;&lt;&quot;&amp;[calls.B218];[puts.J$1:.J$1048576];1;[puts.C$1:.C$1048576];&quot;&gt;&quot;&amp;COM.MICROSOFT.MAXIFS([.C$2:.C218];[.A$2:.A218];[.A218];[.J$2:.J218];1;[.C$2:.C218];&quot;&lt;&quot;&amp;[.C218]))*100;&quot;&quot;)">
            <text:p/>
          </table:table-cell>
          <table:table-cell table:formula="of:=IF([.D218]=&quot;&quot;;&quot;&quot;;([.D218])/([.E218]))">
            <text:p/>
          </table:table-cell>
          <table:table-cell table:formula="of:=IF([.D218];[.D218]*100;&quot;&quot;)">
            <text:p><text:s text:c="2"/></text:p>
          </table:table-cell>
          <table:table-cell table:formula="of:=IF([.C218] = &quot;&quot;; &quot;&quot;;[.C218]-[.B21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19];[puts.C$1:.C$1048576];&quot;&lt;&quot;&amp;[calls.B219];[puts.J$1:.J$1048576];1;[puts.C$1:.C$1048576];&quot;&gt;&quot;&amp;COM.MICROSOFT.MAXIFS([.C$2:.C219];[.A$2:.A219];[.A219];[.J$2:.J219];1;[.C$2:.C219];&quot;&lt;&quot;&amp;[.C219]))*100;&quot;&quot;)">
            <text:p/>
          </table:table-cell>
          <table:table-cell table:formula="of:=IF([.D219]=&quot;&quot;;&quot;&quot;;([.D219])/([.E219]))">
            <text:p/>
          </table:table-cell>
          <table:table-cell table:formula="of:=IF([.D219];[.D219]*100;&quot;&quot;)">
            <text:p><text:s text:c="2"/></text:p>
          </table:table-cell>
          <table:table-cell table:formula="of:=IF([.C219] = &quot;&quot;; &quot;&quot;;[.C219]-[.B21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0];[puts.C$1:.C$1048576];&quot;&lt;&quot;&amp;[calls.B220];[puts.J$1:.J$1048576];1;[puts.C$1:.C$1048576];&quot;&gt;&quot;&amp;COM.MICROSOFT.MAXIFS([.C$2:.C220];[.A$2:.A220];[.A220];[.J$2:.J220];1;[.C$2:.C220];&quot;&lt;&quot;&amp;[.C220]))*100;&quot;&quot;)">
            <text:p/>
          </table:table-cell>
          <table:table-cell table:formula="of:=IF([.D220]=&quot;&quot;;&quot;&quot;;([.D220])/([.E220]))">
            <text:p/>
          </table:table-cell>
          <table:table-cell table:formula="of:=IF([.D220];[.D220]*100;&quot;&quot;)">
            <text:p><text:s text:c="2"/></text:p>
          </table:table-cell>
          <table:table-cell table:formula="of:=IF([.C220] = &quot;&quot;; &quot;&quot;;[.C220]-[.B22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1];[puts.C$1:.C$1048576];&quot;&lt;&quot;&amp;[calls.B221];[puts.J$1:.J$1048576];1;[puts.C$1:.C$1048576];&quot;&gt;&quot;&amp;COM.MICROSOFT.MAXIFS([.C$2:.C221];[.A$2:.A221];[.A221];[.J$2:.J221];1;[.C$2:.C221];&quot;&lt;&quot;&amp;[.C221]))*100;&quot;&quot;)">
            <text:p/>
          </table:table-cell>
          <table:table-cell table:formula="of:=IF([.D221]=&quot;&quot;;&quot;&quot;;([.D221])/([.E221]))">
            <text:p/>
          </table:table-cell>
          <table:table-cell table:formula="of:=IF([.D221];[.D221]*100;&quot;&quot;)">
            <text:p><text:s text:c="2"/></text:p>
          </table:table-cell>
          <table:table-cell table:formula="of:=IF([.C221] = &quot;&quot;; &quot;&quot;;[.C221]-[.B22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2];[puts.C$1:.C$1048576];&quot;&lt;&quot;&amp;[calls.B222];[puts.J$1:.J$1048576];1;[puts.C$1:.C$1048576];&quot;&gt;&quot;&amp;COM.MICROSOFT.MAXIFS([.C$2:.C222];[.A$2:.A222];[.A222];[.J$2:.J222];1;[.C$2:.C222];&quot;&lt;&quot;&amp;[.C222]))*100;&quot;&quot;)">
            <text:p/>
          </table:table-cell>
          <table:table-cell table:formula="of:=IF([.D222]=&quot;&quot;;&quot;&quot;;([.D222])/([.E222]))">
            <text:p/>
          </table:table-cell>
          <table:table-cell table:formula="of:=IF([.D222];[.D222]*100;&quot;&quot;)">
            <text:p><text:s text:c="2"/></text:p>
          </table:table-cell>
          <table:table-cell table:formula="of:=IF([.C222] = &quot;&quot;; &quot;&quot;;[.C222]-[.B22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3];[puts.C$1:.C$1048576];&quot;&lt;&quot;&amp;[calls.B223];[puts.J$1:.J$1048576];1;[puts.C$1:.C$1048576];&quot;&gt;&quot;&amp;COM.MICROSOFT.MAXIFS([.C$2:.C223];[.A$2:.A223];[.A223];[.J$2:.J223];1;[.C$2:.C223];&quot;&lt;&quot;&amp;[.C223]))*100;&quot;&quot;)">
            <text:p/>
          </table:table-cell>
          <table:table-cell table:formula="of:=IF([.D223]=&quot;&quot;;&quot;&quot;;([.D223])/([.E223]))">
            <text:p/>
          </table:table-cell>
          <table:table-cell table:formula="of:=IF([.D223];[.D223]*100;&quot;&quot;)">
            <text:p><text:s text:c="2"/></text:p>
          </table:table-cell>
          <table:table-cell table:formula="of:=IF([.C223] = &quot;&quot;; &quot;&quot;;[.C223]-[.B22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4];[puts.C$1:.C$1048576];&quot;&lt;&quot;&amp;[calls.B224];[puts.J$1:.J$1048576];1;[puts.C$1:.C$1048576];&quot;&gt;&quot;&amp;COM.MICROSOFT.MAXIFS([.C$2:.C224];[.A$2:.A224];[.A224];[.J$2:.J224];1;[.C$2:.C224];&quot;&lt;&quot;&amp;[.C224]))*100;&quot;&quot;)">
            <text:p/>
          </table:table-cell>
          <table:table-cell table:formula="of:=IF([.D224]=&quot;&quot;;&quot;&quot;;([.D224])/([.E224]))">
            <text:p/>
          </table:table-cell>
          <table:table-cell table:formula="of:=IF([.D224];[.D224]*100;&quot;&quot;)">
            <text:p><text:s text:c="2"/></text:p>
          </table:table-cell>
          <table:table-cell table:formula="of:=IF([.C224] = &quot;&quot;; &quot;&quot;;[.C224]-[.B22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5];[puts.C$1:.C$1048576];&quot;&lt;&quot;&amp;[calls.B225];[puts.J$1:.J$1048576];1;[puts.C$1:.C$1048576];&quot;&gt;&quot;&amp;COM.MICROSOFT.MAXIFS([.C$2:.C225];[.A$2:.A225];[.A225];[.J$2:.J225];1;[.C$2:.C225];&quot;&lt;&quot;&amp;[.C225]))*100;&quot;&quot;)">
            <text:p/>
          </table:table-cell>
          <table:table-cell table:formula="of:=IF([.D225]=&quot;&quot;;&quot;&quot;;([.D225])/([.E225]))">
            <text:p/>
          </table:table-cell>
          <table:table-cell table:formula="of:=IF([.D225];[.D225]*100;&quot;&quot;)">
            <text:p><text:s text:c="2"/></text:p>
          </table:table-cell>
          <table:table-cell table:formula="of:=IF([.C225] = &quot;&quot;; &quot;&quot;;[.C225]-[.B22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6];[puts.C$1:.C$1048576];&quot;&lt;&quot;&amp;[calls.B226];[puts.J$1:.J$1048576];1;[puts.C$1:.C$1048576];&quot;&gt;&quot;&amp;COM.MICROSOFT.MAXIFS([.C$2:.C226];[.A$2:.A226];[.A226];[.J$2:.J226];1;[.C$2:.C226];&quot;&lt;&quot;&amp;[.C226]))*100;&quot;&quot;)">
            <text:p/>
          </table:table-cell>
          <table:table-cell table:formula="of:=IF([.D226]=&quot;&quot;;&quot;&quot;;([.D226])/([.E226]))">
            <text:p/>
          </table:table-cell>
          <table:table-cell table:formula="of:=IF([.D226];[.D226]*100;&quot;&quot;)">
            <text:p><text:s text:c="2"/></text:p>
          </table:table-cell>
          <table:table-cell table:formula="of:=IF([.C226] = &quot;&quot;; &quot;&quot;;[.C226]-[.B22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7];[puts.C$1:.C$1048576];&quot;&lt;&quot;&amp;[calls.B227];[puts.J$1:.J$1048576];1;[puts.C$1:.C$1048576];&quot;&gt;&quot;&amp;COM.MICROSOFT.MAXIFS([.C$2:.C227];[.A$2:.A227];[.A227];[.J$2:.J227];1;[.C$2:.C227];&quot;&lt;&quot;&amp;[.C227]))*100;&quot;&quot;)">
            <text:p/>
          </table:table-cell>
          <table:table-cell table:formula="of:=IF([.D227]=&quot;&quot;;&quot;&quot;;([.D227])/([.E227]))">
            <text:p/>
          </table:table-cell>
          <table:table-cell table:formula="of:=IF([.D227];[.D227]*100;&quot;&quot;)">
            <text:p><text:s text:c="2"/></text:p>
          </table:table-cell>
          <table:table-cell table:formula="of:=IF([.C227] = &quot;&quot;; &quot;&quot;;[.C227]-[.B22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8];[puts.C$1:.C$1048576];&quot;&lt;&quot;&amp;[calls.B228];[puts.J$1:.J$1048576];1;[puts.C$1:.C$1048576];&quot;&gt;&quot;&amp;COM.MICROSOFT.MAXIFS([.C$2:.C228];[.A$2:.A228];[.A228];[.J$2:.J228];1;[.C$2:.C228];&quot;&lt;&quot;&amp;[.C228]))*100;&quot;&quot;)">
            <text:p/>
          </table:table-cell>
          <table:table-cell table:formula="of:=IF([.D228]=&quot;&quot;;&quot;&quot;;([.D228])/([.E228]))">
            <text:p/>
          </table:table-cell>
          <table:table-cell table:formula="of:=IF([.D228];[.D228]*100;&quot;&quot;)">
            <text:p><text:s text:c="2"/></text:p>
          </table:table-cell>
          <table:table-cell table:formula="of:=IF([.C228] = &quot;&quot;; &quot;&quot;;[.C228]-[.B22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29];[puts.C$1:.C$1048576];&quot;&lt;&quot;&amp;[calls.B229];[puts.J$1:.J$1048576];1;[puts.C$1:.C$1048576];&quot;&gt;&quot;&amp;COM.MICROSOFT.MAXIFS([.C$2:.C229];[.A$2:.A229];[.A229];[.J$2:.J229];1;[.C$2:.C229];&quot;&lt;&quot;&amp;[.C229]))*100;&quot;&quot;)">
            <text:p/>
          </table:table-cell>
          <table:table-cell table:formula="of:=IF([.D229]=&quot;&quot;;&quot;&quot;;([.D229])/([.E229]))">
            <text:p/>
          </table:table-cell>
          <table:table-cell table:formula="of:=IF([.D229];[.D229]*100;&quot;&quot;)">
            <text:p><text:s text:c="2"/></text:p>
          </table:table-cell>
          <table:table-cell table:formula="of:=IF([.C229] = &quot;&quot;; &quot;&quot;;[.C229]-[.B22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0];[puts.C$1:.C$1048576];&quot;&lt;&quot;&amp;[calls.B230];[puts.J$1:.J$1048576];1;[puts.C$1:.C$1048576];&quot;&gt;&quot;&amp;COM.MICROSOFT.MAXIFS([.C$2:.C230];[.A$2:.A230];[.A230];[.J$2:.J230];1;[.C$2:.C230];&quot;&lt;&quot;&amp;[.C230]))*100;&quot;&quot;)">
            <text:p/>
          </table:table-cell>
          <table:table-cell table:formula="of:=IF([.D230]=&quot;&quot;;&quot;&quot;;([.D230])/([.E230]))">
            <text:p/>
          </table:table-cell>
          <table:table-cell table:formula="of:=IF([.D230];[.D230]*100;&quot;&quot;)">
            <text:p><text:s text:c="2"/></text:p>
          </table:table-cell>
          <table:table-cell table:formula="of:=IF([.C230] = &quot;&quot;; &quot;&quot;;[.C230]-[.B23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1];[puts.C$1:.C$1048576];&quot;&lt;&quot;&amp;[calls.B231];[puts.J$1:.J$1048576];1;[puts.C$1:.C$1048576];&quot;&gt;&quot;&amp;COM.MICROSOFT.MAXIFS([.C$2:.C231];[.A$2:.A231];[.A231];[.J$2:.J231];1;[.C$2:.C231];&quot;&lt;&quot;&amp;[.C231]))*100;&quot;&quot;)">
            <text:p/>
          </table:table-cell>
          <table:table-cell table:formula="of:=IF([.D231]=&quot;&quot;;&quot;&quot;;([.D231])/([.E231]))">
            <text:p/>
          </table:table-cell>
          <table:table-cell table:formula="of:=IF([.D231];[.D231]*100;&quot;&quot;)">
            <text:p><text:s text:c="2"/></text:p>
          </table:table-cell>
          <table:table-cell table:formula="of:=IF([.C231] = &quot;&quot;; &quot;&quot;;[.C231]-[.B23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2];[puts.C$1:.C$1048576];&quot;&lt;&quot;&amp;[calls.B232];[puts.J$1:.J$1048576];1;[puts.C$1:.C$1048576];&quot;&gt;&quot;&amp;COM.MICROSOFT.MAXIFS([.C$2:.C232];[.A$2:.A232];[.A232];[.J$2:.J232];1;[.C$2:.C232];&quot;&lt;&quot;&amp;[.C232]))*100;&quot;&quot;)">
            <text:p/>
          </table:table-cell>
          <table:table-cell table:formula="of:=IF([.D232]=&quot;&quot;;&quot;&quot;;([.D232])/([.E232]))">
            <text:p/>
          </table:table-cell>
          <table:table-cell table:formula="of:=IF([.D232];[.D232]*100;&quot;&quot;)">
            <text:p><text:s text:c="2"/></text:p>
          </table:table-cell>
          <table:table-cell table:formula="of:=IF([.C232] = &quot;&quot;; &quot;&quot;;[.C232]-[.B23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3];[puts.C$1:.C$1048576];&quot;&lt;&quot;&amp;[calls.B233];[puts.J$1:.J$1048576];1;[puts.C$1:.C$1048576];&quot;&gt;&quot;&amp;COM.MICROSOFT.MAXIFS([.C$2:.C233];[.A$2:.A233];[.A233];[.J$2:.J233];1;[.C$2:.C233];&quot;&lt;&quot;&amp;[.C233]))*100;&quot;&quot;)">
            <text:p/>
          </table:table-cell>
          <table:table-cell table:formula="of:=IF([.D233]=&quot;&quot;;&quot;&quot;;([.D233])/([.E233]))">
            <text:p/>
          </table:table-cell>
          <table:table-cell table:formula="of:=IF([.D233];[.D233]*100;&quot;&quot;)">
            <text:p><text:s text:c="2"/></text:p>
          </table:table-cell>
          <table:table-cell table:formula="of:=IF([.C233] = &quot;&quot;; &quot;&quot;;[.C233]-[.B23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4];[puts.C$1:.C$1048576];&quot;&lt;&quot;&amp;[calls.B234];[puts.J$1:.J$1048576];1;[puts.C$1:.C$1048576];&quot;&gt;&quot;&amp;COM.MICROSOFT.MAXIFS([.C$2:.C234];[.A$2:.A234];[.A234];[.J$2:.J234];1;[.C$2:.C234];&quot;&lt;&quot;&amp;[.C234]))*100;&quot;&quot;)">
            <text:p/>
          </table:table-cell>
          <table:table-cell table:formula="of:=IF([.D234]=&quot;&quot;;&quot;&quot;;([.D234])/([.E234]))">
            <text:p/>
          </table:table-cell>
          <table:table-cell table:formula="of:=IF([.D234];[.D234]*100;&quot;&quot;)">
            <text:p><text:s text:c="2"/></text:p>
          </table:table-cell>
          <table:table-cell table:formula="of:=IF([.C234] = &quot;&quot;; &quot;&quot;;[.C234]-[.B23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5];[puts.C$1:.C$1048576];&quot;&lt;&quot;&amp;[calls.B235];[puts.J$1:.J$1048576];1;[puts.C$1:.C$1048576];&quot;&gt;&quot;&amp;COM.MICROSOFT.MAXIFS([.C$2:.C235];[.A$2:.A235];[.A235];[.J$2:.J235];1;[.C$2:.C235];&quot;&lt;&quot;&amp;[.C235]))*100;&quot;&quot;)">
            <text:p/>
          </table:table-cell>
          <table:table-cell table:formula="of:=IF([.D235]=&quot;&quot;;&quot;&quot;;([.D235])/([.E235]))">
            <text:p/>
          </table:table-cell>
          <table:table-cell table:formula="of:=IF([.D235];[.D235]*100;&quot;&quot;)">
            <text:p><text:s text:c="2"/></text:p>
          </table:table-cell>
          <table:table-cell table:formula="of:=IF([.C235] = &quot;&quot;; &quot;&quot;;[.C235]-[.B23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6];[puts.C$1:.C$1048576];&quot;&lt;&quot;&amp;[calls.B236];[puts.J$1:.J$1048576];1;[puts.C$1:.C$1048576];&quot;&gt;&quot;&amp;COM.MICROSOFT.MAXIFS([.C$2:.C236];[.A$2:.A236];[.A236];[.J$2:.J236];1;[.C$2:.C236];&quot;&lt;&quot;&amp;[.C236]))*100;&quot;&quot;)">
            <text:p/>
          </table:table-cell>
          <table:table-cell table:formula="of:=IF([.D236]=&quot;&quot;;&quot;&quot;;([.D236])/([.E236]))">
            <text:p/>
          </table:table-cell>
          <table:table-cell table:formula="of:=IF([.D236];[.D236]*100;&quot;&quot;)">
            <text:p><text:s text:c="2"/></text:p>
          </table:table-cell>
          <table:table-cell table:formula="of:=IF([.C236] = &quot;&quot;; &quot;&quot;;[.C236]-[.B23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7];[puts.C$1:.C$1048576];&quot;&lt;&quot;&amp;[calls.B237];[puts.J$1:.J$1048576];1;[puts.C$1:.C$1048576];&quot;&gt;&quot;&amp;COM.MICROSOFT.MAXIFS([.C$2:.C237];[.A$2:.A237];[.A237];[.J$2:.J237];1;[.C$2:.C237];&quot;&lt;&quot;&amp;[.C237]))*100;&quot;&quot;)">
            <text:p/>
          </table:table-cell>
          <table:table-cell table:formula="of:=IF([.D237]=&quot;&quot;;&quot;&quot;;([.D237])/([.E237]))">
            <text:p/>
          </table:table-cell>
          <table:table-cell table:formula="of:=IF([.D237];[.D237]*100;&quot;&quot;)">
            <text:p><text:s text:c="2"/></text:p>
          </table:table-cell>
          <table:table-cell table:formula="of:=IF([.C237] = &quot;&quot;; &quot;&quot;;[.C237]-[.B23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8];[puts.C$1:.C$1048576];&quot;&lt;&quot;&amp;[calls.B238];[puts.J$1:.J$1048576];1;[puts.C$1:.C$1048576];&quot;&gt;&quot;&amp;COM.MICROSOFT.MAXIFS([.C$2:.C238];[.A$2:.A238];[.A238];[.J$2:.J238];1;[.C$2:.C238];&quot;&lt;&quot;&amp;[.C238]))*100;&quot;&quot;)">
            <text:p/>
          </table:table-cell>
          <table:table-cell table:formula="of:=IF([.D238]=&quot;&quot;;&quot;&quot;;([.D238])/([.E238]))">
            <text:p/>
          </table:table-cell>
          <table:table-cell table:formula="of:=IF([.D238];[.D238]*100;&quot;&quot;)">
            <text:p><text:s text:c="2"/></text:p>
          </table:table-cell>
          <table:table-cell table:formula="of:=IF([.C238] = &quot;&quot;; &quot;&quot;;[.C238]-[.B23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39];[puts.C$1:.C$1048576];&quot;&lt;&quot;&amp;[calls.B239];[puts.J$1:.J$1048576];1;[puts.C$1:.C$1048576];&quot;&gt;&quot;&amp;COM.MICROSOFT.MAXIFS([.C$2:.C239];[.A$2:.A239];[.A239];[.J$2:.J239];1;[.C$2:.C239];&quot;&lt;&quot;&amp;[.C239]))*100;&quot;&quot;)">
            <text:p/>
          </table:table-cell>
          <table:table-cell table:formula="of:=IF([.D239]=&quot;&quot;;&quot;&quot;;([.D239])/([.E239]))">
            <text:p/>
          </table:table-cell>
          <table:table-cell table:formula="of:=IF([.D239];[.D239]*100;&quot;&quot;)">
            <text:p><text:s text:c="2"/></text:p>
          </table:table-cell>
          <table:table-cell table:formula="of:=IF([.C239] = &quot;&quot;; &quot;&quot;;[.C239]-[.B23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0];[puts.C$1:.C$1048576];&quot;&lt;&quot;&amp;[calls.B240];[puts.J$1:.J$1048576];1;[puts.C$1:.C$1048576];&quot;&gt;&quot;&amp;COM.MICROSOFT.MAXIFS([.C$2:.C240];[.A$2:.A240];[.A240];[.J$2:.J240];1;[.C$2:.C240];&quot;&lt;&quot;&amp;[.C240]))*100;&quot;&quot;)">
            <text:p/>
          </table:table-cell>
          <table:table-cell table:formula="of:=IF([.D240]=&quot;&quot;;&quot;&quot;;([.D240])/([.E240]))">
            <text:p/>
          </table:table-cell>
          <table:table-cell table:formula="of:=IF([.D240];[.D240]*100;&quot;&quot;)">
            <text:p><text:s text:c="2"/></text:p>
          </table:table-cell>
          <table:table-cell table:formula="of:=IF([.C240] = &quot;&quot;; &quot;&quot;;[.C240]-[.B24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1];[puts.C$1:.C$1048576];&quot;&lt;&quot;&amp;[calls.B241];[puts.J$1:.J$1048576];1;[puts.C$1:.C$1048576];&quot;&gt;&quot;&amp;COM.MICROSOFT.MAXIFS([.C$2:.C241];[.A$2:.A241];[.A241];[.J$2:.J241];1;[.C$2:.C241];&quot;&lt;&quot;&amp;[.C241]))*100;&quot;&quot;)">
            <text:p/>
          </table:table-cell>
          <table:table-cell table:formula="of:=IF([.D241]=&quot;&quot;;&quot;&quot;;([.D241])/([.E241]))">
            <text:p/>
          </table:table-cell>
          <table:table-cell table:formula="of:=IF([.D241];[.D241]*100;&quot;&quot;)">
            <text:p><text:s text:c="2"/></text:p>
          </table:table-cell>
          <table:table-cell table:formula="of:=IF([.C241] = &quot;&quot;; &quot;&quot;;[.C241]-[.B24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2];[puts.C$1:.C$1048576];&quot;&lt;&quot;&amp;[calls.B242];[puts.J$1:.J$1048576];1;[puts.C$1:.C$1048576];&quot;&gt;&quot;&amp;COM.MICROSOFT.MAXIFS([.C$2:.C242];[.A$2:.A242];[.A242];[.J$2:.J242];1;[.C$2:.C242];&quot;&lt;&quot;&amp;[.C242]))*100;&quot;&quot;)">
            <text:p/>
          </table:table-cell>
          <table:table-cell table:formula="of:=IF([.D242]=&quot;&quot;;&quot;&quot;;([.D242])/([.E242]))">
            <text:p/>
          </table:table-cell>
          <table:table-cell table:formula="of:=IF([.D242];[.D242]*100;&quot;&quot;)">
            <text:p><text:s text:c="2"/></text:p>
          </table:table-cell>
          <table:table-cell table:formula="of:=IF([.C242] = &quot;&quot;; &quot;&quot;;[.C242]-[.B24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3];[puts.C$1:.C$1048576];&quot;&lt;&quot;&amp;[calls.B243];[puts.J$1:.J$1048576];1;[puts.C$1:.C$1048576];&quot;&gt;&quot;&amp;COM.MICROSOFT.MAXIFS([.C$2:.C243];[.A$2:.A243];[.A243];[.J$2:.J243];1;[.C$2:.C243];&quot;&lt;&quot;&amp;[.C243]))*100;&quot;&quot;)">
            <text:p/>
          </table:table-cell>
          <table:table-cell table:formula="of:=IF([.D243]=&quot;&quot;;&quot;&quot;;([.D243])/([.E243]))">
            <text:p/>
          </table:table-cell>
          <table:table-cell table:formula="of:=IF([.D243];[.D243]*100;&quot;&quot;)">
            <text:p><text:s text:c="2"/></text:p>
          </table:table-cell>
          <table:table-cell table:formula="of:=IF([.C243] = &quot;&quot;; &quot;&quot;;[.C243]-[.B24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4];[puts.C$1:.C$1048576];&quot;&lt;&quot;&amp;[calls.B244];[puts.J$1:.J$1048576];1;[puts.C$1:.C$1048576];&quot;&gt;&quot;&amp;COM.MICROSOFT.MAXIFS([.C$2:.C244];[.A$2:.A244];[.A244];[.J$2:.J244];1;[.C$2:.C244];&quot;&lt;&quot;&amp;[.C244]))*100;&quot;&quot;)">
            <text:p/>
          </table:table-cell>
          <table:table-cell table:formula="of:=IF([.D244]=&quot;&quot;;&quot;&quot;;([.D244])/([.E244]))">
            <text:p/>
          </table:table-cell>
          <table:table-cell table:formula="of:=IF([.D244];[.D244]*100;&quot;&quot;)">
            <text:p><text:s text:c="2"/></text:p>
          </table:table-cell>
          <table:table-cell table:formula="of:=IF([.C244] = &quot;&quot;; &quot;&quot;;[.C244]-[.B24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5];[puts.C$1:.C$1048576];&quot;&lt;&quot;&amp;[calls.B245];[puts.J$1:.J$1048576];1;[puts.C$1:.C$1048576];&quot;&gt;&quot;&amp;COM.MICROSOFT.MAXIFS([.C$2:.C245];[.A$2:.A245];[.A245];[.J$2:.J245];1;[.C$2:.C245];&quot;&lt;&quot;&amp;[.C245]))*100;&quot;&quot;)">
            <text:p/>
          </table:table-cell>
          <table:table-cell table:formula="of:=IF([.D245]=&quot;&quot;;&quot;&quot;;([.D245])/([.E245]))">
            <text:p/>
          </table:table-cell>
          <table:table-cell table:formula="of:=IF([.D245];[.D245]*100;&quot;&quot;)">
            <text:p><text:s text:c="2"/></text:p>
          </table:table-cell>
          <table:table-cell table:formula="of:=IF([.C245] = &quot;&quot;; &quot;&quot;;[.C245]-[.B24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6];[puts.C$1:.C$1048576];&quot;&lt;&quot;&amp;[calls.B246];[puts.J$1:.J$1048576];1;[puts.C$1:.C$1048576];&quot;&gt;&quot;&amp;COM.MICROSOFT.MAXIFS([.C$2:.C246];[.A$2:.A246];[.A246];[.J$2:.J246];1;[.C$2:.C246];&quot;&lt;&quot;&amp;[.C246]))*100;&quot;&quot;)">
            <text:p/>
          </table:table-cell>
          <table:table-cell table:formula="of:=IF([.D246]=&quot;&quot;;&quot;&quot;;([.D246])/([.E246]))">
            <text:p/>
          </table:table-cell>
          <table:table-cell table:formula="of:=IF([.D246];[.D246]*100;&quot;&quot;)">
            <text:p><text:s text:c="2"/></text:p>
          </table:table-cell>
          <table:table-cell table:formula="of:=IF([.C246] = &quot;&quot;; &quot;&quot;;[.C246]-[.B24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7];[puts.C$1:.C$1048576];&quot;&lt;&quot;&amp;[calls.B247];[puts.J$1:.J$1048576];1;[puts.C$1:.C$1048576];&quot;&gt;&quot;&amp;COM.MICROSOFT.MAXIFS([.C$2:.C247];[.A$2:.A247];[.A247];[.J$2:.J247];1;[.C$2:.C247];&quot;&lt;&quot;&amp;[.C247]))*100;&quot;&quot;)">
            <text:p/>
          </table:table-cell>
          <table:table-cell table:formula="of:=IF([.D247]=&quot;&quot;;&quot;&quot;;([.D247])/([.E247]))">
            <text:p/>
          </table:table-cell>
          <table:table-cell table:formula="of:=IF([.D247];[.D247]*100;&quot;&quot;)">
            <text:p><text:s text:c="2"/></text:p>
          </table:table-cell>
          <table:table-cell table:formula="of:=IF([.C247] = &quot;&quot;; &quot;&quot;;[.C247]-[.B24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8];[puts.C$1:.C$1048576];&quot;&lt;&quot;&amp;[calls.B248];[puts.J$1:.J$1048576];1;[puts.C$1:.C$1048576];&quot;&gt;&quot;&amp;COM.MICROSOFT.MAXIFS([.C$2:.C248];[.A$2:.A248];[.A248];[.J$2:.J248];1;[.C$2:.C248];&quot;&lt;&quot;&amp;[.C248]))*100;&quot;&quot;)">
            <text:p/>
          </table:table-cell>
          <table:table-cell table:formula="of:=IF([.D248]=&quot;&quot;;&quot;&quot;;([.D248])/([.E248]))">
            <text:p/>
          </table:table-cell>
          <table:table-cell table:formula="of:=IF([.D248];[.D248]*100;&quot;&quot;)">
            <text:p><text:s text:c="2"/></text:p>
          </table:table-cell>
          <table:table-cell table:formula="of:=IF([.C248] = &quot;&quot;; &quot;&quot;;[.C248]-[.B24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49];[puts.C$1:.C$1048576];&quot;&lt;&quot;&amp;[calls.B249];[puts.J$1:.J$1048576];1;[puts.C$1:.C$1048576];&quot;&gt;&quot;&amp;COM.MICROSOFT.MAXIFS([.C$2:.C249];[.A$2:.A249];[.A249];[.J$2:.J249];1;[.C$2:.C249];&quot;&lt;&quot;&amp;[.C249]))*100;&quot;&quot;)">
            <text:p/>
          </table:table-cell>
          <table:table-cell table:formula="of:=IF([.D249]=&quot;&quot;;&quot;&quot;;([.D249])/([.E249]))">
            <text:p/>
          </table:table-cell>
          <table:table-cell table:formula="of:=IF([.D249];[.D249]*100;&quot;&quot;)">
            <text:p><text:s text:c="2"/></text:p>
          </table:table-cell>
          <table:table-cell table:formula="of:=IF([.C249] = &quot;&quot;; &quot;&quot;;[.C249]-[.B24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0];[puts.C$1:.C$1048576];&quot;&lt;&quot;&amp;[calls.B250];[puts.J$1:.J$1048576];1;[puts.C$1:.C$1048576];&quot;&gt;&quot;&amp;COM.MICROSOFT.MAXIFS([.C$2:.C250];[.A$2:.A250];[.A250];[.J$2:.J250];1;[.C$2:.C250];&quot;&lt;&quot;&amp;[.C250]))*100;&quot;&quot;)">
            <text:p/>
          </table:table-cell>
          <table:table-cell table:formula="of:=IF([.D250]=&quot;&quot;;&quot;&quot;;([.D250])/([.E250]))">
            <text:p/>
          </table:table-cell>
          <table:table-cell table:formula="of:=IF([.D250];[.D250]*100;&quot;&quot;)">
            <text:p><text:s text:c="2"/></text:p>
          </table:table-cell>
          <table:table-cell table:formula="of:=IF([.C250] = &quot;&quot;; &quot;&quot;;[.C250]-[.B25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1];[puts.C$1:.C$1048576];&quot;&lt;&quot;&amp;[calls.B251];[puts.J$1:.J$1048576];1;[puts.C$1:.C$1048576];&quot;&gt;&quot;&amp;COM.MICROSOFT.MAXIFS([.C$2:.C251];[.A$2:.A251];[.A251];[.J$2:.J251];1;[.C$2:.C251];&quot;&lt;&quot;&amp;[.C251]))*100;&quot;&quot;)">
            <text:p/>
          </table:table-cell>
          <table:table-cell table:formula="of:=IF([.D251]=&quot;&quot;;&quot;&quot;;([.D251])/([.E251]))">
            <text:p/>
          </table:table-cell>
          <table:table-cell table:formula="of:=IF([.D251];[.D251]*100;&quot;&quot;)">
            <text:p><text:s text:c="2"/></text:p>
          </table:table-cell>
          <table:table-cell table:formula="of:=IF([.C251] = &quot;&quot;; &quot;&quot;;[.C251]-[.B25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2];[puts.C$1:.C$1048576];&quot;&lt;&quot;&amp;[calls.B252];[puts.J$1:.J$1048576];1;[puts.C$1:.C$1048576];&quot;&gt;&quot;&amp;COM.MICROSOFT.MAXIFS([.C$2:.C252];[.A$2:.A252];[.A252];[.J$2:.J252];1;[.C$2:.C252];&quot;&lt;&quot;&amp;[.C252]))*100;&quot;&quot;)">
            <text:p/>
          </table:table-cell>
          <table:table-cell table:formula="of:=IF([.D252]=&quot;&quot;;&quot;&quot;;([.D252])/([.E252]))">
            <text:p/>
          </table:table-cell>
          <table:table-cell table:formula="of:=IF([.D252];[.D252]*100;&quot;&quot;)">
            <text:p><text:s text:c="2"/></text:p>
          </table:table-cell>
          <table:table-cell table:formula="of:=IF([.C252] = &quot;&quot;; &quot;&quot;;[.C252]-[.B2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3];[puts.C$1:.C$1048576];&quot;&lt;&quot;&amp;[calls.B253];[puts.J$1:.J$1048576];1;[puts.C$1:.C$1048576];&quot;&gt;&quot;&amp;COM.MICROSOFT.MAXIFS([.C$2:.C253];[.A$2:.A253];[.A253];[.J$2:.J253];1;[.C$2:.C253];&quot;&lt;&quot;&amp;[.C253]))*100;&quot;&quot;)">
            <text:p/>
          </table:table-cell>
          <table:table-cell table:formula="of:=IF([.D253]=&quot;&quot;;&quot;&quot;;([.D253])/([.E253]))">
            <text:p/>
          </table:table-cell>
          <table:table-cell table:formula="of:=IF([.D253];[.D253]*100;&quot;&quot;)">
            <text:p><text:s text:c="2"/></text:p>
          </table:table-cell>
          <table:table-cell table:formula="of:=IF([.C253] = &quot;&quot;; &quot;&quot;;[.C253]-[.B2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4];[puts.C$1:.C$1048576];&quot;&lt;&quot;&amp;[calls.B254];[puts.J$1:.J$1048576];1;[puts.C$1:.C$1048576];&quot;&gt;&quot;&amp;COM.MICROSOFT.MAXIFS([.C$2:.C254];[.A$2:.A254];[.A254];[.J$2:.J254];1;[.C$2:.C254];&quot;&lt;&quot;&amp;[.C254]))*100;&quot;&quot;)">
            <text:p/>
          </table:table-cell>
          <table:table-cell table:formula="of:=IF([.D254]=&quot;&quot;;&quot;&quot;;([.D254])/([.E254]))">
            <text:p/>
          </table:table-cell>
          <table:table-cell table:formula="of:=IF([.D254];[.D254]*100;&quot;&quot;)">
            <text:p><text:s text:c="2"/></text:p>
          </table:table-cell>
          <table:table-cell table:formula="of:=IF([.C254] = &quot;&quot;; &quot;&quot;;[.C254]-[.B2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5];[puts.C$1:.C$1048576];&quot;&lt;&quot;&amp;[calls.B255];[puts.J$1:.J$1048576];1;[puts.C$1:.C$1048576];&quot;&gt;&quot;&amp;COM.MICROSOFT.MAXIFS([.C$2:.C255];[.A$2:.A255];[.A255];[.J$2:.J255];1;[.C$2:.C255];&quot;&lt;&quot;&amp;[.C255]))*100;&quot;&quot;)">
            <text:p/>
          </table:table-cell>
          <table:table-cell table:formula="of:=IF([.D255]=&quot;&quot;;&quot;&quot;;([.D255])/([.E255]))">
            <text:p/>
          </table:table-cell>
          <table:table-cell table:formula="of:=IF([.D255];[.D255]*100;&quot;&quot;)">
            <text:p><text:s text:c="2"/></text:p>
          </table:table-cell>
          <table:table-cell table:formula="of:=IF([.C255] = &quot;&quot;; &quot;&quot;;[.C255]-[.B2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6];[puts.C$1:.C$1048576];&quot;&lt;&quot;&amp;[calls.B256];[puts.J$1:.J$1048576];1;[puts.C$1:.C$1048576];&quot;&gt;&quot;&amp;COM.MICROSOFT.MAXIFS([.C$2:.C256];[.A$2:.A256];[.A256];[.J$2:.J256];1;[.C$2:.C256];&quot;&lt;&quot;&amp;[.C256]))*100;&quot;&quot;)">
            <text:p/>
          </table:table-cell>
          <table:table-cell table:formula="of:=IF([.D256]=&quot;&quot;;&quot;&quot;;([.D256])/([.E256]))">
            <text:p/>
          </table:table-cell>
          <table:table-cell table:formula="of:=IF([.D256];[.D256]*100;&quot;&quot;)">
            <text:p><text:s text:c="2"/></text:p>
          </table:table-cell>
          <table:table-cell table:formula="of:=IF([.C256] = &quot;&quot;; &quot;&quot;;[.C256]-[.B25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7];[puts.C$1:.C$1048576];&quot;&lt;&quot;&amp;[calls.B257];[puts.J$1:.J$1048576];1;[puts.C$1:.C$1048576];&quot;&gt;&quot;&amp;COM.MICROSOFT.MAXIFS([.C$2:.C257];[.A$2:.A257];[.A257];[.J$2:.J257];1;[.C$2:.C257];&quot;&lt;&quot;&amp;[.C257]))*100;&quot;&quot;)">
            <text:p/>
          </table:table-cell>
          <table:table-cell table:formula="of:=IF([.D257]=&quot;&quot;;&quot;&quot;;([.D257])/([.E257]))">
            <text:p/>
          </table:table-cell>
          <table:table-cell table:formula="of:=IF([.D257];[.D257]*100;&quot;&quot;)">
            <text:p><text:s text:c="2"/></text:p>
          </table:table-cell>
          <table:table-cell table:formula="of:=IF([.C257] = &quot;&quot;; &quot;&quot;;[.C257]-[.B25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8];[puts.C$1:.C$1048576];&quot;&lt;&quot;&amp;[calls.B258];[puts.J$1:.J$1048576];1;[puts.C$1:.C$1048576];&quot;&gt;&quot;&amp;COM.MICROSOFT.MAXIFS([.C$2:.C258];[.A$2:.A258];[.A258];[.J$2:.J258];1;[.C$2:.C258];&quot;&lt;&quot;&amp;[.C258]))*100;&quot;&quot;)">
            <text:p/>
          </table:table-cell>
          <table:table-cell table:formula="of:=IF([.D258]=&quot;&quot;;&quot;&quot;;([.D258])/([.E258]))">
            <text:p/>
          </table:table-cell>
          <table:table-cell table:formula="of:=IF([.D258];[.D258]*100;&quot;&quot;)">
            <text:p><text:s text:c="2"/></text:p>
          </table:table-cell>
          <table:table-cell table:formula="of:=IF([.C258] = &quot;&quot;; &quot;&quot;;[.C258]-[.B25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59];[puts.C$1:.C$1048576];&quot;&lt;&quot;&amp;[calls.B259];[puts.J$1:.J$1048576];1;[puts.C$1:.C$1048576];&quot;&gt;&quot;&amp;COM.MICROSOFT.MAXIFS([.C$2:.C259];[.A$2:.A259];[.A259];[.J$2:.J259];1;[.C$2:.C259];&quot;&lt;&quot;&amp;[.C259]))*100;&quot;&quot;)">
            <text:p/>
          </table:table-cell>
          <table:table-cell table:formula="of:=IF([.D259]=&quot;&quot;;&quot;&quot;;([.D259])/([.E259]))">
            <text:p/>
          </table:table-cell>
          <table:table-cell table:formula="of:=IF([.D259];[.D259]*100;&quot;&quot;)">
            <text:p><text:s text:c="2"/></text:p>
          </table:table-cell>
          <table:table-cell table:formula="of:=IF([.C259] = &quot;&quot;; &quot;&quot;;[.C259]-[.B25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0];[puts.C$1:.C$1048576];&quot;&lt;&quot;&amp;[calls.B260];[puts.J$1:.J$1048576];1;[puts.C$1:.C$1048576];&quot;&gt;&quot;&amp;COM.MICROSOFT.MAXIFS([.C$2:.C260];[.A$2:.A260];[.A260];[.J$2:.J260];1;[.C$2:.C260];&quot;&lt;&quot;&amp;[.C260]))*100;&quot;&quot;)">
            <text:p/>
          </table:table-cell>
          <table:table-cell table:formula="of:=IF([.D260]=&quot;&quot;;&quot;&quot;;([.D260])/([.E260]))">
            <text:p/>
          </table:table-cell>
          <table:table-cell table:formula="of:=IF([.D260];[.D260]*100;&quot;&quot;)">
            <text:p><text:s text:c="2"/></text:p>
          </table:table-cell>
          <table:table-cell table:formula="of:=IF([.C260] = &quot;&quot;; &quot;&quot;;[.C260]-[.B26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1];[puts.C$1:.C$1048576];&quot;&lt;&quot;&amp;[calls.B261];[puts.J$1:.J$1048576];1;[puts.C$1:.C$1048576];&quot;&gt;&quot;&amp;COM.MICROSOFT.MAXIFS([.C$2:.C261];[.A$2:.A261];[.A261];[.J$2:.J261];1;[.C$2:.C261];&quot;&lt;&quot;&amp;[.C261]))*100;&quot;&quot;)">
            <text:p/>
          </table:table-cell>
          <table:table-cell table:formula="of:=IF([.D261]=&quot;&quot;;&quot;&quot;;([.D261])/([.E261]))">
            <text:p/>
          </table:table-cell>
          <table:table-cell table:formula="of:=IF([.D261];[.D261]*100;&quot;&quot;)">
            <text:p><text:s text:c="2"/></text:p>
          </table:table-cell>
          <table:table-cell table:formula="of:=IF([.C261] = &quot;&quot;; &quot;&quot;;[.C261]-[.B26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2];[puts.C$1:.C$1048576];&quot;&lt;&quot;&amp;[calls.B262];[puts.J$1:.J$1048576];1;[puts.C$1:.C$1048576];&quot;&gt;&quot;&amp;COM.MICROSOFT.MAXIFS([.C$2:.C262];[.A$2:.A262];[.A262];[.J$2:.J262];1;[.C$2:.C262];&quot;&lt;&quot;&amp;[.C262]))*100;&quot;&quot;)">
            <text:p/>
          </table:table-cell>
          <table:table-cell table:formula="of:=IF([.D262]=&quot;&quot;;&quot;&quot;;([.D262])/([.E262]))">
            <text:p/>
          </table:table-cell>
          <table:table-cell table:formula="of:=IF([.D262];[.D262]*100;&quot;&quot;)">
            <text:p><text:s text:c="2"/></text:p>
          </table:table-cell>
          <table:table-cell table:formula="of:=IF([.C262] = &quot;&quot;; &quot;&quot;;[.C262]-[.B26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3];[puts.C$1:.C$1048576];&quot;&lt;&quot;&amp;[calls.B263];[puts.J$1:.J$1048576];1;[puts.C$1:.C$1048576];&quot;&gt;&quot;&amp;COM.MICROSOFT.MAXIFS([.C$2:.C263];[.A$2:.A263];[.A263];[.J$2:.J263];1;[.C$2:.C263];&quot;&lt;&quot;&amp;[.C263]))*100;&quot;&quot;)">
            <text:p/>
          </table:table-cell>
          <table:table-cell table:formula="of:=IF([.D263]=&quot;&quot;;&quot;&quot;;([.D263])/([.E263]))">
            <text:p/>
          </table:table-cell>
          <table:table-cell table:formula="of:=IF([.D263];[.D263]*100;&quot;&quot;)">
            <text:p><text:s text:c="2"/></text:p>
          </table:table-cell>
          <table:table-cell table:formula="of:=IF([.C263] = &quot;&quot;; &quot;&quot;;[.C263]-[.B26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4];[puts.C$1:.C$1048576];&quot;&lt;&quot;&amp;[calls.B264];[puts.J$1:.J$1048576];1;[puts.C$1:.C$1048576];&quot;&gt;&quot;&amp;COM.MICROSOFT.MAXIFS([.C$2:.C264];[.A$2:.A264];[.A264];[.J$2:.J264];1;[.C$2:.C264];&quot;&lt;&quot;&amp;[.C264]))*100;&quot;&quot;)">
            <text:p/>
          </table:table-cell>
          <table:table-cell table:formula="of:=IF([.D264]=&quot;&quot;;&quot;&quot;;([.D264])/([.E264]))">
            <text:p/>
          </table:table-cell>
          <table:table-cell table:formula="of:=IF([.D264];[.D264]*100;&quot;&quot;)">
            <text:p><text:s text:c="2"/></text:p>
          </table:table-cell>
          <table:table-cell table:formula="of:=IF([.C264] = &quot;&quot;; &quot;&quot;;[.C264]-[.B26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5];[puts.C$1:.C$1048576];&quot;&lt;&quot;&amp;[calls.B265];[puts.J$1:.J$1048576];1;[puts.C$1:.C$1048576];&quot;&gt;&quot;&amp;COM.MICROSOFT.MAXIFS([.C$2:.C265];[.A$2:.A265];[.A265];[.J$2:.J265];1;[.C$2:.C265];&quot;&lt;&quot;&amp;[.C265]))*100;&quot;&quot;)">
            <text:p/>
          </table:table-cell>
          <table:table-cell table:formula="of:=IF([.D265]=&quot;&quot;;&quot;&quot;;([.D265])/([.E265]))">
            <text:p/>
          </table:table-cell>
          <table:table-cell table:formula="of:=IF([.D265];[.D265]*100;&quot;&quot;)">
            <text:p><text:s text:c="2"/></text:p>
          </table:table-cell>
          <table:table-cell table:formula="of:=IF([.C265] = &quot;&quot;; &quot;&quot;;[.C265]-[.B26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6];[puts.C$1:.C$1048576];&quot;&lt;&quot;&amp;[calls.B266];[puts.J$1:.J$1048576];1;[puts.C$1:.C$1048576];&quot;&gt;&quot;&amp;COM.MICROSOFT.MAXIFS([.C$2:.C266];[.A$2:.A266];[.A266];[.J$2:.J266];1;[.C$2:.C266];&quot;&lt;&quot;&amp;[.C266]))*100;&quot;&quot;)">
            <text:p/>
          </table:table-cell>
          <table:table-cell table:formula="of:=IF([.D266]=&quot;&quot;;&quot;&quot;;([.D266])/([.E266]))">
            <text:p/>
          </table:table-cell>
          <table:table-cell table:formula="of:=IF([.D266];[.D266]*100;&quot;&quot;)">
            <text:p><text:s text:c="2"/></text:p>
          </table:table-cell>
          <table:table-cell table:formula="of:=IF([.C266] = &quot;&quot;; &quot;&quot;;[.C266]-[.B26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7];[puts.C$1:.C$1048576];&quot;&lt;&quot;&amp;[calls.B267];[puts.J$1:.J$1048576];1;[puts.C$1:.C$1048576];&quot;&gt;&quot;&amp;COM.MICROSOFT.MAXIFS([.C$2:.C267];[.A$2:.A267];[.A267];[.J$2:.J267];1;[.C$2:.C267];&quot;&lt;&quot;&amp;[.C267]))*100;&quot;&quot;)">
            <text:p/>
          </table:table-cell>
          <table:table-cell table:formula="of:=IF([.D267]=&quot;&quot;;&quot;&quot;;([.D267])/([.E267]))">
            <text:p/>
          </table:table-cell>
          <table:table-cell table:formula="of:=IF([.D267];[.D267]*100;&quot;&quot;)">
            <text:p><text:s text:c="2"/></text:p>
          </table:table-cell>
          <table:table-cell table:formula="of:=IF([.C267] = &quot;&quot;; &quot;&quot;;[.C267]-[.B26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8];[puts.C$1:.C$1048576];&quot;&lt;&quot;&amp;[calls.B268];[puts.J$1:.J$1048576];1;[puts.C$1:.C$1048576];&quot;&gt;&quot;&amp;COM.MICROSOFT.MAXIFS([.C$2:.C268];[.A$2:.A268];[.A268];[.J$2:.J268];1;[.C$2:.C268];&quot;&lt;&quot;&amp;[.C268]))*100;&quot;&quot;)">
            <text:p/>
          </table:table-cell>
          <table:table-cell table:formula="of:=IF([.D268]=&quot;&quot;;&quot;&quot;;([.D268])/([.E268]))">
            <text:p/>
          </table:table-cell>
          <table:table-cell table:formula="of:=IF([.D268];[.D268]*100;&quot;&quot;)">
            <text:p><text:s text:c="2"/></text:p>
          </table:table-cell>
          <table:table-cell table:formula="of:=IF([.C268] = &quot;&quot;; &quot;&quot;;[.C268]-[.B26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69];[puts.C$1:.C$1048576];&quot;&lt;&quot;&amp;[calls.B269];[puts.J$1:.J$1048576];1;[puts.C$1:.C$1048576];&quot;&gt;&quot;&amp;COM.MICROSOFT.MAXIFS([.C$2:.C269];[.A$2:.A269];[.A269];[.J$2:.J269];1;[.C$2:.C269];&quot;&lt;&quot;&amp;[.C269]))*100;&quot;&quot;)">
            <text:p/>
          </table:table-cell>
          <table:table-cell table:formula="of:=IF([.D269]=&quot;&quot;;&quot;&quot;;([.D269])/([.E269]))">
            <text:p/>
          </table:table-cell>
          <table:table-cell table:formula="of:=IF([.D269];[.D269]*100;&quot;&quot;)">
            <text:p><text:s text:c="2"/></text:p>
          </table:table-cell>
          <table:table-cell table:formula="of:=IF([.C269] = &quot;&quot;; &quot;&quot;;[.C269]-[.B26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0];[puts.C$1:.C$1048576];&quot;&lt;&quot;&amp;[calls.B270];[puts.J$1:.J$1048576];1;[puts.C$1:.C$1048576];&quot;&gt;&quot;&amp;COM.MICROSOFT.MAXIFS([.C$2:.C270];[.A$2:.A270];[.A270];[.J$2:.J270];1;[.C$2:.C270];&quot;&lt;&quot;&amp;[.C270]))*100;&quot;&quot;)">
            <text:p/>
          </table:table-cell>
          <table:table-cell table:formula="of:=IF([.D270]=&quot;&quot;;&quot;&quot;;([.D270])/([.E270]))">
            <text:p/>
          </table:table-cell>
          <table:table-cell table:formula="of:=IF([.D270];[.D270]*100;&quot;&quot;)">
            <text:p><text:s text:c="2"/></text:p>
          </table:table-cell>
          <table:table-cell table:formula="of:=IF([.C270] = &quot;&quot;; &quot;&quot;;[.C270]-[.B27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1];[puts.C$1:.C$1048576];&quot;&lt;&quot;&amp;[calls.B271];[puts.J$1:.J$1048576];1;[puts.C$1:.C$1048576];&quot;&gt;&quot;&amp;COM.MICROSOFT.MAXIFS([.C$2:.C271];[.A$2:.A271];[.A271];[.J$2:.J271];1;[.C$2:.C271];&quot;&lt;&quot;&amp;[.C271]))*100;&quot;&quot;)">
            <text:p/>
          </table:table-cell>
          <table:table-cell table:formula="of:=IF([.D271]=&quot;&quot;;&quot;&quot;;([.D271])/([.E271]))">
            <text:p/>
          </table:table-cell>
          <table:table-cell table:formula="of:=IF([.D271];[.D271]*100;&quot;&quot;)">
            <text:p><text:s text:c="2"/></text:p>
          </table:table-cell>
          <table:table-cell table:formula="of:=IF([.C271] = &quot;&quot;; &quot;&quot;;[.C271]-[.B27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2];[puts.C$1:.C$1048576];&quot;&lt;&quot;&amp;[calls.B272];[puts.J$1:.J$1048576];1;[puts.C$1:.C$1048576];&quot;&gt;&quot;&amp;COM.MICROSOFT.MAXIFS([.C$2:.C272];[.A$2:.A272];[.A272];[.J$2:.J272];1;[.C$2:.C272];&quot;&lt;&quot;&amp;[.C272]))*100;&quot;&quot;)">
            <text:p/>
          </table:table-cell>
          <table:table-cell table:formula="of:=IF([.D272]=&quot;&quot;;&quot;&quot;;([.D272])/([.E272]))">
            <text:p/>
          </table:table-cell>
          <table:table-cell table:formula="of:=IF([.D272];[.D272]*100;&quot;&quot;)">
            <text:p><text:s text:c="2"/></text:p>
          </table:table-cell>
          <table:table-cell table:formula="of:=IF([.C272] = &quot;&quot;; &quot;&quot;;[.C272]-[.B27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3];[puts.C$1:.C$1048576];&quot;&lt;&quot;&amp;[calls.B273];[puts.J$1:.J$1048576];1;[puts.C$1:.C$1048576];&quot;&gt;&quot;&amp;COM.MICROSOFT.MAXIFS([.C$2:.C273];[.A$2:.A273];[.A273];[.J$2:.J273];1;[.C$2:.C273];&quot;&lt;&quot;&amp;[.C273]))*100;&quot;&quot;)">
            <text:p/>
          </table:table-cell>
          <table:table-cell table:formula="of:=IF([.D273]=&quot;&quot;;&quot;&quot;;([.D273])/([.E273]))">
            <text:p/>
          </table:table-cell>
          <table:table-cell table:formula="of:=IF([.D273];[.D273]*100;&quot;&quot;)">
            <text:p><text:s text:c="2"/></text:p>
          </table:table-cell>
          <table:table-cell table:formula="of:=IF([.C273] = &quot;&quot;; &quot;&quot;;[.C273]-[.B27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4];[puts.C$1:.C$1048576];&quot;&lt;&quot;&amp;[calls.B274];[puts.J$1:.J$1048576];1;[puts.C$1:.C$1048576];&quot;&gt;&quot;&amp;COM.MICROSOFT.MAXIFS([.C$2:.C274];[.A$2:.A274];[.A274];[.J$2:.J274];1;[.C$2:.C274];&quot;&lt;&quot;&amp;[.C274]))*100;&quot;&quot;)">
            <text:p/>
          </table:table-cell>
          <table:table-cell table:formula="of:=IF([.D274]=&quot;&quot;;&quot;&quot;;([.D274])/([.E274]))">
            <text:p/>
          </table:table-cell>
          <table:table-cell table:formula="of:=IF([.D274];[.D274]*100;&quot;&quot;)">
            <text:p><text:s text:c="2"/></text:p>
          </table:table-cell>
          <table:table-cell table:formula="of:=IF([.C274] = &quot;&quot;; &quot;&quot;;[.C274]-[.B27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5];[puts.C$1:.C$1048576];&quot;&lt;&quot;&amp;[calls.B275];[puts.J$1:.J$1048576];1;[puts.C$1:.C$1048576];&quot;&gt;&quot;&amp;COM.MICROSOFT.MAXIFS([.C$2:.C275];[.A$2:.A275];[.A275];[.J$2:.J275];1;[.C$2:.C275];&quot;&lt;&quot;&amp;[.C275]))*100;&quot;&quot;)">
            <text:p/>
          </table:table-cell>
          <table:table-cell table:formula="of:=IF([.D275]=&quot;&quot;;&quot;&quot;;([.D275])/([.E275]))">
            <text:p/>
          </table:table-cell>
          <table:table-cell table:formula="of:=IF([.D275];[.D275]*100;&quot;&quot;)">
            <text:p><text:s text:c="2"/></text:p>
          </table:table-cell>
          <table:table-cell table:formula="of:=IF([.C275] = &quot;&quot;; &quot;&quot;;[.C275]-[.B27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6];[puts.C$1:.C$1048576];&quot;&lt;&quot;&amp;[calls.B276];[puts.J$1:.J$1048576];1;[puts.C$1:.C$1048576];&quot;&gt;&quot;&amp;COM.MICROSOFT.MAXIFS([.C$2:.C276];[.A$2:.A276];[.A276];[.J$2:.J276];1;[.C$2:.C276];&quot;&lt;&quot;&amp;[.C276]))*100;&quot;&quot;)">
            <text:p/>
          </table:table-cell>
          <table:table-cell table:formula="of:=IF([.D276]=&quot;&quot;;&quot;&quot;;([.D276])/([.E276]))">
            <text:p/>
          </table:table-cell>
          <table:table-cell table:formula="of:=IF([.D276];[.D276]*100;&quot;&quot;)">
            <text:p><text:s text:c="2"/></text:p>
          </table:table-cell>
          <table:table-cell table:formula="of:=IF([.C276] = &quot;&quot;; &quot;&quot;;[.C276]-[.B27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7];[puts.C$1:.C$1048576];&quot;&lt;&quot;&amp;[calls.B277];[puts.J$1:.J$1048576];1;[puts.C$1:.C$1048576];&quot;&gt;&quot;&amp;COM.MICROSOFT.MAXIFS([.C$2:.C277];[.A$2:.A277];[.A277];[.J$2:.J277];1;[.C$2:.C277];&quot;&lt;&quot;&amp;[.C277]))*100;&quot;&quot;)">
            <text:p/>
          </table:table-cell>
          <table:table-cell table:formula="of:=IF([.D277]=&quot;&quot;;&quot;&quot;;([.D277])/([.E277]))">
            <text:p/>
          </table:table-cell>
          <table:table-cell table:formula="of:=IF([.D277];[.D277]*100;&quot;&quot;)">
            <text:p><text:s text:c="2"/></text:p>
          </table:table-cell>
          <table:table-cell table:formula="of:=IF([.C277] = &quot;&quot;; &quot;&quot;;[.C277]-[.B27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8];[puts.C$1:.C$1048576];&quot;&lt;&quot;&amp;[calls.B278];[puts.J$1:.J$1048576];1;[puts.C$1:.C$1048576];&quot;&gt;&quot;&amp;COM.MICROSOFT.MAXIFS([.C$2:.C278];[.A$2:.A278];[.A278];[.J$2:.J278];1;[.C$2:.C278];&quot;&lt;&quot;&amp;[.C278]))*100;&quot;&quot;)">
            <text:p/>
          </table:table-cell>
          <table:table-cell table:formula="of:=IF([.D278]=&quot;&quot;;&quot;&quot;;([.D278])/([.E278]))">
            <text:p/>
          </table:table-cell>
          <table:table-cell table:formula="of:=IF([.D278];[.D278]*100;&quot;&quot;)">
            <text:p><text:s text:c="2"/></text:p>
          </table:table-cell>
          <table:table-cell table:formula="of:=IF([.C278] = &quot;&quot;; &quot;&quot;;[.C278]-[.B27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79];[puts.C$1:.C$1048576];&quot;&lt;&quot;&amp;[calls.B279];[puts.J$1:.J$1048576];1;[puts.C$1:.C$1048576];&quot;&gt;&quot;&amp;COM.MICROSOFT.MAXIFS([.C$2:.C279];[.A$2:.A279];[.A279];[.J$2:.J279];1;[.C$2:.C279];&quot;&lt;&quot;&amp;[.C279]))*100;&quot;&quot;)">
            <text:p/>
          </table:table-cell>
          <table:table-cell table:formula="of:=IF([.D279]=&quot;&quot;;&quot;&quot;;([.D279])/([.E279]))">
            <text:p/>
          </table:table-cell>
          <table:table-cell table:formula="of:=IF([.D279];[.D279]*100;&quot;&quot;)">
            <text:p><text:s text:c="2"/></text:p>
          </table:table-cell>
          <table:table-cell table:formula="of:=IF([.C279] = &quot;&quot;; &quot;&quot;;[.C279]-[.B27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0];[puts.C$1:.C$1048576];&quot;&lt;&quot;&amp;[calls.B280];[puts.J$1:.J$1048576];1;[puts.C$1:.C$1048576];&quot;&gt;&quot;&amp;COM.MICROSOFT.MAXIFS([.C$2:.C280];[.A$2:.A280];[.A280];[.J$2:.J280];1;[.C$2:.C280];&quot;&lt;&quot;&amp;[.C280]))*100;&quot;&quot;)">
            <text:p/>
          </table:table-cell>
          <table:table-cell table:formula="of:=IF([.D280]=&quot;&quot;;&quot;&quot;;([.D280])/([.E280]))">
            <text:p/>
          </table:table-cell>
          <table:table-cell table:formula="of:=IF([.D280];[.D280]*100;&quot;&quot;)">
            <text:p><text:s text:c="2"/></text:p>
          </table:table-cell>
          <table:table-cell table:formula="of:=IF([.C280] = &quot;&quot;; &quot;&quot;;[.C280]-[.B28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1];[puts.C$1:.C$1048576];&quot;&lt;&quot;&amp;[calls.B281];[puts.J$1:.J$1048576];1;[puts.C$1:.C$1048576];&quot;&gt;&quot;&amp;COM.MICROSOFT.MAXIFS([.C$2:.C281];[.A$2:.A281];[.A281];[.J$2:.J281];1;[.C$2:.C281];&quot;&lt;&quot;&amp;[.C281]))*100;&quot;&quot;)">
            <text:p/>
          </table:table-cell>
          <table:table-cell table:formula="of:=IF([.D281]=&quot;&quot;;&quot;&quot;;([.D281])/([.E281]))">
            <text:p/>
          </table:table-cell>
          <table:table-cell table:formula="of:=IF([.D281];[.D281]*100;&quot;&quot;)">
            <text:p><text:s text:c="2"/></text:p>
          </table:table-cell>
          <table:table-cell table:formula="of:=IF([.C281] = &quot;&quot;; &quot;&quot;;[.C281]-[.B28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2];[puts.C$1:.C$1048576];&quot;&lt;&quot;&amp;[calls.B282];[puts.J$1:.J$1048576];1;[puts.C$1:.C$1048576];&quot;&gt;&quot;&amp;COM.MICROSOFT.MAXIFS([.C$2:.C282];[.A$2:.A282];[.A282];[.J$2:.J282];1;[.C$2:.C282];&quot;&lt;&quot;&amp;[.C282]))*100;&quot;&quot;)">
            <text:p/>
          </table:table-cell>
          <table:table-cell table:formula="of:=IF([.D282]=&quot;&quot;;&quot;&quot;;([.D282])/([.E282]))">
            <text:p/>
          </table:table-cell>
          <table:table-cell table:formula="of:=IF([.D282];[.D282]*100;&quot;&quot;)">
            <text:p><text:s text:c="2"/></text:p>
          </table:table-cell>
          <table:table-cell table:formula="of:=IF([.C282] = &quot;&quot;; &quot;&quot;;[.C282]-[.B28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3];[puts.C$1:.C$1048576];&quot;&lt;&quot;&amp;[calls.B283];[puts.J$1:.J$1048576];1;[puts.C$1:.C$1048576];&quot;&gt;&quot;&amp;COM.MICROSOFT.MAXIFS([.C$2:.C283];[.A$2:.A283];[.A283];[.J$2:.J283];1;[.C$2:.C283];&quot;&lt;&quot;&amp;[.C283]))*100;&quot;&quot;)">
            <text:p/>
          </table:table-cell>
          <table:table-cell table:formula="of:=IF([.D283]=&quot;&quot;;&quot;&quot;;([.D283])/([.E283]))">
            <text:p/>
          </table:table-cell>
          <table:table-cell table:formula="of:=IF([.D283];[.D283]*100;&quot;&quot;)">
            <text:p><text:s text:c="2"/></text:p>
          </table:table-cell>
          <table:table-cell table:formula="of:=IF([.C283] = &quot;&quot;; &quot;&quot;;[.C283]-[.B28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4];[puts.C$1:.C$1048576];&quot;&lt;&quot;&amp;[calls.B284];[puts.J$1:.J$1048576];1;[puts.C$1:.C$1048576];&quot;&gt;&quot;&amp;COM.MICROSOFT.MAXIFS([.C$2:.C284];[.A$2:.A284];[.A284];[.J$2:.J284];1;[.C$2:.C284];&quot;&lt;&quot;&amp;[.C284]))*100;&quot;&quot;)">
            <text:p/>
          </table:table-cell>
          <table:table-cell table:formula="of:=IF([.D284]=&quot;&quot;;&quot;&quot;;([.D284])/([.E284]))">
            <text:p/>
          </table:table-cell>
          <table:table-cell table:formula="of:=IF([.D284];[.D284]*100;&quot;&quot;)">
            <text:p><text:s text:c="2"/></text:p>
          </table:table-cell>
          <table:table-cell table:formula="of:=IF([.C284] = &quot;&quot;; &quot;&quot;;[.C284]-[.B28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5];[puts.C$1:.C$1048576];&quot;&lt;&quot;&amp;[calls.B285];[puts.J$1:.J$1048576];1;[puts.C$1:.C$1048576];&quot;&gt;&quot;&amp;COM.MICROSOFT.MAXIFS([.C$2:.C285];[.A$2:.A285];[.A285];[.J$2:.J285];1;[.C$2:.C285];&quot;&lt;&quot;&amp;[.C285]))*100;&quot;&quot;)">
            <text:p/>
          </table:table-cell>
          <table:table-cell table:formula="of:=IF([.D285]=&quot;&quot;;&quot;&quot;;([.D285])/([.E285]))">
            <text:p/>
          </table:table-cell>
          <table:table-cell table:formula="of:=IF([.D285];[.D285]*100;&quot;&quot;)">
            <text:p><text:s text:c="2"/></text:p>
          </table:table-cell>
          <table:table-cell table:formula="of:=IF([.C285] = &quot;&quot;; &quot;&quot;;[.C285]-[.B28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6];[puts.C$1:.C$1048576];&quot;&lt;&quot;&amp;[calls.B286];[puts.J$1:.J$1048576];1;[puts.C$1:.C$1048576];&quot;&gt;&quot;&amp;COM.MICROSOFT.MAXIFS([.C$2:.C286];[.A$2:.A286];[.A286];[.J$2:.J286];1;[.C$2:.C286];&quot;&lt;&quot;&amp;[.C286]))*100;&quot;&quot;)">
            <text:p/>
          </table:table-cell>
          <table:table-cell table:formula="of:=IF([.D286]=&quot;&quot;;&quot;&quot;;([.D286])/([.E286]))">
            <text:p/>
          </table:table-cell>
          <table:table-cell table:formula="of:=IF([.D286];[.D286]*100;&quot;&quot;)">
            <text:p><text:s text:c="2"/></text:p>
          </table:table-cell>
          <table:table-cell table:formula="of:=IF([.C286] = &quot;&quot;; &quot;&quot;;[.C286]-[.B28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7];[puts.C$1:.C$1048576];&quot;&lt;&quot;&amp;[calls.B287];[puts.J$1:.J$1048576];1;[puts.C$1:.C$1048576];&quot;&gt;&quot;&amp;COM.MICROSOFT.MAXIFS([.C$2:.C287];[.A$2:.A287];[.A287];[.J$2:.J287];1;[.C$2:.C287];&quot;&lt;&quot;&amp;[.C287]))*100;&quot;&quot;)">
            <text:p/>
          </table:table-cell>
          <table:table-cell table:formula="of:=IF([.D287]=&quot;&quot;;&quot;&quot;;([.D287])/([.E287]))">
            <text:p/>
          </table:table-cell>
          <table:table-cell table:formula="of:=IF([.D287];[.D287]*100;&quot;&quot;)">
            <text:p><text:s text:c="2"/></text:p>
          </table:table-cell>
          <table:table-cell table:formula="of:=IF([.C287] = &quot;&quot;; &quot;&quot;;[.C287]-[.B28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8];[puts.C$1:.C$1048576];&quot;&lt;&quot;&amp;[calls.B288];[puts.J$1:.J$1048576];1;[puts.C$1:.C$1048576];&quot;&gt;&quot;&amp;COM.MICROSOFT.MAXIFS([.C$2:.C288];[.A$2:.A288];[.A288];[.J$2:.J288];1;[.C$2:.C288];&quot;&lt;&quot;&amp;[.C288]))*100;&quot;&quot;)">
            <text:p/>
          </table:table-cell>
          <table:table-cell table:formula="of:=IF([.D288]=&quot;&quot;;&quot;&quot;;([.D288])/([.E288]))">
            <text:p/>
          </table:table-cell>
          <table:table-cell table:formula="of:=IF([.D288];[.D288]*100;&quot;&quot;)">
            <text:p><text:s text:c="2"/></text:p>
          </table:table-cell>
          <table:table-cell table:formula="of:=IF([.C288] = &quot;&quot;; &quot;&quot;;[.C288]-[.B28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89];[puts.C$1:.C$1048576];&quot;&lt;&quot;&amp;[calls.B289];[puts.J$1:.J$1048576];1;[puts.C$1:.C$1048576];&quot;&gt;&quot;&amp;COM.MICROSOFT.MAXIFS([.C$2:.C289];[.A$2:.A289];[.A289];[.J$2:.J289];1;[.C$2:.C289];&quot;&lt;&quot;&amp;[.C289]))*100;&quot;&quot;)">
            <text:p/>
          </table:table-cell>
          <table:table-cell table:formula="of:=IF([.D289]=&quot;&quot;;&quot;&quot;;([.D289])/([.E289]))">
            <text:p/>
          </table:table-cell>
          <table:table-cell table:formula="of:=IF([.D289];[.D289]*100;&quot;&quot;)">
            <text:p><text:s text:c="2"/></text:p>
          </table:table-cell>
          <table:table-cell table:formula="of:=IF([.C289] = &quot;&quot;; &quot;&quot;;[.C289]-[.B28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0];[puts.C$1:.C$1048576];&quot;&lt;&quot;&amp;[calls.B290];[puts.J$1:.J$1048576];1;[puts.C$1:.C$1048576];&quot;&gt;&quot;&amp;COM.MICROSOFT.MAXIFS([.C$2:.C290];[.A$2:.A290];[.A290];[.J$2:.J290];1;[.C$2:.C290];&quot;&lt;&quot;&amp;[.C290]))*100;&quot;&quot;)">
            <text:p/>
          </table:table-cell>
          <table:table-cell table:formula="of:=IF([.D290]=&quot;&quot;;&quot;&quot;;([.D290])/([.E290]))">
            <text:p/>
          </table:table-cell>
          <table:table-cell table:formula="of:=IF([.D290];[.D290]*100;&quot;&quot;)">
            <text:p><text:s text:c="2"/></text:p>
          </table:table-cell>
          <table:table-cell table:formula="of:=IF([.C290] = &quot;&quot;; &quot;&quot;;[.C290]-[.B29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1];[puts.C$1:.C$1048576];&quot;&lt;&quot;&amp;[calls.B291];[puts.J$1:.J$1048576];1;[puts.C$1:.C$1048576];&quot;&gt;&quot;&amp;COM.MICROSOFT.MAXIFS([.C$2:.C291];[.A$2:.A291];[.A291];[.J$2:.J291];1;[.C$2:.C291];&quot;&lt;&quot;&amp;[.C291]))*100;&quot;&quot;)">
            <text:p/>
          </table:table-cell>
          <table:table-cell table:formula="of:=IF([.D291]=&quot;&quot;;&quot;&quot;;([.D291])/([.E291]))">
            <text:p/>
          </table:table-cell>
          <table:table-cell table:formula="of:=IF([.D291];[.D291]*100;&quot;&quot;)">
            <text:p><text:s text:c="2"/></text:p>
          </table:table-cell>
          <table:table-cell table:formula="of:=IF([.C291] = &quot;&quot;; &quot;&quot;;[.C291]-[.B29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2];[puts.C$1:.C$1048576];&quot;&lt;&quot;&amp;[calls.B292];[puts.J$1:.J$1048576];1;[puts.C$1:.C$1048576];&quot;&gt;&quot;&amp;COM.MICROSOFT.MAXIFS([.C$2:.C292];[.A$2:.A292];[.A292];[.J$2:.J292];1;[.C$2:.C292];&quot;&lt;&quot;&amp;[.C292]))*100;&quot;&quot;)">
            <text:p/>
          </table:table-cell>
          <table:table-cell table:formula="of:=IF([.D292]=&quot;&quot;;&quot;&quot;;([.D292])/([.E292]))">
            <text:p/>
          </table:table-cell>
          <table:table-cell table:formula="of:=IF([.D292];[.D292]*100;&quot;&quot;)">
            <text:p><text:s text:c="2"/></text:p>
          </table:table-cell>
          <table:table-cell table:formula="of:=IF([.C292] = &quot;&quot;; &quot;&quot;;[.C292]-[.B29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3];[puts.C$1:.C$1048576];&quot;&lt;&quot;&amp;[calls.B293];[puts.J$1:.J$1048576];1;[puts.C$1:.C$1048576];&quot;&gt;&quot;&amp;COM.MICROSOFT.MAXIFS([.C$2:.C293];[.A$2:.A293];[.A293];[.J$2:.J293];1;[.C$2:.C293];&quot;&lt;&quot;&amp;[.C293]))*100;&quot;&quot;)">
            <text:p/>
          </table:table-cell>
          <table:table-cell table:formula="of:=IF([.D293]=&quot;&quot;;&quot;&quot;;([.D293])/([.E293]))">
            <text:p/>
          </table:table-cell>
          <table:table-cell table:formula="of:=IF([.D293];[.D293]*100;&quot;&quot;)">
            <text:p><text:s text:c="2"/></text:p>
          </table:table-cell>
          <table:table-cell table:formula="of:=IF([.C293] = &quot;&quot;; &quot;&quot;;[.C293]-[.B29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4];[puts.C$1:.C$1048576];&quot;&lt;&quot;&amp;[calls.B294];[puts.J$1:.J$1048576];1;[puts.C$1:.C$1048576];&quot;&gt;&quot;&amp;COM.MICROSOFT.MAXIFS([.C$2:.C294];[.A$2:.A294];[.A294];[.J$2:.J294];1;[.C$2:.C294];&quot;&lt;&quot;&amp;[.C294]))*100;&quot;&quot;)">
            <text:p/>
          </table:table-cell>
          <table:table-cell table:formula="of:=IF([.D294]=&quot;&quot;;&quot;&quot;;([.D294])/([.E294]))">
            <text:p/>
          </table:table-cell>
          <table:table-cell table:formula="of:=IF([.D294];[.D294]*100;&quot;&quot;)">
            <text:p><text:s text:c="2"/></text:p>
          </table:table-cell>
          <table:table-cell table:formula="of:=IF([.C294] = &quot;&quot;; &quot;&quot;;[.C294]-[.B29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5];[puts.C$1:.C$1048576];&quot;&lt;&quot;&amp;[calls.B295];[puts.J$1:.J$1048576];1;[puts.C$1:.C$1048576];&quot;&gt;&quot;&amp;COM.MICROSOFT.MAXIFS([.C$2:.C295];[.A$2:.A295];[.A295];[.J$2:.J295];1;[.C$2:.C295];&quot;&lt;&quot;&amp;[.C295]))*100;&quot;&quot;)">
            <text:p/>
          </table:table-cell>
          <table:table-cell table:formula="of:=IF([.D295]=&quot;&quot;;&quot;&quot;;([.D295])/([.E295]))">
            <text:p/>
          </table:table-cell>
          <table:table-cell table:formula="of:=IF([.D295];[.D295]*100;&quot;&quot;)">
            <text:p><text:s text:c="2"/></text:p>
          </table:table-cell>
          <table:table-cell table:formula="of:=IF([.C295] = &quot;&quot;; &quot;&quot;;[.C295]-[.B29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6];[puts.C$1:.C$1048576];&quot;&lt;&quot;&amp;[calls.B296];[puts.J$1:.J$1048576];1;[puts.C$1:.C$1048576];&quot;&gt;&quot;&amp;COM.MICROSOFT.MAXIFS([.C$2:.C296];[.A$2:.A296];[.A296];[.J$2:.J296];1;[.C$2:.C296];&quot;&lt;&quot;&amp;[.C296]))*100;&quot;&quot;)">
            <text:p/>
          </table:table-cell>
          <table:table-cell table:formula="of:=IF([.D296]=&quot;&quot;;&quot;&quot;;([.D296])/([.E296]))">
            <text:p/>
          </table:table-cell>
          <table:table-cell table:formula="of:=IF([.D296];[.D296]*100;&quot;&quot;)">
            <text:p><text:s text:c="2"/></text:p>
          </table:table-cell>
          <table:table-cell table:formula="of:=IF([.C296] = &quot;&quot;; &quot;&quot;;[.C296]-[.B29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7];[puts.C$1:.C$1048576];&quot;&lt;&quot;&amp;[calls.B297];[puts.J$1:.J$1048576];1;[puts.C$1:.C$1048576];&quot;&gt;&quot;&amp;COM.MICROSOFT.MAXIFS([.C$2:.C297];[.A$2:.A297];[.A297];[.J$2:.J297];1;[.C$2:.C297];&quot;&lt;&quot;&amp;[.C297]))*100;&quot;&quot;)">
            <text:p/>
          </table:table-cell>
          <table:table-cell table:formula="of:=IF([.D297]=&quot;&quot;;&quot;&quot;;([.D297])/([.E297]))">
            <text:p/>
          </table:table-cell>
          <table:table-cell table:formula="of:=IF([.D297];[.D297]*100;&quot;&quot;)">
            <text:p><text:s text:c="2"/></text:p>
          </table:table-cell>
          <table:table-cell table:formula="of:=IF([.C297] = &quot;&quot;; &quot;&quot;;[.C297]-[.B29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8];[puts.C$1:.C$1048576];&quot;&lt;&quot;&amp;[calls.B298];[puts.J$1:.J$1048576];1;[puts.C$1:.C$1048576];&quot;&gt;&quot;&amp;COM.MICROSOFT.MAXIFS([.C$2:.C298];[.A$2:.A298];[.A298];[.J$2:.J298];1;[.C$2:.C298];&quot;&lt;&quot;&amp;[.C298]))*100;&quot;&quot;)">
            <text:p/>
          </table:table-cell>
          <table:table-cell table:formula="of:=IF([.D298]=&quot;&quot;;&quot;&quot;;([.D298])/([.E298]))">
            <text:p/>
          </table:table-cell>
          <table:table-cell table:formula="of:=IF([.D298];[.D298]*100;&quot;&quot;)">
            <text:p><text:s text:c="2"/></text:p>
          </table:table-cell>
          <table:table-cell table:formula="of:=IF([.C298] = &quot;&quot;; &quot;&quot;;[.C298]-[.B29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299];[puts.C$1:.C$1048576];&quot;&lt;&quot;&amp;[calls.B299];[puts.J$1:.J$1048576];1;[puts.C$1:.C$1048576];&quot;&gt;&quot;&amp;COM.MICROSOFT.MAXIFS([.C$2:.C299];[.A$2:.A299];[.A299];[.J$2:.J299];1;[.C$2:.C299];&quot;&lt;&quot;&amp;[.C299]))*100;&quot;&quot;)">
            <text:p/>
          </table:table-cell>
          <table:table-cell table:formula="of:=IF([.D299]=&quot;&quot;;&quot;&quot;;([.D299])/([.E299]))">
            <text:p/>
          </table:table-cell>
          <table:table-cell table:formula="of:=IF([.D299];[.D299]*100;&quot;&quot;)">
            <text:p><text:s text:c="2"/></text:p>
          </table:table-cell>
          <table:table-cell table:formula="of:=IF([.C299] = &quot;&quot;; &quot;&quot;;[.C299]-[.B29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0];[puts.C$1:.C$1048576];&quot;&lt;&quot;&amp;[calls.B300];[puts.J$1:.J$1048576];1;[puts.C$1:.C$1048576];&quot;&gt;&quot;&amp;COM.MICROSOFT.MAXIFS([.C$2:.C300];[.A$2:.A300];[.A300];[.J$2:.J300];1;[.C$2:.C300];&quot;&lt;&quot;&amp;[.C300]))*100;&quot;&quot;)">
            <text:p/>
          </table:table-cell>
          <table:table-cell table:formula="of:=IF([.D300]=&quot;&quot;;&quot;&quot;;([.D300])/([.E300]))">
            <text:p/>
          </table:table-cell>
          <table:table-cell table:formula="of:=IF([.D300];[.D300]*100;&quot;&quot;)">
            <text:p><text:s text:c="2"/></text:p>
          </table:table-cell>
          <table:table-cell table:formula="of:=IF([.C300] = &quot;&quot;; &quot;&quot;;[.C300]-[.B30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1];[puts.C$1:.C$1048576];&quot;&lt;&quot;&amp;[calls.B301];[puts.J$1:.J$1048576];1;[puts.C$1:.C$1048576];&quot;&gt;&quot;&amp;COM.MICROSOFT.MAXIFS([.C$2:.C301];[.A$2:.A301];[.A301];[.J$2:.J301];1;[.C$2:.C301];&quot;&lt;&quot;&amp;[.C301]))*100;&quot;&quot;)">
            <text:p/>
          </table:table-cell>
          <table:table-cell table:formula="of:=IF([.D301]=&quot;&quot;;&quot;&quot;;([.D301])/([.E301]))">
            <text:p/>
          </table:table-cell>
          <table:table-cell table:formula="of:=IF([.D301];[.D301]*100;&quot;&quot;)">
            <text:p><text:s text:c="2"/></text:p>
          </table:table-cell>
          <table:table-cell table:formula="of:=IF([.C301] = &quot;&quot;; &quot;&quot;;[.C301]-[.B30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2];[puts.C$1:.C$1048576];&quot;&lt;&quot;&amp;[calls.B302];[puts.J$1:.J$1048576];1;[puts.C$1:.C$1048576];&quot;&gt;&quot;&amp;COM.MICROSOFT.MAXIFS([.C$2:.C302];[.A$2:.A302];[.A302];[.J$2:.J302];1;[.C$2:.C302];&quot;&lt;&quot;&amp;[.C302]))*100;&quot;&quot;)">
            <text:p/>
          </table:table-cell>
          <table:table-cell table:formula="of:=IF([.D302]=&quot;&quot;;&quot;&quot;;([.D302])/([.E302]))">
            <text:p/>
          </table:table-cell>
          <table:table-cell table:formula="of:=IF([.D302];[.D302]*100;&quot;&quot;)">
            <text:p><text:s text:c="2"/></text:p>
          </table:table-cell>
          <table:table-cell table:formula="of:=IF([.C302] = &quot;&quot;; &quot;&quot;;[.C302]-[.B30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3];[puts.C$1:.C$1048576];&quot;&lt;&quot;&amp;[calls.B303];[puts.J$1:.J$1048576];1;[puts.C$1:.C$1048576];&quot;&gt;&quot;&amp;COM.MICROSOFT.MAXIFS([.C$2:.C303];[.A$2:.A303];[.A303];[.J$2:.J303];1;[.C$2:.C303];&quot;&lt;&quot;&amp;[.C303]))*100;&quot;&quot;)">
            <text:p/>
          </table:table-cell>
          <table:table-cell table:formula="of:=IF([.D303]=&quot;&quot;;&quot;&quot;;([.D303])/([.E303]))">
            <text:p/>
          </table:table-cell>
          <table:table-cell table:formula="of:=IF([.D303];[.D303]*100;&quot;&quot;)">
            <text:p><text:s text:c="2"/></text:p>
          </table:table-cell>
          <table:table-cell table:formula="of:=IF([.C303] = &quot;&quot;; &quot;&quot;;[.C303]-[.B30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4];[puts.C$1:.C$1048576];&quot;&lt;&quot;&amp;[calls.B304];[puts.J$1:.J$1048576];1;[puts.C$1:.C$1048576];&quot;&gt;&quot;&amp;COM.MICROSOFT.MAXIFS([.C$2:.C304];[.A$2:.A304];[.A304];[.J$2:.J304];1;[.C$2:.C304];&quot;&lt;&quot;&amp;[.C304]))*100;&quot;&quot;)">
            <text:p/>
          </table:table-cell>
          <table:table-cell table:formula="of:=IF([.D304]=&quot;&quot;;&quot;&quot;;([.D304])/([.E304]))">
            <text:p/>
          </table:table-cell>
          <table:table-cell table:formula="of:=IF([.D304];[.D304]*100;&quot;&quot;)">
            <text:p><text:s text:c="2"/></text:p>
          </table:table-cell>
          <table:table-cell table:formula="of:=IF([.C304] = &quot;&quot;; &quot;&quot;;[.C304]-[.B30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5];[puts.C$1:.C$1048576];&quot;&lt;&quot;&amp;[calls.B305];[puts.J$1:.J$1048576];1;[puts.C$1:.C$1048576];&quot;&gt;&quot;&amp;COM.MICROSOFT.MAXIFS([.C$2:.C305];[.A$2:.A305];[.A305];[.J$2:.J305];1;[.C$2:.C305];&quot;&lt;&quot;&amp;[.C305]))*100;&quot;&quot;)">
            <text:p/>
          </table:table-cell>
          <table:table-cell table:formula="of:=IF([.D305]=&quot;&quot;;&quot;&quot;;([.D305])/([.E305]))">
            <text:p/>
          </table:table-cell>
          <table:table-cell table:formula="of:=IF([.D305];[.D305]*100;&quot;&quot;)">
            <text:p><text:s text:c="2"/></text:p>
          </table:table-cell>
          <table:table-cell table:formula="of:=IF([.C305] = &quot;&quot;; &quot;&quot;;[.C305]-[.B30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6];[puts.C$1:.C$1048576];&quot;&lt;&quot;&amp;[calls.B306];[puts.J$1:.J$1048576];1;[puts.C$1:.C$1048576];&quot;&gt;&quot;&amp;COM.MICROSOFT.MAXIFS([.C$2:.C306];[.A$2:.A306];[.A306];[.J$2:.J306];1;[.C$2:.C306];&quot;&lt;&quot;&amp;[.C306]))*100;&quot;&quot;)">
            <text:p/>
          </table:table-cell>
          <table:table-cell table:formula="of:=IF([.D306]=&quot;&quot;;&quot;&quot;;([.D306])/([.E306]))">
            <text:p/>
          </table:table-cell>
          <table:table-cell table:formula="of:=IF([.D306];[.D306]*100;&quot;&quot;)">
            <text:p><text:s text:c="2"/></text:p>
          </table:table-cell>
          <table:table-cell table:formula="of:=IF([.C306] = &quot;&quot;; &quot;&quot;;[.C306]-[.B30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7];[puts.C$1:.C$1048576];&quot;&lt;&quot;&amp;[calls.B307];[puts.J$1:.J$1048576];1;[puts.C$1:.C$1048576];&quot;&gt;&quot;&amp;COM.MICROSOFT.MAXIFS([.C$2:.C307];[.A$2:.A307];[.A307];[.J$2:.J307];1;[.C$2:.C307];&quot;&lt;&quot;&amp;[.C307]))*100;&quot;&quot;)">
            <text:p/>
          </table:table-cell>
          <table:table-cell table:formula="of:=IF([.D307]=&quot;&quot;;&quot;&quot;;([.D307])/([.E307]))">
            <text:p/>
          </table:table-cell>
          <table:table-cell table:formula="of:=IF([.D307];[.D307]*100;&quot;&quot;)">
            <text:p><text:s text:c="2"/></text:p>
          </table:table-cell>
          <table:table-cell table:formula="of:=IF([.C307] = &quot;&quot;; &quot;&quot;;[.C307]-[.B30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8];[puts.C$1:.C$1048576];&quot;&lt;&quot;&amp;[calls.B308];[puts.J$1:.J$1048576];1;[puts.C$1:.C$1048576];&quot;&gt;&quot;&amp;COM.MICROSOFT.MAXIFS([.C$2:.C308];[.A$2:.A308];[.A308];[.J$2:.J308];1;[.C$2:.C308];&quot;&lt;&quot;&amp;[.C308]))*100;&quot;&quot;)">
            <text:p/>
          </table:table-cell>
          <table:table-cell table:formula="of:=IF([.D308]=&quot;&quot;;&quot;&quot;;([.D308])/([.E308]))">
            <text:p/>
          </table:table-cell>
          <table:table-cell table:formula="of:=IF([.D308];[.D308]*100;&quot;&quot;)">
            <text:p><text:s text:c="2"/></text:p>
          </table:table-cell>
          <table:table-cell table:formula="of:=IF([.C308] = &quot;&quot;; &quot;&quot;;[.C308]-[.B30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09];[puts.C$1:.C$1048576];&quot;&lt;&quot;&amp;[calls.B309];[puts.J$1:.J$1048576];1;[puts.C$1:.C$1048576];&quot;&gt;&quot;&amp;COM.MICROSOFT.MAXIFS([.C$2:.C309];[.A$2:.A309];[.A309];[.J$2:.J309];1;[.C$2:.C309];&quot;&lt;&quot;&amp;[.C309]))*100;&quot;&quot;)">
            <text:p/>
          </table:table-cell>
          <table:table-cell table:formula="of:=IF([.D309]=&quot;&quot;;&quot;&quot;;([.D309])/([.E309]))">
            <text:p/>
          </table:table-cell>
          <table:table-cell table:formula="of:=IF([.D309];[.D309]*100;&quot;&quot;)">
            <text:p><text:s text:c="2"/></text:p>
          </table:table-cell>
          <table:table-cell table:formula="of:=IF([.C309] = &quot;&quot;; &quot;&quot;;[.C309]-[.B30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0];[puts.C$1:.C$1048576];&quot;&lt;&quot;&amp;[calls.B310];[puts.J$1:.J$1048576];1;[puts.C$1:.C$1048576];&quot;&gt;&quot;&amp;COM.MICROSOFT.MAXIFS([.C$2:.C310];[.A$2:.A310];[.A310];[.J$2:.J310];1;[.C$2:.C310];&quot;&lt;&quot;&amp;[.C310]))*100;&quot;&quot;)">
            <text:p/>
          </table:table-cell>
          <table:table-cell table:formula="of:=IF([.D310]=&quot;&quot;;&quot;&quot;;([.D310])/([.E310]))">
            <text:p/>
          </table:table-cell>
          <table:table-cell table:formula="of:=IF([.D310];[.D310]*100;&quot;&quot;)">
            <text:p><text:s text:c="2"/></text:p>
          </table:table-cell>
          <table:table-cell table:formula="of:=IF([.C310] = &quot;&quot;; &quot;&quot;;[.C310]-[.B31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1];[puts.C$1:.C$1048576];&quot;&lt;&quot;&amp;[calls.B311];[puts.J$1:.J$1048576];1;[puts.C$1:.C$1048576];&quot;&gt;&quot;&amp;COM.MICROSOFT.MAXIFS([.C$2:.C311];[.A$2:.A311];[.A311];[.J$2:.J311];1;[.C$2:.C311];&quot;&lt;&quot;&amp;[.C311]))*100;&quot;&quot;)">
            <text:p/>
          </table:table-cell>
          <table:table-cell table:formula="of:=IF([.D311]=&quot;&quot;;&quot;&quot;;([.D311])/([.E311]))">
            <text:p/>
          </table:table-cell>
          <table:table-cell table:formula="of:=IF([.D311];[.D311]*100;&quot;&quot;)">
            <text:p><text:s text:c="2"/></text:p>
          </table:table-cell>
          <table:table-cell table:formula="of:=IF([.C311] = &quot;&quot;; &quot;&quot;;[.C311]-[.B31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2];[puts.C$1:.C$1048576];&quot;&lt;&quot;&amp;[calls.B312];[puts.J$1:.J$1048576];1;[puts.C$1:.C$1048576];&quot;&gt;&quot;&amp;COM.MICROSOFT.MAXIFS([.C$2:.C312];[.A$2:.A312];[.A312];[.J$2:.J312];1;[.C$2:.C312];&quot;&lt;&quot;&amp;[.C312]))*100;&quot;&quot;)">
            <text:p/>
          </table:table-cell>
          <table:table-cell table:formula="of:=IF([.D312]=&quot;&quot;;&quot;&quot;;([.D312])/([.E312]))">
            <text:p/>
          </table:table-cell>
          <table:table-cell table:formula="of:=IF([.D312];[.D312]*100;&quot;&quot;)">
            <text:p><text:s text:c="2"/></text:p>
          </table:table-cell>
          <table:table-cell table:formula="of:=IF([.C312] = &quot;&quot;; &quot;&quot;;[.C312]-[.B31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3];[puts.C$1:.C$1048576];&quot;&lt;&quot;&amp;[calls.B313];[puts.J$1:.J$1048576];1;[puts.C$1:.C$1048576];&quot;&gt;&quot;&amp;COM.MICROSOFT.MAXIFS([.C$2:.C313];[.A$2:.A313];[.A313];[.J$2:.J313];1;[.C$2:.C313];&quot;&lt;&quot;&amp;[.C313]))*100;&quot;&quot;)">
            <text:p/>
          </table:table-cell>
          <table:table-cell table:formula="of:=IF([.D313]=&quot;&quot;;&quot;&quot;;([.D313])/([.E313]))">
            <text:p/>
          </table:table-cell>
          <table:table-cell table:formula="of:=IF([.D313];[.D313]*100;&quot;&quot;)">
            <text:p><text:s text:c="2"/></text:p>
          </table:table-cell>
          <table:table-cell table:formula="of:=IF([.C313] = &quot;&quot;; &quot;&quot;;[.C313]-[.B31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4];[puts.C$1:.C$1048576];&quot;&lt;&quot;&amp;[calls.B314];[puts.J$1:.J$1048576];1;[puts.C$1:.C$1048576];&quot;&gt;&quot;&amp;COM.MICROSOFT.MAXIFS([.C$2:.C314];[.A$2:.A314];[.A314];[.J$2:.J314];1;[.C$2:.C314];&quot;&lt;&quot;&amp;[.C314]))*100;&quot;&quot;)">
            <text:p/>
          </table:table-cell>
          <table:table-cell table:formula="of:=IF([.D314]=&quot;&quot;;&quot;&quot;;([.D314])/([.E314]))">
            <text:p/>
          </table:table-cell>
          <table:table-cell table:formula="of:=IF([.D314];[.D314]*100;&quot;&quot;)">
            <text:p><text:s text:c="2"/></text:p>
          </table:table-cell>
          <table:table-cell table:formula="of:=IF([.C314] = &quot;&quot;; &quot;&quot;;[.C314]-[.B31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5];[puts.C$1:.C$1048576];&quot;&lt;&quot;&amp;[calls.B315];[puts.J$1:.J$1048576];1;[puts.C$1:.C$1048576];&quot;&gt;&quot;&amp;COM.MICROSOFT.MAXIFS([.C$2:.C315];[.A$2:.A315];[.A315];[.J$2:.J315];1;[.C$2:.C315];&quot;&lt;&quot;&amp;[.C315]))*100;&quot;&quot;)">
            <text:p/>
          </table:table-cell>
          <table:table-cell table:formula="of:=IF([.D315]=&quot;&quot;;&quot;&quot;;([.D315])/([.E315]))">
            <text:p/>
          </table:table-cell>
          <table:table-cell table:formula="of:=IF([.D315];[.D315]*100;&quot;&quot;)">
            <text:p><text:s text:c="2"/></text:p>
          </table:table-cell>
          <table:table-cell table:formula="of:=IF([.C315] = &quot;&quot;; &quot;&quot;;[.C315]-[.B31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6];[puts.C$1:.C$1048576];&quot;&lt;&quot;&amp;[calls.B316];[puts.J$1:.J$1048576];1;[puts.C$1:.C$1048576];&quot;&gt;&quot;&amp;COM.MICROSOFT.MAXIFS([.C$2:.C316];[.A$2:.A316];[.A316];[.J$2:.J316];1;[.C$2:.C316];&quot;&lt;&quot;&amp;[.C316]))*100;&quot;&quot;)">
            <text:p/>
          </table:table-cell>
          <table:table-cell table:formula="of:=IF([.D316]=&quot;&quot;;&quot;&quot;;([.D316])/([.E316]))">
            <text:p/>
          </table:table-cell>
          <table:table-cell table:formula="of:=IF([.D316];[.D316]*100;&quot;&quot;)">
            <text:p><text:s text:c="2"/></text:p>
          </table:table-cell>
          <table:table-cell table:formula="of:=IF([.C316] = &quot;&quot;; &quot;&quot;;[.C316]-[.B31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7];[puts.C$1:.C$1048576];&quot;&lt;&quot;&amp;[calls.B317];[puts.J$1:.J$1048576];1;[puts.C$1:.C$1048576];&quot;&gt;&quot;&amp;COM.MICROSOFT.MAXIFS([.C$2:.C317];[.A$2:.A317];[.A317];[.J$2:.J317];1;[.C$2:.C317];&quot;&lt;&quot;&amp;[.C317]))*100;&quot;&quot;)">
            <text:p/>
          </table:table-cell>
          <table:table-cell table:formula="of:=IF([.D317]=&quot;&quot;;&quot;&quot;;([.D317])/([.E317]))">
            <text:p/>
          </table:table-cell>
          <table:table-cell table:formula="of:=IF([.D317];[.D317]*100;&quot;&quot;)">
            <text:p><text:s text:c="2"/></text:p>
          </table:table-cell>
          <table:table-cell table:formula="of:=IF([.C317] = &quot;&quot;; &quot;&quot;;[.C317]-[.B31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8];[puts.C$1:.C$1048576];&quot;&lt;&quot;&amp;[calls.B318];[puts.J$1:.J$1048576];1;[puts.C$1:.C$1048576];&quot;&gt;&quot;&amp;COM.MICROSOFT.MAXIFS([.C$2:.C318];[.A$2:.A318];[.A318];[.J$2:.J318];1;[.C$2:.C318];&quot;&lt;&quot;&amp;[.C318]))*100;&quot;&quot;)">
            <text:p/>
          </table:table-cell>
          <table:table-cell table:formula="of:=IF([.D318]=&quot;&quot;;&quot;&quot;;([.D318])/([.E318]))">
            <text:p/>
          </table:table-cell>
          <table:table-cell table:formula="of:=IF([.D318];[.D318]*100;&quot;&quot;)">
            <text:p><text:s text:c="2"/></text:p>
          </table:table-cell>
          <table:table-cell table:formula="of:=IF([.C318] = &quot;&quot;; &quot;&quot;;[.C318]-[.B31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19];[puts.C$1:.C$1048576];&quot;&lt;&quot;&amp;[calls.B319];[puts.J$1:.J$1048576];1;[puts.C$1:.C$1048576];&quot;&gt;&quot;&amp;COM.MICROSOFT.MAXIFS([.C$2:.C319];[.A$2:.A319];[.A319];[.J$2:.J319];1;[.C$2:.C319];&quot;&lt;&quot;&amp;[.C319]))*100;&quot;&quot;)">
            <text:p/>
          </table:table-cell>
          <table:table-cell table:formula="of:=IF([.D319]=&quot;&quot;;&quot;&quot;;([.D319])/([.E319]))">
            <text:p/>
          </table:table-cell>
          <table:table-cell table:formula="of:=IF([.D319];[.D319]*100;&quot;&quot;)">
            <text:p><text:s text:c="2"/></text:p>
          </table:table-cell>
          <table:table-cell table:formula="of:=IF([.C319] = &quot;&quot;; &quot;&quot;;[.C319]-[.B31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0];[puts.C$1:.C$1048576];&quot;&lt;&quot;&amp;[calls.B320];[puts.J$1:.J$1048576];1;[puts.C$1:.C$1048576];&quot;&gt;&quot;&amp;COM.MICROSOFT.MAXIFS([.C$2:.C320];[.A$2:.A320];[.A320];[.J$2:.J320];1;[.C$2:.C320];&quot;&lt;&quot;&amp;[.C320]))*100;&quot;&quot;)">
            <text:p/>
          </table:table-cell>
          <table:table-cell table:formula="of:=IF([.D320]=&quot;&quot;;&quot;&quot;;([.D320])/([.E320]))">
            <text:p/>
          </table:table-cell>
          <table:table-cell table:formula="of:=IF([.D320];[.D320]*100;&quot;&quot;)">
            <text:p><text:s text:c="2"/></text:p>
          </table:table-cell>
          <table:table-cell table:formula="of:=IF([.C320] = &quot;&quot;; &quot;&quot;;[.C320]-[.B32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1];[puts.C$1:.C$1048576];&quot;&lt;&quot;&amp;[calls.B321];[puts.J$1:.J$1048576];1;[puts.C$1:.C$1048576];&quot;&gt;&quot;&amp;COM.MICROSOFT.MAXIFS([.C$2:.C321];[.A$2:.A321];[.A321];[.J$2:.J321];1;[.C$2:.C321];&quot;&lt;&quot;&amp;[.C321]))*100;&quot;&quot;)">
            <text:p/>
          </table:table-cell>
          <table:table-cell table:formula="of:=IF([.D321]=&quot;&quot;;&quot;&quot;;([.D321])/([.E321]))">
            <text:p/>
          </table:table-cell>
          <table:table-cell table:formula="of:=IF([.D321];[.D321]*100;&quot;&quot;)">
            <text:p><text:s text:c="2"/></text:p>
          </table:table-cell>
          <table:table-cell table:formula="of:=IF([.C321] = &quot;&quot;; &quot;&quot;;[.C321]-[.B32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2];[puts.C$1:.C$1048576];&quot;&lt;&quot;&amp;[calls.B322];[puts.J$1:.J$1048576];1;[puts.C$1:.C$1048576];&quot;&gt;&quot;&amp;COM.MICROSOFT.MAXIFS([.C$2:.C322];[.A$2:.A322];[.A322];[.J$2:.J322];1;[.C$2:.C322];&quot;&lt;&quot;&amp;[.C322]))*100;&quot;&quot;)">
            <text:p/>
          </table:table-cell>
          <table:table-cell table:formula="of:=IF([.D322]=&quot;&quot;;&quot;&quot;;([.D322])/([.E322]))">
            <text:p/>
          </table:table-cell>
          <table:table-cell table:formula="of:=IF([.D322];[.D322]*100;&quot;&quot;)">
            <text:p><text:s text:c="2"/></text:p>
          </table:table-cell>
          <table:table-cell table:formula="of:=IF([.C322] = &quot;&quot;; &quot;&quot;;[.C322]-[.B32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3];[puts.C$1:.C$1048576];&quot;&lt;&quot;&amp;[calls.B323];[puts.J$1:.J$1048576];1;[puts.C$1:.C$1048576];&quot;&gt;&quot;&amp;COM.MICROSOFT.MAXIFS([.C$2:.C323];[.A$2:.A323];[.A323];[.J$2:.J323];1;[.C$2:.C323];&quot;&lt;&quot;&amp;[.C323]))*100;&quot;&quot;)">
            <text:p/>
          </table:table-cell>
          <table:table-cell table:formula="of:=IF([.D323]=&quot;&quot;;&quot;&quot;;([.D323])/([.E323]))">
            <text:p/>
          </table:table-cell>
          <table:table-cell table:formula="of:=IF([.D323];[.D323]*100;&quot;&quot;)">
            <text:p><text:s text:c="2"/></text:p>
          </table:table-cell>
          <table:table-cell table:formula="of:=IF([.C323] = &quot;&quot;; &quot;&quot;;[.C323]-[.B32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4];[puts.C$1:.C$1048576];&quot;&lt;&quot;&amp;[calls.B324];[puts.J$1:.J$1048576];1;[puts.C$1:.C$1048576];&quot;&gt;&quot;&amp;COM.MICROSOFT.MAXIFS([.C$2:.C324];[.A$2:.A324];[.A324];[.J$2:.J324];1;[.C$2:.C324];&quot;&lt;&quot;&amp;[.C324]))*100;&quot;&quot;)">
            <text:p/>
          </table:table-cell>
          <table:table-cell table:formula="of:=IF([.D324]=&quot;&quot;;&quot;&quot;;([.D324])/([.E324]))">
            <text:p/>
          </table:table-cell>
          <table:table-cell table:formula="of:=IF([.D324];[.D324]*100;&quot;&quot;)">
            <text:p><text:s text:c="2"/></text:p>
          </table:table-cell>
          <table:table-cell table:formula="of:=IF([.C324] = &quot;&quot;; &quot;&quot;;[.C324]-[.B32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5];[puts.C$1:.C$1048576];&quot;&lt;&quot;&amp;[calls.B325];[puts.J$1:.J$1048576];1;[puts.C$1:.C$1048576];&quot;&gt;&quot;&amp;COM.MICROSOFT.MAXIFS([.C$2:.C325];[.A$2:.A325];[.A325];[.J$2:.J325];1;[.C$2:.C325];&quot;&lt;&quot;&amp;[.C325]))*100;&quot;&quot;)">
            <text:p/>
          </table:table-cell>
          <table:table-cell table:formula="of:=IF([.D325]=&quot;&quot;;&quot;&quot;;([.D325])/([.E325]))">
            <text:p/>
          </table:table-cell>
          <table:table-cell table:formula="of:=IF([.D325];[.D325]*100;&quot;&quot;)">
            <text:p><text:s text:c="2"/></text:p>
          </table:table-cell>
          <table:table-cell table:formula="of:=IF([.C325] = &quot;&quot;; &quot;&quot;;[.C325]-[.B32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6];[puts.C$1:.C$1048576];&quot;&lt;&quot;&amp;[calls.B326];[puts.J$1:.J$1048576];1;[puts.C$1:.C$1048576];&quot;&gt;&quot;&amp;COM.MICROSOFT.MAXIFS([.C$2:.C326];[.A$2:.A326];[.A326];[.J$2:.J326];1;[.C$2:.C326];&quot;&lt;&quot;&amp;[.C326]))*100;&quot;&quot;)">
            <text:p/>
          </table:table-cell>
          <table:table-cell table:formula="of:=IF([.D326]=&quot;&quot;;&quot;&quot;;([.D326])/([.E326]))">
            <text:p/>
          </table:table-cell>
          <table:table-cell table:formula="of:=IF([.D326];[.D326]*100;&quot;&quot;)">
            <text:p><text:s text:c="2"/></text:p>
          </table:table-cell>
          <table:table-cell table:formula="of:=IF([.C326] = &quot;&quot;; &quot;&quot;;[.C326]-[.B32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7];[puts.C$1:.C$1048576];&quot;&lt;&quot;&amp;[calls.B327];[puts.J$1:.J$1048576];1;[puts.C$1:.C$1048576];&quot;&gt;&quot;&amp;COM.MICROSOFT.MAXIFS([.C$2:.C327];[.A$2:.A327];[.A327];[.J$2:.J327];1;[.C$2:.C327];&quot;&lt;&quot;&amp;[.C327]))*100;&quot;&quot;)">
            <text:p/>
          </table:table-cell>
          <table:table-cell table:formula="of:=IF([.D327]=&quot;&quot;;&quot;&quot;;([.D327])/([.E327]))">
            <text:p/>
          </table:table-cell>
          <table:table-cell table:formula="of:=IF([.D327];[.D327]*100;&quot;&quot;)">
            <text:p><text:s text:c="2"/></text:p>
          </table:table-cell>
          <table:table-cell table:formula="of:=IF([.C327] = &quot;&quot;; &quot;&quot;;[.C327]-[.B32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8];[puts.C$1:.C$1048576];&quot;&lt;&quot;&amp;[calls.B328];[puts.J$1:.J$1048576];1;[puts.C$1:.C$1048576];&quot;&gt;&quot;&amp;COM.MICROSOFT.MAXIFS([.C$2:.C328];[.A$2:.A328];[.A328];[.J$2:.J328];1;[.C$2:.C328];&quot;&lt;&quot;&amp;[.C328]))*100;&quot;&quot;)">
            <text:p/>
          </table:table-cell>
          <table:table-cell table:formula="of:=IF([.D328]=&quot;&quot;;&quot;&quot;;([.D328])/([.E328]))">
            <text:p/>
          </table:table-cell>
          <table:table-cell table:formula="of:=IF([.D328];[.D328]*100;&quot;&quot;)">
            <text:p><text:s text:c="2"/></text:p>
          </table:table-cell>
          <table:table-cell table:formula="of:=IF([.C328] = &quot;&quot;; &quot;&quot;;[.C328]-[.B32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29];[puts.C$1:.C$1048576];&quot;&lt;&quot;&amp;[calls.B329];[puts.J$1:.J$1048576];1;[puts.C$1:.C$1048576];&quot;&gt;&quot;&amp;COM.MICROSOFT.MAXIFS([.C$2:.C329];[.A$2:.A329];[.A329];[.J$2:.J329];1;[.C$2:.C329];&quot;&lt;&quot;&amp;[.C329]))*100;&quot;&quot;)">
            <text:p/>
          </table:table-cell>
          <table:table-cell table:formula="of:=IF([.D329]=&quot;&quot;;&quot;&quot;;([.D329])/([.E329]))">
            <text:p/>
          </table:table-cell>
          <table:table-cell table:formula="of:=IF([.D329];[.D329]*100;&quot;&quot;)">
            <text:p><text:s text:c="2"/></text:p>
          </table:table-cell>
          <table:table-cell table:formula="of:=IF([.C329] = &quot;&quot;; &quot;&quot;;[.C329]-[.B32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0];[puts.C$1:.C$1048576];&quot;&lt;&quot;&amp;[calls.B330];[puts.J$1:.J$1048576];1;[puts.C$1:.C$1048576];&quot;&gt;&quot;&amp;COM.MICROSOFT.MAXIFS([.C$2:.C330];[.A$2:.A330];[.A330];[.J$2:.J330];1;[.C$2:.C330];&quot;&lt;&quot;&amp;[.C330]))*100;&quot;&quot;)">
            <text:p/>
          </table:table-cell>
          <table:table-cell table:formula="of:=IF([.D330]=&quot;&quot;;&quot;&quot;;([.D330])/([.E330]))">
            <text:p/>
          </table:table-cell>
          <table:table-cell table:formula="of:=IF([.D330];[.D330]*100;&quot;&quot;)">
            <text:p><text:s text:c="2"/></text:p>
          </table:table-cell>
          <table:table-cell table:formula="of:=IF([.C330] = &quot;&quot;; &quot;&quot;;[.C330]-[.B33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1];[puts.C$1:.C$1048576];&quot;&lt;&quot;&amp;[calls.B331];[puts.J$1:.J$1048576];1;[puts.C$1:.C$1048576];&quot;&gt;&quot;&amp;COM.MICROSOFT.MAXIFS([.C$2:.C331];[.A$2:.A331];[.A331];[.J$2:.J331];1;[.C$2:.C331];&quot;&lt;&quot;&amp;[.C331]))*100;&quot;&quot;)">
            <text:p/>
          </table:table-cell>
          <table:table-cell table:formula="of:=IF([.D331]=&quot;&quot;;&quot;&quot;;([.D331])/([.E331]))">
            <text:p/>
          </table:table-cell>
          <table:table-cell table:formula="of:=IF([.D331];[.D331]*100;&quot;&quot;)">
            <text:p><text:s text:c="2"/></text:p>
          </table:table-cell>
          <table:table-cell table:formula="of:=IF([.C331] = &quot;&quot;; &quot;&quot;;[.C331]-[.B33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2];[puts.C$1:.C$1048576];&quot;&lt;&quot;&amp;[calls.B332];[puts.J$1:.J$1048576];1;[puts.C$1:.C$1048576];&quot;&gt;&quot;&amp;COM.MICROSOFT.MAXIFS([.C$2:.C332];[.A$2:.A332];[.A332];[.J$2:.J332];1;[.C$2:.C332];&quot;&lt;&quot;&amp;[.C332]))*100;&quot;&quot;)">
            <text:p/>
          </table:table-cell>
          <table:table-cell table:formula="of:=IF([.D332]=&quot;&quot;;&quot;&quot;;([.D332])/([.E332]))">
            <text:p/>
          </table:table-cell>
          <table:table-cell table:formula="of:=IF([.D332];[.D332]*100;&quot;&quot;)">
            <text:p><text:s text:c="2"/></text:p>
          </table:table-cell>
          <table:table-cell table:formula="of:=IF([.C332] = &quot;&quot;; &quot;&quot;;[.C332]-[.B33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3];[puts.C$1:.C$1048576];&quot;&lt;&quot;&amp;[calls.B333];[puts.J$1:.J$1048576];1;[puts.C$1:.C$1048576];&quot;&gt;&quot;&amp;COM.MICROSOFT.MAXIFS([.C$2:.C333];[.A$2:.A333];[.A333];[.J$2:.J333];1;[.C$2:.C333];&quot;&lt;&quot;&amp;[.C333]))*100;&quot;&quot;)">
            <text:p/>
          </table:table-cell>
          <table:table-cell table:formula="of:=IF([.D333]=&quot;&quot;;&quot;&quot;;([.D333])/([.E333]))">
            <text:p/>
          </table:table-cell>
          <table:table-cell table:formula="of:=IF([.D333];[.D333]*100;&quot;&quot;)">
            <text:p><text:s text:c="2"/></text:p>
          </table:table-cell>
          <table:table-cell table:formula="of:=IF([.C333] = &quot;&quot;; &quot;&quot;;[.C333]-[.B33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4];[puts.C$1:.C$1048576];&quot;&lt;&quot;&amp;[calls.B334];[puts.J$1:.J$1048576];1;[puts.C$1:.C$1048576];&quot;&gt;&quot;&amp;COM.MICROSOFT.MAXIFS([.C$2:.C334];[.A$2:.A334];[.A334];[.J$2:.J334];1;[.C$2:.C334];&quot;&lt;&quot;&amp;[.C334]))*100;&quot;&quot;)">
            <text:p/>
          </table:table-cell>
          <table:table-cell table:formula="of:=IF([.D334]=&quot;&quot;;&quot;&quot;;([.D334])/([.E334]))">
            <text:p/>
          </table:table-cell>
          <table:table-cell table:formula="of:=IF([.D334];[.D334]*100;&quot;&quot;)">
            <text:p><text:s text:c="2"/></text:p>
          </table:table-cell>
          <table:table-cell table:formula="of:=IF([.C334] = &quot;&quot;; &quot;&quot;;[.C334]-[.B33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5];[puts.C$1:.C$1048576];&quot;&lt;&quot;&amp;[calls.B335];[puts.J$1:.J$1048576];1;[puts.C$1:.C$1048576];&quot;&gt;&quot;&amp;COM.MICROSOFT.MAXIFS([.C$2:.C335];[.A$2:.A335];[.A335];[.J$2:.J335];1;[.C$2:.C335];&quot;&lt;&quot;&amp;[.C335]))*100;&quot;&quot;)">
            <text:p/>
          </table:table-cell>
          <table:table-cell table:formula="of:=IF([.D335]=&quot;&quot;;&quot;&quot;;([.D335])/([.E335]))">
            <text:p/>
          </table:table-cell>
          <table:table-cell table:formula="of:=IF([.D335];[.D335]*100;&quot;&quot;)">
            <text:p><text:s text:c="2"/></text:p>
          </table:table-cell>
          <table:table-cell table:formula="of:=IF([.C335] = &quot;&quot;; &quot;&quot;;[.C335]-[.B33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6];[puts.C$1:.C$1048576];&quot;&lt;&quot;&amp;[calls.B336];[puts.J$1:.J$1048576];1;[puts.C$1:.C$1048576];&quot;&gt;&quot;&amp;COM.MICROSOFT.MAXIFS([.C$2:.C336];[.A$2:.A336];[.A336];[.J$2:.J336];1;[.C$2:.C336];&quot;&lt;&quot;&amp;[.C336]))*100;&quot;&quot;)">
            <text:p/>
          </table:table-cell>
          <table:table-cell table:formula="of:=IF([.D336]=&quot;&quot;;&quot;&quot;;([.D336])/([.E336]))">
            <text:p/>
          </table:table-cell>
          <table:table-cell table:formula="of:=IF([.D336];[.D336]*100;&quot;&quot;)">
            <text:p><text:s text:c="2"/></text:p>
          </table:table-cell>
          <table:table-cell table:formula="of:=IF([.C336] = &quot;&quot;; &quot;&quot;;[.C336]-[.B33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7];[puts.C$1:.C$1048576];&quot;&lt;&quot;&amp;[calls.B337];[puts.J$1:.J$1048576];1;[puts.C$1:.C$1048576];&quot;&gt;&quot;&amp;COM.MICROSOFT.MAXIFS([.C$2:.C337];[.A$2:.A337];[.A337];[.J$2:.J337];1;[.C$2:.C337];&quot;&lt;&quot;&amp;[.C337]))*100;&quot;&quot;)">
            <text:p/>
          </table:table-cell>
          <table:table-cell table:formula="of:=IF([.D337]=&quot;&quot;;&quot;&quot;;([.D337])/([.E337]))">
            <text:p/>
          </table:table-cell>
          <table:table-cell table:formula="of:=IF([.D337];[.D337]*100;&quot;&quot;)">
            <text:p><text:s text:c="2"/></text:p>
          </table:table-cell>
          <table:table-cell table:formula="of:=IF([.C337] = &quot;&quot;; &quot;&quot;;[.C337]-[.B33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8];[puts.C$1:.C$1048576];&quot;&lt;&quot;&amp;[calls.B338];[puts.J$1:.J$1048576];1;[puts.C$1:.C$1048576];&quot;&gt;&quot;&amp;COM.MICROSOFT.MAXIFS([.C$2:.C338];[.A$2:.A338];[.A338];[.J$2:.J338];1;[.C$2:.C338];&quot;&lt;&quot;&amp;[.C338]))*100;&quot;&quot;)">
            <text:p/>
          </table:table-cell>
          <table:table-cell table:formula="of:=IF([.D338]=&quot;&quot;;&quot;&quot;;([.D338])/([.E338]))">
            <text:p/>
          </table:table-cell>
          <table:table-cell table:formula="of:=IF([.D338];[.D338]*100;&quot;&quot;)">
            <text:p><text:s text:c="2"/></text:p>
          </table:table-cell>
          <table:table-cell table:formula="of:=IF([.C338] = &quot;&quot;; &quot;&quot;;[.C338]-[.B33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39];[puts.C$1:.C$1048576];&quot;&lt;&quot;&amp;[calls.B339];[puts.J$1:.J$1048576];1;[puts.C$1:.C$1048576];&quot;&gt;&quot;&amp;COM.MICROSOFT.MAXIFS([.C$2:.C339];[.A$2:.A339];[.A339];[.J$2:.J339];1;[.C$2:.C339];&quot;&lt;&quot;&amp;[.C339]))*100;&quot;&quot;)">
            <text:p/>
          </table:table-cell>
          <table:table-cell table:formula="of:=IF([.D339]=&quot;&quot;;&quot;&quot;;([.D339])/([.E339]))">
            <text:p/>
          </table:table-cell>
          <table:table-cell table:formula="of:=IF([.D339];[.D339]*100;&quot;&quot;)">
            <text:p><text:s text:c="2"/></text:p>
          </table:table-cell>
          <table:table-cell table:formula="of:=IF([.C339] = &quot;&quot;; &quot;&quot;;[.C339]-[.B33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0];[puts.C$1:.C$1048576];&quot;&lt;&quot;&amp;[calls.B340];[puts.J$1:.J$1048576];1;[puts.C$1:.C$1048576];&quot;&gt;&quot;&amp;COM.MICROSOFT.MAXIFS([.C$2:.C340];[.A$2:.A340];[.A340];[.J$2:.J340];1;[.C$2:.C340];&quot;&lt;&quot;&amp;[.C340]))*100;&quot;&quot;)">
            <text:p/>
          </table:table-cell>
          <table:table-cell table:formula="of:=IF([.D340]=&quot;&quot;;&quot;&quot;;([.D340])/([.E340]))">
            <text:p/>
          </table:table-cell>
          <table:table-cell table:formula="of:=IF([.D340];[.D340]*100;&quot;&quot;)">
            <text:p><text:s text:c="2"/></text:p>
          </table:table-cell>
          <table:table-cell table:formula="of:=IF([.C340] = &quot;&quot;; &quot;&quot;;[.C340]-[.B34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1];[puts.C$1:.C$1048576];&quot;&lt;&quot;&amp;[calls.B341];[puts.J$1:.J$1048576];1;[puts.C$1:.C$1048576];&quot;&gt;&quot;&amp;COM.MICROSOFT.MAXIFS([.C$2:.C341];[.A$2:.A341];[.A341];[.J$2:.J341];1;[.C$2:.C341];&quot;&lt;&quot;&amp;[.C341]))*100;&quot;&quot;)">
            <text:p/>
          </table:table-cell>
          <table:table-cell table:formula="of:=IF([.D341]=&quot;&quot;;&quot;&quot;;([.D341])/([.E341]))">
            <text:p/>
          </table:table-cell>
          <table:table-cell table:formula="of:=IF([.D341];[.D341]*100;&quot;&quot;)">
            <text:p><text:s text:c="2"/></text:p>
          </table:table-cell>
          <table:table-cell table:formula="of:=IF([.C341] = &quot;&quot;; &quot;&quot;;[.C341]-[.B34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2];[puts.C$1:.C$1048576];&quot;&lt;&quot;&amp;[calls.B342];[puts.J$1:.J$1048576];1;[puts.C$1:.C$1048576];&quot;&gt;&quot;&amp;COM.MICROSOFT.MAXIFS([.C$2:.C342];[.A$2:.A342];[.A342];[.J$2:.J342];1;[.C$2:.C342];&quot;&lt;&quot;&amp;[.C342]))*100;&quot;&quot;)">
            <text:p/>
          </table:table-cell>
          <table:table-cell table:formula="of:=IF([.D342]=&quot;&quot;;&quot;&quot;;([.D342])/([.E342]))">
            <text:p/>
          </table:table-cell>
          <table:table-cell table:formula="of:=IF([.D342];[.D342]*100;&quot;&quot;)">
            <text:p><text:s text:c="2"/></text:p>
          </table:table-cell>
          <table:table-cell table:formula="of:=IF([.C342] = &quot;&quot;; &quot;&quot;;[.C342]-[.B34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3];[puts.C$1:.C$1048576];&quot;&lt;&quot;&amp;[calls.B343];[puts.J$1:.J$1048576];1;[puts.C$1:.C$1048576];&quot;&gt;&quot;&amp;COM.MICROSOFT.MAXIFS([.C$2:.C343];[.A$2:.A343];[.A343];[.J$2:.J343];1;[.C$2:.C343];&quot;&lt;&quot;&amp;[.C343]))*100;&quot;&quot;)">
            <text:p/>
          </table:table-cell>
          <table:table-cell table:formula="of:=IF([.D343]=&quot;&quot;;&quot;&quot;;([.D343])/([.E343]))">
            <text:p/>
          </table:table-cell>
          <table:table-cell table:formula="of:=IF([.D343];[.D343]*100;&quot;&quot;)">
            <text:p><text:s text:c="2"/></text:p>
          </table:table-cell>
          <table:table-cell table:formula="of:=IF([.C343] = &quot;&quot;; &quot;&quot;;[.C343]-[.B34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4];[puts.C$1:.C$1048576];&quot;&lt;&quot;&amp;[calls.B344];[puts.J$1:.J$1048576];1;[puts.C$1:.C$1048576];&quot;&gt;&quot;&amp;COM.MICROSOFT.MAXIFS([.C$2:.C344];[.A$2:.A344];[.A344];[.J$2:.J344];1;[.C$2:.C344];&quot;&lt;&quot;&amp;[.C344]))*100;&quot;&quot;)">
            <text:p/>
          </table:table-cell>
          <table:table-cell table:formula="of:=IF([.D344]=&quot;&quot;;&quot;&quot;;([.D344])/([.E344]))">
            <text:p/>
          </table:table-cell>
          <table:table-cell table:formula="of:=IF([.D344];[.D344]*100;&quot;&quot;)">
            <text:p><text:s text:c="2"/></text:p>
          </table:table-cell>
          <table:table-cell table:formula="of:=IF([.C344] = &quot;&quot;; &quot;&quot;;[.C344]-[.B34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5];[puts.C$1:.C$1048576];&quot;&lt;&quot;&amp;[calls.B345];[puts.J$1:.J$1048576];1;[puts.C$1:.C$1048576];&quot;&gt;&quot;&amp;COM.MICROSOFT.MAXIFS([.C$2:.C345];[.A$2:.A345];[.A345];[.J$2:.J345];1;[.C$2:.C345];&quot;&lt;&quot;&amp;[.C345]))*100;&quot;&quot;)">
            <text:p/>
          </table:table-cell>
          <table:table-cell table:formula="of:=IF([.D345]=&quot;&quot;;&quot;&quot;;([.D345])/([.E345]))">
            <text:p/>
          </table:table-cell>
          <table:table-cell table:formula="of:=IF([.D345];[.D345]*100;&quot;&quot;)">
            <text:p><text:s text:c="2"/></text:p>
          </table:table-cell>
          <table:table-cell table:formula="of:=IF([.C345] = &quot;&quot;; &quot;&quot;;[.C345]-[.B34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6];[puts.C$1:.C$1048576];&quot;&lt;&quot;&amp;[calls.B346];[puts.J$1:.J$1048576];1;[puts.C$1:.C$1048576];&quot;&gt;&quot;&amp;COM.MICROSOFT.MAXIFS([.C$2:.C346];[.A$2:.A346];[.A346];[.J$2:.J346];1;[.C$2:.C346];&quot;&lt;&quot;&amp;[.C346]))*100;&quot;&quot;)">
            <text:p/>
          </table:table-cell>
          <table:table-cell table:formula="of:=IF([.D346]=&quot;&quot;;&quot;&quot;;([.D346])/([.E346]))">
            <text:p/>
          </table:table-cell>
          <table:table-cell table:formula="of:=IF([.D346];[.D346]*100;&quot;&quot;)">
            <text:p><text:s text:c="2"/></text:p>
          </table:table-cell>
          <table:table-cell table:formula="of:=IF([.C346] = &quot;&quot;; &quot;&quot;;[.C346]-[.B34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7];[puts.C$1:.C$1048576];&quot;&lt;&quot;&amp;[calls.B347];[puts.J$1:.J$1048576];1;[puts.C$1:.C$1048576];&quot;&gt;&quot;&amp;COM.MICROSOFT.MAXIFS([.C$2:.C347];[.A$2:.A347];[.A347];[.J$2:.J347];1;[.C$2:.C347];&quot;&lt;&quot;&amp;[.C347]))*100;&quot;&quot;)">
            <text:p/>
          </table:table-cell>
          <table:table-cell table:formula="of:=IF([.D347]=&quot;&quot;;&quot;&quot;;([.D347])/([.E347]))">
            <text:p/>
          </table:table-cell>
          <table:table-cell table:formula="of:=IF([.D347];[.D347]*100;&quot;&quot;)">
            <text:p><text:s text:c="2"/></text:p>
          </table:table-cell>
          <table:table-cell table:formula="of:=IF([.C347] = &quot;&quot;; &quot;&quot;;[.C347]-[.B34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8];[puts.C$1:.C$1048576];&quot;&lt;&quot;&amp;[calls.B348];[puts.J$1:.J$1048576];1;[puts.C$1:.C$1048576];&quot;&gt;&quot;&amp;COM.MICROSOFT.MAXIFS([.C$2:.C348];[.A$2:.A348];[.A348];[.J$2:.J348];1;[.C$2:.C348];&quot;&lt;&quot;&amp;[.C348]))*100;&quot;&quot;)">
            <text:p/>
          </table:table-cell>
          <table:table-cell table:formula="of:=IF([.D348]=&quot;&quot;;&quot;&quot;;([.D348])/([.E348]))">
            <text:p/>
          </table:table-cell>
          <table:table-cell table:formula="of:=IF([.D348];[.D348]*100;&quot;&quot;)">
            <text:p><text:s text:c="2"/></text:p>
          </table:table-cell>
          <table:table-cell table:formula="of:=IF([.C348] = &quot;&quot;; &quot;&quot;;[.C348]-[.B34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49];[puts.C$1:.C$1048576];&quot;&lt;&quot;&amp;[calls.B349];[puts.J$1:.J$1048576];1;[puts.C$1:.C$1048576];&quot;&gt;&quot;&amp;COM.MICROSOFT.MAXIFS([.C$2:.C349];[.A$2:.A349];[.A349];[.J$2:.J349];1;[.C$2:.C349];&quot;&lt;&quot;&amp;[.C349]))*100;&quot;&quot;)">
            <text:p/>
          </table:table-cell>
          <table:table-cell table:formula="of:=IF([.D349]=&quot;&quot;;&quot;&quot;;([.D349])/([.E349]))">
            <text:p/>
          </table:table-cell>
          <table:table-cell table:formula="of:=IF([.D349];[.D349]*100;&quot;&quot;)">
            <text:p><text:s text:c="2"/></text:p>
          </table:table-cell>
          <table:table-cell table:formula="of:=IF([.C349] = &quot;&quot;; &quot;&quot;;[.C349]-[.B34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0];[puts.C$1:.C$1048576];&quot;&lt;&quot;&amp;[calls.B350];[puts.J$1:.J$1048576];1;[puts.C$1:.C$1048576];&quot;&gt;&quot;&amp;COM.MICROSOFT.MAXIFS([.C$2:.C350];[.A$2:.A350];[.A350];[.J$2:.J350];1;[.C$2:.C350];&quot;&lt;&quot;&amp;[.C350]))*100;&quot;&quot;)">
            <text:p/>
          </table:table-cell>
          <table:table-cell table:formula="of:=IF([.D350]=&quot;&quot;;&quot;&quot;;([.D350])/([.E350]))">
            <text:p/>
          </table:table-cell>
          <table:table-cell table:formula="of:=IF([.D350];[.D350]*100;&quot;&quot;)">
            <text:p><text:s text:c="2"/></text:p>
          </table:table-cell>
          <table:table-cell table:formula="of:=IF([.C350] = &quot;&quot;; &quot;&quot;;[.C350]-[.B35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1];[puts.C$1:.C$1048576];&quot;&lt;&quot;&amp;[calls.B351];[puts.J$1:.J$1048576];1;[puts.C$1:.C$1048576];&quot;&gt;&quot;&amp;COM.MICROSOFT.MAXIFS([.C$2:.C351];[.A$2:.A351];[.A351];[.J$2:.J351];1;[.C$2:.C351];&quot;&lt;&quot;&amp;[.C351]))*100;&quot;&quot;)">
            <text:p/>
          </table:table-cell>
          <table:table-cell table:formula="of:=IF([.D351]=&quot;&quot;;&quot;&quot;;([.D351])/([.E351]))">
            <text:p/>
          </table:table-cell>
          <table:table-cell table:formula="of:=IF([.D351];[.D351]*100;&quot;&quot;)">
            <text:p><text:s text:c="2"/></text:p>
          </table:table-cell>
          <table:table-cell table:formula="of:=IF([.C351] = &quot;&quot;; &quot;&quot;;[.C351]-[.B35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2];[puts.C$1:.C$1048576];&quot;&lt;&quot;&amp;[calls.B352];[puts.J$1:.J$1048576];1;[puts.C$1:.C$1048576];&quot;&gt;&quot;&amp;COM.MICROSOFT.MAXIFS([.C$2:.C352];[.A$2:.A352];[.A352];[.J$2:.J352];1;[.C$2:.C352];&quot;&lt;&quot;&amp;[.C352]))*100;&quot;&quot;)">
            <text:p/>
          </table:table-cell>
          <table:table-cell table:formula="of:=IF([.D352]=&quot;&quot;;&quot;&quot;;([.D352])/([.E352]))">
            <text:p/>
          </table:table-cell>
          <table:table-cell table:formula="of:=IF([.D352];[.D352]*100;&quot;&quot;)">
            <text:p><text:s text:c="2"/></text:p>
          </table:table-cell>
          <table:table-cell table:formula="of:=IF([.C352] = &quot;&quot;; &quot;&quot;;[.C352]-[.B3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3];[puts.C$1:.C$1048576];&quot;&lt;&quot;&amp;[calls.B353];[puts.J$1:.J$1048576];1;[puts.C$1:.C$1048576];&quot;&gt;&quot;&amp;COM.MICROSOFT.MAXIFS([.C$2:.C353];[.A$2:.A353];[.A353];[.J$2:.J353];1;[.C$2:.C353];&quot;&lt;&quot;&amp;[.C353]))*100;&quot;&quot;)">
            <text:p/>
          </table:table-cell>
          <table:table-cell table:formula="of:=IF([.D353]=&quot;&quot;;&quot;&quot;;([.D353])/([.E353]))">
            <text:p/>
          </table:table-cell>
          <table:table-cell table:formula="of:=IF([.D353];[.D353]*100;&quot;&quot;)">
            <text:p><text:s text:c="2"/></text:p>
          </table:table-cell>
          <table:table-cell table:formula="of:=IF([.C353] = &quot;&quot;; &quot;&quot;;[.C353]-[.B3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4];[puts.C$1:.C$1048576];&quot;&lt;&quot;&amp;[calls.B354];[puts.J$1:.J$1048576];1;[puts.C$1:.C$1048576];&quot;&gt;&quot;&amp;COM.MICROSOFT.MAXIFS([.C$2:.C354];[.A$2:.A354];[.A354];[.J$2:.J354];1;[.C$2:.C354];&quot;&lt;&quot;&amp;[.C354]))*100;&quot;&quot;)">
            <text:p/>
          </table:table-cell>
          <table:table-cell table:formula="of:=IF([.D354]=&quot;&quot;;&quot;&quot;;([.D354])/([.E354]))">
            <text:p/>
          </table:table-cell>
          <table:table-cell table:formula="of:=IF([.D354];[.D354]*100;&quot;&quot;)">
            <text:p><text:s text:c="2"/></text:p>
          </table:table-cell>
          <table:table-cell table:formula="of:=IF([.C354] = &quot;&quot;; &quot;&quot;;[.C354]-[.B3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5];[puts.C$1:.C$1048576];&quot;&lt;&quot;&amp;[calls.B355];[puts.J$1:.J$1048576];1;[puts.C$1:.C$1048576];&quot;&gt;&quot;&amp;COM.MICROSOFT.MAXIFS([.C$2:.C355];[.A$2:.A355];[.A355];[.J$2:.J355];1;[.C$2:.C355];&quot;&lt;&quot;&amp;[.C355]))*100;&quot;&quot;)">
            <text:p/>
          </table:table-cell>
          <table:table-cell table:formula="of:=IF([.D355]=&quot;&quot;;&quot;&quot;;([.D355])/([.E355]))">
            <text:p/>
          </table:table-cell>
          <table:table-cell table:formula="of:=IF([.D355];[.D355]*100;&quot;&quot;)">
            <text:p><text:s text:c="2"/></text:p>
          </table:table-cell>
          <table:table-cell table:formula="of:=IF([.C355] = &quot;&quot;; &quot;&quot;;[.C355]-[.B3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6];[puts.C$1:.C$1048576];&quot;&lt;&quot;&amp;[calls.B356];[puts.J$1:.J$1048576];1;[puts.C$1:.C$1048576];&quot;&gt;&quot;&amp;COM.MICROSOFT.MAXIFS([.C$2:.C356];[.A$2:.A356];[.A356];[.J$2:.J356];1;[.C$2:.C356];&quot;&lt;&quot;&amp;[.C356]))*100;&quot;&quot;)">
            <text:p/>
          </table:table-cell>
          <table:table-cell table:formula="of:=IF([.D356]=&quot;&quot;;&quot;&quot;;([.D356])/([.E356]))">
            <text:p/>
          </table:table-cell>
          <table:table-cell table:formula="of:=IF([.D356];[.D356]*100;&quot;&quot;)">
            <text:p><text:s text:c="2"/></text:p>
          </table:table-cell>
          <table:table-cell table:formula="of:=IF([.C356] = &quot;&quot;; &quot;&quot;;[.C356]-[.B35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7];[puts.C$1:.C$1048576];&quot;&lt;&quot;&amp;[calls.B357];[puts.J$1:.J$1048576];1;[puts.C$1:.C$1048576];&quot;&gt;&quot;&amp;COM.MICROSOFT.MAXIFS([.C$2:.C357];[.A$2:.A357];[.A357];[.J$2:.J357];1;[.C$2:.C357];&quot;&lt;&quot;&amp;[.C357]))*100;&quot;&quot;)">
            <text:p/>
          </table:table-cell>
          <table:table-cell table:formula="of:=IF([.D357]=&quot;&quot;;&quot;&quot;;([.D357])/([.E357]))">
            <text:p/>
          </table:table-cell>
          <table:table-cell table:formula="of:=IF([.D357];[.D357]*100;&quot;&quot;)">
            <text:p><text:s text:c="2"/></text:p>
          </table:table-cell>
          <table:table-cell table:formula="of:=IF([.C357] = &quot;&quot;; &quot;&quot;;[.C357]-[.B35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8];[puts.C$1:.C$1048576];&quot;&lt;&quot;&amp;[calls.B358];[puts.J$1:.J$1048576];1;[puts.C$1:.C$1048576];&quot;&gt;&quot;&amp;COM.MICROSOFT.MAXIFS([.C$2:.C358];[.A$2:.A358];[.A358];[.J$2:.J358];1;[.C$2:.C358];&quot;&lt;&quot;&amp;[.C358]))*100;&quot;&quot;)">
            <text:p/>
          </table:table-cell>
          <table:table-cell table:formula="of:=IF([.D358]=&quot;&quot;;&quot;&quot;;([.D358])/([.E358]))">
            <text:p/>
          </table:table-cell>
          <table:table-cell table:formula="of:=IF([.D358];[.D358]*100;&quot;&quot;)">
            <text:p><text:s text:c="2"/></text:p>
          </table:table-cell>
          <table:table-cell table:formula="of:=IF([.C358] = &quot;&quot;; &quot;&quot;;[.C358]-[.B35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59];[puts.C$1:.C$1048576];&quot;&lt;&quot;&amp;[calls.B359];[puts.J$1:.J$1048576];1;[puts.C$1:.C$1048576];&quot;&gt;&quot;&amp;COM.MICROSOFT.MAXIFS([.C$2:.C359];[.A$2:.A359];[.A359];[.J$2:.J359];1;[.C$2:.C359];&quot;&lt;&quot;&amp;[.C359]))*100;&quot;&quot;)">
            <text:p/>
          </table:table-cell>
          <table:table-cell table:formula="of:=IF([.D359]=&quot;&quot;;&quot;&quot;;([.D359])/([.E359]))">
            <text:p/>
          </table:table-cell>
          <table:table-cell table:formula="of:=IF([.D359];[.D359]*100;&quot;&quot;)">
            <text:p><text:s text:c="2"/></text:p>
          </table:table-cell>
          <table:table-cell table:formula="of:=IF([.C359] = &quot;&quot;; &quot;&quot;;[.C359]-[.B35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0];[puts.C$1:.C$1048576];&quot;&lt;&quot;&amp;[calls.B360];[puts.J$1:.J$1048576];1;[puts.C$1:.C$1048576];&quot;&gt;&quot;&amp;COM.MICROSOFT.MAXIFS([.C$2:.C360];[.A$2:.A360];[.A360];[.J$2:.J360];1;[.C$2:.C360];&quot;&lt;&quot;&amp;[.C360]))*100;&quot;&quot;)">
            <text:p/>
          </table:table-cell>
          <table:table-cell table:formula="of:=IF([.D360]=&quot;&quot;;&quot;&quot;;([.D360])/([.E360]))">
            <text:p/>
          </table:table-cell>
          <table:table-cell table:formula="of:=IF([.D360];[.D360]*100;&quot;&quot;)">
            <text:p><text:s text:c="2"/></text:p>
          </table:table-cell>
          <table:table-cell table:formula="of:=IF([.C360] = &quot;&quot;; &quot;&quot;;[.C360]-[.B36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1];[puts.C$1:.C$1048576];&quot;&lt;&quot;&amp;[calls.B361];[puts.J$1:.J$1048576];1;[puts.C$1:.C$1048576];&quot;&gt;&quot;&amp;COM.MICROSOFT.MAXIFS([.C$2:.C361];[.A$2:.A361];[.A361];[.J$2:.J361];1;[.C$2:.C361];&quot;&lt;&quot;&amp;[.C361]))*100;&quot;&quot;)">
            <text:p/>
          </table:table-cell>
          <table:table-cell table:formula="of:=IF([.D361]=&quot;&quot;;&quot;&quot;;([.D361])/([.E361]))">
            <text:p/>
          </table:table-cell>
          <table:table-cell table:formula="of:=IF([.D361];[.D361]*100;&quot;&quot;)">
            <text:p><text:s text:c="2"/></text:p>
          </table:table-cell>
          <table:table-cell table:formula="of:=IF([.C361] = &quot;&quot;; &quot;&quot;;[.C361]-[.B36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2];[puts.C$1:.C$1048576];&quot;&lt;&quot;&amp;[calls.B362];[puts.J$1:.J$1048576];1;[puts.C$1:.C$1048576];&quot;&gt;&quot;&amp;COM.MICROSOFT.MAXIFS([.C$2:.C362];[.A$2:.A362];[.A362];[.J$2:.J362];1;[.C$2:.C362];&quot;&lt;&quot;&amp;[.C362]))*100;&quot;&quot;)">
            <text:p/>
          </table:table-cell>
          <table:table-cell table:formula="of:=IF([.D362]=&quot;&quot;;&quot;&quot;;([.D362])/([.E362]))">
            <text:p/>
          </table:table-cell>
          <table:table-cell table:formula="of:=IF([.D362];[.D362]*100;&quot;&quot;)">
            <text:p><text:s text:c="2"/></text:p>
          </table:table-cell>
          <table:table-cell table:formula="of:=IF([.C362] = &quot;&quot;; &quot;&quot;;[.C362]-[.B36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3];[puts.C$1:.C$1048576];&quot;&lt;&quot;&amp;[calls.B363];[puts.J$1:.J$1048576];1;[puts.C$1:.C$1048576];&quot;&gt;&quot;&amp;COM.MICROSOFT.MAXIFS([.C$2:.C363];[.A$2:.A363];[.A363];[.J$2:.J363];1;[.C$2:.C363];&quot;&lt;&quot;&amp;[.C363]))*100;&quot;&quot;)">
            <text:p/>
          </table:table-cell>
          <table:table-cell table:formula="of:=IF([.D363]=&quot;&quot;;&quot;&quot;;([.D363])/([.E363]))">
            <text:p/>
          </table:table-cell>
          <table:table-cell table:formula="of:=IF([.D363];[.D363]*100;&quot;&quot;)">
            <text:p><text:s text:c="2"/></text:p>
          </table:table-cell>
          <table:table-cell table:formula="of:=IF([.C363] = &quot;&quot;; &quot;&quot;;[.C363]-[.B36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4];[puts.C$1:.C$1048576];&quot;&lt;&quot;&amp;[calls.B364];[puts.J$1:.J$1048576];1;[puts.C$1:.C$1048576];&quot;&gt;&quot;&amp;COM.MICROSOFT.MAXIFS([.C$2:.C364];[.A$2:.A364];[.A364];[.J$2:.J364];1;[.C$2:.C364];&quot;&lt;&quot;&amp;[.C364]))*100;&quot;&quot;)">
            <text:p/>
          </table:table-cell>
          <table:table-cell table:formula="of:=IF([.D364]=&quot;&quot;;&quot;&quot;;([.D364])/([.E364]))">
            <text:p/>
          </table:table-cell>
          <table:table-cell table:formula="of:=IF([.D364];[.D364]*100;&quot;&quot;)">
            <text:p><text:s text:c="2"/></text:p>
          </table:table-cell>
          <table:table-cell table:formula="of:=IF([.C364] = &quot;&quot;; &quot;&quot;;[.C364]-[.B36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5];[puts.C$1:.C$1048576];&quot;&lt;&quot;&amp;[calls.B365];[puts.J$1:.J$1048576];1;[puts.C$1:.C$1048576];&quot;&gt;&quot;&amp;COM.MICROSOFT.MAXIFS([.C$2:.C365];[.A$2:.A365];[.A365];[.J$2:.J365];1;[.C$2:.C365];&quot;&lt;&quot;&amp;[.C365]))*100;&quot;&quot;)">
            <text:p/>
          </table:table-cell>
          <table:table-cell table:formula="of:=IF([.D365]=&quot;&quot;;&quot;&quot;;([.D365])/([.E365]))">
            <text:p/>
          </table:table-cell>
          <table:table-cell table:formula="of:=IF([.D365];[.D365]*100;&quot;&quot;)">
            <text:p><text:s text:c="2"/></text:p>
          </table:table-cell>
          <table:table-cell table:formula="of:=IF([.C365] = &quot;&quot;; &quot;&quot;;[.C365]-[.B36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6];[puts.C$1:.C$1048576];&quot;&lt;&quot;&amp;[calls.B366];[puts.J$1:.J$1048576];1;[puts.C$1:.C$1048576];&quot;&gt;&quot;&amp;COM.MICROSOFT.MAXIFS([.C$2:.C366];[.A$2:.A366];[.A366];[.J$2:.J366];1;[.C$2:.C366];&quot;&lt;&quot;&amp;[.C366]))*100;&quot;&quot;)">
            <text:p/>
          </table:table-cell>
          <table:table-cell table:formula="of:=IF([.D366]=&quot;&quot;;&quot;&quot;;([.D366])/([.E366]))">
            <text:p/>
          </table:table-cell>
          <table:table-cell table:formula="of:=IF([.D366];[.D366]*100;&quot;&quot;)">
            <text:p><text:s text:c="2"/></text:p>
          </table:table-cell>
          <table:table-cell table:formula="of:=IF([.C366] = &quot;&quot;; &quot;&quot;;[.C366]-[.B36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7];[puts.C$1:.C$1048576];&quot;&lt;&quot;&amp;[calls.B367];[puts.J$1:.J$1048576];1;[puts.C$1:.C$1048576];&quot;&gt;&quot;&amp;COM.MICROSOFT.MAXIFS([.C$2:.C367];[.A$2:.A367];[.A367];[.J$2:.J367];1;[.C$2:.C367];&quot;&lt;&quot;&amp;[.C367]))*100;&quot;&quot;)">
            <text:p/>
          </table:table-cell>
          <table:table-cell table:formula="of:=IF([.D367]=&quot;&quot;;&quot;&quot;;([.D367])/([.E367]))">
            <text:p/>
          </table:table-cell>
          <table:table-cell table:formula="of:=IF([.D367];[.D367]*100;&quot;&quot;)">
            <text:p><text:s text:c="2"/></text:p>
          </table:table-cell>
          <table:table-cell table:formula="of:=IF([.C367] = &quot;&quot;; &quot;&quot;;[.C367]-[.B36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8];[puts.C$1:.C$1048576];&quot;&lt;&quot;&amp;[calls.B368];[puts.J$1:.J$1048576];1;[puts.C$1:.C$1048576];&quot;&gt;&quot;&amp;COM.MICROSOFT.MAXIFS([.C$2:.C368];[.A$2:.A368];[.A368];[.J$2:.J368];1;[.C$2:.C368];&quot;&lt;&quot;&amp;[.C368]))*100;&quot;&quot;)">
            <text:p/>
          </table:table-cell>
          <table:table-cell table:formula="of:=IF([.D368]=&quot;&quot;;&quot;&quot;;([.D368])/([.E368]))">
            <text:p/>
          </table:table-cell>
          <table:table-cell table:formula="of:=IF([.D368];[.D368]*100;&quot;&quot;)">
            <text:p><text:s text:c="2"/></text:p>
          </table:table-cell>
          <table:table-cell table:formula="of:=IF([.C368] = &quot;&quot;; &quot;&quot;;[.C368]-[.B36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69];[puts.C$1:.C$1048576];&quot;&lt;&quot;&amp;[calls.B369];[puts.J$1:.J$1048576];1;[puts.C$1:.C$1048576];&quot;&gt;&quot;&amp;COM.MICROSOFT.MAXIFS([.C$2:.C369];[.A$2:.A369];[.A369];[.J$2:.J369];1;[.C$2:.C369];&quot;&lt;&quot;&amp;[.C369]))*100;&quot;&quot;)">
            <text:p/>
          </table:table-cell>
          <table:table-cell table:formula="of:=IF([.D369]=&quot;&quot;;&quot;&quot;;([.D369])/([.E369]))">
            <text:p/>
          </table:table-cell>
          <table:table-cell table:formula="of:=IF([.D369];[.D369]*100;&quot;&quot;)">
            <text:p><text:s text:c="2"/></text:p>
          </table:table-cell>
          <table:table-cell table:formula="of:=IF([.C369] = &quot;&quot;; &quot;&quot;;[.C369]-[.B36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0];[puts.C$1:.C$1048576];&quot;&lt;&quot;&amp;[calls.B370];[puts.J$1:.J$1048576];1;[puts.C$1:.C$1048576];&quot;&gt;&quot;&amp;COM.MICROSOFT.MAXIFS([.C$2:.C370];[.A$2:.A370];[.A370];[.J$2:.J370];1;[.C$2:.C370];&quot;&lt;&quot;&amp;[.C370]))*100;&quot;&quot;)">
            <text:p/>
          </table:table-cell>
          <table:table-cell table:formula="of:=IF([.D370]=&quot;&quot;;&quot;&quot;;([.D370])/([.E370]))">
            <text:p/>
          </table:table-cell>
          <table:table-cell table:formula="of:=IF([.D370];[.D370]*100;&quot;&quot;)">
            <text:p><text:s text:c="2"/></text:p>
          </table:table-cell>
          <table:table-cell table:formula="of:=IF([.C370] = &quot;&quot;; &quot;&quot;;[.C370]-[.B37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1];[puts.C$1:.C$1048576];&quot;&lt;&quot;&amp;[calls.B371];[puts.J$1:.J$1048576];1;[puts.C$1:.C$1048576];&quot;&gt;&quot;&amp;COM.MICROSOFT.MAXIFS([.C$2:.C371];[.A$2:.A371];[.A371];[.J$2:.J371];1;[.C$2:.C371];&quot;&lt;&quot;&amp;[.C371]))*100;&quot;&quot;)">
            <text:p/>
          </table:table-cell>
          <table:table-cell table:formula="of:=IF([.D371]=&quot;&quot;;&quot;&quot;;([.D371])/([.E371]))">
            <text:p/>
          </table:table-cell>
          <table:table-cell table:formula="of:=IF([.D371];[.D371]*100;&quot;&quot;)">
            <text:p><text:s text:c="2"/></text:p>
          </table:table-cell>
          <table:table-cell table:formula="of:=IF([.C371] = &quot;&quot;; &quot;&quot;;[.C371]-[.B37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2];[puts.C$1:.C$1048576];&quot;&lt;&quot;&amp;[calls.B372];[puts.J$1:.J$1048576];1;[puts.C$1:.C$1048576];&quot;&gt;&quot;&amp;COM.MICROSOFT.MAXIFS([.C$2:.C372];[.A$2:.A372];[.A372];[.J$2:.J372];1;[.C$2:.C372];&quot;&lt;&quot;&amp;[.C372]))*100;&quot;&quot;)">
            <text:p/>
          </table:table-cell>
          <table:table-cell table:formula="of:=IF([.D372]=&quot;&quot;;&quot;&quot;;([.D372])/([.E372]))">
            <text:p/>
          </table:table-cell>
          <table:table-cell table:formula="of:=IF([.D372];[.D372]*100;&quot;&quot;)">
            <text:p><text:s text:c="2"/></text:p>
          </table:table-cell>
          <table:table-cell table:formula="of:=IF([.C372] = &quot;&quot;; &quot;&quot;;[.C372]-[.B37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3];[puts.C$1:.C$1048576];&quot;&lt;&quot;&amp;[calls.B373];[puts.J$1:.J$1048576];1;[puts.C$1:.C$1048576];&quot;&gt;&quot;&amp;COM.MICROSOFT.MAXIFS([.C$2:.C373];[.A$2:.A373];[.A373];[.J$2:.J373];1;[.C$2:.C373];&quot;&lt;&quot;&amp;[.C373]))*100;&quot;&quot;)">
            <text:p/>
          </table:table-cell>
          <table:table-cell table:formula="of:=IF([.D373]=&quot;&quot;;&quot;&quot;;([.D373])/([.E373]))">
            <text:p/>
          </table:table-cell>
          <table:table-cell table:formula="of:=IF([.D373];[.D373]*100;&quot;&quot;)">
            <text:p><text:s text:c="2"/></text:p>
          </table:table-cell>
          <table:table-cell table:formula="of:=IF([.C373] = &quot;&quot;; &quot;&quot;;[.C373]-[.B37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4];[puts.C$1:.C$1048576];&quot;&lt;&quot;&amp;[calls.B374];[puts.J$1:.J$1048576];1;[puts.C$1:.C$1048576];&quot;&gt;&quot;&amp;COM.MICROSOFT.MAXIFS([.C$2:.C374];[.A$2:.A374];[.A374];[.J$2:.J374];1;[.C$2:.C374];&quot;&lt;&quot;&amp;[.C374]))*100;&quot;&quot;)">
            <text:p/>
          </table:table-cell>
          <table:table-cell table:formula="of:=IF([.D374]=&quot;&quot;;&quot;&quot;;([.D374])/([.E374]))">
            <text:p/>
          </table:table-cell>
          <table:table-cell table:formula="of:=IF([.D374];[.D374]*100;&quot;&quot;)">
            <text:p><text:s text:c="2"/></text:p>
          </table:table-cell>
          <table:table-cell table:formula="of:=IF([.C374] = &quot;&quot;; &quot;&quot;;[.C374]-[.B37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5];[puts.C$1:.C$1048576];&quot;&lt;&quot;&amp;[calls.B375];[puts.J$1:.J$1048576];1;[puts.C$1:.C$1048576];&quot;&gt;&quot;&amp;COM.MICROSOFT.MAXIFS([.C$2:.C375];[.A$2:.A375];[.A375];[.J$2:.J375];1;[.C$2:.C375];&quot;&lt;&quot;&amp;[.C375]))*100;&quot;&quot;)">
            <text:p/>
          </table:table-cell>
          <table:table-cell table:formula="of:=IF([.D375]=&quot;&quot;;&quot;&quot;;([.D375])/([.E375]))">
            <text:p/>
          </table:table-cell>
          <table:table-cell table:formula="of:=IF([.D375];[.D375]*100;&quot;&quot;)">
            <text:p><text:s text:c="2"/></text:p>
          </table:table-cell>
          <table:table-cell table:formula="of:=IF([.C375] = &quot;&quot;; &quot;&quot;;[.C375]-[.B37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6];[puts.C$1:.C$1048576];&quot;&lt;&quot;&amp;[calls.B376];[puts.J$1:.J$1048576];1;[puts.C$1:.C$1048576];&quot;&gt;&quot;&amp;COM.MICROSOFT.MAXIFS([.C$2:.C376];[.A$2:.A376];[.A376];[.J$2:.J376];1;[.C$2:.C376];&quot;&lt;&quot;&amp;[.C376]))*100;&quot;&quot;)">
            <text:p/>
          </table:table-cell>
          <table:table-cell table:formula="of:=IF([.D376]=&quot;&quot;;&quot;&quot;;([.D376])/([.E376]))">
            <text:p/>
          </table:table-cell>
          <table:table-cell table:formula="of:=IF([.D376];[.D376]*100;&quot;&quot;)">
            <text:p><text:s text:c="2"/></text:p>
          </table:table-cell>
          <table:table-cell table:formula="of:=IF([.C376] = &quot;&quot;; &quot;&quot;;[.C376]-[.B37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7];[puts.C$1:.C$1048576];&quot;&lt;&quot;&amp;[calls.B377];[puts.J$1:.J$1048576];1;[puts.C$1:.C$1048576];&quot;&gt;&quot;&amp;COM.MICROSOFT.MAXIFS([.C$2:.C377];[.A$2:.A377];[.A377];[.J$2:.J377];1;[.C$2:.C377];&quot;&lt;&quot;&amp;[.C377]))*100;&quot;&quot;)">
            <text:p/>
          </table:table-cell>
          <table:table-cell table:formula="of:=IF([.D377]=&quot;&quot;;&quot;&quot;;([.D377])/([.E377]))">
            <text:p/>
          </table:table-cell>
          <table:table-cell table:formula="of:=IF([.D377];[.D377]*100;&quot;&quot;)">
            <text:p><text:s text:c="2"/></text:p>
          </table:table-cell>
          <table:table-cell table:formula="of:=IF([.C377] = &quot;&quot;; &quot;&quot;;[.C377]-[.B37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8];[puts.C$1:.C$1048576];&quot;&lt;&quot;&amp;[calls.B378];[puts.J$1:.J$1048576];1;[puts.C$1:.C$1048576];&quot;&gt;&quot;&amp;COM.MICROSOFT.MAXIFS([.C$2:.C378];[.A$2:.A378];[.A378];[.J$2:.J378];1;[.C$2:.C378];&quot;&lt;&quot;&amp;[.C378]))*100;&quot;&quot;)">
            <text:p/>
          </table:table-cell>
          <table:table-cell table:formula="of:=IF([.D378]=&quot;&quot;;&quot;&quot;;([.D378])/([.E378]))">
            <text:p/>
          </table:table-cell>
          <table:table-cell table:formula="of:=IF([.D378];[.D378]*100;&quot;&quot;)">
            <text:p><text:s text:c="2"/></text:p>
          </table:table-cell>
          <table:table-cell table:formula="of:=IF([.C378] = &quot;&quot;; &quot;&quot;;[.C378]-[.B37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79];[puts.C$1:.C$1048576];&quot;&lt;&quot;&amp;[calls.B379];[puts.J$1:.J$1048576];1;[puts.C$1:.C$1048576];&quot;&gt;&quot;&amp;COM.MICROSOFT.MAXIFS([.C$2:.C379];[.A$2:.A379];[.A379];[.J$2:.J379];1;[.C$2:.C379];&quot;&lt;&quot;&amp;[.C379]))*100;&quot;&quot;)">
            <text:p/>
          </table:table-cell>
          <table:table-cell table:formula="of:=IF([.D379]=&quot;&quot;;&quot;&quot;;([.D379])/([.E379]))">
            <text:p/>
          </table:table-cell>
          <table:table-cell table:formula="of:=IF([.D379];[.D379]*100;&quot;&quot;)">
            <text:p><text:s text:c="2"/></text:p>
          </table:table-cell>
          <table:table-cell table:formula="of:=IF([.C379] = &quot;&quot;; &quot;&quot;;[.C379]-[.B37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0];[puts.C$1:.C$1048576];&quot;&lt;&quot;&amp;[calls.B380];[puts.J$1:.J$1048576];1;[puts.C$1:.C$1048576];&quot;&gt;&quot;&amp;COM.MICROSOFT.MAXIFS([.C$2:.C380];[.A$2:.A380];[.A380];[.J$2:.J380];1;[.C$2:.C380];&quot;&lt;&quot;&amp;[.C380]))*100;&quot;&quot;)">
            <text:p/>
          </table:table-cell>
          <table:table-cell table:formula="of:=IF([.D380]=&quot;&quot;;&quot;&quot;;([.D380])/([.E380]))">
            <text:p/>
          </table:table-cell>
          <table:table-cell table:formula="of:=IF([.D380];[.D380]*100;&quot;&quot;)">
            <text:p><text:s text:c="2"/></text:p>
          </table:table-cell>
          <table:table-cell table:formula="of:=IF([.C380] = &quot;&quot;; &quot;&quot;;[.C380]-[.B38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1];[puts.C$1:.C$1048576];&quot;&lt;&quot;&amp;[calls.B381];[puts.J$1:.J$1048576];1;[puts.C$1:.C$1048576];&quot;&gt;&quot;&amp;COM.MICROSOFT.MAXIFS([.C$2:.C381];[.A$2:.A381];[.A381];[.J$2:.J381];1;[.C$2:.C381];&quot;&lt;&quot;&amp;[.C381]))*100;&quot;&quot;)">
            <text:p/>
          </table:table-cell>
          <table:table-cell table:formula="of:=IF([.D381]=&quot;&quot;;&quot;&quot;;([.D381])/([.E381]))">
            <text:p/>
          </table:table-cell>
          <table:table-cell table:formula="of:=IF([.D381];[.D381]*100;&quot;&quot;)">
            <text:p><text:s text:c="2"/></text:p>
          </table:table-cell>
          <table:table-cell table:formula="of:=IF([.C381] = &quot;&quot;; &quot;&quot;;[.C381]-[.B38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2];[puts.C$1:.C$1048576];&quot;&lt;&quot;&amp;[calls.B382];[puts.J$1:.J$1048576];1;[puts.C$1:.C$1048576];&quot;&gt;&quot;&amp;COM.MICROSOFT.MAXIFS([.C$2:.C382];[.A$2:.A382];[.A382];[.J$2:.J382];1;[.C$2:.C382];&quot;&lt;&quot;&amp;[.C382]))*100;&quot;&quot;)">
            <text:p/>
          </table:table-cell>
          <table:table-cell table:formula="of:=IF([.D382]=&quot;&quot;;&quot;&quot;;([.D382])/([.E382]))">
            <text:p/>
          </table:table-cell>
          <table:table-cell table:formula="of:=IF([.D382];[.D382]*100;&quot;&quot;)">
            <text:p><text:s text:c="2"/></text:p>
          </table:table-cell>
          <table:table-cell table:formula="of:=IF([.C382] = &quot;&quot;; &quot;&quot;;[.C382]-[.B38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3];[puts.C$1:.C$1048576];&quot;&lt;&quot;&amp;[calls.B383];[puts.J$1:.J$1048576];1;[puts.C$1:.C$1048576];&quot;&gt;&quot;&amp;COM.MICROSOFT.MAXIFS([.C$2:.C383];[.A$2:.A383];[.A383];[.J$2:.J383];1;[.C$2:.C383];&quot;&lt;&quot;&amp;[.C383]))*100;&quot;&quot;)">
            <text:p/>
          </table:table-cell>
          <table:table-cell table:formula="of:=IF([.D383]=&quot;&quot;;&quot;&quot;;([.D383])/([.E383]))">
            <text:p/>
          </table:table-cell>
          <table:table-cell table:formula="of:=IF([.D383];[.D383]*100;&quot;&quot;)">
            <text:p><text:s text:c="2"/></text:p>
          </table:table-cell>
          <table:table-cell table:formula="of:=IF([.C383] = &quot;&quot;; &quot;&quot;;[.C383]-[.B38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4];[puts.C$1:.C$1048576];&quot;&lt;&quot;&amp;[calls.B384];[puts.J$1:.J$1048576];1;[puts.C$1:.C$1048576];&quot;&gt;&quot;&amp;COM.MICROSOFT.MAXIFS([.C$2:.C384];[.A$2:.A384];[.A384];[.J$2:.J384];1;[.C$2:.C384];&quot;&lt;&quot;&amp;[.C384]))*100;&quot;&quot;)">
            <text:p/>
          </table:table-cell>
          <table:table-cell table:formula="of:=IF([.D384]=&quot;&quot;;&quot;&quot;;([.D384])/([.E384]))">
            <text:p/>
          </table:table-cell>
          <table:table-cell table:formula="of:=IF([.D384];[.D384]*100;&quot;&quot;)">
            <text:p><text:s text:c="2"/></text:p>
          </table:table-cell>
          <table:table-cell table:formula="of:=IF([.C384] = &quot;&quot;; &quot;&quot;;[.C384]-[.B38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5];[puts.C$1:.C$1048576];&quot;&lt;&quot;&amp;[calls.B385];[puts.J$1:.J$1048576];1;[puts.C$1:.C$1048576];&quot;&gt;&quot;&amp;COM.MICROSOFT.MAXIFS([.C$2:.C385];[.A$2:.A385];[.A385];[.J$2:.J385];1;[.C$2:.C385];&quot;&lt;&quot;&amp;[.C385]))*100;&quot;&quot;)">
            <text:p/>
          </table:table-cell>
          <table:table-cell table:formula="of:=IF([.D385]=&quot;&quot;;&quot;&quot;;([.D385])/([.E385]))">
            <text:p/>
          </table:table-cell>
          <table:table-cell table:formula="of:=IF([.D385];[.D385]*100;&quot;&quot;)">
            <text:p><text:s text:c="2"/></text:p>
          </table:table-cell>
          <table:table-cell table:formula="of:=IF([.C385] = &quot;&quot;; &quot;&quot;;[.C385]-[.B38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6];[puts.C$1:.C$1048576];&quot;&lt;&quot;&amp;[calls.B386];[puts.J$1:.J$1048576];1;[puts.C$1:.C$1048576];&quot;&gt;&quot;&amp;COM.MICROSOFT.MAXIFS([.C$2:.C386];[.A$2:.A386];[.A386];[.J$2:.J386];1;[.C$2:.C386];&quot;&lt;&quot;&amp;[.C386]))*100;&quot;&quot;)">
            <text:p/>
          </table:table-cell>
          <table:table-cell table:formula="of:=IF([.D386]=&quot;&quot;;&quot;&quot;;([.D386])/([.E386]))">
            <text:p/>
          </table:table-cell>
          <table:table-cell table:formula="of:=IF([.D386];[.D386]*100;&quot;&quot;)">
            <text:p><text:s text:c="2"/></text:p>
          </table:table-cell>
          <table:table-cell table:formula="of:=IF([.C386] = &quot;&quot;; &quot;&quot;;[.C386]-[.B38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7];[puts.C$1:.C$1048576];&quot;&lt;&quot;&amp;[calls.B387];[puts.J$1:.J$1048576];1;[puts.C$1:.C$1048576];&quot;&gt;&quot;&amp;COM.MICROSOFT.MAXIFS([.C$2:.C387];[.A$2:.A387];[.A387];[.J$2:.J387];1;[.C$2:.C387];&quot;&lt;&quot;&amp;[.C387]))*100;&quot;&quot;)">
            <text:p/>
          </table:table-cell>
          <table:table-cell table:formula="of:=IF([.D387]=&quot;&quot;;&quot;&quot;;([.D387])/([.E387]))">
            <text:p/>
          </table:table-cell>
          <table:table-cell table:formula="of:=IF([.D387];[.D387]*100;&quot;&quot;)">
            <text:p><text:s text:c="2"/></text:p>
          </table:table-cell>
          <table:table-cell table:formula="of:=IF([.C387] = &quot;&quot;; &quot;&quot;;[.C387]-[.B38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8];[puts.C$1:.C$1048576];&quot;&lt;&quot;&amp;[calls.B388];[puts.J$1:.J$1048576];1;[puts.C$1:.C$1048576];&quot;&gt;&quot;&amp;COM.MICROSOFT.MAXIFS([.C$2:.C388];[.A$2:.A388];[.A388];[.J$2:.J388];1;[.C$2:.C388];&quot;&lt;&quot;&amp;[.C388]))*100;&quot;&quot;)">
            <text:p/>
          </table:table-cell>
          <table:table-cell table:formula="of:=IF([.D388]=&quot;&quot;;&quot;&quot;;([.D388])/([.E388]))">
            <text:p/>
          </table:table-cell>
          <table:table-cell table:formula="of:=IF([.D388];[.D388]*100;&quot;&quot;)">
            <text:p><text:s text:c="2"/></text:p>
          </table:table-cell>
          <table:table-cell table:formula="of:=IF([.C388] = &quot;&quot;; &quot;&quot;;[.C388]-[.B38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89];[puts.C$1:.C$1048576];&quot;&lt;&quot;&amp;[calls.B389];[puts.J$1:.J$1048576];1;[puts.C$1:.C$1048576];&quot;&gt;&quot;&amp;COM.MICROSOFT.MAXIFS([.C$2:.C389];[.A$2:.A389];[.A389];[.J$2:.J389];1;[.C$2:.C389];&quot;&lt;&quot;&amp;[.C389]))*100;&quot;&quot;)">
            <text:p/>
          </table:table-cell>
          <table:table-cell table:formula="of:=IF([.D389]=&quot;&quot;;&quot;&quot;;([.D389])/([.E389]))">
            <text:p/>
          </table:table-cell>
          <table:table-cell table:formula="of:=IF([.D389];[.D389]*100;&quot;&quot;)">
            <text:p><text:s text:c="2"/></text:p>
          </table:table-cell>
          <table:table-cell table:formula="of:=IF([.C389] = &quot;&quot;; &quot;&quot;;[.C389]-[.B38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0];[puts.C$1:.C$1048576];&quot;&lt;&quot;&amp;[calls.B390];[puts.J$1:.J$1048576];1;[puts.C$1:.C$1048576];&quot;&gt;&quot;&amp;COM.MICROSOFT.MAXIFS([.C$2:.C390];[.A$2:.A390];[.A390];[.J$2:.J390];1;[.C$2:.C390];&quot;&lt;&quot;&amp;[.C390]))*100;&quot;&quot;)">
            <text:p/>
          </table:table-cell>
          <table:table-cell table:formula="of:=IF([.D390]=&quot;&quot;;&quot;&quot;;([.D390])/([.E390]))">
            <text:p/>
          </table:table-cell>
          <table:table-cell table:formula="of:=IF([.D390];[.D390]*100;&quot;&quot;)">
            <text:p><text:s text:c="2"/></text:p>
          </table:table-cell>
          <table:table-cell table:formula="of:=IF([.C390] = &quot;&quot;; &quot;&quot;;[.C390]-[.B39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1];[puts.C$1:.C$1048576];&quot;&lt;&quot;&amp;[calls.B391];[puts.J$1:.J$1048576];1;[puts.C$1:.C$1048576];&quot;&gt;&quot;&amp;COM.MICROSOFT.MAXIFS([.C$2:.C391];[.A$2:.A391];[.A391];[.J$2:.J391];1;[.C$2:.C391];&quot;&lt;&quot;&amp;[.C391]))*100;&quot;&quot;)">
            <text:p/>
          </table:table-cell>
          <table:table-cell table:formula="of:=IF([.D391]=&quot;&quot;;&quot;&quot;;([.D391])/([.E391]))">
            <text:p/>
          </table:table-cell>
          <table:table-cell table:formula="of:=IF([.D391];[.D391]*100;&quot;&quot;)">
            <text:p><text:s text:c="2"/></text:p>
          </table:table-cell>
          <table:table-cell table:formula="of:=IF([.C391] = &quot;&quot;; &quot;&quot;;[.C391]-[.B39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2];[puts.C$1:.C$1048576];&quot;&lt;&quot;&amp;[calls.B392];[puts.J$1:.J$1048576];1;[puts.C$1:.C$1048576];&quot;&gt;&quot;&amp;COM.MICROSOFT.MAXIFS([.C$2:.C392];[.A$2:.A392];[.A392];[.J$2:.J392];1;[.C$2:.C392];&quot;&lt;&quot;&amp;[.C392]))*100;&quot;&quot;)">
            <text:p/>
          </table:table-cell>
          <table:table-cell table:formula="of:=IF([.D392]=&quot;&quot;;&quot;&quot;;([.D392])/([.E392]))">
            <text:p/>
          </table:table-cell>
          <table:table-cell table:formula="of:=IF([.D392];[.D392]*100;&quot;&quot;)">
            <text:p><text:s text:c="2"/></text:p>
          </table:table-cell>
          <table:table-cell table:formula="of:=IF([.C392] = &quot;&quot;; &quot;&quot;;[.C392]-[.B39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3];[puts.C$1:.C$1048576];&quot;&lt;&quot;&amp;[calls.B393];[puts.J$1:.J$1048576];1;[puts.C$1:.C$1048576];&quot;&gt;&quot;&amp;COM.MICROSOFT.MAXIFS([.C$2:.C393];[.A$2:.A393];[.A393];[.J$2:.J393];1;[.C$2:.C393];&quot;&lt;&quot;&amp;[.C393]))*100;&quot;&quot;)">
            <text:p/>
          </table:table-cell>
          <table:table-cell table:formula="of:=IF([.D393]=&quot;&quot;;&quot;&quot;;([.D393])/([.E393]))">
            <text:p/>
          </table:table-cell>
          <table:table-cell table:formula="of:=IF([.D393];[.D393]*100;&quot;&quot;)">
            <text:p><text:s text:c="2"/></text:p>
          </table:table-cell>
          <table:table-cell table:formula="of:=IF([.C393] = &quot;&quot;; &quot;&quot;;[.C393]-[.B39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4];[puts.C$1:.C$1048576];&quot;&lt;&quot;&amp;[calls.B394];[puts.J$1:.J$1048576];1;[puts.C$1:.C$1048576];&quot;&gt;&quot;&amp;COM.MICROSOFT.MAXIFS([.C$2:.C394];[.A$2:.A394];[.A394];[.J$2:.J394];1;[.C$2:.C394];&quot;&lt;&quot;&amp;[.C394]))*100;&quot;&quot;)">
            <text:p/>
          </table:table-cell>
          <table:table-cell table:formula="of:=IF([.D394]=&quot;&quot;;&quot;&quot;;([.D394])/([.E394]))">
            <text:p/>
          </table:table-cell>
          <table:table-cell table:formula="of:=IF([.D394];[.D394]*100;&quot;&quot;)">
            <text:p><text:s text:c="2"/></text:p>
          </table:table-cell>
          <table:table-cell table:formula="of:=IF([.C394] = &quot;&quot;; &quot;&quot;;[.C394]-[.B39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5];[puts.C$1:.C$1048576];&quot;&lt;&quot;&amp;[calls.B395];[puts.J$1:.J$1048576];1;[puts.C$1:.C$1048576];&quot;&gt;&quot;&amp;COM.MICROSOFT.MAXIFS([.C$2:.C395];[.A$2:.A395];[.A395];[.J$2:.J395];1;[.C$2:.C395];&quot;&lt;&quot;&amp;[.C395]))*100;&quot;&quot;)">
            <text:p/>
          </table:table-cell>
          <table:table-cell table:formula="of:=IF([.D395]=&quot;&quot;;&quot;&quot;;([.D395])/([.E395]))">
            <text:p/>
          </table:table-cell>
          <table:table-cell table:formula="of:=IF([.D395];[.D395]*100;&quot;&quot;)">
            <text:p><text:s text:c="2"/></text:p>
          </table:table-cell>
          <table:table-cell table:formula="of:=IF([.C395] = &quot;&quot;; &quot;&quot;;[.C395]-[.B39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6];[puts.C$1:.C$1048576];&quot;&lt;&quot;&amp;[calls.B396];[puts.J$1:.J$1048576];1;[puts.C$1:.C$1048576];&quot;&gt;&quot;&amp;COM.MICROSOFT.MAXIFS([.C$2:.C396];[.A$2:.A396];[.A396];[.J$2:.J396];1;[.C$2:.C396];&quot;&lt;&quot;&amp;[.C396]))*100;&quot;&quot;)">
            <text:p/>
          </table:table-cell>
          <table:table-cell table:formula="of:=IF([.D396]=&quot;&quot;;&quot;&quot;;([.D396])/([.E396]))">
            <text:p/>
          </table:table-cell>
          <table:table-cell table:formula="of:=IF([.D396];[.D396]*100;&quot;&quot;)">
            <text:p><text:s text:c="2"/></text:p>
          </table:table-cell>
          <table:table-cell table:formula="of:=IF([.C396] = &quot;&quot;; &quot;&quot;;[.C396]-[.B39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7];[puts.C$1:.C$1048576];&quot;&lt;&quot;&amp;[calls.B397];[puts.J$1:.J$1048576];1;[puts.C$1:.C$1048576];&quot;&gt;&quot;&amp;COM.MICROSOFT.MAXIFS([.C$2:.C397];[.A$2:.A397];[.A397];[.J$2:.J397];1;[.C$2:.C397];&quot;&lt;&quot;&amp;[.C397]))*100;&quot;&quot;)">
            <text:p/>
          </table:table-cell>
          <table:table-cell table:formula="of:=IF([.D397]=&quot;&quot;;&quot;&quot;;([.D397])/([.E397]))">
            <text:p/>
          </table:table-cell>
          <table:table-cell table:formula="of:=IF([.D397];[.D397]*100;&quot;&quot;)">
            <text:p><text:s text:c="2"/></text:p>
          </table:table-cell>
          <table:table-cell table:formula="of:=IF([.C397] = &quot;&quot;; &quot;&quot;;[.C397]-[.B39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8];[puts.C$1:.C$1048576];&quot;&lt;&quot;&amp;[calls.B398];[puts.J$1:.J$1048576];1;[puts.C$1:.C$1048576];&quot;&gt;&quot;&amp;COM.MICROSOFT.MAXIFS([.C$2:.C398];[.A$2:.A398];[.A398];[.J$2:.J398];1;[.C$2:.C398];&quot;&lt;&quot;&amp;[.C398]))*100;&quot;&quot;)">
            <text:p/>
          </table:table-cell>
          <table:table-cell table:formula="of:=IF([.D398]=&quot;&quot;;&quot;&quot;;([.D398])/([.E398]))">
            <text:p/>
          </table:table-cell>
          <table:table-cell table:formula="of:=IF([.D398];[.D398]*100;&quot;&quot;)">
            <text:p><text:s text:c="2"/></text:p>
          </table:table-cell>
          <table:table-cell table:formula="of:=IF([.C398] = &quot;&quot;; &quot;&quot;;[.C398]-[.B39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399];[puts.C$1:.C$1048576];&quot;&lt;&quot;&amp;[calls.B399];[puts.J$1:.J$1048576];1;[puts.C$1:.C$1048576];&quot;&gt;&quot;&amp;COM.MICROSOFT.MAXIFS([.C$2:.C399];[.A$2:.A399];[.A399];[.J$2:.J399];1;[.C$2:.C399];&quot;&lt;&quot;&amp;[.C399]))*100;&quot;&quot;)">
            <text:p/>
          </table:table-cell>
          <table:table-cell table:formula="of:=IF([.D399]=&quot;&quot;;&quot;&quot;;([.D399])/([.E399]))">
            <text:p/>
          </table:table-cell>
          <table:table-cell table:formula="of:=IF([.D399];[.D399]*100;&quot;&quot;)">
            <text:p><text:s text:c="2"/></text:p>
          </table:table-cell>
          <table:table-cell table:formula="of:=IF([.C399] = &quot;&quot;; &quot;&quot;;[.C399]-[.B39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0];[puts.C$1:.C$1048576];&quot;&lt;&quot;&amp;[calls.B400];[puts.J$1:.J$1048576];1;[puts.C$1:.C$1048576];&quot;&gt;&quot;&amp;COM.MICROSOFT.MAXIFS([.C$2:.C400];[.A$2:.A400];[.A400];[.J$2:.J400];1;[.C$2:.C400];&quot;&lt;&quot;&amp;[.C400]))*100;&quot;&quot;)">
            <text:p/>
          </table:table-cell>
          <table:table-cell table:formula="of:=IF([.D400]=&quot;&quot;;&quot;&quot;;([.D400])/([.E400]))">
            <text:p/>
          </table:table-cell>
          <table:table-cell table:formula="of:=IF([.D400];[.D400]*100;&quot;&quot;)">
            <text:p><text:s text:c="2"/></text:p>
          </table:table-cell>
          <table:table-cell table:formula="of:=IF([.C400] = &quot;&quot;; &quot;&quot;;[.C400]-[.B40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1];[puts.C$1:.C$1048576];&quot;&lt;&quot;&amp;[calls.B401];[puts.J$1:.J$1048576];1;[puts.C$1:.C$1048576];&quot;&gt;&quot;&amp;COM.MICROSOFT.MAXIFS([.C$2:.C401];[.A$2:.A401];[.A401];[.J$2:.J401];1;[.C$2:.C401];&quot;&lt;&quot;&amp;[.C401]))*100;&quot;&quot;)">
            <text:p/>
          </table:table-cell>
          <table:table-cell table:formula="of:=IF([.D401]=&quot;&quot;;&quot;&quot;;([.D401])/([.E401]))">
            <text:p/>
          </table:table-cell>
          <table:table-cell table:formula="of:=IF([.D401];[.D401]*100;&quot;&quot;)">
            <text:p><text:s text:c="2"/></text:p>
          </table:table-cell>
          <table:table-cell table:formula="of:=IF([.C401] = &quot;&quot;; &quot;&quot;;[.C401]-[.B40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2];[puts.C$1:.C$1048576];&quot;&lt;&quot;&amp;[calls.B402];[puts.J$1:.J$1048576];1;[puts.C$1:.C$1048576];&quot;&gt;&quot;&amp;COM.MICROSOFT.MAXIFS([.C$2:.C402];[.A$2:.A402];[.A402];[.J$2:.J402];1;[.C$2:.C402];&quot;&lt;&quot;&amp;[.C402]))*100;&quot;&quot;)">
            <text:p/>
          </table:table-cell>
          <table:table-cell table:formula="of:=IF([.D402]=&quot;&quot;;&quot;&quot;;([.D402])/([.E402]))">
            <text:p/>
          </table:table-cell>
          <table:table-cell table:formula="of:=IF([.D402];[.D402]*100;&quot;&quot;)">
            <text:p><text:s text:c="2"/></text:p>
          </table:table-cell>
          <table:table-cell table:formula="of:=IF([.C402] = &quot;&quot;; &quot;&quot;;[.C402]-[.B40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3];[puts.C$1:.C$1048576];&quot;&lt;&quot;&amp;[calls.B403];[puts.J$1:.J$1048576];1;[puts.C$1:.C$1048576];&quot;&gt;&quot;&amp;COM.MICROSOFT.MAXIFS([.C$2:.C403];[.A$2:.A403];[.A403];[.J$2:.J403];1;[.C$2:.C403];&quot;&lt;&quot;&amp;[.C403]))*100;&quot;&quot;)">
            <text:p/>
          </table:table-cell>
          <table:table-cell table:formula="of:=IF([.D403]=&quot;&quot;;&quot;&quot;;([.D403])/([.E403]))">
            <text:p/>
          </table:table-cell>
          <table:table-cell table:formula="of:=IF([.D403];[.D403]*100;&quot;&quot;)">
            <text:p><text:s text:c="2"/></text:p>
          </table:table-cell>
          <table:table-cell table:formula="of:=IF([.C403] = &quot;&quot;; &quot;&quot;;[.C403]-[.B40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4];[puts.C$1:.C$1048576];&quot;&lt;&quot;&amp;[calls.B404];[puts.J$1:.J$1048576];1;[puts.C$1:.C$1048576];&quot;&gt;&quot;&amp;COM.MICROSOFT.MAXIFS([.C$2:.C404];[.A$2:.A404];[.A404];[.J$2:.J404];1;[.C$2:.C404];&quot;&lt;&quot;&amp;[.C404]))*100;&quot;&quot;)">
            <text:p/>
          </table:table-cell>
          <table:table-cell table:formula="of:=IF([.D404]=&quot;&quot;;&quot;&quot;;([.D404])/([.E404]))">
            <text:p/>
          </table:table-cell>
          <table:table-cell table:formula="of:=IF([.D404];[.D404]*100;&quot;&quot;)">
            <text:p><text:s text:c="2"/></text:p>
          </table:table-cell>
          <table:table-cell table:formula="of:=IF([.C404] = &quot;&quot;; &quot;&quot;;[.C404]-[.B40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5];[puts.C$1:.C$1048576];&quot;&lt;&quot;&amp;[calls.B405];[puts.J$1:.J$1048576];1;[puts.C$1:.C$1048576];&quot;&gt;&quot;&amp;COM.MICROSOFT.MAXIFS([.C$2:.C405];[.A$2:.A405];[.A405];[.J$2:.J405];1;[.C$2:.C405];&quot;&lt;&quot;&amp;[.C405]))*100;&quot;&quot;)">
            <text:p/>
          </table:table-cell>
          <table:table-cell table:formula="of:=IF([.D405]=&quot;&quot;;&quot;&quot;;([.D405])/([.E405]))">
            <text:p/>
          </table:table-cell>
          <table:table-cell table:formula="of:=IF([.D405];[.D405]*100;&quot;&quot;)">
            <text:p><text:s text:c="2"/></text:p>
          </table:table-cell>
          <table:table-cell table:formula="of:=IF([.C405] = &quot;&quot;; &quot;&quot;;[.C405]-[.B40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6];[puts.C$1:.C$1048576];&quot;&lt;&quot;&amp;[calls.B406];[puts.J$1:.J$1048576];1;[puts.C$1:.C$1048576];&quot;&gt;&quot;&amp;COM.MICROSOFT.MAXIFS([.C$2:.C406];[.A$2:.A406];[.A406];[.J$2:.J406];1;[.C$2:.C406];&quot;&lt;&quot;&amp;[.C406]))*100;&quot;&quot;)">
            <text:p/>
          </table:table-cell>
          <table:table-cell table:formula="of:=IF([.D406]=&quot;&quot;;&quot;&quot;;([.D406])/([.E406]))">
            <text:p/>
          </table:table-cell>
          <table:table-cell table:formula="of:=IF([.D406];[.D406]*100;&quot;&quot;)">
            <text:p><text:s text:c="2"/></text:p>
          </table:table-cell>
          <table:table-cell table:formula="of:=IF([.C406] = &quot;&quot;; &quot;&quot;;[.C406]-[.B40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7];[puts.C$1:.C$1048576];&quot;&lt;&quot;&amp;[calls.B407];[puts.J$1:.J$1048576];1;[puts.C$1:.C$1048576];&quot;&gt;&quot;&amp;COM.MICROSOFT.MAXIFS([.C$2:.C407];[.A$2:.A407];[.A407];[.J$2:.J407];1;[.C$2:.C407];&quot;&lt;&quot;&amp;[.C407]))*100;&quot;&quot;)">
            <text:p/>
          </table:table-cell>
          <table:table-cell table:formula="of:=IF([.D407]=&quot;&quot;;&quot;&quot;;([.D407])/([.E407]))">
            <text:p/>
          </table:table-cell>
          <table:table-cell table:formula="of:=IF([.D407];[.D407]*100;&quot;&quot;)">
            <text:p><text:s text:c="2"/></text:p>
          </table:table-cell>
          <table:table-cell table:formula="of:=IF([.C407] = &quot;&quot;; &quot;&quot;;[.C407]-[.B40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8];[puts.C$1:.C$1048576];&quot;&lt;&quot;&amp;[calls.B408];[puts.J$1:.J$1048576];1;[puts.C$1:.C$1048576];&quot;&gt;&quot;&amp;COM.MICROSOFT.MAXIFS([.C$2:.C408];[.A$2:.A408];[.A408];[.J$2:.J408];1;[.C$2:.C408];&quot;&lt;&quot;&amp;[.C408]))*100;&quot;&quot;)">
            <text:p/>
          </table:table-cell>
          <table:table-cell table:formula="of:=IF([.D408]=&quot;&quot;;&quot;&quot;;([.D408])/([.E408]))">
            <text:p/>
          </table:table-cell>
          <table:table-cell table:formula="of:=IF([.D408];[.D408]*100;&quot;&quot;)">
            <text:p><text:s text:c="2"/></text:p>
          </table:table-cell>
          <table:table-cell table:formula="of:=IF([.C408] = &quot;&quot;; &quot;&quot;;[.C408]-[.B40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09];[puts.C$1:.C$1048576];&quot;&lt;&quot;&amp;[calls.B409];[puts.J$1:.J$1048576];1;[puts.C$1:.C$1048576];&quot;&gt;&quot;&amp;COM.MICROSOFT.MAXIFS([.C$2:.C409];[.A$2:.A409];[.A409];[.J$2:.J409];1;[.C$2:.C409];&quot;&lt;&quot;&amp;[.C409]))*100;&quot;&quot;)">
            <text:p/>
          </table:table-cell>
          <table:table-cell table:formula="of:=IF([.D409]=&quot;&quot;;&quot;&quot;;([.D409])/([.E409]))">
            <text:p/>
          </table:table-cell>
          <table:table-cell table:formula="of:=IF([.D409];[.D409]*100;&quot;&quot;)">
            <text:p><text:s text:c="2"/></text:p>
          </table:table-cell>
          <table:table-cell table:formula="of:=IF([.C409] = &quot;&quot;; &quot;&quot;;[.C409]-[.B40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0];[puts.C$1:.C$1048576];&quot;&lt;&quot;&amp;[calls.B410];[puts.J$1:.J$1048576];1;[puts.C$1:.C$1048576];&quot;&gt;&quot;&amp;COM.MICROSOFT.MAXIFS([.C$2:.C410];[.A$2:.A410];[.A410];[.J$2:.J410];1;[.C$2:.C410];&quot;&lt;&quot;&amp;[.C410]))*100;&quot;&quot;)">
            <text:p/>
          </table:table-cell>
          <table:table-cell table:formula="of:=IF([.D410]=&quot;&quot;;&quot;&quot;;([.D410])/([.E410]))">
            <text:p/>
          </table:table-cell>
          <table:table-cell table:formula="of:=IF([.D410];[.D410]*100;&quot;&quot;)">
            <text:p><text:s text:c="2"/></text:p>
          </table:table-cell>
          <table:table-cell table:formula="of:=IF([.C410] = &quot;&quot;; &quot;&quot;;[.C410]-[.B41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1];[puts.C$1:.C$1048576];&quot;&lt;&quot;&amp;[calls.B411];[puts.J$1:.J$1048576];1;[puts.C$1:.C$1048576];&quot;&gt;&quot;&amp;COM.MICROSOFT.MAXIFS([.C$2:.C411];[.A$2:.A411];[.A411];[.J$2:.J411];1;[.C$2:.C411];&quot;&lt;&quot;&amp;[.C411]))*100;&quot;&quot;)">
            <text:p/>
          </table:table-cell>
          <table:table-cell table:formula="of:=IF([.D411]=&quot;&quot;;&quot;&quot;;([.D411])/([.E411]))">
            <text:p/>
          </table:table-cell>
          <table:table-cell table:formula="of:=IF([.D411];[.D411]*100;&quot;&quot;)">
            <text:p><text:s text:c="2"/></text:p>
          </table:table-cell>
          <table:table-cell table:formula="of:=IF([.C411] = &quot;&quot;; &quot;&quot;;[.C411]-[.B41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2];[puts.C$1:.C$1048576];&quot;&lt;&quot;&amp;[calls.B412];[puts.J$1:.J$1048576];1;[puts.C$1:.C$1048576];&quot;&gt;&quot;&amp;COM.MICROSOFT.MAXIFS([.C$2:.C412];[.A$2:.A412];[.A412];[.J$2:.J412];1;[.C$2:.C412];&quot;&lt;&quot;&amp;[.C412]))*100;&quot;&quot;)">
            <text:p/>
          </table:table-cell>
          <table:table-cell table:formula="of:=IF([.D412]=&quot;&quot;;&quot;&quot;;([.D412])/([.E412]))">
            <text:p/>
          </table:table-cell>
          <table:table-cell table:formula="of:=IF([.D412];[.D412]*100;&quot;&quot;)">
            <text:p><text:s text:c="2"/></text:p>
          </table:table-cell>
          <table:table-cell table:formula="of:=IF([.C412] = &quot;&quot;; &quot;&quot;;[.C412]-[.B41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3];[puts.C$1:.C$1048576];&quot;&lt;&quot;&amp;[calls.B413];[puts.J$1:.J$1048576];1;[puts.C$1:.C$1048576];&quot;&gt;&quot;&amp;COM.MICROSOFT.MAXIFS([.C$2:.C413];[.A$2:.A413];[.A413];[.J$2:.J413];1;[.C$2:.C413];&quot;&lt;&quot;&amp;[.C413]))*100;&quot;&quot;)">
            <text:p/>
          </table:table-cell>
          <table:table-cell table:formula="of:=IF([.D413]=&quot;&quot;;&quot;&quot;;([.D413])/([.E413]))">
            <text:p/>
          </table:table-cell>
          <table:table-cell table:formula="of:=IF([.D413];[.D413]*100;&quot;&quot;)">
            <text:p><text:s text:c="2"/></text:p>
          </table:table-cell>
          <table:table-cell table:formula="of:=IF([.C413] = &quot;&quot;; &quot;&quot;;[.C413]-[.B41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4];[puts.C$1:.C$1048576];&quot;&lt;&quot;&amp;[calls.B414];[puts.J$1:.J$1048576];1;[puts.C$1:.C$1048576];&quot;&gt;&quot;&amp;COM.MICROSOFT.MAXIFS([.C$2:.C414];[.A$2:.A414];[.A414];[.J$2:.J414];1;[.C$2:.C414];&quot;&lt;&quot;&amp;[.C414]))*100;&quot;&quot;)">
            <text:p/>
          </table:table-cell>
          <table:table-cell table:formula="of:=IF([.D414]=&quot;&quot;;&quot;&quot;;([.D414])/([.E414]))">
            <text:p/>
          </table:table-cell>
          <table:table-cell table:formula="of:=IF([.D414];[.D414]*100;&quot;&quot;)">
            <text:p><text:s text:c="2"/></text:p>
          </table:table-cell>
          <table:table-cell table:formula="of:=IF([.C414] = &quot;&quot;; &quot;&quot;;[.C414]-[.B41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5];[puts.C$1:.C$1048576];&quot;&lt;&quot;&amp;[calls.B415];[puts.J$1:.J$1048576];1;[puts.C$1:.C$1048576];&quot;&gt;&quot;&amp;COM.MICROSOFT.MAXIFS([.C$2:.C415];[.A$2:.A415];[.A415];[.J$2:.J415];1;[.C$2:.C415];&quot;&lt;&quot;&amp;[.C415]))*100;&quot;&quot;)">
            <text:p/>
          </table:table-cell>
          <table:table-cell table:formula="of:=IF([.D415]=&quot;&quot;;&quot;&quot;;([.D415])/([.E415]))">
            <text:p/>
          </table:table-cell>
          <table:table-cell table:formula="of:=IF([.D415];[.D415]*100;&quot;&quot;)">
            <text:p><text:s text:c="2"/></text:p>
          </table:table-cell>
          <table:table-cell table:formula="of:=IF([.C415] = &quot;&quot;; &quot;&quot;;[.C415]-[.B41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6];[puts.C$1:.C$1048576];&quot;&lt;&quot;&amp;[calls.B416];[puts.J$1:.J$1048576];1;[puts.C$1:.C$1048576];&quot;&gt;&quot;&amp;COM.MICROSOFT.MAXIFS([.C$2:.C416];[.A$2:.A416];[.A416];[.J$2:.J416];1;[.C$2:.C416];&quot;&lt;&quot;&amp;[.C416]))*100;&quot;&quot;)">
            <text:p/>
          </table:table-cell>
          <table:table-cell table:formula="of:=IF([.D416]=&quot;&quot;;&quot;&quot;;([.D416])/([.E416]))">
            <text:p/>
          </table:table-cell>
          <table:table-cell table:formula="of:=IF([.D416];[.D416]*100;&quot;&quot;)">
            <text:p><text:s text:c="2"/></text:p>
          </table:table-cell>
          <table:table-cell table:formula="of:=IF([.C416] = &quot;&quot;; &quot;&quot;;[.C416]-[.B41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7];[puts.C$1:.C$1048576];&quot;&lt;&quot;&amp;[calls.B417];[puts.J$1:.J$1048576];1;[puts.C$1:.C$1048576];&quot;&gt;&quot;&amp;COM.MICROSOFT.MAXIFS([.C$2:.C417];[.A$2:.A417];[.A417];[.J$2:.J417];1;[.C$2:.C417];&quot;&lt;&quot;&amp;[.C417]))*100;&quot;&quot;)">
            <text:p/>
          </table:table-cell>
          <table:table-cell table:formula="of:=IF([.D417]=&quot;&quot;;&quot;&quot;;([.D417])/([.E417]))">
            <text:p/>
          </table:table-cell>
          <table:table-cell table:formula="of:=IF([.D417];[.D417]*100;&quot;&quot;)">
            <text:p><text:s text:c="2"/></text:p>
          </table:table-cell>
          <table:table-cell table:formula="of:=IF([.C417] = &quot;&quot;; &quot;&quot;;[.C417]-[.B41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8];[puts.C$1:.C$1048576];&quot;&lt;&quot;&amp;[calls.B418];[puts.J$1:.J$1048576];1;[puts.C$1:.C$1048576];&quot;&gt;&quot;&amp;COM.MICROSOFT.MAXIFS([.C$2:.C418];[.A$2:.A418];[.A418];[.J$2:.J418];1;[.C$2:.C418];&quot;&lt;&quot;&amp;[.C418]))*100;&quot;&quot;)">
            <text:p/>
          </table:table-cell>
          <table:table-cell table:formula="of:=IF([.D418]=&quot;&quot;;&quot;&quot;;([.D418])/([.E418]))">
            <text:p/>
          </table:table-cell>
          <table:table-cell table:formula="of:=IF([.D418];[.D418]*100;&quot;&quot;)">
            <text:p><text:s text:c="2"/></text:p>
          </table:table-cell>
          <table:table-cell table:formula="of:=IF([.C418] = &quot;&quot;; &quot;&quot;;[.C418]-[.B41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19];[puts.C$1:.C$1048576];&quot;&lt;&quot;&amp;[calls.B419];[puts.J$1:.J$1048576];1;[puts.C$1:.C$1048576];&quot;&gt;&quot;&amp;COM.MICROSOFT.MAXIFS([.C$2:.C419];[.A$2:.A419];[.A419];[.J$2:.J419];1;[.C$2:.C419];&quot;&lt;&quot;&amp;[.C419]))*100;&quot;&quot;)">
            <text:p/>
          </table:table-cell>
          <table:table-cell table:formula="of:=IF([.D419]=&quot;&quot;;&quot;&quot;;([.D419])/([.E419]))">
            <text:p/>
          </table:table-cell>
          <table:table-cell table:formula="of:=IF([.D419];[.D419]*100;&quot;&quot;)">
            <text:p><text:s text:c="2"/></text:p>
          </table:table-cell>
          <table:table-cell table:formula="of:=IF([.C419] = &quot;&quot;; &quot;&quot;;[.C419]-[.B41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0];[puts.C$1:.C$1048576];&quot;&lt;&quot;&amp;[calls.B420];[puts.J$1:.J$1048576];1;[puts.C$1:.C$1048576];&quot;&gt;&quot;&amp;COM.MICROSOFT.MAXIFS([.C$2:.C420];[.A$2:.A420];[.A420];[.J$2:.J420];1;[.C$2:.C420];&quot;&lt;&quot;&amp;[.C420]))*100;&quot;&quot;)">
            <text:p/>
          </table:table-cell>
          <table:table-cell table:formula="of:=IF([.D420]=&quot;&quot;;&quot;&quot;;([.D420])/([.E420]))">
            <text:p/>
          </table:table-cell>
          <table:table-cell table:formula="of:=IF([.D420];[.D420]*100;&quot;&quot;)">
            <text:p><text:s text:c="2"/></text:p>
          </table:table-cell>
          <table:table-cell table:formula="of:=IF([.C420] = &quot;&quot;; &quot;&quot;;[.C420]-[.B42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1];[puts.C$1:.C$1048576];&quot;&lt;&quot;&amp;[calls.B421];[puts.J$1:.J$1048576];1;[puts.C$1:.C$1048576];&quot;&gt;&quot;&amp;COM.MICROSOFT.MAXIFS([.C$2:.C421];[.A$2:.A421];[.A421];[.J$2:.J421];1;[.C$2:.C421];&quot;&lt;&quot;&amp;[.C421]))*100;&quot;&quot;)">
            <text:p/>
          </table:table-cell>
          <table:table-cell table:formula="of:=IF([.D421]=&quot;&quot;;&quot;&quot;;([.D421])/([.E421]))">
            <text:p/>
          </table:table-cell>
          <table:table-cell table:formula="of:=IF([.D421];[.D421]*100;&quot;&quot;)">
            <text:p><text:s text:c="2"/></text:p>
          </table:table-cell>
          <table:table-cell table:formula="of:=IF([.C421] = &quot;&quot;; &quot;&quot;;[.C421]-[.B42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2];[puts.C$1:.C$1048576];&quot;&lt;&quot;&amp;[calls.B422];[puts.J$1:.J$1048576];1;[puts.C$1:.C$1048576];&quot;&gt;&quot;&amp;COM.MICROSOFT.MAXIFS([.C$2:.C422];[.A$2:.A422];[.A422];[.J$2:.J422];1;[.C$2:.C422];&quot;&lt;&quot;&amp;[.C422]))*100;&quot;&quot;)">
            <text:p/>
          </table:table-cell>
          <table:table-cell table:formula="of:=IF([.D422]=&quot;&quot;;&quot;&quot;;([.D422])/([.E422]))">
            <text:p/>
          </table:table-cell>
          <table:table-cell table:formula="of:=IF([.D422];[.D422]*100;&quot;&quot;)">
            <text:p><text:s text:c="2"/></text:p>
          </table:table-cell>
          <table:table-cell table:formula="of:=IF([.C422] = &quot;&quot;; &quot;&quot;;[.C422]-[.B42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3];[puts.C$1:.C$1048576];&quot;&lt;&quot;&amp;[calls.B423];[puts.J$1:.J$1048576];1;[puts.C$1:.C$1048576];&quot;&gt;&quot;&amp;COM.MICROSOFT.MAXIFS([.C$2:.C423];[.A$2:.A423];[.A423];[.J$2:.J423];1;[.C$2:.C423];&quot;&lt;&quot;&amp;[.C423]))*100;&quot;&quot;)">
            <text:p/>
          </table:table-cell>
          <table:table-cell table:formula="of:=IF([.D423]=&quot;&quot;;&quot;&quot;;([.D423])/([.E423]))">
            <text:p/>
          </table:table-cell>
          <table:table-cell table:formula="of:=IF([.D423];[.D423]*100;&quot;&quot;)">
            <text:p><text:s text:c="2"/></text:p>
          </table:table-cell>
          <table:table-cell table:formula="of:=IF([.C423] = &quot;&quot;; &quot;&quot;;[.C423]-[.B42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4];[puts.C$1:.C$1048576];&quot;&lt;&quot;&amp;[calls.B424];[puts.J$1:.J$1048576];1;[puts.C$1:.C$1048576];&quot;&gt;&quot;&amp;COM.MICROSOFT.MAXIFS([.C$2:.C424];[.A$2:.A424];[.A424];[.J$2:.J424];1;[.C$2:.C424];&quot;&lt;&quot;&amp;[.C424]))*100;&quot;&quot;)">
            <text:p/>
          </table:table-cell>
          <table:table-cell table:formula="of:=IF([.D424]=&quot;&quot;;&quot;&quot;;([.D424])/([.E424]))">
            <text:p/>
          </table:table-cell>
          <table:table-cell table:formula="of:=IF([.D424];[.D424]*100;&quot;&quot;)">
            <text:p><text:s text:c="2"/></text:p>
          </table:table-cell>
          <table:table-cell table:formula="of:=IF([.C424] = &quot;&quot;; &quot;&quot;;[.C424]-[.B42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5];[puts.C$1:.C$1048576];&quot;&lt;&quot;&amp;[calls.B425];[puts.J$1:.J$1048576];1;[puts.C$1:.C$1048576];&quot;&gt;&quot;&amp;COM.MICROSOFT.MAXIFS([.C$2:.C425];[.A$2:.A425];[.A425];[.J$2:.J425];1;[.C$2:.C425];&quot;&lt;&quot;&amp;[.C425]))*100;&quot;&quot;)">
            <text:p/>
          </table:table-cell>
          <table:table-cell table:formula="of:=IF([.D425]=&quot;&quot;;&quot;&quot;;([.D425])/([.E425]))">
            <text:p/>
          </table:table-cell>
          <table:table-cell table:formula="of:=IF([.D425];[.D425]*100;&quot;&quot;)">
            <text:p><text:s text:c="2"/></text:p>
          </table:table-cell>
          <table:table-cell table:formula="of:=IF([.C425] = &quot;&quot;; &quot;&quot;;[.C425]-[.B42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6];[puts.C$1:.C$1048576];&quot;&lt;&quot;&amp;[calls.B426];[puts.J$1:.J$1048576];1;[puts.C$1:.C$1048576];&quot;&gt;&quot;&amp;COM.MICROSOFT.MAXIFS([.C$2:.C426];[.A$2:.A426];[.A426];[.J$2:.J426];1;[.C$2:.C426];&quot;&lt;&quot;&amp;[.C426]))*100;&quot;&quot;)">
            <text:p/>
          </table:table-cell>
          <table:table-cell table:formula="of:=IF([.D426]=&quot;&quot;;&quot;&quot;;([.D426])/([.E426]))">
            <text:p/>
          </table:table-cell>
          <table:table-cell table:formula="of:=IF([.D426];[.D426]*100;&quot;&quot;)">
            <text:p><text:s text:c="2"/></text:p>
          </table:table-cell>
          <table:table-cell table:formula="of:=IF([.C426] = &quot;&quot;; &quot;&quot;;[.C426]-[.B42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7];[puts.C$1:.C$1048576];&quot;&lt;&quot;&amp;[calls.B427];[puts.J$1:.J$1048576];1;[puts.C$1:.C$1048576];&quot;&gt;&quot;&amp;COM.MICROSOFT.MAXIFS([.C$2:.C427];[.A$2:.A427];[.A427];[.J$2:.J427];1;[.C$2:.C427];&quot;&lt;&quot;&amp;[.C427]))*100;&quot;&quot;)">
            <text:p/>
          </table:table-cell>
          <table:table-cell table:formula="of:=IF([.D427]=&quot;&quot;;&quot;&quot;;([.D427])/([.E427]))">
            <text:p/>
          </table:table-cell>
          <table:table-cell table:formula="of:=IF([.D427];[.D427]*100;&quot;&quot;)">
            <text:p><text:s text:c="2"/></text:p>
          </table:table-cell>
          <table:table-cell table:formula="of:=IF([.C427] = &quot;&quot;; &quot;&quot;;[.C427]-[.B42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8];[puts.C$1:.C$1048576];&quot;&lt;&quot;&amp;[calls.B428];[puts.J$1:.J$1048576];1;[puts.C$1:.C$1048576];&quot;&gt;&quot;&amp;COM.MICROSOFT.MAXIFS([.C$2:.C428];[.A$2:.A428];[.A428];[.J$2:.J428];1;[.C$2:.C428];&quot;&lt;&quot;&amp;[.C428]))*100;&quot;&quot;)">
            <text:p/>
          </table:table-cell>
          <table:table-cell table:formula="of:=IF([.D428]=&quot;&quot;;&quot;&quot;;([.D428])/([.E428]))">
            <text:p/>
          </table:table-cell>
          <table:table-cell table:formula="of:=IF([.D428];[.D428]*100;&quot;&quot;)">
            <text:p><text:s text:c="2"/></text:p>
          </table:table-cell>
          <table:table-cell table:formula="of:=IF([.C428] = &quot;&quot;; &quot;&quot;;[.C428]-[.B42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29];[puts.C$1:.C$1048576];&quot;&lt;&quot;&amp;[calls.B429];[puts.J$1:.J$1048576];1;[puts.C$1:.C$1048576];&quot;&gt;&quot;&amp;COM.MICROSOFT.MAXIFS([.C$2:.C429];[.A$2:.A429];[.A429];[.J$2:.J429];1;[.C$2:.C429];&quot;&lt;&quot;&amp;[.C429]))*100;&quot;&quot;)">
            <text:p/>
          </table:table-cell>
          <table:table-cell table:formula="of:=IF([.D429]=&quot;&quot;;&quot;&quot;;([.D429])/([.E429]))">
            <text:p/>
          </table:table-cell>
          <table:table-cell table:formula="of:=IF([.D429];[.D429]*100;&quot;&quot;)">
            <text:p><text:s text:c="2"/></text:p>
          </table:table-cell>
          <table:table-cell table:formula="of:=IF([.C429] = &quot;&quot;; &quot;&quot;;[.C429]-[.B42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0];[puts.C$1:.C$1048576];&quot;&lt;&quot;&amp;[calls.B430];[puts.J$1:.J$1048576];1;[puts.C$1:.C$1048576];&quot;&gt;&quot;&amp;COM.MICROSOFT.MAXIFS([.C$2:.C430];[.A$2:.A430];[.A430];[.J$2:.J430];1;[.C$2:.C430];&quot;&lt;&quot;&amp;[.C430]))*100;&quot;&quot;)">
            <text:p/>
          </table:table-cell>
          <table:table-cell table:formula="of:=IF([.D430]=&quot;&quot;;&quot;&quot;;([.D430])/([.E430]))">
            <text:p/>
          </table:table-cell>
          <table:table-cell table:formula="of:=IF([.D430];[.D430]*100;&quot;&quot;)">
            <text:p><text:s text:c="2"/></text:p>
          </table:table-cell>
          <table:table-cell table:formula="of:=IF([.C430] = &quot;&quot;; &quot;&quot;;[.C430]-[.B43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1];[puts.C$1:.C$1048576];&quot;&lt;&quot;&amp;[calls.B431];[puts.J$1:.J$1048576];1;[puts.C$1:.C$1048576];&quot;&gt;&quot;&amp;COM.MICROSOFT.MAXIFS([.C$2:.C431];[.A$2:.A431];[.A431];[.J$2:.J431];1;[.C$2:.C431];&quot;&lt;&quot;&amp;[.C431]))*100;&quot;&quot;)">
            <text:p/>
          </table:table-cell>
          <table:table-cell table:formula="of:=IF([.D431]=&quot;&quot;;&quot;&quot;;([.D431])/([.E431]))">
            <text:p/>
          </table:table-cell>
          <table:table-cell table:formula="of:=IF([.D431];[.D431]*100;&quot;&quot;)">
            <text:p><text:s text:c="2"/></text:p>
          </table:table-cell>
          <table:table-cell table:formula="of:=IF([.C431] = &quot;&quot;; &quot;&quot;;[.C431]-[.B43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2];[puts.C$1:.C$1048576];&quot;&lt;&quot;&amp;[calls.B432];[puts.J$1:.J$1048576];1;[puts.C$1:.C$1048576];&quot;&gt;&quot;&amp;COM.MICROSOFT.MAXIFS([.C$2:.C432];[.A$2:.A432];[.A432];[.J$2:.J432];1;[.C$2:.C432];&quot;&lt;&quot;&amp;[.C432]))*100;&quot;&quot;)">
            <text:p/>
          </table:table-cell>
          <table:table-cell table:formula="of:=IF([.D432]=&quot;&quot;;&quot;&quot;;([.D432])/([.E432]))">
            <text:p/>
          </table:table-cell>
          <table:table-cell table:formula="of:=IF([.D432];[.D432]*100;&quot;&quot;)">
            <text:p><text:s text:c="2"/></text:p>
          </table:table-cell>
          <table:table-cell table:formula="of:=IF([.C432] = &quot;&quot;; &quot;&quot;;[.C432]-[.B43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3];[puts.C$1:.C$1048576];&quot;&lt;&quot;&amp;[calls.B433];[puts.J$1:.J$1048576];1;[puts.C$1:.C$1048576];&quot;&gt;&quot;&amp;COM.MICROSOFT.MAXIFS([.C$2:.C433];[.A$2:.A433];[.A433];[.J$2:.J433];1;[.C$2:.C433];&quot;&lt;&quot;&amp;[.C433]))*100;&quot;&quot;)">
            <text:p/>
          </table:table-cell>
          <table:table-cell table:formula="of:=IF([.D433]=&quot;&quot;;&quot;&quot;;([.D433])/([.E433]))">
            <text:p/>
          </table:table-cell>
          <table:table-cell table:formula="of:=IF([.D433];[.D433]*100;&quot;&quot;)">
            <text:p><text:s text:c="2"/></text:p>
          </table:table-cell>
          <table:table-cell table:formula="of:=IF([.C433] = &quot;&quot;; &quot;&quot;;[.C433]-[.B43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4];[puts.C$1:.C$1048576];&quot;&lt;&quot;&amp;[calls.B434];[puts.J$1:.J$1048576];1;[puts.C$1:.C$1048576];&quot;&gt;&quot;&amp;COM.MICROSOFT.MAXIFS([.C$2:.C434];[.A$2:.A434];[.A434];[.J$2:.J434];1;[.C$2:.C434];&quot;&lt;&quot;&amp;[.C434]))*100;&quot;&quot;)">
            <text:p/>
          </table:table-cell>
          <table:table-cell table:formula="of:=IF([.D434]=&quot;&quot;;&quot;&quot;;([.D434])/([.E434]))">
            <text:p/>
          </table:table-cell>
          <table:table-cell table:formula="of:=IF([.D434];[.D434]*100;&quot;&quot;)">
            <text:p><text:s text:c="2"/></text:p>
          </table:table-cell>
          <table:table-cell table:formula="of:=IF([.C434] = &quot;&quot;; &quot;&quot;;[.C434]-[.B43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5];[puts.C$1:.C$1048576];&quot;&lt;&quot;&amp;[calls.B435];[puts.J$1:.J$1048576];1;[puts.C$1:.C$1048576];&quot;&gt;&quot;&amp;COM.MICROSOFT.MAXIFS([.C$2:.C435];[.A$2:.A435];[.A435];[.J$2:.J435];1;[.C$2:.C435];&quot;&lt;&quot;&amp;[.C435]))*100;&quot;&quot;)">
            <text:p/>
          </table:table-cell>
          <table:table-cell table:formula="of:=IF([.D435]=&quot;&quot;;&quot;&quot;;([.D435])/([.E435]))">
            <text:p/>
          </table:table-cell>
          <table:table-cell table:formula="of:=IF([.D435];[.D435]*100;&quot;&quot;)">
            <text:p><text:s text:c="2"/></text:p>
          </table:table-cell>
          <table:table-cell table:formula="of:=IF([.C435] = &quot;&quot;; &quot;&quot;;[.C435]-[.B43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6];[puts.C$1:.C$1048576];&quot;&lt;&quot;&amp;[calls.B436];[puts.J$1:.J$1048576];1;[puts.C$1:.C$1048576];&quot;&gt;&quot;&amp;COM.MICROSOFT.MAXIFS([.C$2:.C436];[.A$2:.A436];[.A436];[.J$2:.J436];1;[.C$2:.C436];&quot;&lt;&quot;&amp;[.C436]))*100;&quot;&quot;)">
            <text:p/>
          </table:table-cell>
          <table:table-cell table:formula="of:=IF([.D436]=&quot;&quot;;&quot;&quot;;([.D436])/([.E436]))">
            <text:p/>
          </table:table-cell>
          <table:table-cell table:formula="of:=IF([.D436];[.D436]*100;&quot;&quot;)">
            <text:p><text:s text:c="2"/></text:p>
          </table:table-cell>
          <table:table-cell table:formula="of:=IF([.C436] = &quot;&quot;; &quot;&quot;;[.C436]-[.B43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7];[puts.C$1:.C$1048576];&quot;&lt;&quot;&amp;[calls.B437];[puts.J$1:.J$1048576];1;[puts.C$1:.C$1048576];&quot;&gt;&quot;&amp;COM.MICROSOFT.MAXIFS([.C$2:.C437];[.A$2:.A437];[.A437];[.J$2:.J437];1;[.C$2:.C437];&quot;&lt;&quot;&amp;[.C437]))*100;&quot;&quot;)">
            <text:p/>
          </table:table-cell>
          <table:table-cell table:formula="of:=IF([.D437]=&quot;&quot;;&quot;&quot;;([.D437])/([.E437]))">
            <text:p/>
          </table:table-cell>
          <table:table-cell table:formula="of:=IF([.D437];[.D437]*100;&quot;&quot;)">
            <text:p><text:s text:c="2"/></text:p>
          </table:table-cell>
          <table:table-cell table:formula="of:=IF([.C437] = &quot;&quot;; &quot;&quot;;[.C437]-[.B43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8];[puts.C$1:.C$1048576];&quot;&lt;&quot;&amp;[calls.B438];[puts.J$1:.J$1048576];1;[puts.C$1:.C$1048576];&quot;&gt;&quot;&amp;COM.MICROSOFT.MAXIFS([.C$2:.C438];[.A$2:.A438];[.A438];[.J$2:.J438];1;[.C$2:.C438];&quot;&lt;&quot;&amp;[.C438]))*100;&quot;&quot;)">
            <text:p/>
          </table:table-cell>
          <table:table-cell table:formula="of:=IF([.D438]=&quot;&quot;;&quot;&quot;;([.D438])/([.E438]))">
            <text:p/>
          </table:table-cell>
          <table:table-cell table:formula="of:=IF([.D438];[.D438]*100;&quot;&quot;)">
            <text:p><text:s text:c="2"/></text:p>
          </table:table-cell>
          <table:table-cell table:formula="of:=IF([.C438] = &quot;&quot;; &quot;&quot;;[.C438]-[.B43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39];[puts.C$1:.C$1048576];&quot;&lt;&quot;&amp;[calls.B439];[puts.J$1:.J$1048576];1;[puts.C$1:.C$1048576];&quot;&gt;&quot;&amp;COM.MICROSOFT.MAXIFS([.C$2:.C439];[.A$2:.A439];[.A439];[.J$2:.J439];1;[.C$2:.C439];&quot;&lt;&quot;&amp;[.C439]))*100;&quot;&quot;)">
            <text:p/>
          </table:table-cell>
          <table:table-cell table:formula="of:=IF([.D439]=&quot;&quot;;&quot;&quot;;([.D439])/([.E439]))">
            <text:p/>
          </table:table-cell>
          <table:table-cell table:formula="of:=IF([.D439];[.D439]*100;&quot;&quot;)">
            <text:p><text:s text:c="2"/></text:p>
          </table:table-cell>
          <table:table-cell table:formula="of:=IF([.C439] = &quot;&quot;; &quot;&quot;;[.C439]-[.B43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0];[puts.C$1:.C$1048576];&quot;&lt;&quot;&amp;[calls.B440];[puts.J$1:.J$1048576];1;[puts.C$1:.C$1048576];&quot;&gt;&quot;&amp;COM.MICROSOFT.MAXIFS([.C$2:.C440];[.A$2:.A440];[.A440];[.J$2:.J440];1;[.C$2:.C440];&quot;&lt;&quot;&amp;[.C440]))*100;&quot;&quot;)">
            <text:p/>
          </table:table-cell>
          <table:table-cell table:formula="of:=IF([.D440]=&quot;&quot;;&quot;&quot;;([.D440])/([.E440]))">
            <text:p/>
          </table:table-cell>
          <table:table-cell table:formula="of:=IF([.D440];[.D440]*100;&quot;&quot;)">
            <text:p><text:s text:c="2"/></text:p>
          </table:table-cell>
          <table:table-cell table:formula="of:=IF([.C440] = &quot;&quot;; &quot;&quot;;[.C440]-[.B44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1];[puts.C$1:.C$1048576];&quot;&lt;&quot;&amp;[calls.B441];[puts.J$1:.J$1048576];1;[puts.C$1:.C$1048576];&quot;&gt;&quot;&amp;COM.MICROSOFT.MAXIFS([.C$2:.C441];[.A$2:.A441];[.A441];[.J$2:.J441];1;[.C$2:.C441];&quot;&lt;&quot;&amp;[.C441]))*100;&quot;&quot;)">
            <text:p/>
          </table:table-cell>
          <table:table-cell table:formula="of:=IF([.D441]=&quot;&quot;;&quot;&quot;;([.D441])/([.E441]))">
            <text:p/>
          </table:table-cell>
          <table:table-cell table:formula="of:=IF([.D441];[.D441]*100;&quot;&quot;)">
            <text:p><text:s text:c="2"/></text:p>
          </table:table-cell>
          <table:table-cell table:formula="of:=IF([.C441] = &quot;&quot;; &quot;&quot;;[.C441]-[.B44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2];[puts.C$1:.C$1048576];&quot;&lt;&quot;&amp;[calls.B442];[puts.J$1:.J$1048576];1;[puts.C$1:.C$1048576];&quot;&gt;&quot;&amp;COM.MICROSOFT.MAXIFS([.C$2:.C442];[.A$2:.A442];[.A442];[.J$2:.J442];1;[.C$2:.C442];&quot;&lt;&quot;&amp;[.C442]))*100;&quot;&quot;)">
            <text:p/>
          </table:table-cell>
          <table:table-cell table:formula="of:=IF([.D442]=&quot;&quot;;&quot;&quot;;([.D442])/([.E442]))">
            <text:p/>
          </table:table-cell>
          <table:table-cell table:formula="of:=IF([.D442];[.D442]*100;&quot;&quot;)">
            <text:p><text:s text:c="2"/></text:p>
          </table:table-cell>
          <table:table-cell table:formula="of:=IF([.C442] = &quot;&quot;; &quot;&quot;;[.C442]-[.B44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3];[puts.C$1:.C$1048576];&quot;&lt;&quot;&amp;[calls.B443];[puts.J$1:.J$1048576];1;[puts.C$1:.C$1048576];&quot;&gt;&quot;&amp;COM.MICROSOFT.MAXIFS([.C$2:.C443];[.A$2:.A443];[.A443];[.J$2:.J443];1;[.C$2:.C443];&quot;&lt;&quot;&amp;[.C443]))*100;&quot;&quot;)">
            <text:p/>
          </table:table-cell>
          <table:table-cell table:formula="of:=IF([.D443]=&quot;&quot;;&quot;&quot;;([.D443])/([.E443]))">
            <text:p/>
          </table:table-cell>
          <table:table-cell table:formula="of:=IF([.D443];[.D443]*100;&quot;&quot;)">
            <text:p><text:s text:c="2"/></text:p>
          </table:table-cell>
          <table:table-cell table:formula="of:=IF([.C443] = &quot;&quot;; &quot;&quot;;[.C443]-[.B44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4];[puts.C$1:.C$1048576];&quot;&lt;&quot;&amp;[calls.B444];[puts.J$1:.J$1048576];1;[puts.C$1:.C$1048576];&quot;&gt;&quot;&amp;COM.MICROSOFT.MAXIFS([.C$2:.C444];[.A$2:.A444];[.A444];[.J$2:.J444];1;[.C$2:.C444];&quot;&lt;&quot;&amp;[.C444]))*100;&quot;&quot;)">
            <text:p/>
          </table:table-cell>
          <table:table-cell table:formula="of:=IF([.D444]=&quot;&quot;;&quot;&quot;;([.D444])/([.E444]))">
            <text:p/>
          </table:table-cell>
          <table:table-cell table:formula="of:=IF([.D444];[.D444]*100;&quot;&quot;)">
            <text:p><text:s text:c="2"/></text:p>
          </table:table-cell>
          <table:table-cell table:formula="of:=IF([.C444] = &quot;&quot;; &quot;&quot;;[.C444]-[.B44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5];[puts.C$1:.C$1048576];&quot;&lt;&quot;&amp;[calls.B445];[puts.J$1:.J$1048576];1;[puts.C$1:.C$1048576];&quot;&gt;&quot;&amp;COM.MICROSOFT.MAXIFS([.C$2:.C445];[.A$2:.A445];[.A445];[.J$2:.J445];1;[.C$2:.C445];&quot;&lt;&quot;&amp;[.C445]))*100;&quot;&quot;)">
            <text:p/>
          </table:table-cell>
          <table:table-cell table:formula="of:=IF([.D445]=&quot;&quot;;&quot;&quot;;([.D445])/([.E445]))">
            <text:p/>
          </table:table-cell>
          <table:table-cell table:formula="of:=IF([.D445];[.D445]*100;&quot;&quot;)">
            <text:p><text:s text:c="2"/></text:p>
          </table:table-cell>
          <table:table-cell table:formula="of:=IF([.C445] = &quot;&quot;; &quot;&quot;;[.C445]-[.B44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6];[puts.C$1:.C$1048576];&quot;&lt;&quot;&amp;[calls.B446];[puts.J$1:.J$1048576];1;[puts.C$1:.C$1048576];&quot;&gt;&quot;&amp;COM.MICROSOFT.MAXIFS([.C$2:.C446];[.A$2:.A446];[.A446];[.J$2:.J446];1;[.C$2:.C446];&quot;&lt;&quot;&amp;[.C446]))*100;&quot;&quot;)">
            <text:p/>
          </table:table-cell>
          <table:table-cell table:formula="of:=IF([.D446]=&quot;&quot;;&quot;&quot;;([.D446])/([.E446]))">
            <text:p/>
          </table:table-cell>
          <table:table-cell table:formula="of:=IF([.D446];[.D446]*100;&quot;&quot;)">
            <text:p><text:s text:c="2"/></text:p>
          </table:table-cell>
          <table:table-cell table:formula="of:=IF([.C446] = &quot;&quot;; &quot;&quot;;[.C446]-[.B446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7];[puts.C$1:.C$1048576];&quot;&lt;&quot;&amp;[calls.B447];[puts.J$1:.J$1048576];1;[puts.C$1:.C$1048576];&quot;&gt;&quot;&amp;COM.MICROSOFT.MAXIFS([.C$2:.C447];[.A$2:.A447];[.A447];[.J$2:.J447];1;[.C$2:.C447];&quot;&lt;&quot;&amp;[.C447]))*100;&quot;&quot;)">
            <text:p/>
          </table:table-cell>
          <table:table-cell table:formula="of:=IF([.D447]=&quot;&quot;;&quot;&quot;;([.D447])/([.E447]))">
            <text:p/>
          </table:table-cell>
          <table:table-cell table:formula="of:=IF([.D447];[.D447]*100;&quot;&quot;)">
            <text:p><text:s text:c="2"/></text:p>
          </table:table-cell>
          <table:table-cell table:formula="of:=IF([.C447] = &quot;&quot;; &quot;&quot;;[.C447]-[.B447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8];[puts.C$1:.C$1048576];&quot;&lt;&quot;&amp;[calls.B448];[puts.J$1:.J$1048576];1;[puts.C$1:.C$1048576];&quot;&gt;&quot;&amp;COM.MICROSOFT.MAXIFS([.C$2:.C448];[.A$2:.A448];[.A448];[.J$2:.J448];1;[.C$2:.C448];&quot;&lt;&quot;&amp;[.C448]))*100;&quot;&quot;)">
            <text:p/>
          </table:table-cell>
          <table:table-cell table:formula="of:=IF([.D448]=&quot;&quot;;&quot;&quot;;([.D448])/([.E448]))">
            <text:p/>
          </table:table-cell>
          <table:table-cell table:formula="of:=IF([.D448];[.D448]*100;&quot;&quot;)">
            <text:p><text:s text:c="2"/></text:p>
          </table:table-cell>
          <table:table-cell table:formula="of:=IF([.C448] = &quot;&quot;; &quot;&quot;;[.C448]-[.B448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49];[puts.C$1:.C$1048576];&quot;&lt;&quot;&amp;[calls.B449];[puts.J$1:.J$1048576];1;[puts.C$1:.C$1048576];&quot;&gt;&quot;&amp;COM.MICROSOFT.MAXIFS([.C$2:.C449];[.A$2:.A449];[.A449];[.J$2:.J449];1;[.C$2:.C449];&quot;&lt;&quot;&amp;[.C449]))*100;&quot;&quot;)">
            <text:p/>
          </table:table-cell>
          <table:table-cell table:formula="of:=IF([.D449]=&quot;&quot;;&quot;&quot;;([.D449])/([.E449]))">
            <text:p/>
          </table:table-cell>
          <table:table-cell table:formula="of:=IF([.D449];[.D449]*100;&quot;&quot;)">
            <text:p><text:s text:c="2"/></text:p>
          </table:table-cell>
          <table:table-cell table:formula="of:=IF([.C449] = &quot;&quot;; &quot;&quot;;[.C449]-[.B449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0];[puts.C$1:.C$1048576];&quot;&lt;&quot;&amp;[calls.B450];[puts.J$1:.J$1048576];1;[puts.C$1:.C$1048576];&quot;&gt;&quot;&amp;COM.MICROSOFT.MAXIFS([.C$2:.C450];[.A$2:.A450];[.A450];[.J$2:.J450];1;[.C$2:.C450];&quot;&lt;&quot;&amp;[.C450]))*100;&quot;&quot;)">
            <text:p/>
          </table:table-cell>
          <table:table-cell table:formula="of:=IF([.D450]=&quot;&quot;;&quot;&quot;;([.D450])/([.E450]))">
            <text:p/>
          </table:table-cell>
          <table:table-cell table:formula="of:=IF([.D450];[.D450]*100;&quot;&quot;)">
            <text:p><text:s text:c="2"/></text:p>
          </table:table-cell>
          <table:table-cell table:formula="of:=IF([.C450] = &quot;&quot;; &quot;&quot;;[.C450]-[.B450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1];[puts.C$1:.C$1048576];&quot;&lt;&quot;&amp;[calls.B451];[puts.J$1:.J$1048576];1;[puts.C$1:.C$1048576];&quot;&gt;&quot;&amp;COM.MICROSOFT.MAXIFS([.C$2:.C451];[.A$2:.A451];[.A451];[.J$2:.J451];1;[.C$2:.C451];&quot;&lt;&quot;&amp;[.C451]))*100;&quot;&quot;)">
            <text:p/>
          </table:table-cell>
          <table:table-cell table:formula="of:=IF([.D451]=&quot;&quot;;&quot;&quot;;([.D451])/([.E451]))">
            <text:p/>
          </table:table-cell>
          <table:table-cell table:formula="of:=IF([.D451];[.D451]*100;&quot;&quot;)">
            <text:p><text:s text:c="2"/></text:p>
          </table:table-cell>
          <table:table-cell table:formula="of:=IF([.C451] = &quot;&quot;; &quot;&quot;;[.C451]-[.B451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2];[puts.C$1:.C$1048576];&quot;&lt;&quot;&amp;[calls.B452];[puts.J$1:.J$1048576];1;[puts.C$1:.C$1048576];&quot;&gt;&quot;&amp;COM.MICROSOFT.MAXIFS([.C$2:.C452];[.A$2:.A452];[.A452];[.J$2:.J452];1;[.C$2:.C452];&quot;&lt;&quot;&amp;[.C452]))*100;&quot;&quot;)">
            <text:p/>
          </table:table-cell>
          <table:table-cell table:formula="of:=IF([.D452]=&quot;&quot;;&quot;&quot;;([.D452])/([.E452]))">
            <text:p/>
          </table:table-cell>
          <table:table-cell table:formula="of:=IF([.D452];[.D452]*100;&quot;&quot;)">
            <text:p><text:s text:c="2"/></text:p>
          </table:table-cell>
          <table:table-cell table:formula="of:=IF([.C452] = &quot;&quot;; &quot;&quot;;[.C452]-[.B452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3];[puts.C$1:.C$1048576];&quot;&lt;&quot;&amp;[calls.B453];[puts.J$1:.J$1048576];1;[puts.C$1:.C$1048576];&quot;&gt;&quot;&amp;COM.MICROSOFT.MAXIFS([.C$2:.C453];[.A$2:.A453];[.A453];[.J$2:.J453];1;[.C$2:.C453];&quot;&lt;&quot;&amp;[.C453]))*100;&quot;&quot;)">
            <text:p/>
          </table:table-cell>
          <table:table-cell table:formula="of:=IF([.D453]=&quot;&quot;;&quot;&quot;;([.D453])/([.E453]))">
            <text:p/>
          </table:table-cell>
          <table:table-cell table:formula="of:=IF([.D453];[.D453]*100;&quot;&quot;)">
            <text:p><text:s text:c="2"/></text:p>
          </table:table-cell>
          <table:table-cell table:formula="of:=IF([.C453] = &quot;&quot;; &quot;&quot;;[.C453]-[.B453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4];[puts.C$1:.C$1048576];&quot;&lt;&quot;&amp;[calls.B454];[puts.J$1:.J$1048576];1;[puts.C$1:.C$1048576];&quot;&gt;&quot;&amp;COM.MICROSOFT.MAXIFS([.C$2:.C454];[.A$2:.A454];[.A454];[.J$2:.J454];1;[.C$2:.C454];&quot;&lt;&quot;&amp;[.C454]))*100;&quot;&quot;)">
            <text:p/>
          </table:table-cell>
          <table:table-cell table:formula="of:=IF([.D454]=&quot;&quot;;&quot;&quot;;([.D454])/([.E454]))">
            <text:p/>
          </table:table-cell>
          <table:table-cell table:formula="of:=IF([.D454];[.D454]*100;&quot;&quot;)">
            <text:p><text:s text:c="2"/></text:p>
          </table:table-cell>
          <table:table-cell table:formula="of:=IF([.C454] = &quot;&quot;; &quot;&quot;;[.C454]-[.B454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5];[puts.C$1:.C$1048576];&quot;&lt;&quot;&amp;[calls.B455];[puts.J$1:.J$1048576];1;[puts.C$1:.C$1048576];&quot;&gt;&quot;&amp;COM.MICROSOFT.MAXIFS([.C$2:.C455];[.A$2:.A455];[.A455];[.J$2:.J455];1;[.C$2:.C455];&quot;&lt;&quot;&amp;[.C455]))*100;&quot;&quot;)">
            <text:p/>
          </table:table-cell>
          <table:table-cell table:formula="of:=IF([.D455]=&quot;&quot;;&quot;&quot;;([.D455])/([.E455]))">
            <text:p/>
          </table:table-cell>
          <table:table-cell table:formula="of:=IF([.D455];[.D455]*100;&quot;&quot;)">
            <text:p><text:s text:c="2"/></text:p>
          </table:table-cell>
          <table:table-cell table:formula="of:=IF([.C455] = &quot;&quot;; &quot;&quot;;[.C455]-[.B455]+1)">
            <text:p/>
          </table:table-cell>
          <table:table-cell table:number-columns-repeated="54"/>
        </table:table-row>
        <table:table-row table:style-name="ro2">
          <table:table-cell table:number-columns-repeated="5"/>
          <table:table-cell table:formula="of:=IFERROR(AVERAGEIFS([puts.E$1:.E$1048576];[puts.A$1:.A$1048576];[calls.A456];[puts.C$1:.C$1048576];&quot;&lt;&quot;&amp;[calls.B456];[puts.J$1:.J$1048576];1;[puts.C$1:.C$1048576];&quot;&gt;&quot;&amp;COM.MICROSOFT.MAXIFS([.C$2:.C456];[.A$2:.A456];[.A456];[.J$2:.J456];1;[.C$2:.C456];&quot;&lt;&quot;&amp;[.C456]))*100;&quot;&quot;)">
            <text:p/>
          </table:table-cell>
          <table:table-cell table:formula="of:=IF([.D456]=&quot;&quot;;&quot;&quot;;([.D456])/([.E456]))">
            <text:p/>
          </table:table-cell>
          <table:table-cell table:formula="of:=IF([.D456];[.D456]*100;&quot;&quot;)">
            <text:p><text:s text:c="2"/></text:p>
          </table:table-cell>
          <table:table-cell table:formula="of:=IF([.C456] = &quot;&quot;; &quot;&quot;;[.C456]-[.B456]+1)">
            <text:p/>
          </table:table-cell>
          <table:table-cell table:number-columns-repeated="54"/>
        </table:table-row>
        <table:table-row table:style-name="ro2" table:number-rows-repeated="1048119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equity_positions" table:style-name="ta1">
        <table:table-column table:style-name="co13" table:default-cell-style-name="ce137"/>
        <table:table-column table:style-name="co24" table:default-cell-style-name="ce137"/>
        <table:table-column table:style-name="co25" table:default-cell-style-name="ce137"/>
        <table:table-column table:style-name="co26" table:default-cell-style-name="ce137"/>
        <table:table-column table:style-name="co27" table:default-cell-style-name="ce177"/>
        <table:table-column table:style-name="co25" table:default-cell-style-name="ce137"/>
        <table:table-column table:style-name="co28" table:default-cell-style-name="ce177"/>
        <table:table-column table:style-name="co29" table:default-cell-style-name="ce137"/>
        <table:table-column table:style-name="co30" table:default-cell-style-name="ce137"/>
        <table:table-column table:style-name="co31" table:default-cell-style-name="ce137"/>
        <table:table-column table:style-name="co32" table:default-cell-style-name="ce137"/>
        <table:table-column table:style-name="co34" table:default-cell-style-name="ce137"/>
        <table:table-column table:style-name="co36" table:default-cell-style-name="ce137"/>
        <table:table-column table:style-name="co37" table:default-cell-style-name="ce137"/>
        <table:table-column table:style-name="co38" table:default-cell-style-name="ce66"/>
        <table:table-column table:style-name="co5" table:number-columns-repeated="1008" table:default-cell-style-name="ce137"/>
        <table:table-column table:style-name="co33" table:default-cell-style-name="ce137"/>
        <table:table-row table:style-name="ro2">
          <table:table-cell table:style-name="ce162" office:value-type="string" calcext:value-type="string">
            <text:p>Ticker</text:p>
          </table:table-cell>
          <table:table-cell table:style-name="ce162" office:value-type="string" calcext:value-type="string">
            <text:p>Date Opened</text:p>
          </table:table-cell>
          <table:table-cell table:style-name="ce162" office:value-type="string" calcext:value-type="string">
            <text:p>Date Closed</text:p>
          </table:table-cell>
          <table:table-cell table:style-name="ce162" office:value-type="string" calcext:value-type="string">
            <text:p>Quantity</text:p>
          </table:table-cell>
          <table:table-cell table:style-name="ce173" office:value-type="string" office:string-value="Avg Cost" calcext:value-type="string">
            <text:p><text:s/>Avg Cost </text:p>
          </table:table-cell>
          <table:table-cell table:style-name="ce162" office:value-type="string" calcext:value-type="string">
            <text:p>Break Even</text:p>
          </table:table-cell>
          <table:table-cell table:style-name="ce173" office:value-type="string" office:string-value="Sale Price" calcext:value-type="string">
            <text:p><text:s/>Sale Price </text:p>
          </table:table-cell>
          <table:table-cell table:style-name="ce162" office:value-type="string" calcext:value-type="string">
            <text:p>Realized Gain (Loss)</text:p>
          </table:table-cell>
          <table:table-cell table:style-name="ce162" office:value-type="string" calcext:value-type="string">
            <text:p>Options Revenue</text:p>
          </table:table-cell>
          <table:table-cell table:style-name="ce162" office:value-type="string" calcext:value-type="string">
            <text:p>Sold At Market</text:p>
          </table:table-cell>
          <table:table-cell table:style-name="ce162" office:value-type="string" calcext:value-type="string">
            <text:p>Cash Freed/ Locked Away</text:p>
          </table:table-cell>
          <table:table-cell table:style-name="ce162" office:value-type="string" calcext:value-type="string">
            <text:p>ROI</text:p>
          </table:table-cell>
          <table:table-cell table:style-name="ce162" office:value-type="string" calcext:value-type="string">
            <text:p>AVG WEEKLY GAIN</text:p>
          </table:table-cell>
          <table:table-cell table:style-name="ce162" office:value-type="string" calcext:value-type="string">
            <text:p>Days Held</text:p>
          </table:table-cell>
          <table:table-cell table:style-name="ce63" office:value-type="string" calcext:value-type="string">
            <text:p>E.P.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E</text:p>
          </table:table-cell>
          <table:table-cell table:style-name="ce39" office:value-type="date" office:date-value="2020-09-04" calcext:value-type="date">
            <text:p>9/4/2020</text:p>
          </table:table-cell>
          <table:table-cell table:style-name="ce39" office:value-type="date" office:date-value="2020-10-16" calcext:value-type="date">
            <text:p>10/16/2020</text:p>
          </table:table-cell>
          <table:table-cell table:formula="of:=IF([.B2]=&quot;&quot;;&quot;&quot;;SUMIFS([puts.J$1:.J$1048576];[puts.C$1:.C$1048576];&quot;&gt;=&quot;&amp;[equity_positions.B2];[puts.A$1:.A$1048576];[equity_positions.A2];[puts.C$1:.C$1048576];IF([.C2]=0;&quot;&gt;=&quot;&amp;[.B2];&quot;&lt;&quot;&amp;[equity_positions.C2]))*100)" office:value-type="float" office:value="400" calcext:value-type="float">
            <text:p>400</text:p>
          </table:table-cell>
          <table:table-cell table:style-name="ce64" table:formula="of:=IF([.A2]=&quot;&quot;;&quot;&quot;;IF([.C2]=0;AVERAGEIFS([puts.E$1:.E$1048576];[puts.J$1:.J$1048576];1;[puts.A$1:.A$1048576];[equity_positions.A2];[puts.C$1:.C$1048576];&quot;&gt;=&quot;&amp;[.B2]);AVERAGEIFS([puts.E$1:.E$1048576];[puts.J$1:.J$1048576];1;[puts.A$1:.A$1048576];[equity_positions.A2];[puts.C$1:.C$1048576];&quot;&gt;=&quot;&amp;[.B2];[puts.C$1:.C$1048576];&quot;&lt;=&quot;&amp;[.C2])))" office:value-type="float" office:value="6.5" calcext:value-type="float">
            <text:p><text:s/>$6.50 </text:p>
          </table:table-cell>
          <table:table-cell table:style-name="ce64" table:formula="of:=IF([.A2]=&quot;&quot;;&quot;&quot;;([.E2] - ([.I2]/[.D2])))" office:value-type="float" office:value="6.274" calcext:value-type="float">
            <text:p><text:s/>$6.27 </text:p>
          </table:table-cell>
          <table:table-cell table:style-name="ce64" office:value-type="float" office:value="7" calcext:value-type="float">
            <text:p><text:s/>$7.00 </text:p>
          </table:table-cell>
          <table:table-cell table:style-name="ce177" table:formula="of:=IF([.C2]=&quot;&quot;;&quot;&quot;;([.G2]-[.E2])*[.D2])" office:value-type="float" office:value="200" calcext:value-type="float">
            <text:p><text:s/>$200.00 </text:p>
          </table:table-cell>
          <table:table-cell table:style-name="ce177" table:formula="of:=IF([.A2]=&quot;&quot;;&quot;&quot;;(IF([.C2]=0;SUMIFS([puts.D$1:.D$1048576];[puts.A$1:.A$1048576];[.A2];[puts.C$1:.C$1048576];&quot;&gt;=&quot;&amp;[.B2]);SUMIFS([puts.D$1:.D$1048576];[puts.A$1:.A$1048576];[.A2];[puts.C$1:.C$1048576];&quot;&gt;=&quot;&amp;[.B2];[puts.C$1:.C$1048576];&quot;&lt;=&quot;&amp;[.C2]))+IF([.C2]=0;SUMIFS([calls.D$1:.D$1048576];[calls.A$1:.A$1048576];[.A2];[calls.C$1:.C$1048576];&quot;&gt;=&quot;&amp;[.B2]);SUMIFS([calls.D$1:.D$1048576];[calls.A$1:.A$1048576];[.A2];[calls.C$1:.C$1048576];&quot;&gt;=&quot;&amp;[.B2];[calls.C$1:.C$1048576];&quot;&lt;=&quot;&amp;[.C2])))*100-(IF([.C2]=0;COUNTIFS([puts.A$1:.A$1048576];[.A2];[puts.C$1:.C$1048576];&quot;&gt;=&quot;&amp;[.B2];[puts.D$1:.D$1048576];&quot;&gt;0&quot;)*0.65;COUNTIFS([puts.A$1:.A$1048576];[.A2];[puts.C$1:.C$1048576];&quot;&gt;=&quot;&amp;[.B2];[puts.C$1:.C$1048576];&quot;&lt;=&quot;&amp;[.C2];[puts.D$1:.D$1048576];&quot;&gt;0&quot;)*0.65)+IF([.C2]=0;COUNTIFS([calls.A$1:.A$1048576];[.A2];[calls.C$1:.C$1048576];&quot;&gt;=&quot;&amp;[.B2];[calls.D$1:.D$1048576];&quot;&gt;0&quot;)*0.65;COUNTIFS([calls.A$1:.A$1048576];[.A2];[calls.C$1:.C$1048576];&quot;&gt;=&quot;&amp;[.B2];[calls.C$1:.C$1048576];&quot;&lt;=&quot;&amp;[.C2];[calls.D$1:.D$1048576];&quot;&gt;0&quot;)*0.65)))" office:value-type="float" office:value="90.4" calcext:value-type="float">
            <text:p><text:s/>$90.40 </text:p>
          </table:table-cell>
          <table:table-cell office:value-type="float" office:value="0" calcext:value-type="float">
            <text:p>0</text:p>
          </table:table-cell>
          <table:table-cell table:style-name="ce177" table:formula="of:=IF([.A2]=&quot;&quot;;&quot;&quot;;[.D2]*[.E2])" office:value-type="float" office:value="2600" calcext:value-type="float">
            <text:p><text:s/>$2,600.00 </text:p>
          </table:table-cell>
          <table:table-cell table:style-name="ce41" table:formula="of:=IF([.A2]=&quot;&quot;;&quot;&quot;;([.I2]/([.E2]*[.D2])))" office:value-type="percentage" office:value="0.0347692307692308" calcext:value-type="percentage">
            <text:p>3.48%</text:p>
          </table:table-cell>
          <table:table-cell table:style-name="ce65" table:formula="of:=IF([.A2]=&quot;&quot;;&quot;&quot;;[.I2]/ ROUNDUP(IF([.C2]=&quot;&quot;;(TODAY()-[.B2])/7;([.C2]-[.B2])/7);0))" office:value-type="float" office:value="15.0666666666667" calcext:value-type="float">
            <text:p>15.07</text:p>
          </table:table-cell>
          <table:table-cell table:formula="of:=IF([.B2]=&quot;&quot;;&quot;&quot;;IF([.C2]=&quot;&quot;;TODAY()-[.B2];[.C2]-[.B2])+1)" office:value-type="float" office:value="43" calcext:value-type="float">
            <text:p>43</text:p>
          </table:table-cell>
          <table:table-cell table:formula="of:=IF([.A2]=&quot;&quot;;&quot;&quot;;ROUND([.I2]/[.N2];3))" office:value-type="currency" office:currency="USD" office:value="2.102" calcext:value-type="currency">
            <text:p>$2.10</text:p>
          </table:table-cell>
          <table:table-cell table:number-columns-repeated="1009"/>
        </table:table-row>
        <table:table-row table:style-name="ro2">
          <table:table-cell table:style-name="ce67" office:value-type="string" calcext:value-type="string">
            <text:p>AAL</text:p>
          </table:table-cell>
          <table:table-cell table:style-name="ce68" office:value-type="date" office:date-value="2020-09-11" calcext:value-type="date">
            <text:p>9/11/2020</text:p>
          </table:table-cell>
          <table:table-cell table:style-name="ce68" office:value-type="date" office:date-value="2020-11-27" calcext:value-type="date">
            <text:p>11/27/2020</text:p>
          </table:table-cell>
          <table:table-cell table:style-name="ce69" table:formula="of:=IF([.B3]=&quot;&quot;;&quot;&quot;;SUMIFS([puts.J$1:.J$1048576];[puts.C$1:.C$1048576];&quot;&gt;=&quot;&amp;[equity_positions.B3];[puts.A$1:.A$1048576];[equity_positions.A3];[puts.C$1:.C$1048576];IF([.C3]=0;&quot;&gt;=&quot;&amp;[.B3];&quot;&lt;&quot;&amp;[equity_positions.C3]))*100)" office:value-type="float" office:value="500" calcext:value-type="float">
            <text:p>500</text:p>
          </table:table-cell>
          <table:table-cell table:style-name="ce70" table:formula="of:=IF([.A3]=&quot;&quot;;&quot;&quot;;IF([.C3]=0;AVERAGEIFS([puts.E$1:.E$1048576];[puts.J$1:.J$1048576];1;[puts.A$1:.A$1048576];[equity_positions.A3];[puts.C$1:.C$1048576];&quot;&gt;=&quot;&amp;[.B3]);AVERAGEIFS([puts.E$1:.E$1048576];[puts.J$1:.J$1048576];1;[puts.A$1:.A$1048576];[equity_positions.A3];[puts.C$1:.C$1048576];&quot;&gt;=&quot;&amp;[.B3];[puts.C$1:.C$1048576];&quot;&lt;=&quot;&amp;[.C3])))" office:value-type="float" office:value="13.4" calcext:value-type="float">
            <text:p><text:s/>$13.40 </text:p>
          </table:table-cell>
          <table:table-cell table:style-name="ce70" table:formula="of:=IF([.A3]=&quot;&quot;;&quot;&quot;;([.E3] - ([.I3]/[.D3])))" office:value-type="float" office:value="12.0829" calcext:value-type="float">
            <text:p><text:s/>$12.08 </text:p>
          </table:table-cell>
          <table:table-cell table:style-name="ce64" office:value-type="float" office:value="13.5" calcext:value-type="float">
            <text:p><text:s/>$13.50 </text:p>
          </table:table-cell>
          <table:table-cell table:style-name="ce70" table:formula="of:=IF([.C3]=&quot;&quot;;&quot;&quot;;([.G3]-[.E3])*[.D3])" office:value-type="float" office:value="49.9999999999998" calcext:value-type="float">
            <text:p><text:s/>$50.00 </text:p>
          </table:table-cell>
          <table:table-cell table:style-name="ce70" table:formula="of:=IF([.A3]=&quot;&quot;;&quot;&quot;;(IF([.C3]=0;SUMIFS([puts.D$1:.D$1048576];[puts.A$1:.A$1048576];[.A3];[puts.C$1:.C$1048576];&quot;&gt;=&quot;&amp;[.B3]);SUMIFS([puts.D$1:.D$1048576];[puts.A$1:.A$1048576];[.A3];[puts.C$1:.C$1048576];&quot;&gt;=&quot;&amp;[.B3];[puts.C$1:.C$1048576];&quot;&lt;=&quot;&amp;[.C3]))+IF([.C3]=0;SUMIFS([calls.D$1:.D$1048576];[calls.A$1:.A$1048576];[.A3];[calls.C$1:.C$1048576];&quot;&gt;=&quot;&amp;[.B3]);SUMIFS([calls.D$1:.D$1048576];[calls.A$1:.A$1048576];[.A3];[calls.C$1:.C$1048576];&quot;&gt;=&quot;&amp;[.B3];[calls.C$1:.C$1048576];&quot;&lt;=&quot;&amp;[.C3])))*100-(IF([.C3]=0;COUNTIFS([puts.A$1:.A$1048576];[.A3];[puts.C$1:.C$1048576];&quot;&gt;=&quot;&amp;[.B3];[puts.D$1:.D$1048576];&quot;&gt;0&quot;)*0.65;COUNTIFS([puts.A$1:.A$1048576];[.A3];[puts.C$1:.C$1048576];&quot;&gt;=&quot;&amp;[.B3];[puts.C$1:.C$1048576];&quot;&lt;=&quot;&amp;[.C3];[puts.D$1:.D$1048576];&quot;&gt;0&quot;)*0.65)+IF([.C3]=0;COUNTIFS([calls.A$1:.A$1048576];[.A3];[calls.C$1:.C$1048576];&quot;&gt;=&quot;&amp;[.B3];[calls.D$1:.D$1048576];&quot;&gt;0&quot;)*0.65;COUNTIFS([calls.A$1:.A$1048576];[.A3];[calls.C$1:.C$1048576];&quot;&gt;=&quot;&amp;[.B3];[calls.C$1:.C$1048576];&quot;&lt;=&quot;&amp;[.C3];[calls.D$1:.D$1048576];&quot;&gt;0&quot;)*0.65)))" office:value-type="float" office:value="658.55" calcext:value-type="float">
            <text:p><text:s/>$658.55 </text:p>
          </table:table-cell>
          <table:table-cell table:style-name="ce69" office:value-type="float" office:value="0" calcext:value-type="float">
            <text:p>0</text:p>
          </table:table-cell>
          <table:table-cell table:style-name="ce70" table:formula="of:=IF([.A3]=&quot;&quot;;&quot;&quot;;[.D3]*[.E3])" office:value-type="float" office:value="6700" calcext:value-type="float">
            <text:p><text:s/>$6,700.00 </text:p>
          </table:table-cell>
          <table:table-cell table:style-name="ce71" table:formula="of:=IF([.A3]=&quot;&quot;;&quot;&quot;;([.I3]/([.E3]*[.D3])))" office:value-type="percentage" office:value="0.0982910447761194" calcext:value-type="percentage">
            <text:p>9.83%</text:p>
          </table:table-cell>
          <table:table-cell table:style-name="ce72" table:formula="of:=IF([.A3]=&quot;&quot;;&quot;&quot;;[.I3]/ ROUNDUP(IF([.C3]=&quot;&quot;;(TODAY()-[.B3])/7;([.C3]-[.B3])/7);0))" office:value-type="float" office:value="59.8681818181818" calcext:value-type="float">
            <text:p>59.87</text:p>
          </table:table-cell>
          <table:table-cell table:style-name="ce69" table:formula="of:=IF([.B3]=&quot;&quot;;&quot;&quot;;IF([.C3]=&quot;&quot;;TODAY()-[.B3];[.C3]-[.B3])+1)" office:value-type="float" office:value="78" calcext:value-type="float">
            <text:p>78</text:p>
          </table:table-cell>
          <table:table-cell table:formula="of:=IF([.A3]=&quot;&quot;;&quot;&quot;;ROUND([.I3]/[.N3];3))" office:value-type="currency" office:currency="USD" office:value="8.443" calcext:value-type="currency">
            <text:p>$8.44</text:p>
          </table:table-cell>
          <table:table-cell table:style-name="ce69" table:number-columns-repeated="1009"/>
        </table:table-row>
        <table:table-row table:style-name="ro2">
          <table:table-cell office:value-type="string" calcext:value-type="string">
            <text:p>CCL</text:p>
          </table:table-cell>
          <table:table-cell table:style-name="ce39" office:value-type="date" office:date-value="2020-09-18" calcext:value-type="date">
            <text:p>9/18/2020</text:p>
          </table:table-cell>
          <table:table-cell table:style-name="ce39" office:value-type="date" office:date-value="2020-11-13" calcext:value-type="date">
            <text:p>11/13/2020</text:p>
          </table:table-cell>
          <table:table-cell table:formula="of:=IF([.B4]=&quot;&quot;;&quot;&quot;;SUMIFS([puts.J$1:.J$1048576];[puts.C$1:.C$1048576];&quot;&gt;=&quot;&amp;[equity_positions.B4];[puts.A$1:.A$1048576];[equity_positions.A4];[puts.C$1:.C$1048576];IF([.C4]=0;&quot;&gt;=&quot;&amp;[.B4];&quot;&lt;&quot;&amp;[equity_positions.C4]))*100)" office:value-type="float" office:value="400" calcext:value-type="float">
            <text:p>400</text:p>
          </table:table-cell>
          <table:table-cell table:style-name="ce64" table:formula="of:=IF([.A4]=&quot;&quot;;&quot;&quot;;IF([.C4]=0;AVERAGEIFS([puts.E$1:.E$1048576];[puts.J$1:.J$1048576];1;[puts.A$1:.A$1048576];[equity_positions.A4];[puts.C$1:.C$1048576];&quot;&gt;=&quot;&amp;[.B4]);AVERAGEIFS([puts.E$1:.E$1048576];[puts.J$1:.J$1048576];1;[puts.A$1:.A$1048576];[equity_positions.A4];[puts.C$1:.C$1048576];&quot;&gt;=&quot;&amp;[.B4];[puts.C$1:.C$1048576];&quot;&lt;=&quot;&amp;[.C4])))" office:value-type="float" office:value="16" calcext:value-type="float">
            <text:p><text:s/>$16.00 </text:p>
          </table:table-cell>
          <table:table-cell table:style-name="ce64" table:formula="of:=IF([.A4]=&quot;&quot;;&quot;&quot;;([.E4] - ([.I4]/[.D4])))" office:value-type="float" office:value="12.50525" calcext:value-type="float">
            <text:p><text:s/>$12.51 </text:p>
          </table:table-cell>
          <table:table-cell office:value-type="float" office:value="16" calcext:value-type="float">
            <text:p><text:s/>$16.00 </text:p>
          </table:table-cell>
          <table:table-cell table:style-name="ce177" table:formula="of:=IF([.C4]=&quot;&quot;;&quot;&quot;;([.G4]-[.E4])*[.D4])" office:value-type="float" office:value="0" calcext:value-type="float">
            <text:p><text:s/>$- </text:p>
          </table:table-cell>
          <table:table-cell table:style-name="ce177" table:formula="of:=IF([.A4]=&quot;&quot;;&quot;&quot;;(IF([.C4]=0;SUMIFS([puts.D$1:.D$1048576];[puts.A$1:.A$1048576];[.A4];[puts.C$1:.C$1048576];&quot;&gt;=&quot;&amp;[.B4]);SUMIFS([puts.D$1:.D$1048576];[puts.A$1:.A$1048576];[.A4];[puts.C$1:.C$1048576];&quot;&gt;=&quot;&amp;[.B4];[puts.C$1:.C$1048576];&quot;&lt;=&quot;&amp;[.C4]))+IF([.C4]=0;SUMIFS([calls.D$1:.D$1048576];[calls.A$1:.A$1048576];[.A4];[calls.C$1:.C$1048576];&quot;&gt;=&quot;&amp;[.B4]);SUMIFS([calls.D$1:.D$1048576];[calls.A$1:.A$1048576];[.A4];[calls.C$1:.C$1048576];&quot;&gt;=&quot;&amp;[.B4];[calls.C$1:.C$1048576];&quot;&lt;=&quot;&amp;[.C4])))*100-(IF([.C4]=0;COUNTIFS([puts.A$1:.A$1048576];[.A4];[puts.C$1:.C$1048576];&quot;&gt;=&quot;&amp;[.B4];[puts.D$1:.D$1048576];&quot;&gt;0&quot;)*0.65;COUNTIFS([puts.A$1:.A$1048576];[.A4];[puts.C$1:.C$1048576];&quot;&gt;=&quot;&amp;[.B4];[puts.C$1:.C$1048576];&quot;&lt;=&quot;&amp;[.C4];[puts.D$1:.D$1048576];&quot;&gt;0&quot;)*0.65)+IF([.C4]=0;COUNTIFS([calls.A$1:.A$1048576];[.A4];[calls.C$1:.C$1048576];&quot;&gt;=&quot;&amp;[.B4];[calls.D$1:.D$1048576];&quot;&gt;0&quot;)*0.65;COUNTIFS([calls.A$1:.A$1048576];[.A4];[calls.C$1:.C$1048576];&quot;&gt;=&quot;&amp;[.B4];[calls.C$1:.C$1048576];&quot;&lt;=&quot;&amp;[.C4];[calls.D$1:.D$1048576];&quot;&gt;0&quot;)*0.65)))" office:value-type="float" office:value="1397.9" calcext:value-type="float">
            <text:p><text:s/>$1,397.90 </text:p>
          </table:table-cell>
          <table:table-cell office:value-type="float" office:value="0" calcext:value-type="float">
            <text:p>0</text:p>
          </table:table-cell>
          <table:table-cell table:style-name="ce177" table:formula="of:=IF([.A4]=&quot;&quot;;&quot;&quot;;[.D4]*[.E4])" office:value-type="float" office:value="6400" calcext:value-type="float">
            <text:p><text:s/>$6,400.00 </text:p>
          </table:table-cell>
          <table:table-cell table:style-name="ce41" table:formula="of:=IF([.A4]=&quot;&quot;;&quot;&quot;;([.I4]/([.E4]*[.D4])))" office:value-type="percentage" office:value="0.218421875" calcext:value-type="percentage">
            <text:p>21.84%</text:p>
          </table:table-cell>
          <table:table-cell table:style-name="ce65" table:formula="of:=IF([.A4]=&quot;&quot;;&quot;&quot;;[.I4]/ ROUNDUP(IF([.C4]=&quot;&quot;;(TODAY()-[.B4])/7;([.C4]-[.B4])/7);0))" office:value-type="float" office:value="174.7375" calcext:value-type="float">
            <text:p>174.74</text:p>
          </table:table-cell>
          <table:table-cell table:formula="of:=IF([.B4]=&quot;&quot;;&quot;&quot;;IF([.C4]=&quot;&quot;;TODAY()-[.B4];[.C4]-[.B4])+1)" office:value-type="float" office:value="57" calcext:value-type="float">
            <text:p>57</text:p>
          </table:table-cell>
          <table:table-cell table:formula="of:=IF([.A4]=&quot;&quot;;&quot;&quot;;ROUND([.I4]/[.N4];3))" office:value-type="currency" office:currency="USD" office:value="24.525" calcext:value-type="currency">
            <text:p>$24.5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LH</text:p>
          </table:table-cell>
          <table:table-cell table:style-name="ce39" office:value-type="date" office:date-value="2020-09-18" calcext:value-type="date">
            <text:p>9/18/2020</text:p>
          </table:table-cell>
          <table:table-cell table:style-name="ce39" office:value-type="date" office:date-value="2020-10-02" calcext:value-type="date">
            <text:p>10/2/2020</text:p>
          </table:table-cell>
          <table:table-cell table:formula="of:=IF([.B5]=&quot;&quot;;&quot;&quot;;SUMIFS([puts.J$1:.J$1048576];[puts.C$1:.C$1048576];&quot;&gt;=&quot;&amp;[equity_positions.B5];[puts.A$1:.A$1048576];[equity_positions.A5];[puts.C$1:.C$1048576];IF([.C5]=0;&quot;&gt;=&quot;&amp;[.B5];&quot;&lt;&quot;&amp;[equity_positions.C5]))*100)" office:value-type="float" office:value="100" calcext:value-type="float">
            <text:p>100</text:p>
          </table:table-cell>
          <table:table-cell table:style-name="ce64" table:formula="of:=IF([.A5]=&quot;&quot;;&quot;&quot;;IF([.C5]=0;AVERAGEIFS([puts.E$1:.E$1048576];[puts.J$1:.J$1048576];1;[puts.A$1:.A$1048576];[equity_positions.A5];[puts.C$1:.C$1048576];&quot;&gt;=&quot;&amp;[.B5]);AVERAGEIFS([puts.E$1:.E$1048576];[puts.J$1:.J$1048576];1;[puts.A$1:.A$1048576];[equity_positions.A5];[puts.C$1:.C$1048576];&quot;&gt;=&quot;&amp;[.B5];[puts.C$1:.C$1048576];&quot;&lt;=&quot;&amp;[.C5])))" office:value-type="float" office:value="17" calcext:value-type="float">
            <text:p><text:s/>$17.00 </text:p>
          </table:table-cell>
          <table:table-cell table:style-name="ce64" table:formula="of:=IF([.A5]=&quot;&quot;;&quot;&quot;;([.E5] - ([.I5]/[.D5])))" office:value-type="float" office:value="15.4325" calcext:value-type="float">
            <text:p><text:s/>$15.43 </text:p>
          </table:table-cell>
          <table:table-cell office:value-type="float" office:value="17" calcext:value-type="float">
            <text:p><text:s/>$17.00 </text:p>
          </table:table-cell>
          <table:table-cell table:style-name="ce177" table:formula="of:=IF([.C5]=&quot;&quot;;&quot;&quot;;([.G5]-[.E5])*[.D5])" office:value-type="float" office:value="0" calcext:value-type="float">
            <text:p><text:s/>$- </text:p>
          </table:table-cell>
          <table:table-cell table:style-name="ce177" table:formula="of:=IF([.A5]=&quot;&quot;;&quot;&quot;;(IF([.C5]=0;SUMIFS([puts.D$1:.D$1048576];[puts.A$1:.A$1048576];[.A5];[puts.C$1:.C$1048576];&quot;&gt;=&quot;&amp;[.B5]);SUMIFS([puts.D$1:.D$1048576];[puts.A$1:.A$1048576];[.A5];[puts.C$1:.C$1048576];&quot;&gt;=&quot;&amp;[.B5];[puts.C$1:.C$1048576];&quot;&lt;=&quot;&amp;[.C5]))+IF([.C5]=0;SUMIFS([calls.D$1:.D$1048576];[calls.A$1:.A$1048576];[.A5];[calls.C$1:.C$1048576];&quot;&gt;=&quot;&amp;[.B5]);SUMIFS([calls.D$1:.D$1048576];[calls.A$1:.A$1048576];[.A5];[calls.C$1:.C$1048576];&quot;&gt;=&quot;&amp;[.B5];[calls.C$1:.C$1048576];&quot;&lt;=&quot;&amp;[.C5])))*100-(IF([.C5]=0;COUNTIFS([puts.A$1:.A$1048576];[.A5];[puts.C$1:.C$1048576];&quot;&gt;=&quot;&amp;[.B5];[puts.D$1:.D$1048576];&quot;&gt;0&quot;)*0.65;COUNTIFS([puts.A$1:.A$1048576];[.A5];[puts.C$1:.C$1048576];&quot;&gt;=&quot;&amp;[.B5];[puts.C$1:.C$1048576];&quot;&lt;=&quot;&amp;[.C5];[puts.D$1:.D$1048576];&quot;&gt;0&quot;)*0.65)+IF([.C5]=0;COUNTIFS([calls.A$1:.A$1048576];[.A5];[calls.C$1:.C$1048576];&quot;&gt;=&quot;&amp;[.B5];[calls.D$1:.D$1048576];&quot;&gt;0&quot;)*0.65;COUNTIFS([calls.A$1:.A$1048576];[.A5];[calls.C$1:.C$1048576];&quot;&gt;=&quot;&amp;[.B5];[calls.C$1:.C$1048576];&quot;&lt;=&quot;&amp;[.C5];[calls.D$1:.D$1048576];&quot;&gt;0&quot;)*0.65)))" office:value-type="float" office:value="156.75" calcext:value-type="float">
            <text:p><text:s/>$156.75 </text:p>
          </table:table-cell>
          <table:table-cell office:value-type="float" office:value="0" calcext:value-type="float">
            <text:p>0</text:p>
          </table:table-cell>
          <table:table-cell table:style-name="ce177" table:formula="of:=IF([.A5]=&quot;&quot;;&quot;&quot;;[.D5]*[.E5])" office:value-type="float" office:value="1700" calcext:value-type="float">
            <text:p><text:s/>$1,700.00 </text:p>
          </table:table-cell>
          <table:table-cell table:style-name="ce41" table:formula="of:=IF([.A5]=&quot;&quot;;&quot;&quot;;([.I5]/([.E5]*[.D5])))" office:value-type="percentage" office:value="0.0922058823529412" calcext:value-type="percentage">
            <text:p>9.22%</text:p>
          </table:table-cell>
          <table:table-cell table:style-name="ce65" table:formula="of:=IF([.A5]=&quot;&quot;;&quot;&quot;;[.I5]/ ROUNDUP(IF([.C5]=&quot;&quot;;(TODAY()-[.B5])/7;([.C5]-[.B5])/7);0))" office:value-type="float" office:value="78.375" calcext:value-type="float">
            <text:p>78.38</text:p>
          </table:table-cell>
          <table:table-cell table:formula="of:=IF([.B5]=&quot;&quot;;&quot;&quot;;IF([.C5]=&quot;&quot;;TODAY()-[.B5];[.C5]-[.B5])+1)" office:value-type="float" office:value="15" calcext:value-type="float">
            <text:p>15</text:p>
          </table:table-cell>
          <table:table-cell table:formula="of:=IF([.A5]=&quot;&quot;;&quot;&quot;;ROUND([.I5]/[.N5];3))" office:value-type="currency" office:currency="USD" office:value="10.45" calcext:value-type="currency">
            <text:p>$10.4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K</text:p>
          </table:table-cell>
          <table:table-cell table:style-name="ce39" office:value-type="date" office:date-value="2020-10-02" calcext:value-type="date">
            <text:p>10/2/2020</text:p>
          </table:table-cell>
          <table:table-cell table:style-name="ce39" office:value-type="date" office:date-value="2020-10-09" calcext:value-type="date">
            <text:p>10/9/2020</text:p>
          </table:table-cell>
          <table:table-cell table:formula="of:=IF([.B6]=&quot;&quot;;&quot;&quot;;SUMIFS([puts.J$1:.J$1048576];[puts.C$1:.C$1048576];&quot;&gt;=&quot;&amp;[equity_positions.B6];[puts.A$1:.A$1048576];[equity_positions.A6];[puts.C$1:.C$1048576];IF([.C6]=0;&quot;&gt;=&quot;&amp;[.B6];&quot;&lt;&quot;&amp;[equity_positions.C6]))*100)" office:value-type="float" office:value="300" calcext:value-type="float">
            <text:p>300</text:p>
          </table:table-cell>
          <table:table-cell table:style-name="ce64" table:formula="of:=IF([.A6]=&quot;&quot;;&quot;&quot;;IF([.C6]=0;AVERAGEIFS([puts.E$1:.E$1048576];[puts.J$1:.J$1048576];1;[puts.A$1:.A$1048576];[equity_positions.A6];[puts.C$1:.C$1048576];&quot;&gt;=&quot;&amp;[.B6]);AVERAGEIFS([puts.E$1:.E$1048576];[puts.J$1:.J$1048576];1;[puts.A$1:.A$1048576];[equity_positions.A6];[puts.C$1:.C$1048576];&quot;&gt;=&quot;&amp;[.B6];[puts.C$1:.C$1048576];&quot;&lt;=&quot;&amp;[.C6])))" office:value-type="float" office:value="4" calcext:value-type="float">
            <text:p><text:s/>$4.00 </text:p>
          </table:table-cell>
          <table:table-cell table:style-name="ce64" table:formula="of:=IF([.A6]=&quot;&quot;;&quot;&quot;;([.E6] - ([.I6]/[.D6])))" office:value-type="float" office:value="3.883" calcext:value-type="float">
            <text:p><text:s/>$3.88 </text:p>
          </table:table-cell>
          <table:table-cell office:value-type="float" office:value="4" calcext:value-type="float">
            <text:p><text:s/>$4.00 </text:p>
          </table:table-cell>
          <table:table-cell table:style-name="ce177" table:formula="of:=IF([.C6]=&quot;&quot;;&quot;&quot;;([.G6]-[.E6])*[.D6])" office:value-type="float" office:value="0" calcext:value-type="float">
            <text:p><text:s/>$- </text:p>
          </table:table-cell>
          <table:table-cell table:style-name="ce177" table:formula="of:=IF([.A6]=&quot;&quot;;&quot;&quot;;(IF([.C6]=0;SUMIFS([puts.D$1:.D$1048576];[puts.A$1:.A$1048576];[.A6];[puts.C$1:.C$1048576];&quot;&gt;=&quot;&amp;[.B6]);SUMIFS([puts.D$1:.D$1048576];[puts.A$1:.A$1048576];[.A6];[puts.C$1:.C$1048576];&quot;&gt;=&quot;&amp;[.B6];[puts.C$1:.C$1048576];&quot;&lt;=&quot;&amp;[.C6]))+IF([.C6]=0;SUMIFS([calls.D$1:.D$1048576];[calls.A$1:.A$1048576];[.A6];[calls.C$1:.C$1048576];&quot;&gt;=&quot;&amp;[.B6]);SUMIFS([calls.D$1:.D$1048576];[calls.A$1:.A$1048576];[.A6];[calls.C$1:.C$1048576];&quot;&gt;=&quot;&amp;[.B6];[calls.C$1:.C$1048576];&quot;&lt;=&quot;&amp;[.C6])))*100-(IF([.C6]=0;COUNTIFS([puts.A$1:.A$1048576];[.A6];[puts.C$1:.C$1048576];&quot;&gt;=&quot;&amp;[.B6];[puts.D$1:.D$1048576];&quot;&gt;0&quot;)*0.65;COUNTIFS([puts.A$1:.A$1048576];[.A6];[puts.C$1:.C$1048576];&quot;&gt;=&quot;&amp;[.B6];[puts.C$1:.C$1048576];&quot;&lt;=&quot;&amp;[.C6];[puts.D$1:.D$1048576];&quot;&gt;0&quot;)*0.65)+IF([.C6]=0;COUNTIFS([calls.A$1:.A$1048576];[.A6];[calls.C$1:.C$1048576];&quot;&gt;=&quot;&amp;[.B6];[calls.D$1:.D$1048576];&quot;&gt;0&quot;)*0.65;COUNTIFS([calls.A$1:.A$1048576];[.A6];[calls.C$1:.C$1048576];&quot;&gt;=&quot;&amp;[.B6];[calls.C$1:.C$1048576];&quot;&lt;=&quot;&amp;[.C6];[calls.D$1:.D$1048576];&quot;&gt;0&quot;)*0.65)))" office:value-type="float" office:value="35.1" calcext:value-type="float">
            <text:p><text:s/>$35.10 </text:p>
          </table:table-cell>
          <table:table-cell office:value-type="float" office:value="0" calcext:value-type="float">
            <text:p>0</text:p>
          </table:table-cell>
          <table:table-cell table:style-name="ce177" table:formula="of:=IF([.A6]=&quot;&quot;;&quot;&quot;;[.D6]*[.E6])" office:value-type="float" office:value="1200" calcext:value-type="float">
            <text:p><text:s/>$1,200.00 </text:p>
          </table:table-cell>
          <table:table-cell table:style-name="ce41" table:formula="of:=IF([.A6]=&quot;&quot;;&quot;&quot;;([.I6]/([.E6]*[.D6])))" office:value-type="percentage" office:value="0.02925" calcext:value-type="percentage">
            <text:p>2.93%</text:p>
          </table:table-cell>
          <table:table-cell table:style-name="ce65" table:formula="of:=IF([.A6]=&quot;&quot;;&quot;&quot;;[.I6]/ ROUNDUP(IF([.C6]=&quot;&quot;;(TODAY()-[.B6])/7;([.C6]-[.B6])/7);0))" office:value-type="float" office:value="35.1" calcext:value-type="float">
            <text:p>35.10</text:p>
          </table:table-cell>
          <table:table-cell table:formula="of:=IF([.B6]=&quot;&quot;;&quot;&quot;;IF([.C6]=&quot;&quot;;TODAY()-[.B6];[.C6]-[.B6])+1)" office:value-type="float" office:value="8" calcext:value-type="float">
            <text:p>8</text:p>
          </table:table-cell>
          <table:table-cell table:formula="of:=IF([.A6]=&quot;&quot;;&quot;&quot;;ROUND([.I6]/[.N6];3))" office:value-type="currency" office:currency="USD" office:value="4.388" calcext:value-type="currency">
            <text:p>$4.39</text:p>
          </table:table-cell>
          <table:table-cell table:number-columns-repeated="1009"/>
        </table:table-row>
        <table:table-row table:style-name="ro2">
          <table:table-cell table:style-name="ce105" office:value-type="string" calcext:value-type="string">
            <text:p>INTC</text:p>
          </table:table-cell>
          <table:table-cell table:style-name="ce106" office:value-type="date" office:date-value="2020-10-05" calcext:value-type="date">
            <text:p>10/5/2020</text:p>
          </table:table-cell>
          <table:table-cell table:style-name="ce105"/>
          <table:table-cell table:style-name="ce105" table:formula="of:=IF([.B7]=&quot;&quot;;&quot;&quot;;SUMIFS([puts.J$1:.J$1048576];[puts.C$1:.C$1048576];&quot;&gt;=&quot;&amp;[equity_positions.B7];[puts.A$1:.A$1048576];[equity_positions.A7];[puts.C$1:.C$1048576];IF([.C7]=0;&quot;&gt;=&quot;&amp;[.B7];&quot;&lt;&quot;&amp;[equity_positions.C7]))*100)" office:value-type="float" office:value="100" calcext:value-type="float">
            <text:p>100</text:p>
          </table:table-cell>
          <table:table-cell table:style-name="ce107" table:formula="of:=IF([.A7]=&quot;&quot;;&quot;&quot;;IF([.C7]=0;AVERAGEIFS([puts.E$1:.E$1048576];[puts.J$1:.J$1048576];1;[puts.A$1:.A$1048576];[equity_positions.A7];[puts.C$1:.C$1048576];&quot;&gt;=&quot;&amp;[.B7]);AVERAGEIFS([puts.E$1:.E$1048576];[puts.J$1:.J$1048576];1;[puts.A$1:.A$1048576];[equity_positions.A7];[puts.C$1:.C$1048576];&quot;&gt;=&quot;&amp;[.B7];[puts.C$1:.C$1048576];&quot;&lt;=&quot;&amp;[.C7])))" office:value-type="float" office:value="52.4" calcext:value-type="float">
            <text:p><text:s/>$52.40 </text:p>
          </table:table-cell>
          <table:table-cell table:style-name="ce107" table:formula="of:=IF([.A7]=&quot;&quot;;&quot;&quot;;([.E7] - ([.I7]/[.D7])))" office:value-type="float" office:value="51.322" calcext:value-type="float">
            <text:p><text:s/>$51.32 </text:p>
          </table:table-cell>
          <table:table-cell table:style-name="ce107"/>
          <table:table-cell table:style-name="ce107" table:formula="of:=IF([.C7]=&quot;&quot;;&quot;&quot;;([.G7]-[.E7])*[.D7])">
            <text:p><text:s text:c="2"/></text:p>
          </table:table-cell>
          <table:table-cell table:style-name="ce107" table:formula="of:=IF([.A7]=&quot;&quot;;&quot;&quot;;(IF([.C7]=0;SUMIFS([puts.D$1:.D$1048576];[puts.A$1:.A$1048576];[.A7];[puts.C$1:.C$1048576];&quot;&gt;=&quot;&amp;[.B7]);SUMIFS([puts.D$1:.D$1048576];[puts.A$1:.A$1048576];[.A7];[puts.C$1:.C$1048576];&quot;&gt;=&quot;&amp;[.B7];[puts.C$1:.C$1048576];&quot;&lt;=&quot;&amp;[.C7]))+IF([.C7]=0;SUMIFS([calls.D$1:.D$1048576];[calls.A$1:.A$1048576];[.A7];[calls.C$1:.C$1048576];&quot;&gt;=&quot;&amp;[.B7]);SUMIFS([calls.D$1:.D$1048576];[calls.A$1:.A$1048576];[.A7];[calls.C$1:.C$1048576];&quot;&gt;=&quot;&amp;[.B7];[calls.C$1:.C$1048576];&quot;&lt;=&quot;&amp;[.C7])))*100-(IF([.C7]=0;COUNTIFS([puts.A$1:.A$1048576];[.A7];[puts.C$1:.C$1048576];&quot;&gt;=&quot;&amp;[.B7];[puts.D$1:.D$1048576];&quot;&gt;0&quot;)*0.65;COUNTIFS([puts.A$1:.A$1048576];[.A7];[puts.C$1:.C$1048576];&quot;&gt;=&quot;&amp;[.B7];[puts.C$1:.C$1048576];&quot;&lt;=&quot;&amp;[.C7];[puts.D$1:.D$1048576];&quot;&gt;0&quot;)*0.65)+IF([.C7]=0;COUNTIFS([calls.A$1:.A$1048576];[.A7];[calls.C$1:.C$1048576];&quot;&gt;=&quot;&amp;[.B7];[calls.D$1:.D$1048576];&quot;&gt;0&quot;)*0.65;COUNTIFS([calls.A$1:.A$1048576];[.A7];[calls.C$1:.C$1048576];&quot;&gt;=&quot;&amp;[.B7];[calls.C$1:.C$1048576];&quot;&lt;=&quot;&amp;[.C7];[calls.D$1:.D$1048576];&quot;&gt;0&quot;)*0.65)))" office:value-type="float" office:value="107.8" calcext:value-type="float">
            <text:p><text:s/>$107.80 </text:p>
          </table:table-cell>
          <table:table-cell table:style-name="ce105"/>
          <table:table-cell table:style-name="ce107" table:formula="of:=IF([.A7]=&quot;&quot;;&quot;&quot;;[.D7]*[.E7])" office:value-type="float" office:value="5240" calcext:value-type="float">
            <text:p><text:s/>$5,240.00 </text:p>
          </table:table-cell>
          <table:table-cell table:style-name="ce108" table:formula="of:=IF([.A7]=&quot;&quot;;&quot;&quot;;([.I7]/([.E7]*[.D7])))" office:value-type="percentage" office:value="0.0205725190839695" calcext:value-type="percentage">
            <text:p>2.06%</text:p>
          </table:table-cell>
          <table:table-cell table:style-name="ce109" table:formula="of:=IF([.A7]=&quot;&quot;;&quot;&quot;;[.I7]/ ROUNDUP(IF([.C7]=&quot;&quot;;(TODAY()-[.B7])/7;([.C7]-[.B7])/7);0))" office:value-type="float" office:value="10.78" calcext:value-type="float">
            <text:p>10.78</text:p>
          </table:table-cell>
          <table:table-cell table:style-name="ce105" table:formula="of:=IF([.B7]=&quot;&quot;;&quot;&quot;;IF([.C7]=&quot;&quot;;TODAY()-[.B7];[.C7]-[.B7])+1)" office:value-type="float" office:value="65" calcext:value-type="float">
            <text:p>65</text:p>
          </table:table-cell>
          <table:table-cell table:style-name="ce104" table:formula="of:=IF([.A7]=&quot;&quot;;&quot;&quot;;ROUND([.I7]/[.N7];3))" office:value-type="currency" office:currency="USD" office:value="1.658" calcext:value-type="currency">
            <text:p>$1.66</text:p>
          </table:table-cell>
          <table:table-cell table:style-name="ce105" table:number-columns-repeated="49"/>
          <table:table-cell table:style-name="ce110" table:number-columns-repeated="960"/>
        </table:table-row>
        <table:table-row table:style-name="ro2">
          <table:table-cell office:value-type="string" calcext:value-type="string">
            <text:p>JETS</text:p>
          </table:table-cell>
          <table:table-cell table:style-name="ce39" office:value-type="date" office:date-value="2020-10-16" calcext:value-type="date">
            <text:p>10/16/2020</text:p>
          </table:table-cell>
          <table:table-cell table:style-name="ce39" office:value-type="date" office:date-value="2020-10-23" calcext:value-type="date">
            <text:p>10/23/2020</text:p>
          </table:table-cell>
          <table:table-cell table:formula="of:=IF([.B8]=&quot;&quot;;&quot;&quot;;SUMIFS([puts.J$1:.J$1048576];[puts.C$1:.C$1048576];&quot;&gt;=&quot;&amp;[equity_positions.B8];[puts.A$1:.A$1048576];[equity_positions.A8];[puts.C$1:.C$1048576];IF([.C8]=0;&quot;&gt;=&quot;&amp;[.B8];&quot;&lt;&quot;&amp;[equity_positions.C8]))*100)" office:value-type="float" office:value="100" calcext:value-type="float">
            <text:p>100</text:p>
          </table:table-cell>
          <table:table-cell table:style-name="ce64" table:formula="of:=IF([.A8]=&quot;&quot;;&quot;&quot;;IF([.C8]=0;AVERAGEIFS([puts.E$1:.E$1048576];[puts.J$1:.J$1048576];1;[puts.A$1:.A$1048576];[equity_positions.A8];[puts.C$1:.C$1048576];&quot;&gt;=&quot;&amp;[.B8]);AVERAGEIFS([puts.E$1:.E$1048576];[puts.J$1:.J$1048576];1;[puts.A$1:.A$1048576];[equity_positions.A8];[puts.C$1:.C$1048576];&quot;&gt;=&quot;&amp;[.B8];[puts.C$1:.C$1048576];&quot;&lt;=&quot;&amp;[.C8])))" office:value-type="float" office:value="17.5" calcext:value-type="float">
            <text:p><text:s/>$17.50 </text:p>
          </table:table-cell>
          <table:table-cell table:style-name="ce64" table:formula="of:=IF([.A8]=&quot;&quot;;&quot;&quot;;([.E8] - ([.I8]/[.D8])))" office:value-type="float" office:value="16.843" calcext:value-type="float">
            <text:p><text:s/>$16.84 </text:p>
          </table:table-cell>
          <table:table-cell office:value-type="float" office:value="17.5" calcext:value-type="float">
            <text:p><text:s/>$17.50 </text:p>
          </table:table-cell>
          <table:table-cell table:style-name="ce177" table:formula="of:=IF([.C8]=&quot;&quot;;&quot;&quot;;([.G8]-[.E8])*[.D8])" office:value-type="float" office:value="0" calcext:value-type="float">
            <text:p><text:s/>$- </text:p>
          </table:table-cell>
          <table:table-cell table:style-name="ce177" table:formula="of:=IF([.A8]=&quot;&quot;;&quot;&quot;;(IF([.C8]=0;SUMIFS([puts.D$1:.D$1048576];[puts.A$1:.A$1048576];[.A8];[puts.C$1:.C$1048576];&quot;&gt;=&quot;&amp;[.B8]);SUMIFS([puts.D$1:.D$1048576];[puts.A$1:.A$1048576];[.A8];[puts.C$1:.C$1048576];&quot;&gt;=&quot;&amp;[.B8];[puts.C$1:.C$1048576];&quot;&lt;=&quot;&amp;[.C8]))+IF([.C8]=0;SUMIFS([calls.D$1:.D$1048576];[calls.A$1:.A$1048576];[.A8];[calls.C$1:.C$1048576];&quot;&gt;=&quot;&amp;[.B8]);SUMIFS([calls.D$1:.D$1048576];[calls.A$1:.A$1048576];[.A8];[calls.C$1:.C$1048576];&quot;&gt;=&quot;&amp;[.B8];[calls.C$1:.C$1048576];&quot;&lt;=&quot;&amp;[.C8])))*100-(IF([.C8]=0;COUNTIFS([puts.A$1:.A$1048576];[.A8];[puts.C$1:.C$1048576];&quot;&gt;=&quot;&amp;[.B8];[puts.D$1:.D$1048576];&quot;&gt;0&quot;)*0.65;COUNTIFS([puts.A$1:.A$1048576];[.A8];[puts.C$1:.C$1048576];&quot;&gt;=&quot;&amp;[.B8];[puts.C$1:.C$1048576];&quot;&lt;=&quot;&amp;[.C8];[puts.D$1:.D$1048576];&quot;&gt;0&quot;)*0.65)+IF([.C8]=0;COUNTIFS([calls.A$1:.A$1048576];[.A8];[calls.C$1:.C$1048576];&quot;&gt;=&quot;&amp;[.B8];[calls.D$1:.D$1048576];&quot;&gt;0&quot;)*0.65;COUNTIFS([calls.A$1:.A$1048576];[.A8];[calls.C$1:.C$1048576];&quot;&gt;=&quot;&amp;[.B8];[calls.C$1:.C$1048576];&quot;&lt;=&quot;&amp;[.C8];[calls.D$1:.D$1048576];&quot;&gt;0&quot;)*0.65)))" office:value-type="float" office:value="65.7" calcext:value-type="float">
            <text:p><text:s/>$65.70 </text:p>
          </table:table-cell>
          <table:table-cell office:value-type="float" office:value="0" calcext:value-type="float">
            <text:p>0</text:p>
          </table:table-cell>
          <table:table-cell table:style-name="ce177" table:formula="of:=IF([.A8]=&quot;&quot;;&quot;&quot;;[.D8]*[.E8])" office:value-type="float" office:value="1750" calcext:value-type="float">
            <text:p><text:s/>$1,750.00 </text:p>
          </table:table-cell>
          <table:table-cell table:style-name="ce41" table:formula="of:=IF([.A8]=&quot;&quot;;&quot;&quot;;([.I8]/([.E8]*[.D8])))" office:value-type="percentage" office:value="0.0375428571428571" calcext:value-type="percentage">
            <text:p>3.75%</text:p>
          </table:table-cell>
          <table:table-cell table:style-name="ce65" table:formula="of:=IF([.A8]=&quot;&quot;;&quot;&quot;;[.I8]/ ROUNDUP(IF([.C8]=&quot;&quot;;(TODAY()-[.B8])/7;([.C8]-[.B8])/7);0))" office:value-type="float" office:value="65.7" calcext:value-type="float">
            <text:p>65.70</text:p>
          </table:table-cell>
          <table:table-cell table:formula="of:=IF([.B8]=&quot;&quot;;&quot;&quot;;IF([.C8]=&quot;&quot;;TODAY()-[.B8];[.C8]-[.B8])+1)" office:value-type="float" office:value="8" calcext:value-type="float">
            <text:p>8</text:p>
          </table:table-cell>
          <table:table-cell table:formula="of:=IF([.A8]=&quot;&quot;;&quot;&quot;;ROUND([.I8]/[.N8];3))" office:value-type="currency" office:currency="USD" office:value="8.213" calcext:value-type="currency">
            <text:p>$8.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KNG</text:p>
          </table:table-cell>
          <table:table-cell table:style-name="ce39" office:value-type="date" office:date-value="2020-10-16" calcext:value-type="date">
            <text:p>10/16/2020</text:p>
          </table:table-cell>
          <table:table-cell table:style-name="ce39" office:value-type="date" office:date-value="2020-11-20" calcext:value-type="date">
            <text:p>11/20/2020</text:p>
          </table:table-cell>
          <table:table-cell table:formula="of:=IF([.B9]=&quot;&quot;;&quot;&quot;;SUMIFS([puts.J$1:.J$1048576];[puts.C$1:.C$1048576];&quot;&gt;=&quot;&amp;[equity_positions.B9];[puts.A$1:.A$1048576];[equity_positions.A9];[puts.C$1:.C$1048576];IF([.C9]=0;&quot;&gt;=&quot;&amp;[.B9];&quot;&lt;&quot;&amp;[equity_positions.C9]))*100)" office:value-type="float" office:value="200" calcext:value-type="float">
            <text:p>200</text:p>
          </table:table-cell>
          <table:table-cell table:style-name="ce64" table:formula="of:=IF([.A9]=&quot;&quot;;&quot;&quot;;IF([.C9]=0;AVERAGEIFS([puts.E$1:.E$1048576];[puts.J$1:.J$1048576];1;[puts.A$1:.A$1048576];[equity_positions.A9];[puts.C$1:.C$1048576];&quot;&gt;=&quot;&amp;[.B9]);AVERAGEIFS([puts.E$1:.E$1048576];[puts.J$1:.J$1048576];1;[puts.A$1:.A$1048576];[equity_positions.A9];[puts.C$1:.C$1048576];&quot;&gt;=&quot;&amp;[.B9];[puts.C$1:.C$1048576];&quot;&lt;=&quot;&amp;[.C9])))" office:value-type="float" office:value="44" calcext:value-type="float">
            <text:p><text:s/>$44.00 </text:p>
          </table:table-cell>
          <table:table-cell table:style-name="ce64" table:formula="of:=IF([.A9]=&quot;&quot;;&quot;&quot;;([.E9] - ([.I9]/[.D9])))" office:value-type="float" office:value="38.98225" calcext:value-type="float">
            <text:p><text:s/>$38.98 </text:p>
          </table:table-cell>
          <table:table-cell office:value-type="float" office:value="44" calcext:value-type="float">
            <text:p><text:s/>$44.00 </text:p>
          </table:table-cell>
          <table:table-cell table:style-name="ce177" table:formula="of:=IF([.C9]=&quot;&quot;;&quot;&quot;;([.G9]-[.E9])*[.D9])" office:value-type="float" office:value="0" calcext:value-type="float">
            <text:p><text:s/>$- </text:p>
          </table:table-cell>
          <table:table-cell table:style-name="ce177" table:formula="of:=IF([.A9]=&quot;&quot;;&quot;&quot;;(IF([.C9]=0;SUMIFS([puts.D$1:.D$1048576];[puts.A$1:.A$1048576];[.A9];[puts.C$1:.C$1048576];&quot;&gt;=&quot;&amp;[.B9]);SUMIFS([puts.D$1:.D$1048576];[puts.A$1:.A$1048576];[.A9];[puts.C$1:.C$1048576];&quot;&gt;=&quot;&amp;[.B9];[puts.C$1:.C$1048576];&quot;&lt;=&quot;&amp;[.C9]))+IF([.C9]=0;SUMIFS([calls.D$1:.D$1048576];[calls.A$1:.A$1048576];[.A9];[calls.C$1:.C$1048576];&quot;&gt;=&quot;&amp;[.B9]);SUMIFS([calls.D$1:.D$1048576];[calls.A$1:.A$1048576];[.A9];[calls.C$1:.C$1048576];&quot;&gt;=&quot;&amp;[.B9];[calls.C$1:.C$1048576];&quot;&lt;=&quot;&amp;[.C9])))*100-(IF([.C9]=0;COUNTIFS([puts.A$1:.A$1048576];[.A9];[puts.C$1:.C$1048576];&quot;&gt;=&quot;&amp;[.B9];[puts.D$1:.D$1048576];&quot;&gt;0&quot;)*0.65;COUNTIFS([puts.A$1:.A$1048576];[.A9];[puts.C$1:.C$1048576];&quot;&gt;=&quot;&amp;[.B9];[puts.C$1:.C$1048576];&quot;&lt;=&quot;&amp;[.C9];[puts.D$1:.D$1048576];&quot;&gt;0&quot;)*0.65)+IF([.C9]=0;COUNTIFS([calls.A$1:.A$1048576];[.A9];[calls.C$1:.C$1048576];&quot;&gt;=&quot;&amp;[.B9];[calls.D$1:.D$1048576];&quot;&gt;0&quot;)*0.65;COUNTIFS([calls.A$1:.A$1048576];[.A9];[calls.C$1:.C$1048576];&quot;&gt;=&quot;&amp;[.B9];[calls.C$1:.C$1048576];&quot;&lt;=&quot;&amp;[.C9];[calls.D$1:.D$1048576];&quot;&gt;0&quot;)*0.65)))" office:value-type="float" office:value="1003.55" calcext:value-type="float">
            <text:p><text:s/>$1,003.55 </text:p>
          </table:table-cell>
          <table:table-cell office:value-type="float" office:value="0" calcext:value-type="float">
            <text:p>0</text:p>
          </table:table-cell>
          <table:table-cell table:style-name="ce177" table:formula="of:=IF([.A9]=&quot;&quot;;&quot;&quot;;[.D9]*[.E9])" office:value-type="float" office:value="8800" calcext:value-type="float">
            <text:p><text:s/>$8,800.00 </text:p>
          </table:table-cell>
          <table:table-cell table:style-name="ce41" table:formula="of:=IF([.A9]=&quot;&quot;;&quot;&quot;;([.I9]/([.E9]*[.D9])))" office:value-type="percentage" office:value="0.114039772727273" calcext:value-type="percentage">
            <text:p>11.40%</text:p>
          </table:table-cell>
          <table:table-cell table:style-name="ce65" table:formula="of:=IF([.A9]=&quot;&quot;;&quot;&quot;;[.I9]/ ROUNDUP(IF([.C9]=&quot;&quot;;(TODAY()-[.B9])/7;([.C9]-[.B9])/7);0))" office:value-type="float" office:value="200.71" calcext:value-type="float">
            <text:p>200.71</text:p>
          </table:table-cell>
          <table:table-cell table:formula="of:=IF([.B9]=&quot;&quot;;&quot;&quot;;IF([.C9]=&quot;&quot;;TODAY()-[.B9];[.C9]-[.B9])+1)" office:value-type="float" office:value="36" calcext:value-type="float">
            <text:p>36</text:p>
          </table:table-cell>
          <table:table-cell table:formula="of:=IF([.A9]=&quot;&quot;;&quot;&quot;;ROUND([.I9]/[.N9];3))" office:value-type="currency" office:currency="USD" office:value="27.876" calcext:value-type="currency">
            <text:p>$27.88</text:p>
          </table:table-cell>
          <table:table-cell table:number-columns-repeated="1009"/>
        </table:table-row>
        <table:table-row table:style-name="ro2">
          <table:table-cell table:style-name="ce84" office:value-type="string" calcext:value-type="string">
            <text:p>AAPL</text:p>
          </table:table-cell>
          <table:table-cell table:style-name="ce85" office:value-type="date" office:date-value="2020-10-19" calcext:value-type="date">
            <text:p>10/19/2020</text:p>
          </table:table-cell>
          <table:table-cell table:style-name="ce85" office:value-type="date" office:date-value="2020-12-04" calcext:value-type="date">
            <text:p>12/4/2020</text:p>
          </table:table-cell>
          <table:table-cell table:style-name="ce84" table:formula="of:=IF([.B10]=&quot;&quot;;&quot;&quot;;SUMIFS([puts.J$1:.J$1048576];[puts.C$1:.C$1048576];&quot;&gt;=&quot;&amp;[equity_positions.B10];[puts.A$1:.A$1048576];[equity_positions.A10];[puts.C$1:.C$1048576];IF([.C10]=0;&quot;&gt;=&quot;&amp;[.B10];&quot;&lt;&quot;&amp;[equity_positions.C10]))*100)" office:value-type="float" office:value="100" calcext:value-type="float">
            <text:p>100</text:p>
          </table:table-cell>
          <table:table-cell table:style-name="ce86" table:formula="of:=IF([.A10]=&quot;&quot;;&quot;&quot;;IF([.C10]=0;AVERAGEIFS([puts.E$1:.E$1048576];[puts.J$1:.J$1048576];1;[puts.A$1:.A$1048576];[equity_positions.A10];[puts.C$1:.C$1048576];&quot;&gt;=&quot;&amp;[.B10]);AVERAGEIFS([puts.E$1:.E$1048576];[puts.J$1:.J$1048576];1;[puts.A$1:.A$1048576];[equity_positions.A10];[puts.C$1:.C$1048576];&quot;&gt;=&quot;&amp;[.B10];[puts.C$1:.C$1048576];&quot;&lt;=&quot;&amp;[.C10])))" office:value-type="float" office:value="116.78" calcext:value-type="float">
            <text:p><text:s/>$116.78 </text:p>
          </table:table-cell>
          <table:table-cell table:style-name="ce86" table:formula="of:=IF([.A10]=&quot;&quot;;&quot;&quot;;([.E10] - ([.I10]/[.D10])))" office:value-type="float" office:value="111.6185" calcext:value-type="float">
            <text:p><text:s/>$111.62 </text:p>
          </table:table-cell>
          <table:table-cell table:style-name="ce86" office:value-type="float" office:value="121" calcext:value-type="float">
            <text:p><text:s/>$121.00 </text:p>
          </table:table-cell>
          <table:table-cell table:style-name="ce86" table:formula="of:=IF([.C10]=&quot;&quot;;&quot;&quot;;([.G10]-[.E10])*[.D10])" office:value-type="float" office:value="422" calcext:value-type="float">
            <text:p><text:s/>$422.00 </text:p>
          </table:table-cell>
          <table:table-cell table:style-name="ce86" table:formula="of:=IF([.A10]=&quot;&quot;;&quot;&quot;;(IF([.C10]=0;SUMIFS([puts.D$1:.D$1048576];[puts.A$1:.A$1048576];[.A10];[puts.C$1:.C$1048576];&quot;&gt;=&quot;&amp;[.B10]);SUMIFS([puts.D$1:.D$1048576];[puts.A$1:.A$1048576];[.A10];[puts.C$1:.C$1048576];&quot;&gt;=&quot;&amp;[.B10];[puts.C$1:.C$1048576];&quot;&lt;=&quot;&amp;[.C10]))+IF([.C10]=0;SUMIFS([calls.D$1:.D$1048576];[calls.A$1:.A$1048576];[.A10];[calls.C$1:.C$1048576];&quot;&gt;=&quot;&amp;[.B10]);SUMIFS([calls.D$1:.D$1048576];[calls.A$1:.A$1048576];[.A10];[calls.C$1:.C$1048576];&quot;&gt;=&quot;&amp;[.B10];[calls.C$1:.C$1048576];&quot;&lt;=&quot;&amp;[.C10])))*100-(IF([.C10]=0;COUNTIFS([puts.A$1:.A$1048576];[.A10];[puts.C$1:.C$1048576];&quot;&gt;=&quot;&amp;[.B10];[puts.D$1:.D$1048576];&quot;&gt;0&quot;)*0.65;COUNTIFS([puts.A$1:.A$1048576];[.A10];[puts.C$1:.C$1048576];&quot;&gt;=&quot;&amp;[.B10];[puts.C$1:.C$1048576];&quot;&lt;=&quot;&amp;[.C10];[puts.D$1:.D$1048576];&quot;&gt;0&quot;)*0.65)+IF([.C10]=0;COUNTIFS([calls.A$1:.A$1048576];[.A10];[calls.C$1:.C$1048576];&quot;&gt;=&quot;&amp;[.B10];[calls.D$1:.D$1048576];&quot;&gt;0&quot;)*0.65;COUNTIFS([calls.A$1:.A$1048576];[.A10];[calls.C$1:.C$1048576];&quot;&gt;=&quot;&amp;[.B10];[calls.C$1:.C$1048576];&quot;&lt;=&quot;&amp;[.C10];[calls.D$1:.D$1048576];&quot;&gt;0&quot;)*0.65)))" office:value-type="float" office:value="516.15" calcext:value-type="float">
            <text:p><text:s/>$516.15 </text:p>
          </table:table-cell>
          <table:table-cell table:style-name="ce84" office:value-type="float" office:value="0" calcext:value-type="float">
            <text:p>0</text:p>
          </table:table-cell>
          <table:table-cell table:style-name="ce86" table:formula="of:=IF([.A10]=&quot;&quot;;&quot;&quot;;[.D10]*[.E10])" office:value-type="float" office:value="11678" calcext:value-type="float">
            <text:p><text:s/>$11,678.00 </text:p>
          </table:table-cell>
          <table:table-cell table:style-name="ce87" table:formula="of:=IF([.A10]=&quot;&quot;;&quot;&quot;;([.I10]/([.E10]*[.D10])))" office:value-type="percentage" office:value="0.0441984928926186" calcext:value-type="percentage">
            <text:p>4.42%</text:p>
          </table:table-cell>
          <table:table-cell table:style-name="ce88" table:formula="of:=IF([.A10]=&quot;&quot;;&quot;&quot;;[.I10]/ ROUNDUP(IF([.C10]=&quot;&quot;;(TODAY()-[.B10])/7;([.C10]-[.B10])/7);0))" office:value-type="float" office:value="73.7357142857143" calcext:value-type="float">
            <text:p>73.74</text:p>
          </table:table-cell>
          <table:table-cell table:style-name="ce84" table:formula="of:=IF([.B10]=&quot;&quot;;&quot;&quot;;IF([.C10]=&quot;&quot;;TODAY()-[.B10];[.C10]-[.B10])+1)" office:value-type="float" office:value="47" calcext:value-type="float">
            <text:p>47</text:p>
          </table:table-cell>
          <table:table-cell table:style-name="ce89" table:formula="of:=IF([.A10]=&quot;&quot;;&quot;&quot;;ROUND([.I10]/[.N10];3))" office:value-type="currency" office:currency="USD" office:value="10.982" calcext:value-type="currency">
            <text:p>$10.98</text:p>
          </table:table-cell>
          <table:table-cell table:style-name="ce84" table:number-columns-repeated="49"/>
          <table:table-cell table:style-name="ce90" table:number-columns-repeated="960"/>
        </table:table-row>
        <table:table-row table:style-name="ro2">
          <table:table-cell office:value-type="string" calcext:value-type="string">
            <text:p>MGM</text:p>
          </table:table-cell>
          <table:table-cell table:style-name="ce39" office:value-type="date" office:date-value="2020-10-30" calcext:value-type="date">
            <text:p>10/30/2020</text:p>
          </table:table-cell>
          <table:table-cell table:style-name="ce39" office:value-type="date" office:date-value="2020-11-06" calcext:value-type="date">
            <text:p>11/6/2020</text:p>
          </table:table-cell>
          <table:table-cell table:formula="of:=IF([.B11]=&quot;&quot;;&quot;&quot;;SUMIFS([puts.J$1:.J$1048576];[puts.C$1:.C$1048576];&quot;&gt;=&quot;&amp;[equity_positions.B11];[puts.A$1:.A$1048576];[equity_positions.A11];[puts.C$1:.C$1048576];IF([.C11]=0;&quot;&gt;=&quot;&amp;[.B11];&quot;&lt;&quot;&amp;[equity_positions.C11]))*100)" office:value-type="float" office:value="200" calcext:value-type="float">
            <text:p>200</text:p>
          </table:table-cell>
          <table:table-cell table:style-name="ce64" table:formula="of:=IF([.A11]=&quot;&quot;;&quot;&quot;;IF([.C11]=0;AVERAGEIFS([puts.E$1:.E$1048576];[puts.J$1:.J$1048576];1;[puts.A$1:.A$1048576];[equity_positions.A11];[puts.C$1:.C$1048576];&quot;&gt;=&quot;&amp;[.B11]);AVERAGEIFS([puts.E$1:.E$1048576];[puts.J$1:.J$1048576];1;[puts.A$1:.A$1048576];[equity_positions.A11];[puts.C$1:.C$1048576];&quot;&gt;=&quot;&amp;[.B11];[puts.C$1:.C$1048576];&quot;&lt;=&quot;&amp;[.C11])))" office:value-type="float" office:value="21" calcext:value-type="float">
            <text:p><text:s/>$21.00 </text:p>
          </table:table-cell>
          <table:table-cell table:style-name="ce64" table:formula="of:=IF([.A11]=&quot;&quot;;&quot;&quot;;([.E11] - ([.I11]/[.D11])))" office:value-type="float" office:value="19.883" calcext:value-type="float">
            <text:p><text:s/>$19.88 </text:p>
          </table:table-cell>
          <table:table-cell office:value-type="float" office:value="21" calcext:value-type="float">
            <text:p><text:s/>$21.00 </text:p>
          </table:table-cell>
          <table:table-cell table:style-name="ce177" table:formula="of:=IF([.C11]=&quot;&quot;;&quot;&quot;;([.G11]-[.E11])*[.D11])" office:value-type="float" office:value="0" calcext:value-type="float">
            <text:p><text:s/>$- </text:p>
          </table:table-cell>
          <table:table-cell table:style-name="ce177" table:formula="of:=IF([.A11]=&quot;&quot;;&quot;&quot;;(IF([.C11]=0;SUMIFS([puts.D$1:.D$1048576];[puts.A$1:.A$1048576];[.A11];[puts.C$1:.C$1048576];&quot;&gt;=&quot;&amp;[.B11]);SUMIFS([puts.D$1:.D$1048576];[puts.A$1:.A$1048576];[.A11];[puts.C$1:.C$1048576];&quot;&gt;=&quot;&amp;[.B11];[puts.C$1:.C$1048576];&quot;&lt;=&quot;&amp;[.C11]))+IF([.C11]=0;SUMIFS([calls.D$1:.D$1048576];[calls.A$1:.A$1048576];[.A11];[calls.C$1:.C$1048576];&quot;&gt;=&quot;&amp;[.B11]);SUMIFS([calls.D$1:.D$1048576];[calls.A$1:.A$1048576];[.A11];[calls.C$1:.C$1048576];&quot;&gt;=&quot;&amp;[.B11];[calls.C$1:.C$1048576];&quot;&lt;=&quot;&amp;[.C11])))*100-(IF([.C11]=0;COUNTIFS([puts.A$1:.A$1048576];[.A11];[puts.C$1:.C$1048576];&quot;&gt;=&quot;&amp;[.B11];[puts.D$1:.D$1048576];&quot;&gt;0&quot;)*0.65;COUNTIFS([puts.A$1:.A$1048576];[.A11];[puts.C$1:.C$1048576];&quot;&gt;=&quot;&amp;[.B11];[puts.C$1:.C$1048576];&quot;&lt;=&quot;&amp;[.C11];[puts.D$1:.D$1048576];&quot;&gt;0&quot;)*0.65)+IF([.C11]=0;COUNTIFS([calls.A$1:.A$1048576];[.A11];[calls.C$1:.C$1048576];&quot;&gt;=&quot;&amp;[.B11];[calls.D$1:.D$1048576];&quot;&gt;0&quot;)*0.65;COUNTIFS([calls.A$1:.A$1048576];[.A11];[calls.C$1:.C$1048576];&quot;&gt;=&quot;&amp;[.B11];[calls.C$1:.C$1048576];&quot;&lt;=&quot;&amp;[.C11];[calls.D$1:.D$1048576];&quot;&gt;0&quot;)*0.65)))" office:value-type="float" office:value="223.4" calcext:value-type="float">
            <text:p><text:s/>$223.40 </text:p>
          </table:table-cell>
          <table:table-cell office:value-type="float" office:value="0" calcext:value-type="float">
            <text:p>0</text:p>
          </table:table-cell>
          <table:table-cell table:style-name="ce177" table:formula="of:=IF([.A11]=&quot;&quot;;&quot;&quot;;[.D11]*[.E11])" office:value-type="float" office:value="4200" calcext:value-type="float">
            <text:p><text:s/>$4,200.00 </text:p>
          </table:table-cell>
          <table:table-cell table:style-name="ce41" table:formula="of:=IF([.A11]=&quot;&quot;;&quot;&quot;;([.I11]/([.E11]*[.D11])))" office:value-type="percentage" office:value="0.0531904761904762" calcext:value-type="percentage">
            <text:p>5.32%</text:p>
          </table:table-cell>
          <table:table-cell table:style-name="ce65" table:formula="of:=IF([.A11]=&quot;&quot;;&quot;&quot;;[.I11]/ ROUNDUP(IF([.C11]=&quot;&quot;;(TODAY()-[.B11])/7;([.C11]-[.B11])/7);0))" office:value-type="float" office:value="223.4" calcext:value-type="float">
            <text:p>223.40</text:p>
          </table:table-cell>
          <table:table-cell table:formula="of:=IF([.B11]=&quot;&quot;;&quot;&quot;;IF([.C11]=&quot;&quot;;TODAY()-[.B11];[.C11]-[.B11])+1)" office:value-type="float" office:value="8" calcext:value-type="float">
            <text:p>8</text:p>
          </table:table-cell>
          <table:table-cell table:formula="of:=IF([.A11]=&quot;&quot;;&quot;&quot;;ROUND([.I11]/[.N11];3))" office:value-type="currency" office:currency="USD" office:value="27.925" calcext:value-type="currency">
            <text:p>$27.93</text:p>
          </table:table-cell>
          <table:table-cell table:number-columns-repeated="1009"/>
        </table:table-row>
        <table:table-row table:style-name="ro2">
          <table:table-cell table:style-name="ce69" office:value-type="string" calcext:value-type="string">
            <text:p>NOK</text:p>
          </table:table-cell>
          <table:table-cell table:style-name="ce68" office:value-type="date" office:date-value="2020-10-30" calcext:value-type="date">
            <text:p>10/30/2020</text:p>
          </table:table-cell>
          <table:table-cell table:style-name="ce68" office:value-type="date" office:date-value="2020-11-27" calcext:value-type="date">
            <text:p>11/27/2020</text:p>
          </table:table-cell>
          <table:table-cell table:style-name="ce69" table:formula="of:=IF([.B12]=&quot;&quot;;&quot;&quot;;SUMIFS([puts.J$1:.J$1048576];[puts.C$1:.C$1048576];&quot;&gt;=&quot;&amp;[equity_positions.B12];[puts.A$1:.A$1048576];[equity_positions.A12];[puts.C$1:.C$1048576];IF([.C12]=0;&quot;&gt;=&quot;&amp;[.B12];&quot;&lt;&quot;&amp;[equity_positions.C12]))*100)" office:value-type="float" office:value="400" calcext:value-type="float">
            <text:p>400</text:p>
          </table:table-cell>
          <table:table-cell table:style-name="ce70" table:formula="of:=IF([.A12]=&quot;&quot;;&quot;&quot;;IF([.C12]=0;AVERAGEIFS([puts.E$1:.E$1048576];[puts.J$1:.J$1048576];1;[puts.A$1:.A$1048576];[equity_positions.A12];[puts.C$1:.C$1048576];&quot;&gt;=&quot;&amp;[.B12]);AVERAGEIFS([puts.E$1:.E$1048576];[puts.J$1:.J$1048576];1;[puts.A$1:.A$1048576];[equity_positions.A12];[puts.C$1:.C$1048576];&quot;&gt;=&quot;&amp;[.B12];[puts.C$1:.C$1048576];&quot;&lt;=&quot;&amp;[.C12])))" office:value-type="float" office:value="4" calcext:value-type="float">
            <text:p><text:s/>$4.00 </text:p>
          </table:table-cell>
          <table:table-cell table:style-name="ce70" table:formula="of:=IF([.A12]=&quot;&quot;;&quot;&quot;;([.E12] - ([.I12]/[.D12])))" office:value-type="float" office:value="3.8575" calcext:value-type="float">
            <text:p><text:s/>$3.86 </text:p>
          </table:table-cell>
          <table:table-cell table:style-name="ce70" office:value-type="float" office:value="4" calcext:value-type="float">
            <text:p><text:s/>$4.00 </text:p>
          </table:table-cell>
          <table:table-cell table:style-name="ce70" table:formula="of:=IF([.C12]=&quot;&quot;;&quot;&quot;;([.G12]-[.E12])*[.D12])" office:value-type="float" office:value="0" calcext:value-type="float">
            <text:p><text:s/>$- </text:p>
          </table:table-cell>
          <table:table-cell table:style-name="ce70" table:formula="of:=IF([.A12]=&quot;&quot;;&quot;&quot;;(IF([.C12]=0;SUMIFS([puts.D$1:.D$1048576];[puts.A$1:.A$1048576];[.A12];[puts.C$1:.C$1048576];&quot;&gt;=&quot;&amp;[.B12]);SUMIFS([puts.D$1:.D$1048576];[puts.A$1:.A$1048576];[.A12];[puts.C$1:.C$1048576];&quot;&gt;=&quot;&amp;[.B12];[puts.C$1:.C$1048576];&quot;&lt;=&quot;&amp;[.C12]))+IF([.C12]=0;SUMIFS([calls.D$1:.D$1048576];[calls.A$1:.A$1048576];[.A12];[calls.C$1:.C$1048576];&quot;&gt;=&quot;&amp;[.B12]);SUMIFS([calls.D$1:.D$1048576];[calls.A$1:.A$1048576];[.A12];[calls.C$1:.C$1048576];&quot;&gt;=&quot;&amp;[.B12];[calls.C$1:.C$1048576];&quot;&lt;=&quot;&amp;[.C12])))*100-(IF([.C12]=0;COUNTIFS([puts.A$1:.A$1048576];[.A12];[puts.C$1:.C$1048576];&quot;&gt;=&quot;&amp;[.B12];[puts.D$1:.D$1048576];&quot;&gt;0&quot;)*0.65;COUNTIFS([puts.A$1:.A$1048576];[.A12];[puts.C$1:.C$1048576];&quot;&gt;=&quot;&amp;[.B12];[puts.C$1:.C$1048576];&quot;&lt;=&quot;&amp;[.C12];[puts.D$1:.D$1048576];&quot;&gt;0&quot;)*0.65)+IF([.C12]=0;COUNTIFS([calls.A$1:.A$1048576];[.A12];[calls.C$1:.C$1048576];&quot;&gt;=&quot;&amp;[.B12];[calls.D$1:.D$1048576];&quot;&gt;0&quot;)*0.65;COUNTIFS([calls.A$1:.A$1048576];[.A12];[calls.C$1:.C$1048576];&quot;&gt;=&quot;&amp;[.B12];[calls.C$1:.C$1048576];&quot;&lt;=&quot;&amp;[.C12];[calls.D$1:.D$1048576];&quot;&gt;0&quot;)*0.65)))" office:value-type="float" office:value="57" calcext:value-type="float">
            <text:p><text:s/>$57.00 </text:p>
          </table:table-cell>
          <table:table-cell table:style-name="ce69" office:value-type="float" office:value="0" calcext:value-type="float">
            <text:p>0</text:p>
          </table:table-cell>
          <table:table-cell table:style-name="ce70" table:formula="of:=IF([.A12]=&quot;&quot;;&quot;&quot;;[.D12]*[.E12])" office:value-type="float" office:value="1600" calcext:value-type="float">
            <text:p><text:s/>$1,600.00 </text:p>
          </table:table-cell>
          <table:table-cell table:style-name="ce71" table:formula="of:=IF([.A12]=&quot;&quot;;&quot;&quot;;([.I12]/([.E12]*[.D12])))" office:value-type="percentage" office:value="0.035625" calcext:value-type="percentage">
            <text:p>3.56%</text:p>
          </table:table-cell>
          <table:table-cell table:style-name="ce72" table:formula="of:=IF([.A12]=&quot;&quot;;&quot;&quot;;[.I12]/ ROUNDUP(IF([.C12]=&quot;&quot;;(TODAY()-[.B12])/7;([.C12]-[.B12])/7);0))" office:value-type="float" office:value="14.25" calcext:value-type="float">
            <text:p>14.25</text:p>
          </table:table-cell>
          <table:table-cell table:style-name="ce69" table:formula="of:=IF([.B12]=&quot;&quot;;&quot;&quot;;IF([.C12]=&quot;&quot;;TODAY()-[.B12];[.C12]-[.B12])+1)" office:value-type="float" office:value="29" calcext:value-type="float">
            <text:p>29</text:p>
          </table:table-cell>
          <table:table-cell table:formula="of:=IF([.A12]=&quot;&quot;;&quot;&quot;;ROUND([.I12]/[.N12];3))" office:value-type="currency" office:currency="USD" office:value="1.966" calcext:value-type="currency">
            <text:p>$1.97</text:p>
          </table:table-cell>
          <table:table-cell table:style-name="ce69" table:number-columns-repeated="1009"/>
        </table:table-row>
        <table:table-row table:style-name="ro2">
          <table:table-cell office:value-type="string" calcext:value-type="string">
            <text:p>UAL</text:p>
          </table:table-cell>
          <table:table-cell table:style-name="ce39" office:value-type="date" office:date-value="2020-10-30" calcext:value-type="date">
            <text:p>10/30/2020</text:p>
          </table:table-cell>
          <table:table-cell table:style-name="ce39" office:value-type="date" office:date-value="2020-11-13" calcext:value-type="date">
            <text:p>11/13/2020</text:p>
          </table:table-cell>
          <table:table-cell table:formula="of:=IF([.B13]=&quot;&quot;;&quot;&quot;;SUMIFS([puts.J$1:.J$1048576];[puts.C$1:.C$1048576];&quot;&gt;=&quot;&amp;[equity_positions.B13];[puts.A$1:.A$1048576];[equity_positions.A13];[puts.C$1:.C$1048576];IF([.C13]=0;&quot;&gt;=&quot;&amp;[.B13];&quot;&lt;&quot;&amp;[equity_positions.C13]))*100)" office:value-type="float" office:value="100" calcext:value-type="float">
            <text:p>100</text:p>
          </table:table-cell>
          <table:table-cell table:style-name="ce64" table:formula="of:=IF([.A13]=&quot;&quot;;&quot;&quot;;IF([.C13]=0;AVERAGEIFS([puts.E$1:.E$1048576];[puts.J$1:.J$1048576];1;[puts.A$1:.A$1048576];[equity_positions.A13];[puts.C$1:.C$1048576];&quot;&gt;=&quot;&amp;[.B13]);AVERAGEIFS([puts.E$1:.E$1048576];[puts.J$1:.J$1048576];1;[puts.A$1:.A$1048576];[equity_positions.A13];[puts.C$1:.C$1048576];&quot;&gt;=&quot;&amp;[.B13];[puts.C$1:.C$1048576];&quot;&lt;=&quot;&amp;[.C13])))" office:value-type="float" office:value="35" calcext:value-type="float">
            <text:p><text:s/>$35.00 </text:p>
          </table:table-cell>
          <table:table-cell table:style-name="ce64" table:formula="of:=IF([.A13]=&quot;&quot;;&quot;&quot;;([.E13] - ([.I13]/[.D13])))" office:value-type="float" office:value="27.3595" calcext:value-type="float">
            <text:p><text:s/>$27.36 </text:p>
          </table:table-cell>
          <table:table-cell office:value-type="float" office:value="35" calcext:value-type="float">
            <text:p><text:s/>$35.00 </text:p>
          </table:table-cell>
          <table:table-cell table:style-name="ce177" table:formula="of:=IF([.C13]=&quot;&quot;;&quot;&quot;;([.G13]-[.E13])*[.D13])" office:value-type="float" office:value="0" calcext:value-type="float">
            <text:p><text:s/>$- </text:p>
          </table:table-cell>
          <table:table-cell table:style-name="ce177" table:formula="of:=IF([.A13]=&quot;&quot;;&quot;&quot;;(IF([.C13]=0;SUMIFS([puts.D$1:.D$1048576];[puts.A$1:.A$1048576];[.A13];[puts.C$1:.C$1048576];&quot;&gt;=&quot;&amp;[.B13]);SUMIFS([puts.D$1:.D$1048576];[puts.A$1:.A$1048576];[.A13];[puts.C$1:.C$1048576];&quot;&gt;=&quot;&amp;[.B13];[puts.C$1:.C$1048576];&quot;&lt;=&quot;&amp;[.C13]))+IF([.C13]=0;SUMIFS([calls.D$1:.D$1048576];[calls.A$1:.A$1048576];[.A13];[calls.C$1:.C$1048576];&quot;&gt;=&quot;&amp;[.B13]);SUMIFS([calls.D$1:.D$1048576];[calls.A$1:.A$1048576];[.A13];[calls.C$1:.C$1048576];&quot;&gt;=&quot;&amp;[.B13];[calls.C$1:.C$1048576];&quot;&lt;=&quot;&amp;[.C13])))*100-(IF([.C13]=0;COUNTIFS([puts.A$1:.A$1048576];[.A13];[puts.C$1:.C$1048576];&quot;&gt;=&quot;&amp;[.B13];[puts.D$1:.D$1048576];&quot;&gt;0&quot;)*0.65;COUNTIFS([puts.A$1:.A$1048576];[.A13];[puts.C$1:.C$1048576];&quot;&gt;=&quot;&amp;[.B13];[puts.C$1:.C$1048576];&quot;&lt;=&quot;&amp;[.C13];[puts.D$1:.D$1048576];&quot;&gt;0&quot;)*0.65)+IF([.C13]=0;COUNTIFS([calls.A$1:.A$1048576];[.A13];[calls.C$1:.C$1048576];&quot;&gt;=&quot;&amp;[.B13];[calls.D$1:.D$1048576];&quot;&gt;0&quot;)*0.65;COUNTIFS([calls.A$1:.A$1048576];[.A13];[calls.C$1:.C$1048576];&quot;&gt;=&quot;&amp;[.B13];[calls.C$1:.C$1048576];&quot;&lt;=&quot;&amp;[.C13];[calls.D$1:.D$1048576];&quot;&gt;0&quot;)*0.65)))" office:value-type="float" office:value="764.05" calcext:value-type="float">
            <text:p><text:s/>$764.05 </text:p>
          </table:table-cell>
          <table:table-cell office:value-type="float" office:value="0" calcext:value-type="float">
            <text:p>0</text:p>
          </table:table-cell>
          <table:table-cell table:style-name="ce177" table:formula="of:=IF([.A13]=&quot;&quot;;&quot;&quot;;[.D13]*[.E13])" office:value-type="float" office:value="3500" calcext:value-type="float">
            <text:p><text:s/>$3,500.00 </text:p>
          </table:table-cell>
          <table:table-cell table:style-name="ce41" table:formula="of:=IF([.A13]=&quot;&quot;;&quot;&quot;;([.I13]/([.E13]*[.D13])))" office:value-type="percentage" office:value="0.2183" calcext:value-type="percentage">
            <text:p>21.83%</text:p>
          </table:table-cell>
          <table:table-cell table:style-name="ce65" table:formula="of:=IF([.A13]=&quot;&quot;;&quot;&quot;;[.I13]/ ROUNDUP(IF([.C13]=&quot;&quot;;(TODAY()-[.B13])/7;([.C13]-[.B13])/7);0))" office:value-type="float" office:value="382.025" calcext:value-type="float">
            <text:p>382.03</text:p>
          </table:table-cell>
          <table:table-cell table:formula="of:=IF([.B13]=&quot;&quot;;&quot;&quot;;IF([.C13]=&quot;&quot;;TODAY()-[.B13];[.C13]-[.B13])+1)" office:value-type="float" office:value="15" calcext:value-type="float">
            <text:p>15</text:p>
          </table:table-cell>
          <table:table-cell table:formula="of:=IF([.A13]=&quot;&quot;;&quot;&quot;;ROUND([.I13]/[.N13];3))" office:value-type="currency" office:currency="USD" office:value="50.937" calcext:value-type="currency">
            <text:p>$50.94</text:p>
          </table:table-cell>
          <table:table-cell table:number-columns-repeated="1009"/>
        </table:table-row>
        <table:table-row table:style-name="ro2">
          <table:table-cell table:style-name="ce84" office:value-type="string" calcext:value-type="string">
            <text:p>PFE</text:p>
          </table:table-cell>
          <table:table-cell table:style-name="ce85" office:value-type="date" office:date-value="2020-11-08" calcext:value-type="date">
            <text:p>11/8/2020</text:p>
          </table:table-cell>
          <table:table-cell table:style-name="ce85" office:value-type="date" office:date-value="2020-12-04" calcext:value-type="date">
            <text:p>12/4/2020</text:p>
          </table:table-cell>
          <table:table-cell table:style-name="ce84" table:formula="of:=IF([.B14]=&quot;&quot;;&quot;&quot;;SUMIFS([puts.J$1:.J$1048576];[puts.C$1:.C$1048576];&quot;&gt;=&quot;&amp;[equity_positions.B14];[puts.A$1:.A$1048576];[equity_positions.A14];[puts.C$1:.C$1048576];IF([.C14]=0;&quot;&gt;=&quot;&amp;[.B14];&quot;&lt;&quot;&amp;[equity_positions.C14]))*100)" office:value-type="float" office:value="100" calcext:value-type="float">
            <text:p>100</text:p>
          </table:table-cell>
          <table:table-cell table:style-name="ce86" table:formula="of:=IF([.A14]=&quot;&quot;;&quot;&quot;;IF([.C14]=0;AVERAGEIFS([puts.E$1:.E$1048576];[puts.J$1:.J$1048576];1;[puts.A$1:.A$1048576];[equity_positions.A14];[puts.C$1:.C$1048576];&quot;&gt;=&quot;&amp;[.B14]);AVERAGEIFS([puts.E$1:.E$1048576];[puts.J$1:.J$1048576];1;[puts.A$1:.A$1048576];[equity_positions.A14];[puts.C$1:.C$1048576];&quot;&gt;=&quot;&amp;[.B14];[puts.C$1:.C$1048576];&quot;&lt;=&quot;&amp;[.C14])))" office:value-type="float" office:value="39.8058" calcext:value-type="float">
            <text:p><text:s/>$39.81 </text:p>
          </table:table-cell>
          <table:table-cell table:style-name="ce86" table:formula="of:=IF([.A14]=&quot;&quot;;&quot;&quot;;([.E14] - ([.I14]/[.D14])))" office:value-type="float" office:value="39.0148" calcext:value-type="float">
            <text:p><text:s/>$39.01 </text:p>
          </table:table-cell>
          <table:table-cell table:style-name="ce86" office:value-type="float" office:value="40" calcext:value-type="float">
            <text:p><text:s/>$40.00 </text:p>
          </table:table-cell>
          <table:table-cell table:style-name="ce86" table:formula="of:=IF([.C14]=&quot;&quot;;&quot;&quot;;([.G14]-[.E14])*[.D14])" office:value-type="float" office:value="19.4200000000002" calcext:value-type="float">
            <text:p><text:s/>$19.42 </text:p>
          </table:table-cell>
          <table:table-cell table:style-name="ce86" table:formula="of:=IF([.A14]=&quot;&quot;;&quot;&quot;;(IF([.C14]=0;SUMIFS([puts.D$1:.D$1048576];[puts.A$1:.A$1048576];[.A14];[puts.C$1:.C$1048576];&quot;&gt;=&quot;&amp;[.B14]);SUMIFS([puts.D$1:.D$1048576];[puts.A$1:.A$1048576];[.A14];[puts.C$1:.C$1048576];&quot;&gt;=&quot;&amp;[.B14];[puts.C$1:.C$1048576];&quot;&lt;=&quot;&amp;[.C14]))+IF([.C14]=0;SUMIFS([calls.D$1:.D$1048576];[calls.A$1:.A$1048576];[.A14];[calls.C$1:.C$1048576];&quot;&gt;=&quot;&amp;[.B14]);SUMIFS([calls.D$1:.D$1048576];[calls.A$1:.A$1048576];[.A14];[calls.C$1:.C$1048576];&quot;&gt;=&quot;&amp;[.B14];[calls.C$1:.C$1048576];&quot;&lt;=&quot;&amp;[.C14])))*100-(IF([.C14]=0;COUNTIFS([puts.A$1:.A$1048576];[.A14];[puts.C$1:.C$1048576];&quot;&gt;=&quot;&amp;[.B14];[puts.D$1:.D$1048576];&quot;&gt;0&quot;)*0.65;COUNTIFS([puts.A$1:.A$1048576];[.A14];[puts.C$1:.C$1048576];&quot;&gt;=&quot;&amp;[.B14];[puts.C$1:.C$1048576];&quot;&lt;=&quot;&amp;[.C14];[puts.D$1:.D$1048576];&quot;&gt;0&quot;)*0.65)+IF([.C14]=0;COUNTIFS([calls.A$1:.A$1048576];[.A14];[calls.C$1:.C$1048576];&quot;&gt;=&quot;&amp;[.B14];[calls.D$1:.D$1048576];&quot;&gt;0&quot;)*0.65;COUNTIFS([calls.A$1:.A$1048576];[.A14];[calls.C$1:.C$1048576];&quot;&gt;=&quot;&amp;[.B14];[calls.C$1:.C$1048576];&quot;&lt;=&quot;&amp;[.C14];[calls.D$1:.D$1048576];&quot;&gt;0&quot;)*0.65)))" office:value-type="float" office:value="79.1" calcext:value-type="float">
            <text:p><text:s/>$79.10 </text:p>
          </table:table-cell>
          <table:table-cell table:style-name="ce84" office:value-type="float" office:value="0" calcext:value-type="float">
            <text:p>0</text:p>
          </table:table-cell>
          <table:table-cell table:style-name="ce86" table:formula="of:=IF([.A14]=&quot;&quot;;&quot;&quot;;[.D14]*[.E14])" office:value-type="float" office:value="3980.58" calcext:value-type="float">
            <text:p><text:s/>$3,980.58 </text:p>
          </table:table-cell>
          <table:table-cell table:style-name="ce87" table:formula="of:=IF([.A14]=&quot;&quot;;&quot;&quot;;([.I14]/([.E14]*[.D14])))" office:value-type="percentage" office:value="0.019871476016058" calcext:value-type="percentage">
            <text:p>1.99%</text:p>
          </table:table-cell>
          <table:table-cell table:style-name="ce88" table:formula="of:=IF([.A14]=&quot;&quot;;&quot;&quot;;[.I14]/ ROUNDUP(IF([.C14]=&quot;&quot;;(TODAY()-[.B14])/7;([.C14]-[.B14])/7);0))" office:value-type="float" office:value="19.775" calcext:value-type="float">
            <text:p>19.78</text:p>
          </table:table-cell>
          <table:table-cell table:style-name="ce84" table:formula="of:=IF([.B14]=&quot;&quot;;&quot;&quot;;IF([.C14]=&quot;&quot;;TODAY()-[.B14];[.C14]-[.B14])+1)" office:value-type="float" office:value="27" calcext:value-type="float">
            <text:p>27</text:p>
          </table:table-cell>
          <table:table-cell table:style-name="ce89" table:formula="of:=IF([.A14]=&quot;&quot;;&quot;&quot;;ROUND([.I14]/[.N14];3))" office:value-type="currency" office:currency="USD" office:value="2.93" calcext:value-type="currency">
            <text:p>$2.93</text:p>
          </table:table-cell>
          <table:table-cell table:style-name="ce84" table:number-columns-repeated="49"/>
          <table:table-cell table:style-name="ce90" table:number-columns-repeated="960"/>
        </table:table-row>
        <table:table-row table:style-name="ro2">
          <table:table-cell table:style-name="ce176" office:value-type="string" calcext:value-type="string">
            <text:p>PLTR</text:p>
          </table:table-cell>
          <table:table-cell table:style-name="ce180" office:value-type="date" office:date-value="2020-11-30" calcext:value-type="date">
            <text:p>11/30/20</text:p>
          </table:table-cell>
          <table:table-cell table:style-name="ce176"/>
          <table:table-cell table:style-name="ce176" table:formula="of:=IF([.B15]=&quot;&quot;;&quot;&quot;;SUMIFS([puts.J$1:.J$1048576];[puts.C$1:.C$1048576];&quot;&gt;=&quot;&amp;[equity_positions.B15];[puts.A$1:.A$1048576];[equity_positions.A15];[puts.C$1:.C$1048576];IF([.C15]=0;&quot;&gt;=&quot;&amp;[.B15];&quot;&lt;&quot;&amp;[equity_positions.C15]))*100)" office:value-type="float" office:value="100" calcext:value-type="float">
            <text:p>100</text:p>
          </table:table-cell>
          <table:table-cell table:style-name="ce186" table:formula="of:=IF([.A15]=&quot;&quot;;&quot;&quot;;IF([.C15]=0;AVERAGEIFS([puts.E$1:.E$1048576];[puts.J$1:.J$1048576];1;[puts.A$1:.A$1048576];[equity_positions.A15];[puts.C$1:.C$1048576];&quot;&gt;=&quot;&amp;[.B15]);AVERAGEIFS([puts.E$1:.E$1048576];[puts.J$1:.J$1048576];1;[puts.A$1:.A$1048576];[equity_positions.A15];[puts.C$1:.C$1048576];&quot;&gt;=&quot;&amp;[.B15];[puts.C$1:.C$1048576];&quot;&lt;=&quot;&amp;[.C15])))" office:value-type="float" office:value="22.4534" calcext:value-type="float">
            <text:p><text:s/>$22.45 </text:p>
          </table:table-cell>
          <table:table-cell table:style-name="ce186" table:formula="of:=IF([.A15]=&quot;&quot;;&quot;&quot;;([.E15] - ([.I15]/[.D15])))" office:value-type="float" office:value="22.1464" calcext:value-type="float">
            <text:p><text:s/>$22.15 </text:p>
          </table:table-cell>
          <table:table-cell table:style-name="ce187"/>
          <table:table-cell table:style-name="ce187" table:formula="of:=IF([.C15]=&quot;&quot;;&quot;&quot;;([.G15]-[.E15])*[.D15])">
            <text:p><text:s text:c="2"/></text:p>
          </table:table-cell>
          <table:table-cell table:style-name="ce187" table:formula="of:=IF([.A15]=&quot;&quot;;&quot;&quot;;(IF([.C15]=0;SUMIFS([puts.D$1:.D$1048576];[puts.A$1:.A$1048576];[.A15];[puts.C$1:.C$1048576];&quot;&gt;=&quot;&amp;[.B15]);SUMIFS([puts.D$1:.D$1048576];[puts.A$1:.A$1048576];[.A15];[puts.C$1:.C$1048576];&quot;&gt;=&quot;&amp;[.B15];[puts.C$1:.C$1048576];&quot;&lt;=&quot;&amp;[.C15]))+IF([.C15]=0;SUMIFS([calls.D$1:.D$1048576];[calls.A$1:.A$1048576];[.A15];[calls.C$1:.C$1048576];&quot;&gt;=&quot;&amp;[.B15]);SUMIFS([calls.D$1:.D$1048576];[calls.A$1:.A$1048576];[.A15];[calls.C$1:.C$1048576];&quot;&gt;=&quot;&amp;[.B15];[calls.C$1:.C$1048576];&quot;&lt;=&quot;&amp;[.C15])))*100-(IF([.C15]=0;COUNTIFS([puts.A$1:.A$1048576];[.A15];[puts.C$1:.C$1048576];&quot;&gt;=&quot;&amp;[.B15];[puts.D$1:.D$1048576];&quot;&gt;0&quot;)*0.65;COUNTIFS([puts.A$1:.A$1048576];[.A15];[puts.C$1:.C$1048576];&quot;&gt;=&quot;&amp;[.B15];[puts.C$1:.C$1048576];&quot;&lt;=&quot;&amp;[.C15];[puts.D$1:.D$1048576];&quot;&gt;0&quot;)*0.65)+IF([.C15]=0;COUNTIFS([calls.A$1:.A$1048576];[.A15];[calls.C$1:.C$1048576];&quot;&gt;=&quot;&amp;[.B15];[calls.D$1:.D$1048576];&quot;&gt;0&quot;)*0.65;COUNTIFS([calls.A$1:.A$1048576];[.A15];[calls.C$1:.C$1048576];&quot;&gt;=&quot;&amp;[.B15];[calls.C$1:.C$1048576];&quot;&lt;=&quot;&amp;[.C15];[calls.D$1:.D$1048576];&quot;&gt;0&quot;)*0.65)))" office:value-type="float" office:value="30.7" calcext:value-type="float">
            <text:p><text:s/>$30.70 </text:p>
          </table:table-cell>
          <table:table-cell table:style-name="ce176"/>
          <table:table-cell table:style-name="ce187" table:formula="of:=IF([.A15]=&quot;&quot;;&quot;&quot;;[.D15]*[.E15])" office:value-type="float" office:value="2245.34" calcext:value-type="float">
            <text:p><text:s/>$2,245.34 </text:p>
          </table:table-cell>
          <table:table-cell table:style-name="ce191" table:formula="of:=IF([.A15]=&quot;&quot;;&quot;&quot;;([.I15]/([.E15]*[.D15])))" office:value-type="percentage" office:value="0.0136727622542688" calcext:value-type="percentage">
            <text:p>1.37%</text:p>
          </table:table-cell>
          <table:table-cell table:style-name="ce196" table:formula="of:=IF([.A15]=&quot;&quot;;&quot;&quot;;[.I15]/ ROUNDUP(IF([.C15]=&quot;&quot;;(TODAY()-[.B15])/7;([.C15]-[.B15])/7);0))" office:value-type="float" office:value="15.35" calcext:value-type="float">
            <text:p>15.35</text:p>
          </table:table-cell>
          <table:table-cell table:style-name="ce176" table:formula="of:=IF([.B15]=&quot;&quot;;&quot;&quot;;IF([.C15]=&quot;&quot;;TODAY()-[.B15];[.C15]-[.B15])+1)" office:value-type="float" office:value="9" calcext:value-type="float">
            <text:p>9</text:p>
          </table:table-cell>
          <table:table-cell table:style-name="ce201" table:formula="of:=IF([.A15]=&quot;&quot;;&quot;&quot;;ROUND([.I15]/[.N15];3))" office:value-type="currency" office:currency="USD" office:value="3.411" calcext:value-type="currency">
            <text:p>$3.41</text:p>
          </table:table-cell>
          <table:table-cell table:style-name="ce176" table:number-columns-repeated="1009"/>
        </table:table-row>
        <table:table-row table:style-name="ro2">
          <table:table-cell table:style-name="ce176" office:value-type="string" calcext:value-type="string">
            <text:p>DKNG</text:p>
          </table:table-cell>
          <table:table-cell table:style-name="ce181" office:value-type="date" office:date-value="2020-12-04" calcext:value-type="date">
            <text:p>12/4/2020</text:p>
          </table:table-cell>
          <table:table-cell table:style-name="ce176"/>
          <table:table-cell table:style-name="ce176" table:formula="of:=IF([.B16]=&quot;&quot;;&quot;&quot;;SUMIFS([puts.J$1:.J$1048576];[puts.C$1:.C$1048576];&quot;&gt;=&quot;&amp;[equity_positions.B16];[puts.A$1:.A$1048576];[equity_positions.A16];[puts.C$1:.C$1048576];IF([.C16]=0;&quot;&gt;=&quot;&amp;[.B16];&quot;&lt;&quot;&amp;[equity_positions.C16]))*100)" office:value-type="float" office:value="100" calcext:value-type="float">
            <text:p>100</text:p>
          </table:table-cell>
          <table:table-cell table:style-name="ce187" table:formula="of:=IF([.A16]=&quot;&quot;;&quot;&quot;;IF([.C16]=0;AVERAGEIFS([puts.E$1:.E$1048576];[puts.J$1:.J$1048576];1;[puts.A$1:.A$1048576];[equity_positions.A16];[puts.C$1:.C$1048576];&quot;&gt;=&quot;&amp;[.B16]);AVERAGEIFS([puts.E$1:.E$1048576];[puts.J$1:.J$1048576];1;[puts.A$1:.A$1048576];[equity_positions.A16];[puts.C$1:.C$1048576];&quot;&gt;=&quot;&amp;[.B16];[puts.C$1:.C$1048576];&quot;&lt;=&quot;&amp;[.C16])))" office:value-type="float" office:value="50" calcext:value-type="float">
            <text:p><text:s/>$50.00 </text:p>
          </table:table-cell>
          <table:table-cell table:style-name="ce186" table:formula="of:=IF([.A16]=&quot;&quot;;&quot;&quot;;([.E16] - ([.I16]/[.D16])))" office:value-type="float" office:value="49.3565" calcext:value-type="float">
            <text:p><text:s/>$49.36 </text:p>
          </table:table-cell>
          <table:table-cell table:style-name="ce187"/>
          <table:table-cell table:style-name="ce187" table:formula="of:=IF([.C16]=&quot;&quot;;&quot;&quot;;([.G16]-[.E16])*[.D16])">
            <text:p><text:s text:c="2"/></text:p>
          </table:table-cell>
          <table:table-cell table:style-name="ce176" table:formula="of:=IF([.A16]=&quot;&quot;;&quot;&quot;;(IF([.C16]=0;SUMIFS([puts.D$1:.D$1048576];[puts.A$1:.A$1048576];[.A16];[puts.C$1:.C$1048576];&quot;&gt;=&quot;&amp;[.B16]);SUMIFS([puts.D$1:.D$1048576];[puts.A$1:.A$1048576];[.A16];[puts.C$1:.C$1048576];&quot;&gt;=&quot;&amp;[.B16];[puts.C$1:.C$1048576];&quot;&lt;=&quot;&amp;[.C16]))+IF([.C16]=0;SUMIFS([calls.D$1:.D$1048576];[calls.A$1:.A$1048576];[.A16];[calls.C$1:.C$1048576];&quot;&gt;=&quot;&amp;[.B16]);SUMIFS([calls.D$1:.D$1048576];[calls.A$1:.A$1048576];[.A16];[calls.C$1:.C$1048576];&quot;&gt;=&quot;&amp;[.B16];[calls.C$1:.C$1048576];&quot;&lt;=&quot;&amp;[.C16])))*100-(IF([.C16]=0;COUNTIFS([puts.A$1:.A$1048576];[.A16];[puts.C$1:.C$1048576];&quot;&gt;=&quot;&amp;[.B16];[puts.D$1:.D$1048576];&quot;&gt;0&quot;)*0.65;COUNTIFS([puts.A$1:.A$1048576];[.A16];[puts.C$1:.C$1048576];&quot;&gt;=&quot;&amp;[.B16];[puts.C$1:.C$1048576];&quot;&lt;=&quot;&amp;[.C16];[puts.D$1:.D$1048576];&quot;&gt;0&quot;)*0.65)+IF([.C16]=0;COUNTIFS([calls.A$1:.A$1048576];[.A16];[calls.C$1:.C$1048576];&quot;&gt;=&quot;&amp;[.B16];[calls.D$1:.D$1048576];&quot;&gt;0&quot;)*0.65;COUNTIFS([calls.A$1:.A$1048576];[.A16];[calls.C$1:.C$1048576];&quot;&gt;=&quot;&amp;[.B16];[calls.C$1:.C$1048576];&quot;&lt;=&quot;&amp;[.C16];[calls.D$1:.D$1048576];&quot;&gt;0&quot;)*0.65)))" office:value-type="float" office:value="64.35" calcext:value-type="float">
            <text:p>64.35</text:p>
          </table:table-cell>
          <table:table-cell table:style-name="ce176"/>
          <table:table-cell table:style-name="ce187" table:formula="of:=IF([.A16]=&quot;&quot;;&quot;&quot;;[.D16]*[.E16])" office:value-type="float" office:value="5000" calcext:value-type="float">
            <text:p><text:s/>$5,000.00 </text:p>
          </table:table-cell>
          <table:table-cell table:style-name="ce191" table:formula="of:=IF([.A16]=&quot;&quot;;&quot;&quot;;([.I16]/([.E16]*[.D16])))" office:value-type="percentage" office:value="0.01287" calcext:value-type="percentage">
            <text:p>1.29%</text:p>
          </table:table-cell>
          <table:table-cell table:style-name="ce196" table:formula="of:=IF([.A16]=&quot;&quot;;&quot;&quot;;[.I16]/ ROUNDUP(IF([.C16]=&quot;&quot;;(TODAY()-[.B16])/7;([.C16]-[.B16])/7);0))" office:value-type="float" office:value="64.35" calcext:value-type="float">
            <text:p>64.35</text:p>
          </table:table-cell>
          <table:table-cell table:style-name="ce176" table:formula="of:=IF([.B16]=&quot;&quot;;&quot;&quot;;IF([.C16]=&quot;&quot;;TODAY()-[.B16];[.C16]-[.B16])+1)" office:value-type="float" office:value="5" calcext:value-type="float">
            <text:p>5</text:p>
          </table:table-cell>
          <table:table-cell table:style-name="ce201" table:formula="of:=IF([.A16]=&quot;&quot;;&quot;&quot;;ROUND([.I16]/[.N16];3))" office:value-type="currency" office:currency="USD" office:value="12.87" calcext:value-type="currency">
            <text:p>$12.87</text:p>
          </table:table-cell>
          <table:table-cell table:style-name="ce176" table:number-columns-repeated="1009"/>
        </table:table-row>
        <table:table-row table:style-name="ro2">
          <table:table-cell table:number-columns-repeated="3"/>
          <table:table-cell table:formula="of:=IF([.B17]=&quot;&quot;;&quot;&quot;;SUMIFS([puts.J$1:.J$1048576];[puts.C$1:.C$1048576];&quot;&gt;=&quot;&amp;[equity_positions.B17];[puts.A$1:.A$1048576];[equity_positions.A17];[puts.C$1:.C$1048576];IF([.C17]=0;&quot;&gt;=&quot;&amp;[.B17];&quot;&lt;&quot;&amp;[equity_positions.C17]))*100)">
            <text:p/>
          </table:table-cell>
          <table:table-cell table:formula="of:=IF([.A17]=&quot;&quot;;&quot;&quot;;IF([.C17]=0;AVERAGEIFS([puts.E$1:.E$1048576];[puts.J$1:.J$1048576];1;[puts.A$1:.A$1048576];[equity_positions.A17];[puts.C$1:.C$1048576];&quot;&gt;=&quot;&amp;[.B17]);AVERAGEIFS([puts.E$1:.E$1048576];[puts.J$1:.J$1048576];1;[puts.A$1:.A$1048576];[equity_positions.A17];[puts.C$1:.C$1048576];&quot;&gt;=&quot;&amp;[.B17];[puts.C$1:.C$1048576];&quot;&lt;=&quot;&amp;[.C17])))">
            <text:p><text:s text:c="2"/></text:p>
          </table:table-cell>
          <table:table-cell table:style-name="ce64" table:formula="of:=IF([.A17]=&quot;&quot;;&quot;&quot;;([.E17] - ([.I17]/[.D17])))">
            <text:p><text:s text:c="2"/></text:p>
          </table:table-cell>
          <table:table-cell/>
          <table:table-cell table:style-name="ce177" table:formula="of:=IF([.C17]=&quot;&quot;;&quot;&quot;;([.G17]-[.E17])*[.D17])">
            <text:p><text:s text:c="2"/></text:p>
          </table:table-cell>
          <table:table-cell table:formula="of:=IF([.A17]=&quot;&quot;;&quot;&quot;;(IF([.C17]=0;SUMIFS([puts.D$1:.D$1048576];[puts.A$1:.A$1048576];[.A17];[puts.C$1:.C$1048576];&quot;&gt;=&quot;&amp;[.B17]);SUMIFS([puts.D$1:.D$1048576];[puts.A$1:.A$1048576];[.A17];[puts.C$1:.C$1048576];&quot;&gt;=&quot;&amp;[.B17];[puts.C$1:.C$1048576];&quot;&lt;=&quot;&amp;[.C17]))+IF([.C17]=0;SUMIFS([calls.D$1:.D$1048576];[calls.A$1:.A$1048576];[.A17];[calls.C$1:.C$1048576];&quot;&gt;=&quot;&amp;[.B17]);SUMIFS([calls.D$1:.D$1048576];[calls.A$1:.A$1048576];[.A17];[calls.C$1:.C$1048576];&quot;&gt;=&quot;&amp;[.B17];[calls.C$1:.C$1048576];&quot;&lt;=&quot;&amp;[.C17])))*100-(IF([.C17]=0;COUNTIFS([puts.A$1:.A$1048576];[.A17];[puts.C$1:.C$1048576];&quot;&gt;=&quot;&amp;[.B17];[puts.D$1:.D$1048576];&quot;&gt;0&quot;)*0.65;COUNTIFS([puts.A$1:.A$1048576];[.A17];[puts.C$1:.C$1048576];&quot;&gt;=&quot;&amp;[.B17];[puts.C$1:.C$1048576];&quot;&lt;=&quot;&amp;[.C17];[puts.D$1:.D$1048576];&quot;&gt;0&quot;)*0.65)+IF([.C17]=0;COUNTIFS([calls.A$1:.A$1048576];[.A17];[calls.C$1:.C$1048576];&quot;&gt;=&quot;&amp;[.B17];[calls.D$1:.D$1048576];&quot;&gt;0&quot;)*0.65;COUNTIFS([calls.A$1:.A$1048576];[.A17];[calls.C$1:.C$1048576];&quot;&gt;=&quot;&amp;[.B17];[calls.C$1:.C$1048576];&quot;&lt;=&quot;&amp;[.C17];[calls.D$1:.D$1048576];&quot;&gt;0&quot;)*0.65)))">
            <text:p/>
          </table:table-cell>
          <table:table-cell/>
          <table:table-cell table:style-name="ce177" table:formula="of:=IF([.A17]=&quot;&quot;;&quot;&quot;;[.D17]*[.E17])">
            <text:p><text:s text:c="2"/></text:p>
          </table:table-cell>
          <table:table-cell table:style-name="ce41" table:formula="of:=IF([.A17]=&quot;&quot;;&quot;&quot;;([.I17]/([.E17]*[.D17])))">
            <text:p/>
          </table:table-cell>
          <table:table-cell table:style-name="ce65" table:formula="of:=IF([.A17]=&quot;&quot;;&quot;&quot;;[.I17]/ ROUNDUP(IF([.C17]=&quot;&quot;;(TODAY()-[.B17])/7;([.C17]-[.B17])/7);0))">
            <text:p/>
          </table:table-cell>
          <table:table-cell table:formula="of:=IF([.B17]=&quot;&quot;;&quot;&quot;;IF([.C17]=&quot;&quot;;TODAY()-[.B17];[.C17]-[.B17])+1)">
            <text:p/>
          </table:table-cell>
          <table:table-cell table:formula="of:=IF([.A17]=&quot;&quot;;&quot;&quot;;ROUND([.I17]/[.N17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18]=&quot;&quot;;&quot;&quot;;SUMIFS([puts.J$1:.J$1048576];[puts.C$1:.C$1048576];&quot;&gt;=&quot;&amp;[equity_positions.B18];[puts.A$1:.A$1048576];[equity_positions.A18];[puts.C$1:.C$1048576];IF([.C18]=0;&quot;&gt;=&quot;&amp;[.B18];&quot;&lt;&quot;&amp;[equity_positions.C18]))*100)">
            <text:p/>
          </table:table-cell>
          <table:table-cell table:formula="of:=IF([.A18]=&quot;&quot;;&quot;&quot;;IF([.C18]=0;AVERAGEIFS([puts.E$1:.E$1048576];[puts.J$1:.J$1048576];1;[puts.A$1:.A$1048576];[equity_positions.A18];[puts.C$1:.C$1048576];&quot;&gt;=&quot;&amp;[.B18]);AVERAGEIFS([puts.E$1:.E$1048576];[puts.J$1:.J$1048576];1;[puts.A$1:.A$1048576];[equity_positions.A18];[puts.C$1:.C$1048576];&quot;&gt;=&quot;&amp;[.B18];[puts.C$1:.C$1048576];&quot;&lt;=&quot;&amp;[.C18])))">
            <text:p><text:s text:c="2"/></text:p>
          </table:table-cell>
          <table:table-cell table:style-name="ce64" table:formula="of:=IF([.A18]=&quot;&quot;;&quot;&quot;;([.E18] - ([.I18]/[.D18])))">
            <text:p><text:s text:c="2"/></text:p>
          </table:table-cell>
          <table:table-cell/>
          <table:table-cell table:style-name="ce177" table:formula="of:=IF([.C18]=&quot;&quot;;&quot;&quot;;([.G18]-[.E18])*[.D18])">
            <text:p><text:s text:c="2"/></text:p>
          </table:table-cell>
          <table:table-cell table:formula="of:=IF([.A18]=&quot;&quot;;&quot;&quot;;(IF([.C18]=0;SUMIFS([puts.D$1:.D$1048576];[puts.A$1:.A$1048576];[.A18];[puts.C$1:.C$1048576];&quot;&gt;=&quot;&amp;[.B18]);SUMIFS([puts.D$1:.D$1048576];[puts.A$1:.A$1048576];[.A18];[puts.C$1:.C$1048576];&quot;&gt;=&quot;&amp;[.B18];[puts.C$1:.C$1048576];&quot;&lt;=&quot;&amp;[.C18]))+IF([.C18]=0;SUMIFS([calls.D$1:.D$1048576];[calls.A$1:.A$1048576];[.A18];[calls.C$1:.C$1048576];&quot;&gt;=&quot;&amp;[.B18]);SUMIFS([calls.D$1:.D$1048576];[calls.A$1:.A$1048576];[.A18];[calls.C$1:.C$1048576];&quot;&gt;=&quot;&amp;[.B18];[calls.C$1:.C$1048576];&quot;&lt;=&quot;&amp;[.C18])))*100-(IF([.C18]=0;COUNTIFS([puts.A$1:.A$1048576];[.A18];[puts.C$1:.C$1048576];&quot;&gt;=&quot;&amp;[.B18];[puts.D$1:.D$1048576];&quot;&gt;0&quot;)*0.65;COUNTIFS([puts.A$1:.A$1048576];[.A18];[puts.C$1:.C$1048576];&quot;&gt;=&quot;&amp;[.B18];[puts.C$1:.C$1048576];&quot;&lt;=&quot;&amp;[.C18];[puts.D$1:.D$1048576];&quot;&gt;0&quot;)*0.65)+IF([.C18]=0;COUNTIFS([calls.A$1:.A$1048576];[.A18];[calls.C$1:.C$1048576];&quot;&gt;=&quot;&amp;[.B18];[calls.D$1:.D$1048576];&quot;&gt;0&quot;)*0.65;COUNTIFS([calls.A$1:.A$1048576];[.A18];[calls.C$1:.C$1048576];&quot;&gt;=&quot;&amp;[.B18];[calls.C$1:.C$1048576];&quot;&lt;=&quot;&amp;[.C18];[calls.D$1:.D$1048576];&quot;&gt;0&quot;)*0.65)))">
            <text:p/>
          </table:table-cell>
          <table:table-cell/>
          <table:table-cell table:style-name="ce177" table:formula="of:=IF([.A18]=&quot;&quot;;&quot;&quot;;[.D18]*[.E18])">
            <text:p><text:s text:c="2"/></text:p>
          </table:table-cell>
          <table:table-cell table:style-name="ce41" table:formula="of:=IF([.A18]=&quot;&quot;;&quot;&quot;;([.I18]/([.E18]*[.D18])))">
            <text:p/>
          </table:table-cell>
          <table:table-cell table:style-name="ce65" table:formula="of:=IF([.A18]=&quot;&quot;;&quot;&quot;;[.I18]/ ROUNDUP(IF([.C18]=&quot;&quot;;(TODAY()-[.B18])/7;([.C18]-[.B18])/7);0))">
            <text:p/>
          </table:table-cell>
          <table:table-cell table:formula="of:=IF([.B18]=&quot;&quot;;&quot;&quot;;IF([.C18]=&quot;&quot;;TODAY()-[.B18];[.C18]-[.B18])+1)">
            <text:p/>
          </table:table-cell>
          <table:table-cell table:formula="of:=IF([.A18]=&quot;&quot;;&quot;&quot;;ROUND([.I18]/[.N18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19]=&quot;&quot;;&quot;&quot;;SUMIFS([puts.J$1:.J$1048576];[puts.C$1:.C$1048576];&quot;&gt;=&quot;&amp;[equity_positions.B19];[puts.A$1:.A$1048576];[equity_positions.A19];[puts.C$1:.C$1048576];IF([.C19]=0;&quot;&gt;=&quot;&amp;[.B19];&quot;&lt;&quot;&amp;[equity_positions.C19]))*100)">
            <text:p/>
          </table:table-cell>
          <table:table-cell table:formula="of:=IF([.A19]=&quot;&quot;;&quot;&quot;;IF([.C19]=0;AVERAGEIFS([puts.E$1:.E$1048576];[puts.J$1:.J$1048576];1;[puts.A$1:.A$1048576];[equity_positions.A19];[puts.C$1:.C$1048576];&quot;&gt;=&quot;&amp;[.B19]);AVERAGEIFS([puts.E$1:.E$1048576];[puts.J$1:.J$1048576];1;[puts.A$1:.A$1048576];[equity_positions.A19];[puts.C$1:.C$1048576];&quot;&gt;=&quot;&amp;[.B19];[puts.C$1:.C$1048576];&quot;&lt;=&quot;&amp;[.C19])))">
            <text:p><text:s text:c="2"/></text:p>
          </table:table-cell>
          <table:table-cell table:style-name="ce64" table:formula="of:=IF([.A19]=&quot;&quot;;&quot;&quot;;([.E19] - ([.I19]/[.D19])))">
            <text:p><text:s text:c="2"/></text:p>
          </table:table-cell>
          <table:table-cell/>
          <table:table-cell table:style-name="ce177" table:formula="of:=IF([.C19]=&quot;&quot;;&quot;&quot;;([.G19]-[.E19])*[.D19])">
            <text:p><text:s text:c="2"/></text:p>
          </table:table-cell>
          <table:table-cell table:formula="of:=IF([.A19]=&quot;&quot;;&quot;&quot;;(IF([.C19]=0;SUMIFS([puts.D$1:.D$1048576];[puts.A$1:.A$1048576];[.A19];[puts.C$1:.C$1048576];&quot;&gt;=&quot;&amp;[.B19]);SUMIFS([puts.D$1:.D$1048576];[puts.A$1:.A$1048576];[.A19];[puts.C$1:.C$1048576];&quot;&gt;=&quot;&amp;[.B19];[puts.C$1:.C$1048576];&quot;&lt;=&quot;&amp;[.C19]))+IF([.C19]=0;SUMIFS([calls.D$1:.D$1048576];[calls.A$1:.A$1048576];[.A19];[calls.C$1:.C$1048576];&quot;&gt;=&quot;&amp;[.B19]);SUMIFS([calls.D$1:.D$1048576];[calls.A$1:.A$1048576];[.A19];[calls.C$1:.C$1048576];&quot;&gt;=&quot;&amp;[.B19];[calls.C$1:.C$1048576];&quot;&lt;=&quot;&amp;[.C19])))*100-(IF([.C19]=0;COUNTIFS([puts.A$1:.A$1048576];[.A19];[puts.C$1:.C$1048576];&quot;&gt;=&quot;&amp;[.B19];[puts.D$1:.D$1048576];&quot;&gt;0&quot;)*0.65;COUNTIFS([puts.A$1:.A$1048576];[.A19];[puts.C$1:.C$1048576];&quot;&gt;=&quot;&amp;[.B19];[puts.C$1:.C$1048576];&quot;&lt;=&quot;&amp;[.C19];[puts.D$1:.D$1048576];&quot;&gt;0&quot;)*0.65)+IF([.C19]=0;COUNTIFS([calls.A$1:.A$1048576];[.A19];[calls.C$1:.C$1048576];&quot;&gt;=&quot;&amp;[.B19];[calls.D$1:.D$1048576];&quot;&gt;0&quot;)*0.65;COUNTIFS([calls.A$1:.A$1048576];[.A19];[calls.C$1:.C$1048576];&quot;&gt;=&quot;&amp;[.B19];[calls.C$1:.C$1048576];&quot;&lt;=&quot;&amp;[.C19];[calls.D$1:.D$1048576];&quot;&gt;0&quot;)*0.65)))">
            <text:p/>
          </table:table-cell>
          <table:table-cell/>
          <table:table-cell table:style-name="ce177" table:formula="of:=IF([.A19]=&quot;&quot;;&quot;&quot;;[.D19]*[.E19])">
            <text:p><text:s text:c="2"/></text:p>
          </table:table-cell>
          <table:table-cell table:style-name="ce41" table:formula="of:=IF([.A19]=&quot;&quot;;&quot;&quot;;([.I19]/([.E19]*[.D19])))">
            <text:p/>
          </table:table-cell>
          <table:table-cell table:style-name="ce65" table:formula="of:=IF([.A19]=&quot;&quot;;&quot;&quot;;[.I19]/ ROUNDUP(IF([.C19]=&quot;&quot;;(TODAY()-[.B19])/7;([.C19]-[.B19])/7);0))">
            <text:p/>
          </table:table-cell>
          <table:table-cell table:formula="of:=IF([.B19]=&quot;&quot;;&quot;&quot;;IF([.C19]=&quot;&quot;;TODAY()-[.B19];[.C19]-[.B19])+1)">
            <text:p/>
          </table:table-cell>
          <table:table-cell table:formula="of:=IF([.A19]=&quot;&quot;;&quot;&quot;;ROUND([.I19]/[.N19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0]=&quot;&quot;;&quot;&quot;;SUMIFS([puts.J$1:.J$1048576];[puts.C$1:.C$1048576];&quot;&gt;=&quot;&amp;[equity_positions.B20];[puts.A$1:.A$1048576];[equity_positions.A20];[puts.C$1:.C$1048576];IF([.C20]=0;&quot;&gt;=&quot;&amp;[.B20];&quot;&lt;&quot;&amp;[equity_positions.C20]))*100)">
            <text:p/>
          </table:table-cell>
          <table:table-cell table:formula="of:=IF([.A20]=&quot;&quot;;&quot;&quot;;IF([.C20]=0;AVERAGEIFS([puts.E$1:.E$1048576];[puts.J$1:.J$1048576];1;[puts.A$1:.A$1048576];[equity_positions.A20];[puts.C$1:.C$1048576];&quot;&gt;=&quot;&amp;[.B20]);AVERAGEIFS([puts.E$1:.E$1048576];[puts.J$1:.J$1048576];1;[puts.A$1:.A$1048576];[equity_positions.A20];[puts.C$1:.C$1048576];&quot;&gt;=&quot;&amp;[.B20];[puts.C$1:.C$1048576];&quot;&lt;=&quot;&amp;[.C20])))">
            <text:p><text:s text:c="2"/></text:p>
          </table:table-cell>
          <table:table-cell table:style-name="ce64" table:formula="of:=IF([.A20]=&quot;&quot;;&quot;&quot;;([.E20] - ([.I20]/[.D20])))">
            <text:p><text:s text:c="2"/></text:p>
          </table:table-cell>
          <table:table-cell/>
          <table:table-cell table:style-name="ce177" table:formula="of:=IF([.C20]=&quot;&quot;;&quot;&quot;;([.G20]-[.E20])*[.D20])">
            <text:p><text:s text:c="2"/></text:p>
          </table:table-cell>
          <table:table-cell table:formula="of:=IF([.A20]=&quot;&quot;;&quot;&quot;;(IF([.C20]=0;SUMIFS([puts.D$1:.D$1048576];[puts.A$1:.A$1048576];[.A20];[puts.C$1:.C$1048576];&quot;&gt;=&quot;&amp;[.B20]);SUMIFS([puts.D$1:.D$1048576];[puts.A$1:.A$1048576];[.A20];[puts.C$1:.C$1048576];&quot;&gt;=&quot;&amp;[.B20];[puts.C$1:.C$1048576];&quot;&lt;=&quot;&amp;[.C20]))+IF([.C20]=0;SUMIFS([calls.D$1:.D$1048576];[calls.A$1:.A$1048576];[.A20];[calls.C$1:.C$1048576];&quot;&gt;=&quot;&amp;[.B20]);SUMIFS([calls.D$1:.D$1048576];[calls.A$1:.A$1048576];[.A20];[calls.C$1:.C$1048576];&quot;&gt;=&quot;&amp;[.B20];[calls.C$1:.C$1048576];&quot;&lt;=&quot;&amp;[.C20])))*100-(IF([.C20]=0;COUNTIFS([puts.A$1:.A$1048576];[.A20];[puts.C$1:.C$1048576];&quot;&gt;=&quot;&amp;[.B20];[puts.D$1:.D$1048576];&quot;&gt;0&quot;)*0.65;COUNTIFS([puts.A$1:.A$1048576];[.A20];[puts.C$1:.C$1048576];&quot;&gt;=&quot;&amp;[.B20];[puts.C$1:.C$1048576];&quot;&lt;=&quot;&amp;[.C20];[puts.D$1:.D$1048576];&quot;&gt;0&quot;)*0.65)+IF([.C20]=0;COUNTIFS([calls.A$1:.A$1048576];[.A20];[calls.C$1:.C$1048576];&quot;&gt;=&quot;&amp;[.B20];[calls.D$1:.D$1048576];&quot;&gt;0&quot;)*0.65;COUNTIFS([calls.A$1:.A$1048576];[.A20];[calls.C$1:.C$1048576];&quot;&gt;=&quot;&amp;[.B20];[calls.C$1:.C$1048576];&quot;&lt;=&quot;&amp;[.C20];[calls.D$1:.D$1048576];&quot;&gt;0&quot;)*0.65)))">
            <text:p/>
          </table:table-cell>
          <table:table-cell/>
          <table:table-cell table:style-name="ce177" table:formula="of:=IF([.A20]=&quot;&quot;;&quot;&quot;;[.D20]*[.E20])">
            <text:p><text:s text:c="2"/></text:p>
          </table:table-cell>
          <table:table-cell table:style-name="ce41" table:formula="of:=IF([.A20]=&quot;&quot;;&quot;&quot;;([.I20]/([.E20]*[.D20])))">
            <text:p/>
          </table:table-cell>
          <table:table-cell table:style-name="ce65" table:formula="of:=IF([.A20]=&quot;&quot;;&quot;&quot;;[.I20]/ ROUNDUP(IF([.C20]=&quot;&quot;;(TODAY()-[.B20])/7;([.C20]-[.B20])/7);0))">
            <text:p/>
          </table:table-cell>
          <table:table-cell table:formula="of:=IF([.B20]=&quot;&quot;;&quot;&quot;;IF([.C20]=&quot;&quot;;TODAY()-[.B20];[.C20]-[.B20])+1)">
            <text:p/>
          </table:table-cell>
          <table:table-cell table:formula="of:=IF([.A20]=&quot;&quot;;&quot;&quot;;ROUND([.I20]/[.N20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1]=&quot;&quot;;&quot;&quot;;SUMIFS([puts.J$1:.J$1048576];[puts.C$1:.C$1048576];&quot;&gt;=&quot;&amp;[equity_positions.B21];[puts.A$1:.A$1048576];[equity_positions.A21];[puts.C$1:.C$1048576];IF([.C21]=0;&quot;&gt;=&quot;&amp;[.B21];&quot;&lt;&quot;&amp;[equity_positions.C21]))*100)">
            <text:p/>
          </table:table-cell>
          <table:table-cell table:formula="of:=IF([.A21]=&quot;&quot;;&quot;&quot;;IF([.C21]=0;AVERAGEIFS([puts.E$1:.E$1048576];[puts.J$1:.J$1048576];1;[puts.A$1:.A$1048576];[equity_positions.A21];[puts.C$1:.C$1048576];&quot;&gt;=&quot;&amp;[.B21]);AVERAGEIFS([puts.E$1:.E$1048576];[puts.J$1:.J$1048576];1;[puts.A$1:.A$1048576];[equity_positions.A21];[puts.C$1:.C$1048576];&quot;&gt;=&quot;&amp;[.B21];[puts.C$1:.C$1048576];&quot;&lt;=&quot;&amp;[.C21])))">
            <text:p><text:s text:c="2"/></text:p>
          </table:table-cell>
          <table:table-cell table:style-name="ce64" table:formula="of:=IF([.A21]=&quot;&quot;;&quot;&quot;;([.E21] - ([.I21]/[.D21])))">
            <text:p><text:s text:c="2"/></text:p>
          </table:table-cell>
          <table:table-cell/>
          <table:table-cell table:style-name="ce177" table:formula="of:=IF([.C21]=&quot;&quot;;&quot;&quot;;([.G21]-[.E21])*[.D21])">
            <text:p><text:s text:c="2"/></text:p>
          </table:table-cell>
          <table:table-cell table:formula="of:=IF([.A21]=&quot;&quot;;&quot;&quot;;(IF([.C21]=0;SUMIFS([puts.D$1:.D$1048576];[puts.A$1:.A$1048576];[.A21];[puts.C$1:.C$1048576];&quot;&gt;=&quot;&amp;[.B21]);SUMIFS([puts.D$1:.D$1048576];[puts.A$1:.A$1048576];[.A21];[puts.C$1:.C$1048576];&quot;&gt;=&quot;&amp;[.B21];[puts.C$1:.C$1048576];&quot;&lt;=&quot;&amp;[.C21]))+IF([.C21]=0;SUMIFS([calls.D$1:.D$1048576];[calls.A$1:.A$1048576];[.A21];[calls.C$1:.C$1048576];&quot;&gt;=&quot;&amp;[.B21]);SUMIFS([calls.D$1:.D$1048576];[calls.A$1:.A$1048576];[.A21];[calls.C$1:.C$1048576];&quot;&gt;=&quot;&amp;[.B21];[calls.C$1:.C$1048576];&quot;&lt;=&quot;&amp;[.C21])))*100-(IF([.C21]=0;COUNTIFS([puts.A$1:.A$1048576];[.A21];[puts.C$1:.C$1048576];&quot;&gt;=&quot;&amp;[.B21];[puts.D$1:.D$1048576];&quot;&gt;0&quot;)*0.65;COUNTIFS([puts.A$1:.A$1048576];[.A21];[puts.C$1:.C$1048576];&quot;&gt;=&quot;&amp;[.B21];[puts.C$1:.C$1048576];&quot;&lt;=&quot;&amp;[.C21];[puts.D$1:.D$1048576];&quot;&gt;0&quot;)*0.65)+IF([.C21]=0;COUNTIFS([calls.A$1:.A$1048576];[.A21];[calls.C$1:.C$1048576];&quot;&gt;=&quot;&amp;[.B21];[calls.D$1:.D$1048576];&quot;&gt;0&quot;)*0.65;COUNTIFS([calls.A$1:.A$1048576];[.A21];[calls.C$1:.C$1048576];&quot;&gt;=&quot;&amp;[.B21];[calls.C$1:.C$1048576];&quot;&lt;=&quot;&amp;[.C21];[calls.D$1:.D$1048576];&quot;&gt;0&quot;)*0.65)))">
            <text:p/>
          </table:table-cell>
          <table:table-cell/>
          <table:table-cell table:style-name="ce177" table:formula="of:=IF([.A21]=&quot;&quot;;&quot;&quot;;[.D21]*[.E21])">
            <text:p><text:s text:c="2"/></text:p>
          </table:table-cell>
          <table:table-cell table:style-name="ce41" table:formula="of:=IF([.A21]=&quot;&quot;;&quot;&quot;;([.I21]/([.E21]*[.D21])))">
            <text:p/>
          </table:table-cell>
          <table:table-cell table:style-name="ce65" table:formula="of:=IF([.A21]=&quot;&quot;;&quot;&quot;;[.I21]/ ROUNDUP(IF([.C21]=&quot;&quot;;(TODAY()-[.B21])/7;([.C21]-[.B21])/7);0))">
            <text:p/>
          </table:table-cell>
          <table:table-cell table:formula="of:=IF([.B21]=&quot;&quot;;&quot;&quot;;IF([.C21]=&quot;&quot;;TODAY()-[.B21];[.C21]-[.B21])+1)">
            <text:p/>
          </table:table-cell>
          <table:table-cell table:formula="of:=IF([.A21]=&quot;&quot;;&quot;&quot;;ROUND([.I21]/[.N21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2]=&quot;&quot;;&quot;&quot;;SUMIFS([puts.J$1:.J$1048576];[puts.C$1:.C$1048576];&quot;&gt;=&quot;&amp;[equity_positions.B22];[puts.A$1:.A$1048576];[equity_positions.A22];[puts.C$1:.C$1048576];IF([.C22]=0;&quot;&gt;=&quot;&amp;[.B22];&quot;&lt;&quot;&amp;[equity_positions.C22]))*100)">
            <text:p/>
          </table:table-cell>
          <table:table-cell table:formula="of:=IF([.A22]=&quot;&quot;;&quot;&quot;;IF([.C22]=0;AVERAGEIFS([puts.E$1:.E$1048576];[puts.J$1:.J$1048576];1;[puts.A$1:.A$1048576];[equity_positions.A22];[puts.C$1:.C$1048576];&quot;&gt;=&quot;&amp;[.B22]);AVERAGEIFS([puts.E$1:.E$1048576];[puts.J$1:.J$1048576];1;[puts.A$1:.A$1048576];[equity_positions.A22];[puts.C$1:.C$1048576];&quot;&gt;=&quot;&amp;[.B22];[puts.C$1:.C$1048576];&quot;&lt;=&quot;&amp;[.C22])))">
            <text:p><text:s text:c="2"/></text:p>
          </table:table-cell>
          <table:table-cell table:style-name="ce64" table:formula="of:=IF([.A22]=&quot;&quot;;&quot;&quot;;([.E22] - ([.I22]/[.D22])))">
            <text:p><text:s text:c="2"/></text:p>
          </table:table-cell>
          <table:table-cell/>
          <table:table-cell table:style-name="ce177" table:formula="of:=IF([.C22]=&quot;&quot;;&quot;&quot;;([.G22]-[.E22])*[.D22])">
            <text:p><text:s text:c="2"/></text:p>
          </table:table-cell>
          <table:table-cell table:formula="of:=IF([.A22]=&quot;&quot;;&quot;&quot;;(IF([.C22]=0;SUMIFS([puts.D$1:.D$1048576];[puts.A$1:.A$1048576];[.A22];[puts.C$1:.C$1048576];&quot;&gt;=&quot;&amp;[.B22]);SUMIFS([puts.D$1:.D$1048576];[puts.A$1:.A$1048576];[.A22];[puts.C$1:.C$1048576];&quot;&gt;=&quot;&amp;[.B22];[puts.C$1:.C$1048576];&quot;&lt;=&quot;&amp;[.C22]))+IF([.C22]=0;SUMIFS([calls.D$1:.D$1048576];[calls.A$1:.A$1048576];[.A22];[calls.C$1:.C$1048576];&quot;&gt;=&quot;&amp;[.B22]);SUMIFS([calls.D$1:.D$1048576];[calls.A$1:.A$1048576];[.A22];[calls.C$1:.C$1048576];&quot;&gt;=&quot;&amp;[.B22];[calls.C$1:.C$1048576];&quot;&lt;=&quot;&amp;[.C22])))*100-(IF([.C22]=0;COUNTIFS([puts.A$1:.A$1048576];[.A22];[puts.C$1:.C$1048576];&quot;&gt;=&quot;&amp;[.B22];[puts.D$1:.D$1048576];&quot;&gt;0&quot;)*0.65;COUNTIFS([puts.A$1:.A$1048576];[.A22];[puts.C$1:.C$1048576];&quot;&gt;=&quot;&amp;[.B22];[puts.C$1:.C$1048576];&quot;&lt;=&quot;&amp;[.C22];[puts.D$1:.D$1048576];&quot;&gt;0&quot;)*0.65)+IF([.C22]=0;COUNTIFS([calls.A$1:.A$1048576];[.A22];[calls.C$1:.C$1048576];&quot;&gt;=&quot;&amp;[.B22];[calls.D$1:.D$1048576];&quot;&gt;0&quot;)*0.65;COUNTIFS([calls.A$1:.A$1048576];[.A22];[calls.C$1:.C$1048576];&quot;&gt;=&quot;&amp;[.B22];[calls.C$1:.C$1048576];&quot;&lt;=&quot;&amp;[.C22];[calls.D$1:.D$1048576];&quot;&gt;0&quot;)*0.65)))">
            <text:p/>
          </table:table-cell>
          <table:table-cell/>
          <table:table-cell table:style-name="ce177" table:formula="of:=IF([.A22]=&quot;&quot;;&quot;&quot;;[.D22]*[.E22])">
            <text:p><text:s text:c="2"/></text:p>
          </table:table-cell>
          <table:table-cell table:style-name="ce41" table:formula="of:=IF([.A22]=&quot;&quot;;&quot;&quot;;([.I22]/([.E22]*[.D22])))">
            <text:p/>
          </table:table-cell>
          <table:table-cell table:style-name="ce65" table:formula="of:=IF([.A22]=&quot;&quot;;&quot;&quot;;[.I22]/ ROUNDUP(IF([.C22]=&quot;&quot;;(TODAY()-[.B22])/7;([.C22]-[.B22])/7);0))">
            <text:p/>
          </table:table-cell>
          <table:table-cell table:formula="of:=IF([.B22]=&quot;&quot;;&quot;&quot;;IF([.C22]=&quot;&quot;;TODAY()-[.B22];[.C22]-[.B22])+1)">
            <text:p/>
          </table:table-cell>
          <table:table-cell table:formula="of:=IF([.A22]=&quot;&quot;;&quot;&quot;;ROUND([.I22]/[.N22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3]=&quot;&quot;;&quot;&quot;;SUMIFS([puts.J$1:.J$1048576];[puts.C$1:.C$1048576];&quot;&gt;=&quot;&amp;[equity_positions.B23];[puts.A$1:.A$1048576];[equity_positions.A23];[puts.C$1:.C$1048576];IF([.C23]=0;&quot;&gt;=&quot;&amp;[.B23];&quot;&lt;&quot;&amp;[equity_positions.C23]))*100)">
            <text:p/>
          </table:table-cell>
          <table:table-cell table:formula="of:=IF([.A23]=&quot;&quot;;&quot;&quot;;IF([.C23]=0;AVERAGEIFS([puts.E$1:.E$1048576];[puts.J$1:.J$1048576];1;[puts.A$1:.A$1048576];[equity_positions.A23];[puts.C$1:.C$1048576];&quot;&gt;=&quot;&amp;[.B23]);AVERAGEIFS([puts.E$1:.E$1048576];[puts.J$1:.J$1048576];1;[puts.A$1:.A$1048576];[equity_positions.A23];[puts.C$1:.C$1048576];&quot;&gt;=&quot;&amp;[.B23];[puts.C$1:.C$1048576];&quot;&lt;=&quot;&amp;[.C23])))">
            <text:p><text:s text:c="2"/></text:p>
          </table:table-cell>
          <table:table-cell table:style-name="ce64" table:formula="of:=IF([.A23]=&quot;&quot;;&quot;&quot;;([.E23] - ([.I23]/[.D23])))">
            <text:p><text:s text:c="2"/></text:p>
          </table:table-cell>
          <table:table-cell/>
          <table:table-cell table:style-name="ce177" table:formula="of:=IF([.C23]=&quot;&quot;;&quot;&quot;;([.G23]-[.E23])*[.D23])">
            <text:p><text:s text:c="2"/></text:p>
          </table:table-cell>
          <table:table-cell table:formula="of:=IF([.A23]=&quot;&quot;;&quot;&quot;;(IF([.C23]=0;SUMIFS([puts.D$1:.D$1048576];[puts.A$1:.A$1048576];[.A23];[puts.C$1:.C$1048576];&quot;&gt;=&quot;&amp;[.B23]);SUMIFS([puts.D$1:.D$1048576];[puts.A$1:.A$1048576];[.A23];[puts.C$1:.C$1048576];&quot;&gt;=&quot;&amp;[.B23];[puts.C$1:.C$1048576];&quot;&lt;=&quot;&amp;[.C23]))+IF([.C23]=0;SUMIFS([calls.D$1:.D$1048576];[calls.A$1:.A$1048576];[.A23];[calls.C$1:.C$1048576];&quot;&gt;=&quot;&amp;[.B23]);SUMIFS([calls.D$1:.D$1048576];[calls.A$1:.A$1048576];[.A23];[calls.C$1:.C$1048576];&quot;&gt;=&quot;&amp;[.B23];[calls.C$1:.C$1048576];&quot;&lt;=&quot;&amp;[.C23])))*100-(IF([.C23]=0;COUNTIFS([puts.A$1:.A$1048576];[.A23];[puts.C$1:.C$1048576];&quot;&gt;=&quot;&amp;[.B23];[puts.D$1:.D$1048576];&quot;&gt;0&quot;)*0.65;COUNTIFS([puts.A$1:.A$1048576];[.A23];[puts.C$1:.C$1048576];&quot;&gt;=&quot;&amp;[.B23];[puts.C$1:.C$1048576];&quot;&lt;=&quot;&amp;[.C23];[puts.D$1:.D$1048576];&quot;&gt;0&quot;)*0.65)+IF([.C23]=0;COUNTIFS([calls.A$1:.A$1048576];[.A23];[calls.C$1:.C$1048576];&quot;&gt;=&quot;&amp;[.B23];[calls.D$1:.D$1048576];&quot;&gt;0&quot;)*0.65;COUNTIFS([calls.A$1:.A$1048576];[.A23];[calls.C$1:.C$1048576];&quot;&gt;=&quot;&amp;[.B23];[calls.C$1:.C$1048576];&quot;&lt;=&quot;&amp;[.C23];[calls.D$1:.D$1048576];&quot;&gt;0&quot;)*0.65)))">
            <text:p/>
          </table:table-cell>
          <table:table-cell/>
          <table:table-cell table:style-name="ce177" table:formula="of:=IF([.A23]=&quot;&quot;;&quot;&quot;;[.D23]*[.E23])">
            <text:p><text:s text:c="2"/></text:p>
          </table:table-cell>
          <table:table-cell table:style-name="ce41" table:formula="of:=IF([.A23]=&quot;&quot;;&quot;&quot;;([.I23]/([.E23]*[.D23])))">
            <text:p/>
          </table:table-cell>
          <table:table-cell table:style-name="ce65" table:formula="of:=IF([.A23]=&quot;&quot;;&quot;&quot;;[.I23]/ ROUNDUP(IF([.C23]=&quot;&quot;;(TODAY()-[.B23])/7;([.C23]-[.B23])/7);0))">
            <text:p/>
          </table:table-cell>
          <table:table-cell table:formula="of:=IF([.B23]=&quot;&quot;;&quot;&quot;;IF([.C23]=&quot;&quot;;TODAY()-[.B23];[.C23]-[.B23])+1)">
            <text:p/>
          </table:table-cell>
          <table:table-cell table:formula="of:=IF([.A23]=&quot;&quot;;&quot;&quot;;ROUND([.I23]/[.N23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4]=&quot;&quot;;&quot;&quot;;SUMIFS([puts.J$1:.J$1048576];[puts.C$1:.C$1048576];&quot;&gt;=&quot;&amp;[equity_positions.B24];[puts.A$1:.A$1048576];[equity_positions.A24];[puts.C$1:.C$1048576];IF([.C24]=0;&quot;&gt;=&quot;&amp;[.B24];&quot;&lt;&quot;&amp;[equity_positions.C24]))*100)">
            <text:p/>
          </table:table-cell>
          <table:table-cell table:formula="of:=IF([.A24]=&quot;&quot;;&quot;&quot;;IF([.C24]=0;AVERAGEIFS([puts.E$1:.E$1048576];[puts.J$1:.J$1048576];1;[puts.A$1:.A$1048576];[equity_positions.A24];[puts.C$1:.C$1048576];&quot;&gt;=&quot;&amp;[.B24]);AVERAGEIFS([puts.E$1:.E$1048576];[puts.J$1:.J$1048576];1;[puts.A$1:.A$1048576];[equity_positions.A24];[puts.C$1:.C$1048576];&quot;&gt;=&quot;&amp;[.B24];[puts.C$1:.C$1048576];&quot;&lt;=&quot;&amp;[.C24])))">
            <text:p><text:s text:c="2"/></text:p>
          </table:table-cell>
          <table:table-cell table:style-name="ce64" table:formula="of:=IF([.A24]=&quot;&quot;;&quot;&quot;;([.E24] - ([.I24]/[.D24])))">
            <text:p><text:s text:c="2"/></text:p>
          </table:table-cell>
          <table:table-cell/>
          <table:table-cell table:style-name="ce177" table:formula="of:=IF([.C24]=&quot;&quot;;&quot;&quot;;([.G24]-[.E24])*[.D24])">
            <text:p><text:s text:c="2"/></text:p>
          </table:table-cell>
          <table:table-cell table:formula="of:=IF([.A24]=&quot;&quot;;&quot;&quot;;(IF([.C24]=0;SUMIFS([puts.D$1:.D$1048576];[puts.A$1:.A$1048576];[.A24];[puts.C$1:.C$1048576];&quot;&gt;=&quot;&amp;[.B24]);SUMIFS([puts.D$1:.D$1048576];[puts.A$1:.A$1048576];[.A24];[puts.C$1:.C$1048576];&quot;&gt;=&quot;&amp;[.B24];[puts.C$1:.C$1048576];&quot;&lt;=&quot;&amp;[.C24]))+IF([.C24]=0;SUMIFS([calls.D$1:.D$1048576];[calls.A$1:.A$1048576];[.A24];[calls.C$1:.C$1048576];&quot;&gt;=&quot;&amp;[.B24]);SUMIFS([calls.D$1:.D$1048576];[calls.A$1:.A$1048576];[.A24];[calls.C$1:.C$1048576];&quot;&gt;=&quot;&amp;[.B24];[calls.C$1:.C$1048576];&quot;&lt;=&quot;&amp;[.C24])))*100-(IF([.C24]=0;COUNTIFS([puts.A$1:.A$1048576];[.A24];[puts.C$1:.C$1048576];&quot;&gt;=&quot;&amp;[.B24];[puts.D$1:.D$1048576];&quot;&gt;0&quot;)*0.65;COUNTIFS([puts.A$1:.A$1048576];[.A24];[puts.C$1:.C$1048576];&quot;&gt;=&quot;&amp;[.B24];[puts.C$1:.C$1048576];&quot;&lt;=&quot;&amp;[.C24];[puts.D$1:.D$1048576];&quot;&gt;0&quot;)*0.65)+IF([.C24]=0;COUNTIFS([calls.A$1:.A$1048576];[.A24];[calls.C$1:.C$1048576];&quot;&gt;=&quot;&amp;[.B24];[calls.D$1:.D$1048576];&quot;&gt;0&quot;)*0.65;COUNTIFS([calls.A$1:.A$1048576];[.A24];[calls.C$1:.C$1048576];&quot;&gt;=&quot;&amp;[.B24];[calls.C$1:.C$1048576];&quot;&lt;=&quot;&amp;[.C24];[calls.D$1:.D$1048576];&quot;&gt;0&quot;)*0.65)))">
            <text:p/>
          </table:table-cell>
          <table:table-cell/>
          <table:table-cell table:style-name="ce177" table:formula="of:=IF([.A24]=&quot;&quot;;&quot;&quot;;[.D24]*[.E24])">
            <text:p><text:s text:c="2"/></text:p>
          </table:table-cell>
          <table:table-cell table:style-name="ce41" table:formula="of:=IF([.A24]=&quot;&quot;;&quot;&quot;;([.I24]/([.E24]*[.D24])))">
            <text:p/>
          </table:table-cell>
          <table:table-cell table:style-name="ce65" table:formula="of:=IF([.A24]=&quot;&quot;;&quot;&quot;;[.I24]/ ROUNDUP(IF([.C24]=&quot;&quot;;(TODAY()-[.B24])/7;([.C24]-[.B24])/7);0))">
            <text:p/>
          </table:table-cell>
          <table:table-cell table:formula="of:=IF([.B24]=&quot;&quot;;&quot;&quot;;IF([.C24]=&quot;&quot;;TODAY()-[.B24];[.C24]-[.B24])+1)">
            <text:p/>
          </table:table-cell>
          <table:table-cell table:formula="of:=IF([.A24]=&quot;&quot;;&quot;&quot;;ROUND([.I24]/[.N24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5]=&quot;&quot;;&quot;&quot;;SUMIFS([puts.J$1:.J$1048576];[puts.C$1:.C$1048576];&quot;&gt;=&quot;&amp;[equity_positions.B25];[puts.A$1:.A$1048576];[equity_positions.A25];[puts.C$1:.C$1048576];IF([.C25]=0;&quot;&gt;=&quot;&amp;[.B25];&quot;&lt;&quot;&amp;[equity_positions.C25]))*100)">
            <text:p/>
          </table:table-cell>
          <table:table-cell table:formula="of:=IF([.A25]=&quot;&quot;;&quot;&quot;;IF([.C25]=0;AVERAGEIFS([puts.E$1:.E$1048576];[puts.J$1:.J$1048576];1;[puts.A$1:.A$1048576];[equity_positions.A25];[puts.C$1:.C$1048576];&quot;&gt;=&quot;&amp;[.B25]);AVERAGEIFS([puts.E$1:.E$1048576];[puts.J$1:.J$1048576];1;[puts.A$1:.A$1048576];[equity_positions.A25];[puts.C$1:.C$1048576];&quot;&gt;=&quot;&amp;[.B25];[puts.C$1:.C$1048576];&quot;&lt;=&quot;&amp;[.C25])))">
            <text:p><text:s text:c="2"/></text:p>
          </table:table-cell>
          <table:table-cell table:style-name="ce64" table:formula="of:=IF([.A25]=&quot;&quot;;&quot;&quot;;([.E25] - ([.I25]/[.D25])))">
            <text:p><text:s text:c="2"/></text:p>
          </table:table-cell>
          <table:table-cell/>
          <table:table-cell table:style-name="ce177" table:formula="of:=IF([.C25]=&quot;&quot;;&quot;&quot;;([.G25]-[.E25])*[.D25])">
            <text:p><text:s text:c="2"/></text:p>
          </table:table-cell>
          <table:table-cell table:formula="of:=IF([.A25]=&quot;&quot;;&quot;&quot;;(IF([.C25]=0;SUMIFS([puts.D$1:.D$1048576];[puts.A$1:.A$1048576];[.A25];[puts.C$1:.C$1048576];&quot;&gt;=&quot;&amp;[.B25]);SUMIFS([puts.D$1:.D$1048576];[puts.A$1:.A$1048576];[.A25];[puts.C$1:.C$1048576];&quot;&gt;=&quot;&amp;[.B25];[puts.C$1:.C$1048576];&quot;&lt;=&quot;&amp;[.C25]))+IF([.C25]=0;SUMIFS([calls.D$1:.D$1048576];[calls.A$1:.A$1048576];[.A25];[calls.C$1:.C$1048576];&quot;&gt;=&quot;&amp;[.B25]);SUMIFS([calls.D$1:.D$1048576];[calls.A$1:.A$1048576];[.A25];[calls.C$1:.C$1048576];&quot;&gt;=&quot;&amp;[.B25];[calls.C$1:.C$1048576];&quot;&lt;=&quot;&amp;[.C25])))*100-(IF([.C25]=0;COUNTIFS([puts.A$1:.A$1048576];[.A25];[puts.C$1:.C$1048576];&quot;&gt;=&quot;&amp;[.B25];[puts.D$1:.D$1048576];&quot;&gt;0&quot;)*0.65;COUNTIFS([puts.A$1:.A$1048576];[.A25];[puts.C$1:.C$1048576];&quot;&gt;=&quot;&amp;[.B25];[puts.C$1:.C$1048576];&quot;&lt;=&quot;&amp;[.C25];[puts.D$1:.D$1048576];&quot;&gt;0&quot;)*0.65)+IF([.C25]=0;COUNTIFS([calls.A$1:.A$1048576];[.A25];[calls.C$1:.C$1048576];&quot;&gt;=&quot;&amp;[.B25];[calls.D$1:.D$1048576];&quot;&gt;0&quot;)*0.65;COUNTIFS([calls.A$1:.A$1048576];[.A25];[calls.C$1:.C$1048576];&quot;&gt;=&quot;&amp;[.B25];[calls.C$1:.C$1048576];&quot;&lt;=&quot;&amp;[.C25];[calls.D$1:.D$1048576];&quot;&gt;0&quot;)*0.65)))">
            <text:p/>
          </table:table-cell>
          <table:table-cell/>
          <table:table-cell table:style-name="ce177" table:formula="of:=IF([.A25]=&quot;&quot;;&quot;&quot;;[.D25]*[.E25])">
            <text:p><text:s text:c="2"/></text:p>
          </table:table-cell>
          <table:table-cell table:style-name="ce41" table:formula="of:=IF([.A25]=&quot;&quot;;&quot;&quot;;([.I25]/([.E25]*[.D25])))">
            <text:p/>
          </table:table-cell>
          <table:table-cell table:style-name="ce65" table:formula="of:=IF([.A25]=&quot;&quot;;&quot;&quot;;[.I25]/ ROUNDUP(IF([.C25]=&quot;&quot;;(TODAY()-[.B25])/7;([.C25]-[.B25])/7);0))">
            <text:p/>
          </table:table-cell>
          <table:table-cell table:formula="of:=IF([.B25]=&quot;&quot;;&quot;&quot;;IF([.C25]=&quot;&quot;;TODAY()-[.B25];[.C25]-[.B25])+1)">
            <text:p/>
          </table:table-cell>
          <table:table-cell table:formula="of:=IF([.A25]=&quot;&quot;;&quot;&quot;;ROUND([.I25]/[.N25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6]=&quot;&quot;;&quot;&quot;;SUMIFS([puts.J$1:.J$1048576];[puts.C$1:.C$1048576];&quot;&gt;=&quot;&amp;[equity_positions.B26];[puts.A$1:.A$1048576];[equity_positions.A26];[puts.C$1:.C$1048576];IF([.C26]=0;&quot;&gt;=&quot;&amp;[.B26];&quot;&lt;&quot;&amp;[equity_positions.C26]))*100)">
            <text:p/>
          </table:table-cell>
          <table:table-cell table:formula="of:=IF([.A26]=&quot;&quot;;&quot;&quot;;IF([.C26]=0;AVERAGEIFS([puts.E$1:.E$1048576];[puts.J$1:.J$1048576];1;[puts.A$1:.A$1048576];[equity_positions.A26];[puts.C$1:.C$1048576];&quot;&gt;=&quot;&amp;[.B26]);AVERAGEIFS([puts.E$1:.E$1048576];[puts.J$1:.J$1048576];1;[puts.A$1:.A$1048576];[equity_positions.A26];[puts.C$1:.C$1048576];&quot;&gt;=&quot;&amp;[.B26];[puts.C$1:.C$1048576];&quot;&lt;=&quot;&amp;[.C26])))">
            <text:p><text:s text:c="2"/></text:p>
          </table:table-cell>
          <table:table-cell table:style-name="ce64" table:formula="of:=IF([.A26]=&quot;&quot;;&quot;&quot;;([.E26] - ([.I26]/[.D26])))">
            <text:p><text:s text:c="2"/></text:p>
          </table:table-cell>
          <table:table-cell/>
          <table:table-cell table:style-name="ce177" table:formula="of:=IF([.C26]=&quot;&quot;;&quot;&quot;;([.G26]-[.E26])*[.D26])">
            <text:p><text:s text:c="2"/></text:p>
          </table:table-cell>
          <table:table-cell table:formula="of:=IF([.A26]=&quot;&quot;;&quot;&quot;;(IF([.C26]=0;SUMIFS([puts.D$1:.D$1048576];[puts.A$1:.A$1048576];[.A26];[puts.C$1:.C$1048576];&quot;&gt;=&quot;&amp;[.B26]);SUMIFS([puts.D$1:.D$1048576];[puts.A$1:.A$1048576];[.A26];[puts.C$1:.C$1048576];&quot;&gt;=&quot;&amp;[.B26];[puts.C$1:.C$1048576];&quot;&lt;=&quot;&amp;[.C26]))+IF([.C26]=0;SUMIFS([calls.D$1:.D$1048576];[calls.A$1:.A$1048576];[.A26];[calls.C$1:.C$1048576];&quot;&gt;=&quot;&amp;[.B26]);SUMIFS([calls.D$1:.D$1048576];[calls.A$1:.A$1048576];[.A26];[calls.C$1:.C$1048576];&quot;&gt;=&quot;&amp;[.B26];[calls.C$1:.C$1048576];&quot;&lt;=&quot;&amp;[.C26])))*100-(IF([.C26]=0;COUNTIFS([puts.A$1:.A$1048576];[.A26];[puts.C$1:.C$1048576];&quot;&gt;=&quot;&amp;[.B26];[puts.D$1:.D$1048576];&quot;&gt;0&quot;)*0.65;COUNTIFS([puts.A$1:.A$1048576];[.A26];[puts.C$1:.C$1048576];&quot;&gt;=&quot;&amp;[.B26];[puts.C$1:.C$1048576];&quot;&lt;=&quot;&amp;[.C26];[puts.D$1:.D$1048576];&quot;&gt;0&quot;)*0.65)+IF([.C26]=0;COUNTIFS([calls.A$1:.A$1048576];[.A26];[calls.C$1:.C$1048576];&quot;&gt;=&quot;&amp;[.B26];[calls.D$1:.D$1048576];&quot;&gt;0&quot;)*0.65;COUNTIFS([calls.A$1:.A$1048576];[.A26];[calls.C$1:.C$1048576];&quot;&gt;=&quot;&amp;[.B26];[calls.C$1:.C$1048576];&quot;&lt;=&quot;&amp;[.C26];[calls.D$1:.D$1048576];&quot;&gt;0&quot;)*0.65)))">
            <text:p/>
          </table:table-cell>
          <table:table-cell/>
          <table:table-cell table:style-name="ce177" table:formula="of:=IF([.A26]=&quot;&quot;;&quot;&quot;;[.D26]*[.E26])">
            <text:p><text:s text:c="2"/></text:p>
          </table:table-cell>
          <table:table-cell table:style-name="ce41" table:formula="of:=IF([.A26]=&quot;&quot;;&quot;&quot;;([.I26]/([.E26]*[.D26])))">
            <text:p/>
          </table:table-cell>
          <table:table-cell table:style-name="ce65" table:formula="of:=IF([.A26]=&quot;&quot;;&quot;&quot;;[.I26]/ ROUNDUP(IF([.C26]=&quot;&quot;;(TODAY()-[.B26])/7;([.C26]-[.B26])/7);0))">
            <text:p/>
          </table:table-cell>
          <table:table-cell table:formula="of:=IF([.B26]=&quot;&quot;;&quot;&quot;;IF([.C26]=&quot;&quot;;TODAY()-[.B26];[.C26]-[.B26])+1)">
            <text:p/>
          </table:table-cell>
          <table:table-cell table:formula="of:=IF([.A26]=&quot;&quot;;&quot;&quot;;ROUND([.I26]/[.N26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7]=&quot;&quot;;&quot;&quot;;SUMIFS([puts.J$1:.J$1048576];[puts.C$1:.C$1048576];&quot;&gt;=&quot;&amp;[equity_positions.B27];[puts.A$1:.A$1048576];[equity_positions.A27];[puts.C$1:.C$1048576];IF([.C27]=0;&quot;&gt;=&quot;&amp;[.B27];&quot;&lt;&quot;&amp;[equity_positions.C27]))*100)">
            <text:p/>
          </table:table-cell>
          <table:table-cell table:formula="of:=IF([.A27]=&quot;&quot;;&quot;&quot;;IF([.C27]=0;AVERAGEIFS([puts.E$1:.E$1048576];[puts.J$1:.J$1048576];1;[puts.A$1:.A$1048576];[equity_positions.A27];[puts.C$1:.C$1048576];&quot;&gt;=&quot;&amp;[.B27]);AVERAGEIFS([puts.E$1:.E$1048576];[puts.J$1:.J$1048576];1;[puts.A$1:.A$1048576];[equity_positions.A27];[puts.C$1:.C$1048576];&quot;&gt;=&quot;&amp;[.B27];[puts.C$1:.C$1048576];&quot;&lt;=&quot;&amp;[.C27])))">
            <text:p><text:s text:c="2"/></text:p>
          </table:table-cell>
          <table:table-cell table:style-name="ce64" table:formula="of:=IF([.A27]=&quot;&quot;;&quot;&quot;;([.E27] - ([.I27]/[.D27])))">
            <text:p><text:s text:c="2"/></text:p>
          </table:table-cell>
          <table:table-cell/>
          <table:table-cell table:style-name="ce177" table:formula="of:=IF([.C27]=&quot;&quot;;&quot;&quot;;([.G27]-[.E27])*[.D27])">
            <text:p><text:s text:c="2"/></text:p>
          </table:table-cell>
          <table:table-cell table:formula="of:=IF([.A27]=&quot;&quot;;&quot;&quot;;(IF([.C27]=0;SUMIFS([puts.D$1:.D$1048576];[puts.A$1:.A$1048576];[.A27];[puts.C$1:.C$1048576];&quot;&gt;=&quot;&amp;[.B27]);SUMIFS([puts.D$1:.D$1048576];[puts.A$1:.A$1048576];[.A27];[puts.C$1:.C$1048576];&quot;&gt;=&quot;&amp;[.B27];[puts.C$1:.C$1048576];&quot;&lt;=&quot;&amp;[.C27]))+IF([.C27]=0;SUMIFS([calls.D$1:.D$1048576];[calls.A$1:.A$1048576];[.A27];[calls.C$1:.C$1048576];&quot;&gt;=&quot;&amp;[.B27]);SUMIFS([calls.D$1:.D$1048576];[calls.A$1:.A$1048576];[.A27];[calls.C$1:.C$1048576];&quot;&gt;=&quot;&amp;[.B27];[calls.C$1:.C$1048576];&quot;&lt;=&quot;&amp;[.C27])))*100-(IF([.C27]=0;COUNTIFS([puts.A$1:.A$1048576];[.A27];[puts.C$1:.C$1048576];&quot;&gt;=&quot;&amp;[.B27];[puts.D$1:.D$1048576];&quot;&gt;0&quot;)*0.65;COUNTIFS([puts.A$1:.A$1048576];[.A27];[puts.C$1:.C$1048576];&quot;&gt;=&quot;&amp;[.B27];[puts.C$1:.C$1048576];&quot;&lt;=&quot;&amp;[.C27];[puts.D$1:.D$1048576];&quot;&gt;0&quot;)*0.65)+IF([.C27]=0;COUNTIFS([calls.A$1:.A$1048576];[.A27];[calls.C$1:.C$1048576];&quot;&gt;=&quot;&amp;[.B27];[calls.D$1:.D$1048576];&quot;&gt;0&quot;)*0.65;COUNTIFS([calls.A$1:.A$1048576];[.A27];[calls.C$1:.C$1048576];&quot;&gt;=&quot;&amp;[.B27];[calls.C$1:.C$1048576];&quot;&lt;=&quot;&amp;[.C27];[calls.D$1:.D$1048576];&quot;&gt;0&quot;)*0.65)))">
            <text:p/>
          </table:table-cell>
          <table:table-cell/>
          <table:table-cell table:style-name="ce177" table:formula="of:=IF([.A27]=&quot;&quot;;&quot;&quot;;[.D27]*[.E27])">
            <text:p><text:s text:c="2"/></text:p>
          </table:table-cell>
          <table:table-cell table:style-name="ce41" table:formula="of:=IF([.A27]=&quot;&quot;;&quot;&quot;;([.I27]/([.E27]*[.D27])))">
            <text:p/>
          </table:table-cell>
          <table:table-cell table:style-name="ce65" table:formula="of:=IF([.A27]=&quot;&quot;;&quot;&quot;;[.I27]/ ROUNDUP(IF([.C27]=&quot;&quot;;(TODAY()-[.B27])/7;([.C27]-[.B27])/7);0))">
            <text:p/>
          </table:table-cell>
          <table:table-cell table:formula="of:=IF([.B27]=&quot;&quot;;&quot;&quot;;IF([.C27]=&quot;&quot;;TODAY()-[.B27];[.C27]-[.B27])+1)">
            <text:p/>
          </table:table-cell>
          <table:table-cell table:formula="of:=IF([.A27]=&quot;&quot;;&quot;&quot;;ROUND([.I27]/[.N27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8]=&quot;&quot;;&quot;&quot;;SUMIFS([puts.J$1:.J$1048576];[puts.C$1:.C$1048576];&quot;&gt;=&quot;&amp;[equity_positions.B28];[puts.A$1:.A$1048576];[equity_positions.A28];[puts.C$1:.C$1048576];IF([.C28]=0;&quot;&gt;=&quot;&amp;[.B28];&quot;&lt;&quot;&amp;[equity_positions.C28]))*100)">
            <text:p/>
          </table:table-cell>
          <table:table-cell table:formula="of:=IF([.A28]=&quot;&quot;;&quot;&quot;;IF([.C28]=0;AVERAGEIFS([puts.E$1:.E$1048576];[puts.J$1:.J$1048576];1;[puts.A$1:.A$1048576];[equity_positions.A28];[puts.C$1:.C$1048576];&quot;&gt;=&quot;&amp;[.B28]);AVERAGEIFS([puts.E$1:.E$1048576];[puts.J$1:.J$1048576];1;[puts.A$1:.A$1048576];[equity_positions.A28];[puts.C$1:.C$1048576];&quot;&gt;=&quot;&amp;[.B28];[puts.C$1:.C$1048576];&quot;&lt;=&quot;&amp;[.C28])))">
            <text:p><text:s text:c="2"/></text:p>
          </table:table-cell>
          <table:table-cell table:style-name="ce64" table:formula="of:=IF([.A28]=&quot;&quot;;&quot;&quot;;([.E28] - ([.I28]/[.D28])))">
            <text:p><text:s text:c="2"/></text:p>
          </table:table-cell>
          <table:table-cell/>
          <table:table-cell table:style-name="ce177" table:formula="of:=IF([.C28]=&quot;&quot;;&quot;&quot;;([.G28]-[.E28])*[.D28])">
            <text:p><text:s text:c="2"/></text:p>
          </table:table-cell>
          <table:table-cell table:formula="of:=IF([.A28]=&quot;&quot;;&quot;&quot;;(IF([.C28]=0;SUMIFS([puts.D$1:.D$1048576];[puts.A$1:.A$1048576];[.A28];[puts.C$1:.C$1048576];&quot;&gt;=&quot;&amp;[.B28]);SUMIFS([puts.D$1:.D$1048576];[puts.A$1:.A$1048576];[.A28];[puts.C$1:.C$1048576];&quot;&gt;=&quot;&amp;[.B28];[puts.C$1:.C$1048576];&quot;&lt;=&quot;&amp;[.C28]))+IF([.C28]=0;SUMIFS([calls.D$1:.D$1048576];[calls.A$1:.A$1048576];[.A28];[calls.C$1:.C$1048576];&quot;&gt;=&quot;&amp;[.B28]);SUMIFS([calls.D$1:.D$1048576];[calls.A$1:.A$1048576];[.A28];[calls.C$1:.C$1048576];&quot;&gt;=&quot;&amp;[.B28];[calls.C$1:.C$1048576];&quot;&lt;=&quot;&amp;[.C28])))*100-(IF([.C28]=0;COUNTIFS([puts.A$1:.A$1048576];[.A28];[puts.C$1:.C$1048576];&quot;&gt;=&quot;&amp;[.B28];[puts.D$1:.D$1048576];&quot;&gt;0&quot;)*0.65;COUNTIFS([puts.A$1:.A$1048576];[.A28];[puts.C$1:.C$1048576];&quot;&gt;=&quot;&amp;[.B28];[puts.C$1:.C$1048576];&quot;&lt;=&quot;&amp;[.C28];[puts.D$1:.D$1048576];&quot;&gt;0&quot;)*0.65)+IF([.C28]=0;COUNTIFS([calls.A$1:.A$1048576];[.A28];[calls.C$1:.C$1048576];&quot;&gt;=&quot;&amp;[.B28];[calls.D$1:.D$1048576];&quot;&gt;0&quot;)*0.65;COUNTIFS([calls.A$1:.A$1048576];[.A28];[calls.C$1:.C$1048576];&quot;&gt;=&quot;&amp;[.B28];[calls.C$1:.C$1048576];&quot;&lt;=&quot;&amp;[.C28];[calls.D$1:.D$1048576];&quot;&gt;0&quot;)*0.65)))">
            <text:p/>
          </table:table-cell>
          <table:table-cell/>
          <table:table-cell table:style-name="ce177" table:formula="of:=IF([.A28]=&quot;&quot;;&quot;&quot;;[.D28]*[.E28])">
            <text:p><text:s text:c="2"/></text:p>
          </table:table-cell>
          <table:table-cell table:style-name="ce41" table:formula="of:=IF([.A28]=&quot;&quot;;&quot;&quot;;([.I28]/([.E28]*[.D28])))">
            <text:p/>
          </table:table-cell>
          <table:table-cell table:style-name="ce65" table:formula="of:=IF([.A28]=&quot;&quot;;&quot;&quot;;[.I28]/ ROUNDUP(IF([.C28]=&quot;&quot;;(TODAY()-[.B28])/7;([.C28]-[.B28])/7);0))">
            <text:p/>
          </table:table-cell>
          <table:table-cell table:formula="of:=IF([.B28]=&quot;&quot;;&quot;&quot;;IF([.C28]=&quot;&quot;;TODAY()-[.B28];[.C28]-[.B28])+1)">
            <text:p/>
          </table:table-cell>
          <table:table-cell table:formula="of:=IF([.A28]=&quot;&quot;;&quot;&quot;;ROUND([.I28]/[.N28];3))">
            <text:p/>
          </table:table-cell>
          <table:table-cell table:number-columns-repeated="1009"/>
        </table:table-row>
        <table:table-row table:style-name="ro2">
          <table:table-cell table:number-columns-repeated="3"/>
          <table:table-cell table:formula="of:=IF([.B29]=&quot;&quot;;&quot;&quot;;SUMIFS([puts.J$1:.J$1048576];[puts.C$1:.C$1048576];&quot;&gt;=&quot;&amp;[equity_positions.B29];[puts.A$1:.A$1048576];[equity_positions.A29];[puts.C$1:.C$1048576];IF([.C29]=0;&quot;&gt;=&quot;&amp;[.B29];&quot;&lt;&quot;&amp;[equity_positions.C29]))*100)">
            <text:p/>
          </table:table-cell>
          <table:table-cell table:formula="of:=IF([.A29]=&quot;&quot;;&quot;&quot;;IF([.C29]=0;AVERAGEIFS([puts.E$1:.E$1048576];[puts.J$1:.J$1048576];1;[puts.A$1:.A$1048576];[equity_positions.A29];[puts.C$1:.C$1048576];&quot;&gt;=&quot;&amp;[.B29]);AVERAGEIFS([puts.E$1:.E$1048576];[puts.J$1:.J$1048576];1;[puts.A$1:.A$1048576];[equity_positions.A29];[puts.C$1:.C$1048576];&quot;&gt;=&quot;&amp;[.B29];[puts.C$1:.C$1048576];&quot;&lt;=&quot;&amp;[.C29])))">
            <text:p><text:s text:c="2"/></text:p>
          </table:table-cell>
          <table:table-cell table:style-name="ce64" table:formula="of:=IF([.A29]=&quot;&quot;;&quot;&quot;;([.E29] - ([.I29]/[.D29])))">
            <text:p><text:s text:c="2"/></text:p>
          </table:table-cell>
          <table:table-cell/>
          <table:table-cell table:style-name="ce177" table:formula="of:=IF([.C29]=&quot;&quot;;&quot;&quot;;([.G29]-[.E29])*[.D29])">
            <text:p><text:s text:c="2"/></text:p>
          </table:table-cell>
          <table:table-cell table:formula="of:=IF([.A29]=&quot;&quot;;&quot;&quot;;(IF([.C29]=0;SUMIFS([puts.D$1:.D$1048576];[puts.A$1:.A$1048576];[.A29];[puts.C$1:.C$1048576];&quot;&gt;=&quot;&amp;[.B29]);SUMIFS([puts.D$1:.D$1048576];[puts.A$1:.A$1048576];[.A29];[puts.C$1:.C$1048576];&quot;&gt;=&quot;&amp;[.B29];[puts.C$1:.C$1048576];&quot;&lt;=&quot;&amp;[.C29]))+IF([.C29]=0;SUMIFS([calls.D$1:.D$1048576];[calls.A$1:.A$1048576];[.A29];[calls.C$1:.C$1048576];&quot;&gt;=&quot;&amp;[.B29]);SUMIFS([calls.D$1:.D$1048576];[calls.A$1:.A$1048576];[.A29];[calls.C$1:.C$1048576];&quot;&gt;=&quot;&amp;[.B29];[calls.C$1:.C$1048576];&quot;&lt;=&quot;&amp;[.C29])))*100-(IF([.C29]=0;COUNTIFS([puts.A$1:.A$1048576];[.A29];[puts.C$1:.C$1048576];&quot;&gt;=&quot;&amp;[.B29];[puts.D$1:.D$1048576];&quot;&gt;0&quot;)*0.65;COUNTIFS([puts.A$1:.A$1048576];[.A29];[puts.C$1:.C$1048576];&quot;&gt;=&quot;&amp;[.B29];[puts.C$1:.C$1048576];&quot;&lt;=&quot;&amp;[.C29];[puts.D$1:.D$1048576];&quot;&gt;0&quot;)*0.65)+IF([.C29]=0;COUNTIFS([calls.A$1:.A$1048576];[.A29];[calls.C$1:.C$1048576];&quot;&gt;=&quot;&amp;[.B29];[calls.D$1:.D$1048576];&quot;&gt;0&quot;)*0.65;COUNTIFS([calls.A$1:.A$1048576];[.A29];[calls.C$1:.C$1048576];&quot;&gt;=&quot;&amp;[.B29];[calls.C$1:.C$1048576];&quot;&lt;=&quot;&amp;[.C29];[calls.D$1:.D$1048576];&quot;&gt;0&quot;)*0.65)))">
            <text:p/>
          </table:table-cell>
          <table:table-cell/>
          <table:table-cell table:style-name="ce177" table:formula="of:=IF([.A29]=&quot;&quot;;&quot;&quot;;[.D29]*[.E29])">
            <text:p><text:s text:c="2"/></text:p>
          </table:table-cell>
          <table:table-cell table:style-name="ce41" table:formula="of:=IF([.A29]=&quot;&quot;;&quot;&quot;;([.I29]/([.E29]*[.D29])))">
            <text:p/>
          </table:table-cell>
          <table:table-cell table:style-name="ce65" table:formula="of:=IF([.A29]=&quot;&quot;;&quot;&quot;;[.I29]/ ROUNDUP(IF([.C29]=&quot;&quot;;(TODAY()-[.B29])/7;([.C29]-[.B29])/7);0))">
            <text:p/>
          </table:table-cell>
          <table:table-cell table:formula="of:=IF([.B29]=&quot;&quot;;&quot;&quot;;IF([.C29]=&quot;&quot;;TODAY()-[.B29];[.C29]-[.B29])+1)">
            <text:p/>
          </table:table-cell>
          <table:table-cell table:formula="of:=IF([.A29]=&quot;&quot;;&quot;&quot;;ROUND([.I29]/[.N29];3))">
            <text:p/>
          </table:table-cell>
          <table:table-cell table:number-columns-repeated="100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ly" table:style-name="ta1">
        <table:table-column table:style-name="co39" table:default-cell-style-name="ce137"/>
        <table:table-column table:style-name="co35" table:default-cell-style-name="ce177"/>
        <table:table-column table:style-name="co27" table:default-cell-style-name="ce137"/>
        <table:table-column table:style-name="co16" table:default-cell-style-name="ce177"/>
        <table:table-column table:style-name="co37" table:default-cell-style-name="ce177"/>
        <table:table-column table:style-name="co20" table:default-cell-style-name="ce137"/>
        <table:table-column table:style-name="co42" table:number-columns-repeated="2" table:default-cell-style-name="ce137"/>
        <table:table-column table:style-name="co17" table:default-cell-style-name="ce137"/>
        <table:table-column table:style-name="co34" table:default-cell-style-name="ce137"/>
        <table:table-column table:style-name="co43" table:default-cell-style-name="ce137"/>
        <table:table-column table:style-name="co11" table:default-cell-style-name="ce137"/>
        <table:table-column table:style-name="co10" table:default-cell-style-name="ce137"/>
        <table:table-column table:style-name="co34" table:default-cell-style-name="ce137"/>
        <table:table-column table:style-name="co44" table:default-cell-style-name="ce137"/>
        <table:table-column table:style-name="co45" table:number-columns-repeated="3" table:default-cell-style-name="ce137"/>
        <table:table-column table:style-name="co24" table:default-cell-style-name="ce137"/>
        <table:table-column table:style-name="co5" table:number-columns-repeated="45" table:default-cell-style-name="ce137"/>
        <table:table-row table:style-name="ro4">
          <table:table-cell table:style-name="ce73" office:value-type="string" calcext:value-type="string">
            <text:p>Week Start</text:p>
          </table:table-cell>
          <table:table-cell table:style-name="ce74" office:value-type="string" office:string-value="Balance at Start" calcext:value-type="string">
            <text:p><text:s/>Balance at Start </text:p>
          </table:table-cell>
          <table:table-cell table:style-name="ce73" office:value-type="string" calcext:value-type="string">
            <text:p>Week End</text:p>
          </table:table-cell>
          <table:table-cell table:style-name="ce74" office:value-type="string" office:string-value="Balance at End" calcext:value-type="string">
            <text:p><text:s/>Balance at End </text:p>
          </table:table-cell>
          <table:table-cell table:style-name="ce74" office:value-type="string" office:string-value="Put Collateral" calcext:value-type="string">
            <text:p><text:s/>Put Collateral </text:p>
          </table:table-cell>
          <table:table-cell table:style-name="ce74" office:value-type="string" office:string-value="Put Revenue (net Commiss.)" calcext:value-type="string">
            <text:p><text:s/>Put Revenue (net Commiss.) </text:p>
          </table:table-cell>
          <table:table-cell table:style-name="ce74" office:value-type="string" office:string-value="Call Collateral" calcext:value-type="string">
            <text:p><text:s/>Call Collateral </text:p>
          </table:table-cell>
          <table:table-cell table:style-name="ce74" office:value-type="string" office:string-value="Call Revenue (net Commiss.)" calcext:value-type="string">
            <text:p><text:s/>Call Revenue (net Commiss.) </text:p>
          </table:table-cell>
          <table:table-cell table:style-name="ce74" office:value-type="string" office:string-value="Total Collateral" calcext:value-type="string">
            <text:p><text:s/>Total Collateral </text:p>
          </table:table-cell>
          <table:table-cell table:style-name="ce74" office:value-type="string" office:string-value="Equity Realized Revenues" calcext:value-type="string">
            <text:p><text:s/>Equity Realized Revenues </text:p>
          </table:table-cell>
          <table:table-cell table:style-name="ce74" office:value-type="string" office:string-value="Total Revenue (net Commiss.)" calcext:value-type="string">
            <text:p><text:s/>Total Revenue (net Commiss.) </text:p>
          </table:table-cell>
          <table:table-cell table:style-name="ce75" office:value-type="string" calcext:value-type="string">
            <text:p>Week Return</text:p>
          </table:table-cell>
          <table:table-cell table:style-name="ce75" office:value-type="string" calcext:value-type="string">
            <text:p>Lognormal Week Return</text:p>
          </table:table-cell>
          <table:table-cell table:style-name="ce74" office:value-type="string" office:string-value="SEC Fees" calcext:value-type="string">
            <text:p><text:s/>SEC Fees </text:p>
          </table:table-cell>
          <table:table-cell table:style-name="ce74" office:value-type="string" office:string-value="Net Profit For Week" calcext:value-type="string">
            <text:p><text:s/>Net Profit For Week </text:p>
          </table:table-cell>
          <table:table-cell table:style-name="ce74" office:value-type="string" office:string-value="Running Sum Of All Gainz" calcext:value-type="string">
            <text:p><text:s/>Running Sum Of All Gainz </text:p>
          </table:table-cell>
          <table:table-cell table:style-name="ce74" office:value-type="string" office:string-value="Running Weekly Gain" calcext:value-type="string">
            <text:p><text:s/>Running Weekly Gain </text:p>
          </table:table-cell>
          <table:table-cell table:style-name="ce74" office:value-type="string" office:string-value="Avg Weekly Gain" calcext:value-type="string">
            <text:p><text:s/>Avg Weekly Gain </text:p>
          </table:table-cell>
          <table:table-cell table:number-columns-repeated="46"/>
        </table:table-row>
        <table:table-row table:style-name="ro2">
          <table:table-cell table:style-name="ce39" office:value-type="date" office:date-value="2020-08-03" calcext:value-type="date">
            <text:p>8/3/2020</text:p>
          </table:table-cell>
          <table:table-cell table:formula="of:=SUMIFS([cash_in_cash_out.B2:.B1000];[cash_in_cash_out.A2:.A1000];&quot;&lt;=&quot;&amp;[.A2])" office:value-type="float" office:value="5000" calcext:value-type="float">
            <text:p><text:s/>$5,000.00 </text:p>
          </table:table-cell>
          <table:table-cell table:style-name="ce39" table:formula="of:=[.A2]+4" office:value-type="date" office:date-value="2020-08-07" calcext:value-type="date">
            <text:p>8/7/2020</text:p>
          </table:table-cell>
          <table:table-cell table:formula="of:=IF([.B2];[.B2]+[.O2];&quot;&quot;)" office:value-type="float" office:value="5095.36" calcext:value-type="float">
            <text:p><text:s/>$5,095.36 </text:p>
          </table:table-cell>
          <table:table-cell table:formula="of:=IF([.B2]=&quot;&quot;;&quot;&quot;;SUMIFS([puts.F$1:.F$1048576];[puts.B$1:.B$1048576];&quot;&gt;=&quot;&amp;[weekly.A2];[puts.C$1:.C$1048576];&quot;&lt;=&quot;&amp;[weekly.C2]))" office:value-type="float" office:value="4700" calcext:value-type="float">
            <text:p><text:s/>$4,700.00 </text:p>
          </table:table-cell>
          <table:table-cell table:style-name="ce177" table:formula="of:=SUMIFS([puts.H$1:.H$1048576];[puts.B$1:.B$1048576];&quot;&gt;=&quot;&amp;[weekly.A2];[puts.B$1:.B$1048576];&quot;&lt;=&quot;&amp;[weekly.C2])-(COUNTIFS([puts.B$1:.B$1048576];&quot;&gt;=&quot;&amp;[weekly.A2];[puts.B$1:.B$1048576];&quot;&lt;=&quot;&amp;[weekly.C2]))*0.65" office:value-type="float" office:value="95.4" calcext:value-type="float">
            <text:p><text:s/>$95.40 </text:p>
          </table:table-cell>
          <table:table-cell table:style-name="ce177" table:formula="of:=IF([.B2]=&quot;&quot;;&quot;&quot;;SUMIFS([calls.F$1:.F$1048576];[calls.B$1:.B$1048576];&quot;&gt;=&quot;&amp;[weekly.A2];[calls.C$1:.C$1048576];&quot;&lt;=&quot;&amp;[weekly.C2]))" office:value-type="float" office:value="0" calcext:value-type="float">
            <text:p><text:s/>$- </text:p>
          </table:table-cell>
          <table:table-cell table:style-name="ce177" table:formula="of:=IF([.B2]=&quot;&quot;;&quot;&quot;;SUMIFS([calls.H$1:.H$1048576];[calls.B$1:.B$1048576];&quot;&gt;=&quot;&amp;[weekly.A2];[calls.B$1:.B$1048576];&quot;&lt;=&quot;&amp;[weekly.C2])-(COUNTIFS([calls.B$1:.B$1048576];&quot;&gt;=&quot;&amp;[weekly.A2];[calls.B$1:.B$1048576];&quot;&lt;=&quot;&amp;[weekly.C2]))+COUNTIFS([calls.D$1:.D$1048576];0;[calls.B$1:.B$1048576];&quot;&gt;=&quot;&amp;[weekly.A2];[calls.B$1:.B$1048576];&quot;&lt;=&quot;&amp;[weekly.C2]))" office:value-type="float" office:value="0" calcext:value-type="float">
            <text:p><text:s/>$- </text:p>
          </table:table-cell>
          <table:table-cell table:style-name="ce177" table:formula="of:=IF([.E2]=&quot;&quot;;&quot;&quot;;[.E2]+[.G2])" office:value-type="float" office:value="4700" calcext:value-type="float">
            <text:p><text:s/>$4,700.00 </text:p>
          </table:table-cell>
          <table:table-cell table:style-name="ce177" table:formula="of:=IF([.B2]=&quot;&quot;;&quot;&quot;;SUMIFS([equity_positions.I$1:.I$1048576];[equity_positions.D$1:.D$1048576];&quot;&gt;=&quot;&amp;[weekly.A2];[equity_positions.D$1:.D$1048576];&quot;&lt;=&quot;&amp;[weekly.C2]))" office:value-type="float" office:value="0" calcext:value-type="float">
            <text:p><text:s/>$- </text:p>
          </table:table-cell>
          <table:table-cell table:style-name="ce177" table:formula="of:=IF([.B2]=&quot;&quot;;&quot;&quot;;[.F2]+[.H2]+[.J2])" office:value-type="float" office:value="95.4" calcext:value-type="float">
            <text:p><text:s/>$95.40 </text:p>
          </table:table-cell>
          <table:table-cell table:style-name="ce76" table:formula="of:=IF([.B2]=&quot;&quot;;&quot;&quot;;IFERROR([.O2]/[.B2]; 0))" office:value-type="percentage" office:value="0.019072" calcext:value-type="percentage">
            <text:p>1.907%</text:p>
          </table:table-cell>
          <table:table-cell table:style-name="ce76" table:formula="of:=IF([.B2]=&quot;&quot;;&quot;&quot;;IF([.L2] &lt;&gt; 0; LN([.L2]+1); 0))" office:value-type="percentage" office:value="0.0188924092518238" calcext:value-type="percentage">
            <text:p>1.889%</text:p>
          </table:table-cell>
          <table:table-cell table:style-name="ce177" office:value-type="float" office:value="0.04" calcext:value-type="float">
            <text:p><text:s/>$0.04 </text:p>
          </table:table-cell>
          <table:table-cell table:style-name="ce177" table:formula="of:=IF([.B2]=&quot;&quot;;&quot;&quot;;IF([.A2]&lt;=TODAY();[.K2]-[.N2];0))" office:value-type="float" office:value="95.36" calcext:value-type="float">
            <text:p><text:s/>$95.36 </text:p>
          </table:table-cell>
          <table:table-cell table:style-name="ce177" table:formula="of:=[.O2]" office:value-type="float" office:value="95.36" calcext:value-type="float">
            <text:p><text:s/>$95.36 </text:p>
          </table:table-cell>
          <table:table-cell table:style-name="ce76" table:formula="of:=IF([.D2]=&quot;&quot;;&quot;&quot;;[.P2]/[.B2])" office:value-type="percentage" office:value="0.019072" calcext:value-type="percentage">
            <text:p>1.907%</text:p>
          </table:table-cell>
          <table:table-cell table:style-name="ce41" table:formula="of:=SUMIF([.M$1:.M$1048576];&quot;&gt;0&quot;;[.L$1:.L$1048576]) / COUNTIF([.L$1:.L$1048576];&quot;&gt;0&quot;)" office:value-type="percentage" office:value="0.0130429889783149" calcext:value-type="percentage">
            <text:p>1.30%</text:p>
          </table:table-cell>
          <table:table-cell table:style-name="ce237"/>
          <table:table-cell table:number-columns-repeated="45"/>
        </table:table-row>
        <table:table-row table:style-name="ro2">
          <table:table-cell table:style-name="ce39" table:formula="of:=[.A2]+7" office:value-type="date" office:date-value="2020-08-10" calcext:value-type="date">
            <text:p>8/10/2020</text:p>
          </table:table-cell>
          <table:table-cell table:formula="of:=SUMIFS([cash_in_cash_out.B2:.B1000];[cash_in_cash_out.A2:.A1000];&quot;&lt;=&quot;&amp;[.A3])+[.P2]" office:value-type="float" office:value="11812.11" calcext:value-type="float">
            <text:p><text:s/>$11,812.11 </text:p>
          </table:table-cell>
          <table:table-cell table:style-name="ce39" table:formula="of:=[.A3]+4" office:value-type="date" office:date-value="2020-08-14" calcext:value-type="date">
            <text:p>8/14/2020</text:p>
          </table:table-cell>
          <table:table-cell table:formula="of:=IF([.B3]&lt;&gt;&quot;&quot;;[.B3]+[.O3];&quot;&quot;)" office:value-type="float" office:value="11990.1" calcext:value-type="float">
            <text:p><text:s/>$11,990.10 </text:p>
          </table:table-cell>
          <table:table-cell table:formula="of:=IF([.B3]=&quot;&quot;;&quot;&quot;;SUMIFS([puts.F$1:.F$1048576];[puts.B$1:.B$1048576];&quot;&gt;=&quot;&amp;[weekly.A3];[puts.C$1:.C$1048576];&quot;&lt;=&quot;&amp;[weekly.C3]))" office:value-type="float" office:value="9000" calcext:value-type="float">
            <text:p><text:s/>$9,000.00 </text:p>
          </table:table-cell>
          <table:table-cell table:style-name="ce177" table:formula="of:=SUMIFS([puts.H$1:.H$1048576];[puts.B$1:.B$1048576];&quot;&gt;=&quot;&amp;[weekly.A3];[puts.B$1:.B$1048576];&quot;&lt;=&quot;&amp;[weekly.C3])-(COUNTIFS([puts.B$1:.B$1048576];&quot;&gt;=&quot;&amp;[weekly.A3];[puts.B$1:.B$1048576];&quot;&lt;=&quot;&amp;[weekly.C3]))*0.65" office:value-type="float" office:value="178.15" calcext:value-type="float">
            <text:p><text:s/>$178.15 </text:p>
          </table:table-cell>
          <table:table-cell table:style-name="ce177" table:formula="of:=IF([.B3]=&quot;&quot;;&quot;&quot;;SUMIFS([calls.F$1:.F$1048576];[calls.B$1:.B$1048576];&quot;&gt;=&quot;&amp;[weekly.A3];[calls.C$1:.C$1048576];&quot;&lt;=&quot;&amp;[weekly.C3]))" office:value-type="float" office:value="0" calcext:value-type="float">
            <text:p><text:s/>$- </text:p>
          </table:table-cell>
          <table:table-cell table:style-name="ce177" table:formula="of:=IF([.B3]=&quot;&quot;;&quot;&quot;;SUMIFS([calls.H$1:.H$1048576];[calls.B$1:.B$1048576];&quot;&gt;=&quot;&amp;[weekly.A3];[calls.B$1:.B$1048576];&quot;&lt;=&quot;&amp;[weekly.C3])-(COUNTIFS([calls.B$1:.B$1048576];&quot;&gt;=&quot;&amp;[weekly.A3];[calls.B$1:.B$1048576];&quot;&lt;=&quot;&amp;[weekly.C3]))+COUNTIFS([calls.D$1:.D$1048576];0;[calls.B$1:.B$1048576];&quot;&gt;=&quot;&amp;[weekly.A3];[calls.B$1:.B$1048576];&quot;&lt;=&quot;&amp;[weekly.C3]))" office:value-type="float" office:value="0" calcext:value-type="float">
            <text:p><text:s/>$- </text:p>
          </table:table-cell>
          <table:table-cell table:style-name="ce177" table:formula="of:=IF([.E3]=&quot;&quot;;&quot;&quot;;[.E3]+[.G3])" office:value-type="float" office:value="9000" calcext:value-type="float">
            <text:p><text:s/>$9,000.00 </text:p>
          </table:table-cell>
          <table:table-cell table:style-name="ce177" table:formula="of:=IF([.B3]=&quot;&quot;;&quot;&quot;;SUMIFS([equity_positions.I$1:.I$1048576];[equity_positions.D$1:.D$1048576];&quot;&gt;=&quot;&amp;[weekly.A3];[equity_positions.D$1:.D$1048576];&quot;&lt;=&quot;&amp;[weekly.C3]))" office:value-type="float" office:value="0" calcext:value-type="float">
            <text:p><text:s/>$- </text:p>
          </table:table-cell>
          <table:table-cell table:style-name="ce177" table:formula="of:=IF([.B3]=&quot;&quot;;&quot;&quot;;[.F3]+[.H3]+[.J3])" office:value-type="float" office:value="178.15" calcext:value-type="float">
            <text:p><text:s/>$178.15 </text:p>
          </table:table-cell>
          <table:table-cell table:style-name="ce76" table:formula="of:=IF([.B3]=&quot;&quot;;&quot;&quot;;IFERROR([.O3]/[.B3]; 0))" office:value-type="percentage" office:value="0.0150684340054402" calcext:value-type="percentage">
            <text:p>1.507%</text:p>
          </table:table-cell>
          <table:table-cell table:style-name="ce76" table:formula="of:=IF([.B3]=&quot;&quot;;&quot;&quot;;IF([.L3] &lt;&gt; 0; LN([.L3]+1); 0))" office:value-type="percentage" office:value="0.0149560328864031" calcext:value-type="percentage">
            <text:p>1.496%</text:p>
          </table:table-cell>
          <table:table-cell table:style-name="ce177" office:value-type="float" office:value="0.16" calcext:value-type="float">
            <text:p><text:s/>$0.16 </text:p>
          </table:table-cell>
          <table:table-cell table:style-name="ce177" table:formula="of:=IF([.B3]=&quot;&quot;;&quot;&quot;;IF([.A3]&lt;=TODAY();[.K3]-[.N3];0))" office:value-type="float" office:value="177.99" calcext:value-type="float">
            <text:p><text:s/>$177.99 </text:p>
          </table:table-cell>
          <table:table-cell table:style-name="ce177" table:formula="of:=IF([.D3]=&quot;&quot;;&quot;&quot;;[.O3]+[.P2])" office:value-type="float" office:value="273.35" calcext:value-type="float">
            <text:p><text:s/>$273.35 </text:p>
          </table:table-cell>
          <table:table-cell table:style-name="ce76" table:formula="of:=IF([.D3]=&quot;&quot;;&quot;&quot;;[.P3]/[.B3])" office:value-type="percentage" office:value="0.0231415047777239" calcext:value-type="percentage">
            <text:p>2.314%</text:p>
          </table:table-cell>
          <table:table-cell table:number-columns-repeated="47"/>
        </table:table-row>
        <table:table-row table:style-name="ro2">
          <table:table-cell table:style-name="ce39" table:formula="of:=[.A3]+7" office:value-type="date" office:date-value="2020-08-17" calcext:value-type="date">
            <text:p>8/17/2020</text:p>
          </table:table-cell>
          <table:table-cell table:formula="of:=SUMIFS([cash_in_cash_out.B2:.B1000];[cash_in_cash_out.A2:.A1000];&quot;&lt;=&quot;&amp;[.A4])+[.P3]" office:value-type="float" office:value="13535.09" calcext:value-type="float">
            <text:p><text:s/>$13,535.09 </text:p>
          </table:table-cell>
          <table:table-cell table:style-name="ce39" table:formula="of:=[.A4]+4" office:value-type="date" office:date-value="2020-08-21" calcext:value-type="date">
            <text:p>8/21/2020</text:p>
          </table:table-cell>
          <table:table-cell table:formula="of:=IF([.B4]&lt;&gt;&quot;&quot;;[.B4]+[.O4];&quot;&quot;)" office:value-type="float" office:value="13697.11" calcext:value-type="float">
            <text:p><text:s/>$13,697.11 </text:p>
          </table:table-cell>
          <table:table-cell table:formula="of:=IF([.B4]=&quot;&quot;;&quot;&quot;;SUMIFS([puts.F$1:.F$1048576];[puts.B$1:.B$1048576];&quot;&gt;=&quot;&amp;[weekly.A4];[puts.C$1:.C$1048576];&quot;&lt;=&quot;&amp;[weekly.C4]))" office:value-type="float" office:value="11350" calcext:value-type="float">
            <text:p><text:s/>$11,350.00 </text:p>
          </table:table-cell>
          <table:table-cell table:style-name="ce177" table:formula="of:=SUMIFS([puts.H$1:.H$1048576];[puts.B$1:.B$1048576];&quot;&gt;=&quot;&amp;[weekly.A4];[puts.B$1:.B$1048576];&quot;&lt;=&quot;&amp;[weekly.C4])-(COUNTIFS([puts.B$1:.B$1048576];&quot;&gt;=&quot;&amp;[weekly.A4];[puts.B$1:.B$1048576];&quot;&lt;=&quot;&amp;[weekly.C4]))*0.65" office:value-type="float" office:value="162.1" calcext:value-type="float">
            <text:p><text:s/>$162.10 </text:p>
          </table:table-cell>
          <table:table-cell table:style-name="ce177" table:formula="of:=IF([.B4]=&quot;&quot;;&quot;&quot;;SUMIFS([calls.F$1:.F$1048576];[calls.B$1:.B$1048576];&quot;&gt;=&quot;&amp;[weekly.A4];[calls.C$1:.C$1048576];&quot;&lt;=&quot;&amp;[weekly.C4]))" office:value-type="float" office:value="0" calcext:value-type="float">
            <text:p><text:s/>$- </text:p>
          </table:table-cell>
          <table:table-cell table:style-name="ce177" table:formula="of:=IF([.B4]=&quot;&quot;;&quot;&quot;;SUMIFS([calls.H$1:.H$1048576];[calls.B$1:.B$1048576];&quot;&gt;=&quot;&amp;[weekly.A4];[calls.B$1:.B$1048576];&quot;&lt;=&quot;&amp;[weekly.C4])-(COUNTIFS([calls.B$1:.B$1048576];&quot;&gt;=&quot;&amp;[weekly.A4];[calls.B$1:.B$1048576];&quot;&lt;=&quot;&amp;[weekly.C4]))+COUNTIFS([calls.D$1:.D$1048576];0;[calls.B$1:.B$1048576];&quot;&gt;=&quot;&amp;[weekly.A4];[calls.B$1:.B$1048576];&quot;&lt;=&quot;&amp;[weekly.C4]))" office:value-type="float" office:value="0" calcext:value-type="float">
            <text:p><text:s/>$- </text:p>
          </table:table-cell>
          <table:table-cell table:style-name="ce177" table:formula="of:=IF([.E4]=&quot;&quot;;&quot;&quot;;[.E4]+[.G4])" office:value-type="float" office:value="11350" calcext:value-type="float">
            <text:p><text:s/>$11,350.00 </text:p>
          </table:table-cell>
          <table:table-cell table:style-name="ce177" table:formula="of:=IF([.B4]=&quot;&quot;;&quot;&quot;;SUMIFS([equity_positions.I$1:.I$1048576];[equity_positions.D$1:.D$1048576];&quot;&gt;=&quot;&amp;[weekly.A4];[equity_positions.D$1:.D$1048576];&quot;&lt;=&quot;&amp;[weekly.C4]))" office:value-type="float" office:value="0" calcext:value-type="float">
            <text:p><text:s/>$- </text:p>
          </table:table-cell>
          <table:table-cell table:style-name="ce177" table:formula="of:=IF([.B4]=&quot;&quot;;&quot;&quot;;[.F4]+[.H4]+[.J4])" office:value-type="float" office:value="162.1" calcext:value-type="float">
            <text:p><text:s/>$162.10 </text:p>
          </table:table-cell>
          <table:table-cell table:style-name="ce76" table:formula="of:=IF([.B4]=&quot;&quot;;&quot;&quot;;IFERROR([.O4]/[.B4]; 0))" office:value-type="percentage" office:value="0.011970367393198" calcext:value-type="percentage">
            <text:p>1.197%</text:p>
          </table:table-cell>
          <table:table-cell table:style-name="ce76" table:formula="of:=IF([.B4]=&quot;&quot;;&quot;&quot;;IF([.L4] &lt;&gt; 0; LN([.L4]+1); 0))" office:value-type="percentage" office:value="0.0118992892045523" calcext:value-type="percentage">
            <text:p>1.190%</text:p>
          </table:table-cell>
          <table:table-cell table:style-name="ce177" office:value-type="float" office:value="0.08" calcext:value-type="float">
            <text:p><text:s/>$0.08 </text:p>
          </table:table-cell>
          <table:table-cell table:style-name="ce177" table:formula="of:=IF([.B4]=&quot;&quot;;&quot;&quot;;IF([.A4]&lt;=TODAY();[.K4]-[.N4];0))" office:value-type="float" office:value="162.02" calcext:value-type="float">
            <text:p><text:s/>$162.02 </text:p>
          </table:table-cell>
          <table:table-cell table:style-name="ce177" table:formula="of:=IF([.D4]=&quot;&quot;;&quot;&quot;;[.O4]+[.P3])" office:value-type="float" office:value="435.37" calcext:value-type="float">
            <text:p><text:s/>$435.37 </text:p>
          </table:table-cell>
          <table:table-cell table:style-name="ce76" table:formula="of:=IF([.D4]=&quot;&quot;;&quot;&quot;;[.P4]/[.B4])" office:value-type="percentage" office:value="0.0321660217996334" calcext:value-type="percentage">
            <text:p>3.217%</text:p>
          </table:table-cell>
          <table:table-cell table:number-columns-repeated="47"/>
        </table:table-row>
        <table:table-row table:style-name="ro2">
          <table:table-cell table:style-name="ce39" table:formula="of:=[.A4]+7" office:value-type="date" office:date-value="2020-08-24" calcext:value-type="date">
            <text:p>8/24/2020</text:p>
          </table:table-cell>
          <table:table-cell table:formula="of:=SUMIFS([cash_in_cash_out.B2:.B1000];[cash_in_cash_out.A2:.A1000];&quot;&lt;=&quot;&amp;[.A5])+[.P4]" office:value-type="float" office:value="13697.11" calcext:value-type="float">
            <text:p><text:s/>$13,697.11 </text:p>
          </table:table-cell>
          <table:table-cell table:style-name="ce39" table:formula="of:=[.A5]+4" office:value-type="date" office:date-value="2020-08-28" calcext:value-type="date">
            <text:p>8/28/2020</text:p>
          </table:table-cell>
          <table:table-cell table:formula="of:=IF([.B5]&lt;&gt;&quot;&quot;;[.B5]+[.O5];&quot;&quot;)" office:value-type="float" office:value="13877.87" calcext:value-type="float">
            <text:p><text:s/>$13,877.87 </text:p>
          </table:table-cell>
          <table:table-cell table:formula="of:=IF([.B5]=&quot;&quot;;&quot;&quot;;SUMIFS([puts.F$1:.F$1048576];[puts.B$1:.B$1048576];&quot;&gt;=&quot;&amp;[weekly.A5];[puts.C$1:.C$1048576];&quot;&lt;=&quot;&amp;[weekly.C5]))" office:value-type="float" office:value="13100" calcext:value-type="float">
            <text:p><text:s/>$13,100.00 </text:p>
          </table:table-cell>
          <table:table-cell table:style-name="ce177" table:formula="of:=SUMIFS([puts.H$1:.H$1048576];[puts.B$1:.B$1048576];&quot;&gt;=&quot;&amp;[weekly.A5];[puts.B$1:.B$1048576];&quot;&lt;=&quot;&amp;[weekly.C5])-(COUNTIFS([puts.B$1:.B$1048576];&quot;&gt;=&quot;&amp;[weekly.A5];[puts.B$1:.B$1048576];&quot;&lt;=&quot;&amp;[weekly.C5]))*0.65" office:value-type="float" office:value="180.8" calcext:value-type="float">
            <text:p><text:s/>$180.80 </text:p>
          </table:table-cell>
          <table:table-cell table:style-name="ce177" table:formula="of:=IF([.B5]=&quot;&quot;;&quot;&quot;;SUMIFS([calls.F$1:.F$1048576];[calls.B$1:.B$1048576];&quot;&gt;=&quot;&amp;[weekly.A5];[calls.C$1:.C$1048576];&quot;&lt;=&quot;&amp;[weekly.C5]))" office:value-type="float" office:value="0" calcext:value-type="float">
            <text:p><text:s/>$- </text:p>
          </table:table-cell>
          <table:table-cell table:style-name="ce177" table:formula="of:=IF([.B5]=&quot;&quot;;&quot;&quot;;SUMIFS([calls.H$1:.H$1048576];[calls.B$1:.B$1048576];&quot;&gt;=&quot;&amp;[weekly.A5];[calls.B$1:.B$1048576];&quot;&lt;=&quot;&amp;[weekly.C5])-(COUNTIFS([calls.B$1:.B$1048576];&quot;&gt;=&quot;&amp;[weekly.A5];[calls.B$1:.B$1048576];&quot;&lt;=&quot;&amp;[weekly.C5]))+COUNTIFS([calls.D$1:.D$1048576];0;[calls.B$1:.B$1048576];&quot;&gt;=&quot;&amp;[weekly.A5];[calls.B$1:.B$1048576];&quot;&lt;=&quot;&amp;[weekly.C5]))" office:value-type="float" office:value="0" calcext:value-type="float">
            <text:p><text:s/>$- </text:p>
          </table:table-cell>
          <table:table-cell table:style-name="ce177" table:formula="of:=IF([.E5]=&quot;&quot;;&quot;&quot;;[.E5]+[.G5])" office:value-type="float" office:value="13100" calcext:value-type="float">
            <text:p><text:s/>$13,100.00 </text:p>
          </table:table-cell>
          <table:table-cell table:style-name="ce177" table:formula="of:=IF([.B5]=&quot;&quot;;&quot;&quot;;SUMIFS([equity_positions.I$1:.I$1048576];[equity_positions.D$1:.D$1048576];&quot;&gt;=&quot;&amp;[weekly.A5];[equity_positions.D$1:.D$1048576];&quot;&lt;=&quot;&amp;[weekly.C5]))" office:value-type="float" office:value="0" calcext:value-type="float">
            <text:p><text:s/>$- </text:p>
          </table:table-cell>
          <table:table-cell table:style-name="ce177" table:formula="of:=IF([.B5]=&quot;&quot;;&quot;&quot;;[.F5]+[.H5]+[.J5])" office:value-type="float" office:value="180.8" calcext:value-type="float">
            <text:p><text:s/>$180.80 </text:p>
          </table:table-cell>
          <table:table-cell table:style-name="ce76" table:formula="of:=IF([.B5]=&quot;&quot;;&quot;&quot;;IFERROR([.O5]/[.B5]; 0))" office:value-type="percentage" office:value="0.0131969444649273" calcext:value-type="percentage">
            <text:p>1.320%</text:p>
          </table:table-cell>
          <table:table-cell table:style-name="ce76" table:formula="of:=IF([.B5]=&quot;&quot;;&quot;&quot;;IF([.L5] &lt;&gt; 0; LN([.L5]+1); 0))" office:value-type="percentage" office:value="0.0131106234133658" calcext:value-type="percentage">
            <text:p>1.311%</text:p>
          </table:table-cell>
          <table:table-cell table:style-name="ce177" office:value-type="float" office:value="0.04" calcext:value-type="float">
            <text:p><text:s/>$0.04 </text:p>
          </table:table-cell>
          <table:table-cell table:style-name="ce177" table:formula="of:=IF([.B5]=&quot;&quot;;&quot;&quot;;IF([.A5]&lt;=TODAY();[.K5]-[.N5];0))" office:value-type="float" office:value="180.76" calcext:value-type="float">
            <text:p><text:s/>$180.76 </text:p>
          </table:table-cell>
          <table:table-cell table:style-name="ce177" table:formula="of:=IF([.D5]=&quot;&quot;;&quot;&quot;;[.O5]+[.P4])" office:value-type="float" office:value="616.13" calcext:value-type="float">
            <text:p><text:s/>$616.13 </text:p>
          </table:table-cell>
          <table:table-cell table:style-name="ce76" table:formula="of:=IF([.D5]=&quot;&quot;;&quot;&quot;;[.P5]/[.B5])" office:value-type="percentage" office:value="0.0449824817059949" calcext:value-type="percentage">
            <text:p>4.498%</text:p>
          </table:table-cell>
          <table:table-cell table:number-columns-repeated="47"/>
        </table:table-row>
        <table:table-row table:style-name="ro2">
          <table:table-cell table:style-name="ce39" table:formula="of:=[.A5]+7" office:value-type="date" office:date-value="2020-08-31" calcext:value-type="date">
            <text:p>8/31/2020</text:p>
          </table:table-cell>
          <table:table-cell table:formula="of:=SUMIFS([cash_in_cash_out.B2:.B1000];[cash_in_cash_out.A2:.A1000];&quot;&lt;=&quot;&amp;[.A6])+[.P5]" office:value-type="float" office:value="13877.87" calcext:value-type="float">
            <text:p><text:s/>$13,877.87 </text:p>
          </table:table-cell>
          <table:table-cell table:style-name="ce39" table:formula="of:=[.A6]+4" office:value-type="date" office:date-value="2020-09-04" calcext:value-type="date">
            <text:p>9/4/2020</text:p>
          </table:table-cell>
          <table:table-cell table:formula="of:=IF([.B6]&lt;&gt;&quot;&quot;;[.B6]+[.O6];&quot;&quot;)" office:value-type="float" office:value="14120.94" calcext:value-type="float">
            <text:p><text:s/>$14,120.94 </text:p>
          </table:table-cell>
          <table:table-cell table:formula="of:=IF([.B6]=&quot;&quot;;&quot;&quot;;SUMIFS([puts.F$1:.F$1048576];[puts.B$1:.B$1048576];&quot;&gt;=&quot;&amp;[weekly.A6];[puts.C$1:.C$1048576];&quot;&lt;=&quot;&amp;[weekly.C6]))" office:value-type="float" office:value="13200" calcext:value-type="float">
            <text:p><text:s/>$13,200.00 </text:p>
          </table:table-cell>
          <table:table-cell table:style-name="ce177" table:formula="of:=SUMIFS([puts.H$1:.H$1048576];[puts.B$1:.B$1048576];&quot;&gt;=&quot;&amp;[weekly.A6];[puts.B$1:.B$1048576];&quot;&lt;=&quot;&amp;[weekly.C6])-(COUNTIFS([puts.B$1:.B$1048576];&quot;&gt;=&quot;&amp;[weekly.A6];[puts.B$1:.B$1048576];&quot;&lt;=&quot;&amp;[weekly.C6]))*0.65" office:value-type="float" office:value="243.15" calcext:value-type="float">
            <text:p><text:s/>$243.15 </text:p>
          </table:table-cell>
          <table:table-cell table:style-name="ce177" table:formula="of:=IF([.B6]=&quot;&quot;;&quot;&quot;;SUMIFS([calls.F$1:.F$1048576];[calls.B$1:.B$1048576];&quot;&gt;=&quot;&amp;[weekly.A6];[calls.C$1:.C$1048576];&quot;&lt;=&quot;&amp;[weekly.C6]))" office:value-type="float" office:value="0" calcext:value-type="float">
            <text:p><text:s/>$- </text:p>
          </table:table-cell>
          <table:table-cell table:style-name="ce177" table:formula="of:=IF([.B6]=&quot;&quot;;&quot;&quot;;SUMIFS([calls.H$1:.H$1048576];[calls.B$1:.B$1048576];&quot;&gt;=&quot;&amp;[weekly.A6];[calls.B$1:.B$1048576];&quot;&lt;=&quot;&amp;[weekly.C6])-(COUNTIFS([calls.B$1:.B$1048576];&quot;&gt;=&quot;&amp;[weekly.A6];[calls.B$1:.B$1048576];&quot;&lt;=&quot;&amp;[weekly.C6]))+COUNTIFS([calls.D$1:.D$1048576];0;[calls.B$1:.B$1048576];&quot;&gt;=&quot;&amp;[weekly.A6];[calls.B$1:.B$1048576];&quot;&lt;=&quot;&amp;[weekly.C6]))" office:value-type="float" office:value="0" calcext:value-type="float">
            <text:p><text:s/>$- </text:p>
          </table:table-cell>
          <table:table-cell table:style-name="ce177" table:formula="of:=IF([.E6]=&quot;&quot;;&quot;&quot;;[.E6]+[.G6])" office:value-type="float" office:value="13200" calcext:value-type="float">
            <text:p><text:s/>$13,200.00 </text:p>
          </table:table-cell>
          <table:table-cell table:style-name="ce177" table:formula="of:=IF([.B6]=&quot;&quot;;&quot;&quot;;SUMIFS([equity_positions.I$1:.I$1048576];[equity_positions.D$1:.D$1048576];&quot;&gt;=&quot;&amp;[weekly.A6];[equity_positions.D$1:.D$1048576];&quot;&lt;=&quot;&amp;[weekly.C6]))" office:value-type="float" office:value="0" calcext:value-type="float">
            <text:p><text:s/>$- </text:p>
          </table:table-cell>
          <table:table-cell table:style-name="ce177" table:formula="of:=IF([.B6]=&quot;&quot;;&quot;&quot;;[.F6]+[.H6]+[.J6])" office:value-type="float" office:value="243.15" calcext:value-type="float">
            <text:p><text:s/>$243.15 </text:p>
          </table:table-cell>
          <table:table-cell table:style-name="ce76" table:formula="of:=IF([.B6]=&quot;&quot;;&quot;&quot;;IFERROR([.O6]/[.B6]; 0))" office:value-type="percentage" office:value="0.0175149356493468" calcext:value-type="percentage">
            <text:p>1.751%</text:p>
          </table:table-cell>
          <table:table-cell table:style-name="ce76" table:formula="of:=IF([.B6]=&quot;&quot;;&quot;&quot;;IF([.L6] &lt;&gt; 0; LN([.L6]+1); 0))" office:value-type="percentage" office:value="0.0173633169977376" calcext:value-type="percentage">
            <text:p>1.736%</text:p>
          </table:table-cell>
          <table:table-cell table:style-name="ce177" office:value-type="float" office:value="0.08" calcext:value-type="float">
            <text:p><text:s/>$0.08 </text:p>
          </table:table-cell>
          <table:table-cell table:style-name="ce177" table:formula="of:=IF([.B6]=&quot;&quot;;&quot;&quot;;IF([.A6]&lt;=TODAY();[.K6]-[.N6];0))" office:value-type="float" office:value="243.07" calcext:value-type="float">
            <text:p><text:s/>$243.07 </text:p>
          </table:table-cell>
          <table:table-cell table:style-name="ce177" table:formula="of:=IF([.D6]=&quot;&quot;;&quot;&quot;;[.O6]+[.P5])" office:value-type="float" office:value="859.2" calcext:value-type="float">
            <text:p><text:s/>$859.20 </text:p>
          </table:table-cell>
          <table:table-cell table:style-name="ce76" table:formula="of:=IF([.D6]=&quot;&quot;;&quot;&quot;;[.P6]/[.B6])" office:value-type="percentage" office:value="0.0619115181220173" calcext:value-type="percentage">
            <text:p>6.191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6]+7" office:value-type="date" office:date-value="2020-09-07" calcext:value-type="date">
            <text:p>9/7/2020</text:p>
          </table:table-cell>
          <table:table-cell table:formula="of:=SUMIFS([cash_in_cash_out.B2:.B1000];[cash_in_cash_out.A2:.A1000];&quot;&lt;=&quot;&amp;[.A7])+[.P6]" office:value-type="float" office:value="29210.75" calcext:value-type="float">
            <text:p><text:s/>$29,210.75 </text:p>
          </table:table-cell>
          <table:table-cell table:style-name="ce39" table:formula="of:=[.A7]+4" office:value-type="date" office:date-value="2020-09-11" calcext:value-type="date">
            <text:p>9/11/2020</text:p>
          </table:table-cell>
          <table:table-cell table:formula="of:=IF([.B7]&lt;&gt;&quot;&quot;;[.B7]+[.O7];&quot;&quot;)" office:value-type="float" office:value="29540.19" calcext:value-type="float">
            <text:p><text:s/>$29,540.19 </text:p>
          </table:table-cell>
          <table:table-cell table:formula="of:=IF([.B7]=&quot;&quot;;&quot;&quot;;SUMIFS([puts.F$1:.F$1048576];[puts.B$1:.B$1048576];&quot;&gt;=&quot;&amp;[weekly.A7];[puts.C$1:.C$1048576];&quot;&lt;=&quot;&amp;[weekly.C7]))" office:value-type="float" office:value="18250" calcext:value-type="float">
            <text:p><text:s/>$18,250.00 </text:p>
          </table:table-cell>
          <table:table-cell table:style-name="ce177" table:formula="of:=SUMIFS([puts.H$1:.H$1048576];[puts.B$1:.B$1048576];&quot;&gt;=&quot;&amp;[weekly.A7];[puts.B$1:.B$1048576];&quot;&lt;=&quot;&amp;[weekly.C7])-(COUNTIFS([puts.B$1:.B$1048576];&quot;&gt;=&quot;&amp;[weekly.A7];[puts.B$1:.B$1048576];&quot;&lt;=&quot;&amp;[weekly.C7]))*0.65" office:value-type="float" office:value="324.2" calcext:value-type="float">
            <text:p><text:s/>$324.20 </text:p>
          </table:table-cell>
          <table:table-cell table:style-name="ce177" table:formula="of:=IF([.B7]=&quot;&quot;;&quot;&quot;;SUMIFS([calls.F$1:.F$1048576];[calls.B$1:.B$1048576];&quot;&gt;=&quot;&amp;[weekly.A7];[calls.C$1:.C$1048576];&quot;&lt;=&quot;&amp;[weekly.C7]))" office:value-type="float" office:value="2600" calcext:value-type="float">
            <text:p><text:s/>$2,600.00 </text:p>
          </table:table-cell>
          <table:table-cell table:style-name="ce177" table:formula="of:=IF([.B7]=&quot;&quot;;&quot;&quot;;SUMIFS([calls.H$1:.H$1048576];[calls.B$1:.B$1048576];&quot;&gt;=&quot;&amp;[weekly.A7];[calls.B$1:.B$1048576];&quot;&lt;=&quot;&amp;[weekly.C7])-(COUNTIFS([calls.B$1:.B$1048576];&quot;&gt;=&quot;&amp;[weekly.A7];[calls.B$1:.B$1048576];&quot;&lt;=&quot;&amp;[weekly.C7]))*0.65+COUNTIFS([calls.D$1:.D$1048576];0;[calls.B$1:.B$1048576];&quot;&gt;=&quot;&amp;[weekly.A7];[calls.B$1:.B$1048576];&quot;&lt;=&quot;&amp;[weekly.C7]))" office:value-type="float" office:value="5.4" calcext:value-type="float">
            <text:p><text:s/>$5.40 </text:p>
          </table:table-cell>
          <table:table-cell table:style-name="ce177" table:formula="of:=IF([.E7]=&quot;&quot;;&quot;&quot;;[.E7]+[.G7])" office:value-type="float" office:value="20850" calcext:value-type="float">
            <text:p><text:s/>$20,850.00 </text:p>
          </table:table-cell>
          <table:table-cell table:style-name="ce177" table:formula="of:=IF([.B7]=&quot;&quot;;&quot;&quot;;SUMIFS([equity_positions.I$1:.I$1048576];[equity_positions.D$1:.D$1048576];&quot;&gt;=&quot;&amp;[weekly.A7];[equity_positions.D$1:.D$1048576];&quot;&lt;=&quot;&amp;[weekly.C7]))" office:value-type="float" office:value="0" calcext:value-type="float">
            <text:p><text:s/>$- </text:p>
          </table:table-cell>
          <table:table-cell table:style-name="ce177" table:formula="of:=IF([.B7]=&quot;&quot;;&quot;&quot;;[.F7]+[.H7]+[.J7])" office:value-type="float" office:value="329.6" calcext:value-type="float">
            <text:p><text:s/>$329.60 </text:p>
          </table:table-cell>
          <table:table-cell table:style-name="ce76" table:formula="of:=IF([.B7]=&quot;&quot;;&quot;&quot;;IFERROR([.O7]/[.B7]; 0))" office:value-type="percentage" office:value="0.0112780397627586" calcext:value-type="percentage">
            <text:p>1.128%</text:p>
          </table:table-cell>
          <table:table-cell table:style-name="ce76" table:formula="of:=IF([.B7]=&quot;&quot;;&quot;&quot;;IF([.L7] &lt;&gt; 0; LN([.L7]+1); 0))" office:value-type="percentage" office:value="0.0112149168308857" calcext:value-type="percentage">
            <text:p>1.121%</text:p>
          </table:table-cell>
          <table:table-cell table:style-name="ce177" office:value-type="float" office:value="0.16" calcext:value-type="float">
            <text:p><text:s/>$0.16 </text:p>
          </table:table-cell>
          <table:table-cell table:style-name="ce177" table:formula="of:=IF([.B7]=&quot;&quot;;&quot;&quot;;IF([.A7]&lt;=TODAY();[.K7]-[.N7];0))" office:value-type="float" office:value="329.44" calcext:value-type="float">
            <text:p><text:s/>$329.44 </text:p>
          </table:table-cell>
          <table:table-cell table:style-name="ce177" table:formula="of:=IF([.D7]=&quot;&quot;;&quot;&quot;;[.O7]+[.P6])" office:value-type="float" office:value="1188.64" calcext:value-type="float">
            <text:p><text:s/>$1,188.64 </text:p>
          </table:table-cell>
          <table:table-cell table:style-name="ce76" table:formula="of:=IF([.D7]=&quot;&quot;;&quot;&quot;;[.P7]/[.B7])" office:value-type="percentage" office:value="0.0406918685757812" calcext:value-type="percentage">
            <text:p>4.069%</text:p>
          </table:table-cell>
          <table:table-cell table:number-columns-repeated="2"/>
          <table:table-cell table:style-name="ce78" table:number-columns-repeated="2"/>
          <table:table-cell table:number-columns-repeated="43"/>
        </table:table-row>
        <table:table-row table:style-name="ro2">
          <table:table-cell table:style-name="ce39" table:formula="of:=[.A7]+7" office:value-type="date" office:date-value="2020-09-14" calcext:value-type="date">
            <text:p>9/14/2020</text:p>
          </table:table-cell>
          <table:table-cell table:formula="of:=SUMIFS([cash_in_cash_out.B2:.B1000];[cash_in_cash_out.A2:.A1000];&quot;&lt;=&quot;&amp;[.A8])+[.P7]" office:value-type="float" office:value="29540.19" calcext:value-type="float">
            <text:p><text:s/>$29,540.19 </text:p>
          </table:table-cell>
          <table:table-cell table:style-name="ce39" table:formula="of:=[.A8]+4" office:value-type="date" office:date-value="2020-09-18" calcext:value-type="date">
            <text:p>9/18/2020</text:p>
          </table:table-cell>
          <table:table-cell table:formula="of:=IF([.B8]&lt;&gt;&quot;&quot;;[.B8]+[.O8];&quot;&quot;)" office:value-type="float" office:value="29888.93" calcext:value-type="float">
            <text:p><text:s/>$29,888.93 </text:p>
          </table:table-cell>
          <table:table-cell table:formula="of:=IF([.B8]=&quot;&quot;;&quot;&quot;;SUMIFS([puts.F$1:.F$1048576];[puts.B$1:.B$1048576];&quot;&gt;=&quot;&amp;[weekly.A8];[puts.C$1:.C$1048576];&quot;&lt;=&quot;&amp;[weekly.C8]))" office:value-type="float" office:value="23350" calcext:value-type="float">
            <text:p><text:s/>$23,350.00 </text:p>
          </table:table-cell>
          <table:table-cell table:style-name="ce177" table:formula="of:=SUMIFS([puts.H$1:.H$1048576];[puts.B$1:.B$1048576];&quot;&gt;=&quot;&amp;[weekly.A8];[puts.B$1:.B$1048576];&quot;&lt;=&quot;&amp;[weekly.C8])-(COUNTIFS([puts.B$1:.B$1048576];&quot;&gt;=&quot;&amp;[weekly.A8];[puts.B$1:.B$1048576];&quot;&lt;=&quot;&amp;[weekly.C8]))*0.65" office:value-type="float" office:value="314.9" calcext:value-type="float">
            <text:p><text:s/>$314.90 </text:p>
          </table:table-cell>
          <table:table-cell table:style-name="ce177" table:formula="of:=IF([.B8]=&quot;&quot;;&quot;&quot;;SUMIFS([calls.F$1:.F$1048576];[calls.B$1:.B$1048576];&quot;&gt;=&quot;&amp;[weekly.A8];[calls.C$1:.C$1048576];&quot;&lt;=&quot;&amp;[weekly.C8]))" office:value-type="float" office:value="5200" calcext:value-type="float">
            <text:p><text:s/>$5,200.00 </text:p>
          </table:table-cell>
          <table:table-cell table:style-name="ce177" table:formula="of:=IF([.B8]=&quot;&quot;;&quot;&quot;;SUMIFS([calls.H$1:.H$1048576];[calls.B$1:.B$1048576];&quot;&gt;=&quot;&amp;[weekly.A8];[calls.B$1:.B$1048576];&quot;&lt;=&quot;&amp;[weekly.C8])-(COUNTIFS([calls.B$1:.B$1048576];&quot;&gt;=&quot;&amp;[weekly.A8];[calls.B$1:.B$1048576];&quot;&lt;=&quot;&amp;[weekly.C8]))*0.65+COUNTIFS([calls.D$1:.D$1048576];0;[calls.B$1:.B$1048576];&quot;&gt;=&quot;&amp;[weekly.A8];[calls.B$1:.B$1048576];&quot;&lt;=&quot;&amp;[weekly.C8]))" office:value-type="float" office:value="34.1" calcext:value-type="float">
            <text:p><text:s/>$34.10 </text:p>
          </table:table-cell>
          <table:table-cell table:style-name="ce177" table:formula="of:=IF([.E8]=&quot;&quot;;&quot;&quot;;[.E8]+[.G8])" office:value-type="float" office:value="28550" calcext:value-type="float">
            <text:p><text:s/>$28,550.00 </text:p>
          </table:table-cell>
          <table:table-cell table:style-name="ce177" table:formula="of:=IF([.B8]=&quot;&quot;;&quot;&quot;;SUMIFS([equity_positions.I$1:.I$1048576];[equity_positions.D$1:.D$1048576];&quot;&gt;=&quot;&amp;[weekly.A8];[equity_positions.D$1:.D$1048576];&quot;&lt;=&quot;&amp;[weekly.C8]))" office:value-type="float" office:value="0" calcext:value-type="float">
            <text:p><text:s/>$- </text:p>
          </table:table-cell>
          <table:table-cell table:style-name="ce177" table:formula="of:=IF([.B8]=&quot;&quot;;&quot;&quot;;[.F8]+[.H8]+[.J8])" office:value-type="float" office:value="349" calcext:value-type="float">
            <text:p><text:s/>$349.00 </text:p>
          </table:table-cell>
          <table:table-cell table:style-name="ce76" table:formula="of:=IF([.B8]=&quot;&quot;;&quot;&quot;;IFERROR([.O8]/[.B8]; 0))" office:value-type="percentage" office:value="0.0118056112706113" calcext:value-type="percentage">
            <text:p>1.181%</text:p>
          </table:table-cell>
          <table:table-cell table:style-name="ce76" table:formula="of:=IF([.B8]=&quot;&quot;;&quot;&quot;;IF([.L8] &lt;&gt; 0; LN([.L8]+1); 0))" office:value-type="percentage" office:value="0.01173646869014" calcext:value-type="percentage">
            <text:p>1.174%</text:p>
          </table:table-cell>
          <table:table-cell table:style-name="ce177" office:value-type="float" office:value="0.26" calcext:value-type="float">
            <text:p><text:s/>$0.26 </text:p>
          </table:table-cell>
          <table:table-cell table:style-name="ce177" table:formula="of:=IF([.B8]=&quot;&quot;;&quot;&quot;;IF([.A8]&lt;=TODAY();[.K8]-[.N8];0))" office:value-type="float" office:value="348.74" calcext:value-type="float">
            <text:p><text:s/>$348.74 </text:p>
          </table:table-cell>
          <table:table-cell table:style-name="ce177" table:formula="of:=IF([.D8]=&quot;&quot;;&quot;&quot;;[.O8]+[.P7])" office:value-type="float" office:value="1537.38" calcext:value-type="float">
            <text:p><text:s/>$1,537.38 </text:p>
          </table:table-cell>
          <table:table-cell table:style-name="ce76" table:formula="of:=IF([.D8]=&quot;&quot;;&quot;&quot;;[.P8]/[.B8])" office:value-type="percentage" office:value="0.0520436733819248" calcext:value-type="percentage">
            <text:p>5.204%</text:p>
          </table:table-cell>
          <table:table-cell table:number-columns-repeated="2"/>
          <table:table-cell table:style-name="ce78" table:number-columns-repeated="2"/>
          <table:table-cell table:number-columns-repeated="43"/>
        </table:table-row>
        <table:table-row table:style-name="ro2">
          <table:table-cell table:style-name="ce39" table:formula="of:=[.A8]+7" office:value-type="date" office:date-value="2020-09-21" calcext:value-type="date">
            <text:p>9/21/2020</text:p>
          </table:table-cell>
          <table:table-cell table:formula="of:=SUMIFS([cash_in_cash_out.B2:.B1000];[cash_in_cash_out.A2:.A1000];&quot;&lt;=&quot;&amp;[.A9])+[.P8]" office:value-type="float" office:value="29888.93" calcext:value-type="float">
            <text:p><text:s/>$29,888.93 </text:p>
          </table:table-cell>
          <table:table-cell table:style-name="ce39" table:formula="of:=[.A9]+4" office:value-type="date" office:date-value="2020-09-25" calcext:value-type="date">
            <text:p>9/25/2020</text:p>
          </table:table-cell>
          <table:table-cell table:formula="of:=IF([.B9]&lt;&gt;&quot;&quot;;[.B9]+[.O9];&quot;&quot;)" office:value-type="float" office:value="30126.66" calcext:value-type="float">
            <text:p><text:s/>$30,126.66 </text:p>
          </table:table-cell>
          <table:table-cell table:formula="of:=IF([.B9]=&quot;&quot;;&quot;&quot;;SUMIFS([puts.F$1:.F$1048576];[puts.B$1:.B$1048576];&quot;&gt;=&quot;&amp;[weekly.A9];[puts.C$1:.C$1048576];&quot;&lt;=&quot;&amp;[weekly.C9]))" office:value-type="float" office:value="14200" calcext:value-type="float">
            <text:p><text:s/>$14,200.00 </text:p>
          </table:table-cell>
          <table:table-cell table:style-name="ce177" table:formula="of:=SUMIFS([puts.H$1:.H$1048576];[puts.B$1:.B$1048576];&quot;&gt;=&quot;&amp;[weekly.A9];[puts.B$1:.B$1048576];&quot;&lt;=&quot;&amp;[weekly.C9])-(COUNTIFS([puts.B$1:.B$1048576];&quot;&gt;=&quot;&amp;[weekly.A9];[puts.B$1:.B$1048576];&quot;&lt;=&quot;&amp;[weekly.C9]))*0.65" office:value-type="float" office:value="163.8" calcext:value-type="float">
            <text:p><text:s/>$163.80 </text:p>
          </table:table-cell>
          <table:table-cell table:style-name="ce177" table:formula="of:=IF([.B9]=&quot;&quot;;&quot;&quot;;SUMIFS([calls.F$1:.F$1048576];[calls.B$1:.B$1048576];&quot;&gt;=&quot;&amp;[weekly.A9];[calls.C$1:.C$1048576];&quot;&lt;=&quot;&amp;[weekly.C9]))" office:value-type="float" office:value="10300" calcext:value-type="float">
            <text:p><text:s/>$10,300.00 </text:p>
          </table:table-cell>
          <table:table-cell table:style-name="ce177" table:formula="of:=IF([.B9]=&quot;&quot;;&quot;&quot;;SUMIFS([calls.H$1:.H$1048576];[calls.B$1:.B$1048576];&quot;&gt;=&quot;&amp;[weekly.A9];[calls.B$1:.B$1048576];&quot;&lt;=&quot;&amp;[weekly.C9])-(COUNTIFS([calls.B$1:.B$1048576];&quot;&gt;=&quot;&amp;[weekly.A9];[calls.B$1:.B$1048576];&quot;&lt;=&quot;&amp;[weekly.C9]))*0.65+COUNTIFS([calls.D$1:.D$1048576];0;[calls.B$1:.B$1048576];&quot;&gt;=&quot;&amp;[weekly.A9];[calls.B$1:.B$1048576];&quot;&lt;=&quot;&amp;[weekly.C9]))" office:value-type="float" office:value="74.15" calcext:value-type="float">
            <text:p><text:s/>$74.15 </text:p>
          </table:table-cell>
          <table:table-cell table:style-name="ce177" table:formula="of:=IF([.E9]=&quot;&quot;;&quot;&quot;;[.E9]+[.G9])" office:value-type="float" office:value="24500" calcext:value-type="float">
            <text:p><text:s/>$24,500.00 </text:p>
          </table:table-cell>
          <table:table-cell table:style-name="ce177" table:formula="of:=IF([.B9]=&quot;&quot;;&quot;&quot;;SUMIFS([equity_positions.I$1:.I$1048576];[equity_positions.D$1:.D$1048576];&quot;&gt;=&quot;&amp;[weekly.A9];[equity_positions.D$1:.D$1048576];&quot;&lt;=&quot;&amp;[weekly.C9]))" office:value-type="float" office:value="0" calcext:value-type="float">
            <text:p><text:s/>$- </text:p>
          </table:table-cell>
          <table:table-cell table:style-name="ce177" table:formula="of:=IF([.B9]=&quot;&quot;;&quot;&quot;;[.F9]+[.H9]+[.J9])" office:value-type="float" office:value="237.95" calcext:value-type="float">
            <text:p><text:s/>$237.95 </text:p>
          </table:table-cell>
          <table:table-cell table:style-name="ce76" table:formula="of:=IF([.B9]=&quot;&quot;;&quot;&quot;;IFERROR([.O9]/[.B9]; 0))" office:value-type="percentage" office:value="0.00795378088141663" calcext:value-type="percentage">
            <text:p>0.795%</text:p>
          </table:table-cell>
          <table:table-cell table:style-name="ce76" table:formula="of:=IF([.B9]=&quot;&quot;;&quot;&quot;;IF([.L9] &lt;&gt; 0; LN([.L9]+1); 0))" office:value-type="percentage" office:value="0.00792231629774622" calcext:value-type="percentage">
            <text:p>0.792%</text:p>
          </table:table-cell>
          <table:table-cell table:style-name="ce177" office:value-type="float" office:value="0.22" calcext:value-type="float">
            <text:p><text:s/>$0.22 </text:p>
          </table:table-cell>
          <table:table-cell table:style-name="ce177" table:formula="of:=IF([.B9]=&quot;&quot;;&quot;&quot;;IF([.A9]&lt;=TODAY();[.K9]-[.N9];0))" office:value-type="float" office:value="237.73" calcext:value-type="float">
            <text:p><text:s/>$237.73 </text:p>
          </table:table-cell>
          <table:table-cell table:style-name="ce177" table:formula="of:=IF([.D9]=&quot;&quot;;&quot;&quot;;[.O9]+[.P8])" office:value-type="float" office:value="1775.11" calcext:value-type="float">
            <text:p><text:s/>$1,775.11 </text:p>
          </table:table-cell>
          <table:table-cell table:style-name="ce76" table:formula="of:=IF([.D9]=&quot;&quot;;&quot;&quot;;[.P9]/[.B9])" office:value-type="percentage" office:value="0.0593902157086252" calcext:value-type="percentage">
            <text:p>5.939%</text:p>
          </table:table-cell>
          <table:table-cell table:number-columns-repeated="2"/>
          <table:table-cell table:style-name="ce78" table:number-columns-repeated="2"/>
          <table:table-cell table:number-columns-repeated="43"/>
        </table:table-row>
        <table:table-row table:style-name="ro2">
          <table:table-cell table:style-name="ce39" table:formula="of:=[.A9]+7" office:value-type="date" office:date-value="2020-09-28" calcext:value-type="date">
            <text:p>9/28/2020</text:p>
          </table:table-cell>
          <table:table-cell table:formula="of:=SUMIFS([cash_in_cash_out.B2:.B1000];[cash_in_cash_out.A2:.A1000];&quot;&lt;=&quot;&amp;[.A10])+[.P9]" office:value-type="float" office:value="30126.66" calcext:value-type="float">
            <text:p><text:s/>$30,126.66 </text:p>
          </table:table-cell>
          <table:table-cell table:style-name="ce39" table:formula="of:=[.A10]+4" office:value-type="date" office:date-value="2020-10-02" calcext:value-type="date">
            <text:p>10/2/2020</text:p>
          </table:table-cell>
          <table:table-cell table:formula="of:=IF([.B10]&lt;&gt;&quot;&quot;;[.B10]+[.O10];&quot;&quot;)" office:value-type="float" office:value="30442.09" calcext:value-type="float">
            <text:p><text:s/>$30,442.09 </text:p>
          </table:table-cell>
          <table:table-cell table:formula="of:=IF([.B10]=&quot;&quot;;&quot;&quot;;SUMIFS([puts.F$1:.F$1048576];[puts.B$1:.B$1048576];&quot;&gt;=&quot;&amp;[weekly.A10];[puts.C$1:.C$1048576];&quot;&lt;=&quot;&amp;[weekly.C10]))" office:value-type="float" office:value="20250" calcext:value-type="float">
            <text:p><text:s/>$20,250.00 </text:p>
          </table:table-cell>
          <table:table-cell table:style-name="ce177" table:formula="of:=SUMIFS([puts.H$1:.H$1048576];[puts.B$1:.B$1048576];&quot;&gt;=&quot;&amp;[weekly.A10];[puts.B$1:.B$1048576];&quot;&lt;=&quot;&amp;[weekly.C10])-(COUNTIFS([puts.B$1:.B$1048576];&quot;&gt;=&quot;&amp;[weekly.A10];[puts.B$1:.B$1048576];&quot;&lt;=&quot;&amp;[weekly.C10]))*0.65" office:value-type="float" office:value="251.8" calcext:value-type="float">
            <text:p><text:s/>$251.80 </text:p>
          </table:table-cell>
          <table:table-cell table:style-name="ce177" table:formula="of:=IF([.B10]=&quot;&quot;;&quot;&quot;;SUMIFS([calls.F$1:.F$1048576];[calls.B$1:.B$1048576];&quot;&gt;=&quot;&amp;[weekly.A10];[calls.C$1:.C$1048576];&quot;&lt;=&quot;&amp;[weekly.C10]))" office:value-type="float" office:value="7700" calcext:value-type="float">
            <text:p><text:s/>$7,700.00 </text:p>
          </table:table-cell>
          <table:table-cell table:style-name="ce177" table:formula="of:=IF([.B10]=&quot;&quot;;&quot;&quot;;SUMIFS([calls.H$1:.H$1048576];[calls.B$1:.B$1048576];&quot;&gt;=&quot;&amp;[weekly.A10];[calls.B$1:.B$1048576];&quot;&lt;=&quot;&amp;[weekly.C10])-(COUNTIFS([calls.B$1:.B$1048576];&quot;&gt;=&quot;&amp;[weekly.A10];[calls.B$1:.B$1048576];&quot;&lt;=&quot;&amp;[weekly.C10]))*0.65+COUNTIFS([calls.D$1:.D$1048576];0;[calls.B$1:.B$1048576];&quot;&gt;=&quot;&amp;[weekly.A10];[calls.B$1:.B$1048576];&quot;&lt;=&quot;&amp;[weekly.C10]))" office:value-type="float" office:value="63.75" calcext:value-type="float">
            <text:p><text:s/>$63.75 </text:p>
          </table:table-cell>
          <table:table-cell table:style-name="ce177" table:formula="of:=IF([.E10]=&quot;&quot;;&quot;&quot;;[.E10]+[.G10])" office:value-type="float" office:value="27950" calcext:value-type="float">
            <text:p><text:s/>$27,950.00 </text:p>
          </table:table-cell>
          <table:table-cell table:style-name="ce177" table:formula="of:=IF([.B10]=&quot;&quot;;&quot;&quot;;SUMIFS([equity_positions.I$1:.I$1048576];[equity_positions.D$1:.D$1048576];&quot;&gt;=&quot;&amp;[weekly.A10];[equity_positions.D$1:.D$1048576];&quot;&lt;=&quot;&amp;[weekly.C10]))" office:value-type="float" office:value="0" calcext:value-type="float">
            <text:p><text:s/>$- </text:p>
          </table:table-cell>
          <table:table-cell table:style-name="ce177" table:formula="of:=IF([.B10]=&quot;&quot;;&quot;&quot;;[.F10]+[.H10]+[.J10])" office:value-type="float" office:value="315.55" calcext:value-type="float">
            <text:p><text:s/>$315.55 </text:p>
          </table:table-cell>
          <table:table-cell table:style-name="ce76" table:formula="of:=IF([.B10]=&quot;&quot;;&quot;&quot;;IFERROR([.O10]/[.B10]; 0))" office:value-type="percentage" office:value="0.0104701284510132" calcext:value-type="percentage">
            <text:p>1.047%</text:p>
          </table:table-cell>
          <table:table-cell table:style-name="ce76" table:formula="of:=IF([.B10]=&quot;&quot;;&quot;&quot;;IF([.L10] &lt;&gt; 0; LN([.L10]+1); 0))" office:value-type="percentage" office:value="0.010415696267759" calcext:value-type="percentage">
            <text:p>1.042%</text:p>
          </table:table-cell>
          <table:table-cell table:style-name="ce177" office:value-type="float" office:value="0.12" calcext:value-type="float">
            <text:p><text:s/>$0.12 </text:p>
          </table:table-cell>
          <table:table-cell table:style-name="ce177" table:formula="of:=IF([.B10]=&quot;&quot;;&quot;&quot;;IF([.A10]&lt;=TODAY();[.K10]-[.N10];0))" office:value-type="float" office:value="315.43" calcext:value-type="float">
            <text:p><text:s/>$315.43 </text:p>
          </table:table-cell>
          <table:table-cell table:style-name="ce177" table:formula="of:=IF([.D10]=&quot;&quot;;&quot;&quot;;[.O10]+[.P9])" office:value-type="float" office:value="2090.54" calcext:value-type="float">
            <text:p><text:s/>$2,090.54 </text:p>
          </table:table-cell>
          <table:table-cell table:style-name="ce76" table:formula="of:=IF([.D10]=&quot;&quot;;&quot;&quot;;[.P10]/[.B10])" office:value-type="percentage" office:value="0.0693916949306694" calcext:value-type="percentage">
            <text:p>6.939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10]+7" office:value-type="date" office:date-value="2020-10-05" calcext:value-type="date">
            <text:p>10/5/2020</text:p>
          </table:table-cell>
          <table:table-cell table:formula="of:=SUMIFS([cash_in_cash_out.B2:.B1000];[cash_in_cash_out.A2:.A1000];&quot;&lt;=&quot;&amp;[.A11])+[.P10]" office:value-type="float" office:value="36115.04" calcext:value-type="float">
            <text:p><text:s/>$36,115.04 </text:p>
          </table:table-cell>
          <table:table-cell table:style-name="ce39" table:formula="of:=[.A11]+4" office:value-type="date" office:date-value="2020-10-09" calcext:value-type="date">
            <text:p>10/9/2020</text:p>
          </table:table-cell>
          <table:table-cell table:formula="of:=IF([.B11]&lt;&gt;&quot;&quot;;[.B11]+[.O11];&quot;&quot;)" office:value-type="float" office:value="36477.78" calcext:value-type="float">
            <text:p><text:s/>$36,477.78 </text:p>
          </table:table-cell>
          <table:table-cell table:formula="of:=IF([.B11]=&quot;&quot;;&quot;&quot;;SUMIFS([puts.F$1:.F$1048576];[puts.B$1:.B$1048576];&quot;&gt;=&quot;&amp;[weekly.A11];[puts.C$1:.C$1048576];&quot;&lt;=&quot;&amp;[weekly.C11]))" office:value-type="float" office:value="24790" calcext:value-type="float">
            <text:p><text:s/>$24,790.00 </text:p>
          </table:table-cell>
          <table:table-cell table:style-name="ce177" table:formula="of:=SUMIFS([puts.H$1:.H$1048576];[puts.B$1:.B$1048576];&quot;&gt;=&quot;&amp;[weekly.A11];[puts.B$1:.B$1048576];&quot;&lt;=&quot;&amp;[weekly.C11])-(COUNTIFS([puts.B$1:.B$1048576];&quot;&gt;=&quot;&amp;[weekly.A11];[puts.B$1:.B$1048576];&quot;&lt;=&quot;&amp;[weekly.C11]))*0.65" office:value-type="float" office:value="265.75" calcext:value-type="float">
            <text:p><text:s/>$265.75 </text:p>
          </table:table-cell>
          <table:table-cell table:style-name="ce177" table:formula="of:=IF([.B11]=&quot;&quot;;&quot;&quot;;SUMIFS([calls.F$1:.F$1048576];[calls.B$1:.B$1048576];&quot;&gt;=&quot;&amp;[weekly.A11];[calls.C$1:.C$1048576];&quot;&lt;=&quot;&amp;[weekly.C11]))" office:value-type="float" office:value="15040" calcext:value-type="float">
            <text:p><text:s/>$15,040.00 </text:p>
          </table:table-cell>
          <table:table-cell table:style-name="ce177" table:formula="of:=IF([.B11]=&quot;&quot;;&quot;&quot;;SUMIFS([calls.H$1:.H$1048576];[calls.B$1:.B$1048576];&quot;&gt;=&quot;&amp;[weekly.A11];[calls.B$1:.B$1048576];&quot;&lt;=&quot;&amp;[weekly.C11])-(COUNTIFS([calls.B$1:.B$1048576];&quot;&gt;=&quot;&amp;[weekly.A11];[calls.B$1:.B$1048576];&quot;&lt;=&quot;&amp;[weekly.C11]))*0.65+COUNTIFS([calls.D$1:.D$1048576];0;[calls.B$1:.B$1048576];&quot;&gt;=&quot;&amp;[weekly.A11];[calls.B$1:.B$1048576];&quot;&lt;=&quot;&amp;[weekly.C11]))" office:value-type="float" office:value="97.2" calcext:value-type="float">
            <text:p><text:s/>$97.20 </text:p>
          </table:table-cell>
          <table:table-cell table:style-name="ce177" table:formula="of:=IF([.E11]=&quot;&quot;;&quot;&quot;;[.E11]+[.G11])" office:value-type="float" office:value="39830" calcext:value-type="float">
            <text:p><text:s/>$39,830.00 </text:p>
          </table:table-cell>
          <table:table-cell table:style-name="ce177" table:formula="of:=IF([.B11]=&quot;&quot;;&quot;&quot;;SUMIFS([equity_positions.I$1:.I$1048576];[equity_positions.D$1:.D$1048576];&quot;&gt;=&quot;&amp;[weekly.A11];[equity_positions.D$1:.D$1048576];&quot;&lt;=&quot;&amp;[weekly.C11]))" office:value-type="float" office:value="0" calcext:value-type="float">
            <text:p><text:s/>$- </text:p>
          </table:table-cell>
          <table:table-cell table:style-name="ce177" table:formula="of:=IF([.B11]=&quot;&quot;;&quot;&quot;;[.F11]+[.H11]+[.J11])" office:value-type="float" office:value="362.95" calcext:value-type="float">
            <text:p><text:s/>$362.95 </text:p>
          </table:table-cell>
          <table:table-cell table:style-name="ce76" table:formula="of:=IF([.B11]=&quot;&quot;;&quot;&quot;;IFERROR([.O11]/[.B11]; 0))" office:value-type="percentage" office:value="0.0100440149034862" calcext:value-type="percentage">
            <text:p>1.004%</text:p>
          </table:table-cell>
          <table:table-cell table:style-name="ce76" table:formula="of:=IF([.B11]=&quot;&quot;;&quot;&quot;;IF([.L11] &lt;&gt; 0; LN([.L11]+1); 0))" office:value-type="percentage" office:value="0.00999390901598869" calcext:value-type="percentage">
            <text:p>0.999%</text:p>
          </table:table-cell>
          <table:table-cell table:style-name="ce177" office:value-type="float" office:value="0.21" calcext:value-type="float">
            <text:p><text:s/>$0.21 </text:p>
          </table:table-cell>
          <table:table-cell table:style-name="ce177" table:formula="of:=IF([.B11]=&quot;&quot;;&quot;&quot;;IF([.A11]&lt;=TODAY();[.K11]-[.N11];0))" office:value-type="float" office:value="362.74" calcext:value-type="float">
            <text:p><text:s/>$362.74 </text:p>
          </table:table-cell>
          <table:table-cell table:style-name="ce177" table:formula="of:=IF([.D11]=&quot;&quot;;&quot;&quot;;[.O11]+[.P10])" office:value-type="float" office:value="2453.28" calcext:value-type="float">
            <text:p><text:s/>$2,453.28 </text:p>
          </table:table-cell>
          <table:table-cell table:style-name="ce76" table:formula="of:=IF([.D11]=&quot;&quot;;&quot;&quot;;[.P11]/[.B11])" office:value-type="percentage" office:value="0.0679295938755709" calcext:value-type="percentage">
            <text:p>6.793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11]+7" office:value-type="date" office:date-value="2020-10-12" calcext:value-type="date">
            <text:p>10/12/2020</text:p>
          </table:table-cell>
          <table:table-cell table:formula="of:=SUMIFS([cash_in_cash_out.B2:.B1000];[cash_in_cash_out.A2:.A1000];&quot;&lt;=&quot;&amp;[.A12])+[.P11]" office:value-type="float" office:value="36477.78" calcext:value-type="float">
            <text:p><text:s/>$36,477.78 </text:p>
          </table:table-cell>
          <table:table-cell table:style-name="ce39" table:formula="of:=[.A12]+4" office:value-type="date" office:date-value="2020-10-16" calcext:value-type="date">
            <text:p>10/16/2020</text:p>
          </table:table-cell>
          <table:table-cell table:formula="of:=IF([.B12]&lt;&gt;&quot;&quot;;[.B12]+[.O12];&quot;&quot;)" office:value-type="float" office:value="36862.62" calcext:value-type="float">
            <text:p><text:s/>$36,862.62 </text:p>
          </table:table-cell>
          <table:table-cell table:formula="of:=IF([.B12]=&quot;&quot;;&quot;&quot;;SUMIFS([puts.F$1:.F$1048576];[puts.B$1:.B$1048576];&quot;&gt;=&quot;&amp;[weekly.A12];[puts.C$1:.C$1048576];&quot;&lt;=&quot;&amp;[weekly.C12]))" office:value-type="float" office:value="21650" calcext:value-type="float">
            <text:p><text:s/>$21,650.00 </text:p>
          </table:table-cell>
          <table:table-cell table:style-name="ce177" table:formula="of:=SUMIFS([puts.H$1:.H$1048576];[puts.B$1:.B$1048576];&quot;&gt;=&quot;&amp;[weekly.A12];[puts.B$1:.B$1048576];&quot;&lt;=&quot;&amp;[weekly.C12])-(COUNTIFS([puts.B$1:.B$1048576];&quot;&gt;=&quot;&amp;[weekly.A12];[puts.B$1:.B$1048576];&quot;&lt;=&quot;&amp;[weekly.C12]))*0.65" office:value-type="float" office:value="281.85" calcext:value-type="float">
            <text:p><text:s/>$281.85 </text:p>
          </table:table-cell>
          <table:table-cell table:style-name="ce177" table:formula="of:=IF([.B12]=&quot;&quot;;&quot;&quot;;SUMIFS([calls.F$1:.F$1048576];[calls.B$1:.B$1048576];&quot;&gt;=&quot;&amp;[weekly.A12];[calls.C$1:.C$1048576];&quot;&lt;=&quot;&amp;[weekly.C12]))" office:value-type="float" office:value="13840" calcext:value-type="float">
            <text:p><text:s/>$13,840.00 </text:p>
          </table:table-cell>
          <table:table-cell table:style-name="ce177" table:formula="of:=IF([.B12]=&quot;&quot;;&quot;&quot;;SUMIFS([calls.H$1:.H$1048576];[calls.B$1:.B$1048576];&quot;&gt;=&quot;&amp;[weekly.A12];[calls.B$1:.B$1048576];&quot;&lt;=&quot;&amp;[weekly.C12])-(COUNTIFS([calls.B$1:.B$1048576];&quot;&gt;=&quot;&amp;[weekly.A12];[calls.B$1:.B$1048576];&quot;&lt;=&quot;&amp;[weekly.C12]))*0.65+COUNTIFS([calls.D$1:.D$1048576];0;[calls.B$1:.B$1048576];&quot;&gt;=&quot;&amp;[weekly.A12];[calls.B$1:.B$1048576];&quot;&lt;=&quot;&amp;[weekly.C12]))" office:value-type="float" office:value="103.15" calcext:value-type="float">
            <text:p><text:s/>$103.15 </text:p>
          </table:table-cell>
          <table:table-cell table:style-name="ce177" table:formula="of:=IF([.E12]=&quot;&quot;;&quot;&quot;;[.E12]+[.G12])" office:value-type="float" office:value="35490" calcext:value-type="float">
            <text:p><text:s/>$35,490.00 </text:p>
          </table:table-cell>
          <table:table-cell table:style-name="ce177" table:formula="of:=IF([.B12]=&quot;&quot;;&quot;&quot;;SUMIFS([equity_positions.I$1:.I$1048576];[equity_positions.D$1:.D$1048576];&quot;&gt;=&quot;&amp;[weekly.A12];[equity_positions.D$1:.D$1048576];&quot;&lt;=&quot;&amp;[weekly.C12]))" office:value-type="float" office:value="0" calcext:value-type="float">
            <text:p><text:s/>$- </text:p>
          </table:table-cell>
          <table:table-cell table:style-name="ce177" table:formula="of:=IF([.B12]=&quot;&quot;;&quot;&quot;;[.F12]+[.H12]+[.J12])" office:value-type="float" office:value="385" calcext:value-type="float">
            <text:p><text:s/>$385.00 </text:p>
          </table:table-cell>
          <table:table-cell table:style-name="ce76" table:formula="of:=IF([.B12]=&quot;&quot;;&quot;&quot;;IFERROR([.O12]/[.B12]; 0))" office:value-type="percentage" office:value="0.0105499841273235" calcext:value-type="percentage">
            <text:p>1.055%</text:p>
          </table:table-cell>
          <table:table-cell table:style-name="ce76" table:formula="of:=IF([.B12]=&quot;&quot;;&quot;&quot;;IF([.L12] &lt;&gt; 0; LN([.L12]+1); 0))" office:value-type="percentage" office:value="0.0104947213856734" calcext:value-type="percentage">
            <text:p>1.049%</text:p>
          </table:table-cell>
          <table:table-cell table:style-name="ce177" office:value-type="float" office:value="0.16" calcext:value-type="float">
            <text:p><text:s/>$0.16 </text:p>
          </table:table-cell>
          <table:table-cell table:style-name="ce177" table:formula="of:=IF([.B12]=&quot;&quot;;&quot;&quot;;IF([.A12]&lt;=TODAY();[.K12]-[.N12];0))" office:value-type="float" office:value="384.84" calcext:value-type="float">
            <text:p><text:s/>$384.84 </text:p>
          </table:table-cell>
          <table:table-cell table:style-name="ce177" table:formula="of:=IF([.D12]=&quot;&quot;;&quot;&quot;;[.O12]+[.P11])" office:value-type="float" office:value="2838.12" calcext:value-type="float">
            <text:p><text:s/>$2,838.12 </text:p>
          </table:table-cell>
          <table:table-cell table:style-name="ce76" table:formula="of:=IF([.D12]=&quot;&quot;;&quot;&quot;;[.P12]/[.B12])" office:value-type="percentage" office:value="0.0778040768928372" calcext:value-type="percentage">
            <text:p>7.780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12]+7" office:value-type="date" office:date-value="2020-10-19" calcext:value-type="date">
            <text:p>10/19/2020</text:p>
          </table:table-cell>
          <table:table-cell table:formula="of:=SUMIFS([cash_in_cash_out.B2:.B1000];[cash_in_cash_out.A2:.A1000];&quot;&lt;=&quot;&amp;[.A13])+[.P12]" office:value-type="float" office:value="46931.98" calcext:value-type="float">
            <text:p><text:s/>$46,931.98 </text:p>
          </table:table-cell>
          <table:table-cell table:style-name="ce39" table:formula="of:=[.A13]+4" office:value-type="date" office:date-value="2020-10-23" calcext:value-type="date">
            <text:p>10/23/2020</text:p>
          </table:table-cell>
          <table:table-cell table:formula="of:=IF([.B13]&lt;&gt;&quot;&quot;;[.B13]+[.O13];&quot;&quot;)" office:value-type="float" office:value="47281.43" calcext:value-type="float">
            <text:p><text:s/>$47,281.43 </text:p>
          </table:table-cell>
          <table:table-cell table:formula="of:=IF([.B13]=&quot;&quot;;&quot;&quot;;SUMIFS([puts.F$1:.F$1048576];[puts.B$1:.B$1048576];&quot;&gt;=&quot;&amp;[weekly.A13];[puts.C$1:.C$1048576];&quot;&lt;=&quot;&amp;[weekly.C13]))" office:value-type="float" office:value="26678" calcext:value-type="float">
            <text:p><text:s/>$26,678.00 </text:p>
          </table:table-cell>
          <table:table-cell table:style-name="ce177" table:formula="of:=SUMIFS([puts.H$1:.H$1048576];[puts.B$1:.B$1048576];&quot;&gt;=&quot;&amp;[weekly.A13];[puts.B$1:.B$1048576];&quot;&lt;=&quot;&amp;[weekly.C13])-(COUNTIFS([puts.B$1:.B$1048576];&quot;&gt;=&quot;&amp;[weekly.A13];[puts.B$1:.B$1048576];&quot;&lt;=&quot;&amp;[weekly.C13]))*0.65" office:value-type="float" office:value="172.15" calcext:value-type="float">
            <text:p><text:s/>$172.15 </text:p>
          </table:table-cell>
          <table:table-cell table:style-name="ce177" table:formula="of:=IF([.B13]=&quot;&quot;;&quot;&quot;;SUMIFS([calls.F$1:.F$1048576];[calls.B$1:.B$1048576];&quot;&gt;=&quot;&amp;[weekly.A13];[calls.C$1:.C$1048576];&quot;&lt;=&quot;&amp;[weekly.C13]))" office:value-type="float" office:value="32468" calcext:value-type="float">
            <text:p><text:s/>$32,468.00 </text:p>
          </table:table-cell>
          <table:table-cell table:style-name="ce177" table:formula="of:=IF([.B13]=&quot;&quot;;&quot;&quot;;SUMIFS([calls.H$1:.H$1048576];[calls.B$1:.B$1048576];&quot;&gt;=&quot;&amp;[weekly.A13];[calls.B$1:.B$1048576];&quot;&lt;=&quot;&amp;[weekly.C13])-(COUNTIFS([calls.B$1:.B$1048576];&quot;&gt;=&quot;&amp;[weekly.A13];[calls.B$1:.B$1048576];&quot;&lt;=&quot;&amp;[weekly.C13]))*0.65+COUNTIFS([calls.D$1:.D$1048576];0;[calls.B$1:.B$1048576];&quot;&gt;=&quot;&amp;[weekly.A13];[calls.B$1:.B$1048576];&quot;&lt;=&quot;&amp;[weekly.C13]))" office:value-type="float" office:value="177.5" calcext:value-type="float">
            <text:p><text:s/>$177.50 </text:p>
          </table:table-cell>
          <table:table-cell table:style-name="ce177" table:formula="of:=IF([.E13]=&quot;&quot;;&quot;&quot;;[.E13]+[.G13])" office:value-type="float" office:value="59146" calcext:value-type="float">
            <text:p><text:s/>$59,146.00 </text:p>
          </table:table-cell>
          <table:table-cell table:style-name="ce177" table:formula="of:=IF([.B13]=&quot;&quot;;&quot;&quot;;SUMIFS([equity_positions.I$1:.I$1048576];[equity_positions.D$1:.D$1048576];&quot;&gt;=&quot;&amp;[weekly.A13];[equity_positions.D$1:.D$1048576];&quot;&lt;=&quot;&amp;[weekly.C13]))" office:value-type="float" office:value="0" calcext:value-type="float">
            <text:p><text:s/>$- </text:p>
          </table:table-cell>
          <table:table-cell table:style-name="ce177" table:formula="of:=IF([.B13]=&quot;&quot;;&quot;&quot;;[.F13]+[.H13]+[.J13])" office:value-type="float" office:value="349.65" calcext:value-type="float">
            <text:p><text:s/>$349.65 </text:p>
          </table:table-cell>
          <table:table-cell table:style-name="ce76" table:formula="of:=IF([.B13]=&quot;&quot;;&quot;&quot;;IFERROR([.O13]/[.B13]; 0))" office:value-type="percentage" office:value="0.00744588231734523" calcext:value-type="percentage">
            <text:p>0.745%</text:p>
          </table:table-cell>
          <table:table-cell table:style-name="ce76" table:formula="of:=IF([.B13]=&quot;&quot;;&quot;&quot;;IF([.L13] &lt;&gt; 0; LN([.L13]+1); 0))" office:value-type="percentage" office:value="0.00741829857451484" calcext:value-type="percentage">
            <text:p>0.742%</text:p>
          </table:table-cell>
          <table:table-cell table:style-name="ce177" office:value-type="float" office:value="0.2" calcext:value-type="float">
            <text:p><text:s/>$0.20 </text:p>
          </table:table-cell>
          <table:table-cell table:style-name="ce177" table:formula="of:=IF([.B13]=&quot;&quot;;&quot;&quot;;IF([.A13]&lt;=TODAY();[.K13]-[.N13];0))" office:value-type="float" office:value="349.45" calcext:value-type="float">
            <text:p><text:s/>$349.45 </text:p>
          </table:table-cell>
          <table:table-cell table:style-name="ce177" table:formula="of:=IF([.D13]=&quot;&quot;;&quot;&quot;;[.O13]+[.P12])" office:value-type="float" office:value="3187.57" calcext:value-type="float">
            <text:p><text:s/>$3,187.57 </text:p>
          </table:table-cell>
          <table:table-cell table:style-name="ce76" table:formula="of:=IF([.D13]=&quot;&quot;;&quot;&quot;;[.P13]/[.B13])" office:value-type="percentage" office:value="0.0679189328896842" calcext:value-type="percentage">
            <text:p>6.792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13]+7" office:value-type="date" office:date-value="2020-10-26" calcext:value-type="date">
            <text:p>10/26/2020</text:p>
          </table:table-cell>
          <table:table-cell table:formula="of:=SUMIFS([cash_in_cash_out.B2:.B1000];[cash_in_cash_out.A2:.A1000];&quot;&lt;=&quot;&amp;[.A14])+[.P13]" office:value-type="float" office:value="47281.43" calcext:value-type="float">
            <text:p><text:s/>$47,281.43 </text:p>
          </table:table-cell>
          <table:table-cell table:style-name="ce39" table:formula="of:=[.A14]+4" office:value-type="date" office:date-value="2020-10-30" calcext:value-type="date">
            <text:p>10/30/2020</text:p>
          </table:table-cell>
          <table:table-cell table:formula="of:=IF([.B14]&lt;&gt;&quot;&quot;;[.B14]+[.O14];&quot;&quot;)" office:value-type="float" office:value="47822.19" calcext:value-type="float">
            <text:p><text:s/>$47,822.19 </text:p>
          </table:table-cell>
          <table:table-cell table:formula="of:=IF([.B14]=&quot;&quot;;&quot;&quot;;SUMIFS([puts.F$1:.F$1048576];[puts.B$1:.B$1048576];&quot;&gt;=&quot;&amp;[weekly.A14];[puts.C$1:.C$1048576];&quot;&lt;=&quot;&amp;[weekly.C14]))" office:value-type="float" office:value="15200" calcext:value-type="float">
            <text:p><text:s/>$15,200.00 </text:p>
          </table:table-cell>
          <table:table-cell table:style-name="ce177" table:formula="of:=SUMIFS([puts.H$1:.H$1048576];[puts.B$1:.B$1048576];&quot;&gt;=&quot;&amp;[weekly.A14];[puts.B$1:.B$1048576];&quot;&lt;=&quot;&amp;[weekly.C14])-(COUNTIFS([puts.B$1:.B$1048576];&quot;&gt;=&quot;&amp;[weekly.A14];[puts.B$1:.B$1048576];&quot;&lt;=&quot;&amp;[weekly.C14]))*0.65" office:value-type="float" office:value="289.85" calcext:value-type="float">
            <text:p><text:s/>$289.85 </text:p>
          </table:table-cell>
          <table:table-cell table:style-name="ce177" table:formula="of:=IF([.B14]=&quot;&quot;;&quot;&quot;;SUMIFS([calls.F$1:.F$1048576];[calls.B$1:.B$1048576];&quot;&gt;=&quot;&amp;[weekly.A14];[calls.C$1:.C$1048576];&quot;&lt;=&quot;&amp;[weekly.C14]))" office:value-type="float" office:value="30718" calcext:value-type="float">
            <text:p><text:s/>$30,718.00 </text:p>
          </table:table-cell>
          <table:table-cell table:style-name="ce177" table:formula="of:=IF([.B14]=&quot;&quot;;&quot;&quot;;SUMIFS([calls.H$1:.H$1048576];[calls.B$1:.B$1048576];&quot;&gt;=&quot;&amp;[weekly.A14];[calls.B$1:.B$1048576];&quot;&lt;=&quot;&amp;[weekly.C14])-(COUNTIFS([calls.B$1:.B$1048576];&quot;&gt;=&quot;&amp;[weekly.A14];[calls.B$1:.B$1048576];&quot;&lt;=&quot;&amp;[weekly.C14]))*0.65+COUNTIFS([calls.D$1:.D$1048576];0;[calls.B$1:.B$1048576];&quot;&gt;=&quot;&amp;[weekly.A14];[calls.B$1:.B$1048576];&quot;&lt;=&quot;&amp;[weekly.C14]))" office:value-type="float" office:value="251.15" calcext:value-type="float">
            <text:p><text:s/>$251.15 </text:p>
          </table:table-cell>
          <table:table-cell table:style-name="ce177" table:formula="of:=IF([.E14]=&quot;&quot;;&quot;&quot;;[.E14]+[.G14])" office:value-type="float" office:value="45918" calcext:value-type="float">
            <text:p><text:s/>$45,918.00 </text:p>
          </table:table-cell>
          <table:table-cell table:style-name="ce177" table:formula="of:=IF([.B14]=&quot;&quot;;&quot;&quot;;SUMIFS([equity_positions.I$1:.I$1048576];[equity_positions.D$1:.D$1048576];&quot;&gt;=&quot;&amp;[weekly.A14];[equity_positions.D$1:.D$1048576];&quot;&lt;=&quot;&amp;[weekly.C14]))" office:value-type="float" office:value="0" calcext:value-type="float">
            <text:p><text:s/>$- </text:p>
          </table:table-cell>
          <table:table-cell table:style-name="ce177" table:formula="of:=IF([.B14]=&quot;&quot;;&quot;&quot;;[.F14]+[.H14]+[.J14])" office:value-type="float" office:value="541" calcext:value-type="float">
            <text:p><text:s/>$541.00 </text:p>
          </table:table-cell>
          <table:table-cell table:style-name="ce76" table:formula="of:=IF([.B14]=&quot;&quot;;&quot;&quot;;IFERROR([.O14]/[.B14]; 0))" office:value-type="percentage" office:value="0.011437048329545" calcext:value-type="percentage">
            <text:p>1.144%</text:p>
          </table:table-cell>
          <table:table-cell table:style-name="ce76" table:formula="of:=IF([.B14]=&quot;&quot;;&quot;&quot;;IF([.L14] &lt;&gt; 0; LN([.L14]+1); 0))" office:value-type="percentage" office:value="0.0113721397319755" calcext:value-type="percentage">
            <text:p>1.137%</text:p>
          </table:table-cell>
          <table:table-cell table:style-name="ce177" office:value-type="float" office:value="0.24" calcext:value-type="float">
            <text:p><text:s/>$0.24 </text:p>
          </table:table-cell>
          <table:table-cell table:style-name="ce177" table:formula="of:=IF([.B14]=&quot;&quot;;&quot;&quot;;IF([.A14]&lt;=TODAY();[.K14]-[.N14];0))" office:value-type="float" office:value="540.76" calcext:value-type="float">
            <text:p><text:s/>$540.76 </text:p>
          </table:table-cell>
          <table:table-cell table:style-name="ce177" table:formula="of:=IF([.D14]=&quot;&quot;;&quot;&quot;;[.O14]+[.P13])" office:value-type="float" office:value="3728.33" calcext:value-type="float">
            <text:p><text:s/>$3,728.33 </text:p>
          </table:table-cell>
          <table:table-cell table:style-name="ce76" table:formula="of:=IF([.D14]=&quot;&quot;;&quot;&quot;;[.P14]/[.B14])" office:value-type="percentage" office:value="0.0788540025121914" calcext:value-type="percentage">
            <text:p>7.885%</text:p>
          </table:table-cell>
          <table:table-cell table:number-columns-repeated="47"/>
        </table:table-row>
        <table:table-row table:style-name="ro2">
          <table:table-cell table:style-name="ce39" table:formula="of:=[.A14]+7" office:value-type="date" office:date-value="2020-11-02" calcext:value-type="date">
            <text:p>11/2/2020</text:p>
          </table:table-cell>
          <table:table-cell table:formula="of:=SUMIFS([cash_in_cash_out.B2:.B1000];[cash_in_cash_out.A2:.A1000];&quot;&lt;=&quot;&amp;[.A15])+[.P14]" office:value-type="float" office:value="47834.14" calcext:value-type="float">
            <text:p><text:s/>$47,834.14 </text:p>
          </table:table-cell>
          <table:table-cell table:style-name="ce39" table:formula="of:=[.A15]+4" office:value-type="date" office:date-value="2020-11-06" calcext:value-type="date">
            <text:p>11/6/2020</text:p>
          </table:table-cell>
          <table:table-cell table:formula="of:=IF([.B15]&lt;&gt;&quot;&quot;;[.B15]+[.O15];&quot;&quot;)" office:value-type="float" office:value="48170.92" calcext:value-type="float">
            <text:p><text:s/>$48,170.92 </text:p>
          </table:table-cell>
          <table:table-cell table:formula="of:=IF([.B15]=&quot;&quot;;&quot;&quot;;SUMIFS([puts.F$1:.F$1048576];[puts.B$1:.B$1048576];&quot;&gt;=&quot;&amp;[weekly.A15];[puts.C$1:.C$1048576];&quot;&lt;=&quot;&amp;[weekly.C15]))" office:value-type="float" office:value="0" calcext:value-type="float">
            <text:p><text:s/>$- </text:p>
          </table:table-cell>
          <table:table-cell table:style-name="ce177" table:formula="of:=SUMIFS([puts.H$1:.H$1048576];[puts.B$1:.B$1048576];&quot;&gt;=&quot;&amp;[weekly.A15];[puts.B$1:.B$1048576];&quot;&lt;=&quot;&amp;[weekly.C15])-(COUNTIFS([puts.B$1:.B$1048576];&quot;&gt;=&quot;&amp;[weekly.A15];[puts.B$1:.B$1048576];&quot;&lt;=&quot;&amp;[weekly.C15]))*0.65" office:value-type="float" office:value="0" calcext:value-type="float">
            <text:p><text:s/>$- </text:p>
          </table:table-cell>
          <table:table-cell table:style-name="ce177" table:formula="of:=IF([.B15]=&quot;&quot;;&quot;&quot;;SUMIFS([calls.F$1:.F$1048576];[calls.B$1:.B$1048576];&quot;&gt;=&quot;&amp;[weekly.A15];[calls.C$1:.C$1048576];&quot;&lt;=&quot;&amp;[weekly.C15]))" office:value-type="float" office:value="39978" calcext:value-type="float">
            <text:p><text:s/>$39,978.00 </text:p>
          </table:table-cell>
          <table:table-cell table:style-name="ce177" table:formula="of:=IF([.B15]=&quot;&quot;;&quot;&quot;;SUMIFS([calls.H$1:.H$1048576];[calls.B$1:.B$1048576];&quot;&gt;=&quot;&amp;[weekly.A15];[calls.B$1:.B$1048576];&quot;&lt;=&quot;&amp;[weekly.C15])-(COUNTIFS([calls.B$1:.B$1048576];&quot;&gt;=&quot;&amp;[weekly.A15];[calls.B$1:.B$1048576];&quot;&lt;=&quot;&amp;[weekly.C15]))*0.65+COUNTIFS([calls.D$1:.D$1048576];0;[calls.B$1:.B$1048576];&quot;&gt;=&quot;&amp;[weekly.A15];[calls.B$1:.B$1048576];&quot;&lt;=&quot;&amp;[weekly.C15]))" office:value-type="float" office:value="336.95" calcext:value-type="float">
            <text:p><text:s/>$336.95 </text:p>
          </table:table-cell>
          <table:table-cell table:style-name="ce177" table:formula="of:=IF([.E15]=&quot;&quot;;&quot;&quot;;[.E15]+[.G15])" office:value-type="float" office:value="39978" calcext:value-type="float">
            <text:p><text:s/>$39,978.00 </text:p>
          </table:table-cell>
          <table:table-cell table:style-name="ce177" table:formula="of:=IF([.B15]=&quot;&quot;;&quot;&quot;;SUMIFS([equity_positions.I$1:.I$1048576];[equity_positions.D$1:.D$1048576];&quot;&gt;=&quot;&amp;[weekly.A15];[equity_positions.D$1:.D$1048576];&quot;&lt;=&quot;&amp;[weekly.C15]))" office:value-type="float" office:value="0" calcext:value-type="float">
            <text:p><text:s/>$- </text:p>
          </table:table-cell>
          <table:table-cell table:style-name="ce177" table:formula="of:=IF([.B15]=&quot;&quot;;&quot;&quot;;[.F15]+[.H15]+[.J15])" office:value-type="float" office:value="336.95" calcext:value-type="float">
            <text:p><text:s/>$336.95 </text:p>
          </table:table-cell>
          <table:table-cell table:style-name="ce76" table:formula="of:=IF([.B15]=&quot;&quot;;&quot;&quot;;IFERROR([.O15]/[.B15]; 0))" office:value-type="percentage" office:value="0.00704057813101688" calcext:value-type="percentage">
            <text:p>0.704%</text:p>
          </table:table-cell>
          <table:table-cell table:style-name="ce76" table:formula="of:=IF([.B15]=&quot;&quot;;&quot;&quot;;IF([.L15] &lt;&gt; 0; LN([.L15]+1); 0))" office:value-type="percentage" office:value="0.00701590898316763" calcext:value-type="percentage">
            <text:p>0.702%</text:p>
          </table:table-cell>
          <table:table-cell table:style-name="ce177" office:value-type="float" office:value="0.17" calcext:value-type="float">
            <text:p><text:s/>$0.17 </text:p>
          </table:table-cell>
          <table:table-cell table:style-name="ce177" table:formula="of:=IF([.B15]=&quot;&quot;;&quot;&quot;;IF([.A15]&lt;=TODAY();[.K15]-[.N15];0))" office:value-type="float" office:value="336.78" calcext:value-type="float">
            <text:p><text:s/>$336.78 </text:p>
          </table:table-cell>
          <table:table-cell table:style-name="ce177" table:formula="of:=IF([.D15]=&quot;&quot;;&quot;&quot;;[.O15]+[.P14])" office:value-type="float" office:value="4065.11" calcext:value-type="float">
            <text:p><text:s/>$4,065.11 </text:p>
          </table:table-cell>
          <table:table-cell table:style-name="ce76" table:formula="of:=IF([.D15]=&quot;&quot;;&quot;&quot;;[.P15]/[.B15])" office:value-type="percentage" office:value="0.0849834448784906" calcext:value-type="percentage">
            <text:p>8.498%</text:p>
          </table:table-cell>
          <table:table-cell table:number-columns-repeated="47"/>
        </table:table-row>
        <table:table-row table:style-name="ro2">
          <table:table-cell table:style-name="ce39" table:formula="of:=[.A15]+7" office:value-type="date" office:date-value="2020-11-09" calcext:value-type="date">
            <text:p>11/9/2020</text:p>
          </table:table-cell>
          <table:table-cell table:formula="of:=SUMIFS([cash_in_cash_out.B2:.B1000];[cash_in_cash_out.A2:.A1000];&quot;&lt;=&quot;&amp;[.A16])+[.P15]" office:value-type="float" office:value="50670.92" calcext:value-type="float">
            <text:p><text:s/>$50,670.92 </text:p>
          </table:table-cell>
          <table:table-cell table:style-name="ce39" table:formula="of:=[.A16]+4" office:value-type="date" office:date-value="2020-11-13" calcext:value-type="date">
            <text:p>11/13/2020</text:p>
          </table:table-cell>
          <table:table-cell table:formula="of:=IF([.B16]&lt;&gt;&quot;&quot;;[.B16]+[.O16];&quot;&quot;)" office:value-type="float" office:value="53118.17" calcext:value-type="float">
            <text:p><text:s/>$53,118.17 </text:p>
          </table:table-cell>
          <table:table-cell table:formula="of:=IF([.B16]=&quot;&quot;;&quot;&quot;;SUMIFS([puts.F$1:.F$1048576];[puts.B$1:.B$1048576];&quot;&gt;=&quot;&amp;[weekly.A16];[puts.C$1:.C$1048576];&quot;&lt;=&quot;&amp;[weekly.C16]))" office:value-type="float" office:value="8200" calcext:value-type="float">
            <text:p><text:s/>$8,200.00 </text:p>
          </table:table-cell>
          <table:table-cell table:style-name="ce177" table:formula="of:=SUMIFS([puts.H$1:.H$1048576];[puts.B$1:.B$1048576];&quot;&gt;=&quot;&amp;[weekly.A16];[puts.B$1:.B$1048576];&quot;&lt;=&quot;&amp;[weekly.C16])-(COUNTIFS([puts.B$1:.B$1048576];&quot;&gt;=&quot;&amp;[weekly.A16];[puts.B$1:.B$1048576];&quot;&lt;=&quot;&amp;[weekly.C16]))*0.65" office:value-type="float" office:value="147.1" calcext:value-type="float">
            <text:p><text:s/>$147.10 </text:p>
          </table:table-cell>
          <table:table-cell table:style-name="ce177" table:formula="of:=IF([.B16]=&quot;&quot;;&quot;&quot;;SUMIFS([calls.F$1:.F$1048576];[calls.B$1:.B$1048576];&quot;&gt;=&quot;&amp;[weekly.A16];[calls.C$1:.C$1048576];&quot;&lt;=&quot;&amp;[weekly.C16]))" office:value-type="float" office:value="39758.58" calcext:value-type="float">
            <text:p><text:s/>$39,758.58 </text:p>
          </table:table-cell>
          <table:table-cell table:style-name="ce177" table:formula="of:=IF([.B16]=&quot;&quot;;&quot;&quot;;SUMIFS([calls.H$1:.H$1048576];[calls.B$1:.B$1048576];&quot;&gt;=&quot;&amp;[weekly.A16];[calls.B$1:.B$1048576];&quot;&lt;=&quot;&amp;[weekly.C16])-(COUNTIFS([calls.B$1:.B$1048576];&quot;&gt;=&quot;&amp;[weekly.A16];[calls.B$1:.B$1048576];&quot;&lt;=&quot;&amp;[weekly.C16]))*0.65+COUNTIFS([calls.D$1:.D$1048576];0;[calls.B$1:.B$1048576];&quot;&gt;=&quot;&amp;[weekly.A16];[calls.B$1:.B$1048576];&quot;&lt;=&quot;&amp;[weekly.C16]))" office:value-type="float" office:value="2300.6" calcext:value-type="float">
            <text:p><text:s/>$2,300.60 </text:p>
          </table:table-cell>
          <table:table-cell table:style-name="ce177" table:formula="of:=IF([.E16]=&quot;&quot;;&quot;&quot;;[.E16]+[.G16])" office:value-type="float" office:value="47958.58" calcext:value-type="float">
            <text:p><text:s/>$47,958.58 </text:p>
          </table:table-cell>
          <table:table-cell table:style-name="ce177" table:formula="of:=IF([.B16]=&quot;&quot;;&quot;&quot;;SUMIFS([equity_positions.I$1:.I$1048576];[equity_positions.D$1:.D$1048576];&quot;&gt;=&quot;&amp;[weekly.A16];[equity_positions.D$1:.D$1048576];&quot;&lt;=&quot;&amp;[weekly.C16]))" office:value-type="float" office:value="0" calcext:value-type="float">
            <text:p><text:s/>$- </text:p>
          </table:table-cell>
          <table:table-cell table:style-name="ce177" table:formula="of:=IF([.B16]=&quot;&quot;;&quot;&quot;;[.F16]+[.H16]+[.J16])" office:value-type="float" office:value="2447.7" calcext:value-type="float">
            <text:p><text:s/>$2,447.70 </text:p>
          </table:table-cell>
          <table:table-cell table:style-name="ce76" table:formula="of:=IF([.B16]=&quot;&quot;;&quot;&quot;;IFERROR([.O16]/[.B16]; 0))" office:value-type="percentage" office:value="0.048296932441724" calcext:value-type="percentage">
            <text:p>4.830%</text:p>
          </table:table-cell>
          <table:table-cell table:style-name="ce76" table:formula="of:=IF([.B16]=&quot;&quot;;&quot;&quot;;IF([.L16] &lt;&gt; 0; LN([.L16]+1); 0))" office:value-type="percentage" office:value="0.0471668782503437" calcext:value-type="percentage">
            <text:p>4.717%</text:p>
          </table:table-cell>
          <table:table-cell table:style-name="ce177" office:value-type="float" office:value="0.45" calcext:value-type="float">
            <text:p><text:s/>$0.45 </text:p>
          </table:table-cell>
          <table:table-cell table:style-name="ce177" table:formula="of:=IF([.B16]=&quot;&quot;;&quot;&quot;;IF([.A16]&lt;=TODAY();[.K16]-[.N16];0))" office:value-type="float" office:value="2447.25" calcext:value-type="float">
            <text:p><text:s/>$2,447.25 </text:p>
          </table:table-cell>
          <table:table-cell table:style-name="ce177" table:formula="of:=IF([.D16]=&quot;&quot;;&quot;&quot;;[.O16]+[.P15])" office:value-type="float" office:value="6512.36" calcext:value-type="float">
            <text:p><text:s/>$6,512.36 </text:p>
          </table:table-cell>
          <table:table-cell table:style-name="ce76" table:formula="of:=IF([.D16]=&quot;&quot;;&quot;&quot;;[.P16]/[.B16])" office:value-type="percentage" office:value="0.1285226319159" calcext:value-type="percentage">
            <text:p>12.852%</text:p>
          </table:table-cell>
          <table:table-cell table:number-columns-repeated="3"/>
          <table:table-cell table:style-name="ce78"/>
          <table:table-cell table:number-columns-repeated="43"/>
        </table:table-row>
        <table:table-row table:style-name="ro2">
          <table:table-cell table:style-name="ce39" table:formula="of:=[.A16]+7" office:value-type="date" office:date-value="2020-11-16" calcext:value-type="date">
            <text:p>11/16/2020</text:p>
          </table:table-cell>
          <table:table-cell table:formula="of:=SUMIFS([cash_in_cash_out.B2:.B1000];[cash_in_cash_out.A2:.A1000];&quot;&lt;=&quot;&amp;[.A17])+[.P16]" office:value-type="float" office:value="53781.56" calcext:value-type="float">
            <text:p><text:s/>$53,781.56 </text:p>
          </table:table-cell>
          <table:table-cell table:style-name="ce39" table:formula="of:=[.A17]+4" office:value-type="date" office:date-value="2020-11-20" calcext:value-type="date">
            <text:p>11/20/2020</text:p>
          </table:table-cell>
          <table:table-cell table:formula="of:=IF([.B17]&lt;&gt;&quot;&quot;;[.B17]+[.O17];&quot;&quot;)" office:value-type="float" office:value="54215.23" calcext:value-type="float">
            <text:p><text:s/>$54,215.23 </text:p>
          </table:table-cell>
          <table:table-cell table:formula="of:=IF([.B17]=&quot;&quot;;&quot;&quot;;SUMIFS([puts.F$1:.F$1048576];[puts.B$1:.B$1048576];&quot;&gt;=&quot;&amp;[weekly.A17];[puts.C$1:.C$1048576];&quot;&lt;=&quot;&amp;[weekly.C17]))" office:value-type="float" office:value="20400" calcext:value-type="float">
            <text:p><text:s/>$20,400.00 </text:p>
          </table:table-cell>
          <table:table-cell table:style-name="ce177" table:formula="of:=SUMIFS([puts.H$1:.H$1048576];[puts.B$1:.B$1048576];&quot;&gt;=&quot;&amp;[weekly.A17];[puts.B$1:.B$1048576];&quot;&lt;=&quot;&amp;[weekly.C17])-(COUNTIFS([puts.B$1:.B$1048576];&quot;&gt;=&quot;&amp;[weekly.A17];[puts.B$1:.B$1048576];&quot;&lt;=&quot;&amp;[weekly.C17]))*0.65" office:value-type="float" office:value="116.45" calcext:value-type="float">
            <text:p><text:s/>$116.45 </text:p>
          </table:table-cell>
          <table:table-cell table:style-name="ce177" table:formula="of:=IF([.B17]=&quot;&quot;;&quot;&quot;;SUMIFS([calls.F$1:.F$1048576];[calls.B$1:.B$1048576];&quot;&gt;=&quot;&amp;[weekly.A17];[calls.C$1:.C$1048576];&quot;&lt;=&quot;&amp;[weekly.C17]))" office:value-type="float" office:value="36438.58" calcext:value-type="float">
            <text:p><text:s/>$36,438.58 </text:p>
          </table:table-cell>
          <table:table-cell table:style-name="ce177" table:formula="of:=IF([.B17]=&quot;&quot;;&quot;&quot;;SUMIFS([calls.H$1:.H$1048576];[calls.B$1:.B$1048576];&quot;&gt;=&quot;&amp;[weekly.A17];[calls.B$1:.B$1048576];&quot;&lt;=&quot;&amp;[weekly.C17])-(COUNTIFS([calls.B$1:.B$1048576];&quot;&gt;=&quot;&amp;[weekly.A17];[calls.B$1:.B$1048576];&quot;&lt;=&quot;&amp;[weekly.C17]))*0.65+COUNTIFS([calls.D$1:.D$1048576];0;[calls.B$1:.B$1048576];&quot;&gt;=&quot;&amp;[weekly.A17];[calls.B$1:.B$1048576];&quot;&lt;=&quot;&amp;[weekly.C17]))" office:value-type="float" office:value="317.55" calcext:value-type="float">
            <text:p><text:s/>$317.55 </text:p>
          </table:table-cell>
          <table:table-cell table:style-name="ce177" table:formula="of:=IF([.E17]=&quot;&quot;;&quot;&quot;;[.E17]+[.G17])" office:value-type="float" office:value="56838.58" calcext:value-type="float">
            <text:p><text:s/>$56,838.58 </text:p>
          </table:table-cell>
          <table:table-cell table:style-name="ce177" table:formula="of:=IF([.B17]=&quot;&quot;;&quot;&quot;;SUMIFS([equity_positions.I$1:.I$1048576];[equity_positions.D$1:.D$1048576];&quot;&gt;=&quot;&amp;[weekly.A17];[equity_positions.D$1:.D$1048576];&quot;&lt;=&quot;&amp;[weekly.C17]))" office:value-type="float" office:value="0" calcext:value-type="float">
            <text:p><text:s/>$- </text:p>
          </table:table-cell>
          <table:table-cell table:style-name="ce177" table:formula="of:=IF([.B17]=&quot;&quot;;&quot;&quot;;[.F17]+[.H17]+[.J17])" office:value-type="float" office:value="434" calcext:value-type="float">
            <text:p><text:s/>$434.00 </text:p>
          </table:table-cell>
          <table:table-cell table:style-name="ce76" table:formula="of:=IF([.B17]=&quot;&quot;;&quot;&quot;;IFERROR([.O17]/[.B17]; 0))" office:value-type="percentage" office:value="0.00806354445650145" calcext:value-type="percentage">
            <text:p>0.806%</text:p>
          </table:table-cell>
          <table:table-cell table:style-name="ce76" table:formula="of:=IF([.B17]=&quot;&quot;;&quot;&quot;;IF([.L17] &lt;&gt; 0; LN([.L17]+1); 0))" office:value-type="percentage" office:value="0.00803120779764907" calcext:value-type="percentage">
            <text:p>0.803%</text:p>
          </table:table-cell>
          <table:table-cell table:style-name="ce177" office:value-type="float" office:value="0.33" calcext:value-type="float">
            <text:p><text:s/>$0.33 </text:p>
          </table:table-cell>
          <table:table-cell table:style-name="ce177" table:formula="of:=IF([.B17]=&quot;&quot;;&quot;&quot;;IF([.A17]&lt;=TODAY();[.K17]-[.N17];0))" office:value-type="float" office:value="433.67" calcext:value-type="float">
            <text:p><text:s/>$433.67 </text:p>
          </table:table-cell>
          <table:table-cell table:style-name="ce177" table:formula="of:=IF([.D17]=&quot;&quot;;&quot;&quot;;[.O17]+[.P16])" office:value-type="float" office:value="6946.03" calcext:value-type="float">
            <text:p><text:s/>$6,946.03 </text:p>
          </table:table-cell>
          <table:table-cell table:style-name="ce76" table:formula="of:=IF([.D17]=&quot;&quot;;&quot;&quot;;[.P17]/[.B17])" office:value-type="percentage" office:value="0.129152631496744" calcext:value-type="percentage">
            <text:p>12.915%</text:p>
          </table:table-cell>
          <table:table-cell table:number-columns-repeated="47"/>
        </table:table-row>
        <table:table-row table:style-name="ro2">
          <table:table-cell table:style-name="ce39" table:formula="of:=[.A17]+7" office:value-type="date" office:date-value="2020-11-23" calcext:value-type="date">
            <text:p>11/23/2020</text:p>
          </table:table-cell>
          <table:table-cell table:formula="of:=SUMIFS([cash_in_cash_out.B2:.B1000];[cash_in_cash_out.A2:.A1000];&quot;&lt;=&quot;&amp;[.A18])+[.P17]" office:value-type="float" office:value="57249.77" calcext:value-type="float">
            <text:p><text:s/>$57,249.77 </text:p>
          </table:table-cell>
          <table:table-cell table:style-name="ce39" table:formula="of:=[.A18]+4" office:value-type="date" office:date-value="2020-11-27" calcext:value-type="date">
            <text:p>11/27/2020</text:p>
          </table:table-cell>
          <table:table-cell table:formula="of:=IF([.B18]&lt;&gt;&quot;&quot;;[.B18]+[.O18];&quot;&quot;)" office:value-type="float" office:value="57549.24" calcext:value-type="float">
            <text:p><text:s/>$57,549.24 </text:p>
          </table:table-cell>
          <table:table-cell table:formula="of:=IF([.B18]=&quot;&quot;;&quot;&quot;;SUMIFS([puts.F$1:.F$1048576];[puts.B$1:.B$1048576];&quot;&gt;=&quot;&amp;[weekly.A18];[puts.C$1:.C$1048576];&quot;&lt;=&quot;&amp;[weekly.C18]))" office:value-type="float" office:value="25750" calcext:value-type="float">
            <text:p><text:s/>$25,750.00 </text:p>
          </table:table-cell>
          <table:table-cell table:style-name="ce177" table:formula="of:=SUMIFS([puts.H$1:.H$1048576];[puts.B$1:.B$1048576];&quot;&gt;=&quot;&amp;[weekly.A18];[puts.B$1:.B$1048576];&quot;&lt;=&quot;&amp;[weekly.C18])-(COUNTIFS([puts.B$1:.B$1048576];&quot;&gt;=&quot;&amp;[weekly.A18];[puts.B$1:.B$1048576];&quot;&lt;=&quot;&amp;[weekly.C18]))*0.65" office:value-type="float" office:value="208.75" calcext:value-type="float">
            <text:p><text:s/>$208.75 </text:p>
          </table:table-cell>
          <table:table-cell table:style-name="ce177" table:formula="of:=IF([.B18]=&quot;&quot;;&quot;&quot;;SUMIFS([calls.F$1:.F$1048576];[calls.B$1:.B$1048576];&quot;&gt;=&quot;&amp;[weekly.A18];[calls.C$1:.C$1048576];&quot;&lt;=&quot;&amp;[weekly.C18]))" office:value-type="float" office:value="23958.58" calcext:value-type="float">
            <text:p><text:s/>$23,958.58 </text:p>
          </table:table-cell>
          <table:table-cell table:style-name="ce177" table:formula="of:=IF([.B18]=&quot;&quot;;&quot;&quot;;SUMIFS([calls.H$1:.H$1048576];[calls.B$1:.B$1048576];&quot;&gt;=&quot;&amp;[weekly.A18];[calls.B$1:.B$1048576];&quot;&lt;=&quot;&amp;[weekly.C18])-(COUNTIFS([calls.B$1:.B$1048576];&quot;&gt;=&quot;&amp;[weekly.A18];[calls.B$1:.B$1048576];&quot;&lt;=&quot;&amp;[weekly.C18]))*0.65+COUNTIFS([calls.D$1:.D$1048576];0;[calls.B$1:.B$1048576];&quot;&gt;=&quot;&amp;[weekly.A18];[calls.B$1:.B$1048576];&quot;&lt;=&quot;&amp;[weekly.C18]))" office:value-type="float" office:value="90.85" calcext:value-type="float">
            <text:p><text:s/>$90.85 </text:p>
          </table:table-cell>
          <table:table-cell table:style-name="ce177" table:formula="of:=IF([.E18]=&quot;&quot;;&quot;&quot;;[.E18]+[.G18])" office:value-type="float" office:value="49708.58" calcext:value-type="float">
            <text:p><text:s/>$49,708.58 </text:p>
          </table:table-cell>
          <table:table-cell table:style-name="ce177" table:formula="of:=IF([.B18]=&quot;&quot;;&quot;&quot;;SUMIFS([equity_positions.I$1:.I$1048576];[equity_positions.D$1:.D$1048576];&quot;&gt;=&quot;&amp;[weekly.A18];[equity_positions.D$1:.D$1048576];&quot;&lt;=&quot;&amp;[weekly.C18]))" office:value-type="float" office:value="0" calcext:value-type="float">
            <text:p><text:s/>$- </text:p>
          </table:table-cell>
          <table:table-cell table:style-name="ce177" table:formula="of:=IF([.B18]=&quot;&quot;;&quot;&quot;;[.F18]+[.H18]+[.J18])" office:value-type="float" office:value="299.6" calcext:value-type="float">
            <text:p><text:s/>$299.60 </text:p>
          </table:table-cell>
          <table:table-cell table:style-name="ce76" table:formula="of:=IF([.B18]=&quot;&quot;;&quot;&quot;;IFERROR([.O18]/[.B18]; 0))" office:value-type="percentage" office:value="0.00523093804568997" calcext:value-type="percentage">
            <text:p>0.523%</text:p>
          </table:table-cell>
          <table:table-cell table:style-name="ce76" table:formula="of:=IF([.B18]=&quot;&quot;;&quot;&quot;;IF([.L18] &lt;&gt; 0; LN([.L18]+1); 0))" office:value-type="percentage" office:value="0.00521730421375653" calcext:value-type="percentage">
            <text:p>0.522%</text:p>
          </table:table-cell>
          <table:table-cell table:style-name="ce177" office:value-type="float" office:value="0.13" calcext:value-type="float">
            <text:p><text:s/>$0.13 </text:p>
          </table:table-cell>
          <table:table-cell table:style-name="ce177" table:formula="of:=IF([.B18]=&quot;&quot;;&quot;&quot;;IF([.A18]&lt;=TODAY();[.K18]-[.N18];0))" office:value-type="float" office:value="299.47" calcext:value-type="float">
            <text:p><text:s/>$299.47 </text:p>
          </table:table-cell>
          <table:table-cell table:style-name="ce177" table:formula="of:=IF([.D18]=&quot;&quot;;&quot;&quot;;[.O18]+[.P17])" office:value-type="float" office:value="7245.5" calcext:value-type="float">
            <text:p><text:s/>$7,245.50 </text:p>
          </table:table-cell>
          <table:table-cell table:style-name="ce76" table:formula="of:=IF([.D18]=&quot;&quot;;&quot;&quot;;[.P18]/[.B18])" office:value-type="percentage" office:value="0.126559460413553" calcext:value-type="percentage">
            <text:p>12.656%</text:p>
          </table:table-cell>
          <table:table-cell table:number-columns-repeated="47"/>
        </table:table-row>
        <table:table-row table:style-name="ro2">
          <table:table-cell table:style-name="ce39" table:formula="of:=[.A18]+7" office:value-type="date" office:date-value="2020-11-30" calcext:value-type="date">
            <text:p>11/30/2020</text:p>
          </table:table-cell>
          <table:table-cell table:formula="of:=SUMIFS([cash_in_cash_out.B2:.B1000];[cash_in_cash_out.A2:.A1000];&quot;&lt;=&quot;&amp;[.A19])+[.P18]" office:value-type="float" office:value="59832.24" calcext:value-type="float">
            <text:p><text:s/>$59,832.24 </text:p>
          </table:table-cell>
          <table:table-cell table:style-name="ce39" table:formula="of:=[.A19]+4" office:value-type="date" office:date-value="2020-12-04" calcext:value-type="date">
            <text:p>12/4/2020</text:p>
          </table:table-cell>
          <table:table-cell table:formula="of:=IF([.B19]&lt;&gt;&quot;&quot;;[.B19]+[.O19];&quot;&quot;)" office:value-type="float" office:value="60330.92" calcext:value-type="float">
            <text:p><text:s/>$60,330.92 </text:p>
          </table:table-cell>
          <table:table-cell table:formula="of:=IF([.B19]=&quot;&quot;;&quot;&quot;;SUMIFS([puts.F$1:.F$1048576];[puts.B$1:.B$1048576];&quot;&gt;=&quot;&amp;[weekly.A19];[puts.C$1:.C$1048576];&quot;&lt;=&quot;&amp;[weekly.C19]))" office:value-type="float" office:value="37645.34" calcext:value-type="float">
            <text:p><text:s/>$37,645.34 </text:p>
          </table:table-cell>
          <table:table-cell table:style-name="ce177" table:formula="of:=SUMIFS([puts.H$1:.H$1048576];[puts.B$1:.B$1048576];&quot;&gt;=&quot;&amp;[weekly.A19];[puts.B$1:.B$1048576];&quot;&lt;=&quot;&amp;[weekly.C19])-(COUNTIFS([puts.B$1:.B$1048576];&quot;&gt;=&quot;&amp;[weekly.A19];[puts.B$1:.B$1048576];&quot;&lt;=&quot;&amp;[weekly.C19]))*0.65" office:value-type="float" office:value="396.55" calcext:value-type="float">
            <text:p><text:s/>$396.55 </text:p>
          </table:table-cell>
          <table:table-cell table:style-name="ce177" table:formula="of:=IF([.B19]=&quot;&quot;;&quot;&quot;;SUMIFS([calls.F$1:.F$1048576];[calls.B$1:.B$1048576];&quot;&gt;=&quot;&amp;[weekly.A19];[calls.C$1:.C$1048576];&quot;&lt;=&quot;&amp;[weekly.C19]))" office:value-type="float" office:value="23143.92" calcext:value-type="float">
            <text:p><text:s/>$23,143.92 </text:p>
          </table:table-cell>
          <table:table-cell table:style-name="ce177" table:formula="of:=IF([.B19]=&quot;&quot;;&quot;&quot;;SUMIFS([calls.H$1:.H$1048576];[calls.B$1:.B$1048576];&quot;&gt;=&quot;&amp;[weekly.A19];[calls.B$1:.B$1048576];&quot;&lt;=&quot;&amp;[weekly.C19])-(COUNTIFS([calls.B$1:.B$1048576];&quot;&gt;=&quot;&amp;[weekly.A19];[calls.B$1:.B$1048576];&quot;&lt;=&quot;&amp;[weekly.C19]))*0.65+COUNTIFS([calls.D$1:.D$1048576];0;[calls.B$1:.B$1048576];&quot;&gt;=&quot;&amp;[weekly.A19];[calls.B$1:.B$1048576];&quot;&lt;=&quot;&amp;[weekly.C19]))" office:value-type="float" office:value="102.4" calcext:value-type="float">
            <text:p><text:s/>$102.40 </text:p>
          </table:table-cell>
          <table:table-cell table:style-name="ce177" table:formula="of:=IF([.E19]=&quot;&quot;;&quot;&quot;;[.E19]+[.G19])" office:value-type="float" office:value="60789.26" calcext:value-type="float">
            <text:p><text:s/>$60,789.26 </text:p>
          </table:table-cell>
          <table:table-cell table:style-name="ce177" table:formula="of:=IF([.B19]=&quot;&quot;;&quot;&quot;;SUMIFS([equity_positions.I$1:.I$1048576];[equity_positions.D$1:.D$1048576];&quot;&gt;=&quot;&amp;[weekly.A19];[equity_positions.D$1:.D$1048576];&quot;&lt;=&quot;&amp;[weekly.C19]))" office:value-type="float" office:value="0" calcext:value-type="float">
            <text:p><text:s/>$- </text:p>
          </table:table-cell>
          <table:table-cell table:style-name="ce177" table:formula="of:=IF([.B19]=&quot;&quot;;&quot;&quot;;[.F19]+[.H19]+[.J19])" office:value-type="float" office:value="498.95" calcext:value-type="float">
            <text:p><text:s/>$498.95 </text:p>
          </table:table-cell>
          <table:table-cell table:style-name="ce76" table:formula="of:=IF([.B19]=&quot;&quot;;&quot;&quot;;IFERROR([.O19]/[.B19]; 0))" office:value-type="percentage" office:value="0.00833463697832473" calcext:value-type="percentage">
            <text:p>0.833%</text:p>
          </table:table-cell>
          <table:table-cell table:style-name="ce76" table:formula="of:=IF([.B19]=&quot;&quot;;&quot;&quot;;IF([.L19] &lt;&gt; 0; LN([.L19]+1); 0))" office:value-type="percentage" office:value="0.00830009568492527" calcext:value-type="percentage">
            <text:p>0.830%</text:p>
          </table:table-cell>
          <table:table-cell table:style-name="ce177" office:value-type="float" office:value="0.27" calcext:value-type="float">
            <text:p><text:s/>$0.27 </text:p>
          </table:table-cell>
          <table:table-cell table:style-name="ce177" table:formula="of:=IF([.B19]=&quot;&quot;;&quot;&quot;;IF([.A19]&lt;=TODAY();[.K19]-[.N19];0))" office:value-type="float" office:value="498.68" calcext:value-type="float">
            <text:p><text:s/>$498.68 </text:p>
          </table:table-cell>
          <table:table-cell table:style-name="ce177" table:formula="of:=IF([.D19]=&quot;&quot;;&quot;&quot;;[.O19]+[.P18])" office:value-type="float" office:value="7744.18" calcext:value-type="float">
            <text:p><text:s/>$7,744.18 </text:p>
          </table:table-cell>
          <table:table-cell table:style-name="ce76" table:formula="of:=IF([.D19]=&quot;&quot;;&quot;&quot;;[.P19]/[.B19])" office:value-type="percentage" office:value="0.12943155730088" calcext:value-type="percentage">
            <text:p>12.943%</text:p>
          </table:table-cell>
          <table:table-cell table:number-columns-repeated="47"/>
        </table:table-row>
        <table:table-row table:style-name="ro2">
          <table:table-cell table:style-name="ce39" table:formula="of:=[.A19]+7" office:value-type="date" office:date-value="2020-12-07" calcext:value-type="date">
            <text:p>12/7/2020</text:p>
          </table:table-cell>
          <table:table-cell table:formula="of:=IF(TODAY()&gt;=[.A20];[.D19];&quot;&quot;)" office:value-type="float" office:value="60330.92" calcext:value-type="float">
            <text:p><text:s/>$60,330.92 </text:p>
          </table:table-cell>
          <table:table-cell table:style-name="ce39" table:formula="of:=[.A20]+4" office:value-type="date" office:date-value="2020-12-11" calcext:value-type="date">
            <text:p>12/11/2020</text:p>
          </table:table-cell>
          <table:table-cell table:formula="of:=IF([.B20]&lt;&gt;&quot;&quot;;[.B20]+[.O20];&quot;&quot;)" office:value-type="float" office:value="60330.56" calcext:value-type="float">
            <text:p><text:s/>$60,330.56 </text:p>
          </table:table-cell>
          <table:table-cell table:style-name="ce137" table:formula="of:=IF([.B20]=&quot;&quot;;&quot;&quot;;SUMIFS([puts.F$1:.F$1048576];[puts.B$1:.B$1048576];&quot;&gt;=&quot;&amp;[weekly.A20];[puts.C$1:.C$1048576];&quot;&lt;=&quot;&amp;[weekly.C20]))" office:value-type="float" office:value="0" calcext:value-type="float">
            <text:p>0</text:p>
          </table:table-cell>
          <table:table-cell table:style-name="ce177" table:formula="of:=SUMIFS([puts.H$1:.H$1048576];[puts.B$1:.B$1048576];&quot;&gt;=&quot;&amp;[weekly.A20];[puts.B$1:.B$1048576];&quot;&lt;=&quot;&amp;[weekly.C20])-(COUNTIFS([puts.B$1:.B$1048576];&quot;&gt;=&quot;&amp;[weekly.A20];[puts.B$1:.B$1048576];&quot;&lt;=&quot;&amp;[weekly.C20]))*0.65" office:value-type="float" office:value="0" calcext:value-type="float">
            <text:p><text:s/>$- </text:p>
          </table:table-cell>
          <table:table-cell table:formula="of:=IF([.B20]=&quot;&quot;;&quot;&quot;;SUMIFS([calls.F$1:.F$1048576];[calls.B$1:.B$1048576];&quot;&gt;=&quot;&amp;[weekly.A20];[calls.C$1:.C$1048576];&quot;&lt;=&quot;&amp;[weekly.C20]))" office:value-type="float" office:value="0" calcext:value-type="float">
            <text:p>0</text:p>
          </table:table-cell>
          <table:table-cell table:formula="of:=IF([.B20]=&quot;&quot;;&quot;&quot;;SUMIFS([calls.H$1:.H$1048576];[calls.B$1:.B$1048576];&quot;&gt;=&quot;&amp;[weekly.A20];[calls.B$1:.B$1048576];&quot;&lt;=&quot;&amp;[weekly.C20])-(COUNTIFS([calls.B$1:.B$1048576];&quot;&gt;=&quot;&amp;[weekly.A20];[calls.B$1:.B$1048576];&quot;&lt;=&quot;&amp;[weekly.C20]))*0.65+COUNTIFS([calls.D$1:.D$1048576];0;[calls.B$1:.B$1048576];&quot;&gt;=&quot;&amp;[weekly.A20];[calls.B$1:.B$1048576];&quot;&lt;=&quot;&amp;[weekly.C20]))" office:value-type="float" office:value="0" calcext:value-type="float">
            <text:p>0</text:p>
          </table:table-cell>
          <table:table-cell table:style-name="ce177" table:formula="of:=IF([.E20]=&quot;&quot;;&quot;&quot;;[.E20]+[.G20])" office:value-type="float" office:value="0" calcext:value-type="float">
            <text:p><text:s/>$- </text:p>
          </table:table-cell>
          <table:table-cell table:formula="of:=IF([.B20]=&quot;&quot;;&quot;&quot;;SUMIFS([equity_positions.I$1:.I$1048576];[equity_positions.D$1:.D$1048576];&quot;&gt;=&quot;&amp;[weekly.A20];[equity_positions.D$1:.D$1048576];&quot;&lt;=&quot;&amp;[weekly.C20]))" office:value-type="float" office:value="0" calcext:value-type="float">
            <text:p>0</text:p>
          </table:table-cell>
          <table:table-cell table:style-name="ce177" table:formula="of:=IF([.B20]=&quot;&quot;;&quot;&quot;;[.F20]+[.H20]+[.J20])" office:value-type="float" office:value="0" calcext:value-type="float">
            <text:p><text:s/>$- </text:p>
          </table:table-cell>
          <table:table-cell table:style-name="ce76" table:formula="of:=IF([.B20]=&quot;&quot;;&quot;&quot;;IFERROR([.O20]/[.B20]; 0))" office:value-type="percentage" office:value="-0.00000596708951230978" calcext:value-type="percentage">
            <text:p>-0.001%</text:p>
          </table:table-cell>
          <table:table-cell table:style-name="ce76" table:formula="of:=IF([.B20]=&quot;&quot;;&quot;&quot;;IF([.L20] &lt;&gt; 0; LN([.L20]+1); 0))" office:value-type="percentage" office:value="-0.00000596710731543153" calcext:value-type="percentage">
            <text:p>-0.001%</text:p>
          </table:table-cell>
          <table:table-cell table:style-name="ce177" office:value-type="float" office:value="0.36" calcext:value-type="float">
            <text:p><text:s/>$0.36 </text:p>
          </table:table-cell>
          <table:table-cell table:style-name="ce177" table:formula="of:=IF([.B20]=&quot;&quot;;&quot;&quot;;IF([.A20]&lt;=TODAY();[.K20]-[.N20];0))" office:value-type="float" office:value="-0.36" calcext:value-type="float">
            <text:p><text:s/>$(0.36)</text:p>
          </table:table-cell>
          <table:table-cell table:style-name="ce177" table:formula="of:=IF([.D20]=&quot;&quot;;&quot;&quot;;[.O20]+[.P19])" office:value-type="float" office:value="7743.82" calcext:value-type="float">
            <text:p><text:s/>$7,743.82 </text:p>
          </table:table-cell>
          <table:table-cell table:style-name="ce76" table:formula="of:=IF([.D20]=&quot;&quot;;&quot;&quot;;[.P20]/[.B20])" office:value-type="percentage" office:value="0.128355741964485" calcext:value-type="percentage">
            <text:p>12.836%</text:p>
          </table:table-cell>
          <table:table-cell table:number-columns-repeated="47"/>
        </table:table-row>
        <table:table-row table:style-name="ro2">
          <table:table-cell table:style-name="ce39" table:formula="of:=[.A20]+7" office:value-type="date" office:date-value="2020-12-14" calcext:value-type="date">
            <text:p>12/14/2020</text:p>
          </table:table-cell>
          <table:table-cell table:formula="of:=IF(TODAY()&gt;=[.A21];[.D20];&quot;&quot;)">
            <text:p><text:s text:c="2"/></text:p>
          </table:table-cell>
          <table:table-cell table:style-name="ce39" table:formula="of:=[.A21]+4" office:value-type="date" office:date-value="2020-12-18" calcext:value-type="date">
            <text:p>12/18/2020</text:p>
          </table:table-cell>
          <table:table-cell table:formula="of:=IF([.B21]&lt;&gt;&quot;&quot;;[.B21]+[.O21];&quot;&quot;)">
            <text:p><text:s text:c="2"/></text:p>
          </table:table-cell>
          <table:table-cell table:style-name="ce137" table:formula="of:=IF([.B21]=&quot;&quot;;&quot;&quot;;SUMIFS([puts.F$1:.F$1048576];[puts.B$1:.B$1048576];&quot;&gt;=&quot;&amp;[weekly.A21];[puts.C$1:.C$1048576];&quot;&lt;=&quot;&amp;[weekly.C21]))">
            <text:p/>
          </table:table-cell>
          <table:table-cell table:style-name="ce177" table:formula="of:=SUMIFS([puts.H$1:.H$1048576];[puts.B$1:.B$1048576];&quot;&gt;=&quot;&amp;[weekly.A21];[puts.B$1:.B$1048576];&quot;&lt;=&quot;&amp;[weekly.C21])-(COUNTIFS([puts.B$1:.B$1048576];&quot;&gt;=&quot;&amp;[weekly.A21];[puts.B$1:.B$1048576];&quot;&lt;=&quot;&amp;[weekly.C21]))*0.65" office:value-type="float" office:value="0" calcext:value-type="float">
            <text:p><text:s/>$- </text:p>
          </table:table-cell>
          <table:table-cell table:formula="of:=IF([.B21]=&quot;&quot;;&quot;&quot;;SUMIFS([calls.F$1:.F$1048576];[calls.B$1:.B$1048576];&quot;&gt;=&quot;&amp;[weekly.A21];[calls.C$1:.C$1048576];&quot;&lt;=&quot;&amp;[weekly.C21]))">
            <text:p/>
          </table:table-cell>
          <table:table-cell table:formula="of:=IF([.B21]=&quot;&quot;;&quot;&quot;;SUMIFS([calls.H$1:.H$1048576];[calls.B$1:.B$1048576];&quot;&gt;=&quot;&amp;[weekly.A21];[calls.B$1:.B$1048576];&quot;&lt;=&quot;&amp;[weekly.C21])-(COUNTIFS([calls.B$1:.B$1048576];&quot;&gt;=&quot;&amp;[weekly.A21];[calls.B$1:.B$1048576];&quot;&lt;=&quot;&amp;[weekly.C21]))*0.65+COUNTIFS([calls.D$1:.D$1048576];0;[calls.B$1:.B$1048576];&quot;&gt;=&quot;&amp;[weekly.A21];[calls.B$1:.B$1048576];&quot;&lt;=&quot;&amp;[weekly.C21]))">
            <text:p/>
          </table:table-cell>
          <table:table-cell table:style-name="ce177" table:formula="of:=IF([.E21]=&quot;&quot;;&quot;&quot;;[.E21]+[.G21])">
            <text:p><text:s text:c="2"/></text:p>
          </table:table-cell>
          <table:table-cell table:formula="of:=IF([.B21]=&quot;&quot;;&quot;&quot;;SUMIFS([equity_positions.I$1:.I$1048576];[equity_positions.D$1:.D$1048576];&quot;&gt;=&quot;&amp;[weekly.A21];[equity_positions.D$1:.D$1048576];&quot;&lt;=&quot;&amp;[weekly.C21]))">
            <text:p/>
          </table:table-cell>
          <table:table-cell table:style-name="ce177" table:formula="of:=IF([.B21]=&quot;&quot;;&quot;&quot;;[.F21]+[.H21]+[.J21])">
            <text:p><text:s text:c="2"/></text:p>
          </table:table-cell>
          <table:table-cell table:style-name="ce76" table:formula="of:=IF([.B21]=&quot;&quot;;&quot;&quot;;IFERROR([.O21]/[.B21]; 0))">
            <text:p/>
          </table:table-cell>
          <table:table-cell table:style-name="ce76" table:formula="of:=IF([.B21]=&quot;&quot;;&quot;&quot;;IF([.L21] &lt;&gt; 0; LN([.L21]+1); 0))">
            <text:p/>
          </table:table-cell>
          <table:table-cell table:style-name="ce177"/>
          <table:table-cell table:style-name="ce177" table:formula="of:=IF([.B21]=&quot;&quot;;&quot;&quot;;IF([.A21]&lt;=TODAY();[.K21]-[.N21];0))">
            <text:p><text:s text:c="2"/></text:p>
          </table:table-cell>
          <table:table-cell table:style-name="ce177" table:formula="of:=IF([.D21]=&quot;&quot;;&quot;&quot;;[.O21]+[.P20])">
            <text:p><text:s text:c="2"/></text:p>
          </table:table-cell>
          <table:table-cell table:style-name="ce76" table:formula="of:=IF([.D21]=&quot;&quot;;&quot;&quot;;[.P21]/[.B21])">
            <text:p/>
          </table:table-cell>
          <table:table-cell table:number-columns-repeated="47"/>
        </table:table-row>
        <table:table-row table:style-name="ro2">
          <table:table-cell table:style-name="ce39" table:formula="of:=[.A21]+7" office:value-type="date" office:date-value="2020-12-21" calcext:value-type="date">
            <text:p>12/21/2020</text:p>
          </table:table-cell>
          <table:table-cell table:formula="of:=IF(TODAY()&gt;=[.A22];[.D21];&quot;&quot;)">
            <text:p><text:s text:c="2"/></text:p>
          </table:table-cell>
          <table:table-cell table:style-name="ce39" table:formula="of:=[.A22]+4" office:value-type="date" office:date-value="2020-12-25" calcext:value-type="date">
            <text:p>12/25/2020</text:p>
          </table:table-cell>
          <table:table-cell table:formula="of:=IF([.B22]&lt;&gt;&quot;&quot;;[.B22]+[.O22];&quot;&quot;)">
            <text:p><text:s text:c="2"/></text:p>
          </table:table-cell>
          <table:table-cell table:style-name="ce137" table:formula="of:=IF([.B22]=&quot;&quot;;&quot;&quot;;SUMIFS([puts.F$1:.F$1048576];[puts.B$1:.B$1048576];&quot;&gt;=&quot;&amp;[weekly.A22];[puts.C$1:.C$1048576];&quot;&lt;=&quot;&amp;[weekly.C22]))">
            <text:p/>
          </table:table-cell>
          <table:table-cell table:style-name="ce177" table:formula="of:=SUMIFS([puts.H$1:.H$1048576];[puts.B$1:.B$1048576];&quot;&gt;=&quot;&amp;[weekly.A22];[puts.B$1:.B$1048576];&quot;&lt;=&quot;&amp;[weekly.C22])-(COUNTIFS([puts.B$1:.B$1048576];&quot;&gt;=&quot;&amp;[weekly.A22];[puts.B$1:.B$1048576];&quot;&lt;=&quot;&amp;[weekly.C22]))*0.65" office:value-type="float" office:value="0" calcext:value-type="float">
            <text:p><text:s/>$- </text:p>
          </table:table-cell>
          <table:table-cell table:formula="of:=IF([.B22]=&quot;&quot;;&quot;&quot;;SUMIFS([calls.F$1:.F$1048576];[calls.B$1:.B$1048576];&quot;&gt;=&quot;&amp;[weekly.A22];[calls.C$1:.C$1048576];&quot;&lt;=&quot;&amp;[weekly.C22]))">
            <text:p/>
          </table:table-cell>
          <table:table-cell table:formula="of:=IF([.B22]=&quot;&quot;;&quot;&quot;;SUMIFS([calls.H$1:.H$1048576];[calls.B$1:.B$1048576];&quot;&gt;=&quot;&amp;[weekly.A22];[calls.B$1:.B$1048576];&quot;&lt;=&quot;&amp;[weekly.C22])-(COUNTIFS([calls.B$1:.B$1048576];&quot;&gt;=&quot;&amp;[weekly.A22];[calls.B$1:.B$1048576];&quot;&lt;=&quot;&amp;[weekly.C22]))*0.65+COUNTIFS([calls.D$1:.D$1048576];0;[calls.B$1:.B$1048576];&quot;&gt;=&quot;&amp;[weekly.A22];[calls.B$1:.B$1048576];&quot;&lt;=&quot;&amp;[weekly.C22]))">
            <text:p/>
          </table:table-cell>
          <table:table-cell table:style-name="ce177" table:formula="of:=IF([.E22]=&quot;&quot;;&quot;&quot;;[.E22]+[.G22])">
            <text:p><text:s text:c="2"/></text:p>
          </table:table-cell>
          <table:table-cell table:formula="of:=IF([.B22]=&quot;&quot;;&quot;&quot;;SUMIFS([equity_positions.I$1:.I$1048576];[equity_positions.D$1:.D$1048576];&quot;&gt;=&quot;&amp;[weekly.A22];[equity_positions.D$1:.D$1048576];&quot;&lt;=&quot;&amp;[weekly.C22]))">
            <text:p/>
          </table:table-cell>
          <table:table-cell table:style-name="ce177" table:formula="of:=IF([.B22]=&quot;&quot;;&quot;&quot;;[.F22]+[.H22]+[.J22])">
            <text:p><text:s text:c="2"/></text:p>
          </table:table-cell>
          <table:table-cell table:style-name="ce76" table:formula="of:=IF([.B22]=&quot;&quot;;&quot;&quot;;IFERROR([.O22]/[.B22]; 0))">
            <text:p/>
          </table:table-cell>
          <table:table-cell table:style-name="ce76" table:formula="of:=IF([.B22]=&quot;&quot;;&quot;&quot;;IF([.L22] &lt;&gt; 0; LN([.L22]+1); 0))">
            <text:p/>
          </table:table-cell>
          <table:table-cell table:style-name="ce177"/>
          <table:table-cell table:style-name="ce177" table:formula="of:=IF([.B22]=&quot;&quot;;&quot;&quot;;IF([.A22]&lt;=TODAY();[.K22]-[.N22];0))">
            <text:p><text:s text:c="2"/></text:p>
          </table:table-cell>
          <table:table-cell table:style-name="ce177" table:formula="of:=IF([.D22]=&quot;&quot;;&quot;&quot;;[.O22]+[.P21])">
            <text:p><text:s text:c="2"/></text:p>
          </table:table-cell>
          <table:table-cell table:style-name="ce76" table:formula="of:=IF([.D22]=&quot;&quot;;&quot;&quot;;[.P22]/[.B22])">
            <text:p/>
          </table:table-cell>
          <table:table-cell table:number-columns-repeated="47"/>
        </table:table-row>
        <table:table-row table:style-name="ro2">
          <table:table-cell table:style-name="ce39" table:formula="of:=[.A22]+7" office:value-type="date" office:date-value="2020-12-28" calcext:value-type="date">
            <text:p>12/28/2020</text:p>
          </table:table-cell>
          <table:table-cell table:formula="of:=IF(TODAY()&gt;=[.A23];[.D22];&quot;&quot;)">
            <text:p><text:s text:c="2"/></text:p>
          </table:table-cell>
          <table:table-cell table:style-name="ce39" table:formula="of:=[.A23]+4" office:value-type="date" office:date-value="2021-01-01" calcext:value-type="date">
            <text:p>1/1/2021</text:p>
          </table:table-cell>
          <table:table-cell table:formula="of:=IF([.B23]&lt;&gt;&quot;&quot;;[.B23]+[.O23];&quot;&quot;)">
            <text:p><text:s text:c="2"/></text:p>
          </table:table-cell>
          <table:table-cell table:style-name="ce137" table:formula="of:=IF([.B23]=&quot;&quot;;&quot;&quot;;SUMIFS([puts.F$1:.F$1048576];[puts.B$1:.B$1048576];&quot;&gt;=&quot;&amp;[weekly.A23];[puts.C$1:.C$1048576];&quot;&lt;=&quot;&amp;[weekly.C23]))">
            <text:p/>
          </table:table-cell>
          <table:table-cell table:style-name="ce177" table:formula="of:=SUMIFS([puts.H$1:.H$1048576];[puts.B$1:.B$1048576];&quot;&gt;=&quot;&amp;[weekly.A23];[puts.B$1:.B$1048576];&quot;&lt;=&quot;&amp;[weekly.C23])-(COUNTIFS([puts.B$1:.B$1048576];&quot;&gt;=&quot;&amp;[weekly.A23];[puts.B$1:.B$1048576];&quot;&lt;=&quot;&amp;[weekly.C23]))*0.65" office:value-type="float" office:value="0" calcext:value-type="float">
            <text:p><text:s/>$- </text:p>
          </table:table-cell>
          <table:table-cell table:formula="of:=IF([.B23]=&quot;&quot;;&quot;&quot;;SUMIFS([calls.F$1:.F$1048576];[calls.B$1:.B$1048576];&quot;&gt;=&quot;&amp;[weekly.A23];[calls.C$1:.C$1048576];&quot;&lt;=&quot;&amp;[weekly.C23]))">
            <text:p/>
          </table:table-cell>
          <table:table-cell table:formula="of:=IF([.B23]=&quot;&quot;;&quot;&quot;;SUMIFS([calls.H$1:.H$1048576];[calls.B$1:.B$1048576];&quot;&gt;=&quot;&amp;[weekly.A23];[calls.B$1:.B$1048576];&quot;&lt;=&quot;&amp;[weekly.C23])-(COUNTIFS([calls.B$1:.B$1048576];&quot;&gt;=&quot;&amp;[weekly.A23];[calls.B$1:.B$1048576];&quot;&lt;=&quot;&amp;[weekly.C23]))*0.65+COUNTIFS([calls.D$1:.D$1048576];0;[calls.B$1:.B$1048576];&quot;&gt;=&quot;&amp;[weekly.A23];[calls.B$1:.B$1048576];&quot;&lt;=&quot;&amp;[weekly.C23]))">
            <text:p/>
          </table:table-cell>
          <table:table-cell table:style-name="ce177" table:formula="of:=IF([.E23]=&quot;&quot;;&quot;&quot;;[.E23]+[.G23])">
            <text:p><text:s text:c="2"/></text:p>
          </table:table-cell>
          <table:table-cell table:formula="of:=IF([.B23]=&quot;&quot;;&quot;&quot;;SUMIFS([equity_positions.I$1:.I$1048576];[equity_positions.D$1:.D$1048576];&quot;&gt;=&quot;&amp;[weekly.A23];[equity_positions.D$1:.D$1048576];&quot;&lt;=&quot;&amp;[weekly.C23]))">
            <text:p/>
          </table:table-cell>
          <table:table-cell table:style-name="ce177" table:formula="of:=IF([.B23]=&quot;&quot;;&quot;&quot;;[.F23]+[.H23]+[.J23])">
            <text:p><text:s text:c="2"/></text:p>
          </table:table-cell>
          <table:table-cell table:style-name="ce76" table:formula="of:=IF([.B23]=&quot;&quot;;&quot;&quot;;IFERROR([.O23]/[.B23]; 0))">
            <text:p/>
          </table:table-cell>
          <table:table-cell table:style-name="ce76" table:formula="of:=IF([.B23]=&quot;&quot;;&quot;&quot;;IF([.L23] &lt;&gt; 0; LN([.L23]+1); 0))">
            <text:p/>
          </table:table-cell>
          <table:table-cell table:style-name="ce177"/>
          <table:table-cell table:style-name="ce177" table:formula="of:=IF([.B23]=&quot;&quot;;&quot;&quot;;IF([.A23]&lt;=TODAY();[.K23]-[.N23];0))">
            <text:p><text:s text:c="2"/></text:p>
          </table:table-cell>
          <table:table-cell table:style-name="ce177" table:formula="of:=IF([.D23]=&quot;&quot;;&quot;&quot;;[.O23]+[.P22])">
            <text:p><text:s text:c="2"/></text:p>
          </table:table-cell>
          <table:table-cell table:style-name="ce76" table:formula="of:=IF([.D23]=&quot;&quot;;&quot;&quot;;[.P23]/[.B23])">
            <text:p/>
          </table:table-cell>
          <table:table-cell table:number-columns-repeated="47"/>
        </table:table-row>
        <table:table-row table:style-name="ro2">
          <table:table-cell table:style-name="ce39" table:formula="of:=[.A23]+7" office:value-type="date" office:date-value="2021-01-04" calcext:value-type="date">
            <text:p>1/4/2021</text:p>
          </table:table-cell>
          <table:table-cell table:formula="of:=IF(TODAY()&gt;=[.A24];[.D23];&quot;&quot;)">
            <text:p><text:s text:c="2"/></text:p>
          </table:table-cell>
          <table:table-cell table:style-name="ce39" table:formula="of:=[.A24]+4" office:value-type="date" office:date-value="2021-01-08" calcext:value-type="date">
            <text:p>1/8/2021</text:p>
          </table:table-cell>
          <table:table-cell table:formula="of:=IF([.B24]&lt;&gt;&quot;&quot;;[.B24]+[.O24];&quot;&quot;)">
            <text:p><text:s text:c="2"/></text:p>
          </table:table-cell>
          <table:table-cell table:style-name="ce137" table:formula="of:=IF([.B24]=&quot;&quot;;&quot;&quot;;SUMIFS([puts.F$1:.F$1048576];[puts.B$1:.B$1048576];&quot;&gt;=&quot;&amp;[weekly.A24];[puts.C$1:.C$1048576];&quot;&lt;=&quot;&amp;[weekly.C24]))">
            <text:p/>
          </table:table-cell>
          <table:table-cell table:style-name="ce177" table:formula="of:=SUMIFS([puts.H$1:.H$1048576];[puts.B$1:.B$1048576];&quot;&gt;=&quot;&amp;[weekly.A24];[puts.B$1:.B$1048576];&quot;&lt;=&quot;&amp;[weekly.C24])-(COUNTIFS([puts.B$1:.B$1048576];&quot;&gt;=&quot;&amp;[weekly.A24];[puts.B$1:.B$1048576];&quot;&lt;=&quot;&amp;[weekly.C24]))*0.65" office:value-type="float" office:value="0" calcext:value-type="float">
            <text:p><text:s/>$- </text:p>
          </table:table-cell>
          <table:table-cell table:formula="of:=IF([.B24]=&quot;&quot;;&quot;&quot;;SUMIFS([calls.F$1:.F$1048576];[calls.B$1:.B$1048576];&quot;&gt;=&quot;&amp;[weekly.A24];[calls.C$1:.C$1048576];&quot;&lt;=&quot;&amp;[weekly.C24]))">
            <text:p/>
          </table:table-cell>
          <table:table-cell table:formula="of:=IF([.B24]=&quot;&quot;;&quot;&quot;;SUMIFS([calls.H$1:.H$1048576];[calls.B$1:.B$1048576];&quot;&gt;=&quot;&amp;[weekly.A24];[calls.B$1:.B$1048576];&quot;&lt;=&quot;&amp;[weekly.C24])-(COUNTIFS([calls.B$1:.B$1048576];&quot;&gt;=&quot;&amp;[weekly.A24];[calls.B$1:.B$1048576];&quot;&lt;=&quot;&amp;[weekly.C24]))*0.65+COUNTIFS([calls.D$1:.D$1048576];0;[calls.B$1:.B$1048576];&quot;&gt;=&quot;&amp;[weekly.A24];[calls.B$1:.B$1048576];&quot;&lt;=&quot;&amp;[weekly.C24]))">
            <text:p/>
          </table:table-cell>
          <table:table-cell table:style-name="ce177" table:formula="of:=IF([.E24]=&quot;&quot;;&quot;&quot;;[.E24]+[.G24])">
            <text:p><text:s text:c="2"/></text:p>
          </table:table-cell>
          <table:table-cell table:formula="of:=IF([.B24]=&quot;&quot;;&quot;&quot;;SUMIFS([equity_positions.I$1:.I$1048576];[equity_positions.D$1:.D$1048576];&quot;&gt;=&quot;&amp;[weekly.A24];[equity_positions.D$1:.D$1048576];&quot;&lt;=&quot;&amp;[weekly.C24]))">
            <text:p/>
          </table:table-cell>
          <table:table-cell table:style-name="ce177" table:formula="of:=IF([.B24]=&quot;&quot;;&quot;&quot;;[.F24]+[.H24]+[.J24])">
            <text:p><text:s text:c="2"/></text:p>
          </table:table-cell>
          <table:table-cell table:style-name="ce76" table:formula="of:=IF([.B24]=&quot;&quot;;&quot;&quot;;IFERROR([.O24]/[.B24]; 0))">
            <text:p/>
          </table:table-cell>
          <table:table-cell table:style-name="ce76" table:formula="of:=IF([.B24]=&quot;&quot;;&quot;&quot;;IF([.L24] &lt;&gt; 0; LN([.L24]+1); 0))">
            <text:p/>
          </table:table-cell>
          <table:table-cell table:style-name="ce177"/>
          <table:table-cell table:style-name="ce177" table:formula="of:=IF([.B24]=&quot;&quot;;&quot;&quot;;IF([.A24]&lt;=TODAY();[.K24]-[.N24];0))">
            <text:p><text:s text:c="2"/></text:p>
          </table:table-cell>
          <table:table-cell table:style-name="ce177" table:formula="of:=IF([.D24]=&quot;&quot;;&quot;&quot;;[.O24]+[.P23])">
            <text:p><text:s text:c="2"/></text:p>
          </table:table-cell>
          <table:table-cell table:style-name="ce76" table:formula="of:=IF([.D24]=&quot;&quot;;&quot;&quot;;[.P24]/[.B24])">
            <text:p/>
          </table:table-cell>
          <table:table-cell table:number-columns-repeated="47"/>
        </table:table-row>
        <table:table-row table:style-name="ro2">
          <table:table-cell table:style-name="ce39" table:formula="of:=[.A24]+7" office:value-type="date" office:date-value="2021-01-11" calcext:value-type="date">
            <text:p>1/11/2021</text:p>
          </table:table-cell>
          <table:table-cell table:formula="of:=IF(TODAY()&gt;=[.A25];[.D24];&quot;&quot;)">
            <text:p><text:s text:c="2"/></text:p>
          </table:table-cell>
          <table:table-cell table:style-name="ce39" table:formula="of:=[.A25]+4" office:value-type="date" office:date-value="2021-01-15" calcext:value-type="date">
            <text:p>1/15/2021</text:p>
          </table:table-cell>
          <table:table-cell table:formula="of:=IF([.B25]&lt;&gt;&quot;&quot;;[.B25]+[.O25];&quot;&quot;)">
            <text:p><text:s text:c="2"/></text:p>
          </table:table-cell>
          <table:table-cell table:style-name="ce137" table:formula="of:=IF([.B25]=&quot;&quot;;&quot;&quot;;SUMIFS([puts.F$1:.F$1048576];[puts.B$1:.B$1048576];&quot;&gt;=&quot;&amp;[weekly.A25];[puts.C$1:.C$1048576];&quot;&lt;=&quot;&amp;[weekly.C25]))">
            <text:p/>
          </table:table-cell>
          <table:table-cell table:style-name="ce177" table:formula="of:=SUMIFS([puts.H$1:.H$1048576];[puts.B$1:.B$1048576];&quot;&gt;=&quot;&amp;[weekly.A25];[puts.B$1:.B$1048576];&quot;&lt;=&quot;&amp;[weekly.C25])-(COUNTIFS([puts.B$1:.B$1048576];&quot;&gt;=&quot;&amp;[weekly.A25];[puts.B$1:.B$1048576];&quot;&lt;=&quot;&amp;[weekly.C25]))*0.65" office:value-type="float" office:value="0" calcext:value-type="float">
            <text:p><text:s/>$- </text:p>
          </table:table-cell>
          <table:table-cell table:formula="of:=IF([.B25]=&quot;&quot;;&quot;&quot;;SUMIFS([calls.F$1:.F$1048576];[calls.B$1:.B$1048576];&quot;&gt;=&quot;&amp;[weekly.A25];[calls.C$1:.C$1048576];&quot;&lt;=&quot;&amp;[weekly.C25]))">
            <text:p/>
          </table:table-cell>
          <table:table-cell table:formula="of:=IF([.B25]=&quot;&quot;;&quot;&quot;;SUMIFS([calls.H$1:.H$1048576];[calls.B$1:.B$1048576];&quot;&gt;=&quot;&amp;[weekly.A25];[calls.B$1:.B$1048576];&quot;&lt;=&quot;&amp;[weekly.C25])-(COUNTIFS([calls.B$1:.B$1048576];&quot;&gt;=&quot;&amp;[weekly.A25];[calls.B$1:.B$1048576];&quot;&lt;=&quot;&amp;[weekly.C25]))*0.65+COUNTIFS([calls.D$1:.D$1048576];0;[calls.B$1:.B$1048576];&quot;&gt;=&quot;&amp;[weekly.A25];[calls.B$1:.B$1048576];&quot;&lt;=&quot;&amp;[weekly.C25]))">
            <text:p/>
          </table:table-cell>
          <table:table-cell table:style-name="ce177" table:formula="of:=IF([.E25]=&quot;&quot;;&quot;&quot;;[.E25]+[.G25])">
            <text:p><text:s text:c="2"/></text:p>
          </table:table-cell>
          <table:table-cell table:formula="of:=IF([.B25]=&quot;&quot;;&quot;&quot;;SUMIFS([equity_positions.I$1:.I$1048576];[equity_positions.D$1:.D$1048576];&quot;&gt;=&quot;&amp;[weekly.A25];[equity_positions.D$1:.D$1048576];&quot;&lt;=&quot;&amp;[weekly.C25]))">
            <text:p/>
          </table:table-cell>
          <table:table-cell table:style-name="ce177" table:formula="of:=IF([.B25]=&quot;&quot;;&quot;&quot;;[.F25]+[.H25]+[.J25])">
            <text:p><text:s text:c="2"/></text:p>
          </table:table-cell>
          <table:table-cell table:style-name="ce76" table:formula="of:=IF([.B25]=&quot;&quot;;&quot;&quot;;IFERROR([.O25]/[.B25]; 0))">
            <text:p/>
          </table:table-cell>
          <table:table-cell table:style-name="ce76" table:formula="of:=IF([.B25]=&quot;&quot;;&quot;&quot;;IF([.L25] &lt;&gt; 0; LN([.L25]+1); 0))">
            <text:p/>
          </table:table-cell>
          <table:table-cell table:style-name="ce177"/>
          <table:table-cell table:style-name="ce177" table:formula="of:=IF([.B25]=&quot;&quot;;&quot;&quot;;IF([.A25]&lt;=TODAY();[.K25]-[.N25];0))">
            <text:p><text:s text:c="2"/></text:p>
          </table:table-cell>
          <table:table-cell table:style-name="ce177" table:formula="of:=IF([.D25]=&quot;&quot;;&quot;&quot;;[.O25]+[.P24])">
            <text:p><text:s text:c="2"/></text:p>
          </table:table-cell>
          <table:table-cell table:style-name="ce76" table:formula="of:=IF([.D25]=&quot;&quot;;&quot;&quot;;[.P25]/[.B25])">
            <text:p/>
          </table:table-cell>
          <table:table-cell table:number-columns-repeated="47"/>
        </table:table-row>
        <table:table-row table:style-name="ro2">
          <table:table-cell table:style-name="ce39" table:formula="of:=[.A25]+7" office:value-type="date" office:date-value="2021-01-18" calcext:value-type="date">
            <text:p>1/18/2021</text:p>
          </table:table-cell>
          <table:table-cell table:formula="of:=IF(TODAY()&gt;=[.A26];[.D25];&quot;&quot;)">
            <text:p><text:s text:c="2"/></text:p>
          </table:table-cell>
          <table:table-cell table:style-name="ce39" table:formula="of:=[.A26]+4" office:value-type="date" office:date-value="2021-01-22" calcext:value-type="date">
            <text:p>1/22/2021</text:p>
          </table:table-cell>
          <table:table-cell table:formula="of:=IF([.B26]&lt;&gt;&quot;&quot;;[.B26]+[.O26];&quot;&quot;)">
            <text:p><text:s text:c="2"/></text:p>
          </table:table-cell>
          <table:table-cell table:style-name="ce137" table:formula="of:=IF([.B26]=&quot;&quot;;&quot;&quot;;SUMIFS([puts.F$1:.F$1048576];[puts.B$1:.B$1048576];&quot;&gt;=&quot;&amp;[weekly.A26];[puts.C$1:.C$1048576];&quot;&lt;=&quot;&amp;[weekly.C26]))">
            <text:p/>
          </table:table-cell>
          <table:table-cell table:style-name="ce177" table:formula="of:=SUMIFS([puts.H$1:.H$1048576];[puts.B$1:.B$1048576];&quot;&gt;=&quot;&amp;[weekly.A26];[puts.B$1:.B$1048576];&quot;&lt;=&quot;&amp;[weekly.C26])-(COUNTIFS([puts.B$1:.B$1048576];&quot;&gt;=&quot;&amp;[weekly.A26];[puts.B$1:.B$1048576];&quot;&lt;=&quot;&amp;[weekly.C26]))*0.65" office:value-type="float" office:value="0" calcext:value-type="float">
            <text:p><text:s/>$- </text:p>
          </table:table-cell>
          <table:table-cell table:formula="of:=IF([.B26]=&quot;&quot;;&quot;&quot;;SUMIFS([calls.F$1:.F$1048576];[calls.B$1:.B$1048576];&quot;&gt;=&quot;&amp;[weekly.A26];[calls.C$1:.C$1048576];&quot;&lt;=&quot;&amp;[weekly.C26]))">
            <text:p/>
          </table:table-cell>
          <table:table-cell table:formula="of:=IF([.B26]=&quot;&quot;;&quot;&quot;;SUMIFS([calls.H$1:.H$1048576];[calls.B$1:.B$1048576];&quot;&gt;=&quot;&amp;[weekly.A26];[calls.B$1:.B$1048576];&quot;&lt;=&quot;&amp;[weekly.C26])-(COUNTIFS([calls.B$1:.B$1048576];&quot;&gt;=&quot;&amp;[weekly.A26];[calls.B$1:.B$1048576];&quot;&lt;=&quot;&amp;[weekly.C26]))*0.65+COUNTIFS([calls.D$1:.D$1048576];0;[calls.B$1:.B$1048576];&quot;&gt;=&quot;&amp;[weekly.A26];[calls.B$1:.B$1048576];&quot;&lt;=&quot;&amp;[weekly.C26]))">
            <text:p/>
          </table:table-cell>
          <table:table-cell table:style-name="ce177" table:formula="of:=IF([.E26]=&quot;&quot;;&quot;&quot;;[.E26]+[.G26])">
            <text:p><text:s text:c="2"/></text:p>
          </table:table-cell>
          <table:table-cell table:formula="of:=IF([.B26]=&quot;&quot;;&quot;&quot;;SUMIFS([equity_positions.I$1:.I$1048576];[equity_positions.D$1:.D$1048576];&quot;&gt;=&quot;&amp;[weekly.A26];[equity_positions.D$1:.D$1048576];&quot;&lt;=&quot;&amp;[weekly.C26]))">
            <text:p/>
          </table:table-cell>
          <table:table-cell table:style-name="ce177" table:formula="of:=IF([.B26]=&quot;&quot;;&quot;&quot;;[.F26]+[.H26]+[.J26])">
            <text:p><text:s text:c="2"/></text:p>
          </table:table-cell>
          <table:table-cell table:style-name="ce76" table:formula="of:=IF([.B26]=&quot;&quot;;&quot;&quot;;IFERROR([.O26]/[.B26]; 0))">
            <text:p/>
          </table:table-cell>
          <table:table-cell table:style-name="ce76" table:formula="of:=IF([.B26]=&quot;&quot;;&quot;&quot;;IF([.L26] &lt;&gt; 0; LN([.L26]+1); 0))">
            <text:p/>
          </table:table-cell>
          <table:table-cell table:style-name="ce177"/>
          <table:table-cell table:style-name="ce177" table:formula="of:=IF([.B26]=&quot;&quot;;&quot;&quot;;IF([.A26]&lt;=TODAY();[.K26]-[.N26];0))">
            <text:p><text:s text:c="2"/></text:p>
          </table:table-cell>
          <table:table-cell table:style-name="ce177" table:formula="of:=IF([.D26]=&quot;&quot;;&quot;&quot;;[.O26]+[.P25])">
            <text:p><text:s text:c="2"/></text:p>
          </table:table-cell>
          <table:table-cell table:style-name="ce76" table:formula="of:=IF([.D26]=&quot;&quot;;&quot;&quot;;[.P26]/[.B26])">
            <text:p/>
          </table:table-cell>
          <table:table-cell table:number-columns-repeated="47"/>
        </table:table-row>
        <table:table-row table:style-name="ro2">
          <table:table-cell table:style-name="ce39" table:formula="of:=[.A26]+7" office:value-type="date" office:date-value="2021-01-25" calcext:value-type="date">
            <text:p>1/25/2021</text:p>
          </table:table-cell>
          <table:table-cell table:formula="of:=IF(TODAY()&gt;=[.A27];[.D26];&quot;&quot;)">
            <text:p><text:s text:c="2"/></text:p>
          </table:table-cell>
          <table:table-cell table:style-name="ce39" table:formula="of:=[.A27]+4" office:value-type="date" office:date-value="2021-01-29" calcext:value-type="date">
            <text:p>1/29/2021</text:p>
          </table:table-cell>
          <table:table-cell table:formula="of:=IF([.B27]&lt;&gt;&quot;&quot;;[.B27]+[.O27];&quot;&quot;)">
            <text:p><text:s text:c="2"/></text:p>
          </table:table-cell>
          <table:table-cell table:style-name="ce137" table:formula="of:=IF([.B27]=&quot;&quot;;&quot;&quot;;SUMIFS([puts.F$1:.F$1048576];[puts.B$1:.B$1048576];&quot;&gt;=&quot;&amp;[weekly.A27];[puts.C$1:.C$1048576];&quot;&lt;=&quot;&amp;[weekly.C27]))">
            <text:p/>
          </table:table-cell>
          <table:table-cell table:style-name="ce177" table:formula="of:=SUMIFS([puts.H$1:.H$1048576];[puts.B$1:.B$1048576];&quot;&gt;=&quot;&amp;[weekly.A27];[puts.B$1:.B$1048576];&quot;&lt;=&quot;&amp;[weekly.C27])-(COUNTIFS([puts.B$1:.B$1048576];&quot;&gt;=&quot;&amp;[weekly.A27];[puts.B$1:.B$1048576];&quot;&lt;=&quot;&amp;[weekly.C27]))*0.65" office:value-type="float" office:value="0" calcext:value-type="float">
            <text:p><text:s/>$- </text:p>
          </table:table-cell>
          <table:table-cell table:formula="of:=IF([.B27]=&quot;&quot;;&quot;&quot;;SUMIFS([calls.F$1:.F$1048576];[calls.B$1:.B$1048576];&quot;&gt;=&quot;&amp;[weekly.A27];[calls.C$1:.C$1048576];&quot;&lt;=&quot;&amp;[weekly.C27]))">
            <text:p/>
          </table:table-cell>
          <table:table-cell table:formula="of:=IF([.B27]=&quot;&quot;;&quot;&quot;;SUMIFS([calls.H$1:.H$1048576];[calls.B$1:.B$1048576];&quot;&gt;=&quot;&amp;[weekly.A27];[calls.B$1:.B$1048576];&quot;&lt;=&quot;&amp;[weekly.C27])-(COUNTIFS([calls.B$1:.B$1048576];&quot;&gt;=&quot;&amp;[weekly.A27];[calls.B$1:.B$1048576];&quot;&lt;=&quot;&amp;[weekly.C27]))*0.65+COUNTIFS([calls.D$1:.D$1048576];0;[calls.B$1:.B$1048576];&quot;&gt;=&quot;&amp;[weekly.A27];[calls.B$1:.B$1048576];&quot;&lt;=&quot;&amp;[weekly.C27]))">
            <text:p/>
          </table:table-cell>
          <table:table-cell table:style-name="ce177" table:formula="of:=IF([.E27]=&quot;&quot;;&quot;&quot;;[.E27]+[.G27])">
            <text:p><text:s text:c="2"/></text:p>
          </table:table-cell>
          <table:table-cell table:formula="of:=IF([.B27]=&quot;&quot;;&quot;&quot;;SUMIFS([equity_positions.I$1:.I$1048576];[equity_positions.D$1:.D$1048576];&quot;&gt;=&quot;&amp;[weekly.A27];[equity_positions.D$1:.D$1048576];&quot;&lt;=&quot;&amp;[weekly.C27]))">
            <text:p/>
          </table:table-cell>
          <table:table-cell table:style-name="ce177" table:formula="of:=IF([.B27]=&quot;&quot;;&quot;&quot;;[.F27]+[.H27]+[.J27])">
            <text:p><text:s text:c="2"/></text:p>
          </table:table-cell>
          <table:table-cell table:style-name="ce76" table:formula="of:=IF([.B27]=&quot;&quot;;&quot;&quot;;IFERROR([.O27]/[.B27]; 0))">
            <text:p/>
          </table:table-cell>
          <table:table-cell table:style-name="ce76" table:formula="of:=IF([.B27]=&quot;&quot;;&quot;&quot;;IF([.L27] &lt;&gt; 0; LN([.L27]+1); 0))">
            <text:p/>
          </table:table-cell>
          <table:table-cell table:style-name="ce177"/>
          <table:table-cell table:style-name="ce177" table:formula="of:=IF([.B27]=&quot;&quot;;&quot;&quot;;IF([.A27]&lt;=TODAY();[.K27]-[.N27];0))">
            <text:p><text:s text:c="2"/></text:p>
          </table:table-cell>
          <table:table-cell table:style-name="ce177" table:formula="of:=IF([.D27]=&quot;&quot;;&quot;&quot;;[.O27]+[.P26])">
            <text:p><text:s text:c="2"/></text:p>
          </table:table-cell>
          <table:table-cell table:style-name="ce76" table:formula="of:=IF([.D27]=&quot;&quot;;&quot;&quot;;[.P27]/[.B27])">
            <text:p/>
          </table:table-cell>
          <table:table-cell table:number-columns-repeated="47"/>
        </table:table-row>
        <table:table-row table:style-name="ro2">
          <table:table-cell table:style-name="ce39" table:formula="of:=[.A27]+7" office:value-type="date" office:date-value="2021-02-01" calcext:value-type="date">
            <text:p>2/1/2021</text:p>
          </table:table-cell>
          <table:table-cell table:formula="of:=IF(TODAY()&gt;=[.A28];[.D27];&quot;&quot;)">
            <text:p><text:s text:c="2"/></text:p>
          </table:table-cell>
          <table:table-cell table:style-name="ce39" table:formula="of:=[.A28]+4" office:value-type="date" office:date-value="2021-02-05" calcext:value-type="date">
            <text:p>2/5/2021</text:p>
          </table:table-cell>
          <table:table-cell table:formula="of:=IF([.B28]&lt;&gt;&quot;&quot;;[.B28]+[.O28];&quot;&quot;)">
            <text:p><text:s text:c="2"/></text:p>
          </table:table-cell>
          <table:table-cell table:style-name="ce137" table:formula="of:=IF([.B28]=&quot;&quot;;&quot;&quot;;SUMIFS([puts.F$1:.F$1048576];[puts.B$1:.B$1048576];&quot;&gt;=&quot;&amp;[weekly.A28];[puts.C$1:.C$1048576];&quot;&lt;=&quot;&amp;[weekly.C28]))">
            <text:p/>
          </table:table-cell>
          <table:table-cell table:style-name="ce177" table:formula="of:=SUMIFS([puts.H$1:.H$1048576];[puts.B$1:.B$1048576];&quot;&gt;=&quot;&amp;[weekly.A28];[puts.B$1:.B$1048576];&quot;&lt;=&quot;&amp;[weekly.C28])-(COUNTIFS([puts.B$1:.B$1048576];&quot;&gt;=&quot;&amp;[weekly.A28];[puts.B$1:.B$1048576];&quot;&lt;=&quot;&amp;[weekly.C28]))*0.65" office:value-type="float" office:value="0" calcext:value-type="float">
            <text:p><text:s/>$- </text:p>
          </table:table-cell>
          <table:table-cell table:formula="of:=IF([.B28]=&quot;&quot;;&quot;&quot;;SUMIFS([calls.F$1:.F$1048576];[calls.B$1:.B$1048576];&quot;&gt;=&quot;&amp;[weekly.A28];[calls.C$1:.C$1048576];&quot;&lt;=&quot;&amp;[weekly.C28]))">
            <text:p/>
          </table:table-cell>
          <table:table-cell table:formula="of:=IF([.B28]=&quot;&quot;;&quot;&quot;;SUMIFS([calls.H$1:.H$1048576];[calls.B$1:.B$1048576];&quot;&gt;=&quot;&amp;[weekly.A28];[calls.B$1:.B$1048576];&quot;&lt;=&quot;&amp;[weekly.C28])-(COUNTIFS([calls.B$1:.B$1048576];&quot;&gt;=&quot;&amp;[weekly.A28];[calls.B$1:.B$1048576];&quot;&lt;=&quot;&amp;[weekly.C28]))*0.65+COUNTIFS([calls.D$1:.D$1048576];0;[calls.B$1:.B$1048576];&quot;&gt;=&quot;&amp;[weekly.A28];[calls.B$1:.B$1048576];&quot;&lt;=&quot;&amp;[weekly.C28]))">
            <text:p/>
          </table:table-cell>
          <table:table-cell table:style-name="ce177" table:formula="of:=IF([.E28]=&quot;&quot;;&quot;&quot;;[.E28]+[.G28])">
            <text:p><text:s text:c="2"/></text:p>
          </table:table-cell>
          <table:table-cell table:formula="of:=IF([.B28]=&quot;&quot;;&quot;&quot;;SUMIFS([equity_positions.I$1:.I$1048576];[equity_positions.D$1:.D$1048576];&quot;&gt;=&quot;&amp;[weekly.A28];[equity_positions.D$1:.D$1048576];&quot;&lt;=&quot;&amp;[weekly.C28]))">
            <text:p/>
          </table:table-cell>
          <table:table-cell table:style-name="ce177" table:formula="of:=IF([.B28]=&quot;&quot;;&quot;&quot;;[.F28]+[.H28]+[.J28])">
            <text:p><text:s text:c="2"/></text:p>
          </table:table-cell>
          <table:table-cell table:style-name="ce76" table:formula="of:=IF([.B28]=&quot;&quot;;&quot;&quot;;IFERROR([.O28]/[.B28]; 0))">
            <text:p/>
          </table:table-cell>
          <table:table-cell table:style-name="ce76" table:formula="of:=IF([.B28]=&quot;&quot;;&quot;&quot;;IF([.L28] &lt;&gt; 0; LN([.L28]+1); 0))">
            <text:p/>
          </table:table-cell>
          <table:table-cell table:style-name="ce177"/>
          <table:table-cell table:style-name="ce177" table:formula="of:=IF([.B28]=&quot;&quot;;&quot;&quot;;IF([.A28]&lt;=TODAY();[.K28]-[.N28];0))">
            <text:p><text:s text:c="2"/></text:p>
          </table:table-cell>
          <table:table-cell table:style-name="ce177" table:formula="of:=IF([.D28]=&quot;&quot;;&quot;&quot;;[.O28]+[.P27])">
            <text:p><text:s text:c="2"/></text:p>
          </table:table-cell>
          <table:table-cell table:style-name="ce76" table:formula="of:=IF([.D28]=&quot;&quot;;&quot;&quot;;[.P28]/[.B28])">
            <text:p/>
          </table:table-cell>
          <table:table-cell table:number-columns-repeated="47"/>
        </table:table-row>
        <table:table-row table:style-name="ro2">
          <table:table-cell table:style-name="ce39" table:formula="of:=[.A28]+7" office:value-type="date" office:date-value="2021-02-08" calcext:value-type="date">
            <text:p>2/8/2021</text:p>
          </table:table-cell>
          <table:table-cell table:formula="of:=IF(TODAY()&gt;=[.A29];[.D28];&quot;&quot;)">
            <text:p><text:s text:c="2"/></text:p>
          </table:table-cell>
          <table:table-cell table:style-name="ce39" table:formula="of:=[.A29]+4" office:value-type="date" office:date-value="2021-02-12" calcext:value-type="date">
            <text:p>2/12/2021</text:p>
          </table:table-cell>
          <table:table-cell table:formula="of:=IF([.B29]&lt;&gt;&quot;&quot;;[.B29]+[.O29];&quot;&quot;)">
            <text:p><text:s text:c="2"/></text:p>
          </table:table-cell>
          <table:table-cell table:style-name="ce137" table:formula="of:=IF([.B29]=&quot;&quot;;&quot;&quot;;SUMIFS([puts.F$1:.F$1048576];[puts.B$1:.B$1048576];&quot;&gt;=&quot;&amp;[weekly.A29];[puts.C$1:.C$1048576];&quot;&lt;=&quot;&amp;[weekly.C29]))">
            <text:p/>
          </table:table-cell>
          <table:table-cell table:style-name="ce177" table:formula="of:=SUMIFS([puts.H$1:.H$1048576];[puts.B$1:.B$1048576];&quot;&gt;=&quot;&amp;[weekly.A29];[puts.B$1:.B$1048576];&quot;&lt;=&quot;&amp;[weekly.C29])-(COUNTIFS([puts.B$1:.B$1048576];&quot;&gt;=&quot;&amp;[weekly.A29];[puts.B$1:.B$1048576];&quot;&lt;=&quot;&amp;[weekly.C29]))*0.65" office:value-type="float" office:value="0" calcext:value-type="float">
            <text:p><text:s/>$- </text:p>
          </table:table-cell>
          <table:table-cell table:formula="of:=IF([.B29]=&quot;&quot;;&quot;&quot;;SUMIFS([calls.F$1:.F$1048576];[calls.B$1:.B$1048576];&quot;&gt;=&quot;&amp;[weekly.A29];[calls.C$1:.C$1048576];&quot;&lt;=&quot;&amp;[weekly.C29]))">
            <text:p/>
          </table:table-cell>
          <table:table-cell table:formula="of:=IF([.B29]=&quot;&quot;;&quot;&quot;;SUMIFS([calls.H$1:.H$1048576];[calls.B$1:.B$1048576];&quot;&gt;=&quot;&amp;[weekly.A29];[calls.B$1:.B$1048576];&quot;&lt;=&quot;&amp;[weekly.C29])-(COUNTIFS([calls.B$1:.B$1048576];&quot;&gt;=&quot;&amp;[weekly.A29];[calls.B$1:.B$1048576];&quot;&lt;=&quot;&amp;[weekly.C29]))*0.65+COUNTIFS([calls.D$1:.D$1048576];0;[calls.B$1:.B$1048576];&quot;&gt;=&quot;&amp;[weekly.A29];[calls.B$1:.B$1048576];&quot;&lt;=&quot;&amp;[weekly.C29]))">
            <text:p/>
          </table:table-cell>
          <table:table-cell table:style-name="ce177" table:formula="of:=IF([.E29]=&quot;&quot;;&quot;&quot;;[.E29]+[.G29])">
            <text:p><text:s text:c="2"/></text:p>
          </table:table-cell>
          <table:table-cell table:formula="of:=IF([.B29]=&quot;&quot;;&quot;&quot;;SUMIFS([equity_positions.I$1:.I$1048576];[equity_positions.D$1:.D$1048576];&quot;&gt;=&quot;&amp;[weekly.A29];[equity_positions.D$1:.D$1048576];&quot;&lt;=&quot;&amp;[weekly.C29]))">
            <text:p/>
          </table:table-cell>
          <table:table-cell table:style-name="ce177" table:formula="of:=IF([.B29]=&quot;&quot;;&quot;&quot;;[.F29]+[.H29]+[.J29])">
            <text:p><text:s text:c="2"/></text:p>
          </table:table-cell>
          <table:table-cell table:style-name="ce76" table:formula="of:=IF([.B29]=&quot;&quot;;&quot;&quot;;IFERROR([.O29]/[.B29]; 0))">
            <text:p/>
          </table:table-cell>
          <table:table-cell table:style-name="ce76" table:formula="of:=IF([.B29]=&quot;&quot;;&quot;&quot;;IF([.L29] &lt;&gt; 0; LN([.L29]+1); 0))">
            <text:p/>
          </table:table-cell>
          <table:table-cell table:style-name="ce177"/>
          <table:table-cell table:style-name="ce177" table:formula="of:=IF([.B29]=&quot;&quot;;&quot;&quot;;IF([.A29]&lt;=TODAY();[.K29]-[.N29];0))">
            <text:p><text:s text:c="2"/></text:p>
          </table:table-cell>
          <table:table-cell table:style-name="ce177" table:formula="of:=IF([.D29]=&quot;&quot;;&quot;&quot;;[.O29]+[.P28])">
            <text:p><text:s text:c="2"/></text:p>
          </table:table-cell>
          <table:table-cell table:style-name="ce76" table:formula="of:=IF([.D29]=&quot;&quot;;&quot;&quot;;[.P29]/[.B29])">
            <text:p/>
          </table:table-cell>
          <table:table-cell table:number-columns-repeated="47"/>
        </table:table-row>
        <table:table-row table:style-name="ro2">
          <table:table-cell table:style-name="ce39" table:formula="of:=[.A29]+7" office:value-type="date" office:date-value="2021-02-15" calcext:value-type="date">
            <text:p>2/15/2021</text:p>
          </table:table-cell>
          <table:table-cell table:formula="of:=IF(TODAY()&gt;=[.A30];[.D29];&quot;&quot;)">
            <text:p><text:s text:c="2"/></text:p>
          </table:table-cell>
          <table:table-cell table:style-name="ce39" table:formula="of:=[.A30]+4" office:value-type="date" office:date-value="2021-02-19" calcext:value-type="date">
            <text:p>2/19/2021</text:p>
          </table:table-cell>
          <table:table-cell table:formula="of:=IF([.B30]&lt;&gt;&quot;&quot;;[.B30]+[.O30];&quot;&quot;)">
            <text:p><text:s text:c="2"/></text:p>
          </table:table-cell>
          <table:table-cell table:style-name="ce137" table:formula="of:=IF([.B30]=&quot;&quot;;&quot;&quot;;SUMIFS([puts.F$1:.F$1048576];[puts.B$1:.B$1048576];&quot;&gt;=&quot;&amp;[weekly.A30];[puts.C$1:.C$1048576];&quot;&lt;=&quot;&amp;[weekly.C30]))">
            <text:p/>
          </table:table-cell>
          <table:table-cell table:style-name="ce177" table:formula="of:=SUMIFS([puts.H$1:.H$1048576];[puts.B$1:.B$1048576];&quot;&gt;=&quot;&amp;[weekly.A30];[puts.B$1:.B$1048576];&quot;&lt;=&quot;&amp;[weekly.C30])-(COUNTIFS([puts.B$1:.B$1048576];&quot;&gt;=&quot;&amp;[weekly.A30];[puts.B$1:.B$1048576];&quot;&lt;=&quot;&amp;[weekly.C30]))*0.65" office:value-type="float" office:value="0" calcext:value-type="float">
            <text:p><text:s/>$- </text:p>
          </table:table-cell>
          <table:table-cell table:formula="of:=IF([.B30]=&quot;&quot;;&quot;&quot;;SUMIFS([calls.F$1:.F$1048576];[calls.B$1:.B$1048576];&quot;&gt;=&quot;&amp;[weekly.A30];[calls.C$1:.C$1048576];&quot;&lt;=&quot;&amp;[weekly.C30]))">
            <text:p/>
          </table:table-cell>
          <table:table-cell table:formula="of:=IF([.B30]=&quot;&quot;;&quot;&quot;;SUMIFS([calls.H$1:.H$1048576];[calls.B$1:.B$1048576];&quot;&gt;=&quot;&amp;[weekly.A30];[calls.B$1:.B$1048576];&quot;&lt;=&quot;&amp;[weekly.C30])-(COUNTIFS([calls.B$1:.B$1048576];&quot;&gt;=&quot;&amp;[weekly.A30];[calls.B$1:.B$1048576];&quot;&lt;=&quot;&amp;[weekly.C30]))*0.65+COUNTIFS([calls.D$1:.D$1048576];0;[calls.B$1:.B$1048576];&quot;&gt;=&quot;&amp;[weekly.A30];[calls.B$1:.B$1048576];&quot;&lt;=&quot;&amp;[weekly.C30]))">
            <text:p/>
          </table:table-cell>
          <table:table-cell table:style-name="ce177" table:formula="of:=IF([.E30]=&quot;&quot;;&quot;&quot;;[.E30]+[.G30])">
            <text:p><text:s text:c="2"/></text:p>
          </table:table-cell>
          <table:table-cell table:formula="of:=IF([.B30]=&quot;&quot;;&quot;&quot;;SUMIFS([equity_positions.I$1:.I$1048576];[equity_positions.D$1:.D$1048576];&quot;&gt;=&quot;&amp;[weekly.A30];[equity_positions.D$1:.D$1048576];&quot;&lt;=&quot;&amp;[weekly.C30]))">
            <text:p/>
          </table:table-cell>
          <table:table-cell table:style-name="ce177" table:formula="of:=IF([.B30]=&quot;&quot;;&quot;&quot;;[.F30]+[.H30]+[.J30])">
            <text:p><text:s text:c="2"/></text:p>
          </table:table-cell>
          <table:table-cell table:style-name="ce76" table:formula="of:=IF([.B30]=&quot;&quot;;&quot;&quot;;IFERROR([.O30]/[.B30]; 0))">
            <text:p/>
          </table:table-cell>
          <table:table-cell table:style-name="ce76" table:formula="of:=IF([.B30]=&quot;&quot;;&quot;&quot;;IF([.L30] &lt;&gt; 0; LN([.L30]+1); 0))">
            <text:p/>
          </table:table-cell>
          <table:table-cell table:style-name="ce177"/>
          <table:table-cell table:style-name="ce177" table:formula="of:=IF([.B30]=&quot;&quot;;&quot;&quot;;IF([.A30]&lt;=TODAY();[.K30]-[.N30];0))">
            <text:p><text:s text:c="2"/></text:p>
          </table:table-cell>
          <table:table-cell table:style-name="ce177" table:formula="of:=IF([.D30]=&quot;&quot;;&quot;&quot;;[.O30]+[.P29])">
            <text:p><text:s text:c="2"/></text:p>
          </table:table-cell>
          <table:table-cell table:style-name="ce76" table:formula="of:=IF([.D30]=&quot;&quot;;&quot;&quot;;[.P30]/[.B30])">
            <text:p/>
          </table:table-cell>
          <table:table-cell table:number-columns-repeated="47"/>
        </table:table-row>
        <table:table-row table:style-name="ro2">
          <table:table-cell table:style-name="ce39" table:formula="of:=[.A30]+7" office:value-type="date" office:date-value="2021-02-22" calcext:value-type="date">
            <text:p>2/22/2021</text:p>
          </table:table-cell>
          <table:table-cell table:formula="of:=IF(TODAY()&gt;=[.A31];[.D30];&quot;&quot;)">
            <text:p><text:s text:c="2"/></text:p>
          </table:table-cell>
          <table:table-cell table:style-name="ce39" table:formula="of:=[.A31]+4" office:value-type="date" office:date-value="2021-02-26" calcext:value-type="date">
            <text:p>2/26/2021</text:p>
          </table:table-cell>
          <table:table-cell table:formula="of:=IF([.B31]&lt;&gt;&quot;&quot;;[.B31]+[.O31];&quot;&quot;)">
            <text:p><text:s text:c="2"/></text:p>
          </table:table-cell>
          <table:table-cell table:style-name="ce137" table:formula="of:=IF([.B31]=&quot;&quot;;&quot;&quot;;SUMIFS([puts.F$1:.F$1048576];[puts.B$1:.B$1048576];&quot;&gt;=&quot;&amp;[weekly.A31];[puts.C$1:.C$1048576];&quot;&lt;=&quot;&amp;[weekly.C31]))">
            <text:p/>
          </table:table-cell>
          <table:table-cell table:style-name="ce177" table:formula="of:=SUMIFS([puts.H$1:.H$1048576];[puts.B$1:.B$1048576];&quot;&gt;=&quot;&amp;[weekly.A31];[puts.B$1:.B$1048576];&quot;&lt;=&quot;&amp;[weekly.C31])-(COUNTIFS([puts.B$1:.B$1048576];&quot;&gt;=&quot;&amp;[weekly.A31];[puts.B$1:.B$1048576];&quot;&lt;=&quot;&amp;[weekly.C31]))*0.65" office:value-type="float" office:value="0" calcext:value-type="float">
            <text:p><text:s/>$- </text:p>
          </table:table-cell>
          <table:table-cell table:formula="of:=IF([.B31]=&quot;&quot;;&quot;&quot;;SUMIFS([calls.F$1:.F$1048576];[calls.B$1:.B$1048576];&quot;&gt;=&quot;&amp;[weekly.A31];[calls.C$1:.C$1048576];&quot;&lt;=&quot;&amp;[weekly.C31]))">
            <text:p/>
          </table:table-cell>
          <table:table-cell table:formula="of:=IF([.B31]=&quot;&quot;;&quot;&quot;;SUMIFS([calls.H$1:.H$1048576];[calls.B$1:.B$1048576];&quot;&gt;=&quot;&amp;[weekly.A31];[calls.B$1:.B$1048576];&quot;&lt;=&quot;&amp;[weekly.C31])-(COUNTIFS([calls.B$1:.B$1048576];&quot;&gt;=&quot;&amp;[weekly.A31];[calls.B$1:.B$1048576];&quot;&lt;=&quot;&amp;[weekly.C31]))*0.65+COUNTIFS([calls.D$1:.D$1048576];0;[calls.B$1:.B$1048576];&quot;&gt;=&quot;&amp;[weekly.A31];[calls.B$1:.B$1048576];&quot;&lt;=&quot;&amp;[weekly.C31]))">
            <text:p/>
          </table:table-cell>
          <table:table-cell table:style-name="ce177" table:formula="of:=IF([.E31]=&quot;&quot;;&quot;&quot;;[.E31]+[.G31])">
            <text:p><text:s text:c="2"/></text:p>
          </table:table-cell>
          <table:table-cell table:formula="of:=IF([.B31]=&quot;&quot;;&quot;&quot;;SUMIFS([equity_positions.I$1:.I$1048576];[equity_positions.D$1:.D$1048576];&quot;&gt;=&quot;&amp;[weekly.A31];[equity_positions.D$1:.D$1048576];&quot;&lt;=&quot;&amp;[weekly.C31]))">
            <text:p/>
          </table:table-cell>
          <table:table-cell table:style-name="ce177" table:formula="of:=IF([.B31]=&quot;&quot;;&quot;&quot;;[.F31]+[.H31]+[.J31])">
            <text:p><text:s text:c="2"/></text:p>
          </table:table-cell>
          <table:table-cell table:style-name="ce76" table:formula="of:=IF([.B31]=&quot;&quot;;&quot;&quot;;IFERROR([.O31]/[.B31]; 0))">
            <text:p/>
          </table:table-cell>
          <table:table-cell table:style-name="ce76" table:formula="of:=IF([.B31]=&quot;&quot;;&quot;&quot;;IF([.L31] &lt;&gt; 0; LN([.L31]+1); 0))">
            <text:p/>
          </table:table-cell>
          <table:table-cell table:style-name="ce177"/>
          <table:table-cell table:style-name="ce177" table:formula="of:=IF([.B31]=&quot;&quot;;&quot;&quot;;IF([.A31]&lt;=TODAY();[.K31]-[.N31];0))">
            <text:p><text:s text:c="2"/></text:p>
          </table:table-cell>
          <table:table-cell table:style-name="ce177" table:formula="of:=IF([.D31]=&quot;&quot;;&quot;&quot;;[.O31]+[.P30])">
            <text:p><text:s text:c="2"/></text:p>
          </table:table-cell>
          <table:table-cell table:style-name="ce76" table:formula="of:=IF([.D31]=&quot;&quot;;&quot;&quot;;[.P31]/[.B31])">
            <text:p/>
          </table:table-cell>
          <table:table-cell table:number-columns-repeated="47"/>
        </table:table-row>
        <table:table-row table:style-name="ro2">
          <table:table-cell table:style-name="ce39" table:formula="of:=[.A31]+7" office:value-type="date" office:date-value="2021-03-01" calcext:value-type="date">
            <text:p>3/1/2021</text:p>
          </table:table-cell>
          <table:table-cell table:formula="of:=IF(TODAY()&gt;=[.A32];[.D31];&quot;&quot;)">
            <text:p><text:s text:c="2"/></text:p>
          </table:table-cell>
          <table:table-cell table:style-name="ce39" table:formula="of:=[.A32]+4" office:value-type="date" office:date-value="2021-03-05" calcext:value-type="date">
            <text:p>3/5/2021</text:p>
          </table:table-cell>
          <table:table-cell table:formula="of:=IF([.B32]&lt;&gt;&quot;&quot;;[.B32]+[.O32];&quot;&quot;)">
            <text:p><text:s text:c="2"/></text:p>
          </table:table-cell>
          <table:table-cell table:style-name="ce137" table:formula="of:=IF([.B32]=&quot;&quot;;&quot;&quot;;SUMIFS([puts.F$1:.F$1048576];[puts.B$1:.B$1048576];&quot;&gt;=&quot;&amp;[weekly.A32];[puts.C$1:.C$1048576];&quot;&lt;=&quot;&amp;[weekly.C32]))">
            <text:p/>
          </table:table-cell>
          <table:table-cell table:style-name="ce177" table:formula="of:=SUMIFS([puts.H$1:.H$1048576];[puts.B$1:.B$1048576];&quot;&gt;=&quot;&amp;[weekly.A32];[puts.B$1:.B$1048576];&quot;&lt;=&quot;&amp;[weekly.C32])-(COUNTIFS([puts.B$1:.B$1048576];&quot;&gt;=&quot;&amp;[weekly.A32];[puts.B$1:.B$1048576];&quot;&lt;=&quot;&amp;[weekly.C32]))*0.65" office:value-type="float" office:value="0" calcext:value-type="float">
            <text:p><text:s/>$- </text:p>
          </table:table-cell>
          <table:table-cell table:formula="of:=IF([.B32]=&quot;&quot;;&quot;&quot;;SUMIFS([calls.F$1:.F$1048576];[calls.B$1:.B$1048576];&quot;&gt;=&quot;&amp;[weekly.A32];[calls.C$1:.C$1048576];&quot;&lt;=&quot;&amp;[weekly.C32]))">
            <text:p/>
          </table:table-cell>
          <table:table-cell table:formula="of:=IF([.B32]=&quot;&quot;;&quot;&quot;;SUMIFS([calls.H$1:.H$1048576];[calls.B$1:.B$1048576];&quot;&gt;=&quot;&amp;[weekly.A32];[calls.B$1:.B$1048576];&quot;&lt;=&quot;&amp;[weekly.C32])-(COUNTIFS([calls.B$1:.B$1048576];&quot;&gt;=&quot;&amp;[weekly.A32];[calls.B$1:.B$1048576];&quot;&lt;=&quot;&amp;[weekly.C32]))*0.65+COUNTIFS([calls.D$1:.D$1048576];0;[calls.B$1:.B$1048576];&quot;&gt;=&quot;&amp;[weekly.A32];[calls.B$1:.B$1048576];&quot;&lt;=&quot;&amp;[weekly.C32]))">
            <text:p/>
          </table:table-cell>
          <table:table-cell table:style-name="ce177" table:formula="of:=IF([.E32]=&quot;&quot;;&quot;&quot;;[.E32]+[.G32])">
            <text:p><text:s text:c="2"/></text:p>
          </table:table-cell>
          <table:table-cell table:formula="of:=IF([.B32]=&quot;&quot;;&quot;&quot;;SUMIFS([equity_positions.I$1:.I$1048576];[equity_positions.D$1:.D$1048576];&quot;&gt;=&quot;&amp;[weekly.A32];[equity_positions.D$1:.D$1048576];&quot;&lt;=&quot;&amp;[weekly.C32]))">
            <text:p/>
          </table:table-cell>
          <table:table-cell table:style-name="ce177" table:formula="of:=IF([.B32]=&quot;&quot;;&quot;&quot;;[.F32]+[.H32]+[.J32])">
            <text:p><text:s text:c="2"/></text:p>
          </table:table-cell>
          <table:table-cell table:style-name="ce76" table:formula="of:=IF([.B32]=&quot;&quot;;&quot;&quot;;IFERROR([.O32]/[.B32]; 0))">
            <text:p/>
          </table:table-cell>
          <table:table-cell table:style-name="ce76" table:formula="of:=IF([.B32]=&quot;&quot;;&quot;&quot;;IF([.L32] &lt;&gt; 0; LN([.L32]+1); 0))">
            <text:p/>
          </table:table-cell>
          <table:table-cell table:style-name="ce177"/>
          <table:table-cell table:style-name="ce177" table:formula="of:=IF([.B32]=&quot;&quot;;&quot;&quot;;IF([.A32]&lt;=TODAY();[.K32]-[.N32];0))">
            <text:p><text:s text:c="2"/></text:p>
          </table:table-cell>
          <table:table-cell table:style-name="ce177" table:formula="of:=IF([.D32]=&quot;&quot;;&quot;&quot;;[.O32]+[.P31])">
            <text:p><text:s text:c="2"/></text:p>
          </table:table-cell>
          <table:table-cell table:style-name="ce76" table:formula="of:=IF([.D32]=&quot;&quot;;&quot;&quot;;[.P32]/[.B32])">
            <text:p/>
          </table:table-cell>
          <table:table-cell table:number-columns-repeated="47"/>
        </table:table-row>
        <table:table-row table:style-name="ro2">
          <table:table-cell table:style-name="ce39" table:formula="of:=[.A32]+7" office:value-type="date" office:date-value="2021-03-08" calcext:value-type="date">
            <text:p>3/8/2021</text:p>
          </table:table-cell>
          <table:table-cell table:formula="of:=IF(TODAY()&gt;=[.A33];[.D32];&quot;&quot;)">
            <text:p><text:s text:c="2"/></text:p>
          </table:table-cell>
          <table:table-cell table:style-name="ce39" table:formula="of:=[.A33]+4" office:value-type="date" office:date-value="2021-03-12" calcext:value-type="date">
            <text:p>3/12/2021</text:p>
          </table:table-cell>
          <table:table-cell table:formula="of:=IF([.B33]&lt;&gt;&quot;&quot;;[.B33]+[.O33];&quot;&quot;)">
            <text:p><text:s text:c="2"/></text:p>
          </table:table-cell>
          <table:table-cell table:style-name="ce137" table:formula="of:=IF([.B33]=&quot;&quot;;&quot;&quot;;SUMIFS([puts.F$1:.F$1048576];[puts.B$1:.B$1048576];&quot;&gt;=&quot;&amp;[weekly.A33];[puts.C$1:.C$1048576];&quot;&lt;=&quot;&amp;[weekly.C33]))">
            <text:p/>
          </table:table-cell>
          <table:table-cell table:style-name="ce177" table:formula="of:=SUMIFS([puts.H$1:.H$1048576];[puts.B$1:.B$1048576];&quot;&gt;=&quot;&amp;[weekly.A33];[puts.B$1:.B$1048576];&quot;&lt;=&quot;&amp;[weekly.C33])-(COUNTIFS([puts.B$1:.B$1048576];&quot;&gt;=&quot;&amp;[weekly.A33];[puts.B$1:.B$1048576];&quot;&lt;=&quot;&amp;[weekly.C33]))*0.65" office:value-type="float" office:value="0" calcext:value-type="float">
            <text:p><text:s/>$- </text:p>
          </table:table-cell>
          <table:table-cell table:formula="of:=IF([.B33]=&quot;&quot;;&quot;&quot;;SUMIFS([calls.F$1:.F$1048576];[calls.B$1:.B$1048576];&quot;&gt;=&quot;&amp;[weekly.A33];[calls.C$1:.C$1048576];&quot;&lt;=&quot;&amp;[weekly.C33]))">
            <text:p/>
          </table:table-cell>
          <table:table-cell table:formula="of:=IF([.B33]=&quot;&quot;;&quot;&quot;;SUMIFS([calls.H$1:.H$1048576];[calls.B$1:.B$1048576];&quot;&gt;=&quot;&amp;[weekly.A33];[calls.B$1:.B$1048576];&quot;&lt;=&quot;&amp;[weekly.C33])-(COUNTIFS([calls.B$1:.B$1048576];&quot;&gt;=&quot;&amp;[weekly.A33];[calls.B$1:.B$1048576];&quot;&lt;=&quot;&amp;[weekly.C33]))*0.65+COUNTIFS([calls.D$1:.D$1048576];0;[calls.B$1:.B$1048576];&quot;&gt;=&quot;&amp;[weekly.A33];[calls.B$1:.B$1048576];&quot;&lt;=&quot;&amp;[weekly.C33]))">
            <text:p/>
          </table:table-cell>
          <table:table-cell table:style-name="ce177" table:formula="of:=IF([.E33]=&quot;&quot;;&quot;&quot;;[.E33]+[.G33])">
            <text:p><text:s text:c="2"/></text:p>
          </table:table-cell>
          <table:table-cell table:formula="of:=IF([.B33]=&quot;&quot;;&quot;&quot;;SUMIFS([equity_positions.I$1:.I$1048576];[equity_positions.D$1:.D$1048576];&quot;&gt;=&quot;&amp;[weekly.A33];[equity_positions.D$1:.D$1048576];&quot;&lt;=&quot;&amp;[weekly.C33]))">
            <text:p/>
          </table:table-cell>
          <table:table-cell table:style-name="ce177" table:formula="of:=IF([.B33]=&quot;&quot;;&quot;&quot;;[.F33]+[.H33]+[.J33])">
            <text:p><text:s text:c="2"/></text:p>
          </table:table-cell>
          <table:table-cell table:style-name="ce76" table:formula="of:=IF([.B33]=&quot;&quot;;&quot;&quot;;IFERROR([.O33]/[.B33]; 0))">
            <text:p/>
          </table:table-cell>
          <table:table-cell table:style-name="ce76" table:formula="of:=IF([.B33]=&quot;&quot;;&quot;&quot;;IF([.L33] &lt;&gt; 0; LN([.L33]+1); 0))">
            <text:p/>
          </table:table-cell>
          <table:table-cell table:style-name="ce177"/>
          <table:table-cell table:style-name="ce177" table:formula="of:=IF([.B33]=&quot;&quot;;&quot;&quot;;IF([.A33]&lt;=TODAY();[.K33]-[.N33];0))">
            <text:p><text:s text:c="2"/></text:p>
          </table:table-cell>
          <table:table-cell table:style-name="ce177" table:formula="of:=IF([.D33]=&quot;&quot;;&quot;&quot;;[.O33]+[.P32])">
            <text:p><text:s text:c="2"/></text:p>
          </table:table-cell>
          <table:table-cell table:style-name="ce76" table:formula="of:=IF([.D33]=&quot;&quot;;&quot;&quot;;[.P33]/[.B33])">
            <text:p/>
          </table:table-cell>
          <table:table-cell table:number-columns-repeated="47"/>
        </table:table-row>
        <table:table-row table:style-name="ro2">
          <table:table-cell table:style-name="ce39" table:formula="of:=[.A33]+7" office:value-type="date" office:date-value="2021-03-15" calcext:value-type="date">
            <text:p>3/15/2021</text:p>
          </table:table-cell>
          <table:table-cell table:formula="of:=IF(TODAY()&gt;=[.A34];[.D33];&quot;&quot;)">
            <text:p><text:s text:c="2"/></text:p>
          </table:table-cell>
          <table:table-cell table:style-name="ce39" table:formula="of:=[.A34]+4" office:value-type="date" office:date-value="2021-03-19" calcext:value-type="date">
            <text:p>3/19/2021</text:p>
          </table:table-cell>
          <table:table-cell table:formula="of:=IF([.B34]&lt;&gt;&quot;&quot;;[.B34]+[.O34];&quot;&quot;)">
            <text:p><text:s text:c="2"/></text:p>
          </table:table-cell>
          <table:table-cell table:style-name="ce137" table:formula="of:=IF([.B34]=&quot;&quot;;&quot;&quot;;SUMIFS([puts.F$1:.F$1048576];[puts.B$1:.B$1048576];&quot;&gt;=&quot;&amp;[weekly.A34];[puts.C$1:.C$1048576];&quot;&lt;=&quot;&amp;[weekly.C34]))">
            <text:p/>
          </table:table-cell>
          <table:table-cell table:style-name="ce177" table:formula="of:=SUMIFS([puts.H$1:.H$1048576];[puts.B$1:.B$1048576];&quot;&gt;=&quot;&amp;[weekly.A34];[puts.B$1:.B$1048576];&quot;&lt;=&quot;&amp;[weekly.C34])-(COUNTIFS([puts.B$1:.B$1048576];&quot;&gt;=&quot;&amp;[weekly.A34];[puts.B$1:.B$1048576];&quot;&lt;=&quot;&amp;[weekly.C34]))*0.65" office:value-type="float" office:value="0" calcext:value-type="float">
            <text:p><text:s/>$- </text:p>
          </table:table-cell>
          <table:table-cell table:formula="of:=IF([.B34]=&quot;&quot;;&quot;&quot;;SUMIFS([calls.F$1:.F$1048576];[calls.B$1:.B$1048576];&quot;&gt;=&quot;&amp;[weekly.A34];[calls.C$1:.C$1048576];&quot;&lt;=&quot;&amp;[weekly.C34]))">
            <text:p/>
          </table:table-cell>
          <table:table-cell table:formula="of:=IF([.B34]=&quot;&quot;;&quot;&quot;;SUMIFS([calls.H$1:.H$1048576];[calls.B$1:.B$1048576];&quot;&gt;=&quot;&amp;[weekly.A34];[calls.B$1:.B$1048576];&quot;&lt;=&quot;&amp;[weekly.C34])-(COUNTIFS([calls.B$1:.B$1048576];&quot;&gt;=&quot;&amp;[weekly.A34];[calls.B$1:.B$1048576];&quot;&lt;=&quot;&amp;[weekly.C34]))*0.65+COUNTIFS([calls.D$1:.D$1048576];0;[calls.B$1:.B$1048576];&quot;&gt;=&quot;&amp;[weekly.A34];[calls.B$1:.B$1048576];&quot;&lt;=&quot;&amp;[weekly.C34]))">
            <text:p/>
          </table:table-cell>
          <table:table-cell table:style-name="ce177" table:formula="of:=IF([.E34]=&quot;&quot;;&quot;&quot;;[.E34]+[.G34])">
            <text:p><text:s text:c="2"/></text:p>
          </table:table-cell>
          <table:table-cell table:formula="of:=IF([.B34]=&quot;&quot;;&quot;&quot;;SUMIFS([equity_positions.I$1:.I$1048576];[equity_positions.D$1:.D$1048576];&quot;&gt;=&quot;&amp;[weekly.A34];[equity_positions.D$1:.D$1048576];&quot;&lt;=&quot;&amp;[weekly.C34]))">
            <text:p/>
          </table:table-cell>
          <table:table-cell table:style-name="ce177" table:formula="of:=IF([.B34]=&quot;&quot;;&quot;&quot;;[.F34]+[.H34]+[.J34])">
            <text:p><text:s text:c="2"/></text:p>
          </table:table-cell>
          <table:table-cell table:style-name="ce76" table:formula="of:=IF([.B34]=&quot;&quot;;&quot;&quot;;IFERROR([.O34]/[.B34]; 0))">
            <text:p/>
          </table:table-cell>
          <table:table-cell table:style-name="ce76" table:formula="of:=IF([.B34]=&quot;&quot;;&quot;&quot;;IF([.L34] &lt;&gt; 0; LN([.L34]+1); 0))">
            <text:p/>
          </table:table-cell>
          <table:table-cell table:style-name="ce177"/>
          <table:table-cell table:style-name="ce177" table:formula="of:=IF([.B34]=&quot;&quot;;&quot;&quot;;IF([.A34]&lt;=TODAY();[.K34]-[.N34];0))">
            <text:p><text:s text:c="2"/></text:p>
          </table:table-cell>
          <table:table-cell table:style-name="ce177" table:formula="of:=IF([.D34]=&quot;&quot;;&quot;&quot;;[.O34]+[.P33])">
            <text:p><text:s text:c="2"/></text:p>
          </table:table-cell>
          <table:table-cell table:style-name="ce76" table:formula="of:=IF([.D34]=&quot;&quot;;&quot;&quot;;[.P34]/[.B34])">
            <text:p/>
          </table:table-cell>
          <table:table-cell table:number-columns-repeated="47"/>
        </table:table-row>
        <table:table-row table:style-name="ro2">
          <table:table-cell table:style-name="ce39" table:formula="of:=[.A34]+7" office:value-type="date" office:date-value="2021-03-22" calcext:value-type="date">
            <text:p>3/22/2021</text:p>
          </table:table-cell>
          <table:table-cell table:formula="of:=IF(TODAY()&gt;=[.A35];[.D34];&quot;&quot;)">
            <text:p><text:s text:c="2"/></text:p>
          </table:table-cell>
          <table:table-cell table:style-name="ce39" table:formula="of:=[.A35]+4" office:value-type="date" office:date-value="2021-03-26" calcext:value-type="date">
            <text:p>3/26/2021</text:p>
          </table:table-cell>
          <table:table-cell table:formula="of:=IF([.B35]&lt;&gt;&quot;&quot;;[.B35]+[.O35];&quot;&quot;)">
            <text:p><text:s text:c="2"/></text:p>
          </table:table-cell>
          <table:table-cell table:style-name="ce137" table:formula="of:=IF([.B35]=&quot;&quot;;&quot;&quot;;SUMIFS([puts.F$1:.F$1048576];[puts.B$1:.B$1048576];&quot;&gt;=&quot;&amp;[weekly.A35];[puts.C$1:.C$1048576];&quot;&lt;=&quot;&amp;[weekly.C35]))">
            <text:p/>
          </table:table-cell>
          <table:table-cell table:style-name="ce177" table:formula="of:=SUMIFS([puts.H$1:.H$1048576];[puts.B$1:.B$1048576];&quot;&gt;=&quot;&amp;[weekly.A35];[puts.B$1:.B$1048576];&quot;&lt;=&quot;&amp;[weekly.C35])-(COUNTIFS([puts.B$1:.B$1048576];&quot;&gt;=&quot;&amp;[weekly.A35];[puts.B$1:.B$1048576];&quot;&lt;=&quot;&amp;[weekly.C35]))*0.65" office:value-type="float" office:value="0" calcext:value-type="float">
            <text:p><text:s/>$- </text:p>
          </table:table-cell>
          <table:table-cell table:formula="of:=IF([.B35]=&quot;&quot;;&quot;&quot;;SUMIFS([calls.F$1:.F$1048576];[calls.B$1:.B$1048576];&quot;&gt;=&quot;&amp;[weekly.A35];[calls.C$1:.C$1048576];&quot;&lt;=&quot;&amp;[weekly.C35]))">
            <text:p/>
          </table:table-cell>
          <table:table-cell table:formula="of:=IF([.B35]=&quot;&quot;;&quot;&quot;;SUMIFS([calls.H$1:.H$1048576];[calls.B$1:.B$1048576];&quot;&gt;=&quot;&amp;[weekly.A35];[calls.B$1:.B$1048576];&quot;&lt;=&quot;&amp;[weekly.C35])-(COUNTIFS([calls.B$1:.B$1048576];&quot;&gt;=&quot;&amp;[weekly.A35];[calls.B$1:.B$1048576];&quot;&lt;=&quot;&amp;[weekly.C35]))*0.65+COUNTIFS([calls.D$1:.D$1048576];0;[calls.B$1:.B$1048576];&quot;&gt;=&quot;&amp;[weekly.A35];[calls.B$1:.B$1048576];&quot;&lt;=&quot;&amp;[weekly.C35]))">
            <text:p/>
          </table:table-cell>
          <table:table-cell table:style-name="ce177" table:formula="of:=IF([.E35]=&quot;&quot;;&quot;&quot;;[.E35]+[.G35])">
            <text:p><text:s text:c="2"/></text:p>
          </table:table-cell>
          <table:table-cell table:formula="of:=IF([.B35]=&quot;&quot;;&quot;&quot;;SUMIFS([equity_positions.I$1:.I$1048576];[equity_positions.D$1:.D$1048576];&quot;&gt;=&quot;&amp;[weekly.A35];[equity_positions.D$1:.D$1048576];&quot;&lt;=&quot;&amp;[weekly.C35]))">
            <text:p/>
          </table:table-cell>
          <table:table-cell table:style-name="ce177" table:formula="of:=IF([.B35]=&quot;&quot;;&quot;&quot;;[.F35]+[.H35]+[.J35])">
            <text:p><text:s text:c="2"/></text:p>
          </table:table-cell>
          <table:table-cell table:style-name="ce76" table:formula="of:=IF([.B35]=&quot;&quot;;&quot;&quot;;IFERROR([.O35]/[.B35]; 0))">
            <text:p/>
          </table:table-cell>
          <table:table-cell table:style-name="ce76" table:formula="of:=IF([.B35]=&quot;&quot;;&quot;&quot;;IF([.L35] &lt;&gt; 0; LN([.L35]+1); 0))">
            <text:p/>
          </table:table-cell>
          <table:table-cell table:style-name="ce177" table:formula="of:=IF([.B35]=&quot;&quot;;&quot;&quot;;IF([.A35]&lt;=TODAY();[.K35]+[.N35];0))">
            <text:p><text:s text:c="2"/></text:p>
          </table:table-cell>
          <table:table-cell table:style-name="ce177" table:formula="of:=IF([.B35]=&quot;&quot;;&quot;&quot;;IF([.A35]&lt;=TODAY();[.K35]-[.N35];0))">
            <text:p><text:s text:c="2"/></text:p>
          </table:table-cell>
          <table:table-cell table:style-name="ce177" table:formula="of:=IF([.D35]=&quot;&quot;;&quot;&quot;;[.O35]+[.P34])">
            <text:p><text:s text:c="2"/></text:p>
          </table:table-cell>
          <table:table-cell table:style-name="ce76" table:formula="of:=IF([.D35]=&quot;&quot;;&quot;&quot;;[.P35]/[.B35])">
            <text:p/>
          </table:table-cell>
          <table:table-cell table:number-columns-repeated="47"/>
        </table:table-row>
        <table:table-row table:style-name="ro2">
          <table:table-cell table:style-name="ce39" table:formula="of:=[.A35]+7" office:value-type="date" office:date-value="2021-03-29" calcext:value-type="date">
            <text:p>3/29/2021</text:p>
          </table:table-cell>
          <table:table-cell table:formula="of:=IF(TODAY()&gt;=[.A36];[.D35];&quot;&quot;)">
            <text:p><text:s text:c="2"/></text:p>
          </table:table-cell>
          <table:table-cell table:style-name="ce39" table:formula="of:=[.A36]+4" office:value-type="date" office:date-value="2021-04-02" calcext:value-type="date">
            <text:p>4/2/2021</text:p>
          </table:table-cell>
          <table:table-cell table:formula="of:=IF([.B36]&lt;&gt;&quot;&quot;;[.B36]+[.O36];&quot;&quot;)">
            <text:p><text:s text:c="2"/></text:p>
          </table:table-cell>
          <table:table-cell table:style-name="ce137" table:formula="of:=IF([.B36]=&quot;&quot;;&quot;&quot;;SUMIFS([puts.F$1:.F$1048576];[puts.B$1:.B$1048576];&quot;&gt;=&quot;&amp;[weekly.A36];[puts.C$1:.C$1048576];&quot;&lt;=&quot;&amp;[weekly.C36]))">
            <text:p/>
          </table:table-cell>
          <table:table-cell table:style-name="ce177" table:formula="of:=SUMIFS([puts.H$1:.H$1048576];[puts.B$1:.B$1048576];&quot;&gt;=&quot;&amp;[weekly.A36];[puts.B$1:.B$1048576];&quot;&lt;=&quot;&amp;[weekly.C36])-(COUNTIFS([puts.B$1:.B$1048576];&quot;&gt;=&quot;&amp;[weekly.A36];[puts.B$1:.B$1048576];&quot;&lt;=&quot;&amp;[weekly.C36]))*0.65" office:value-type="float" office:value="0" calcext:value-type="float">
            <text:p><text:s/>$- </text:p>
          </table:table-cell>
          <table:table-cell table:formula="of:=IF([.B36]=&quot;&quot;;&quot;&quot;;SUMIFS([calls.F$1:.F$1048576];[calls.B$1:.B$1048576];&quot;&gt;=&quot;&amp;[weekly.A36];[calls.C$1:.C$1048576];&quot;&lt;=&quot;&amp;[weekly.C36]))">
            <text:p/>
          </table:table-cell>
          <table:table-cell table:formula="of:=IF([.B36]=&quot;&quot;;&quot;&quot;;SUMIFS([calls.H$1:.H$1048576];[calls.B$1:.B$1048576];&quot;&gt;=&quot;&amp;[weekly.A36];[calls.B$1:.B$1048576];&quot;&lt;=&quot;&amp;[weekly.C36])-(COUNTIFS([calls.B$1:.B$1048576];&quot;&gt;=&quot;&amp;[weekly.A36];[calls.B$1:.B$1048576];&quot;&lt;=&quot;&amp;[weekly.C36]))*0.65+COUNTIFS([calls.D$1:.D$1048576];0;[calls.B$1:.B$1048576];&quot;&gt;=&quot;&amp;[weekly.A36];[calls.B$1:.B$1048576];&quot;&lt;=&quot;&amp;[weekly.C36]))">
            <text:p/>
          </table:table-cell>
          <table:table-cell table:style-name="ce177" table:formula="of:=IF([.E36]=&quot;&quot;;&quot;&quot;;[.E36]+[.G36])">
            <text:p><text:s text:c="2"/></text:p>
          </table:table-cell>
          <table:table-cell table:formula="of:=IF([.B36]=&quot;&quot;;&quot;&quot;;SUMIFS([equity_positions.I$1:.I$1048576];[equity_positions.D$1:.D$1048576];&quot;&gt;=&quot;&amp;[weekly.A36];[equity_positions.D$1:.D$1048576];&quot;&lt;=&quot;&amp;[weekly.C36]))">
            <text:p/>
          </table:table-cell>
          <table:table-cell table:style-name="ce177" table:formula="of:=IF([.B36]=&quot;&quot;;&quot;&quot;;[.F36]+[.H36]+[.J36])">
            <text:p><text:s text:c="2"/></text:p>
          </table:table-cell>
          <table:table-cell table:style-name="ce76" table:formula="of:=IF([.B36]=&quot;&quot;;&quot;&quot;;IFERROR([.O36]/[.B36]; 0))">
            <text:p/>
          </table:table-cell>
          <table:table-cell table:style-name="ce76" table:formula="of:=IF([.B36]=&quot;&quot;;&quot;&quot;;IF([.L36] &lt;&gt; 0; LN([.L36]+1); 0))">
            <text:p/>
          </table:table-cell>
          <table:table-cell table:style-name="ce177" table:formula="of:=IF([.B36]=&quot;&quot;;&quot;&quot;;IF([.A36]&lt;=TODAY();[.K36]+[.N36];0))">
            <text:p><text:s text:c="2"/></text:p>
          </table:table-cell>
          <table:table-cell table:style-name="ce177" table:formula="of:=IF([.B36]=&quot;&quot;;&quot;&quot;;IF([.A36]&lt;=TODAY();[.K36]-[.N36];0))">
            <text:p><text:s text:c="2"/></text:p>
          </table:table-cell>
          <table:table-cell table:style-name="ce177" table:formula="of:=IF([.D36]=&quot;&quot;;&quot;&quot;;[.O36]+[.P35])">
            <text:p><text:s text:c="2"/></text:p>
          </table:table-cell>
          <table:table-cell table:style-name="ce76" table:formula="of:=IF([.D36]=&quot;&quot;;&quot;&quot;;[.P36]/[.B36])">
            <text:p/>
          </table:table-cell>
          <table:table-cell table:number-columns-repeated="47"/>
        </table:table-row>
        <table:table-row table:style-name="ro2">
          <table:table-cell table:style-name="ce39" table:formula="of:=[.A36]+7" office:value-type="date" office:date-value="2021-04-05" calcext:value-type="date">
            <text:p>4/5/2021</text:p>
          </table:table-cell>
          <table:table-cell table:formula="of:=IF(TODAY()&gt;=[.A37];[.D36];&quot;&quot;)">
            <text:p><text:s text:c="2"/></text:p>
          </table:table-cell>
          <table:table-cell table:style-name="ce39" table:formula="of:=[.A37]+4" office:value-type="date" office:date-value="2021-04-09" calcext:value-type="date">
            <text:p>4/9/2021</text:p>
          </table:table-cell>
          <table:table-cell table:formula="of:=IF([.B37]&lt;&gt;&quot;&quot;;[.B37]+[.O37];&quot;&quot;)">
            <text:p><text:s text:c="2"/></text:p>
          </table:table-cell>
          <table:table-cell table:style-name="ce137" table:formula="of:=IF([.B37]=&quot;&quot;;&quot;&quot;;SUMIFS([puts.F$1:.F$1048576];[puts.B$1:.B$1048576];&quot;&gt;=&quot;&amp;[weekly.A37];[puts.C$1:.C$1048576];&quot;&lt;=&quot;&amp;[weekly.C37]))">
            <text:p/>
          </table:table-cell>
          <table:table-cell table:style-name="ce177" table:formula="of:=SUMIFS([puts.H$1:.H$1048576];[puts.B$1:.B$1048576];&quot;&gt;=&quot;&amp;[weekly.A37];[puts.B$1:.B$1048576];&quot;&lt;=&quot;&amp;[weekly.C37])-(COUNTIFS([puts.B$1:.B$1048576];&quot;&gt;=&quot;&amp;[weekly.A37];[puts.B$1:.B$1048576];&quot;&lt;=&quot;&amp;[weekly.C37]))*0.65" office:value-type="float" office:value="0" calcext:value-type="float">
            <text:p><text:s/>$- </text:p>
          </table:table-cell>
          <table:table-cell table:formula="of:=IF([.B37]=&quot;&quot;;&quot;&quot;;SUMIFS([calls.F$1:.F$1048576];[calls.B$1:.B$1048576];&quot;&gt;=&quot;&amp;[weekly.A37];[calls.C$1:.C$1048576];&quot;&lt;=&quot;&amp;[weekly.C37]))">
            <text:p/>
          </table:table-cell>
          <table:table-cell table:formula="of:=IF([.B37]=&quot;&quot;;&quot;&quot;;SUMIFS([calls.H$1:.H$1048576];[calls.B$1:.B$1048576];&quot;&gt;=&quot;&amp;[weekly.A37];[calls.B$1:.B$1048576];&quot;&lt;=&quot;&amp;[weekly.C37])-(COUNTIFS([calls.B$1:.B$1048576];&quot;&gt;=&quot;&amp;[weekly.A37];[calls.B$1:.B$1048576];&quot;&lt;=&quot;&amp;[weekly.C37]))*0.65+COUNTIFS([calls.D$1:.D$1048576];0;[calls.B$1:.B$1048576];&quot;&gt;=&quot;&amp;[weekly.A37];[calls.B$1:.B$1048576];&quot;&lt;=&quot;&amp;[weekly.C37]))">
            <text:p/>
          </table:table-cell>
          <table:table-cell table:style-name="ce177" table:formula="of:=IF([.E37]=&quot;&quot;;&quot;&quot;;[.E37]+[.G37])">
            <text:p><text:s text:c="2"/></text:p>
          </table:table-cell>
          <table:table-cell table:formula="of:=IF([.B37]=&quot;&quot;;&quot;&quot;;SUMIFS([equity_positions.I$1:.I$1048576];[equity_positions.D$1:.D$1048576];&quot;&gt;=&quot;&amp;[weekly.A37];[equity_positions.D$1:.D$1048576];&quot;&lt;=&quot;&amp;[weekly.C37]))">
            <text:p/>
          </table:table-cell>
          <table:table-cell table:style-name="ce177" table:formula="of:=IF([.B37]=&quot;&quot;;&quot;&quot;;[.F37]+[.H37]+[.J37])">
            <text:p><text:s text:c="2"/></text:p>
          </table:table-cell>
          <table:table-cell table:style-name="ce76" table:formula="of:=IF([.B37]=&quot;&quot;;&quot;&quot;;IFERROR([.O37]/[.B37]; 0))">
            <text:p/>
          </table:table-cell>
          <table:table-cell table:style-name="ce76" table:formula="of:=IF([.B37]=&quot;&quot;;&quot;&quot;;IF([.L37] &lt;&gt; 0; LN([.L37]+1); 0))">
            <text:p/>
          </table:table-cell>
          <table:table-cell table:style-name="ce177" table:formula="of:=IF([.B37]=&quot;&quot;;&quot;&quot;;IF([.A37]&lt;=TODAY();[.K37]+[.N37];0))">
            <text:p><text:s text:c="2"/></text:p>
          </table:table-cell>
          <table:table-cell table:style-name="ce177" table:formula="of:=IF([.B37]=&quot;&quot;;&quot;&quot;;IF([.A37]&lt;=TODAY();[.K37]-[.N37];0))">
            <text:p><text:s text:c="2"/></text:p>
          </table:table-cell>
          <table:table-cell table:style-name="ce177" table:formula="of:=IF([.D37]=&quot;&quot;;&quot;&quot;;[.O37]+[.P36])">
            <text:p><text:s text:c="2"/></text:p>
          </table:table-cell>
          <table:table-cell table:style-name="ce76" table:formula="of:=IF([.D37]=&quot;&quot;;&quot;&quot;;[.P37]/[.B37])">
            <text:p/>
          </table:table-cell>
          <table:table-cell table:number-columns-repeated="47"/>
        </table:table-row>
        <table:table-row table:style-name="ro2">
          <table:table-cell table:style-name="ce39" table:formula="of:=[.A37]+7" office:value-type="date" office:date-value="2021-04-12" calcext:value-type="date">
            <text:p>4/12/2021</text:p>
          </table:table-cell>
          <table:table-cell table:formula="of:=IF(TODAY()&gt;=[.A38];[.D37];&quot;&quot;)">
            <text:p><text:s text:c="2"/></text:p>
          </table:table-cell>
          <table:table-cell table:style-name="ce39" table:formula="of:=[.A38]+4" office:value-type="date" office:date-value="2021-04-16" calcext:value-type="date">
            <text:p>4/16/2021</text:p>
          </table:table-cell>
          <table:table-cell table:formula="of:=IF([.B38]&lt;&gt;&quot;&quot;;[.B38]+[.O38];&quot;&quot;)">
            <text:p><text:s text:c="2"/></text:p>
          </table:table-cell>
          <table:table-cell table:style-name="ce137" table:formula="of:=IF([.B38]=&quot;&quot;;&quot;&quot;;SUMIFS([puts.F$1:.F$1048576];[puts.B$1:.B$1048576];&quot;&gt;=&quot;&amp;[weekly.A38];[puts.C$1:.C$1048576];&quot;&lt;=&quot;&amp;[weekly.C38]))">
            <text:p/>
          </table:table-cell>
          <table:table-cell table:style-name="ce177" table:formula="of:=SUMIFS([puts.H$1:.H$1048576];[puts.B$1:.B$1048576];&quot;&gt;=&quot;&amp;[weekly.A38];[puts.B$1:.B$1048576];&quot;&lt;=&quot;&amp;[weekly.C38])-(COUNTIFS([puts.B$1:.B$1048576];&quot;&gt;=&quot;&amp;[weekly.A38];[puts.B$1:.B$1048576];&quot;&lt;=&quot;&amp;[weekly.C38]))*0.65" office:value-type="float" office:value="0" calcext:value-type="float">
            <text:p><text:s/>$- </text:p>
          </table:table-cell>
          <table:table-cell table:formula="of:=IF([.B38]=&quot;&quot;;&quot;&quot;;SUMIFS([calls.F$1:.F$1048576];[calls.B$1:.B$1048576];&quot;&gt;=&quot;&amp;[weekly.A38];[calls.C$1:.C$1048576];&quot;&lt;=&quot;&amp;[weekly.C38]))">
            <text:p/>
          </table:table-cell>
          <table:table-cell table:formula="of:=IF([.B38]=&quot;&quot;;&quot;&quot;;SUMIFS([calls.H$1:.H$1048576];[calls.B$1:.B$1048576];&quot;&gt;=&quot;&amp;[weekly.A38];[calls.B$1:.B$1048576];&quot;&lt;=&quot;&amp;[weekly.C38])-(COUNTIFS([calls.B$1:.B$1048576];&quot;&gt;=&quot;&amp;[weekly.A38];[calls.B$1:.B$1048576];&quot;&lt;=&quot;&amp;[weekly.C38]))*0.65+COUNTIFS([calls.D$1:.D$1048576];0;[calls.B$1:.B$1048576];&quot;&gt;=&quot;&amp;[weekly.A38];[calls.B$1:.B$1048576];&quot;&lt;=&quot;&amp;[weekly.C38]))">
            <text:p/>
          </table:table-cell>
          <table:table-cell table:style-name="ce177" table:formula="of:=IF([.E38]=&quot;&quot;;&quot;&quot;;[.E38]+[.G38])">
            <text:p><text:s text:c="2"/></text:p>
          </table:table-cell>
          <table:table-cell table:formula="of:=IF([.B38]=&quot;&quot;;&quot;&quot;;SUMIFS([equity_positions.I$1:.I$1048576];[equity_positions.D$1:.D$1048576];&quot;&gt;=&quot;&amp;[weekly.A38];[equity_positions.D$1:.D$1048576];&quot;&lt;=&quot;&amp;[weekly.C38]))">
            <text:p/>
          </table:table-cell>
          <table:table-cell table:style-name="ce177" table:formula="of:=IF([.B38]=&quot;&quot;;&quot;&quot;;[.F38]+[.H38]+[.J38])">
            <text:p><text:s text:c="2"/></text:p>
          </table:table-cell>
          <table:table-cell table:style-name="ce76" table:formula="of:=IF([.B38]=&quot;&quot;;&quot;&quot;;IFERROR([.O38]/[.B38]; 0))">
            <text:p/>
          </table:table-cell>
          <table:table-cell table:style-name="ce76" table:formula="of:=IF([.B38]=&quot;&quot;;&quot;&quot;;IF([.L38] &lt;&gt; 0; LN([.L38]+1); 0))">
            <text:p/>
          </table:table-cell>
          <table:table-cell table:style-name="ce177" table:formula="of:=IF([.B38]=&quot;&quot;;&quot;&quot;;IF([.A38]&lt;=TODAY();[.K38]+[.N38];0))">
            <text:p><text:s text:c="2"/></text:p>
          </table:table-cell>
          <table:table-cell table:style-name="ce177" table:formula="of:=IF([.B38]=&quot;&quot;;&quot;&quot;;IF([.A38]&lt;=TODAY();[.K38]-[.N38];0))">
            <text:p><text:s text:c="2"/></text:p>
          </table:table-cell>
          <table:table-cell table:style-name="ce177" table:formula="of:=IF([.D38]=&quot;&quot;;&quot;&quot;;[.O38]+[.P37])">
            <text:p><text:s text:c="2"/></text:p>
          </table:table-cell>
          <table:table-cell table:style-name="ce76" table:formula="of:=IF([.D38]=&quot;&quot;;&quot;&quot;;[.P38]/[.B38])">
            <text:p/>
          </table:table-cell>
          <table:table-cell table:number-columns-repeated="47"/>
        </table:table-row>
        <table:table-row table:style-name="ro2">
          <table:table-cell table:style-name="ce39" table:formula="of:=[.A38]+7" office:value-type="date" office:date-value="2021-04-19" calcext:value-type="date">
            <text:p>4/19/2021</text:p>
          </table:table-cell>
          <table:table-cell table:formula="of:=IF(TODAY()&gt;=[.A39];[.D38];&quot;&quot;)">
            <text:p><text:s text:c="2"/></text:p>
          </table:table-cell>
          <table:table-cell table:style-name="ce39" table:formula="of:=[.A39]+4" office:value-type="date" office:date-value="2021-04-23" calcext:value-type="date">
            <text:p>4/23/2021</text:p>
          </table:table-cell>
          <table:table-cell table:formula="of:=IF([.B39]&lt;&gt;&quot;&quot;;[.B39]+[.O39];&quot;&quot;)">
            <text:p><text:s text:c="2"/></text:p>
          </table:table-cell>
          <table:table-cell table:style-name="ce137" table:formula="of:=IF([.B39]=&quot;&quot;;&quot;&quot;;SUMIFS([puts.F$1:.F$1048576];[puts.B$1:.B$1048576];&quot;&gt;=&quot;&amp;[weekly.A39];[puts.C$1:.C$1048576];&quot;&lt;=&quot;&amp;[weekly.C39]))">
            <text:p/>
          </table:table-cell>
          <table:table-cell table:style-name="ce177" table:formula="of:=SUMIFS([puts.H$1:.H$1048576];[puts.B$1:.B$1048576];&quot;&gt;=&quot;&amp;[weekly.A39];[puts.B$1:.B$1048576];&quot;&lt;=&quot;&amp;[weekly.C39])-(COUNTIFS([puts.B$1:.B$1048576];&quot;&gt;=&quot;&amp;[weekly.A39];[puts.B$1:.B$1048576];&quot;&lt;=&quot;&amp;[weekly.C39]))*0.65" office:value-type="float" office:value="0" calcext:value-type="float">
            <text:p><text:s/>$- </text:p>
          </table:table-cell>
          <table:table-cell table:formula="of:=IF([.B39]=&quot;&quot;;&quot;&quot;;SUMIFS([calls.F$1:.F$1048576];[calls.B$1:.B$1048576];&quot;&gt;=&quot;&amp;[weekly.A39];[calls.C$1:.C$1048576];&quot;&lt;=&quot;&amp;[weekly.C39]))">
            <text:p/>
          </table:table-cell>
          <table:table-cell table:formula="of:=IF([.B39]=&quot;&quot;;&quot;&quot;;SUMIFS([calls.H$1:.H$1048576];[calls.B$1:.B$1048576];&quot;&gt;=&quot;&amp;[weekly.A39];[calls.B$1:.B$1048576];&quot;&lt;=&quot;&amp;[weekly.C39])-(COUNTIFS([calls.B$1:.B$1048576];&quot;&gt;=&quot;&amp;[weekly.A39];[calls.B$1:.B$1048576];&quot;&lt;=&quot;&amp;[weekly.C39]))*0.65+COUNTIFS([calls.D$1:.D$1048576];0;[calls.B$1:.B$1048576];&quot;&gt;=&quot;&amp;[weekly.A39];[calls.B$1:.B$1048576];&quot;&lt;=&quot;&amp;[weekly.C39]))">
            <text:p/>
          </table:table-cell>
          <table:table-cell table:style-name="ce177" table:formula="of:=IF([.E39]=&quot;&quot;;&quot;&quot;;[.E39]+[.G39])">
            <text:p><text:s text:c="2"/></text:p>
          </table:table-cell>
          <table:table-cell table:formula="of:=IF([.B39]=&quot;&quot;;&quot;&quot;;SUMIFS([equity_positions.I$1:.I$1048576];[equity_positions.D$1:.D$1048576];&quot;&gt;=&quot;&amp;[weekly.A39];[equity_positions.D$1:.D$1048576];&quot;&lt;=&quot;&amp;[weekly.C39]))">
            <text:p/>
          </table:table-cell>
          <table:table-cell table:style-name="ce177" table:formula="of:=IF([.B39]=&quot;&quot;;&quot;&quot;;[.F39]+[.H39]+[.J39])">
            <text:p><text:s text:c="2"/></text:p>
          </table:table-cell>
          <table:table-cell table:style-name="ce76" table:formula="of:=IF([.B39]=&quot;&quot;;&quot;&quot;;IFERROR([.O39]/[.B39]; 0))">
            <text:p/>
          </table:table-cell>
          <table:table-cell table:style-name="ce76" table:formula="of:=IF([.B39]=&quot;&quot;;&quot;&quot;;IF([.L39] &lt;&gt; 0; LN([.L39]+1); 0))">
            <text:p/>
          </table:table-cell>
          <table:table-cell table:style-name="ce177" table:formula="of:=IF([.B39]=&quot;&quot;;&quot;&quot;;IF([.A39]&lt;=TODAY();[.K39]+[.N39];0))">
            <text:p><text:s text:c="2"/></text:p>
          </table:table-cell>
          <table:table-cell table:style-name="ce177" table:formula="of:=IF([.B39]=&quot;&quot;;&quot;&quot;;IF([.A39]&lt;=TODAY();[.K39]-[.N39];0))">
            <text:p><text:s text:c="2"/></text:p>
          </table:table-cell>
          <table:table-cell table:style-name="ce177" table:formula="of:=IF([.D39]=&quot;&quot;;&quot;&quot;;[.O39]+[.P38])">
            <text:p><text:s text:c="2"/></text:p>
          </table:table-cell>
          <table:table-cell table:style-name="ce76" table:formula="of:=IF([.D39]=&quot;&quot;;&quot;&quot;;[.P39]/[.B39])">
            <text:p/>
          </table:table-cell>
          <table:table-cell table:number-columns-repeated="47"/>
        </table:table-row>
        <table:table-row table:style-name="ro2">
          <table:table-cell table:style-name="ce39" table:formula="of:=[.A39]+7" office:value-type="date" office:date-value="2021-04-26" calcext:value-type="date">
            <text:p>4/26/2021</text:p>
          </table:table-cell>
          <table:table-cell table:formula="of:=IF(TODAY()&gt;=[.A40];[.D39];&quot;&quot;)">
            <text:p><text:s text:c="2"/></text:p>
          </table:table-cell>
          <table:table-cell table:style-name="ce39" table:formula="of:=[.A40]+4" office:value-type="date" office:date-value="2021-04-30" calcext:value-type="date">
            <text:p>4/30/2021</text:p>
          </table:table-cell>
          <table:table-cell table:formula="of:=IF([.B40]&lt;&gt;&quot;&quot;;[.B40]+[.O40];&quot;&quot;)">
            <text:p><text:s text:c="2"/></text:p>
          </table:table-cell>
          <table:table-cell table:style-name="ce137" table:formula="of:=IF([.B40]=&quot;&quot;;&quot;&quot;;SUMIFS([puts.F$1:.F$1048576];[puts.B$1:.B$1048576];&quot;&gt;=&quot;&amp;[weekly.A40];[puts.C$1:.C$1048576];&quot;&lt;=&quot;&amp;[weekly.C40]))">
            <text:p/>
          </table:table-cell>
          <table:table-cell table:style-name="ce177" table:formula="of:=SUMIFS([puts.H$1:.H$1048576];[puts.B$1:.B$1048576];&quot;&gt;=&quot;&amp;[weekly.A40];[puts.B$1:.B$1048576];&quot;&lt;=&quot;&amp;[weekly.C40])-(COUNTIFS([puts.B$1:.B$1048576];&quot;&gt;=&quot;&amp;[weekly.A40];[puts.B$1:.B$1048576];&quot;&lt;=&quot;&amp;[weekly.C40]))*0.65" office:value-type="float" office:value="0" calcext:value-type="float">
            <text:p><text:s/>$- </text:p>
          </table:table-cell>
          <table:table-cell table:formula="of:=IF([.B40]=&quot;&quot;;&quot;&quot;;SUMIFS([calls.F$1:.F$1048576];[calls.B$1:.B$1048576];&quot;&gt;=&quot;&amp;[weekly.A40];[calls.C$1:.C$1048576];&quot;&lt;=&quot;&amp;[weekly.C40]))">
            <text:p/>
          </table:table-cell>
          <table:table-cell table:formula="of:=IF([.B40]=&quot;&quot;;&quot;&quot;;SUMIFS([calls.H$1:.H$1048576];[calls.B$1:.B$1048576];&quot;&gt;=&quot;&amp;[weekly.A40];[calls.B$1:.B$1048576];&quot;&lt;=&quot;&amp;[weekly.C40])-(COUNTIFS([calls.B$1:.B$1048576];&quot;&gt;=&quot;&amp;[weekly.A40];[calls.B$1:.B$1048576];&quot;&lt;=&quot;&amp;[weekly.C40]))*0.65+COUNTIFS([calls.D$1:.D$1048576];0;[calls.B$1:.B$1048576];&quot;&gt;=&quot;&amp;[weekly.A40];[calls.B$1:.B$1048576];&quot;&lt;=&quot;&amp;[weekly.C40]))">
            <text:p/>
          </table:table-cell>
          <table:table-cell table:style-name="ce177" table:formula="of:=IF([.E40]=&quot;&quot;;&quot;&quot;;[.E40]+[.G40])">
            <text:p><text:s text:c="2"/></text:p>
          </table:table-cell>
          <table:table-cell table:formula="of:=IF([.B40]=&quot;&quot;;&quot;&quot;;SUMIFS([equity_positions.I$1:.I$1048576];[equity_positions.D$1:.D$1048576];&quot;&gt;=&quot;&amp;[weekly.A40];[equity_positions.D$1:.D$1048576];&quot;&lt;=&quot;&amp;[weekly.C40]))">
            <text:p/>
          </table:table-cell>
          <table:table-cell table:style-name="ce177" table:formula="of:=IF([.B40]=&quot;&quot;;&quot;&quot;;[.F40]+[.H40]+[.J40])">
            <text:p><text:s text:c="2"/></text:p>
          </table:table-cell>
          <table:table-cell table:style-name="ce76" table:formula="of:=IF([.B40]=&quot;&quot;;&quot;&quot;;IFERROR([.O40]/[.B40]; 0))">
            <text:p/>
          </table:table-cell>
          <table:table-cell table:style-name="ce76" table:formula="of:=IF([.B40]=&quot;&quot;;&quot;&quot;;IF([.L40] &lt;&gt; 0; LN([.L40]+1); 0))">
            <text:p/>
          </table:table-cell>
          <table:table-cell table:style-name="ce177" table:formula="of:=IF([.B40]=&quot;&quot;;&quot;&quot;;IF([.A40]&lt;=TODAY();[.K40]+[.N40];0))">
            <text:p><text:s text:c="2"/></text:p>
          </table:table-cell>
          <table:table-cell table:style-name="ce177" table:formula="of:=IF([.B40]=&quot;&quot;;&quot;&quot;;IF([.A40]&lt;=TODAY();[.K40]-[.N40];0))">
            <text:p><text:s text:c="2"/></text:p>
          </table:table-cell>
          <table:table-cell table:style-name="ce177" table:formula="of:=IF([.D40]=&quot;&quot;;&quot;&quot;;[.O40]+[.P39])">
            <text:p><text:s text:c="2"/></text:p>
          </table:table-cell>
          <table:table-cell table:style-name="ce76" table:formula="of:=IF([.D40]=&quot;&quot;;&quot;&quot;;[.P40]/[.B40])">
            <text:p/>
          </table:table-cell>
          <table:table-cell table:number-columns-repeated="47"/>
        </table:table-row>
        <table:table-row table:style-name="ro2">
          <table:table-cell table:style-name="ce39" table:formula="of:=[.A40]+7" office:value-type="date" office:date-value="2021-05-03" calcext:value-type="date">
            <text:p>5/3/2021</text:p>
          </table:table-cell>
          <table:table-cell table:formula="of:=IF(TODAY()&gt;=[.A41];[.D40];&quot;&quot;)">
            <text:p><text:s text:c="2"/></text:p>
          </table:table-cell>
          <table:table-cell table:style-name="ce39" table:formula="of:=[.A41]+4" office:value-type="date" office:date-value="2021-05-07" calcext:value-type="date">
            <text:p>5/7/2021</text:p>
          </table:table-cell>
          <table:table-cell table:formula="of:=IF([.B41]&lt;&gt;&quot;&quot;;[.B41]+[.O41];&quot;&quot;)">
            <text:p><text:s text:c="2"/></text:p>
          </table:table-cell>
          <table:table-cell table:style-name="ce137" table:formula="of:=IF([.B41]=&quot;&quot;;&quot;&quot;;SUMIFS([puts.F$1:.F$1048576];[puts.B$1:.B$1048576];&quot;&gt;=&quot;&amp;[weekly.A41];[puts.C$1:.C$1048576];&quot;&lt;=&quot;&amp;[weekly.C41]))">
            <text:p/>
          </table:table-cell>
          <table:table-cell table:style-name="ce177" table:formula="of:=SUMIFS([puts.H$1:.H$1048576];[puts.B$1:.B$1048576];&quot;&gt;=&quot;&amp;[weekly.A41];[puts.B$1:.B$1048576];&quot;&lt;=&quot;&amp;[weekly.C41])-(COUNTIFS([puts.B$1:.B$1048576];&quot;&gt;=&quot;&amp;[weekly.A41];[puts.B$1:.B$1048576];&quot;&lt;=&quot;&amp;[weekly.C41]))*0.65" office:value-type="float" office:value="0" calcext:value-type="float">
            <text:p><text:s/>$- </text:p>
          </table:table-cell>
          <table:table-cell table:formula="of:=IF([.B41]=&quot;&quot;;&quot;&quot;;SUMIFS([calls.F$1:.F$1048576];[calls.B$1:.B$1048576];&quot;&gt;=&quot;&amp;[weekly.A41];[calls.C$1:.C$1048576];&quot;&lt;=&quot;&amp;[weekly.C41]))">
            <text:p/>
          </table:table-cell>
          <table:table-cell table:formula="of:=IF([.B41]=&quot;&quot;;&quot;&quot;;SUMIFS([calls.H$1:.H$1048576];[calls.B$1:.B$1048576];&quot;&gt;=&quot;&amp;[weekly.A41];[calls.B$1:.B$1048576];&quot;&lt;=&quot;&amp;[weekly.C41])-(COUNTIFS([calls.B$1:.B$1048576];&quot;&gt;=&quot;&amp;[weekly.A41];[calls.B$1:.B$1048576];&quot;&lt;=&quot;&amp;[weekly.C41]))*0.65+COUNTIFS([calls.D$1:.D$1048576];0;[calls.B$1:.B$1048576];&quot;&gt;=&quot;&amp;[weekly.A41];[calls.B$1:.B$1048576];&quot;&lt;=&quot;&amp;[weekly.C41]))">
            <text:p/>
          </table:table-cell>
          <table:table-cell table:style-name="ce177" table:formula="of:=IF([.E41]=&quot;&quot;;&quot;&quot;;[.E41]+[.G41])">
            <text:p><text:s text:c="2"/></text:p>
          </table:table-cell>
          <table:table-cell table:formula="of:=IF([.B41]=&quot;&quot;;&quot;&quot;;SUMIFS([equity_positions.I$1:.I$1048576];[equity_positions.D$1:.D$1048576];&quot;&gt;=&quot;&amp;[weekly.A41];[equity_positions.D$1:.D$1048576];&quot;&lt;=&quot;&amp;[weekly.C41]))">
            <text:p/>
          </table:table-cell>
          <table:table-cell table:style-name="ce177" table:formula="of:=IF([.B41]=&quot;&quot;;&quot;&quot;;[.F41]+[.H41]+[.J41])">
            <text:p><text:s text:c="2"/></text:p>
          </table:table-cell>
          <table:table-cell table:style-name="ce76" table:formula="of:=IF([.B41]=&quot;&quot;;&quot;&quot;;IFERROR([.O41]/[.B41]; 0))">
            <text:p/>
          </table:table-cell>
          <table:table-cell table:style-name="ce76" table:formula="of:=IF([.B41]=&quot;&quot;;&quot;&quot;;IF([.L41] &lt;&gt; 0; LN([.L41]+1); 0))">
            <text:p/>
          </table:table-cell>
          <table:table-cell table:style-name="ce177" table:formula="of:=IF([.B41]=&quot;&quot;;&quot;&quot;;IF([.A41]&lt;=TODAY();[.K41]+[.N41];0))">
            <text:p><text:s text:c="2"/></text:p>
          </table:table-cell>
          <table:table-cell table:style-name="ce177" table:formula="of:=IF([.B41]=&quot;&quot;;&quot;&quot;;IF([.A41]&lt;=TODAY();[.K41]-[.N41];0))">
            <text:p><text:s text:c="2"/></text:p>
          </table:table-cell>
          <table:table-cell table:style-name="ce177" table:formula="of:=IF([.D41]=&quot;&quot;;&quot;&quot;;[.O41]+[.P40])">
            <text:p><text:s text:c="2"/></text:p>
          </table:table-cell>
          <table:table-cell table:style-name="ce76" table:formula="of:=IF([.D41]=&quot;&quot;;&quot;&quot;;[.P41]/[.B41])">
            <text:p/>
          </table:table-cell>
          <table:table-cell table:number-columns-repeated="47"/>
        </table:table-row>
        <table:table-row table:style-name="ro2">
          <table:table-cell table:style-name="ce39" table:formula="of:=[.A41]+7" office:value-type="date" office:date-value="2021-05-10" calcext:value-type="date">
            <text:p>5/10/2021</text:p>
          </table:table-cell>
          <table:table-cell table:formula="of:=IF(TODAY()&gt;=[.A42];[.D41];&quot;&quot;)">
            <text:p><text:s text:c="2"/></text:p>
          </table:table-cell>
          <table:table-cell table:style-name="ce39" table:formula="of:=[.A42]+4" office:value-type="date" office:date-value="2021-05-14" calcext:value-type="date">
            <text:p>5/14/2021</text:p>
          </table:table-cell>
          <table:table-cell table:formula="of:=IF([.B42]&lt;&gt;&quot;&quot;;[.B42]+[.O42];&quot;&quot;)">
            <text:p><text:s text:c="2"/></text:p>
          </table:table-cell>
          <table:table-cell table:style-name="ce137" table:formula="of:=IF([.B42]=&quot;&quot;;&quot;&quot;;SUMIFS([puts.F$1:.F$1048576];[puts.B$1:.B$1048576];&quot;&gt;=&quot;&amp;[weekly.A42];[puts.C$1:.C$1048576];&quot;&lt;=&quot;&amp;[weekly.C42]))">
            <text:p/>
          </table:table-cell>
          <table:table-cell table:style-name="ce177" table:formula="of:=SUMIFS([puts.H$1:.H$1048576];[puts.B$1:.B$1048576];&quot;&gt;=&quot;&amp;[weekly.A42];[puts.B$1:.B$1048576];&quot;&lt;=&quot;&amp;[weekly.C42])-(COUNTIFS([puts.B$1:.B$1048576];&quot;&gt;=&quot;&amp;[weekly.A42];[puts.B$1:.B$1048576];&quot;&lt;=&quot;&amp;[weekly.C42]))*0.65" office:value-type="float" office:value="0" calcext:value-type="float">
            <text:p><text:s/>$- </text:p>
          </table:table-cell>
          <table:table-cell table:formula="of:=IF([.B42]=&quot;&quot;;&quot;&quot;;SUMIFS([calls.F$1:.F$1048576];[calls.B$1:.B$1048576];&quot;&gt;=&quot;&amp;[weekly.A42];[calls.C$1:.C$1048576];&quot;&lt;=&quot;&amp;[weekly.C42]))">
            <text:p/>
          </table:table-cell>
          <table:table-cell table:formula="of:=IF([.B42]=&quot;&quot;;&quot;&quot;;SUMIFS([calls.H$1:.H$1048576];[calls.B$1:.B$1048576];&quot;&gt;=&quot;&amp;[weekly.A42];[calls.B$1:.B$1048576];&quot;&lt;=&quot;&amp;[weekly.C42])-(COUNTIFS([calls.B$1:.B$1048576];&quot;&gt;=&quot;&amp;[weekly.A42];[calls.B$1:.B$1048576];&quot;&lt;=&quot;&amp;[weekly.C42]))*0.65+COUNTIFS([calls.D$1:.D$1048576];0;[calls.B$1:.B$1048576];&quot;&gt;=&quot;&amp;[weekly.A42];[calls.B$1:.B$1048576];&quot;&lt;=&quot;&amp;[weekly.C42]))">
            <text:p/>
          </table:table-cell>
          <table:table-cell table:style-name="ce177" table:formula="of:=IF([.E42]=&quot;&quot;;&quot;&quot;;[.E42]+[.G42])">
            <text:p><text:s text:c="2"/></text:p>
          </table:table-cell>
          <table:table-cell table:formula="of:=IF([.B42]=&quot;&quot;;&quot;&quot;;SUMIFS([equity_positions.I$1:.I$1048576];[equity_positions.D$1:.D$1048576];&quot;&gt;=&quot;&amp;[weekly.A42];[equity_positions.D$1:.D$1048576];&quot;&lt;=&quot;&amp;[weekly.C42]))">
            <text:p/>
          </table:table-cell>
          <table:table-cell table:style-name="ce177" table:formula="of:=IF([.B42]=&quot;&quot;;&quot;&quot;;[.F42]+[.H42]+[.J42])">
            <text:p><text:s text:c="2"/></text:p>
          </table:table-cell>
          <table:table-cell table:style-name="ce76" table:formula="of:=IF([.B42]=&quot;&quot;;&quot;&quot;;IFERROR([.O42]/[.B42]; 0))">
            <text:p/>
          </table:table-cell>
          <table:table-cell table:style-name="ce76" table:formula="of:=IF([.B42]=&quot;&quot;;&quot;&quot;;IF([.L42] &lt;&gt; 0; LN([.L42]+1); 0))">
            <text:p/>
          </table:table-cell>
          <table:table-cell table:style-name="ce177" table:formula="of:=IF([.B42]=&quot;&quot;;&quot;&quot;;IF([.A42]&lt;=TODAY();[.K42]+[.N42];0))">
            <text:p><text:s text:c="2"/></text:p>
          </table:table-cell>
          <table:table-cell table:style-name="ce177" table:formula="of:=IF([.B42]=&quot;&quot;;&quot;&quot;;IF([.A42]&lt;=TODAY();[.K42]-[.N42];0))">
            <text:p><text:s text:c="2"/></text:p>
          </table:table-cell>
          <table:table-cell table:style-name="ce177" table:formula="of:=IF([.D42]=&quot;&quot;;&quot;&quot;;[.O42]+[.P41])">
            <text:p><text:s text:c="2"/></text:p>
          </table:table-cell>
          <table:table-cell table:style-name="ce76" table:formula="of:=IF([.D42]=&quot;&quot;;&quot;&quot;;[.P42]/[.B42])">
            <text:p/>
          </table:table-cell>
          <table:table-cell table:number-columns-repeated="47"/>
        </table:table-row>
        <table:table-row table:style-name="ro2">
          <table:table-cell table:style-name="ce39" table:formula="of:=[.A42]+7" office:value-type="date" office:date-value="2021-05-17" calcext:value-type="date">
            <text:p>5/17/2021</text:p>
          </table:table-cell>
          <table:table-cell table:formula="of:=IF(TODAY()&gt;=[.A43];[.D42];&quot;&quot;)">
            <text:p><text:s text:c="2"/></text:p>
          </table:table-cell>
          <table:table-cell table:style-name="ce39" table:formula="of:=[.A43]+4" office:value-type="date" office:date-value="2021-05-21" calcext:value-type="date">
            <text:p>5/21/2021</text:p>
          </table:table-cell>
          <table:table-cell table:formula="of:=IF([.B43]&lt;&gt;&quot;&quot;;[.B43]+[.O43];&quot;&quot;)">
            <text:p><text:s text:c="2"/></text:p>
          </table:table-cell>
          <table:table-cell table:style-name="ce137" table:formula="of:=IF([.B43]=&quot;&quot;;&quot;&quot;;SUMIFS([puts.F$1:.F$1048576];[puts.B$1:.B$1048576];&quot;&gt;=&quot;&amp;[weekly.A43];[puts.C$1:.C$1048576];&quot;&lt;=&quot;&amp;[weekly.C43]))">
            <text:p/>
          </table:table-cell>
          <table:table-cell table:style-name="ce177" table:formula="of:=SUMIFS([puts.H$1:.H$1048576];[puts.B$1:.B$1048576];&quot;&gt;=&quot;&amp;[weekly.A43];[puts.B$1:.B$1048576];&quot;&lt;=&quot;&amp;[weekly.C43])-(COUNTIFS([puts.B$1:.B$1048576];&quot;&gt;=&quot;&amp;[weekly.A43];[puts.B$1:.B$1048576];&quot;&lt;=&quot;&amp;[weekly.C43]))*0.65" office:value-type="float" office:value="0" calcext:value-type="float">
            <text:p><text:s/>$- </text:p>
          </table:table-cell>
          <table:table-cell table:formula="of:=IF([.B43]=&quot;&quot;;&quot;&quot;;SUMIFS([calls.F$1:.F$1048576];[calls.B$1:.B$1048576];&quot;&gt;=&quot;&amp;[weekly.A43];[calls.C$1:.C$1048576];&quot;&lt;=&quot;&amp;[weekly.C43]))">
            <text:p/>
          </table:table-cell>
          <table:table-cell table:formula="of:=IF([.B43]=&quot;&quot;;&quot;&quot;;SUMIFS([calls.H$1:.H$1048576];[calls.B$1:.B$1048576];&quot;&gt;=&quot;&amp;[weekly.A43];[calls.B$1:.B$1048576];&quot;&lt;=&quot;&amp;[weekly.C43])-(COUNTIFS([calls.B$1:.B$1048576];&quot;&gt;=&quot;&amp;[weekly.A43];[calls.B$1:.B$1048576];&quot;&lt;=&quot;&amp;[weekly.C43]))*0.65+COUNTIFS([calls.D$1:.D$1048576];0;[calls.B$1:.B$1048576];&quot;&gt;=&quot;&amp;[weekly.A43];[calls.B$1:.B$1048576];&quot;&lt;=&quot;&amp;[weekly.C43]))">
            <text:p/>
          </table:table-cell>
          <table:table-cell table:style-name="ce177" table:formula="of:=IF([.E43]=&quot;&quot;;&quot;&quot;;[.E43]+[.G43])">
            <text:p><text:s text:c="2"/></text:p>
          </table:table-cell>
          <table:table-cell table:formula="of:=IF([.B43]=&quot;&quot;;&quot;&quot;;SUMIFS([equity_positions.I$1:.I$1048576];[equity_positions.D$1:.D$1048576];&quot;&gt;=&quot;&amp;[weekly.A43];[equity_positions.D$1:.D$1048576];&quot;&lt;=&quot;&amp;[weekly.C43]))">
            <text:p/>
          </table:table-cell>
          <table:table-cell table:style-name="ce177" table:formula="of:=IF([.B43]=&quot;&quot;;&quot;&quot;;[.F43]+[.H43]+[.J43])">
            <text:p><text:s text:c="2"/></text:p>
          </table:table-cell>
          <table:table-cell table:style-name="ce76" table:formula="of:=IF([.B43]=&quot;&quot;;&quot;&quot;;IFERROR([.O43]/[.B43]; 0))">
            <text:p/>
          </table:table-cell>
          <table:table-cell table:style-name="ce76" table:formula="of:=IF([.B43]=&quot;&quot;;&quot;&quot;;IF([.L43] &lt;&gt; 0; LN([.L43]+1); 0))">
            <text:p/>
          </table:table-cell>
          <table:table-cell table:style-name="ce177" table:formula="of:=IF([.B43]=&quot;&quot;;&quot;&quot;;IF([.A43]&lt;=TODAY();[.K43]+[.N43];0))">
            <text:p><text:s text:c="2"/></text:p>
          </table:table-cell>
          <table:table-cell table:style-name="ce177" table:formula="of:=IF([.B43]=&quot;&quot;;&quot;&quot;;IF([.A43]&lt;=TODAY();[.K43]-[.N43];0))">
            <text:p><text:s text:c="2"/></text:p>
          </table:table-cell>
          <table:table-cell table:style-name="ce177" table:formula="of:=IF([.D43]=&quot;&quot;;&quot;&quot;;[.O43]+[.P42])">
            <text:p><text:s text:c="2"/></text:p>
          </table:table-cell>
          <table:table-cell table:style-name="ce76" table:formula="of:=IF([.D43]=&quot;&quot;;&quot;&quot;;[.P43]/[.B43])">
            <text:p/>
          </table:table-cell>
          <table:table-cell table:number-columns-repeated="47"/>
        </table:table-row>
        <table:table-row table:style-name="ro2">
          <table:table-cell table:style-name="ce39" table:formula="of:=[.A43]+7" office:value-type="date" office:date-value="2021-05-24" calcext:value-type="date">
            <text:p>5/24/2021</text:p>
          </table:table-cell>
          <table:table-cell table:formula="of:=IF(TODAY()&gt;=[.A44];[.D43];&quot;&quot;)">
            <text:p><text:s text:c="2"/></text:p>
          </table:table-cell>
          <table:table-cell table:style-name="ce39" table:formula="of:=[.A44]+4" office:value-type="date" office:date-value="2021-05-28" calcext:value-type="date">
            <text:p>5/28/2021</text:p>
          </table:table-cell>
          <table:table-cell table:formula="of:=IF([.B44]&lt;&gt;&quot;&quot;;[.B44]+[.O44];&quot;&quot;)">
            <text:p><text:s text:c="2"/></text:p>
          </table:table-cell>
          <table:table-cell table:style-name="ce137" table:formula="of:=IF([.B44]=&quot;&quot;;&quot;&quot;;SUMIFS([puts.F$1:.F$1048576];[puts.B$1:.B$1048576];&quot;&gt;=&quot;&amp;[weekly.A44];[puts.C$1:.C$1048576];&quot;&lt;=&quot;&amp;[weekly.C44]))">
            <text:p/>
          </table:table-cell>
          <table:table-cell table:style-name="ce177" table:formula="of:=SUMIFS([puts.H$1:.H$1048576];[puts.B$1:.B$1048576];&quot;&gt;=&quot;&amp;[weekly.A44];[puts.B$1:.B$1048576];&quot;&lt;=&quot;&amp;[weekly.C44])-(COUNTIFS([puts.B$1:.B$1048576];&quot;&gt;=&quot;&amp;[weekly.A44];[puts.B$1:.B$1048576];&quot;&lt;=&quot;&amp;[weekly.C44]))*0.65" office:value-type="float" office:value="0" calcext:value-type="float">
            <text:p><text:s/>$- </text:p>
          </table:table-cell>
          <table:table-cell table:formula="of:=IF([.B44]=&quot;&quot;;&quot;&quot;;SUMIFS([calls.F$1:.F$1048576];[calls.B$1:.B$1048576];&quot;&gt;=&quot;&amp;[weekly.A44];[calls.C$1:.C$1048576];&quot;&lt;=&quot;&amp;[weekly.C44]))">
            <text:p/>
          </table:table-cell>
          <table:table-cell table:formula="of:=IF([.B44]=&quot;&quot;;&quot;&quot;;SUMIFS([calls.H$1:.H$1048576];[calls.B$1:.B$1048576];&quot;&gt;=&quot;&amp;[weekly.A44];[calls.B$1:.B$1048576];&quot;&lt;=&quot;&amp;[weekly.C44])-(COUNTIFS([calls.B$1:.B$1048576];&quot;&gt;=&quot;&amp;[weekly.A44];[calls.B$1:.B$1048576];&quot;&lt;=&quot;&amp;[weekly.C44]))*0.65+COUNTIFS([calls.D$1:.D$1048576];0;[calls.B$1:.B$1048576];&quot;&gt;=&quot;&amp;[weekly.A44];[calls.B$1:.B$1048576];&quot;&lt;=&quot;&amp;[weekly.C44]))">
            <text:p/>
          </table:table-cell>
          <table:table-cell table:style-name="ce177" table:formula="of:=IF([.E44]=&quot;&quot;;&quot;&quot;;[.E44]+[.G44])">
            <text:p><text:s text:c="2"/></text:p>
          </table:table-cell>
          <table:table-cell table:formula="of:=IF([.B44]=&quot;&quot;;&quot;&quot;;SUMIFS([equity_positions.I$1:.I$1048576];[equity_positions.D$1:.D$1048576];&quot;&gt;=&quot;&amp;[weekly.A44];[equity_positions.D$1:.D$1048576];&quot;&lt;=&quot;&amp;[weekly.C44]))">
            <text:p/>
          </table:table-cell>
          <table:table-cell table:style-name="ce177" table:formula="of:=IF([.B44]=&quot;&quot;;&quot;&quot;;[.F44]+[.H44]+[.J44])">
            <text:p><text:s text:c="2"/></text:p>
          </table:table-cell>
          <table:table-cell table:style-name="ce76" table:formula="of:=IF([.B44]=&quot;&quot;;&quot;&quot;;IFERROR([.O44]/[.B44]; 0))">
            <text:p/>
          </table:table-cell>
          <table:table-cell table:style-name="ce76" table:formula="of:=IF([.B44]=&quot;&quot;;&quot;&quot;;IF([.L44] &lt;&gt; 0; LN([.L44]+1); 0))">
            <text:p/>
          </table:table-cell>
          <table:table-cell table:style-name="ce177" table:formula="of:=IF([.B44]=&quot;&quot;;&quot;&quot;;IF([.A44]&lt;=TODAY();[.K44]+[.N44];0))">
            <text:p><text:s text:c="2"/></text:p>
          </table:table-cell>
          <table:table-cell table:style-name="ce177" table:formula="of:=IF([.B44]=&quot;&quot;;&quot;&quot;;IF([.A44]&lt;=TODAY();[.K44]-[.N44];0))">
            <text:p><text:s text:c="2"/></text:p>
          </table:table-cell>
          <table:table-cell table:style-name="ce177" table:formula="of:=IF([.D44]=&quot;&quot;;&quot;&quot;;[.O44]+[.P43])">
            <text:p><text:s text:c="2"/></text:p>
          </table:table-cell>
          <table:table-cell table:style-name="ce76" table:formula="of:=IF([.D44]=&quot;&quot;;&quot;&quot;;[.P44]/[.B44])">
            <text:p/>
          </table:table-cell>
          <table:table-cell table:number-columns-repeated="47"/>
        </table:table-row>
        <table:table-row table:style-name="ro2">
          <table:table-cell table:style-name="ce39" table:formula="of:=[.A44]+7" office:value-type="date" office:date-value="2021-05-31" calcext:value-type="date">
            <text:p>5/31/2021</text:p>
          </table:table-cell>
          <table:table-cell table:formula="of:=IF(TODAY()&gt;=[.A45];[.D44];&quot;&quot;)">
            <text:p><text:s text:c="2"/></text:p>
          </table:table-cell>
          <table:table-cell table:style-name="ce39" table:formula="of:=[.A45]+4" office:value-type="date" office:date-value="2021-06-04" calcext:value-type="date">
            <text:p>6/4/2021</text:p>
          </table:table-cell>
          <table:table-cell table:formula="of:=IF([.B45]&lt;&gt;&quot;&quot;;[.B45]+[.O45];&quot;&quot;)">
            <text:p><text:s text:c="2"/></text:p>
          </table:table-cell>
          <table:table-cell table:style-name="ce137" table:formula="of:=IF([.B45]=&quot;&quot;;&quot;&quot;;SUMIFS([puts.F$1:.F$1048576];[puts.B$1:.B$1048576];&quot;&gt;=&quot;&amp;[weekly.A45];[puts.C$1:.C$1048576];&quot;&lt;=&quot;&amp;[weekly.C45]))">
            <text:p/>
          </table:table-cell>
          <table:table-cell table:style-name="ce177" table:formula="of:=SUMIFS([puts.H$1:.H$1048576];[puts.B$1:.B$1048576];&quot;&gt;=&quot;&amp;[weekly.A45];[puts.B$1:.B$1048576];&quot;&lt;=&quot;&amp;[weekly.C45])-(COUNTIFS([puts.B$1:.B$1048576];&quot;&gt;=&quot;&amp;[weekly.A45];[puts.B$1:.B$1048576];&quot;&lt;=&quot;&amp;[weekly.C45]))*0.65" office:value-type="float" office:value="0" calcext:value-type="float">
            <text:p><text:s/>$- </text:p>
          </table:table-cell>
          <table:table-cell table:formula="of:=IF([.B45]=&quot;&quot;;&quot;&quot;;SUMIFS([calls.F$1:.F$1048576];[calls.B$1:.B$1048576];&quot;&gt;=&quot;&amp;[weekly.A45];[calls.C$1:.C$1048576];&quot;&lt;=&quot;&amp;[weekly.C45]))">
            <text:p/>
          </table:table-cell>
          <table:table-cell table:formula="of:=IF([.B45]=&quot;&quot;;&quot;&quot;;SUMIFS([calls.H$1:.H$1048576];[calls.B$1:.B$1048576];&quot;&gt;=&quot;&amp;[weekly.A45];[calls.B$1:.B$1048576];&quot;&lt;=&quot;&amp;[weekly.C45])-(COUNTIFS([calls.B$1:.B$1048576];&quot;&gt;=&quot;&amp;[weekly.A45];[calls.B$1:.B$1048576];&quot;&lt;=&quot;&amp;[weekly.C45]))*0.65+COUNTIFS([calls.D$1:.D$1048576];0;[calls.B$1:.B$1048576];&quot;&gt;=&quot;&amp;[weekly.A45];[calls.B$1:.B$1048576];&quot;&lt;=&quot;&amp;[weekly.C45]))">
            <text:p/>
          </table:table-cell>
          <table:table-cell table:style-name="ce177" table:formula="of:=IF([.E45]=&quot;&quot;;&quot;&quot;;[.E45]+[.G45])">
            <text:p><text:s text:c="2"/></text:p>
          </table:table-cell>
          <table:table-cell table:formula="of:=IF([.B45]=&quot;&quot;;&quot;&quot;;SUMIFS([equity_positions.I$1:.I$1048576];[equity_positions.D$1:.D$1048576];&quot;&gt;=&quot;&amp;[weekly.A45];[equity_positions.D$1:.D$1048576];&quot;&lt;=&quot;&amp;[weekly.C45]))">
            <text:p/>
          </table:table-cell>
          <table:table-cell table:style-name="ce177" table:formula="of:=IF([.B45]=&quot;&quot;;&quot;&quot;;[.F45]+[.H45]+[.J45])">
            <text:p><text:s text:c="2"/></text:p>
          </table:table-cell>
          <table:table-cell table:style-name="ce76" table:formula="of:=IF([.B45]=&quot;&quot;;&quot;&quot;;IFERROR([.O45]/[.B45]; 0))">
            <text:p/>
          </table:table-cell>
          <table:table-cell table:style-name="ce76" table:formula="of:=IF([.B45]=&quot;&quot;;&quot;&quot;;IF([.L45] &lt;&gt; 0; LN([.L45]+1); 0))">
            <text:p/>
          </table:table-cell>
          <table:table-cell table:style-name="ce177" table:formula="of:=IF([.B45]=&quot;&quot;;&quot;&quot;;IF([.A45]&lt;=TODAY();[.K45]+[.N45];0))">
            <text:p><text:s text:c="2"/></text:p>
          </table:table-cell>
          <table:table-cell table:style-name="ce177" table:formula="of:=IF([.B45]=&quot;&quot;;&quot;&quot;;IF([.A45]&lt;=TODAY();[.K45]-[.N45];0))">
            <text:p><text:s text:c="2"/></text:p>
          </table:table-cell>
          <table:table-cell table:style-name="ce177" table:formula="of:=IF([.D45]=&quot;&quot;;&quot;&quot;;[.O45]+[.P44])">
            <text:p><text:s text:c="2"/></text:p>
          </table:table-cell>
          <table:table-cell table:style-name="ce76" table:formula="of:=IF([.D45]=&quot;&quot;;&quot;&quot;;[.P45]/[.B45])">
            <text:p/>
          </table:table-cell>
          <table:table-cell table:number-columns-repeated="47"/>
        </table:table-row>
        <table:table-row table:style-name="ro2">
          <table:table-cell table:style-name="ce39" table:formula="of:=[.A45]+7" office:value-type="date" office:date-value="2021-06-07" calcext:value-type="date">
            <text:p>6/7/2021</text:p>
          </table:table-cell>
          <table:table-cell table:formula="of:=IF(TODAY()&gt;=[.A46];[.D45];&quot;&quot;)">
            <text:p><text:s text:c="2"/></text:p>
          </table:table-cell>
          <table:table-cell table:style-name="ce39" table:formula="of:=[.A46]+4" office:value-type="date" office:date-value="2021-06-11" calcext:value-type="date">
            <text:p>6/11/2021</text:p>
          </table:table-cell>
          <table:table-cell table:formula="of:=IF([.B46]&lt;&gt;&quot;&quot;;[.B46]+[.O46];&quot;&quot;)">
            <text:p><text:s text:c="2"/></text:p>
          </table:table-cell>
          <table:table-cell table:style-name="ce137" table:formula="of:=IF([.B46]=&quot;&quot;;&quot;&quot;;SUMIFS([puts.F$1:.F$1048576];[puts.B$1:.B$1048576];&quot;&gt;=&quot;&amp;[weekly.A46];[puts.C$1:.C$1048576];&quot;&lt;=&quot;&amp;[weekly.C46]))">
            <text:p/>
          </table:table-cell>
          <table:table-cell table:style-name="ce177" table:formula="of:=SUMIFS([puts.H$1:.H$1048576];[puts.B$1:.B$1048576];&quot;&gt;=&quot;&amp;[weekly.A46];[puts.B$1:.B$1048576];&quot;&lt;=&quot;&amp;[weekly.C46])-(COUNTIFS([puts.B$1:.B$1048576];&quot;&gt;=&quot;&amp;[weekly.A46];[puts.B$1:.B$1048576];&quot;&lt;=&quot;&amp;[weekly.C46]))*0.65" office:value-type="float" office:value="0" calcext:value-type="float">
            <text:p><text:s/>$- </text:p>
          </table:table-cell>
          <table:table-cell table:formula="of:=IF([.B46]=&quot;&quot;;&quot;&quot;;SUMIFS([calls.F$1:.F$1048576];[calls.B$1:.B$1048576];&quot;&gt;=&quot;&amp;[weekly.A46];[calls.C$1:.C$1048576];&quot;&lt;=&quot;&amp;[weekly.C46]))">
            <text:p/>
          </table:table-cell>
          <table:table-cell table:formula="of:=IF([.B46]=&quot;&quot;;&quot;&quot;;SUMIFS([calls.H$1:.H$1048576];[calls.B$1:.B$1048576];&quot;&gt;=&quot;&amp;[weekly.A46];[calls.B$1:.B$1048576];&quot;&lt;=&quot;&amp;[weekly.C46])-(COUNTIFS([calls.B$1:.B$1048576];&quot;&gt;=&quot;&amp;[weekly.A46];[calls.B$1:.B$1048576];&quot;&lt;=&quot;&amp;[weekly.C46]))*0.65+COUNTIFS([calls.D$1:.D$1048576];0;[calls.B$1:.B$1048576];&quot;&gt;=&quot;&amp;[weekly.A46];[calls.B$1:.B$1048576];&quot;&lt;=&quot;&amp;[weekly.C46]))">
            <text:p/>
          </table:table-cell>
          <table:table-cell table:style-name="ce177" table:formula="of:=IF([.E46]=&quot;&quot;;&quot;&quot;;[.E46]+[.G46])">
            <text:p><text:s text:c="2"/></text:p>
          </table:table-cell>
          <table:table-cell table:formula="of:=IF([.B46]=&quot;&quot;;&quot;&quot;;SUMIFS([equity_positions.I$1:.I$1048576];[equity_positions.D$1:.D$1048576];&quot;&gt;=&quot;&amp;[weekly.A46];[equity_positions.D$1:.D$1048576];&quot;&lt;=&quot;&amp;[weekly.C46]))">
            <text:p/>
          </table:table-cell>
          <table:table-cell table:style-name="ce177" table:formula="of:=IF([.B46]=&quot;&quot;;&quot;&quot;;[.F46]+[.H46]+[.J46])">
            <text:p><text:s text:c="2"/></text:p>
          </table:table-cell>
          <table:table-cell table:style-name="ce76" table:formula="of:=IF([.B46]=&quot;&quot;;&quot;&quot;;IFERROR([.O46]/[.B46]; 0))">
            <text:p/>
          </table:table-cell>
          <table:table-cell table:style-name="ce76" table:formula="of:=IF([.B46]=&quot;&quot;;&quot;&quot;;IF([.L46] &lt;&gt; 0; LN([.L46]+1); 0))">
            <text:p/>
          </table:table-cell>
          <table:table-cell table:style-name="ce177" table:formula="of:=IF([.B46]=&quot;&quot;;&quot;&quot;;IF([.A46]&lt;=TODAY();[.K46]+[.N46];0))">
            <text:p><text:s text:c="2"/></text:p>
          </table:table-cell>
          <table:table-cell table:style-name="ce177" table:formula="of:=IF([.B46]=&quot;&quot;;&quot;&quot;;IF([.A46]&lt;=TODAY();[.K46]-[.N46];0))">
            <text:p><text:s text:c="2"/></text:p>
          </table:table-cell>
          <table:table-cell table:style-name="ce177" table:formula="of:=IF([.D46]=&quot;&quot;;&quot;&quot;;[.O46]+[.P45])">
            <text:p><text:s text:c="2"/></text:p>
          </table:table-cell>
          <table:table-cell table:style-name="ce76" table:formula="of:=IF([.D46]=&quot;&quot;;&quot;&quot;;[.P46]/[.B46])">
            <text:p/>
          </table:table-cell>
          <table:table-cell table:number-columns-repeated="47"/>
        </table:table-row>
        <table:table-row table:style-name="ro2">
          <table:table-cell table:style-name="ce39" table:formula="of:=[.A46]+7" office:value-type="date" office:date-value="2021-06-14" calcext:value-type="date">
            <text:p>6/14/2021</text:p>
          </table:table-cell>
          <table:table-cell table:formula="of:=IF(TODAY()&gt;=[.A47];[.D46];&quot;&quot;)">
            <text:p><text:s text:c="2"/></text:p>
          </table:table-cell>
          <table:table-cell table:style-name="ce39" table:formula="of:=[.A47]+4" office:value-type="date" office:date-value="2021-06-18" calcext:value-type="date">
            <text:p>6/18/2021</text:p>
          </table:table-cell>
          <table:table-cell table:formula="of:=IF([.B47]&lt;&gt;&quot;&quot;;[.B47]+[.O47];&quot;&quot;)">
            <text:p><text:s text:c="2"/></text:p>
          </table:table-cell>
          <table:table-cell table:style-name="ce137" table:formula="of:=IF([.B47]=&quot;&quot;;&quot;&quot;;SUMIFS([puts.F$1:.F$1048576];[puts.B$1:.B$1048576];&quot;&gt;=&quot;&amp;[weekly.A47];[puts.C$1:.C$1048576];&quot;&lt;=&quot;&amp;[weekly.C47]))">
            <text:p/>
          </table:table-cell>
          <table:table-cell table:style-name="ce177" table:formula="of:=SUMIFS([puts.H$1:.H$1048576];[puts.B$1:.B$1048576];&quot;&gt;=&quot;&amp;[weekly.A47];[puts.B$1:.B$1048576];&quot;&lt;=&quot;&amp;[weekly.C47])-(COUNTIFS([puts.B$1:.B$1048576];&quot;&gt;=&quot;&amp;[weekly.A47];[puts.B$1:.B$1048576];&quot;&lt;=&quot;&amp;[weekly.C47]))*0.65" office:value-type="float" office:value="0" calcext:value-type="float">
            <text:p><text:s/>$- </text:p>
          </table:table-cell>
          <table:table-cell table:formula="of:=IF([.B47]=&quot;&quot;;&quot;&quot;;SUMIFS([calls.F$1:.F$1048576];[calls.B$1:.B$1048576];&quot;&gt;=&quot;&amp;[weekly.A47];[calls.C$1:.C$1048576];&quot;&lt;=&quot;&amp;[weekly.C47]))">
            <text:p/>
          </table:table-cell>
          <table:table-cell table:formula="of:=IF([.B47]=&quot;&quot;;&quot;&quot;;SUMIFS([calls.H$1:.H$1048576];[calls.B$1:.B$1048576];&quot;&gt;=&quot;&amp;[weekly.A47];[calls.B$1:.B$1048576];&quot;&lt;=&quot;&amp;[weekly.C47])-(COUNTIFS([calls.B$1:.B$1048576];&quot;&gt;=&quot;&amp;[weekly.A47];[calls.B$1:.B$1048576];&quot;&lt;=&quot;&amp;[weekly.C47]))*0.65+COUNTIFS([calls.D$1:.D$1048576];0;[calls.B$1:.B$1048576];&quot;&gt;=&quot;&amp;[weekly.A47];[calls.B$1:.B$1048576];&quot;&lt;=&quot;&amp;[weekly.C47]))">
            <text:p/>
          </table:table-cell>
          <table:table-cell table:style-name="ce177" table:formula="of:=IF([.E47]=&quot;&quot;;&quot;&quot;;[.E47]+[.G47])">
            <text:p><text:s text:c="2"/></text:p>
          </table:table-cell>
          <table:table-cell table:formula="of:=IF([.B47]=&quot;&quot;;&quot;&quot;;SUMIFS([equity_positions.I$1:.I$1048576];[equity_positions.D$1:.D$1048576];&quot;&gt;=&quot;&amp;[weekly.A47];[equity_positions.D$1:.D$1048576];&quot;&lt;=&quot;&amp;[weekly.C47]))">
            <text:p/>
          </table:table-cell>
          <table:table-cell table:style-name="ce177" table:formula="of:=IF([.B47]=&quot;&quot;;&quot;&quot;;[.F47]+[.H47]+[.J47])">
            <text:p><text:s text:c="2"/></text:p>
          </table:table-cell>
          <table:table-cell table:style-name="ce76" table:formula="of:=IF([.B47]=&quot;&quot;;&quot;&quot;;IFERROR([.O47]/[.B47]; 0))">
            <text:p/>
          </table:table-cell>
          <table:table-cell table:style-name="ce76" table:formula="of:=IF([.B47]=&quot;&quot;;&quot;&quot;;IF([.L47] &lt;&gt; 0; LN([.L47]+1); 0))">
            <text:p/>
          </table:table-cell>
          <table:table-cell table:style-name="ce177" table:formula="of:=IF([.B47]=&quot;&quot;;&quot;&quot;;IF([.A47]&lt;=TODAY();[.K47]+[.N47];0))">
            <text:p><text:s text:c="2"/></text:p>
          </table:table-cell>
          <table:table-cell table:style-name="ce177" table:formula="of:=IF([.B47]=&quot;&quot;;&quot;&quot;;IF([.A47]&lt;=TODAY();[.K47]-[.N47];0))">
            <text:p><text:s text:c="2"/></text:p>
          </table:table-cell>
          <table:table-cell table:style-name="ce177" table:formula="of:=IF([.D47]=&quot;&quot;;&quot;&quot;;[.O47]+[.P46])">
            <text:p><text:s text:c="2"/></text:p>
          </table:table-cell>
          <table:table-cell table:style-name="ce76" table:formula="of:=IF([.D47]=&quot;&quot;;&quot;&quot;;[.P47]/[.B47])">
            <text:p/>
          </table:table-cell>
          <table:table-cell table:number-columns-repeated="47"/>
        </table:table-row>
        <table:table-row table:style-name="ro2">
          <table:table-cell table:style-name="ce39" table:formula="of:=[.A47]+7" office:value-type="date" office:date-value="2021-06-21" calcext:value-type="date">
            <text:p>6/21/2021</text:p>
          </table:table-cell>
          <table:table-cell table:formula="of:=IF(TODAY()&gt;=[.A48];[.D47];&quot;&quot;)">
            <text:p><text:s text:c="2"/></text:p>
          </table:table-cell>
          <table:table-cell table:style-name="ce39" table:formula="of:=[.A48]+4" office:value-type="date" office:date-value="2021-06-25" calcext:value-type="date">
            <text:p>6/25/2021</text:p>
          </table:table-cell>
          <table:table-cell table:formula="of:=IF([.B48]&lt;&gt;&quot;&quot;;[.B48]+[.O48];&quot;&quot;)">
            <text:p><text:s text:c="2"/></text:p>
          </table:table-cell>
          <table:table-cell table:style-name="ce137" table:formula="of:=IF([.B48]=&quot;&quot;;&quot;&quot;;SUMIFS([puts.F$1:.F$1048576];[puts.B$1:.B$1048576];&quot;&gt;=&quot;&amp;[weekly.A48];[puts.C$1:.C$1048576];&quot;&lt;=&quot;&amp;[weekly.C48]))">
            <text:p/>
          </table:table-cell>
          <table:table-cell table:style-name="ce177" table:formula="of:=SUMIFS([puts.H$1:.H$1048576];[puts.B$1:.B$1048576];&quot;&gt;=&quot;&amp;[weekly.A48];[puts.B$1:.B$1048576];&quot;&lt;=&quot;&amp;[weekly.C48])-(COUNTIFS([puts.B$1:.B$1048576];&quot;&gt;=&quot;&amp;[weekly.A48];[puts.B$1:.B$1048576];&quot;&lt;=&quot;&amp;[weekly.C48]))*0.65" office:value-type="float" office:value="0" calcext:value-type="float">
            <text:p><text:s/>$- </text:p>
          </table:table-cell>
          <table:table-cell table:formula="of:=IF([.B48]=&quot;&quot;;&quot;&quot;;SUMIFS([calls.F$1:.F$1048576];[calls.B$1:.B$1048576];&quot;&gt;=&quot;&amp;[weekly.A48];[calls.C$1:.C$1048576];&quot;&lt;=&quot;&amp;[weekly.C48]))">
            <text:p/>
          </table:table-cell>
          <table:table-cell table:formula="of:=IF([.B48]=&quot;&quot;;&quot;&quot;;SUMIFS([calls.H$1:.H$1048576];[calls.B$1:.B$1048576];&quot;&gt;=&quot;&amp;[weekly.A48];[calls.B$1:.B$1048576];&quot;&lt;=&quot;&amp;[weekly.C48])-(COUNTIFS([calls.B$1:.B$1048576];&quot;&gt;=&quot;&amp;[weekly.A48];[calls.B$1:.B$1048576];&quot;&lt;=&quot;&amp;[weekly.C48]))*0.65+COUNTIFS([calls.D$1:.D$1048576];0;[calls.B$1:.B$1048576];&quot;&gt;=&quot;&amp;[weekly.A48];[calls.B$1:.B$1048576];&quot;&lt;=&quot;&amp;[weekly.C48]))">
            <text:p/>
          </table:table-cell>
          <table:table-cell table:style-name="ce177" table:formula="of:=IF([.E48]=&quot;&quot;;&quot;&quot;;[.E48]+[.G48])">
            <text:p><text:s text:c="2"/></text:p>
          </table:table-cell>
          <table:table-cell table:formula="of:=IF([.B48]=&quot;&quot;;&quot;&quot;;SUMIFS([equity_positions.I$1:.I$1048576];[equity_positions.D$1:.D$1048576];&quot;&gt;=&quot;&amp;[weekly.A48];[equity_positions.D$1:.D$1048576];&quot;&lt;=&quot;&amp;[weekly.C48]))">
            <text:p/>
          </table:table-cell>
          <table:table-cell table:style-name="ce177" table:formula="of:=IF([.B48]=&quot;&quot;;&quot;&quot;;[.F48]+[.H48]+[.J48])">
            <text:p><text:s text:c="2"/></text:p>
          </table:table-cell>
          <table:table-cell table:style-name="ce76" table:formula="of:=IF([.B48]=&quot;&quot;;&quot;&quot;;IFERROR([.O48]/[.B48]; 0))">
            <text:p/>
          </table:table-cell>
          <table:table-cell table:style-name="ce76" table:formula="of:=IF([.B48]=&quot;&quot;;&quot;&quot;;IF([.L48] &lt;&gt; 0; LN([.L48]+1); 0))">
            <text:p/>
          </table:table-cell>
          <table:table-cell table:style-name="ce177" table:formula="of:=IF([.B48]=&quot;&quot;;&quot;&quot;;IF([.A48]&lt;=TODAY();[.K48]+[.N48];0))">
            <text:p><text:s text:c="2"/></text:p>
          </table:table-cell>
          <table:table-cell table:style-name="ce177" table:formula="of:=IF([.B48]=&quot;&quot;;&quot;&quot;;IF([.A48]&lt;=TODAY();[.K48]-[.N48];0))">
            <text:p><text:s text:c="2"/></text:p>
          </table:table-cell>
          <table:table-cell table:style-name="ce177" table:formula="of:=IF([.D48]=&quot;&quot;;&quot;&quot;;[.O48]+[.P47])">
            <text:p><text:s text:c="2"/></text:p>
          </table:table-cell>
          <table:table-cell table:style-name="ce76" table:formula="of:=IF([.D48]=&quot;&quot;;&quot;&quot;;[.P48]/[.B48])">
            <text:p/>
          </table:table-cell>
          <table:table-cell table:number-columns-repeated="47"/>
        </table:table-row>
        <table:table-row table:style-name="ro2">
          <table:table-cell table:style-name="ce39" table:formula="of:=[.A48]+7" office:value-type="date" office:date-value="2021-06-28" calcext:value-type="date">
            <text:p>6/28/2021</text:p>
          </table:table-cell>
          <table:table-cell table:formula="of:=IF(TODAY()&gt;=[.A49];[.D48];&quot;&quot;)">
            <text:p><text:s text:c="2"/></text:p>
          </table:table-cell>
          <table:table-cell table:style-name="ce39" table:formula="of:=[.A49]+4" office:value-type="date" office:date-value="2021-07-02" calcext:value-type="date">
            <text:p>7/2/2021</text:p>
          </table:table-cell>
          <table:table-cell table:formula="of:=IF([.B49]&lt;&gt;&quot;&quot;;[.B49]+[.O49];&quot;&quot;)">
            <text:p><text:s text:c="2"/></text:p>
          </table:table-cell>
          <table:table-cell table:style-name="ce137" table:formula="of:=IF([.B49]=&quot;&quot;;&quot;&quot;;SUMIFS([puts.F$1:.F$1048576];[puts.B$1:.B$1048576];&quot;&gt;=&quot;&amp;[weekly.A49];[puts.C$1:.C$1048576];&quot;&lt;=&quot;&amp;[weekly.C49]))">
            <text:p/>
          </table:table-cell>
          <table:table-cell table:style-name="ce177" table:formula="of:=SUMIFS([puts.H$1:.H$1048576];[puts.B$1:.B$1048576];&quot;&gt;=&quot;&amp;[weekly.A49];[puts.B$1:.B$1048576];&quot;&lt;=&quot;&amp;[weekly.C49])-(COUNTIFS([puts.B$1:.B$1048576];&quot;&gt;=&quot;&amp;[weekly.A49];[puts.B$1:.B$1048576];&quot;&lt;=&quot;&amp;[weekly.C49]))*0.65" office:value-type="float" office:value="0" calcext:value-type="float">
            <text:p><text:s/>$- </text:p>
          </table:table-cell>
          <table:table-cell table:formula="of:=IF([.B49]=&quot;&quot;;&quot;&quot;;SUMIFS([calls.F$1:.F$1048576];[calls.B$1:.B$1048576];&quot;&gt;=&quot;&amp;[weekly.A49];[calls.C$1:.C$1048576];&quot;&lt;=&quot;&amp;[weekly.C49]))">
            <text:p/>
          </table:table-cell>
          <table:table-cell table:formula="of:=IF([.B49]=&quot;&quot;;&quot;&quot;;SUMIFS([calls.H$1:.H$1048576];[calls.B$1:.B$1048576];&quot;&gt;=&quot;&amp;[weekly.A49];[calls.B$1:.B$1048576];&quot;&lt;=&quot;&amp;[weekly.C49])-(COUNTIFS([calls.B$1:.B$1048576];&quot;&gt;=&quot;&amp;[weekly.A49];[calls.B$1:.B$1048576];&quot;&lt;=&quot;&amp;[weekly.C49]))*0.65+COUNTIFS([calls.D$1:.D$1048576];0;[calls.B$1:.B$1048576];&quot;&gt;=&quot;&amp;[weekly.A49];[calls.B$1:.B$1048576];&quot;&lt;=&quot;&amp;[weekly.C49]))">
            <text:p/>
          </table:table-cell>
          <table:table-cell table:style-name="ce177" table:formula="of:=IF([.E49]=&quot;&quot;;&quot;&quot;;[.E49]+[.G49])">
            <text:p><text:s text:c="2"/></text:p>
          </table:table-cell>
          <table:table-cell table:formula="of:=IF([.B49]=&quot;&quot;;&quot;&quot;;SUMIFS([equity_positions.I$1:.I$1048576];[equity_positions.D$1:.D$1048576];&quot;&gt;=&quot;&amp;[weekly.A49];[equity_positions.D$1:.D$1048576];&quot;&lt;=&quot;&amp;[weekly.C49]))">
            <text:p/>
          </table:table-cell>
          <table:table-cell table:style-name="ce177" table:formula="of:=IF([.B49]=&quot;&quot;;&quot;&quot;;[.F49]+[.H49]+[.J49])">
            <text:p><text:s text:c="2"/></text:p>
          </table:table-cell>
          <table:table-cell table:style-name="ce76" table:formula="of:=IF([.B49]=&quot;&quot;;&quot;&quot;;IFERROR([.O49]/[.B49]; 0))">
            <text:p/>
          </table:table-cell>
          <table:table-cell table:style-name="ce76" table:formula="of:=IF([.B49]=&quot;&quot;;&quot;&quot;;IF([.L49] &lt;&gt; 0; LN([.L49]+1); 0))">
            <text:p/>
          </table:table-cell>
          <table:table-cell table:style-name="ce177" table:formula="of:=IF([.B49]=&quot;&quot;;&quot;&quot;;IF([.A49]&lt;=TODAY();[.K49]+[.N49];0))">
            <text:p><text:s text:c="2"/></text:p>
          </table:table-cell>
          <table:table-cell table:style-name="ce177" table:formula="of:=IF([.B49]=&quot;&quot;;&quot;&quot;;IF([.A49]&lt;=TODAY();[.K49]-[.N49];0))">
            <text:p><text:s text:c="2"/></text:p>
          </table:table-cell>
          <table:table-cell table:style-name="ce177" table:formula="of:=IF([.D49]=&quot;&quot;;&quot;&quot;;[.O49]+[.P48])">
            <text:p><text:s text:c="2"/></text:p>
          </table:table-cell>
          <table:table-cell table:style-name="ce76" table:formula="of:=IF([.D49]=&quot;&quot;;&quot;&quot;;[.P49]/[.B49])">
            <text:p/>
          </table:table-cell>
          <table:table-cell table:number-columns-repeated="47"/>
        </table:table-row>
        <table:table-row table:style-name="ro2">
          <table:table-cell table:style-name="ce39" table:formula="of:=[.A49]+7" office:value-type="date" office:date-value="2021-07-05" calcext:value-type="date">
            <text:p>7/5/2021</text:p>
          </table:table-cell>
          <table:table-cell table:formula="of:=IF(TODAY()&gt;=[.A50];[.D49];&quot;&quot;)">
            <text:p><text:s text:c="2"/></text:p>
          </table:table-cell>
          <table:table-cell table:style-name="ce39" table:formula="of:=[.A50]+4" office:value-type="date" office:date-value="2021-07-09" calcext:value-type="date">
            <text:p>7/9/2021</text:p>
          </table:table-cell>
          <table:table-cell table:formula="of:=IF([.B50]&lt;&gt;&quot;&quot;;[.B50]+[.O50];&quot;&quot;)">
            <text:p><text:s text:c="2"/></text:p>
          </table:table-cell>
          <table:table-cell table:style-name="ce137" table:formula="of:=IF([.B50]=&quot;&quot;;&quot;&quot;;SUMIFS([puts.F$1:.F$1048576];[puts.B$1:.B$1048576];&quot;&gt;=&quot;&amp;[weekly.A50];[puts.C$1:.C$1048576];&quot;&lt;=&quot;&amp;[weekly.C50]))">
            <text:p/>
          </table:table-cell>
          <table:table-cell table:style-name="ce177" table:formula="of:=SUMIFS([puts.H$1:.H$1048576];[puts.B$1:.B$1048576];&quot;&gt;=&quot;&amp;[weekly.A50];[puts.B$1:.B$1048576];&quot;&lt;=&quot;&amp;[weekly.C50])-(COUNTIFS([puts.B$1:.B$1048576];&quot;&gt;=&quot;&amp;[weekly.A50];[puts.B$1:.B$1048576];&quot;&lt;=&quot;&amp;[weekly.C50]))*0.65" office:value-type="float" office:value="0" calcext:value-type="float">
            <text:p><text:s/>$- </text:p>
          </table:table-cell>
          <table:table-cell table:formula="of:=IF([.B50]=&quot;&quot;;&quot;&quot;;SUMIFS([calls.F$1:.F$1048576];[calls.B$1:.B$1048576];&quot;&gt;=&quot;&amp;[weekly.A50];[calls.C$1:.C$1048576];&quot;&lt;=&quot;&amp;[weekly.C50]))">
            <text:p/>
          </table:table-cell>
          <table:table-cell table:formula="of:=IF([.B50]=&quot;&quot;;&quot;&quot;;SUMIFS([calls.H$1:.H$1048576];[calls.B$1:.B$1048576];&quot;&gt;=&quot;&amp;[weekly.A50];[calls.B$1:.B$1048576];&quot;&lt;=&quot;&amp;[weekly.C50])-(COUNTIFS([calls.B$1:.B$1048576];&quot;&gt;=&quot;&amp;[weekly.A50];[calls.B$1:.B$1048576];&quot;&lt;=&quot;&amp;[weekly.C50]))*0.65+COUNTIFS([calls.D$1:.D$1048576];0;[calls.B$1:.B$1048576];&quot;&gt;=&quot;&amp;[weekly.A50];[calls.B$1:.B$1048576];&quot;&lt;=&quot;&amp;[weekly.C50]))">
            <text:p/>
          </table:table-cell>
          <table:table-cell table:style-name="ce177" table:formula="of:=IF([.E50]=&quot;&quot;;&quot;&quot;;[.E50]+[.G50])">
            <text:p><text:s text:c="2"/></text:p>
          </table:table-cell>
          <table:table-cell table:formula="of:=IF([.B50]=&quot;&quot;;&quot;&quot;;SUMIFS([equity_positions.I$1:.I$1048576];[equity_positions.D$1:.D$1048576];&quot;&gt;=&quot;&amp;[weekly.A50];[equity_positions.D$1:.D$1048576];&quot;&lt;=&quot;&amp;[weekly.C50]))">
            <text:p/>
          </table:table-cell>
          <table:table-cell table:style-name="ce177" table:formula="of:=IF([.B50]=&quot;&quot;;&quot;&quot;;[.F50]+[.H50]+[.J50])">
            <text:p><text:s text:c="2"/></text:p>
          </table:table-cell>
          <table:table-cell table:style-name="ce76" table:formula="of:=IF([.B50]=&quot;&quot;;&quot;&quot;;IFERROR([.O50]/[.B50]; 0))">
            <text:p/>
          </table:table-cell>
          <table:table-cell table:style-name="ce76" table:formula="of:=IF([.B50]=&quot;&quot;;&quot;&quot;;IF([.L50] &lt;&gt; 0; LN([.L50]+1); 0))">
            <text:p/>
          </table:table-cell>
          <table:table-cell table:style-name="ce177" table:formula="of:=IF([.B50]=&quot;&quot;;&quot;&quot;;IF([.A50]&lt;=TODAY();[.K50]+[.N50];0))">
            <text:p><text:s text:c="2"/></text:p>
          </table:table-cell>
          <table:table-cell table:style-name="ce177" table:formula="of:=IF([.B50]=&quot;&quot;;&quot;&quot;;IF([.A50]&lt;=TODAY();[.K50]-[.N50];0))">
            <text:p><text:s text:c="2"/></text:p>
          </table:table-cell>
          <table:table-cell table:style-name="ce177" table:formula="of:=IF([.D50]=&quot;&quot;;&quot;&quot;;[.O50]+[.P49])">
            <text:p><text:s text:c="2"/></text:p>
          </table:table-cell>
          <table:table-cell table:style-name="ce76" table:formula="of:=IF([.D50]=&quot;&quot;;&quot;&quot;;[.P50]/[.B50])">
            <text:p/>
          </table:table-cell>
          <table:table-cell table:number-columns-repeated="47"/>
        </table:table-row>
        <table:table-row table:style-name="ro2">
          <table:table-cell table:style-name="ce39" table:formula="of:=[.A50]+7" office:value-type="date" office:date-value="2021-07-12" calcext:value-type="date">
            <text:p>7/12/2021</text:p>
          </table:table-cell>
          <table:table-cell table:formula="of:=IF(TODAY()&gt;=[.A51];[.D50];&quot;&quot;)">
            <text:p><text:s text:c="2"/></text:p>
          </table:table-cell>
          <table:table-cell table:style-name="ce39" table:formula="of:=[.A51]+4" office:value-type="date" office:date-value="2021-07-16" calcext:value-type="date">
            <text:p>7/16/2021</text:p>
          </table:table-cell>
          <table:table-cell table:formula="of:=IF([.B51]&lt;&gt;&quot;&quot;;[.B51]+[.O51];&quot;&quot;)">
            <text:p><text:s text:c="2"/></text:p>
          </table:table-cell>
          <table:table-cell table:style-name="ce137" table:formula="of:=IF([.B51]=&quot;&quot;;&quot;&quot;;SUMIFS([puts.F$1:.F$1048576];[puts.B$1:.B$1048576];&quot;&gt;=&quot;&amp;[weekly.A51];[puts.C$1:.C$1048576];&quot;&lt;=&quot;&amp;[weekly.C51]))">
            <text:p/>
          </table:table-cell>
          <table:table-cell table:style-name="ce177" table:formula="of:=SUMIFS([puts.H$1:.H$1048576];[puts.B$1:.B$1048576];&quot;&gt;=&quot;&amp;[weekly.A51];[puts.B$1:.B$1048576];&quot;&lt;=&quot;&amp;[weekly.C51])-(COUNTIFS([puts.B$1:.B$1048576];&quot;&gt;=&quot;&amp;[weekly.A51];[puts.B$1:.B$1048576];&quot;&lt;=&quot;&amp;[weekly.C51]))*0.65" office:value-type="float" office:value="0" calcext:value-type="float">
            <text:p><text:s/>$- </text:p>
          </table:table-cell>
          <table:table-cell table:formula="of:=IF([.B51]=&quot;&quot;;&quot;&quot;;SUMIFS([calls.F$1:.F$1048576];[calls.B$1:.B$1048576];&quot;&gt;=&quot;&amp;[weekly.A51];[calls.C$1:.C$1048576];&quot;&lt;=&quot;&amp;[weekly.C51]))">
            <text:p/>
          </table:table-cell>
          <table:table-cell table:formula="of:=IF([.B51]=&quot;&quot;;&quot;&quot;;SUMIFS([calls.H$1:.H$1048576];[calls.B$1:.B$1048576];&quot;&gt;=&quot;&amp;[weekly.A51];[calls.B$1:.B$1048576];&quot;&lt;=&quot;&amp;[weekly.C51])-(COUNTIFS([calls.B$1:.B$1048576];&quot;&gt;=&quot;&amp;[weekly.A51];[calls.B$1:.B$1048576];&quot;&lt;=&quot;&amp;[weekly.C51]))*0.65+COUNTIFS([calls.D$1:.D$1048576];0;[calls.B$1:.B$1048576];&quot;&gt;=&quot;&amp;[weekly.A51];[calls.B$1:.B$1048576];&quot;&lt;=&quot;&amp;[weekly.C51]))">
            <text:p/>
          </table:table-cell>
          <table:table-cell table:style-name="ce177" table:formula="of:=IF([.E51]=&quot;&quot;;&quot;&quot;;[.E51]+[.G51])">
            <text:p><text:s text:c="2"/></text:p>
          </table:table-cell>
          <table:table-cell table:formula="of:=IF([.B51]=&quot;&quot;;&quot;&quot;;SUMIFS([equity_positions.I$1:.I$1048576];[equity_positions.D$1:.D$1048576];&quot;&gt;=&quot;&amp;[weekly.A51];[equity_positions.D$1:.D$1048576];&quot;&lt;=&quot;&amp;[weekly.C51]))">
            <text:p/>
          </table:table-cell>
          <table:table-cell table:style-name="ce177" table:formula="of:=IF([.B51]=&quot;&quot;;&quot;&quot;;[.F51]+[.H51]+[.J51])">
            <text:p><text:s text:c="2"/></text:p>
          </table:table-cell>
          <table:table-cell table:style-name="ce76" table:formula="of:=IF([.B51]=&quot;&quot;;&quot;&quot;;IFERROR([.O51]/[.B51]; 0))">
            <text:p/>
          </table:table-cell>
          <table:table-cell table:style-name="ce76" table:formula="of:=IF([.B51]=&quot;&quot;;&quot;&quot;;IF([.L51] &lt;&gt; 0; LN([.L51]+1); 0))">
            <text:p/>
          </table:table-cell>
          <table:table-cell table:style-name="ce177" table:formula="of:=IF([.B51]=&quot;&quot;;&quot;&quot;;IF([.A51]&lt;=TODAY();[.K51]+[.N51];0))">
            <text:p><text:s text:c="2"/></text:p>
          </table:table-cell>
          <table:table-cell table:style-name="ce177" table:formula="of:=IF([.B51]=&quot;&quot;;&quot;&quot;;IF([.A51]&lt;=TODAY();[.K51]-[.N51];0))">
            <text:p><text:s text:c="2"/></text:p>
          </table:table-cell>
          <table:table-cell table:style-name="ce177" table:formula="of:=IF([.D51]=&quot;&quot;;&quot;&quot;;[.O51]+[.P50])">
            <text:p><text:s text:c="2"/></text:p>
          </table:table-cell>
          <table:table-cell table:style-name="ce76" table:formula="of:=IF([.D51]=&quot;&quot;;&quot;&quot;;[.P51]/[.B51])">
            <text:p/>
          </table:table-cell>
          <table:table-cell table:number-columns-repeated="47"/>
        </table:table-row>
        <table:table-row table:style-name="ro2">
          <table:table-cell table:style-name="ce39" table:formula="of:=[.A51]+7" office:value-type="date" office:date-value="2021-07-19" calcext:value-type="date">
            <text:p>7/19/2021</text:p>
          </table:table-cell>
          <table:table-cell table:formula="of:=IF(TODAY()&gt;=[.A52];[.D51];&quot;&quot;)">
            <text:p><text:s text:c="2"/></text:p>
          </table:table-cell>
          <table:table-cell table:style-name="ce39" table:formula="of:=[.A52]+4" office:value-type="date" office:date-value="2021-07-23" calcext:value-type="date">
            <text:p>7/23/2021</text:p>
          </table:table-cell>
          <table:table-cell table:formula="of:=IF([.B52]&lt;&gt;&quot;&quot;;[.B52]+[.O52];&quot;&quot;)">
            <text:p><text:s text:c="2"/></text:p>
          </table:table-cell>
          <table:table-cell table:style-name="ce137" table:formula="of:=IF([.B52]=&quot;&quot;;&quot;&quot;;SUMIFS([puts.F$1:.F$1048576];[puts.B$1:.B$1048576];&quot;&gt;=&quot;&amp;[weekly.A52];[puts.C$1:.C$1048576];&quot;&lt;=&quot;&amp;[weekly.C52]))">
            <text:p/>
          </table:table-cell>
          <table:table-cell table:style-name="ce177" table:formula="of:=SUMIFS([puts.H$1:.H$1048576];[puts.B$1:.B$1048576];&quot;&gt;=&quot;&amp;[weekly.A52];[puts.B$1:.B$1048576];&quot;&lt;=&quot;&amp;[weekly.C52])-(COUNTIFS([puts.B$1:.B$1048576];&quot;&gt;=&quot;&amp;[weekly.A52];[puts.B$1:.B$1048576];&quot;&lt;=&quot;&amp;[weekly.C52]))*0.65" office:value-type="float" office:value="0" calcext:value-type="float">
            <text:p><text:s/>$- </text:p>
          </table:table-cell>
          <table:table-cell table:formula="of:=IF([.B52]=&quot;&quot;;&quot;&quot;;SUMIFS([calls.F$1:.F$1048576];[calls.B$1:.B$1048576];&quot;&gt;=&quot;&amp;[weekly.A52];[calls.C$1:.C$1048576];&quot;&lt;=&quot;&amp;[weekly.C52]))">
            <text:p/>
          </table:table-cell>
          <table:table-cell table:formula="of:=IF([.B52]=&quot;&quot;;&quot;&quot;;SUMIFS([calls.H$1:.H$1048576];[calls.B$1:.B$1048576];&quot;&gt;=&quot;&amp;[weekly.A52];[calls.B$1:.B$1048576];&quot;&lt;=&quot;&amp;[weekly.C52])-(COUNTIFS([calls.B$1:.B$1048576];&quot;&gt;=&quot;&amp;[weekly.A52];[calls.B$1:.B$1048576];&quot;&lt;=&quot;&amp;[weekly.C52]))*0.65+COUNTIFS([calls.D$1:.D$1048576];0;[calls.B$1:.B$1048576];&quot;&gt;=&quot;&amp;[weekly.A52];[calls.B$1:.B$1048576];&quot;&lt;=&quot;&amp;[weekly.C52]))">
            <text:p/>
          </table:table-cell>
          <table:table-cell table:style-name="ce177" table:formula="of:=IF([.E52]=&quot;&quot;;&quot;&quot;;[.E52]+[.G52])">
            <text:p><text:s text:c="2"/></text:p>
          </table:table-cell>
          <table:table-cell table:formula="of:=IF([.B52]=&quot;&quot;;&quot;&quot;;SUMIFS([equity_positions.I$1:.I$1048576];[equity_positions.D$1:.D$1048576];&quot;&gt;=&quot;&amp;[weekly.A52];[equity_positions.D$1:.D$1048576];&quot;&lt;=&quot;&amp;[weekly.C52]))">
            <text:p/>
          </table:table-cell>
          <table:table-cell table:style-name="ce177" table:formula="of:=IF([.B52]=&quot;&quot;;&quot;&quot;;[.F52]+[.H52]+[.J52])">
            <text:p><text:s text:c="2"/></text:p>
          </table:table-cell>
          <table:table-cell table:style-name="ce76" table:formula="of:=IF([.B52]=&quot;&quot;;&quot;&quot;;IFERROR([.O52]/[.B52]; 0))">
            <text:p/>
          </table:table-cell>
          <table:table-cell table:style-name="ce76" table:formula="of:=IF([.B52]=&quot;&quot;;&quot;&quot;;IF([.L52] &lt;&gt; 0; LN([.L52]+1); 0))">
            <text:p/>
          </table:table-cell>
          <table:table-cell table:style-name="ce177" table:formula="of:=IF([.B52]=&quot;&quot;;&quot;&quot;;IF([.A52]&lt;=TODAY();[.K52]+[.N52];0))">
            <text:p><text:s text:c="2"/></text:p>
          </table:table-cell>
          <table:table-cell table:style-name="ce177" table:formula="of:=IF([.B52]=&quot;&quot;;&quot;&quot;;IF([.A52]&lt;=TODAY();[.K52]-[.N52];0))">
            <text:p><text:s text:c="2"/></text:p>
          </table:table-cell>
          <table:table-cell table:style-name="ce177" table:formula="of:=IF([.D52]=&quot;&quot;;&quot;&quot;;[.O52]+[.P51])">
            <text:p><text:s text:c="2"/></text:p>
          </table:table-cell>
          <table:table-cell table:style-name="ce76" table:formula="of:=IF([.D52]=&quot;&quot;;&quot;&quot;;[.P52]/[.B52])">
            <text:p/>
          </table:table-cell>
          <table:table-cell table:number-columns-repeated="47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ash_in_cash_out" table:style-name="ta1">
        <table:table-column table:style-name="co40" table:default-cell-style-name="ce245"/>
        <table:table-column table:style-name="co41" table:default-cell-style-name="ce246"/>
        <table:table-column table:style-name="co35" table:default-cell-style-name="ce246"/>
        <table:table-column table:style-name="co35" table:default-cell-style-name="ce245"/>
        <table:table-column table:style-name="co5" table:number-columns-repeated="60" table:default-cell-style-name="ce137"/>
        <table:table-column table:style-name="co33" table:number-columns-repeated="960" table:default-cell-style-name="ce137"/>
        <table:table-row table:style-name="ro2">
          <table:table-cell table:style-name="ce162" office:value-type="string" calcext:value-type="string">
            <text:p>Additions Date</text:p>
          </table:table-cell>
          <table:table-cell table:style-name="ce173" office:value-type="string" office:string-value="Additions Amount" calcext:value-type="string">
            <text:p><text:s/>Additions Amount </text:p>
          </table:table-cell>
          <table:table-cell table:style-name="ce173" office:value-type="string" office:string-value="Running Sum" calcext:value-type="string">
            <text:p><text:s/>Running Sum </text:p>
          </table:table-cell>
          <table:table-cell table:style-name="ce173" office:value-type="string" office:string-value="Notes" calcext:value-type="string">
            <text:p><text:s/>Notes 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8-03" calcext:value-type="date">
            <text:p>8/3/2020</text:p>
          </table:table-cell>
          <table:table-cell table:number-columns-repeated="2" office:value-type="float" office:value="5000" calcext:value-type="float">
            <text:p><text:s/>$5,000.00 </text:p>
          </table:table-cell>
          <table:table-cell office:value-type="string" calcext:value-type="string">
            <text:p>initial deposit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8-09" calcext:value-type="date">
            <text:p>8/9/2020</text:p>
          </table:table-cell>
          <table:table-cell office:value-type="float" office:value="6716.75" calcext:value-type="float">
            <text:p><text:s/>$6,716.75 </text:p>
          </table:table-cell>
          <table:table-cell table:formula="of:=IF([.B3];[.C2]+[.B3];&quot;&quot;)" office:value-type="float" office:value="11716.75" calcext:value-type="float">
            <text:p><text:s/>$11,716.75 </text:p>
          </table:table-cell>
          <table:table-cell office:value-type="string" calcext:value-type="string">
            <text:p>MGM sold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8-15" calcext:value-type="date">
            <text:p>8/15/2020</text:p>
          </table:table-cell>
          <table:table-cell office:value-type="float" office:value="0.03" calcext:value-type="float">
            <text:p><text:s/>$0.03 </text:p>
          </table:table-cell>
          <table:table-cell table:formula="of:=IF([.B4];[.C3]+[.B4];&quot;&quot;)" office:value-type="float" office:value="11716.78" calcext:value-type="float">
            <text:p><text:s/>$11,716.78 </text:p>
          </table:table-cell>
          <table:table-cell office:value-type="string" calcext:value-type="string">
            <text:p>interest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8-15" calcext:value-type="date">
            <text:p>8/15/2020</text:p>
          </table:table-cell>
          <table:table-cell table:style-name="ce177" office:value-type="float" office:value="1544.96" calcext:value-type="float">
            <text:p><text:s/>$1,544.96 </text:p>
          </table:table-cell>
          <table:table-cell table:formula="of:=IF([.B5];[.C4]+[.B5];&quot;&quot;)" office:value-type="float" office:value="13261.74" calcext:value-type="float">
            <text:p><text:s/>$13,261.74 </text:p>
          </table:table-cell>
          <table:table-cell office:value-type="string" calcext:value-type="string">
            <text:p>sold old Call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9-04" calcext:value-type="date">
            <text:p>9/4/2020</text:p>
          </table:table-cell>
          <table:table-cell office:value-type="float" office:value="15089.69" calcext:value-type="float">
            <text:p><text:s/>$15,089.69 </text:p>
          </table:table-cell>
          <table:table-cell table:formula="of:=IF([.B6];[.C5]+[.B6];&quot;&quot;)" office:value-type="float" office:value="28351.43" calcext:value-type="float">
            <text:p><text:s/>$28,351.43 </text:p>
          </table:table-cell>
          <table:table-cell office:value-type="string" calcext:value-type="string">
            <text:p>VASIX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9-04" calcext:value-type="date">
            <text:p>9/4/2020</text:p>
          </table:table-cell>
          <table:table-cell office:value-type="float" office:value="0.12" calcext:value-type="float">
            <text:p><text:s/>$0.12 </text:p>
          </table:table-cell>
          <table:table-cell table:formula="of:=IF([.B7];[.C6]+[.B7];&quot;&quot;)" office:value-type="float" office:value="28351.55" calcext:value-type="float">
            <text:p><text:s/>$28,351.55 </text:p>
          </table:table-cell>
          <table:table-cell office:value-type="string" calcext:value-type="string">
            <text:p>divvie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9-29" calcext:value-type="date">
            <text:p>9/29/2020</text:p>
          </table:table-cell>
          <table:table-cell office:value-type="float" office:value="425" calcext:value-type="float">
            <text:p><text:s/>$425.00 </text:p>
          </table:table-cell>
          <table:table-cell table:formula="of:=IF([.B8];[.C7]+[.B8];&quot;&quot;)" office:value-type="float" office:value="28776.55" calcext:value-type="float">
            <text:p><text:s/>$28,776.55 </text:p>
          </table:table-cell>
          <table:table-cell office:value-type="string" calcext:value-type="string">
            <text:p>for aapl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09-30" calcext:value-type="date">
            <text:p>9/30/2020</text:p>
          </table:table-cell>
          <table:table-cell office:value-type="float" office:value="7.95" calcext:value-type="float">
            <text:p><text:s/>$7.95 </text:p>
          </table:table-cell>
          <table:table-cell table:formula="of:=IF([.B9];[.C8]+[.B9];&quot;&quot;)" office:value-type="float" office:value="28784.5" calcext:value-type="float">
            <text:p><text:s/>$28,784.50 </text:p>
          </table:table-cell>
          <table:table-cell office:value-type="string" calcext:value-type="string">
            <text:p>osxq divvie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0-04" calcext:value-type="date">
            <text:p>10/4/2020</text:p>
          </table:table-cell>
          <table:table-cell office:value-type="float" office:value="5240" calcext:value-type="float">
            <text:p><text:s/>$5,240.00 </text:p>
          </table:table-cell>
          <table:table-cell table:formula="of:=IF([.B10];[.C9]+[.B10];&quot;&quot;)" office:value-type="float" office:value="34024.5" calcext:value-type="float">
            <text:p><text:s/>$34,024.50 </text:p>
          </table:table-cell>
          <table:table-cell office:value-type="string" calcext:value-type="string">
            <text:p>for intel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0-15" calcext:value-type="date">
            <text:p>10/15/2020</text:p>
          </table:table-cell>
          <table:table-cell office:value-type="float" office:value="0.21" calcext:value-type="float">
            <text:p><text:s/>$0.21 </text:p>
          </table:table-cell>
          <table:table-cell table:formula="of:=IF([.B11];[.C10]+[.B11];&quot;&quot;)" office:value-type="float" office:value="34024.71" calcext:value-type="float">
            <text:p><text:s/>$34,024.71 </text:p>
          </table:table-cell>
          <table:table-cell office:value-type="string" calcext:value-type="string">
            <text:p>interest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0-19" calcext:value-type="date">
            <text:p>10/19/2020</text:p>
          </table:table-cell>
          <table:table-cell office:value-type="float" office:value="10069.15" calcext:value-type="float">
            <text:p><text:s/>$10,069.15 </text:p>
          </table:table-cell>
          <table:table-cell table:formula="of:=IF([.B12];[.C11]+[.B12];&quot;&quot;)" office:value-type="float" office:value="44093.86" calcext:value-type="float">
            <text:p><text:s/>$44,093.86 </text:p>
          </table:table-cell>
          <table:table-cell office:value-type="string" calcext:value-type="string">
            <text:p>for apple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0-30" calcext:value-type="date">
            <text:p>10/30/2020</text:p>
          </table:table-cell>
          <table:table-cell office:value-type="float" office:value="7.95" calcext:value-type="float">
            <text:p><text:s/>$7.95 </text:p>
          </table:table-cell>
          <table:table-cell table:formula="of:=IF([.B13];[.C12]+[.B13];&quot;&quot;)" office:value-type="float" office:value="44101.81" calcext:value-type="float">
            <text:p><text:s/>$44,101.81 </text:p>
          </table:table-cell>
          <table:table-cell office:value-type="string" calcext:value-type="string">
            <text:p>osxq divvie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0-30" calcext:value-type="date">
            <text:p>10/30/2020</text:p>
          </table:table-cell>
          <table:table-cell office:value-type="float" office:value="4" calcext:value-type="float">
            <text:p><text:s/>$4.00 </text:p>
          </table:table-cell>
          <table:table-cell table:formula="of:=IF([.B14];[.C13]+[.B14];&quot;&quot;)" office:value-type="float" office:value="44105.81" calcext:value-type="float">
            <text:p><text:s/>$44,105.81 </text:p>
          </table:table-cell>
          <table:table-cell office:value-type="string" calcext:value-type="string">
            <text:p>ge divvie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09" calcext:value-type="date">
            <text:p>11/9/2020</text:p>
          </table:table-cell>
          <table:table-cell office:value-type="float" office:value="2500" calcext:value-type="float">
            <text:p><text:s/>$2,500.00 </text:p>
          </table:table-cell>
          <table:table-cell table:formula="of:=IF([.B15];[.C14]+[.B15];&quot;&quot;)" office:value-type="float" office:value="46605.81" calcext:value-type="float">
            <text:p><text:s/>$46,605.81 </text:p>
          </table:table-cell>
          <table:table-cell office:value-type="string" calcext:value-type="string">
            <text:p>FOR DRUGS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10" calcext:value-type="date">
            <text:p>11/10/2020</text:p>
          </table:table-cell>
          <table:table-cell office:value-type="float" office:value="612.89" calcext:value-type="float">
            <text:p><text:s/>$612.89 </text:p>
          </table:table-cell>
          <table:table-cell table:formula="of:=IF([.B16];[.C15]+[.B16];&quot;&quot;)" office:value-type="float" office:value="47218.7" calcext:value-type="float">
            <text:p><text:s/>$47,218.70 </text:p>
          </table:table-cell>
          <table:table-cell office:value-type="string" calcext:value-type="string">
            <text:p>Sold osxq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12" calcext:value-type="date">
            <text:p>11/12/2020</text:p>
          </table:table-cell>
          <table:table-cell office:value-type="float" office:value="20.5" calcext:value-type="float">
            <text:p><text:s/>$20.50 </text:p>
          </table:table-cell>
          <table:table-cell table:formula="of:=IF([.B17];[.C16]+[.B17];&quot;&quot;)" office:value-type="float" office:value="47239.2" calcext:value-type="float">
            <text:p><text:s/>$47,239.20 </text:p>
          </table:table-cell>
          <table:table-cell office:value-type="string" calcext:value-type="string">
            <text:p>AAPL divvie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14" calcext:value-type="date">
            <text:p>11/14/2020</text:p>
          </table:table-cell>
          <table:table-cell office:value-type="float" office:value="30" calcext:value-type="float">
            <text:p><text:s/>$30.00 </text:p>
          </table:table-cell>
          <table:table-cell table:formula="of:=IF([.B18];[.C17]+[.B18];&quot;&quot;)" office:value-type="float" office:value="47269.2" calcext:value-type="float">
            <text:p><text:s/>$47,269.20 </text:p>
          </table:table-cell>
          <table:table-cell office:value-type="string" calcext:value-type="string">
            <text:p>failed transfer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19" calcext:value-type="date">
            <text:p>11/19/2020</text:p>
          </table:table-cell>
          <table:table-cell office:value-type="float" office:value="3028" calcext:value-type="float">
            <text:p><text:s/>$3,028.00 </text:p>
          </table:table-cell>
          <table:table-cell table:formula="of:=IF([.B19];[.C18]+[.B19];&quot;&quot;)" office:value-type="float" office:value="50297.2" calcext:value-type="float">
            <text:p><text:s/>$50,297.20 </text:p>
          </table:table-cell>
          <table:table-cell office:value-type="string" calcext:value-type="string">
            <text:p>transfer</text:p>
          </table:table-cell>
          <table:table-cell table:number-columns-repeated="1020"/>
        </table:table-row>
        <table:table-row table:style-name="ro2">
          <table:table-cell table:style-name="ce242" office:value-type="date" office:date-value="2020-11-19" calcext:value-type="date">
            <text:p>11/19/2020</text:p>
          </table:table-cell>
          <table:table-cell office:value-type="float" office:value="6.54" calcext:value-type="float">
            <text:p><text:s/>$6.54 </text:p>
          </table:table-cell>
          <table:table-cell table:formula="of:=IF([.B20];[.C19]+[.B20];&quot;&quot;)" office:value-type="float" office:value="50303.74" calcext:value-type="float">
            <text:p><text:s/>$50,303.74 </text:p>
          </table:table-cell>
          <table:table-cell office:value-type="string" calcext:value-type="string">
            <text:p>PFE/vrts divvie</text:p>
          </table:table-cell>
          <table:table-cell table:number-columns-repeated="1020"/>
        </table:table-row>
        <table:table-row table:style-name="ro2">
          <table:table-cell table:style-name="ce244" office:value-type="date" office:date-value="2020-11-30" calcext:value-type="date">
            <text:p>11/30/20</text:p>
          </table:table-cell>
          <table:table-cell office:value-type="float" office:value="2250" calcext:value-type="float">
            <text:p><text:s/>$2,250.00 </text:p>
          </table:table-cell>
          <table:table-cell table:formula="of:=IF([.B21];[.C20]+[.B21];&quot;&quot;)" office:value-type="float" office:value="52553.74" calcext:value-type="float">
            <text:p><text:s/>$52,553.74 </text:p>
          </table:table-cell>
          <table:table-cell office:value-type="string" calcext:value-type="string">
            <text:p>FOR PLTR</text:p>
          </table:table-cell>
          <table:table-cell table:number-columns-repeated="1020"/>
        </table:table-row>
        <table:table-row table:style-name="ro2">
          <table:table-cell table:style-name="ce244" office:value-type="date" office:date-value="2020-11-30" calcext:value-type="date">
            <text:p>11/30/20</text:p>
          </table:table-cell>
          <table:table-cell office:value-type="float" office:value="33" calcext:value-type="float">
            <text:p><text:s/>$33.00 </text:p>
          </table:table-cell>
          <table:table-cell table:formula="of:=IF([.B22];[.C21]+[.B22];&quot;&quot;)" office:value-type="float" office:value="52586.74" calcext:value-type="float">
            <text:p><text:s/>$52,586.74 </text:p>
          </table:table-cell>
          <table:table-cell office:value-type="string" calcext:value-type="string">
            <text:p>INC divvie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essimations" table:style-name="ta1">
        <table:table-column table:style-name="co23" table:default-cell-style-name="ce137"/>
        <table:table-column table:style-name="co46" table:default-cell-style-name="ce137"/>
        <table:table-column table:style-name="co47" table:default-cell-style-name="ce137"/>
        <table:table-column table:style-name="co22" table:default-cell-style-name="ce137"/>
        <table:table-column table:style-name="co11" table:number-columns-repeated="2" table:default-cell-style-name="ce137"/>
        <table:table-column table:style-name="co48" table:default-cell-style-name="ce137"/>
        <table:table-column table:style-name="co49" table:default-cell-style-name="ce137"/>
        <table:table-column table:style-name="co48" table:default-cell-style-name="ce137"/>
        <table:table-column table:style-name="co50" table:number-columns-repeated="3" table:default-cell-style-name="ce137"/>
        <table:table-column table:style-name="co5" table:number-columns-repeated="52" table:default-cell-style-name="ce137"/>
        <table:table-row table:style-name="ro2">
          <table:table-cell table:style-name="ce162" office:value-type="string" calcext:value-type="string">
            <text:p>Current principle</text:p>
          </table:table-cell>
          <table:table-cell table:style-name="ce162" office:value-type="string" calcext:value-type="string">
            <text:p>Current avg weekly gain</text:p>
          </table:table-cell>
          <table:table-cell table:style-name="ce162" office:value-type="string" calcext:value-type="string">
            <text:p>total after 1 year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10" calcext:value-type="float">
            <text:p>10</text:p>
          </table:table-cell>
          <table:table-cell table:number-columns-repeated="52"/>
        </table:table-row>
        <table:table-row table:style-name="ro2">
          <table:table-cell table:style-name="ce177" table:formula="of:=[summary.B2]" office:value-type="float" office:value="52586.74" calcext:value-type="float">
            <text:p><text:s/>$52,586.74 </text:p>
          </table:table-cell>
          <table:table-cell table:style-name="ce237" table:formula="of:=[weekly.R2]" office:value-type="percentage" office:value="0.0130429889783149" calcext:value-type="percentage">
            <text:p>1.30%</text:p>
          </table:table-cell>
          <table:table-cell table:style-name="ce177" table:formula="of:=[.A2]*POWER(1+([.B2]);52)" office:value-type="float" office:value="103163.427237945" calcext:value-type="float">
            <text:p><text:s/>$103,163.43 </text:p>
          </table:table-cell>
          <table:table-cell table:style-name="ce177" table:formula="of:=[.A2]*POWER(1+([.B2]);52*[.D1])" office:value-type="float" office:value="202383.580337531" calcext:value-type="float">
            <text:p><text:s/>$202,383.58 </text:p>
          </table:table-cell>
          <table:table-cell table:style-name="ce177" table:formula="of:=[.A2]*POWER(1+([.B2]);52*[.E1])" office:value-type="float" office:value="397031.338400247" calcext:value-type="float">
            <text:p><text:s/>$397,031.34 </text:p>
          </table:table-cell>
          <table:table-cell table:style-name="ce177" table:formula="of:=[.A2]*POWER(1+([.B2]);52*[.F1])" office:value-type="float" office:value="778886.722969288" calcext:value-type="float">
            <text:p><text:s/>$778,886.72 </text:p>
          </table:table-cell>
          <table:table-cell table:style-name="ce177" table:formula="of:=[.A2]*POWER(1+([.B2]);52*[.G1])" office:value-type="float" office:value="1528001.61735913" calcext:value-type="float">
            <text:p><text:s/>$1,528,001.62 </text:p>
          </table:table-cell>
          <table:table-cell table:style-name="ce177" table:formula="of:=[.A2]*POWER(1+([.B2]);52*[.H1])" office:value-type="float" office:value="2997597.56303379" calcext:value-type="float">
            <text:p><text:s/>$2,997,597.56 </text:p>
          </table:table-cell>
          <table:table-cell table:style-name="ce177" table:formula="of:=[.A2]*POWER(1+([.B2]);52*[.I1])" office:value-type="float" office:value="5880616.25578385" calcext:value-type="float">
            <text:p><text:s/>$5,880,616.26 </text:p>
          </table:table-cell>
          <table:table-cell table:style-name="ce177" table:formula="of:=[.A2]*POWER(1+([.B2]);52*[.J1])" office:value-type="float" office:value="11536454.3840869" calcext:value-type="float">
            <text:p><text:s/>$11,536,454.38 </text:p>
          </table:table-cell>
          <table:table-cell table:style-name="ce177" table:formula="of:=[.A2]*POWER(1+([.B2]);52*[.K1])" office:value-type="float" office:value="22631944.3349526" calcext:value-type="float">
            <text:p><text:s/>$22,631,944.33 </text:p>
          </table:table-cell>
          <table:table-cell table:style-name="ce177" table:formula="of:=[.A2]*POWER(1+([.B2]);52*[.L1])" office:value-type="float" office:value="44398815.0368726" calcext:value-type="float">
            <text:p><text:s/>$44,398,815.04 </text:p>
          </table:table-cell>
          <table:table-cell table:number-columns-repeated="52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$</number:text>
      <number:number number:decimal-places="2" loext:min-decimal-places="2" number:min-integer-digits="1" number:grouping="true"/>
      <number:text> </number:text>
    </number:number-style>
    <number:number-style style:name="N122">
      <number:text> $(</number:text>
      <number:number number:decimal-places="2" loext:min-decimal-places="2" number:min-integer-digits="1" number:grouping="true"/>
      <number:text>)</number:text>
    </number:number-style>
    <number:number-style style:name="N123">
      <number:text> $-</number:text>
      <number:number number:decimal-places="0" loext:min-decimal-places="0" number:min-integer-digits="0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26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7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1" loext:min-decimal-places="1" number:min-integer-digits="1"/>
    </number:number-style>
    <number:number-style style:name="N129">
      <number:text> </number:text>
      <number:number number:decimal-places="2" loext:min-decimal-places="2" number:min-integer-digits="1" number:grouping="true"/>
      <number:text> </number:text>
    </number:number-style>
    <number:number-style style:name="N130">
      <number:text> (</number:text>
      <number:number number:decimal-places="2" loext:min-decimal-places="2" number:min-integer-digits="1" number:grouping="true"/>
      <number:text>)</number:text>
    </number:number-style>
    <number:number-style style:name="N131">
      <number:text>-</number:text>
      <number:number number:decimal-places="0" loext:min-decimal-places="0" number:min-integer-digits="0"/>
      <number:text> </number:text>
    </number:number-style>
    <number:number-style style:name="N13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3" loext:min-decimal-places="3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ffd966" style:vertical-align="automatic"/>
    </style:style>
    <style:style style:name="Excel_20_Built-in_20_Accent1" style:display-name="Excel Built-in Accent1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urrency" style:display-name="Excel Built-in Currency" style:family="table-cell" style:parent-style-name="Default" style:data-style-name="N124">
      <style:table-cell-properties fo:background-color="transparent" style:vertical-align="automatic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3:31:03.305143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Elliot</meta:initial-creator>
    <meta:creation-date>2015-06-05T18:17:20Z</meta:creation-date>
    <dc:date>2020-12-08T13:31:30.954399583</dc:date>
    <meta:editing-cycles>22</meta:editing-cycles>
    <meta:editing-duration>PT2H21M24S</meta:editing-duration>
    <meta:document-statistic meta:table-count="7" meta:cell-count="61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